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EZ_OPENDATA_20193_20190325" table:style-name="ta1">
        <table:table-column table:style-name="co1" table:number-columns-repeated="16384" table:default-cell-style-name="ce1"/>
        <table:table-row table:style-name="ro1">
          <table:table-cell office:value-type="float" office:value="1240862" table:style-name="ce1">
            <text:p>1240862</text:p>
          </table:table-cell>
          <table:table-cell office:value-type="string" table:style-name="ce1">
            <text:p>01.01.2019,14:42</text:p>
          </table:table-cell>
          <table:table-cell office:value-type="float" office:value="20.428694" table:style-name="ce1">
            <text:p>20.428694</text:p>
          </table:table-cell>
          <table:table-cell office:value-type="float" office:value="44.678412999999999" table:style-name="ce1">
            <text:p>44.67841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3635" table:style-name="ce1">
            <text:p>1243635</text:p>
          </table:table-cell>
          <table:table-cell office:value-type="string" table:style-name="ce1">
            <text:p>01.01.2019,04:15</text:p>
          </table:table-cell>
          <table:table-cell office:value-type="float" office:value="20.496509" table:style-name="ce1">
            <text:p>20.496509</text:p>
          </table:table-cell>
          <table:table-cell office:value-type="float" office:value="44.810187999999997" table:style-name="ce1">
            <text:p>44.81018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0795" table:style-name="ce1">
            <text:p>1240795</text:p>
          </table:table-cell>
          <table:table-cell office:value-type="string" table:style-name="ce1">
            <text:p>01.01.2019,21:05</text:p>
          </table:table-cell>
          <table:table-cell office:value-type="float" office:value="20.469189" table:style-name="ce1">
            <text:p>20.469189</text:p>
          </table:table-cell>
          <table:table-cell office:value-type="float" office:value="44.793757999999997" table:style-name="ce1">
            <text:p>44.79375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0864" table:style-name="ce1">
            <text:p>1240864</text:p>
          </table:table-cell>
          <table:table-cell office:value-type="string" table:style-name="ce1">
            <text:p>01.01.2019,16:50</text:p>
          </table:table-cell>
          <table:table-cell office:value-type="float" office:value="20.453620000000001" table:style-name="ce1">
            <text:p>20.45362</text:p>
          </table:table-cell>
          <table:table-cell office:value-type="float" office:value="44.796509999999998" table:style-name="ce1">
            <text:p>44.7965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024" table:style-name="ce1">
            <text:p>1241024</text:p>
          </table:table-cell>
          <table:table-cell office:value-type="string" table:style-name="ce1">
            <text:p>01.01.2019,21:20</text:p>
          </table:table-cell>
          <table:table-cell office:value-type="float" office:value="20.47709" table:style-name="ce1">
            <text:p>20.47709</text:p>
          </table:table-cell>
          <table:table-cell office:value-type="float" office:value="44.816110000000002" table:style-name="ce1">
            <text:p>44.8161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0715" table:style-name="ce1">
            <text:p>1240715</text:p>
          </table:table-cell>
          <table:table-cell office:value-type="string" table:style-name="ce1">
            <text:p>01.01.2019,01:50</text:p>
          </table:table-cell>
          <table:table-cell office:value-type="float" office:value="20.260190000000001" table:style-name="ce1">
            <text:p>20.26019</text:p>
          </table:table-cell>
          <table:table-cell office:value-type="float" office:value="44.29909" table:style-name="ce1">
            <text:p>44.2990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608" table:style-name="ce1">
            <text:p>1241608</text:p>
          </table:table-cell>
          <table:table-cell office:value-type="string" table:style-name="ce1">
            <text:p>01.01.2019,05:30</text:p>
          </table:table-cell>
          <table:table-cell office:value-type="float" office:value="20.452670000000001" table:style-name="ce1">
            <text:p>20.45267</text:p>
          </table:table-cell>
          <table:table-cell office:value-type="float" office:value="44.882390000000001" table:style-name="ce1">
            <text:p>44.8823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0799" table:style-name="ce1">
            <text:p>1240799</text:p>
          </table:table-cell>
          <table:table-cell office:value-type="string" table:style-name="ce1">
            <text:p>01.01.2019,19:15</text:p>
          </table:table-cell>
          <table:table-cell office:value-type="float" office:value="20.498702000000002" table:style-name="ce1">
            <text:p>20.498702</text:p>
          </table:table-cell>
          <table:table-cell office:value-type="float" office:value="44.753098999999999" table:style-name="ce1">
            <text:p>44.75309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0770" table:style-name="ce1">
            <text:p>1240770</text:p>
          </table:table-cell>
          <table:table-cell office:value-type="string" table:style-name="ce1">
            <text:p>01.01.2019,17:00</text:p>
          </table:table-cell>
          <table:table-cell office:value-type="float" office:value="20.439129999999999" table:style-name="ce1">
            <text:p>20.43913</text:p>
          </table:table-cell>
          <table:table-cell office:value-type="float" office:value="44.745229999999999" table:style-name="ce1">
            <text:p>44.7452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0788" table:style-name="ce1">
            <text:p>1240788</text:p>
          </table:table-cell>
          <table:table-cell office:value-type="string" table:style-name="ce1">
            <text:p>01.01.2019,22:30</text:p>
          </table:table-cell>
          <table:table-cell office:value-type="float" office:value="20.359470000000002" table:style-name="ce1">
            <text:p>20.35947</text:p>
          </table:table-cell>
          <table:table-cell office:value-type="float" office:value="44.80771" table:style-name="ce1">
            <text:p>44.8077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čeoni sudar</text:p>
          </table:table-cell>
          <table:table-cell table:number-columns-repeated="16377"/>
        </table:table-row>
        <table:table-row table:style-name="ro1">
          <table:table-cell office:value-type="float" office:value="1240716" table:style-name="ce1">
            <text:p>1240716</text:p>
          </table:table-cell>
          <table:table-cell office:value-type="string" table:style-name="ce1">
            <text:p>01.01.2019,03:30</text:p>
          </table:table-cell>
          <table:table-cell office:value-type="float" office:value="20.275310000000001" table:style-name="ce1">
            <text:p>20.27531</text:p>
          </table:table-cell>
          <table:table-cell office:value-type="float" office:value="44.416510000000002" table:style-name="ce1">
            <text:p>44.4165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i prevrtanjem</text:p>
          </table:table-cell>
          <table:table-cell table:number-columns-repeated="16377"/>
        </table:table-row>
        <table:table-row table:style-name="ro1">
          <table:table-cell office:value-type="float" office:value="1240762" table:style-name="ce1">
            <text:p>1240762</text:p>
          </table:table-cell>
          <table:table-cell office:value-type="string" table:style-name="ce1">
            <text:p>01.01.2019,17:40</text:p>
          </table:table-cell>
          <table:table-cell office:value-type="float" office:value="20.527353999999999" table:style-name="ce1">
            <text:p>20.527354</text:p>
          </table:table-cell>
          <table:table-cell office:value-type="float" office:value="44.778810999999997" table:style-name="ce1">
            <text:p>44.77881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1602" table:style-name="ce1">
            <text:p>1241602</text:p>
          </table:table-cell>
          <table:table-cell office:value-type="string" table:style-name="ce1">
            <text:p>01.01.2019,10:00</text:p>
          </table:table-cell>
          <table:table-cell office:value-type="float" office:value="20.057369999999999" table:style-name="ce1">
            <text:p>20.05737</text:p>
          </table:table-cell>
          <table:table-cell office:value-type="float" office:value="44.663629999999998" table:style-name="ce1">
            <text:p>44.6636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1798" table:style-name="ce1">
            <text:p>1241798</text:p>
          </table:table-cell>
          <table:table-cell office:value-type="string" table:style-name="ce1">
            <text:p>01.01.2019,10:00</text:p>
          </table:table-cell>
          <table:table-cell office:value-type="float" office:value="20.47589" table:style-name="ce1">
            <text:p>20.47589</text:p>
          </table:table-cell>
          <table:table-cell office:value-type="float" office:value="44.771850000000001" table:style-name="ce1">
            <text:p>44.7718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1143" table:style-name="ce1">
            <text:p>1241143</text:p>
          </table:table-cell>
          <table:table-cell office:value-type="string" table:style-name="ce1">
            <text:p>01.01.2019,16:05</text:p>
          </table:table-cell>
          <table:table-cell office:value-type="float" office:value="20.411598999999999" table:style-name="ce1">
            <text:p>20.411599</text:p>
          </table:table-cell>
          <table:table-cell office:value-type="float" office:value="44.774872000000002" table:style-name="ce1">
            <text:p>44.77487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0857" table:style-name="ce1">
            <text:p>1240857</text:p>
          </table:table-cell>
          <table:table-cell office:value-type="string" table:style-name="ce1">
            <text:p>01.01.2019,16:30</text:p>
          </table:table-cell>
          <table:table-cell office:value-type="float" office:value="20.500229000000001" table:style-name="ce1">
            <text:p>20.500229</text:p>
          </table:table-cell>
          <table:table-cell office:value-type="float" office:value="44.721012999999999" table:style-name="ce1">
            <text:p>44.72101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sa kolovoza u krivini</text:p>
          </table:table-cell>
          <table:table-cell table:number-columns-repeated="16377"/>
        </table:table-row>
        <table:table-row table:style-name="ro1">
          <table:table-cell office:value-type="float" office:value="1240893" table:style-name="ce1">
            <text:p>1240893</text:p>
          </table:table-cell>
          <table:table-cell office:value-type="string" table:style-name="ce1">
            <text:p>01.01.2019,01:00</text:p>
          </table:table-cell>
          <table:table-cell office:value-type="float" office:value="20.448325000000001" table:style-name="ce1">
            <text:p>20.448325</text:p>
          </table:table-cell>
          <table:table-cell office:value-type="float" office:value="44.794165999999997" table:style-name="ce1">
            <text:p>44.79416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sa kolovoza u krivini</text:p>
          </table:table-cell>
          <table:table-cell table:number-columns-repeated="16377"/>
        </table:table-row>
        <table:table-row table:style-name="ro1">
          <table:table-cell office:value-type="float" office:value="1240905" table:style-name="ce1">
            <text:p>1240905</text:p>
          </table:table-cell>
          <table:table-cell office:value-type="string" table:style-name="ce1">
            <text:p>01.01.2019,04:15</text:p>
          </table:table-cell>
          <table:table-cell office:value-type="float" office:value="20.474381999999999" table:style-name="ce1">
            <text:p>20.474382</text:p>
          </table:table-cell>
          <table:table-cell office:value-type="float" office:value="44.817144999999996" table:style-name="ce1">
            <text:p>44.81714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40791" table:style-name="ce1">
            <text:p>1240791</text:p>
          </table:table-cell>
          <table:table-cell office:value-type="string" table:style-name="ce1">
            <text:p>01.01.2019,21:00</text:p>
          </table:table-cell>
          <table:table-cell office:value-type="float" office:value="20.541618" table:style-name="ce1">
            <text:p>20.541618</text:p>
          </table:table-cell>
          <table:table-cell office:value-type="float" office:value="44.696061" table:style-name="ce1">
            <text:p>44.69606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41252" table:style-name="ce1">
            <text:p>1241252</text:p>
          </table:table-cell>
          <table:table-cell office:value-type="string" table:style-name="ce1">
            <text:p>01.01.2019,23:00</text:p>
          </table:table-cell>
          <table:table-cell office:value-type="float" office:value="20.408480000000001" table:style-name="ce1">
            <text:p>20.40848</text:p>
          </table:table-cell>
          <table:table-cell office:value-type="float" office:value="44.773110000000003" table:style-name="ce1">
            <text:p>44.7731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0855" table:style-name="ce1">
            <text:p>1240855</text:p>
          </table:table-cell>
          <table:table-cell office:value-type="string" table:style-name="ce1">
            <text:p>01.01.2019,09:30</text:p>
          </table:table-cell>
          <table:table-cell office:value-type="float" office:value="20.501356000000001" table:style-name="ce1">
            <text:p>20.501356</text:p>
          </table:table-cell>
          <table:table-cell office:value-type="float" office:value="44.783313999999997" table:style-name="ce1">
            <text:p>44.78331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0717" table:style-name="ce1">
            <text:p>1240717</text:p>
          </table:table-cell>
          <table:table-cell office:value-type="string" table:style-name="ce1">
            <text:p>01.01.2019,05:30</text:p>
          </table:table-cell>
          <table:table-cell office:value-type="float" office:value="20.37642" table:style-name="ce1">
            <text:p>20.37642</text:p>
          </table:table-cell>
          <table:table-cell office:value-type="float" office:value="44.722410000000004" table:style-name="ce1">
            <text:p>44.7224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se kreće duž kolovoza u smeru kretanja vozila</text:p>
          </table:table-cell>
          <table:table-cell table:number-columns-repeated="16377"/>
        </table:table-row>
        <table:table-row table:style-name="ro1">
          <table:table-cell office:value-type="float" office:value="1240935" table:style-name="ce1">
            <text:p>1240935</text:p>
          </table:table-cell>
          <table:table-cell office:value-type="string" table:style-name="ce1">
            <text:p>01.01.2019,04:05</text:p>
          </table:table-cell>
          <table:table-cell office:value-type="float" office:value="20.576204000000001" table:style-name="ce1">
            <text:p>20.576204</text:p>
          </table:table-cell>
          <table:table-cell office:value-type="float" office:value="44.756495999999999" table:style-name="ce1">
            <text:p>44.75649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se kreće duž kolovoza u smeru kretanja vozila</text:p>
          </table:table-cell>
          <table:table-cell table:number-columns-repeated="16377"/>
        </table:table-row>
        <table:table-row table:style-name="ro1">
          <table:table-cell office:value-type="float" office:value="1241918" table:style-name="ce1">
            <text:p>1241918</text:p>
          </table:table-cell>
          <table:table-cell office:value-type="string" table:style-name="ce1">
            <text:p>01.01.2019,03:50</text:p>
          </table:table-cell>
          <table:table-cell office:value-type="float" office:value="20.456299999999999" table:style-name="ce1">
            <text:p>20.4563</text:p>
          </table:table-cell>
          <table:table-cell office:value-type="float" office:value="44.770269999999996" table:style-name="ce1">
            <text:p>44.7702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0714" table:style-name="ce1">
            <text:p>1240714</text:p>
          </table:table-cell>
          <table:table-cell office:value-type="string" table:style-name="ce1">
            <text:p>01.01.2019,04:30</text:p>
          </table:table-cell>
          <table:table-cell office:value-type="float" office:value="20.470575" table:style-name="ce1">
            <text:p>20.470575</text:p>
          </table:table-cell>
          <table:table-cell office:value-type="float" office:value="44.821641999999997" table:style-name="ce1">
            <text:p>44.82164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0977" table:style-name="ce1">
            <text:p>1240977</text:p>
          </table:table-cell>
          <table:table-cell office:value-type="string" table:style-name="ce1">
            <text:p>01.01.2019,02:20</text:p>
          </table:table-cell>
          <table:table-cell office:value-type="float" office:value="20.40551" table:style-name="ce1">
            <text:p>20.40551</text:p>
          </table:table-cell>
          <table:table-cell office:value-type="float" office:value="44.759680000000003" table:style-name="ce1">
            <text:p>44.7596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0727" table:style-name="ce1">
            <text:p>1240727</text:p>
          </table:table-cell>
          <table:table-cell office:value-type="string" table:style-name="ce1">
            <text:p>01.01.2019,08:10</text:p>
          </table:table-cell>
          <table:table-cell office:value-type="float" office:value="20.253031" table:style-name="ce1">
            <text:p>20.253031</text:p>
          </table:table-cell>
          <table:table-cell office:value-type="float" office:value="44.781751" table:style-name="ce1">
            <text:p>44.78175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0909" table:style-name="ce1">
            <text:p>1240909</text:p>
          </table:table-cell>
          <table:table-cell office:value-type="string" table:style-name="ce1">
            <text:p>01.01.2019,04:00</text:p>
          </table:table-cell>
          <table:table-cell office:value-type="float" office:value="20.478739999999998" table:style-name="ce1">
            <text:p>20.47874</text:p>
          </table:table-cell>
          <table:table-cell office:value-type="float" office:value="44.792076000000002" table:style-name="ce1">
            <text:p>44.79207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2214" table:style-name="ce1">
            <text:p>1242214</text:p>
          </table:table-cell>
          <table:table-cell office:value-type="string" table:style-name="ce1">
            <text:p>01.01.2019,01:20</text:p>
          </table:table-cell>
          <table:table-cell office:value-type="float" office:value="20.700488" table:style-name="ce1">
            <text:p>20.700488</text:p>
          </table:table-cell>
          <table:table-cell office:value-type="float" office:value="44.443716000000002" table:style-name="ce1">
            <text:p>44.44371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1916" table:style-name="ce1">
            <text:p>1241916</text:p>
          </table:table-cell>
          <table:table-cell office:value-type="string" table:style-name="ce1">
            <text:p>01.01.2019,09:45</text:p>
          </table:table-cell>
          <table:table-cell office:value-type="float" office:value="20.451350000000001" table:style-name="ce1">
            <text:p>20.45135</text:p>
          </table:table-cell>
          <table:table-cell office:value-type="float" office:value="44.699950000000001" table:style-name="ce1">
            <text:p>44.6999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0773" table:style-name="ce1">
            <text:p>1240773</text:p>
          </table:table-cell>
          <table:table-cell office:value-type="string" table:style-name="ce1">
            <text:p>01.01.2019,19:15</text:p>
          </table:table-cell>
          <table:table-cell office:value-type="float" office:value="20.444749999999999" table:style-name="ce1">
            <text:p>20.44475</text:p>
          </table:table-cell>
          <table:table-cell office:value-type="float" office:value="44.817459999999997" table:style-name="ce1">
            <text:p>44.8174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2454" table:style-name="ce1">
            <text:p>1242454</text:p>
          </table:table-cell>
          <table:table-cell office:value-type="string" table:style-name="ce1">
            <text:p>01.01.2019,08:10</text:p>
          </table:table-cell>
          <table:table-cell office:value-type="float" office:value="20.411612999999999" table:style-name="ce1">
            <text:p>20.411613</text:p>
          </table:table-cell>
          <table:table-cell office:value-type="float" office:value="44.774872000000002" table:style-name="ce1">
            <text:p>44.77487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555" table:style-name="ce1">
            <text:p>1243555</text:p>
          </table:table-cell>
          <table:table-cell office:value-type="string" table:style-name="ce1">
            <text:p>01.01.2019,22:10</text:p>
          </table:table-cell>
          <table:table-cell office:value-type="float" office:value="20.241643" table:style-name="ce1">
            <text:p>20.241643</text:p>
          </table:table-cell>
          <table:table-cell office:value-type="float" office:value="44.894806000000003" table:style-name="ce1">
            <text:p>44.89480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1008" table:style-name="ce1">
            <text:p>1241008</text:p>
          </table:table-cell>
          <table:table-cell office:value-type="string" table:style-name="ce1">
            <text:p>02.01.2019,11:05</text:p>
          </table:table-cell>
          <table:table-cell office:value-type="float" office:value="20.42624" table:style-name="ce1">
            <text:p>20.42624</text:p>
          </table:table-cell>
          <table:table-cell office:value-type="float" office:value="44.805190000000003" table:style-name="ce1">
            <text:p>44.8051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0875" table:style-name="ce1">
            <text:p>1240875</text:p>
          </table:table-cell>
          <table:table-cell office:value-type="string" table:style-name="ce1">
            <text:p>02.01.2019,21:54</text:p>
          </table:table-cell>
          <table:table-cell office:value-type="float" office:value="20.427807999999999" table:style-name="ce1">
            <text:p>20.427808</text:p>
          </table:table-cell>
          <table:table-cell office:value-type="float" office:value="44.816671999999997" table:style-name="ce1">
            <text:p>44.81667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2455" table:style-name="ce1">
            <text:p>1242455</text:p>
          </table:table-cell>
          <table:table-cell office:value-type="string" table:style-name="ce1">
            <text:p>02.01.2019,16:45</text:p>
          </table:table-cell>
          <table:table-cell office:value-type="float" office:value="20.438054000000001" table:style-name="ce1">
            <text:p>20.438054</text:p>
          </table:table-cell>
          <table:table-cell office:value-type="float" office:value="44.738463000000003" table:style-name="ce1">
            <text:p>44.73846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0840" table:style-name="ce1">
            <text:p>1240840</text:p>
          </table:table-cell>
          <table:table-cell office:value-type="string" table:style-name="ce1">
            <text:p>02.01.2019,12:15</text:p>
          </table:table-cell>
          <table:table-cell office:value-type="float" office:value="20.522158000000001" table:style-name="ce1">
            <text:p>20.522158</text:p>
          </table:table-cell>
          <table:table-cell office:value-type="float" office:value="44.774711000000003" table:style-name="ce1">
            <text:p>44.77471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0880" table:style-name="ce1">
            <text:p>1240880</text:p>
          </table:table-cell>
          <table:table-cell office:value-type="string" table:style-name="ce1">
            <text:p>02.01.2019,22:30</text:p>
          </table:table-cell>
          <table:table-cell office:value-type="float" office:value="20.408649" table:style-name="ce1">
            <text:p>20.408649</text:p>
          </table:table-cell>
          <table:table-cell office:value-type="float" office:value="44.772950000000002" table:style-name="ce1">
            <text:p>44.7729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0967" table:style-name="ce1">
            <text:p>1240967</text:p>
          </table:table-cell>
          <table:table-cell office:value-type="string" table:style-name="ce1">
            <text:p>02.01.2019,15:50</text:p>
          </table:table-cell>
          <table:table-cell office:value-type="float" office:value="20.404509999999998" table:style-name="ce1">
            <text:p>20.40451</text:p>
          </table:table-cell>
          <table:table-cell office:value-type="float" office:value="44.807960000000001" table:style-name="ce1">
            <text:p>44.8079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1457" table:style-name="ce1">
            <text:p>1241457</text:p>
          </table:table-cell>
          <table:table-cell office:value-type="string" table:style-name="ce1">
            <text:p>02.01.2019,23:00</text:p>
          </table:table-cell>
          <table:table-cell office:value-type="float" office:value="20.486924999999999" table:style-name="ce1">
            <text:p>20.486925</text:p>
          </table:table-cell>
          <table:table-cell office:value-type="float" office:value="44.772987000000001" table:style-name="ce1">
            <text:p>44.77298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0807" table:style-name="ce1">
            <text:p>1240807</text:p>
          </table:table-cell>
          <table:table-cell office:value-type="string" table:style-name="ce1">
            <text:p>02.01.2019,09:05</text:p>
          </table:table-cell>
          <table:table-cell office:value-type="float" office:value="20.52008" table:style-name="ce1">
            <text:p>20.52008</text:p>
          </table:table-cell>
          <table:table-cell office:value-type="float" office:value="44.816879999999998" table:style-name="ce1">
            <text:p>44.8168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3927" table:style-name="ce1">
            <text:p>1243927</text:p>
          </table:table-cell>
          <table:table-cell office:value-type="string" table:style-name="ce1">
            <text:p>02.01.2019,07:00</text:p>
          </table:table-cell>
          <table:table-cell office:value-type="float" office:value="20.407689999999999" table:style-name="ce1">
            <text:p>20.40769</text:p>
          </table:table-cell>
          <table:table-cell office:value-type="float" office:value="44.833170000000003" table:style-name="ce1">
            <text:p>44.8331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1673" table:style-name="ce1">
            <text:p>1241673</text:p>
          </table:table-cell>
          <table:table-cell office:value-type="string" table:style-name="ce1">
            <text:p>02.01.2019,15:00</text:p>
          </table:table-cell>
          <table:table-cell office:value-type="float" office:value="20.495170000000002" table:style-name="ce1">
            <text:p>20.49517</text:p>
          </table:table-cell>
          <table:table-cell office:value-type="float" office:value="44.817839999999997" table:style-name="ce1">
            <text:p>44.8178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0873" table:style-name="ce1">
            <text:p>1240873</text:p>
          </table:table-cell>
          <table:table-cell office:value-type="string" table:style-name="ce1">
            <text:p>02.01.2019,20:40</text:p>
          </table:table-cell>
          <table:table-cell office:value-type="float" office:value="20.418869999999998" table:style-name="ce1">
            <text:p>20.41887</text:p>
          </table:table-cell>
          <table:table-cell office:value-type="float" office:value="44.831670000000003" table:style-name="ce1">
            <text:p>44.8316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800" table:style-name="ce1">
            <text:p>1241800</text:p>
          </table:table-cell>
          <table:table-cell office:value-type="string" table:style-name="ce1">
            <text:p>02.01.2019,17:00</text:p>
          </table:table-cell>
          <table:table-cell office:value-type="float" office:value="20.464970000000001" table:style-name="ce1">
            <text:p>20.46497</text:p>
          </table:table-cell>
          <table:table-cell office:value-type="float" office:value="44.795780000000001" table:style-name="ce1">
            <text:p>44.7957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144" table:style-name="ce1">
            <text:p>1241144</text:p>
          </table:table-cell>
          <table:table-cell office:value-type="string" table:style-name="ce1">
            <text:p>02.01.2019,02:10</text:p>
          </table:table-cell>
          <table:table-cell office:value-type="float" office:value="20.460722000000001" table:style-name="ce1">
            <text:p>20.460722</text:p>
          </table:table-cell>
          <table:table-cell office:value-type="float" office:value="44.887563" table:style-name="ce1">
            <text:p>44.88756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1025" table:style-name="ce1">
            <text:p>1241025</text:p>
          </table:table-cell>
          <table:table-cell office:value-type="string" table:style-name="ce1">
            <text:p>02.01.2019,00:20</text:p>
          </table:table-cell>
          <table:table-cell office:value-type="float" office:value="20.50656" table:style-name="ce1">
            <text:p>20.50656</text:p>
          </table:table-cell>
          <table:table-cell office:value-type="float" office:value="44.790349999999997" table:style-name="ce1">
            <text:p>44.7903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i prevrtanjem</text:p>
          </table:table-cell>
          <table:table-cell table:number-columns-repeated="16377"/>
        </table:table-row>
        <table:table-row table:style-name="ro1">
          <table:table-cell office:value-type="float" office:value="1240868" table:style-name="ce1">
            <text:p>1240868</text:p>
          </table:table-cell>
          <table:table-cell office:value-type="string" table:style-name="ce1">
            <text:p>02.01.2019,20:20</text:p>
          </table:table-cell>
          <table:table-cell office:value-type="float" office:value="20.473704999999999" table:style-name="ce1">
            <text:p>20.473705</text:p>
          </table:table-cell>
          <table:table-cell office:value-type="float" office:value="44.779100999999997" table:style-name="ce1">
            <text:p>44.77910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0801" table:style-name="ce1">
            <text:p>1240801</text:p>
          </table:table-cell>
          <table:table-cell office:value-type="string" table:style-name="ce1">
            <text:p>02.01.2019,00:05</text:p>
          </table:table-cell>
          <table:table-cell office:value-type="float" office:value="20.489356999999998" table:style-name="ce1">
            <text:p>20.489357</text:p>
          </table:table-cell>
          <table:table-cell office:value-type="float" office:value="44.844182000000004" table:style-name="ce1">
            <text:p>44.84418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1358" table:style-name="ce1">
            <text:p>1241358</text:p>
          </table:table-cell>
          <table:table-cell office:value-type="string" table:style-name="ce1">
            <text:p>02.01.2019,04:30</text:p>
          </table:table-cell>
          <table:table-cell office:value-type="float" office:value="20.30349" table:style-name="ce1">
            <text:p>20.30349</text:p>
          </table:table-cell>
          <table:table-cell office:value-type="float" office:value="44.592669999999998" table:style-name="ce1">
            <text:p>44.5926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41242" table:style-name="ce1">
            <text:p>1241242</text:p>
          </table:table-cell>
          <table:table-cell office:value-type="string" table:style-name="ce1">
            <text:p>02.01.2019,13:00</text:p>
          </table:table-cell>
          <table:table-cell office:value-type="float" office:value="20.370128000000001" table:style-name="ce1">
            <text:p>20.370128</text:p>
          </table:table-cell>
          <table:table-cell office:value-type="float" office:value="44.841275000000003" table:style-name="ce1">
            <text:p>44.84127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suprotnim smerovima uz skretanje</text:p>
          </table:table-cell>
          <table:table-cell table:number-columns-repeated="16377"/>
        </table:table-row>
        <table:table-row table:style-name="ro1">
          <table:table-cell office:value-type="float" office:value="1242015" table:style-name="ce1">
            <text:p>1242015</text:p>
          </table:table-cell>
          <table:table-cell office:value-type="string" table:style-name="ce1">
            <text:p>02.01.2019,14:50</text:p>
          </table:table-cell>
          <table:table-cell office:value-type="float" office:value="20.525915000000001" table:style-name="ce1">
            <text:p>20.525915</text:p>
          </table:table-cell>
          <table:table-cell office:value-type="float" office:value="44.716155000000001" table:style-name="ce1">
            <text:p>44.71615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suprotnim smerovima uz skretanje</text:p>
          </table:table-cell>
          <table:table-cell table:number-columns-repeated="16377"/>
        </table:table-row>
        <table:table-row table:style-name="ro1">
          <table:table-cell office:value-type="float" office:value="1241542" table:style-name="ce1">
            <text:p>1241542</text:p>
          </table:table-cell>
          <table:table-cell office:value-type="string" table:style-name="ce1">
            <text:p>02.01.2019,17:00</text:p>
          </table:table-cell>
          <table:table-cell office:value-type="float" office:value="20.557390000000002" table:style-name="ce1">
            <text:p>20.55739</text:p>
          </table:table-cell>
          <table:table-cell office:value-type="float" office:value="44.564450000000001" table:style-name="ce1">
            <text:p>44.5644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3133" table:style-name="ce1">
            <text:p>1243133</text:p>
          </table:table-cell>
          <table:table-cell office:value-type="string" table:style-name="ce1">
            <text:p>02.01.2019,10:00</text:p>
          </table:table-cell>
          <table:table-cell office:value-type="float" office:value="20.369249" table:style-name="ce1">
            <text:p>20.369249</text:p>
          </table:table-cell>
          <table:table-cell office:value-type="float" office:value="44.809362999999998" table:style-name="ce1">
            <text:p>44.80936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0869" table:style-name="ce1">
            <text:p>1240869</text:p>
          </table:table-cell>
          <table:table-cell office:value-type="string" table:style-name="ce1">
            <text:p>02.01.2019,19:30</text:p>
          </table:table-cell>
          <table:table-cell office:value-type="float" office:value="20.481684000000001" table:style-name="ce1">
            <text:p>20.481684</text:p>
          </table:table-cell>
          <table:table-cell office:value-type="float" office:value="44.729104" table:style-name="ce1">
            <text:p>44.72910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0852" table:style-name="ce1">
            <text:p>1240852</text:p>
          </table:table-cell>
          <table:table-cell office:value-type="string" table:style-name="ce1">
            <text:p>02.01.2019,14:20</text:p>
          </table:table-cell>
          <table:table-cell office:value-type="float" office:value="20.65746" table:style-name="ce1">
            <text:p>20.65746</text:p>
          </table:table-cell>
          <table:table-cell office:value-type="float" office:value="44.490139999999997" table:style-name="ce1">
            <text:p>44.49014</text:p>
          </table:table-cell>
          <table:table-cell office:value-type="string" table:style-name="ce1">
            <text:p>Sa poginul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se kreće duž kolovoza suprotno od smera kretanja vozila</text:p>
          </table:table-cell>
          <table:table-cell table:number-columns-repeated="16377"/>
        </table:table-row>
        <table:table-row table:style-name="ro1">
          <table:table-cell office:value-type="float" office:value="1240886" table:style-name="ce1">
            <text:p>1240886</text:p>
          </table:table-cell>
          <table:table-cell office:value-type="string" table:style-name="ce1">
            <text:p>02.01.2019,23:00</text:p>
          </table:table-cell>
          <table:table-cell office:value-type="float" office:value="20.465710000000001" table:style-name="ce1">
            <text:p>20.46571</text:p>
          </table:table-cell>
          <table:table-cell office:value-type="float" office:value="44.787289999999999" table:style-name="ce1">
            <text:p>44.7872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sa skretanjem vozila udesno, u raskrsnici</text:p>
          </table:table-cell>
          <table:table-cell table:number-columns-repeated="16377"/>
        </table:table-row>
        <table:table-row table:style-name="ro1">
          <table:table-cell office:value-type="float" office:value="1241235" table:style-name="ce1">
            <text:p>1241235</text:p>
          </table:table-cell>
          <table:table-cell office:value-type="string" table:style-name="ce1">
            <text:p>02.01.2019,15:40</text:p>
          </table:table-cell>
          <table:table-cell office:value-type="float" office:value="20.482313999999999" table:style-name="ce1">
            <text:p>20.482314</text:p>
          </table:table-cell>
          <table:table-cell office:value-type="float" office:value="44.778457000000003" table:style-name="ce1">
            <text:p>44.77845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0881" table:style-name="ce1">
            <text:p>1240881</text:p>
          </table:table-cell>
          <table:table-cell office:value-type="string" table:style-name="ce1">
            <text:p>02.01.2019,18:00</text:p>
          </table:table-cell>
          <table:table-cell office:value-type="float" office:value="20.367239999999999" table:style-name="ce1">
            <text:p>20.36724</text:p>
          </table:table-cell>
          <table:table-cell office:value-type="float" office:value="44.842410000000001" table:style-name="ce1">
            <text:p>44.8424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2458" table:style-name="ce1">
            <text:p>1242458</text:p>
          </table:table-cell>
          <table:table-cell office:value-type="string" table:style-name="ce1">
            <text:p>02.01.2019,21:50</text:p>
          </table:table-cell>
          <table:table-cell office:value-type="float" office:value="20.380960000000002" table:style-name="ce1">
            <text:p>20.38096</text:p>
          </table:table-cell>
          <table:table-cell office:value-type="float" office:value="44.850960000000001" table:style-name="ce1">
            <text:p>44.8509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0891" table:style-name="ce1">
            <text:p>1240891</text:p>
          </table:table-cell>
          <table:table-cell office:value-type="string" table:style-name="ce1">
            <text:p>02.01.2019,17:00</text:p>
          </table:table-cell>
          <table:table-cell office:value-type="float" office:value="20.466922" table:style-name="ce1">
            <text:p>20.466922</text:p>
          </table:table-cell>
          <table:table-cell office:value-type="float" office:value="44.847349000000001" table:style-name="ce1">
            <text:p>44.84734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0820" table:style-name="ce1">
            <text:p>1240820</text:p>
          </table:table-cell>
          <table:table-cell office:value-type="string" table:style-name="ce1">
            <text:p>02.01.2019,10:00</text:p>
          </table:table-cell>
          <table:table-cell office:value-type="float" office:value="20.468350000000001" table:style-name="ce1">
            <text:p>20.46835</text:p>
          </table:table-cell>
          <table:table-cell office:value-type="float" office:value="44.796109999999999" table:style-name="ce1">
            <text:p>44.7961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0883" table:style-name="ce1">
            <text:p>1240883</text:p>
          </table:table-cell>
          <table:table-cell office:value-type="string" table:style-name="ce1">
            <text:p>02.01.2019,23:30</text:p>
          </table:table-cell>
          <table:table-cell office:value-type="float" office:value="20.46189" table:style-name="ce1">
            <text:p>20.46189</text:p>
          </table:table-cell>
          <table:table-cell office:value-type="float" office:value="44.823050000000002" table:style-name="ce1">
            <text:p>44.8230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1000" table:style-name="ce1">
            <text:p>1241000</text:p>
          </table:table-cell>
          <table:table-cell office:value-type="string" table:style-name="ce1">
            <text:p>02.01.2019,17:30</text:p>
          </table:table-cell>
          <table:table-cell office:value-type="float" office:value="20.378920000000001" table:style-name="ce1">
            <text:p>20.37892</text:p>
          </table:table-cell>
          <table:table-cell office:value-type="float" office:value="44.805370000000003" table:style-name="ce1">
            <text:p>44.8053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0934" table:style-name="ce1">
            <text:p>1240934</text:p>
          </table:table-cell>
          <table:table-cell office:value-type="string" table:style-name="ce1">
            <text:p>03.01.2019,09:40</text:p>
          </table:table-cell>
          <table:table-cell office:value-type="float" office:value="20.463673" table:style-name="ce1">
            <text:p>20.463673</text:p>
          </table:table-cell>
          <table:table-cell office:value-type="float" office:value="44.812348" table:style-name="ce1">
            <text:p>44.81234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1012" table:style-name="ce1">
            <text:p>1241012</text:p>
          </table:table-cell>
          <table:table-cell office:value-type="string" table:style-name="ce1">
            <text:p>03.01.2019,19:00</text:p>
          </table:table-cell>
          <table:table-cell office:value-type="float" office:value="20.456009999999999" table:style-name="ce1">
            <text:p>20.45601</text:p>
          </table:table-cell>
          <table:table-cell office:value-type="float" office:value="44.824559999999998" table:style-name="ce1">
            <text:p>44.8245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1137" table:style-name="ce1">
            <text:p>1241137</text:p>
          </table:table-cell>
          <table:table-cell office:value-type="string" table:style-name="ce1">
            <text:p>03.01.2019,13:30</text:p>
          </table:table-cell>
          <table:table-cell office:value-type="float" office:value="20.500264999999999" table:style-name="ce1">
            <text:p>20.500265</text:p>
          </table:table-cell>
          <table:table-cell office:value-type="float" office:value="44.733536000000001" table:style-name="ce1">
            <text:p>44.73353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1132" table:style-name="ce1">
            <text:p>1241132</text:p>
          </table:table-cell>
          <table:table-cell office:value-type="string" table:style-name="ce1">
            <text:p>03.01.2019,13:00</text:p>
          </table:table-cell>
          <table:table-cell office:value-type="float" office:value="20.526114" table:style-name="ce1">
            <text:p>20.526114</text:p>
          </table:table-cell>
          <table:table-cell office:value-type="float" office:value="44.781682000000004" table:style-name="ce1">
            <text:p>44.78168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1127" table:style-name="ce1">
            <text:p>1241127</text:p>
          </table:table-cell>
          <table:table-cell office:value-type="string" table:style-name="ce1">
            <text:p>03.01.2019,10:25</text:p>
          </table:table-cell>
          <table:table-cell office:value-type="float" office:value="20.427150000000001" table:style-name="ce1">
            <text:p>20.42715</text:p>
          </table:table-cell>
          <table:table-cell office:value-type="float" office:value="44.803950999999998" table:style-name="ce1">
            <text:p>44.80395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0978" table:style-name="ce1">
            <text:p>1240978</text:p>
          </table:table-cell>
          <table:table-cell office:value-type="string" table:style-name="ce1">
            <text:p>03.01.2019,18:30</text:p>
          </table:table-cell>
          <table:table-cell office:value-type="float" office:value="20.606210000000001" table:style-name="ce1">
            <text:p>20.60621</text:p>
          </table:table-cell>
          <table:table-cell office:value-type="float" office:value="44.725940000000001" table:style-name="ce1">
            <text:p>44.7259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1111" table:style-name="ce1">
            <text:p>1241111</text:p>
          </table:table-cell>
          <table:table-cell office:value-type="string" table:style-name="ce1">
            <text:p>03.01.2019,14:00</text:p>
          </table:table-cell>
          <table:table-cell office:value-type="float" office:value="20.280083000000001" table:style-name="ce1">
            <text:p>20.280083</text:p>
          </table:table-cell>
          <table:table-cell office:value-type="float" office:value="44.926316" table:style-name="ce1">
            <text:p>44.92631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1336" table:style-name="ce1">
            <text:p>1241336</text:p>
          </table:table-cell>
          <table:table-cell office:value-type="string" table:style-name="ce1">
            <text:p>03.01.2019,09:00</text:p>
          </table:table-cell>
          <table:table-cell office:value-type="float" office:value="20.39527" table:style-name="ce1">
            <text:p>20.39527</text:p>
          </table:table-cell>
          <table:table-cell office:value-type="float" office:value="44.632753000000001" table:style-name="ce1">
            <text:p>44.63275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0924" table:style-name="ce1">
            <text:p>1240924</text:p>
          </table:table-cell>
          <table:table-cell office:value-type="string" table:style-name="ce1">
            <text:p>03.01.2019,09:00</text:p>
          </table:table-cell>
          <table:table-cell office:value-type="float" office:value="20.463673" table:style-name="ce1">
            <text:p>20.463673</text:p>
          </table:table-cell>
          <table:table-cell office:value-type="float" office:value="44.812348" table:style-name="ce1">
            <text:p>44.81234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1330" table:style-name="ce1">
            <text:p>1241330</text:p>
          </table:table-cell>
          <table:table-cell office:value-type="string" table:style-name="ce1">
            <text:p>03.01.2019,08:30</text:p>
          </table:table-cell>
          <table:table-cell office:value-type="float" office:value="20.254079999999998" table:style-name="ce1">
            <text:p>20.25408</text:p>
          </table:table-cell>
          <table:table-cell office:value-type="float" office:value="44.544490000000003" table:style-name="ce1">
            <text:p>44.5444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1332" table:style-name="ce1">
            <text:p>1241332</text:p>
          </table:table-cell>
          <table:table-cell office:value-type="string" table:style-name="ce1">
            <text:p>03.01.2019,16:40</text:p>
          </table:table-cell>
          <table:table-cell office:value-type="float" office:value="20.146730000000002" table:style-name="ce1">
            <text:p>20.14673</text:p>
          </table:table-cell>
          <table:table-cell office:value-type="float" office:value="44.554299999999998" table:style-name="ce1">
            <text:p>44.554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0685" table:style-name="ce1">
            <text:p>1240685</text:p>
          </table:table-cell>
          <table:table-cell office:value-type="string" table:style-name="ce1">
            <text:p>03.01.2019,19:20</text:p>
          </table:table-cell>
          <table:table-cell office:value-type="float" office:value="20.413041" table:style-name="ce1">
            <text:p>20.413041</text:p>
          </table:table-cell>
          <table:table-cell office:value-type="float" office:value="44.824514000000001" table:style-name="ce1">
            <text:p>44.82451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1366" table:style-name="ce1">
            <text:p>1241366</text:p>
          </table:table-cell>
          <table:table-cell office:value-type="string" table:style-name="ce1">
            <text:p>03.01.2019,22:10</text:p>
          </table:table-cell>
          <table:table-cell office:value-type="float" office:value="20.4908" table:style-name="ce1">
            <text:p>20.4908</text:p>
          </table:table-cell>
          <table:table-cell office:value-type="float" office:value="44.802259999999997" table:style-name="ce1">
            <text:p>44.8022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1409" table:style-name="ce1">
            <text:p>1241409</text:p>
          </table:table-cell>
          <table:table-cell office:value-type="string" table:style-name="ce1">
            <text:p>03.01.2019,08:30</text:p>
          </table:table-cell>
          <table:table-cell office:value-type="float" office:value="20.408007000000001" table:style-name="ce1">
            <text:p>20.408007</text:p>
          </table:table-cell>
          <table:table-cell office:value-type="float" office:value="44.821809000000002" table:style-name="ce1">
            <text:p>44.82180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1135" table:style-name="ce1">
            <text:p>1241135</text:p>
          </table:table-cell>
          <table:table-cell office:value-type="string" table:style-name="ce1">
            <text:p>03.01.2019,09:00</text:p>
          </table:table-cell>
          <table:table-cell office:value-type="float" office:value="20.434905000000001" table:style-name="ce1">
            <text:p>20.434905</text:p>
          </table:table-cell>
          <table:table-cell office:value-type="float" office:value="44.791535000000003" table:style-name="ce1">
            <text:p>44.79153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desno – čeoni sudar sa vozilom koje nailazi zdesna</text:p>
          </table:table-cell>
          <table:table-cell table:number-columns-repeated="16377"/>
        </table:table-row>
        <table:table-row table:style-name="ro1">
          <table:table-cell office:value-type="float" office:value="1241415" table:style-name="ce1">
            <text:p>1241415</text:p>
          </table:table-cell>
          <table:table-cell office:value-type="string" table:style-name="ce1">
            <text:p>03.01.2019,09:00</text:p>
          </table:table-cell>
          <table:table-cell office:value-type="float" office:value="20.372" table:style-name="ce1">
            <text:p>20.372</text:p>
          </table:table-cell>
          <table:table-cell office:value-type="float" office:value="44.831069999999997" table:style-name="ce1">
            <text:p>44.8310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0986" table:style-name="ce1">
            <text:p>1240986</text:p>
          </table:table-cell>
          <table:table-cell office:value-type="string" table:style-name="ce1">
            <text:p>03.01.2019,18:30</text:p>
          </table:table-cell>
          <table:table-cell office:value-type="float" office:value="20.474686999999999" table:style-name="ce1">
            <text:p>20.474687</text:p>
          </table:table-cell>
          <table:table-cell office:value-type="float" office:value="44.797542" table:style-name="ce1">
            <text:p>44.79754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119" table:style-name="ce1">
            <text:p>1241119</text:p>
          </table:table-cell>
          <table:table-cell office:value-type="string" table:style-name="ce1">
            <text:p>03.01.2019,08:40</text:p>
          </table:table-cell>
          <table:table-cell office:value-type="float" office:value="20.418990999999998" table:style-name="ce1">
            <text:p>20.418991</text:p>
          </table:table-cell>
          <table:table-cell office:value-type="float" office:value="44.762965999999999" table:style-name="ce1">
            <text:p>44.76296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050" table:style-name="ce1">
            <text:p>1241050</text:p>
          </table:table-cell>
          <table:table-cell office:value-type="string" table:style-name="ce1">
            <text:p>03.01.2019,08:40</text:p>
          </table:table-cell>
          <table:table-cell office:value-type="float" office:value="20.518097000000001" table:style-name="ce1">
            <text:p>20.518097</text:p>
          </table:table-cell>
          <table:table-cell office:value-type="float" office:value="44.804589" table:style-name="ce1">
            <text:p>44.80458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324" table:style-name="ce1">
            <text:p>1241324</text:p>
          </table:table-cell>
          <table:table-cell office:value-type="string" table:style-name="ce1">
            <text:p>03.01.2019,10:00</text:p>
          </table:table-cell>
          <table:table-cell office:value-type="float" office:value="20.412718000000002" table:style-name="ce1">
            <text:p>20.412718</text:p>
          </table:table-cell>
          <table:table-cell office:value-type="float" office:value="44.785125999999998" table:style-name="ce1">
            <text:p>44.78512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082" table:style-name="ce1">
            <text:p>1241082</text:p>
          </table:table-cell>
          <table:table-cell office:value-type="string" table:style-name="ce1">
            <text:p>03.01.2019,13:00</text:p>
          </table:table-cell>
          <table:table-cell office:value-type="float" office:value="20.492173000000001" table:style-name="ce1">
            <text:p>20.492173</text:p>
          </table:table-cell>
          <table:table-cell office:value-type="float" office:value="44.828972999999998" table:style-name="ce1">
            <text:p>44.82897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513" table:style-name="ce1">
            <text:p>1242513</text:p>
          </table:table-cell>
          <table:table-cell office:value-type="string" table:style-name="ce1">
            <text:p>03.01.2019,11:30</text:p>
          </table:table-cell>
          <table:table-cell office:value-type="float" office:value="20.482510000000001" table:style-name="ce1">
            <text:p>20.48251</text:p>
          </table:table-cell>
          <table:table-cell office:value-type="float" office:value="44.786279999999998" table:style-name="ce1">
            <text:p>44.7862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0930" table:style-name="ce1">
            <text:p>1240930</text:p>
          </table:table-cell>
          <table:table-cell office:value-type="string" table:style-name="ce1">
            <text:p>03.01.2019,08:30</text:p>
          </table:table-cell>
          <table:table-cell office:value-type="float" office:value="20.470075999999999" table:style-name="ce1">
            <text:p>20.470076</text:p>
          </table:table-cell>
          <table:table-cell office:value-type="float" office:value="44.822316000000001" table:style-name="ce1">
            <text:p>44.82231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454" table:style-name="ce1">
            <text:p>1241454</text:p>
          </table:table-cell>
          <table:table-cell office:value-type="string" table:style-name="ce1">
            <text:p>03.01.2019,16:00</text:p>
          </table:table-cell>
          <table:table-cell office:value-type="float" office:value="20.471585000000001" table:style-name="ce1">
            <text:p>20.471585</text:p>
          </table:table-cell>
          <table:table-cell office:value-type="float" office:value="44.807347" table:style-name="ce1">
            <text:p>44.80734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071" table:style-name="ce1">
            <text:p>1241071</text:p>
          </table:table-cell>
          <table:table-cell office:value-type="string" table:style-name="ce1">
            <text:p>03.01.2019,11:40</text:p>
          </table:table-cell>
          <table:table-cell office:value-type="float" office:value="20.477260000000001" table:style-name="ce1">
            <text:p>20.47726</text:p>
          </table:table-cell>
          <table:table-cell office:value-type="float" office:value="44.796810000000001" table:style-name="ce1">
            <text:p>44.7968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620" table:style-name="ce1">
            <text:p>1244620</text:p>
          </table:table-cell>
          <table:table-cell office:value-type="string" table:style-name="ce1">
            <text:p>03.01.2019,09:30</text:p>
          </table:table-cell>
          <table:table-cell office:value-type="float" office:value="20.415254999999998" table:style-name="ce1">
            <text:p>20.415255</text:p>
          </table:table-cell>
          <table:table-cell office:value-type="float" office:value="44.717466000000002" table:style-name="ce1">
            <text:p>44.71746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522" table:style-name="ce1">
            <text:p>1242522</text:p>
          </table:table-cell>
          <table:table-cell office:value-type="string" table:style-name="ce1">
            <text:p>03.01.2019,14:55</text:p>
          </table:table-cell>
          <table:table-cell office:value-type="float" office:value="20.508870000000002" table:style-name="ce1">
            <text:p>20.50887</text:p>
          </table:table-cell>
          <table:table-cell office:value-type="float" office:value="44.817239999999998" table:style-name="ce1">
            <text:p>44.8172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2803" table:style-name="ce1">
            <text:p>1242803</text:p>
          </table:table-cell>
          <table:table-cell office:value-type="string" table:style-name="ce1">
            <text:p>03.01.2019,11:40</text:p>
          </table:table-cell>
          <table:table-cell office:value-type="float" office:value="20.457719999999998" table:style-name="ce1">
            <text:p>20.45772</text:p>
          </table:table-cell>
          <table:table-cell office:value-type="float" office:value="44.801090000000002" table:style-name="ce1">
            <text:p>44.8010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1974" table:style-name="ce1">
            <text:p>1241974</text:p>
          </table:table-cell>
          <table:table-cell office:value-type="string" table:style-name="ce1">
            <text:p>03.01.2019,08:10</text:p>
          </table:table-cell>
          <table:table-cell office:value-type="float" office:value="20.470158000000001" table:style-name="ce1">
            <text:p>20.470158</text:p>
          </table:table-cell>
          <table:table-cell office:value-type="float" office:value="44.728667000000002" table:style-name="ce1">
            <text:p>44.72866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čeoni sudar</text:p>
          </table:table-cell>
          <table:table-cell table:number-columns-repeated="16377"/>
        </table:table-row>
        <table:table-row table:style-name="ro1">
          <table:table-cell office:value-type="float" office:value="1242956" table:style-name="ce1">
            <text:p>1242956</text:p>
          </table:table-cell>
          <table:table-cell office:value-type="string" table:style-name="ce1">
            <text:p>03.01.2019,15:20</text:p>
          </table:table-cell>
          <table:table-cell office:value-type="float" office:value="20.593121" table:style-name="ce1">
            <text:p>20.593121</text:p>
          </table:table-cell>
          <table:table-cell office:value-type="float" office:value="44.738129000000001" table:style-name="ce1">
            <text:p>44.73812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bez prepreka na kolovozu na nepoznat, nespecificiran način</text:p>
          </table:table-cell>
          <table:table-cell table:number-columns-repeated="16377"/>
        </table:table-row>
        <table:table-row table:style-name="ro1">
          <table:table-cell office:value-type="float" office:value="1242017" table:style-name="ce1">
            <text:p>1242017</text:p>
          </table:table-cell>
          <table:table-cell office:value-type="string" table:style-name="ce1">
            <text:p>03.01.2019,18:30</text:p>
          </table:table-cell>
          <table:table-cell office:value-type="float" office:value="20.428101000000002" table:style-name="ce1">
            <text:p>20.428101</text:p>
          </table:table-cell>
          <table:table-cell office:value-type="float" office:value="44.746018999999997" table:style-name="ce1">
            <text:p>44.74601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bez prepreka na kolovozu na nepoznat, nespecificiran način</text:p>
          </table:table-cell>
          <table:table-cell table:number-columns-repeated="16377"/>
        </table:table-row>
        <table:table-row table:style-name="ro1">
          <table:table-cell office:value-type="float" office:value="1240982" table:style-name="ce1">
            <text:p>1240982</text:p>
          </table:table-cell>
          <table:table-cell office:value-type="string" table:style-name="ce1">
            <text:p>03.01.2019,21:30</text:p>
          </table:table-cell>
          <table:table-cell office:value-type="float" office:value="20.489429999999999" table:style-name="ce1">
            <text:p>20.48943</text:p>
          </table:table-cell>
          <table:table-cell office:value-type="float" office:value="44.844029999999997" table:style-name="ce1">
            <text:p>44.8440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1240" table:style-name="ce1">
            <text:p>1241240</text:p>
          </table:table-cell>
          <table:table-cell office:value-type="string" table:style-name="ce1">
            <text:p>03.01.2019,20:20</text:p>
          </table:table-cell>
          <table:table-cell office:value-type="float" office:value="20.478988999999999" table:style-name="ce1">
            <text:p>20.478989</text:p>
          </table:table-cell>
          <table:table-cell office:value-type="float" office:value="44.851913000000003" table:style-name="ce1">
            <text:p>44.85191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1068" table:style-name="ce1">
            <text:p>1241068</text:p>
          </table:table-cell>
          <table:table-cell office:value-type="string" table:style-name="ce1">
            <text:p>03.01.2019,10:30</text:p>
          </table:table-cell>
          <table:table-cell office:value-type="float" office:value="20.482626" table:style-name="ce1">
            <text:p>20.482626</text:p>
          </table:table-cell>
          <table:table-cell office:value-type="float" office:value="44.815905000000001" table:style-name="ce1">
            <text:p>44.81590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913" table:style-name="ce1">
            <text:p>1243913</text:p>
          </table:table-cell>
          <table:table-cell office:value-type="string" table:style-name="ce1">
            <text:p>03.01.2019,22:00</text:p>
          </table:table-cell>
          <table:table-cell office:value-type="float" office:value="20.52366" table:style-name="ce1">
            <text:p>20.52366</text:p>
          </table:table-cell>
          <table:table-cell office:value-type="float" office:value="44.763480000000001" table:style-name="ce1">
            <text:p>44.7634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1112" table:style-name="ce1">
            <text:p>1241112</text:p>
          </table:table-cell>
          <table:table-cell office:value-type="string" table:style-name="ce1">
            <text:p>03.01.2019,06:00</text:p>
          </table:table-cell>
          <table:table-cell office:value-type="float" office:value="20.263569" table:style-name="ce1">
            <text:p>20.263569</text:p>
          </table:table-cell>
          <table:table-cell office:value-type="float" office:value="44.902397999999998" table:style-name="ce1">
            <text:p>44.90239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sa kolovoza u krivini</text:p>
          </table:table-cell>
          <table:table-cell table:number-columns-repeated="16377"/>
        </table:table-row>
        <table:table-row table:style-name="ro1">
          <table:table-cell office:value-type="float" office:value="1240999" table:style-name="ce1">
            <text:p>1240999</text:p>
          </table:table-cell>
          <table:table-cell office:value-type="string" table:style-name="ce1">
            <text:p>03.01.2019,20:15</text:p>
          </table:table-cell>
          <table:table-cell office:value-type="float" office:value="20.503637999999999" table:style-name="ce1">
            <text:p>20.503638</text:p>
          </table:table-cell>
          <table:table-cell office:value-type="float" office:value="44.766987999999998" table:style-name="ce1">
            <text:p>44.76698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40987" table:style-name="ce1">
            <text:p>1240987</text:p>
          </table:table-cell>
          <table:table-cell office:value-type="string" table:style-name="ce1">
            <text:p>03.01.2019,23:00</text:p>
          </table:table-cell>
          <table:table-cell office:value-type="float" office:value="20.504289" table:style-name="ce1">
            <text:p>20.504289</text:p>
          </table:table-cell>
          <table:table-cell office:value-type="float" office:value="44.750892" table:style-name="ce1">
            <text:p>44.75089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40921" table:style-name="ce1">
            <text:p>1240921</text:p>
          </table:table-cell>
          <table:table-cell office:value-type="string" table:style-name="ce1">
            <text:p>03.01.2019,09:10</text:p>
          </table:table-cell>
          <table:table-cell office:value-type="float" office:value="20.442070000000001" table:style-name="ce1">
            <text:p>20.44207</text:p>
          </table:table-cell>
          <table:table-cell office:value-type="float" office:value="44.793030000000002" table:style-name="ce1">
            <text:p>44.7930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42028" table:style-name="ce1">
            <text:p>1242028</text:p>
          </table:table-cell>
          <table:table-cell office:value-type="string" table:style-name="ce1">
            <text:p>03.01.2019,19:25</text:p>
          </table:table-cell>
          <table:table-cell office:value-type="float" office:value="20.334389999999999" table:style-name="ce1">
            <text:p>20.33439</text:p>
          </table:table-cell>
          <table:table-cell office:value-type="float" office:value="44.872149999999998" table:style-name="ce1">
            <text:p>44.8721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41076" table:style-name="ce1">
            <text:p>1241076</text:p>
          </table:table-cell>
          <table:table-cell office:value-type="string" table:style-name="ce1">
            <text:p>03.01.2019,11:45</text:p>
          </table:table-cell>
          <table:table-cell office:value-type="float" office:value="20.564789999999999" table:style-name="ce1">
            <text:p>20.56479</text:p>
          </table:table-cell>
          <table:table-cell office:value-type="float" office:value="44.704410000000003" table:style-name="ce1">
            <text:p>44.7044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43078" table:style-name="ce1">
            <text:p>1243078</text:p>
          </table:table-cell>
          <table:table-cell office:value-type="string" table:style-name="ce1">
            <text:p>03.01.2019,13:10</text:p>
          </table:table-cell>
          <table:table-cell office:value-type="float" office:value="20.384505000000001" table:style-name="ce1">
            <text:p>20.384505</text:p>
          </table:table-cell>
          <table:table-cell office:value-type="float" office:value="44.817310999999997" table:style-name="ce1">
            <text:p>44.81731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41119" table:style-name="ce1">
            <text:p>1241119</text:p>
          </table:table-cell>
          <table:table-cell office:value-type="string" table:style-name="ce1">
            <text:p>03.01.2019,08:40</text:p>
          </table:table-cell>
          <table:table-cell office:value-type="float" office:value="20.418990999999998" table:style-name="ce1">
            <text:p>20.418991</text:p>
          </table:table-cell>
          <table:table-cell office:value-type="float" office:value="44.762965999999999" table:style-name="ce1">
            <text:p>44.76296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41055" table:style-name="ce1">
            <text:p>1241055</text:p>
          </table:table-cell>
          <table:table-cell office:value-type="string" table:style-name="ce1">
            <text:p>03.01.2019,12:40</text:p>
          </table:table-cell>
          <table:table-cell office:value-type="float" office:value="20.427585000000001" table:style-name="ce1">
            <text:p>20.427585</text:p>
          </table:table-cell>
          <table:table-cell office:value-type="float" office:value="44.751669" table:style-name="ce1">
            <text:p>44.75166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41079" table:style-name="ce1">
            <text:p>1241079</text:p>
          </table:table-cell>
          <table:table-cell office:value-type="string" table:style-name="ce1">
            <text:p>03.01.2019,10:30</text:p>
          </table:table-cell>
          <table:table-cell office:value-type="float" office:value="20.313949999999998" table:style-name="ce1">
            <text:p>20.31395</text:p>
          </table:table-cell>
          <table:table-cell office:value-type="float" office:value="44.692230000000002" table:style-name="ce1">
            <text:p>44.6922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životinja</text:p>
          </table:table-cell>
          <table:table-cell table:number-columns-repeated="16377"/>
        </table:table-row>
        <table:table-row table:style-name="ro1">
          <table:table-cell office:value-type="float" office:value="1241051" table:style-name="ce1">
            <text:p>1241051</text:p>
          </table:table-cell>
          <table:table-cell office:value-type="string" table:style-name="ce1">
            <text:p>03.01.2019,09:30</text:p>
          </table:table-cell>
          <table:table-cell office:value-type="float" office:value="20.519682" table:style-name="ce1">
            <text:p>20.519682</text:p>
          </table:table-cell>
          <table:table-cell office:value-type="float" office:value="44.745047" table:style-name="ce1">
            <text:p>44.74504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suprotnim smerovima uz skretanje</text:p>
          </table:table-cell>
          <table:table-cell table:number-columns-repeated="16377"/>
        </table:table-row>
        <table:table-row table:style-name="ro1">
          <table:table-cell office:value-type="float" office:value="1241980" table:style-name="ce1">
            <text:p>1241980</text:p>
          </table:table-cell>
          <table:table-cell office:value-type="string" table:style-name="ce1">
            <text:p>03.01.2019,10:15</text:p>
          </table:table-cell>
          <table:table-cell office:value-type="float" office:value="20.416758000000002" table:style-name="ce1">
            <text:p>20.416758</text:p>
          </table:table-cell>
          <table:table-cell office:value-type="float" office:value="44.762453999999998" table:style-name="ce1">
            <text:p>44.76245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različitim putevima uz skretanje</text:p>
          </table:table-cell>
          <table:table-cell table:number-columns-repeated="16377"/>
        </table:table-row>
        <table:table-row table:style-name="ro1">
          <table:table-cell office:value-type="float" office:value="1241327" table:style-name="ce1">
            <text:p>1241327</text:p>
          </table:table-cell>
          <table:table-cell office:value-type="string" table:style-name="ce1">
            <text:p>03.01.2019,09:00</text:p>
          </table:table-cell>
          <table:table-cell office:value-type="float" office:value="20.423006000000001" table:style-name="ce1">
            <text:p>20.423006</text:p>
          </table:table-cell>
          <table:table-cell office:value-type="float" office:value="44.826692000000001" table:style-name="ce1">
            <text:p>44.82669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1328" table:style-name="ce1">
            <text:p>1241328</text:p>
          </table:table-cell>
          <table:table-cell office:value-type="string" table:style-name="ce1">
            <text:p>03.01.2019,13:45</text:p>
          </table:table-cell>
          <table:table-cell office:value-type="float" office:value="20.303932" table:style-name="ce1">
            <text:p>20.303932</text:p>
          </table:table-cell>
          <table:table-cell office:value-type="float" office:value="44.796165999999999" table:style-name="ce1">
            <text:p>44.79616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1544" table:style-name="ce1">
            <text:p>1241544</text:p>
          </table:table-cell>
          <table:table-cell office:value-type="string" table:style-name="ce1">
            <text:p>03.01.2019,19:00</text:p>
          </table:table-cell>
          <table:table-cell office:value-type="float" office:value="20.483519999999999" table:style-name="ce1">
            <text:p>20.48352</text:p>
          </table:table-cell>
          <table:table-cell office:value-type="float" office:value="44.48563" table:style-name="ce1">
            <text:p>44.4856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1066" table:style-name="ce1">
            <text:p>1241066</text:p>
          </table:table-cell>
          <table:table-cell office:value-type="string" table:style-name="ce1">
            <text:p>03.01.2019,09:15</text:p>
          </table:table-cell>
          <table:table-cell office:value-type="float" office:value="20.416232999999998" table:style-name="ce1">
            <text:p>20.416233</text:p>
          </table:table-cell>
          <table:table-cell office:value-type="float" office:value="44.582363000000001" table:style-name="ce1">
            <text:p>44.58236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0980" table:style-name="ce1">
            <text:p>1240980</text:p>
          </table:table-cell>
          <table:table-cell office:value-type="string" table:style-name="ce1">
            <text:p>03.01.2019,18:30</text:p>
          </table:table-cell>
          <table:table-cell office:value-type="float" office:value="20.515930000000001" table:style-name="ce1">
            <text:p>20.51593</text:p>
          </table:table-cell>
          <table:table-cell office:value-type="float" office:value="44.785260000000001" table:style-name="ce1">
            <text:p>44.7852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1769" table:style-name="ce1">
            <text:p>1241769</text:p>
          </table:table-cell>
          <table:table-cell office:value-type="string" table:style-name="ce1">
            <text:p>03.01.2019,12:00</text:p>
          </table:table-cell>
          <table:table-cell office:value-type="float" office:value="20.538568000000001" table:style-name="ce1">
            <text:p>20.538568</text:p>
          </table:table-cell>
          <table:table-cell office:value-type="float" office:value="44.762217440000001" table:style-name="ce1">
            <text:p>44.7622174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1325" table:style-name="ce1">
            <text:p>1241325</text:p>
          </table:table-cell>
          <table:table-cell office:value-type="string" table:style-name="ce1">
            <text:p>03.01.2019,11:30</text:p>
          </table:table-cell>
          <table:table-cell office:value-type="float" office:value="20.419740000000001" table:style-name="ce1">
            <text:p>20.41974</text:p>
          </table:table-cell>
          <table:table-cell office:value-type="float" office:value="44.827939000000001" table:style-name="ce1">
            <text:p>44.82793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1122" table:style-name="ce1">
            <text:p>1241122</text:p>
          </table:table-cell>
          <table:table-cell office:value-type="string" table:style-name="ce1">
            <text:p>03.01.2019,12:00</text:p>
          </table:table-cell>
          <table:table-cell office:value-type="float" office:value="20.383482999999998" table:style-name="ce1">
            <text:p>20.383483</text:p>
          </table:table-cell>
          <table:table-cell office:value-type="float" office:value="44.829915999999997" table:style-name="ce1">
            <text:p>44.82991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2525" table:style-name="ce1">
            <text:p>1242525</text:p>
          </table:table-cell>
          <table:table-cell office:value-type="string" table:style-name="ce1">
            <text:p>03.01.2019,12:00</text:p>
          </table:table-cell>
          <table:table-cell office:value-type="float" office:value="20.51127" table:style-name="ce1">
            <text:p>20.51127</text:p>
          </table:table-cell>
          <table:table-cell office:value-type="float" office:value="44.790939999999999" table:style-name="ce1">
            <text:p>44.7909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0813" table:style-name="ce1">
            <text:p>1240813</text:p>
          </table:table-cell>
          <table:table-cell office:value-type="string" table:style-name="ce1">
            <text:p>03.01.2019,09:15</text:p>
          </table:table-cell>
          <table:table-cell office:value-type="float" office:value="20.417435000000001" table:style-name="ce1">
            <text:p>20.417435</text:p>
          </table:table-cell>
          <table:table-cell office:value-type="float" office:value="44.762459999999997" table:style-name="ce1">
            <text:p>44.7624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1088" table:style-name="ce1">
            <text:p>1241088</text:p>
          </table:table-cell>
          <table:table-cell office:value-type="string" table:style-name="ce1">
            <text:p>03.01.2019,13:00</text:p>
          </table:table-cell>
          <table:table-cell office:value-type="float" office:value="20.469100000000001" table:style-name="ce1">
            <text:p>20.4691</text:p>
          </table:table-cell>
          <table:table-cell office:value-type="float" office:value="44.852238" table:style-name="ce1">
            <text:p>44.85223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stoji ili se kreće, sa kretanjem vozila unazad</text:p>
          </table:table-cell>
          <table:table-cell table:number-columns-repeated="16377"/>
        </table:table-row>
        <table:table-row table:style-name="ro1">
          <table:table-cell office:value-type="float" office:value="1242805" table:style-name="ce1">
            <text:p>1242805</text:p>
          </table:table-cell>
          <table:table-cell office:value-type="string" table:style-name="ce1">
            <text:p>03.01.2019,12:20</text:p>
          </table:table-cell>
          <table:table-cell office:value-type="float" office:value="20.387930000000001" table:style-name="ce1">
            <text:p>20.38793</text:p>
          </table:table-cell>
          <table:table-cell office:value-type="float" office:value="44.80397" table:style-name="ce1">
            <text:p>44.8039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sa skretanjem vozila ulevo, u raskrsnici</text:p>
          </table:table-cell>
          <table:table-cell table:number-columns-repeated="16377"/>
        </table:table-row>
        <table:table-row table:style-name="ro1">
          <table:table-cell office:value-type="float" office:value="1241232" table:style-name="ce1">
            <text:p>1241232</text:p>
          </table:table-cell>
          <table:table-cell office:value-type="string" table:style-name="ce1">
            <text:p>03.01.2019,17:15</text:p>
          </table:table-cell>
          <table:table-cell office:value-type="float" office:value="20.457830000000001" table:style-name="ce1">
            <text:p>20.45783</text:p>
          </table:table-cell>
          <table:table-cell office:value-type="float" office:value="44.8782" table:style-name="ce1">
            <text:p>44.878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van raskrsnice , bez skretanja vozila</text:p>
          </table:table-cell>
          <table:table-cell table:number-columns-repeated="16377"/>
        </table:table-row>
        <table:table-row table:style-name="ro1">
          <table:table-cell office:value-type="float" office:value="1241981" table:style-name="ce1">
            <text:p>1241981</text:p>
          </table:table-cell>
          <table:table-cell office:value-type="string" table:style-name="ce1">
            <text:p>03.01.2019,12:00</text:p>
          </table:table-cell>
          <table:table-cell office:value-type="float" office:value="20.481117999999999" table:style-name="ce1">
            <text:p>20.481118</text:p>
          </table:table-cell>
          <table:table-cell office:value-type="float" office:value="44.795807000000003" table:style-name="ce1">
            <text:p>44.79580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1231" table:style-name="ce1">
            <text:p>1241231</text:p>
          </table:table-cell>
          <table:table-cell office:value-type="string" table:style-name="ce1">
            <text:p>03.01.2019,10:00</text:p>
          </table:table-cell>
          <table:table-cell office:value-type="float" office:value="20.410373" table:style-name="ce1">
            <text:p>20.410373</text:p>
          </table:table-cell>
          <table:table-cell office:value-type="float" office:value="44.774030000000003" table:style-name="ce1">
            <text:p>44.7740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0887" table:style-name="ce1">
            <text:p>1240887</text:p>
          </table:table-cell>
          <table:table-cell office:value-type="string" table:style-name="ce1">
            <text:p>03.01.2019,00:40</text:p>
          </table:table-cell>
          <table:table-cell office:value-type="float" office:value="20.407761000000001" table:style-name="ce1">
            <text:p>20.407761</text:p>
          </table:table-cell>
          <table:table-cell office:value-type="float" office:value="44.843983000000001" table:style-name="ce1">
            <text:p>44.84398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1121" table:style-name="ce1">
            <text:p>1241121</text:p>
          </table:table-cell>
          <table:table-cell office:value-type="string" table:style-name="ce1">
            <text:p>03.01.2019,07:00</text:p>
          </table:table-cell>
          <table:table-cell office:value-type="float" office:value="20.458002" table:style-name="ce1">
            <text:p>20.458002</text:p>
          </table:table-cell>
          <table:table-cell office:value-type="float" office:value="44.76435" table:style-name="ce1">
            <text:p>44.7643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1078" table:style-name="ce1">
            <text:p>1241078</text:p>
          </table:table-cell>
          <table:table-cell office:value-type="string" table:style-name="ce1">
            <text:p>03.01.2019,12:10</text:p>
          </table:table-cell>
          <table:table-cell office:value-type="float" office:value="20.564789999999999" table:style-name="ce1">
            <text:p>20.56479</text:p>
          </table:table-cell>
          <table:table-cell office:value-type="float" office:value="44.704410000000003" table:style-name="ce1">
            <text:p>44.7044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0928" table:style-name="ce1">
            <text:p>1240928</text:p>
          </table:table-cell>
          <table:table-cell office:value-type="string" table:style-name="ce1">
            <text:p>03.01.2019,10:30</text:p>
          </table:table-cell>
          <table:table-cell office:value-type="float" office:value="20.455380000000002" table:style-name="ce1">
            <text:p>20.45538</text:p>
          </table:table-cell>
          <table:table-cell office:value-type="float" office:value="44.795639999999999" table:style-name="ce1">
            <text:p>44.7956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0683" table:style-name="ce1">
            <text:p>1240683</text:p>
          </table:table-cell>
          <table:table-cell office:value-type="string" table:style-name="ce1">
            <text:p>03.01.2019,10:20</text:p>
          </table:table-cell>
          <table:table-cell office:value-type="float" office:value="20.538482999999999" table:style-name="ce1">
            <text:p>20.538483</text:p>
          </table:table-cell>
          <table:table-cell office:value-type="float" office:value="44.773902" table:style-name="ce1">
            <text:p>44.77390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1129" table:style-name="ce1">
            <text:p>1241129</text:p>
          </table:table-cell>
          <table:table-cell office:value-type="string" table:style-name="ce1">
            <text:p>03.01.2019,16:30</text:p>
          </table:table-cell>
          <table:table-cell office:value-type="float" office:value="20.199249999999999" table:style-name="ce1">
            <text:p>20.19925</text:p>
          </table:table-cell>
          <table:table-cell office:value-type="float" office:value="44.658810000000003" table:style-name="ce1">
            <text:p>44.6588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1159" table:style-name="ce1">
            <text:p>1241159</text:p>
          </table:table-cell>
          <table:table-cell office:value-type="string" table:style-name="ce1">
            <text:p>04.01.2019,01:00</text:p>
          </table:table-cell>
          <table:table-cell office:value-type="float" office:value="20.462569999999999" table:style-name="ce1">
            <text:p>20.46257</text:p>
          </table:table-cell>
          <table:table-cell office:value-type="float" office:value="44.814770000000003" table:style-name="ce1">
            <text:p>44.8147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3638" table:style-name="ce1">
            <text:p>1243638</text:p>
          </table:table-cell>
          <table:table-cell office:value-type="string" table:style-name="ce1">
            <text:p>04.01.2019,18:30</text:p>
          </table:table-cell>
          <table:table-cell office:value-type="float" office:value="20.505196999999999" table:style-name="ce1">
            <text:p>20.505197</text:p>
          </table:table-cell>
          <table:table-cell office:value-type="float" office:value="44.774870999999997" table:style-name="ce1">
            <text:p>44.77487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1040" table:style-name="ce1">
            <text:p>1241040</text:p>
          </table:table-cell>
          <table:table-cell office:value-type="string" table:style-name="ce1">
            <text:p>04.01.2019,08:00</text:p>
          </table:table-cell>
          <table:table-cell office:value-type="float" office:value="20.477371999999999" table:style-name="ce1">
            <text:p>20.477372</text:p>
          </table:table-cell>
          <table:table-cell office:value-type="float" office:value="44.814990000000002" table:style-name="ce1">
            <text:p>44.8149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1405" table:style-name="ce1">
            <text:p>1241405</text:p>
          </table:table-cell>
          <table:table-cell office:value-type="string" table:style-name="ce1">
            <text:p>04.01.2019,13:40</text:p>
          </table:table-cell>
          <table:table-cell office:value-type="float" office:value="20.463840000000001" table:style-name="ce1">
            <text:p>20.46384</text:p>
          </table:table-cell>
          <table:table-cell office:value-type="float" office:value="44.773898000000003" table:style-name="ce1">
            <text:p>44.77389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2812" table:style-name="ce1">
            <text:p>1242812</text:p>
          </table:table-cell>
          <table:table-cell office:value-type="string" table:style-name="ce1">
            <text:p>04.01.2019,21:45</text:p>
          </table:table-cell>
          <table:table-cell office:value-type="float" office:value="20.499739999999999" table:style-name="ce1">
            <text:p>20.49974</text:p>
          </table:table-cell>
          <table:table-cell office:value-type="float" office:value="44.754219999999997" table:style-name="ce1">
            <text:p>44.7542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3721" table:style-name="ce1">
            <text:p>1243721</text:p>
          </table:table-cell>
          <table:table-cell office:value-type="string" table:style-name="ce1">
            <text:p>04.01.2019,15:55</text:p>
          </table:table-cell>
          <table:table-cell office:value-type="float" office:value="20.520828999999999" table:style-name="ce1">
            <text:p>20.520829</text:p>
          </table:table-cell>
          <table:table-cell office:value-type="float" office:value="44.778661" table:style-name="ce1">
            <text:p>44.77866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1164" table:style-name="ce1">
            <text:p>1241164</text:p>
          </table:table-cell>
          <table:table-cell office:value-type="string" table:style-name="ce1">
            <text:p>04.01.2019,12:10</text:p>
          </table:table-cell>
          <table:table-cell office:value-type="float" office:value="20.288962999999999" table:style-name="ce1">
            <text:p>20.288963</text:p>
          </table:table-cell>
          <table:table-cell office:value-type="float" office:value="44.819685999999997" table:style-name="ce1">
            <text:p>44.81968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1179" table:style-name="ce1">
            <text:p>1241179</text:p>
          </table:table-cell>
          <table:table-cell office:value-type="string" table:style-name="ce1">
            <text:p>04.01.2019,17:25</text:p>
          </table:table-cell>
          <table:table-cell office:value-type="float" office:value="20.52431" table:style-name="ce1">
            <text:p>20.52431</text:p>
          </table:table-cell>
          <table:table-cell office:value-type="float" office:value="44.79289" table:style-name="ce1">
            <text:p>44.7928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1064" table:style-name="ce1">
            <text:p>1241064</text:p>
          </table:table-cell>
          <table:table-cell office:value-type="string" table:style-name="ce1">
            <text:p>04.01.2019,15:00</text:p>
          </table:table-cell>
          <table:table-cell office:value-type="float" office:value="20.389800999999999" table:style-name="ce1">
            <text:p>20.389801</text:p>
          </table:table-cell>
          <table:table-cell office:value-type="float" office:value="44.827438000000001" table:style-name="ce1">
            <text:p>44.82743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sleva</text:p>
          </table:table-cell>
          <table:table-cell table:number-columns-repeated="16377"/>
        </table:table-row>
        <table:table-row table:style-name="ro1">
          <table:table-cell office:value-type="float" office:value="1241067" table:style-name="ce1">
            <text:p>1241067</text:p>
          </table:table-cell>
          <table:table-cell office:value-type="string" table:style-name="ce1">
            <text:p>04.01.2019,06:55</text:p>
          </table:table-cell>
          <table:table-cell office:value-type="float" office:value="20.277139999999999" table:style-name="ce1">
            <text:p>20.27714</text:p>
          </table:table-cell>
          <table:table-cell office:value-type="float" office:value="44.420029999999997" table:style-name="ce1">
            <text:p>44.4200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sleva</text:p>
          </table:table-cell>
          <table:table-cell table:number-columns-repeated="16377"/>
        </table:table-row>
        <table:table-row table:style-name="ro1">
          <table:table-cell office:value-type="float" office:value="1241196" table:style-name="ce1">
            <text:p>1241196</text:p>
          </table:table-cell>
          <table:table-cell office:value-type="string" table:style-name="ce1">
            <text:p>04.01.2019,14:30</text:p>
          </table:table-cell>
          <table:table-cell office:value-type="float" office:value="20.418977000000002" table:style-name="ce1">
            <text:p>20.418977</text:p>
          </table:table-cell>
          <table:table-cell office:value-type="float" office:value="44.786059999999999" table:style-name="ce1">
            <text:p>44.7860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1872" table:style-name="ce1">
            <text:p>1241872</text:p>
          </table:table-cell>
          <table:table-cell office:value-type="string" table:style-name="ce1">
            <text:p>04.01.2019,16:30</text:p>
          </table:table-cell>
          <table:table-cell office:value-type="float" office:value="20.479959999999998" table:style-name="ce1">
            <text:p>20.47996</text:p>
          </table:table-cell>
          <table:table-cell office:value-type="float" office:value="44.803330000000003" table:style-name="ce1">
            <text:p>44.8033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1191" table:style-name="ce1">
            <text:p>1241191</text:p>
          </table:table-cell>
          <table:table-cell office:value-type="string" table:style-name="ce1">
            <text:p>04.01.2019,13:00</text:p>
          </table:table-cell>
          <table:table-cell office:value-type="float" office:value="20.413426000000001" table:style-name="ce1">
            <text:p>20.413426</text:p>
          </table:table-cell>
          <table:table-cell office:value-type="float" office:value="44.824013000000001" table:style-name="ce1">
            <text:p>44.82401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531" table:style-name="ce1">
            <text:p>1242531</text:p>
          </table:table-cell>
          <table:table-cell office:value-type="string" table:style-name="ce1">
            <text:p>04.01.2019,06:45</text:p>
          </table:table-cell>
          <table:table-cell office:value-type="float" office:value="20.397849999999998" table:style-name="ce1">
            <text:p>20.39785</text:p>
          </table:table-cell>
          <table:table-cell office:value-type="float" office:value="44.827539999999999" table:style-name="ce1">
            <text:p>44.8275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533" table:style-name="ce1">
            <text:p>1242533</text:p>
          </table:table-cell>
          <table:table-cell office:value-type="string" table:style-name="ce1">
            <text:p>04.01.2019,10:35</text:p>
          </table:table-cell>
          <table:table-cell office:value-type="float" office:value="20.46668" table:style-name="ce1">
            <text:p>20.46668</text:p>
          </table:table-cell>
          <table:table-cell office:value-type="float" office:value="44.786954999999999" table:style-name="ce1">
            <text:p>44.78695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973" table:style-name="ce1">
            <text:p>1242973</text:p>
          </table:table-cell>
          <table:table-cell office:value-type="string" table:style-name="ce1">
            <text:p>04.01.2019,12:45</text:p>
          </table:table-cell>
          <table:table-cell office:value-type="float" office:value="20.461600000000001" table:style-name="ce1">
            <text:p>20.4616</text:p>
          </table:table-cell>
          <table:table-cell office:value-type="float" office:value="44.805019999999999" table:style-name="ce1">
            <text:p>44.8050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009" table:style-name="ce1">
            <text:p>1241009</text:p>
          </table:table-cell>
          <table:table-cell office:value-type="string" table:style-name="ce1">
            <text:p>04.01.2019,01:50</text:p>
          </table:table-cell>
          <table:table-cell office:value-type="float" office:value="20.486450000000001" table:style-name="ce1">
            <text:p>20.48645</text:p>
          </table:table-cell>
          <table:table-cell office:value-type="float" office:value="44.802810000000001" table:style-name="ce1">
            <text:p>44.8028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048" table:style-name="ce1">
            <text:p>1241048</text:p>
          </table:table-cell>
          <table:table-cell office:value-type="string" table:style-name="ce1">
            <text:p>04.01.2019,10:50</text:p>
          </table:table-cell>
          <table:table-cell office:value-type="float" office:value="20.457850000000001" table:style-name="ce1">
            <text:p>20.45785</text:p>
          </table:table-cell>
          <table:table-cell office:value-type="float" office:value="44.807290000000002" table:style-name="ce1">
            <text:p>44.8072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168" table:style-name="ce1">
            <text:p>1241168</text:p>
          </table:table-cell>
          <table:table-cell office:value-type="string" table:style-name="ce1">
            <text:p>04.01.2019,15:15</text:p>
          </table:table-cell>
          <table:table-cell office:value-type="float" office:value="20.327822999999999" table:style-name="ce1">
            <text:p>20.327823</text:p>
          </table:table-cell>
          <table:table-cell office:value-type="float" office:value="44.872441999999999" table:style-name="ce1">
            <text:p>44.87244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1351" table:style-name="ce1">
            <text:p>1241351</text:p>
          </table:table-cell>
          <table:table-cell office:value-type="string" table:style-name="ce1">
            <text:p>04.01.2019,16:50</text:p>
          </table:table-cell>
          <table:table-cell office:value-type="float" office:value="20.393785000000001" table:style-name="ce1">
            <text:p>20.393785</text:p>
          </table:table-cell>
          <table:table-cell office:value-type="float" office:value="44.841085999999997" table:style-name="ce1">
            <text:p>44.84108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1052" table:style-name="ce1">
            <text:p>1241052</text:p>
          </table:table-cell>
          <table:table-cell office:value-type="string" table:style-name="ce1">
            <text:p>04.01.2019,08:15</text:p>
          </table:table-cell>
          <table:table-cell office:value-type="float" office:value="20.46631" table:style-name="ce1">
            <text:p>20.46631</text:p>
          </table:table-cell>
          <table:table-cell office:value-type="float" office:value="44.80171" table:style-name="ce1">
            <text:p>44.8017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1190" table:style-name="ce1">
            <text:p>1241190</text:p>
          </table:table-cell>
          <table:table-cell office:value-type="string" table:style-name="ce1">
            <text:p>04.01.2019,06:20</text:p>
          </table:table-cell>
          <table:table-cell office:value-type="float" office:value="20.365023000000001" table:style-name="ce1">
            <text:p>20.365023</text:p>
          </table:table-cell>
          <table:table-cell office:value-type="float" office:value="44.798687999999999" table:style-name="ce1">
            <text:p>44.79868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sa kolovoza u krivini</text:p>
          </table:table-cell>
          <table:table-cell table:number-columns-repeated="16377"/>
        </table:table-row>
        <table:table-row table:style-name="ro1">
          <table:table-cell office:value-type="float" office:value="1241016" table:style-name="ce1">
            <text:p>1241016</text:p>
          </table:table-cell>
          <table:table-cell office:value-type="string" table:style-name="ce1">
            <text:p>04.01.2019,02:10</text:p>
          </table:table-cell>
          <table:table-cell office:value-type="float" office:value="20.486041" table:style-name="ce1">
            <text:p>20.486041</text:p>
          </table:table-cell>
          <table:table-cell office:value-type="float" office:value="44.784354999999998" table:style-name="ce1">
            <text:p>44.78435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41391" table:style-name="ce1">
            <text:p>1241391</text:p>
          </table:table-cell>
          <table:table-cell office:value-type="string" table:style-name="ce1">
            <text:p>04.01.2019,14:20</text:p>
          </table:table-cell>
          <table:table-cell office:value-type="float" office:value="20.654150000000001" table:style-name="ce1">
            <text:p>20.65415</text:p>
          </table:table-cell>
          <table:table-cell office:value-type="float" office:value="44.468719999999998" table:style-name="ce1">
            <text:p>44.46872</text:p>
          </table:table-cell>
          <table:table-cell office:value-type="string" table:style-name="ce1">
            <text:p>Sa poginul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41095" table:style-name="ce1">
            <text:p>1241095</text:p>
          </table:table-cell>
          <table:table-cell office:value-type="string" table:style-name="ce1">
            <text:p>04.01.2019,19:00</text:p>
          </table:table-cell>
          <table:table-cell office:value-type="float" office:value="20.379715000000001" table:style-name="ce1">
            <text:p>20.379715</text:p>
          </table:table-cell>
          <table:table-cell office:value-type="float" office:value="44.637037999999997" table:style-name="ce1">
            <text:p>44.63703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41045" table:style-name="ce1">
            <text:p>1241045</text:p>
          </table:table-cell>
          <table:table-cell office:value-type="string" table:style-name="ce1">
            <text:p>04.01.2019,09:30</text:p>
          </table:table-cell>
          <table:table-cell office:value-type="float" office:value="20.524339999999999" table:style-name="ce1">
            <text:p>20.52434</text:p>
          </table:table-cell>
          <table:table-cell office:value-type="float" office:value="44.78049" table:style-name="ce1">
            <text:p>44.7804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41516" table:style-name="ce1">
            <text:p>1241516</text:p>
          </table:table-cell>
          <table:table-cell office:value-type="string" table:style-name="ce1">
            <text:p>04.01.2019,02:45</text:p>
          </table:table-cell>
          <table:table-cell office:value-type="float" office:value="20.318342999999999" table:style-name="ce1">
            <text:p>20.318343</text:p>
          </table:table-cell>
          <table:table-cell office:value-type="float" office:value="44.742409000000002" table:style-name="ce1">
            <text:p>44.74240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1120" table:style-name="ce1">
            <text:p>1241120</text:p>
          </table:table-cell>
          <table:table-cell office:value-type="string" table:style-name="ce1">
            <text:p>04.01.2019,19:30</text:p>
          </table:table-cell>
          <table:table-cell office:value-type="float" office:value="20.437021000000001" table:style-name="ce1">
            <text:p>20.437021</text:p>
          </table:table-cell>
          <table:table-cell office:value-type="float" office:value="44.795158999999998" table:style-name="ce1">
            <text:p>44.79515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istom smeru uz skretanje</text:p>
          </table:table-cell>
          <table:table-cell table:number-columns-repeated="16377"/>
        </table:table-row>
        <table:table-row table:style-name="ro1">
          <table:table-cell office:value-type="float" office:value="1241103" table:style-name="ce1">
            <text:p>1241103</text:p>
          </table:table-cell>
          <table:table-cell office:value-type="string" table:style-name="ce1">
            <text:p>04.01.2019,19:25</text:p>
          </table:table-cell>
          <table:table-cell office:value-type="float" office:value="20.452034000000001" table:style-name="ce1">
            <text:p>20.452034</text:p>
          </table:table-cell>
          <table:table-cell office:value-type="float" office:value="44.879765999999996" table:style-name="ce1">
            <text:p>44.87976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suprotnim smerovima uz skretanje</text:p>
          </table:table-cell>
          <table:table-cell table:number-columns-repeated="16377"/>
        </table:table-row>
        <table:table-row table:style-name="ro1">
          <table:table-cell office:value-type="float" office:value="1241214" table:style-name="ce1">
            <text:p>1241214</text:p>
          </table:table-cell>
          <table:table-cell office:value-type="string" table:style-name="ce1">
            <text:p>04.01.2019,13:00</text:p>
          </table:table-cell>
          <table:table-cell office:value-type="float" office:value="20.150480000000002" table:style-name="ce1">
            <text:p>20.15048</text:p>
          </table:table-cell>
          <table:table-cell office:value-type="float" office:value="44.542020000000001" table:style-name="ce1">
            <text:p>44.5420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1204" table:style-name="ce1">
            <text:p>1241204</text:p>
          </table:table-cell>
          <table:table-cell office:value-type="string" table:style-name="ce1">
            <text:p>04.01.2019,11:00</text:p>
          </table:table-cell>
          <table:table-cell office:value-type="float" office:value="20.48011" table:style-name="ce1">
            <text:p>20.48011</text:p>
          </table:table-cell>
          <table:table-cell office:value-type="float" office:value="44.760300000000001" table:style-name="ce1">
            <text:p>44.760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1073" table:style-name="ce1">
            <text:p>1241073</text:p>
          </table:table-cell>
          <table:table-cell office:value-type="string" table:style-name="ce1">
            <text:p>04.01.2019,15:30</text:p>
          </table:table-cell>
          <table:table-cell office:value-type="float" office:value="20.535209999999999" table:style-name="ce1">
            <text:p>20.53521</text:p>
          </table:table-cell>
          <table:table-cell office:value-type="float" office:value="44.788910000000001" table:style-name="ce1">
            <text:p>44.7889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2978" table:style-name="ce1">
            <text:p>1242978</text:p>
          </table:table-cell>
          <table:table-cell office:value-type="string" table:style-name="ce1">
            <text:p>04.01.2019,15:05</text:p>
          </table:table-cell>
          <table:table-cell office:value-type="float" office:value="20.480862999999999" table:style-name="ce1">
            <text:p>20.480863</text:p>
          </table:table-cell>
          <table:table-cell office:value-type="float" office:value="44.773144000000002" table:style-name="ce1">
            <text:p>44.77314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1323" table:style-name="ce1">
            <text:p>1241323</text:p>
          </table:table-cell>
          <table:table-cell office:value-type="string" table:style-name="ce1">
            <text:p>04.01.2019,20:20</text:p>
          </table:table-cell>
          <table:table-cell office:value-type="float" office:value="20.478076999999999" table:style-name="ce1">
            <text:p>20.478077</text:p>
          </table:table-cell>
          <table:table-cell office:value-type="float" office:value="44.805401000000003" table:style-name="ce1">
            <text:p>44.80540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van raskrsnice , bez skretanja vozila</text:p>
          </table:table-cell>
          <table:table-cell table:number-columns-repeated="16377"/>
        </table:table-row>
        <table:table-row table:style-name="ro1">
          <table:table-cell office:value-type="float" office:value="1241919" table:style-name="ce1">
            <text:p>1241919</text:p>
          </table:table-cell>
          <table:table-cell office:value-type="string" table:style-name="ce1">
            <text:p>04.01.2019,22:30</text:p>
          </table:table-cell>
          <table:table-cell office:value-type="float" office:value="20.50808" table:style-name="ce1">
            <text:p>20.50808</text:p>
          </table:table-cell>
          <table:table-cell office:value-type="float" office:value="44.789490000000001" table:style-name="ce1">
            <text:p>44.7894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1124" table:style-name="ce1">
            <text:p>1241124</text:p>
          </table:table-cell>
          <table:table-cell office:value-type="string" table:style-name="ce1">
            <text:p>04.01.2019,22:15</text:p>
          </table:table-cell>
          <table:table-cell office:value-type="float" office:value="20.502746999999999" table:style-name="ce1">
            <text:p>20.502747</text:p>
          </table:table-cell>
          <table:table-cell office:value-type="float" office:value="44.787849000000001" table:style-name="ce1">
            <text:p>44.78784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1194" table:style-name="ce1">
            <text:p>1241194</text:p>
          </table:table-cell>
          <table:table-cell office:value-type="string" table:style-name="ce1">
            <text:p>04.01.2019,14:45</text:p>
          </table:table-cell>
          <table:table-cell office:value-type="float" office:value="20.366468999999999" table:style-name="ce1">
            <text:p>20.366469</text:p>
          </table:table-cell>
          <table:table-cell office:value-type="float" office:value="44.799906" table:style-name="ce1">
            <text:p>44.79990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1195" table:style-name="ce1">
            <text:p>1241195</text:p>
          </table:table-cell>
          <table:table-cell office:value-type="string" table:style-name="ce1">
            <text:p>04.01.2019,16:00</text:p>
          </table:table-cell>
          <table:table-cell office:value-type="float" office:value="20.399249000000001" table:style-name="ce1">
            <text:p>20.399249</text:p>
          </table:table-cell>
          <table:table-cell office:value-type="float" office:value="44.802925999999999" table:style-name="ce1">
            <text:p>44.80292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1004" table:style-name="ce1">
            <text:p>1241004</text:p>
          </table:table-cell>
          <table:table-cell office:value-type="string" table:style-name="ce1">
            <text:p>04.01.2019,00:45</text:p>
          </table:table-cell>
          <table:table-cell office:value-type="float" office:value="20.419930000000001" table:style-name="ce1">
            <text:p>20.41993</text:p>
          </table:table-cell>
          <table:table-cell office:value-type="float" office:value="44.752369999999999" table:style-name="ce1">
            <text:p>44.7523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1163" table:style-name="ce1">
            <text:p>1241163</text:p>
          </table:table-cell>
          <table:table-cell office:value-type="string" table:style-name="ce1">
            <text:p>04.01.2019,09:00</text:p>
          </table:table-cell>
          <table:table-cell office:value-type="float" office:value="20.290137000000001" table:style-name="ce1">
            <text:p>20.290137</text:p>
          </table:table-cell>
          <table:table-cell office:value-type="float" office:value="44.819620999999998" table:style-name="ce1">
            <text:p>44.81962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1386" table:style-name="ce1">
            <text:p>1241386</text:p>
          </table:table-cell>
          <table:table-cell office:value-type="string" table:style-name="ce1">
            <text:p>04.01.2019,10:00</text:p>
          </table:table-cell>
          <table:table-cell office:value-type="float" office:value="20.486688000000001" table:style-name="ce1">
            <text:p>20.486688</text:p>
          </table:table-cell>
          <table:table-cell office:value-type="float" office:value="44.785884000000003" table:style-name="ce1">
            <text:p>44.78588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1193" table:style-name="ce1">
            <text:p>1241193</text:p>
          </table:table-cell>
          <table:table-cell office:value-type="string" table:style-name="ce1">
            <text:p>04.01.2019,14:45</text:p>
          </table:table-cell>
          <table:table-cell office:value-type="float" office:value="20.496493999999998" table:style-name="ce1">
            <text:p>20.496494</text:p>
          </table:table-cell>
          <table:table-cell office:value-type="float" office:value="44.79739" table:style-name="ce1">
            <text:p>44.7973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1433" table:style-name="ce1">
            <text:p>1241433</text:p>
          </table:table-cell>
          <table:table-cell office:value-type="string" table:style-name="ce1">
            <text:p>04.01.2019,21:45</text:p>
          </table:table-cell>
          <table:table-cell office:value-type="float" office:value="20.5167" table:style-name="ce1">
            <text:p>20.5167</text:p>
          </table:table-cell>
          <table:table-cell office:value-type="float" office:value="44.810195999999998" table:style-name="ce1">
            <text:p>44.81019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1871" table:style-name="ce1">
            <text:p>1241871</text:p>
          </table:table-cell>
          <table:table-cell office:value-type="string" table:style-name="ce1">
            <text:p>04.01.2019,15:00</text:p>
          </table:table-cell>
          <table:table-cell office:value-type="float" office:value="20.477501" table:style-name="ce1">
            <text:p>20.477501</text:p>
          </table:table-cell>
          <table:table-cell office:value-type="float" office:value="44.778875999999997" table:style-name="ce1">
            <text:p>44.77887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1170" table:style-name="ce1">
            <text:p>1241170</text:p>
          </table:table-cell>
          <table:table-cell office:value-type="string" table:style-name="ce1">
            <text:p>04.01.2019,16:00</text:p>
          </table:table-cell>
          <table:table-cell office:value-type="float" office:value="20.432852" table:style-name="ce1">
            <text:p>20.432852</text:p>
          </table:table-cell>
          <table:table-cell office:value-type="float" office:value="44.808974999999997" table:style-name="ce1">
            <text:p>44.80897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1139" table:style-name="ce1">
            <text:p>1241139</text:p>
          </table:table-cell>
          <table:table-cell office:value-type="string" table:style-name="ce1">
            <text:p>04.01.2019,23:15</text:p>
          </table:table-cell>
          <table:table-cell office:value-type="float" office:value="20.426165999999998" table:style-name="ce1">
            <text:p>20.426166</text:p>
          </table:table-cell>
          <table:table-cell office:value-type="float" office:value="44.729199000000001" table:style-name="ce1">
            <text:p>44.72919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2869" table:style-name="ce1">
            <text:p>1242869</text:p>
          </table:table-cell>
          <table:table-cell office:value-type="string" table:style-name="ce1">
            <text:p>04.01.2019,15:30</text:p>
          </table:table-cell>
          <table:table-cell office:value-type="float" office:value="20.63485" table:style-name="ce1">
            <text:p>20.63485</text:p>
          </table:table-cell>
          <table:table-cell office:value-type="float" office:value="44.637464000000001" table:style-name="ce1">
            <text:p>44.63746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udar u sustizanju</text:p>
          </table:table-cell>
          <table:table-cell table:number-columns-repeated="16377"/>
        </table:table-row>
        <table:table-row table:style-name="ro1">
          <table:table-cell office:value-type="float" office:value="1241312" table:style-name="ce1">
            <text:p>1241312</text:p>
          </table:table-cell>
          <table:table-cell office:value-type="string" table:style-name="ce1">
            <text:p>05.01.2019,12:45</text:p>
          </table:table-cell>
          <table:table-cell office:value-type="float" office:value="20.467344000000001" table:style-name="ce1">
            <text:p>20.467344</text:p>
          </table:table-cell>
          <table:table-cell office:value-type="float" office:value="44.811610999999999" table:style-name="ce1">
            <text:p>44.81161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1309" table:style-name="ce1">
            <text:p>1241309</text:p>
          </table:table-cell>
          <table:table-cell office:value-type="string" table:style-name="ce1">
            <text:p>05.01.2019,15:30</text:p>
          </table:table-cell>
          <table:table-cell office:value-type="float" office:value="20.415330000000001" table:style-name="ce1">
            <text:p>20.41533</text:p>
          </table:table-cell>
          <table:table-cell office:value-type="float" office:value="44.783580000000001" table:style-name="ce1">
            <text:p>44.7835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1306" table:style-name="ce1">
            <text:p>1241306</text:p>
          </table:table-cell>
          <table:table-cell office:value-type="string" table:style-name="ce1">
            <text:p>05.01.2019,14:35</text:p>
          </table:table-cell>
          <table:table-cell office:value-type="float" office:value="20.415444999999998" table:style-name="ce1">
            <text:p>20.415445</text:p>
          </table:table-cell>
          <table:table-cell office:value-type="float" office:value="44.758474999999997" table:style-name="ce1">
            <text:p>44.75847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1479" table:style-name="ce1">
            <text:p>1241479</text:p>
          </table:table-cell>
          <table:table-cell office:value-type="string" table:style-name="ce1">
            <text:p>05.01.2019,12:45</text:p>
          </table:table-cell>
          <table:table-cell office:value-type="float" office:value="20.316742000000001" table:style-name="ce1">
            <text:p>20.316742</text:p>
          </table:table-cell>
          <table:table-cell office:value-type="float" office:value="44.801741" table:style-name="ce1">
            <text:p>44.80174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1955" table:style-name="ce1">
            <text:p>1241955</text:p>
          </table:table-cell>
          <table:table-cell office:value-type="string" table:style-name="ce1">
            <text:p>05.01.2019,12:15</text:p>
          </table:table-cell>
          <table:table-cell office:value-type="float" office:value="20.408259999999999" table:style-name="ce1">
            <text:p>20.40826</text:p>
          </table:table-cell>
          <table:table-cell office:value-type="float" office:value="44.84348" table:style-name="ce1">
            <text:p>44.8434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1956" table:style-name="ce1">
            <text:p>1241956</text:p>
          </table:table-cell>
          <table:table-cell office:value-type="string" table:style-name="ce1">
            <text:p>05.01.2019,13:00</text:p>
          </table:table-cell>
          <table:table-cell office:value-type="float" office:value="20.42015" table:style-name="ce1">
            <text:p>20.42015</text:p>
          </table:table-cell>
          <table:table-cell office:value-type="float" office:value="44.822119999999998" table:style-name="ce1">
            <text:p>44.8221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1446" table:style-name="ce1">
            <text:p>1241446</text:p>
          </table:table-cell>
          <table:table-cell office:value-type="string" table:style-name="ce1">
            <text:p>05.01.2019,03:20</text:p>
          </table:table-cell>
          <table:table-cell office:value-type="float" office:value="20.485213999999999" table:style-name="ce1">
            <text:p>20.485214</text:p>
          </table:table-cell>
          <table:table-cell office:value-type="float" office:value="44.794933" table:style-name="ce1">
            <text:p>44.79493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1293" table:style-name="ce1">
            <text:p>1241293</text:p>
          </table:table-cell>
          <table:table-cell office:value-type="string" table:style-name="ce1">
            <text:p>05.01.2019,13:30</text:p>
          </table:table-cell>
          <table:table-cell office:value-type="float" office:value="20.690550000000002" table:style-name="ce1">
            <text:p>20.69055</text:p>
          </table:table-cell>
          <table:table-cell office:value-type="float" office:value="44.446719999999999" table:style-name="ce1">
            <text:p>44.4467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1294" table:style-name="ce1">
            <text:p>1241294</text:p>
          </table:table-cell>
          <table:table-cell office:value-type="string" table:style-name="ce1">
            <text:p>05.01.2019,17:30</text:p>
          </table:table-cell>
          <table:table-cell office:value-type="float" office:value="20.746179999999999" table:style-name="ce1">
            <text:p>20.74618</text:p>
          </table:table-cell>
          <table:table-cell office:value-type="float" office:value="44.44764" table:style-name="ce1">
            <text:p>44.4476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1302" table:style-name="ce1">
            <text:p>1241302</text:p>
          </table:table-cell>
          <table:table-cell office:value-type="string" table:style-name="ce1">
            <text:p>05.01.2019,11:00</text:p>
          </table:table-cell>
          <table:table-cell office:value-type="float" office:value="20.455846999999999" table:style-name="ce1">
            <text:p>20.455847</text:p>
          </table:table-cell>
          <table:table-cell office:value-type="float" office:value="44.772964000000002" table:style-name="ce1">
            <text:p>44.77296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1221" table:style-name="ce1">
            <text:p>1241221</text:p>
          </table:table-cell>
          <table:table-cell office:value-type="string" table:style-name="ce1">
            <text:p>05.01.2019,07:35</text:p>
          </table:table-cell>
          <table:table-cell office:value-type="float" office:value="20.334073" table:style-name="ce1">
            <text:p>20.334073</text:p>
          </table:table-cell>
          <table:table-cell office:value-type="float" office:value="44.871974999999999" table:style-name="ce1">
            <text:p>44.87197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oba vozila</text:p>
          </table:table-cell>
          <table:table-cell table:number-columns-repeated="16377"/>
        </table:table-row>
        <table:table-row table:style-name="ro1">
          <table:table-cell office:value-type="float" office:value="1243061" table:style-name="ce1">
            <text:p>1243061</text:p>
          </table:table-cell>
          <table:table-cell office:value-type="string" table:style-name="ce1">
            <text:p>05.01.2019,13:55</text:p>
          </table:table-cell>
          <table:table-cell office:value-type="float" office:value="20.458666000000001" table:style-name="ce1">
            <text:p>20.458666</text:p>
          </table:table-cell>
          <table:table-cell office:value-type="float" office:value="44.886043000000001" table:style-name="ce1">
            <text:p>44.88604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1921" table:style-name="ce1">
            <text:p>1241921</text:p>
          </table:table-cell>
          <table:table-cell office:value-type="string" table:style-name="ce1">
            <text:p>05.01.2019,11:15</text:p>
          </table:table-cell>
          <table:table-cell office:value-type="float" office:value="20.368300000000001" table:style-name="ce1">
            <text:p>20.3683</text:p>
          </table:table-cell>
          <table:table-cell office:value-type="float" office:value="44.831589999999998" table:style-name="ce1">
            <text:p>44.8315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147" table:style-name="ce1">
            <text:p>1241147</text:p>
          </table:table-cell>
          <table:table-cell office:value-type="string" table:style-name="ce1">
            <text:p>05.01.2019,08:15</text:p>
          </table:table-cell>
          <table:table-cell office:value-type="float" office:value="20.491980000000002" table:style-name="ce1">
            <text:p>20.49198</text:p>
          </table:table-cell>
          <table:table-cell office:value-type="float" office:value="44.839053999999997" table:style-name="ce1">
            <text:p>44.83905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0846" table:style-name="ce1">
            <text:p>1240846</text:p>
          </table:table-cell>
          <table:table-cell office:value-type="string" table:style-name="ce1">
            <text:p>05.01.2019,08:00</text:p>
          </table:table-cell>
          <table:table-cell office:value-type="float" office:value="20.463626999999999" table:style-name="ce1">
            <text:p>20.463627</text:p>
          </table:table-cell>
          <table:table-cell office:value-type="float" office:value="44.808262999999997" table:style-name="ce1">
            <text:p>44.80826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818" table:style-name="ce1">
            <text:p>1241818</text:p>
          </table:table-cell>
          <table:table-cell office:value-type="string" table:style-name="ce1">
            <text:p>05.01.2019,17:18</text:p>
          </table:table-cell>
          <table:table-cell office:value-type="float" office:value="20.07122" table:style-name="ce1">
            <text:p>20.07122</text:p>
          </table:table-cell>
          <table:table-cell office:value-type="float" office:value="44.666919999999998" table:style-name="ce1">
            <text:p>44.6669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167" table:style-name="ce1">
            <text:p>1241167</text:p>
          </table:table-cell>
          <table:table-cell office:value-type="string" table:style-name="ce1">
            <text:p>05.01.2019,12:45</text:p>
          </table:table-cell>
          <table:table-cell office:value-type="float" office:value="20.510073999999999" table:style-name="ce1">
            <text:p>20.510074</text:p>
          </table:table-cell>
          <table:table-cell office:value-type="float" office:value="44.792318000000002" table:style-name="ce1">
            <text:p>44.79231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456" table:style-name="ce1">
            <text:p>1241456</text:p>
          </table:table-cell>
          <table:table-cell office:value-type="string" table:style-name="ce1">
            <text:p>05.01.2019,12:30</text:p>
          </table:table-cell>
          <table:table-cell office:value-type="float" office:value="20.322483999999999" table:style-name="ce1">
            <text:p>20.322484</text:p>
          </table:table-cell>
          <table:table-cell office:value-type="float" office:value="44.798887000000001" table:style-name="ce1">
            <text:p>44.79888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0854" table:style-name="ce1">
            <text:p>1240854</text:p>
          </table:table-cell>
          <table:table-cell office:value-type="string" table:style-name="ce1">
            <text:p>05.01.2019,13:30</text:p>
          </table:table-cell>
          <table:table-cell office:value-type="float" office:value="20.19576" table:style-name="ce1">
            <text:p>20.19576</text:p>
          </table:table-cell>
          <table:table-cell office:value-type="float" office:value="44.87265" table:style-name="ce1">
            <text:p>44.8726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2590" table:style-name="ce1">
            <text:p>1242590</text:p>
          </table:table-cell>
          <table:table-cell office:value-type="string" table:style-name="ce1">
            <text:p>05.01.2019,11:45</text:p>
          </table:table-cell>
          <table:table-cell office:value-type="float" office:value="20.460260000000002" table:style-name="ce1">
            <text:p>20.46026</text:p>
          </table:table-cell>
          <table:table-cell office:value-type="float" office:value="44.817729999999997" table:style-name="ce1">
            <text:p>44.8177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1269" table:style-name="ce1">
            <text:p>1241269</text:p>
          </table:table-cell>
          <table:table-cell office:value-type="string" table:style-name="ce1">
            <text:p>05.01.2019,15:47</text:p>
          </table:table-cell>
          <table:table-cell office:value-type="float" office:value="20.420968999999999" table:style-name="ce1">
            <text:p>20.420969</text:p>
          </table:table-cell>
          <table:table-cell office:value-type="float" office:value="44.731361999999997" table:style-name="ce1">
            <text:p>44.73136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1460" table:style-name="ce1">
            <text:p>1241460</text:p>
          </table:table-cell>
          <table:table-cell office:value-type="string" table:style-name="ce1">
            <text:p>05.01.2019,15:25</text:p>
          </table:table-cell>
          <table:table-cell office:value-type="float" office:value="20.625803399999999" table:style-name="ce1">
            <text:p>20.6258034</text:p>
          </table:table-cell>
          <table:table-cell office:value-type="float" office:value="44.514785699999997" table:style-name="ce1">
            <text:p>44.514785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čeoni sudar</text:p>
          </table:table-cell>
          <table:table-cell table:number-columns-repeated="16377"/>
        </table:table-row>
        <table:table-row table:style-name="ro1">
          <table:table-cell office:value-type="float" office:value="1242632" table:style-name="ce1">
            <text:p>1242632</text:p>
          </table:table-cell>
          <table:table-cell office:value-type="string" table:style-name="ce1">
            <text:p>05.01.2019,12:00</text:p>
          </table:table-cell>
          <table:table-cell office:value-type="float" office:value="20.535084000000001" table:style-name="ce1">
            <text:p>20.535084</text:p>
          </table:table-cell>
          <table:table-cell office:value-type="float" office:value="44.791429999999998" table:style-name="ce1">
            <text:p>44.7914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čeoni sudar</text:p>
          </table:table-cell>
          <table:table-cell table:number-columns-repeated="16377"/>
        </table:table-row>
        <table:table-row table:style-name="ro1">
          <table:table-cell office:value-type="float" office:value="1243397" table:style-name="ce1">
            <text:p>1243397</text:p>
          </table:table-cell>
          <table:table-cell office:value-type="string" table:style-name="ce1">
            <text:p>05.01.2019,21:30</text:p>
          </table:table-cell>
          <table:table-cell office:value-type="float" office:value="20.448215000000001" table:style-name="ce1">
            <text:p>20.448215</text:p>
          </table:table-cell>
          <table:table-cell office:value-type="float" office:value="44.798684000000002" table:style-name="ce1">
            <text:p>44.79868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bez prepreka na kolovozu na nepoznat, nespecificiran način</text:p>
          </table:table-cell>
          <table:table-cell table:number-columns-repeated="16377"/>
        </table:table-row>
        <table:table-row table:style-name="ro1">
          <table:table-cell office:value-type="float" office:value="1241160" table:style-name="ce1">
            <text:p>1241160</text:p>
          </table:table-cell>
          <table:table-cell office:value-type="string" table:style-name="ce1">
            <text:p>05.01.2019,11:00</text:p>
          </table:table-cell>
          <table:table-cell office:value-type="float" office:value="20.375450000000001" table:style-name="ce1">
            <text:p>20.37545</text:p>
          </table:table-cell>
          <table:table-cell office:value-type="float" office:value="44.726413000000001" table:style-name="ce1">
            <text:p>44.72641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1522" table:style-name="ce1">
            <text:p>1241522</text:p>
          </table:table-cell>
          <table:table-cell office:value-type="string" table:style-name="ce1">
            <text:p>05.01.2019,18:00</text:p>
          </table:table-cell>
          <table:table-cell office:value-type="float" office:value="20.523534999999999" table:style-name="ce1">
            <text:p>20.523535</text:p>
          </table:table-cell>
          <table:table-cell office:value-type="float" office:value="44.763567999999999" table:style-name="ce1">
            <text:p>44.76356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1151" table:style-name="ce1">
            <text:p>1241151</text:p>
          </table:table-cell>
          <table:table-cell office:value-type="string" table:style-name="ce1">
            <text:p>05.01.2019,08:35</text:p>
          </table:table-cell>
          <table:table-cell office:value-type="float" office:value="20.409001" table:style-name="ce1">
            <text:p>20.409001</text:p>
          </table:table-cell>
          <table:table-cell office:value-type="float" office:value="44.766787999999998" table:style-name="ce1">
            <text:p>44.76678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1824" table:style-name="ce1">
            <text:p>1241824</text:p>
          </table:table-cell>
          <table:table-cell office:value-type="string" table:style-name="ce1">
            <text:p>05.01.2019,13:15</text:p>
          </table:table-cell>
          <table:table-cell office:value-type="float" office:value="20.608184000000001" table:style-name="ce1">
            <text:p>20.608184</text:p>
          </table:table-cell>
          <table:table-cell office:value-type="float" office:value="44.739764999999998" table:style-name="ce1">
            <text:p>44.73976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1873" table:style-name="ce1">
            <text:p>1241873</text:p>
          </table:table-cell>
          <table:table-cell office:value-type="string" table:style-name="ce1">
            <text:p>05.01.2019,20:00</text:p>
          </table:table-cell>
          <table:table-cell office:value-type="float" office:value="20.442108000000001" table:style-name="ce1">
            <text:p>20.442108</text:p>
          </table:table-cell>
          <table:table-cell office:value-type="float" office:value="44.744622999999997" table:style-name="ce1">
            <text:p>44.74462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1142" table:style-name="ce1">
            <text:p>1241142</text:p>
          </table:table-cell>
          <table:table-cell office:value-type="string" table:style-name="ce1">
            <text:p>05.01.2019,04:00</text:p>
          </table:table-cell>
          <table:table-cell office:value-type="float" office:value="20.496849999999998" table:style-name="ce1">
            <text:p>20.49685</text:p>
          </table:table-cell>
          <table:table-cell office:value-type="float" office:value="44.777577999999998" table:style-name="ce1">
            <text:p>44.77757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sa kolovoza u krivini</text:p>
          </table:table-cell>
          <table:table-cell table:number-columns-repeated="16377"/>
        </table:table-row>
        <table:table-row table:style-name="ro1">
          <table:table-cell office:value-type="float" office:value="1241205" table:style-name="ce1">
            <text:p>1241205</text:p>
          </table:table-cell>
          <table:table-cell office:value-type="string" table:style-name="ce1">
            <text:p>05.01.2019,19:00</text:p>
          </table:table-cell>
          <table:table-cell office:value-type="float" office:value="20.435267" table:style-name="ce1">
            <text:p>20.435267</text:p>
          </table:table-cell>
          <table:table-cell office:value-type="float" office:value="44.785336999999998" table:style-name="ce1">
            <text:p>44.78533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43399" table:style-name="ce1">
            <text:p>1243399</text:p>
          </table:table-cell>
          <table:table-cell office:value-type="string" table:style-name="ce1">
            <text:p>05.01.2019,22:50</text:p>
          </table:table-cell>
          <table:table-cell office:value-type="float" office:value="20.525154000000001" table:style-name="ce1">
            <text:p>20.525154</text:p>
          </table:table-cell>
          <table:table-cell office:value-type="float" office:value="44.790685000000003" table:style-name="ce1">
            <text:p>44.79068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41813" table:style-name="ce1">
            <text:p>1241813</text:p>
          </table:table-cell>
          <table:table-cell office:value-type="string" table:style-name="ce1">
            <text:p>05.01.2019,13:00</text:p>
          </table:table-cell>
          <table:table-cell office:value-type="float" office:value="20.217020000000002" table:style-name="ce1">
            <text:p>20.21702</text:p>
          </table:table-cell>
          <table:table-cell office:value-type="float" office:value="44.653550000000003" table:style-name="ce1">
            <text:p>44.6535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41821" table:style-name="ce1">
            <text:p>1241821</text:p>
          </table:table-cell>
          <table:table-cell office:value-type="string" table:style-name="ce1">
            <text:p>05.01.2019,17:15</text:p>
          </table:table-cell>
          <table:table-cell office:value-type="float" office:value="20.0761" table:style-name="ce1">
            <text:p>20.0761</text:p>
          </table:table-cell>
          <table:table-cell office:value-type="float" office:value="44.66348" table:style-name="ce1">
            <text:p>44.6634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suprotnim smerovima uz skretanje</text:p>
          </table:table-cell>
          <table:table-cell table:number-columns-repeated="16377"/>
        </table:table-row>
        <table:table-row table:style-name="ro1">
          <table:table-cell office:value-type="float" office:value="1241192" table:style-name="ce1">
            <text:p>1241192</text:p>
          </table:table-cell>
          <table:table-cell office:value-type="string" table:style-name="ce1">
            <text:p>05.01.2019,17:45</text:p>
          </table:table-cell>
          <table:table-cell office:value-type="float" office:value="20.37143" table:style-name="ce1">
            <text:p>20.37143</text:p>
          </table:table-cell>
          <table:table-cell office:value-type="float" office:value="44.815800000000003" table:style-name="ce1">
            <text:p>44.815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3395" table:style-name="ce1">
            <text:p>1243395</text:p>
          </table:table-cell>
          <table:table-cell office:value-type="string" table:style-name="ce1">
            <text:p>05.01.2019,17:30</text:p>
          </table:table-cell>
          <table:table-cell office:value-type="float" office:value="20.536933999999999" table:style-name="ce1">
            <text:p>20.536934</text:p>
          </table:table-cell>
          <table:table-cell office:value-type="float" office:value="44.786223" table:style-name="ce1">
            <text:p>44.78622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1805" table:style-name="ce1">
            <text:p>1241805</text:p>
          </table:table-cell>
          <table:table-cell office:value-type="string" table:style-name="ce1">
            <text:p>05.01.2019,12:00</text:p>
          </table:table-cell>
          <table:table-cell office:value-type="float" office:value="20.581382000000001" table:style-name="ce1">
            <text:p>20.581382</text:p>
          </table:table-cell>
          <table:table-cell office:value-type="float" office:value="44.748851999999999" table:style-name="ce1">
            <text:p>44.74885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se kreće duž kolovoza</text:p>
          </table:table-cell>
          <table:table-cell table:number-columns-repeated="16377"/>
        </table:table-row>
        <table:table-row table:style-name="ro1">
          <table:table-cell office:value-type="float" office:value="1241802" table:style-name="ce1">
            <text:p>1241802</text:p>
          </table:table-cell>
          <table:table-cell office:value-type="string" table:style-name="ce1">
            <text:p>05.01.2019,07:00</text:p>
          </table:table-cell>
          <table:table-cell office:value-type="float" office:value="20.206040000000002" table:style-name="ce1">
            <text:p>20.20604</text:p>
          </table:table-cell>
          <table:table-cell office:value-type="float" office:value="44.657170000000001" table:style-name="ce1">
            <text:p>44.6571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sa skretanjem vozila udesno, u raskrsnici</text:p>
          </table:table-cell>
          <table:table-cell table:number-columns-repeated="16377"/>
        </table:table-row>
        <table:table-row table:style-name="ro1">
          <table:table-cell office:value-type="float" office:value="1241803" table:style-name="ce1">
            <text:p>1241803</text:p>
          </table:table-cell>
          <table:table-cell office:value-type="string" table:style-name="ce1">
            <text:p>05.01.2019,14:55</text:p>
          </table:table-cell>
          <table:table-cell office:value-type="float" office:value="20.463643000000001" table:style-name="ce1">
            <text:p>20.463643</text:p>
          </table:table-cell>
          <table:table-cell office:value-type="float" office:value="44.816501000000002" table:style-name="ce1">
            <text:p>44.81650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van raskrsnice , bez skretanja vozila</text:p>
          </table:table-cell>
          <table:table-cell table:number-columns-repeated="16377"/>
        </table:table-row>
        <table:table-row table:style-name="ro1">
          <table:table-cell office:value-type="float" office:value="1241198" table:style-name="ce1">
            <text:p>1241198</text:p>
          </table:table-cell>
          <table:table-cell office:value-type="string" table:style-name="ce1">
            <text:p>05.01.2019,19:00</text:p>
          </table:table-cell>
          <table:table-cell office:value-type="float" office:value="20.259609999999999" table:style-name="ce1">
            <text:p>20.25961</text:p>
          </table:table-cell>
          <table:table-cell office:value-type="float" office:value="44.379449999999999" table:style-name="ce1">
            <text:p>44.3794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1370" table:style-name="ce1">
            <text:p>1241370</text:p>
          </table:table-cell>
          <table:table-cell office:value-type="string" table:style-name="ce1">
            <text:p>05.01.2019,22:00</text:p>
          </table:table-cell>
          <table:table-cell office:value-type="float" office:value="20.520474" table:style-name="ce1">
            <text:p>20.520474</text:p>
          </table:table-cell>
          <table:table-cell office:value-type="float" office:value="44.813907" table:style-name="ce1">
            <text:p>44.81390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1270" table:style-name="ce1">
            <text:p>1241270</text:p>
          </table:table-cell>
          <table:table-cell office:value-type="string" table:style-name="ce1">
            <text:p>05.01.2019,10:25</text:p>
          </table:table-cell>
          <table:table-cell office:value-type="float" office:value="20.455634" table:style-name="ce1">
            <text:p>20.455634</text:p>
          </table:table-cell>
          <table:table-cell office:value-type="float" office:value="44.814177999999998" table:style-name="ce1">
            <text:p>44.81417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1206" table:style-name="ce1">
            <text:p>1241206</text:p>
          </table:table-cell>
          <table:table-cell office:value-type="string" table:style-name="ce1">
            <text:p>05.01.2019,17:30</text:p>
          </table:table-cell>
          <table:table-cell office:value-type="float" office:value="20.4644476" table:style-name="ce1">
            <text:p>20.4644476</text:p>
          </table:table-cell>
          <table:table-cell office:value-type="float" office:value="44.773330000000001" table:style-name="ce1">
            <text:p>44.7733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1404" table:style-name="ce1">
            <text:p>1241404</text:p>
          </table:table-cell>
          <table:table-cell office:value-type="string" table:style-name="ce1">
            <text:p>05.01.2019,15:00</text:p>
          </table:table-cell>
          <table:table-cell office:value-type="float" office:value="20.50309" table:style-name="ce1">
            <text:p>20.50309</text:p>
          </table:table-cell>
          <table:table-cell office:value-type="float" office:value="44.787990000000001" table:style-name="ce1">
            <text:p>44.7879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1202" table:style-name="ce1">
            <text:p>1241202</text:p>
          </table:table-cell>
          <table:table-cell office:value-type="string" table:style-name="ce1">
            <text:p>05.01.2019,17:30</text:p>
          </table:table-cell>
          <table:table-cell office:value-type="float" office:value="20.428018000000002" table:style-name="ce1">
            <text:p>20.428018</text:p>
          </table:table-cell>
          <table:table-cell office:value-type="float" office:value="44.807299" table:style-name="ce1">
            <text:p>44.80729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1385" table:style-name="ce1">
            <text:p>1241385</text:p>
          </table:table-cell>
          <table:table-cell office:value-type="string" table:style-name="ce1">
            <text:p>06.01.2019,16:00</text:p>
          </table:table-cell>
          <table:table-cell office:value-type="float" office:value="20.415240000000001" table:style-name="ce1">
            <text:p>20.41524</text:p>
          </table:table-cell>
          <table:table-cell office:value-type="float" office:value="44.717419999999997" table:style-name="ce1">
            <text:p>44.7174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1933" table:style-name="ce1">
            <text:p>1241933</text:p>
          </table:table-cell>
          <table:table-cell office:value-type="string" table:style-name="ce1">
            <text:p>06.01.2019,17:00</text:p>
          </table:table-cell>
          <table:table-cell office:value-type="float" office:value="20.43995" table:style-name="ce1">
            <text:p>20.43995</text:p>
          </table:table-cell>
          <table:table-cell office:value-type="float" office:value="44.748660000000001" table:style-name="ce1">
            <text:p>44.7486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1688" table:style-name="ce1">
            <text:p>1241688</text:p>
          </table:table-cell>
          <table:table-cell office:value-type="string" table:style-name="ce1">
            <text:p>06.01.2019,13:29</text:p>
          </table:table-cell>
          <table:table-cell office:value-type="float" office:value="20.50141" table:style-name="ce1">
            <text:p>20.50141</text:p>
          </table:table-cell>
          <table:table-cell office:value-type="float" office:value="44.783029999999997" table:style-name="ce1">
            <text:p>44.7830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1809" table:style-name="ce1">
            <text:p>1241809</text:p>
          </table:table-cell>
          <table:table-cell office:value-type="string" table:style-name="ce1">
            <text:p>06.01.2019,16:30</text:p>
          </table:table-cell>
          <table:table-cell office:value-type="float" office:value="20.725569" table:style-name="ce1">
            <text:p>20.725569</text:p>
          </table:table-cell>
          <table:table-cell office:value-type="float" office:value="44.605308000000001" table:style-name="ce1">
            <text:p>44.60530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1367" table:style-name="ce1">
            <text:p>1241367</text:p>
          </table:table-cell>
          <table:table-cell office:value-type="string" table:style-name="ce1">
            <text:p>06.01.2019,14:30</text:p>
          </table:table-cell>
          <table:table-cell office:value-type="float" office:value="20.45992" table:style-name="ce1">
            <text:p>20.45992</text:p>
          </table:table-cell>
          <table:table-cell office:value-type="float" office:value="44.719859999999997" table:style-name="ce1">
            <text:p>44.7198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1822" table:style-name="ce1">
            <text:p>1241822</text:p>
          </table:table-cell>
          <table:table-cell office:value-type="string" table:style-name="ce1">
            <text:p>06.01.2019,17:20</text:p>
          </table:table-cell>
          <table:table-cell office:value-type="float" office:value="20.300329000000001" table:style-name="ce1">
            <text:p>20.300329</text:p>
          </table:table-cell>
          <table:table-cell office:value-type="float" office:value="44.550490000000003" table:style-name="ce1">
            <text:p>44.5504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1241" table:style-name="ce1">
            <text:p>1241241</text:p>
          </table:table-cell>
          <table:table-cell office:value-type="string" table:style-name="ce1">
            <text:p>06.01.2019,07:00</text:p>
          </table:table-cell>
          <table:table-cell office:value-type="float" office:value="20.398540000000001" table:style-name="ce1">
            <text:p>20.39854</text:p>
          </table:table-cell>
          <table:table-cell office:value-type="float" office:value="44.655169999999998" table:style-name="ce1">
            <text:p>44.6551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1289" table:style-name="ce1">
            <text:p>1241289</text:p>
          </table:table-cell>
          <table:table-cell office:value-type="string" table:style-name="ce1">
            <text:p>06.01.2019,18:00</text:p>
          </table:table-cell>
          <table:table-cell office:value-type="float" office:value="20.509820000000001" table:style-name="ce1">
            <text:p>20.50982</text:p>
          </table:table-cell>
          <table:table-cell office:value-type="float" office:value="44.814970000000002" table:style-name="ce1">
            <text:p>44.8149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1308" table:style-name="ce1">
            <text:p>1241308</text:p>
          </table:table-cell>
          <table:table-cell office:value-type="string" table:style-name="ce1">
            <text:p>06.01.2019,20:50</text:p>
          </table:table-cell>
          <table:table-cell office:value-type="float" office:value="20.501740000000002" table:style-name="ce1">
            <text:p>20.50174</text:p>
          </table:table-cell>
          <table:table-cell office:value-type="float" office:value="44.772489999999998" table:style-name="ce1">
            <text:p>44.7724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377" table:style-name="ce1">
            <text:p>1241377</text:p>
          </table:table-cell>
          <table:table-cell office:value-type="string" table:style-name="ce1">
            <text:p>06.01.2019,12:00</text:p>
          </table:table-cell>
          <table:table-cell office:value-type="float" office:value="20.556380000000001" table:style-name="ce1">
            <text:p>20.55638</text:p>
          </table:table-cell>
          <table:table-cell office:value-type="float" office:value="44.765340000000002" table:style-name="ce1">
            <text:p>44.7653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105" table:style-name="ce1">
            <text:p>1242105</text:p>
          </table:table-cell>
          <table:table-cell office:value-type="string" table:style-name="ce1">
            <text:p>06.01.2019,13:00</text:p>
          </table:table-cell>
          <table:table-cell office:value-type="float" office:value="20.476593999999999" table:style-name="ce1">
            <text:p>20.476594</text:p>
          </table:table-cell>
          <table:table-cell office:value-type="float" office:value="44.798681999999999" table:style-name="ce1">
            <text:p>44.79868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684" table:style-name="ce1">
            <text:p>1241684</text:p>
          </table:table-cell>
          <table:table-cell office:value-type="string" table:style-name="ce1">
            <text:p>06.01.2019,08:10</text:p>
          </table:table-cell>
          <table:table-cell office:value-type="float" office:value="20.490760000000002" table:style-name="ce1">
            <text:p>20.49076</text:p>
          </table:table-cell>
          <table:table-cell office:value-type="float" office:value="44.820610000000002" table:style-name="ce1">
            <text:p>44.8206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958" table:style-name="ce1">
            <text:p>1241958</text:p>
          </table:table-cell>
          <table:table-cell office:value-type="string" table:style-name="ce1">
            <text:p>06.01.2019,16:10</text:p>
          </table:table-cell>
          <table:table-cell office:value-type="float" office:value="20.269911" table:style-name="ce1">
            <text:p>20.269911</text:p>
          </table:table-cell>
          <table:table-cell office:value-type="float" office:value="44.902062999999998" table:style-name="ce1">
            <text:p>44.90206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244" table:style-name="ce1">
            <text:p>1241244</text:p>
          </table:table-cell>
          <table:table-cell office:value-type="string" table:style-name="ce1">
            <text:p>06.01.2019,08:45</text:p>
          </table:table-cell>
          <table:table-cell office:value-type="float" office:value="20.130420000000001" table:style-name="ce1">
            <text:p>20.13042</text:p>
          </table:table-cell>
          <table:table-cell office:value-type="float" office:value="44.60577" table:style-name="ce1">
            <text:p>44.6057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čeoni sudar</text:p>
          </table:table-cell>
          <table:table-cell table:number-columns-repeated="16377"/>
        </table:table-row>
        <table:table-row table:style-name="ro1">
          <table:table-cell office:value-type="float" office:value="1241359" table:style-name="ce1">
            <text:p>1241359</text:p>
          </table:table-cell>
          <table:table-cell office:value-type="string" table:style-name="ce1">
            <text:p>06.01.2019,14:15</text:p>
          </table:table-cell>
          <table:table-cell office:value-type="float" office:value="20.354192000000001" table:style-name="ce1">
            <text:p>20.354192</text:p>
          </table:table-cell>
          <table:table-cell office:value-type="float" office:value="44.685952" table:style-name="ce1">
            <text:p>44.68595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bez prepreka na kolovozu na nepoznat, nespecificiran način</text:p>
          </table:table-cell>
          <table:table-cell table:number-columns-repeated="16377"/>
        </table:table-row>
        <table:table-row table:style-name="ro1">
          <table:table-cell office:value-type="float" office:value="1241360" table:style-name="ce1">
            <text:p>1241360</text:p>
          </table:table-cell>
          <table:table-cell office:value-type="string" table:style-name="ce1">
            <text:p>06.01.2019,09:45</text:p>
          </table:table-cell>
          <table:table-cell office:value-type="float" office:value="20.490862" table:style-name="ce1">
            <text:p>20.490862</text:p>
          </table:table-cell>
          <table:table-cell office:value-type="float" office:value="44.792138999999999" table:style-name="ce1">
            <text:p>44.79213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1361" table:style-name="ce1">
            <text:p>1241361</text:p>
          </table:table-cell>
          <table:table-cell office:value-type="string" table:style-name="ce1">
            <text:p>06.01.2019,14:50</text:p>
          </table:table-cell>
          <table:table-cell office:value-type="float" office:value="20.468909" table:style-name="ce1">
            <text:p>20.468909</text:p>
          </table:table-cell>
          <table:table-cell office:value-type="float" office:value="44.782375999999999" table:style-name="ce1">
            <text:p>44.78237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1303" table:style-name="ce1">
            <text:p>1241303</text:p>
          </table:table-cell>
          <table:table-cell office:value-type="string" table:style-name="ce1">
            <text:p>06.01.2019,21:20</text:p>
          </table:table-cell>
          <table:table-cell office:value-type="float" office:value="20.455166999999999" table:style-name="ce1">
            <text:p>20.455167</text:p>
          </table:table-cell>
          <table:table-cell office:value-type="float" office:value="44.807138999999999" table:style-name="ce1">
            <text:p>44.80713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1304" table:style-name="ce1">
            <text:p>1241304</text:p>
          </table:table-cell>
          <table:table-cell office:value-type="string" table:style-name="ce1">
            <text:p>06.01.2019,21:30</text:p>
          </table:table-cell>
          <table:table-cell office:value-type="float" office:value="20.551615999999999" table:style-name="ce1">
            <text:p>20.551616</text:p>
          </table:table-cell>
          <table:table-cell office:value-type="float" office:value="44.807613000000003" table:style-name="ce1">
            <text:p>44.80761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1364" table:style-name="ce1">
            <text:p>1241364</text:p>
          </table:table-cell>
          <table:table-cell office:value-type="string" table:style-name="ce1">
            <text:p>06.01.2019,12:30</text:p>
          </table:table-cell>
          <table:table-cell office:value-type="float" office:value="20.028040000000001" table:style-name="ce1">
            <text:p>20.02804</text:p>
          </table:table-cell>
          <table:table-cell office:value-type="float" office:value="44.641889999999997" table:style-name="ce1">
            <text:p>44.6418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41307" table:style-name="ce1">
            <text:p>1241307</text:p>
          </table:table-cell>
          <table:table-cell office:value-type="string" table:style-name="ce1">
            <text:p>06.01.2019,16:50</text:p>
          </table:table-cell>
          <table:table-cell office:value-type="float" office:value="20.606390000000001" table:style-name="ce1">
            <text:p>20.60639</text:p>
          </table:table-cell>
          <table:table-cell office:value-type="float" office:value="44.8581" table:style-name="ce1">
            <text:p>44.858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41819" table:style-name="ce1">
            <text:p>1241819</text:p>
          </table:table-cell>
          <table:table-cell office:value-type="string" table:style-name="ce1">
            <text:p>06.01.2019,22:00</text:p>
          </table:table-cell>
          <table:table-cell office:value-type="float" office:value="20.323229999999999" table:style-name="ce1">
            <text:p>20.32323</text:p>
          </table:table-cell>
          <table:table-cell office:value-type="float" office:value="44.872889999999998" table:style-name="ce1">
            <text:p>44.8728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41319" table:style-name="ce1">
            <text:p>1241319</text:p>
          </table:table-cell>
          <table:table-cell office:value-type="string" table:style-name="ce1">
            <text:p>06.01.2019,19:30</text:p>
          </table:table-cell>
          <table:table-cell office:value-type="float" office:value="20.280190999999999" table:style-name="ce1">
            <text:p>20.280191</text:p>
          </table:table-cell>
          <table:table-cell office:value-type="float" office:value="44.789889000000002" table:style-name="ce1">
            <text:p>44.78988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41687" table:style-name="ce1">
            <text:p>1241687</text:p>
          </table:table-cell>
          <table:table-cell office:value-type="string" table:style-name="ce1">
            <text:p>06.01.2019,10:40</text:p>
          </table:table-cell>
          <table:table-cell office:value-type="float" office:value="20.372530000000001" table:style-name="ce1">
            <text:p>20.37253</text:p>
          </table:table-cell>
          <table:table-cell office:value-type="float" office:value="44.70449" table:style-name="ce1">
            <text:p>44.7044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životinja</text:p>
          </table:table-cell>
          <table:table-cell table:number-columns-repeated="16377"/>
        </table:table-row>
        <table:table-row table:style-name="ro1">
          <table:table-cell office:value-type="float" office:value="1241310" table:style-name="ce1">
            <text:p>1241310</text:p>
          </table:table-cell>
          <table:table-cell office:value-type="string" table:style-name="ce1">
            <text:p>06.01.2019,18:40</text:p>
          </table:table-cell>
          <table:table-cell office:value-type="float" office:value="20.492363000000001" table:style-name="ce1">
            <text:p>20.492363</text:p>
          </table:table-cell>
          <table:table-cell office:value-type="float" office:value="44.773682000000001" table:style-name="ce1">
            <text:p>44.77368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različitim putevima uz skretanje</text:p>
          </table:table-cell>
          <table:table-cell table:number-columns-repeated="16377"/>
        </table:table-row>
        <table:table-row table:style-name="ro1">
          <table:table-cell office:value-type="float" office:value="1241313" table:style-name="ce1">
            <text:p>1241313</text:p>
          </table:table-cell>
          <table:table-cell office:value-type="string" table:style-name="ce1">
            <text:p>06.01.2019,21:20</text:p>
          </table:table-cell>
          <table:table-cell office:value-type="float" office:value="20.332619999999999" table:style-name="ce1">
            <text:p>20.33262</text:p>
          </table:table-cell>
          <table:table-cell office:value-type="float" office:value="44.870494000000001" table:style-name="ce1">
            <text:p>44.87049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različitim putevima uz skretanje</text:p>
          </table:table-cell>
          <table:table-cell table:number-columns-repeated="16377"/>
        </table:table-row>
        <table:table-row table:style-name="ro1">
          <table:table-cell office:value-type="float" office:value="1241363" table:style-name="ce1">
            <text:p>1241363</text:p>
          </table:table-cell>
          <table:table-cell office:value-type="string" table:style-name="ce1">
            <text:p>06.01.2019,17:45</text:p>
          </table:table-cell>
          <table:table-cell office:value-type="float" office:value="20.728259999999999" table:style-name="ce1">
            <text:p>20.72826</text:p>
          </table:table-cell>
          <table:table-cell office:value-type="float" office:value="44.431660000000001" table:style-name="ce1">
            <text:p>44.4316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3473" table:style-name="ce1">
            <text:p>1243473</text:p>
          </table:table-cell>
          <table:table-cell office:value-type="string" table:style-name="ce1">
            <text:p>06.01.2019,10:50</text:p>
          </table:table-cell>
          <table:table-cell office:value-type="float" office:value="20.374639999999999" table:style-name="ce1">
            <text:p>20.37464</text:p>
          </table:table-cell>
          <table:table-cell office:value-type="float" office:value="44.535649999999997" table:style-name="ce1">
            <text:p>44.5356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1321" table:style-name="ce1">
            <text:p>1241321</text:p>
          </table:table-cell>
          <table:table-cell office:value-type="string" table:style-name="ce1">
            <text:p>06.01.2019,21:30</text:p>
          </table:table-cell>
          <table:table-cell office:value-type="float" office:value="20.411137" table:style-name="ce1">
            <text:p>20.411137</text:p>
          </table:table-cell>
          <table:table-cell office:value-type="float" office:value="44.830036999999997" table:style-name="ce1">
            <text:p>44.83003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1317" table:style-name="ce1">
            <text:p>1241317</text:p>
          </table:table-cell>
          <table:table-cell office:value-type="string" table:style-name="ce1">
            <text:p>06.01.2019,19:00</text:p>
          </table:table-cell>
          <table:table-cell office:value-type="float" office:value="20.450527999999998" table:style-name="ce1">
            <text:p>20.450528</text:p>
          </table:table-cell>
          <table:table-cell office:value-type="float" office:value="44.747369999999997" table:style-name="ce1">
            <text:p>44.7473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1350" table:style-name="ce1">
            <text:p>1241350</text:p>
          </table:table-cell>
          <table:table-cell office:value-type="string" table:style-name="ce1">
            <text:p>06.01.2019,09:50</text:p>
          </table:table-cell>
          <table:table-cell office:value-type="float" office:value="20.420190000000002" table:style-name="ce1">
            <text:p>20.42019</text:p>
          </table:table-cell>
          <table:table-cell office:value-type="float" office:value="44.743769999999998" table:style-name="ce1">
            <text:p>44.7437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1378" table:style-name="ce1">
            <text:p>1241378</text:p>
          </table:table-cell>
          <table:table-cell office:value-type="string" table:style-name="ce1">
            <text:p>06.01.2019,12:00</text:p>
          </table:table-cell>
          <table:table-cell office:value-type="float" office:value="20.495740000000001" table:style-name="ce1">
            <text:p>20.49574</text:p>
          </table:table-cell>
          <table:table-cell office:value-type="float" office:value="44.80491" table:style-name="ce1">
            <text:p>44.8049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3402" table:style-name="ce1">
            <text:p>1243402</text:p>
          </table:table-cell>
          <table:table-cell office:value-type="string" table:style-name="ce1">
            <text:p>06.01.2019,02:45</text:p>
          </table:table-cell>
          <table:table-cell office:value-type="float" office:value="20.418109000000001" table:style-name="ce1">
            <text:p>20.418109</text:p>
          </table:table-cell>
          <table:table-cell office:value-type="float" office:value="44.749282999999998" table:style-name="ce1">
            <text:p>44.74928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1635" table:style-name="ce1">
            <text:p>1241635</text:p>
          </table:table-cell>
          <table:table-cell office:value-type="string" table:style-name="ce1">
            <text:p>06.01.2019,21:00</text:p>
          </table:table-cell>
          <table:table-cell office:value-type="float" office:value="20.51277" table:style-name="ce1">
            <text:p>20.51277</text:p>
          </table:table-cell>
          <table:table-cell office:value-type="float" office:value="44.7714" table:style-name="ce1">
            <text:p>44.771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se kreće duž kolovoza u smeru kretanja vozila</text:p>
          </table:table-cell>
          <table:table-cell table:number-columns-repeated="16377"/>
        </table:table-row>
        <table:table-row table:style-name="ro1">
          <table:table-cell office:value-type="float" office:value="1241884" table:style-name="ce1">
            <text:p>1241884</text:p>
          </table:table-cell>
          <table:table-cell office:value-type="string" table:style-name="ce1">
            <text:p>06.01.2019,13:45</text:p>
          </table:table-cell>
          <table:table-cell office:value-type="float" office:value="20.380617999999998" table:style-name="ce1">
            <text:p>20.380618</text:p>
          </table:table-cell>
          <table:table-cell office:value-type="float" office:value="44.693615000000001" table:style-name="ce1">
            <text:p>44.69361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41365" table:style-name="ce1">
            <text:p>1241365</text:p>
          </table:table-cell>
          <table:table-cell office:value-type="string" table:style-name="ce1">
            <text:p>06.01.2019,15:45</text:p>
          </table:table-cell>
          <table:table-cell office:value-type="float" office:value="20.436375999999999" table:style-name="ce1">
            <text:p>20.436376</text:p>
          </table:table-cell>
          <table:table-cell office:value-type="float" office:value="44.815511000000001" table:style-name="ce1">
            <text:p>44.81551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1663" table:style-name="ce1">
            <text:p>1241663</text:p>
          </table:table-cell>
          <table:table-cell office:value-type="string" table:style-name="ce1">
            <text:p>06.01.2019,11:00</text:p>
          </table:table-cell>
          <table:table-cell office:value-type="float" office:value="20.421382999999999" table:style-name="ce1">
            <text:p>20.421383</text:p>
          </table:table-cell>
          <table:table-cell office:value-type="float" office:value="44.829103000000003" table:style-name="ce1">
            <text:p>44.82910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1316" table:style-name="ce1">
            <text:p>1241316</text:p>
          </table:table-cell>
          <table:table-cell office:value-type="string" table:style-name="ce1">
            <text:p>06.01.2019,20:30</text:p>
          </table:table-cell>
          <table:table-cell office:value-type="float" office:value="20.381971" table:style-name="ce1">
            <text:p>20.381971</text:p>
          </table:table-cell>
          <table:table-cell office:value-type="float" office:value="44.686753000000003" table:style-name="ce1">
            <text:p>44.68675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1253" table:style-name="ce1">
            <text:p>1241253</text:p>
          </table:table-cell>
          <table:table-cell office:value-type="string" table:style-name="ce1">
            <text:p>06.01.2019,09:00</text:p>
          </table:table-cell>
          <table:table-cell office:value-type="float" office:value="20.411840000000002" table:style-name="ce1">
            <text:p>20.41184</text:p>
          </table:table-cell>
          <table:table-cell office:value-type="float" office:value="44.84563" table:style-name="ce1">
            <text:p>44.8456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1808" table:style-name="ce1">
            <text:p>1241808</text:p>
          </table:table-cell>
          <table:table-cell office:value-type="string" table:style-name="ce1">
            <text:p>06.01.2019,17:30</text:p>
          </table:table-cell>
          <table:table-cell office:value-type="float" office:value="20.408615999999999" table:style-name="ce1">
            <text:p>20.408616</text:p>
          </table:table-cell>
          <table:table-cell office:value-type="float" office:value="44.827351" table:style-name="ce1">
            <text:p>44.82735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1248" table:style-name="ce1">
            <text:p>1241248</text:p>
          </table:table-cell>
          <table:table-cell office:value-type="string" table:style-name="ce1">
            <text:p>06.01.2019,10:15</text:p>
          </table:table-cell>
          <table:table-cell office:value-type="float" office:value="20.516466999999999" table:style-name="ce1">
            <text:p>20.516467</text:p>
          </table:table-cell>
          <table:table-cell office:value-type="float" office:value="44.809556000000001" table:style-name="ce1">
            <text:p>44.80955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1300" table:style-name="ce1">
            <text:p>1241300</text:p>
          </table:table-cell>
          <table:table-cell office:value-type="string" table:style-name="ce1">
            <text:p>06.01.2019,17:00</text:p>
          </table:table-cell>
          <table:table-cell office:value-type="float" office:value="20.460619999999999" table:style-name="ce1">
            <text:p>20.46062</text:p>
          </table:table-cell>
          <table:table-cell office:value-type="float" office:value="44.880186999999999" table:style-name="ce1">
            <text:p>44.88018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1657" table:style-name="ce1">
            <text:p>1241657</text:p>
          </table:table-cell>
          <table:table-cell office:value-type="string" table:style-name="ce1">
            <text:p>06.01.2019,06:45</text:p>
          </table:table-cell>
          <table:table-cell office:value-type="float" office:value="20.472529999999999" table:style-name="ce1">
            <text:p>20.47253</text:p>
          </table:table-cell>
          <table:table-cell office:value-type="float" office:value="44.869970000000002" table:style-name="ce1">
            <text:p>44.8699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0896" table:style-name="ce1">
            <text:p>1240896</text:p>
          </table:table-cell>
          <table:table-cell office:value-type="string" table:style-name="ce1">
            <text:p>07.01.2019,18:05</text:p>
          </table:table-cell>
          <table:table-cell office:value-type="float" office:value="20.436256" table:style-name="ce1">
            <text:p>20.436256</text:p>
          </table:table-cell>
          <table:table-cell office:value-type="float" office:value="44.924371000000001" table:style-name="ce1">
            <text:p>44.92437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1437" table:style-name="ce1">
            <text:p>1241437</text:p>
          </table:table-cell>
          <table:table-cell office:value-type="string" table:style-name="ce1">
            <text:p>07.01.2019,13:20</text:p>
          </table:table-cell>
          <table:table-cell office:value-type="float" office:value="20.381549" table:style-name="ce1">
            <text:p>20.381549</text:p>
          </table:table-cell>
          <table:table-cell office:value-type="float" office:value="44.811450000000001" table:style-name="ce1">
            <text:p>44.8114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1352" table:style-name="ce1">
            <text:p>1241352</text:p>
          </table:table-cell>
          <table:table-cell office:value-type="string" table:style-name="ce1">
            <text:p>07.01.2019,14:20</text:p>
          </table:table-cell>
          <table:table-cell office:value-type="float" office:value="20.393329000000001" table:style-name="ce1">
            <text:p>20.393329</text:p>
          </table:table-cell>
          <table:table-cell office:value-type="float" office:value="44.836585999999997" table:style-name="ce1">
            <text:p>44.83658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desno – čeoni sudar sa vozilom koje nailazi zdesna</text:p>
          </table:table-cell>
          <table:table-cell table:number-columns-repeated="16377"/>
        </table:table-row>
        <table:table-row table:style-name="ro1">
          <table:table-cell office:value-type="float" office:value="1241890" table:style-name="ce1">
            <text:p>1241890</text:p>
          </table:table-cell>
          <table:table-cell office:value-type="string" table:style-name="ce1">
            <text:p>07.01.2019,17:30</text:p>
          </table:table-cell>
          <table:table-cell office:value-type="float" office:value="20.545349999999999" table:style-name="ce1">
            <text:p>20.54535</text:p>
          </table:table-cell>
          <table:table-cell office:value-type="float" office:value="44.739699999999999" table:style-name="ce1">
            <text:p>44.739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368" table:style-name="ce1">
            <text:p>1241368</text:p>
          </table:table-cell>
          <table:table-cell office:value-type="string" table:style-name="ce1">
            <text:p>07.01.2019,20:30</text:p>
          </table:table-cell>
          <table:table-cell office:value-type="float" office:value="20.472898000000001" table:style-name="ce1">
            <text:p>20.472898</text:p>
          </table:table-cell>
          <table:table-cell office:value-type="float" office:value="44.792836999999999" table:style-name="ce1">
            <text:p>44.79283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902" table:style-name="ce1">
            <text:p>1241902</text:p>
          </table:table-cell>
          <table:table-cell office:value-type="string" table:style-name="ce1">
            <text:p>07.01.2019,20:45</text:p>
          </table:table-cell>
          <table:table-cell office:value-type="float" office:value="20.46602" table:style-name="ce1">
            <text:p>20.46602</text:p>
          </table:table-cell>
          <table:table-cell office:value-type="float" office:value="44.803780000000003" table:style-name="ce1">
            <text:p>44.8037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459" table:style-name="ce1">
            <text:p>1241459</text:p>
          </table:table-cell>
          <table:table-cell office:value-type="string" table:style-name="ce1">
            <text:p>07.01.2019,00:30</text:p>
          </table:table-cell>
          <table:table-cell office:value-type="float" office:value="20.29373" table:style-name="ce1">
            <text:p>20.29373</text:p>
          </table:table-cell>
          <table:table-cell office:value-type="float" office:value="44.896270000000001" table:style-name="ce1">
            <text:p>44.8962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1625" table:style-name="ce1">
            <text:p>1241625</text:p>
          </table:table-cell>
          <table:table-cell office:value-type="string" table:style-name="ce1">
            <text:p>07.01.2019,19:00</text:p>
          </table:table-cell>
          <table:table-cell office:value-type="float" office:value="20.523700000000002" table:style-name="ce1">
            <text:p>20.5237</text:p>
          </table:table-cell>
          <table:table-cell office:value-type="float" office:value="44.763460000000002" table:style-name="ce1">
            <text:p>44.7634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909" table:style-name="ce1">
            <text:p>1243909</text:p>
          </table:table-cell>
          <table:table-cell office:value-type="string" table:style-name="ce1">
            <text:p>07.01.2019,18:05</text:p>
          </table:table-cell>
          <table:table-cell office:value-type="float" office:value="20.45571" table:style-name="ce1">
            <text:p>20.45571</text:p>
          </table:table-cell>
          <table:table-cell office:value-type="float" office:value="44.801969999999997" table:style-name="ce1">
            <text:p>44.8019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1890" table:style-name="ce1">
            <text:p>1241890</text:p>
          </table:table-cell>
          <table:table-cell office:value-type="string" table:style-name="ce1">
            <text:p>07.01.2019,17:30</text:p>
          </table:table-cell>
          <table:table-cell office:value-type="float" office:value="20.545349999999999" table:style-name="ce1">
            <text:p>20.54535</text:p>
          </table:table-cell>
          <table:table-cell office:value-type="float" office:value="44.739699999999999" table:style-name="ce1">
            <text:p>44.739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sa kolovoza u krivini</text:p>
          </table:table-cell>
          <table:table-cell table:number-columns-repeated="16377"/>
        </table:table-row>
        <table:table-row table:style-name="ro1">
          <table:table-cell office:value-type="float" office:value="1241906" table:style-name="ce1">
            <text:p>1241906</text:p>
          </table:table-cell>
          <table:table-cell office:value-type="string" table:style-name="ce1">
            <text:p>07.01.2019,13:00</text:p>
          </table:table-cell>
          <table:table-cell office:value-type="float" office:value="20.492270000000001" table:style-name="ce1">
            <text:p>20.49227</text:p>
          </table:table-cell>
          <table:table-cell office:value-type="float" office:value="44.773895000000003" table:style-name="ce1">
            <text:p>44.77389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41375" table:style-name="ce1">
            <text:p>1241375</text:p>
          </table:table-cell>
          <table:table-cell office:value-type="string" table:style-name="ce1">
            <text:p>07.01.2019,20:15</text:p>
          </table:table-cell>
          <table:table-cell office:value-type="float" office:value="20.582588000000001" table:style-name="ce1">
            <text:p>20.582588</text:p>
          </table:table-cell>
          <table:table-cell office:value-type="float" office:value="44.696249999999999" table:style-name="ce1">
            <text:p>44.6962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41444" table:style-name="ce1">
            <text:p>1241444</text:p>
          </table:table-cell>
          <table:table-cell office:value-type="string" table:style-name="ce1">
            <text:p>07.01.2019,08:30</text:p>
          </table:table-cell>
          <table:table-cell office:value-type="float" office:value="20.52223" table:style-name="ce1">
            <text:p>20.52223</text:p>
          </table:table-cell>
          <table:table-cell office:value-type="float" office:value="44.807676999999998" table:style-name="ce1">
            <text:p>44.80767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41823" table:style-name="ce1">
            <text:p>1241823</text:p>
          </table:table-cell>
          <table:table-cell office:value-type="string" table:style-name="ce1">
            <text:p>07.01.2019,02:10</text:p>
          </table:table-cell>
          <table:table-cell office:value-type="float" office:value="20.335609999999999" table:style-name="ce1">
            <text:p>20.33561</text:p>
          </table:table-cell>
          <table:table-cell office:value-type="float" office:value="44.73724" table:style-name="ce1">
            <text:p>44.7372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42195" table:style-name="ce1">
            <text:p>1242195</text:p>
          </table:table-cell>
          <table:table-cell office:value-type="string" table:style-name="ce1">
            <text:p>07.01.2019,19:35</text:p>
          </table:table-cell>
          <table:table-cell office:value-type="float" office:value="20.68178" table:style-name="ce1">
            <text:p>20.68178</text:p>
          </table:table-cell>
          <table:table-cell office:value-type="float" office:value="44.692570000000003" table:style-name="ce1">
            <text:p>44.6925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1356" table:style-name="ce1">
            <text:p>1241356</text:p>
          </table:table-cell>
          <table:table-cell office:value-type="string" table:style-name="ce1">
            <text:p>07.01.2019,11:30</text:p>
          </table:table-cell>
          <table:table-cell office:value-type="float" office:value="20.455749999999998" table:style-name="ce1">
            <text:p>20.45575</text:p>
          </table:table-cell>
          <table:table-cell office:value-type="float" office:value="44.802050000000001" table:style-name="ce1">
            <text:p>44.8020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1380" table:style-name="ce1">
            <text:p>1241380</text:p>
          </table:table-cell>
          <table:table-cell office:value-type="string" table:style-name="ce1">
            <text:p>07.01.2019,22:30</text:p>
          </table:table-cell>
          <table:table-cell office:value-type="float" office:value="20.463062000000001" table:style-name="ce1">
            <text:p>20.463062</text:p>
          </table:table-cell>
          <table:table-cell office:value-type="float" office:value="44.813353999999997" table:style-name="ce1">
            <text:p>44.81335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suprotnim smerovima uz skretanje</text:p>
          </table:table-cell>
          <table:table-cell table:number-columns-repeated="16377"/>
        </table:table-row>
        <table:table-row table:style-name="ro1">
          <table:table-cell office:value-type="float" office:value="1241906" table:style-name="ce1">
            <text:p>1241906</text:p>
          </table:table-cell>
          <table:table-cell office:value-type="string" table:style-name="ce1">
            <text:p>07.01.2019,13:00</text:p>
          </table:table-cell>
          <table:table-cell office:value-type="float" office:value="20.492270000000001" table:style-name="ce1">
            <text:p>20.49227</text:p>
          </table:table-cell>
          <table:table-cell office:value-type="float" office:value="44.773895000000003" table:style-name="ce1">
            <text:p>44.77389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različitim putevima uz skretanje</text:p>
          </table:table-cell>
          <table:table-cell table:number-columns-repeated="16377"/>
        </table:table-row>
        <table:table-row table:style-name="ro1">
          <table:table-cell office:value-type="float" office:value="1241447" table:style-name="ce1">
            <text:p>1241447</text:p>
          </table:table-cell>
          <table:table-cell office:value-type="string" table:style-name="ce1">
            <text:p>07.01.2019,09:45</text:p>
          </table:table-cell>
          <table:table-cell office:value-type="float" office:value="20.434149000000001" table:style-name="ce1">
            <text:p>20.434149</text:p>
          </table:table-cell>
          <table:table-cell office:value-type="float" office:value="44.725473999999998" table:style-name="ce1">
            <text:p>44.72547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3642" table:style-name="ce1">
            <text:p>1243642</text:p>
          </table:table-cell>
          <table:table-cell office:value-type="string" table:style-name="ce1">
            <text:p>07.01.2019,12:20</text:p>
          </table:table-cell>
          <table:table-cell office:value-type="float" office:value="20.510567999999999" table:style-name="ce1">
            <text:p>20.510568</text:p>
          </table:table-cell>
          <table:table-cell office:value-type="float" office:value="44.788192000000002" table:style-name="ce1">
            <text:p>44.78819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učešćem najmanje dva vozila bez skretanja (bez podataka o smeru)</text:p>
          </table:table-cell>
          <table:table-cell table:number-columns-repeated="16377"/>
        </table:table-row>
        <table:table-row table:style-name="ro1">
          <table:table-cell office:value-type="float" office:value="1241434" table:style-name="ce1">
            <text:p>1241434</text:p>
          </table:table-cell>
          <table:table-cell office:value-type="string" table:style-name="ce1">
            <text:p>07.01.2019,07:00</text:p>
          </table:table-cell>
          <table:table-cell office:value-type="float" office:value="20.540870000000002" table:style-name="ce1">
            <text:p>20.54087</text:p>
          </table:table-cell>
          <table:table-cell office:value-type="float" office:value="44.823807000000002" table:style-name="ce1">
            <text:p>44.82380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1380" table:style-name="ce1">
            <text:p>1241380</text:p>
          </table:table-cell>
          <table:table-cell office:value-type="string" table:style-name="ce1">
            <text:p>07.01.2019,22:30</text:p>
          </table:table-cell>
          <table:table-cell office:value-type="float" office:value="20.463062000000001" table:style-name="ce1">
            <text:p>20.463062</text:p>
          </table:table-cell>
          <table:table-cell office:value-type="float" office:value="44.813353999999997" table:style-name="ce1">
            <text:p>44.81335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zaustavljen na trotoaru ili biciklističkoj stazi</text:p>
          </table:table-cell>
          <table:table-cell table:number-columns-repeated="16377"/>
        </table:table-row>
        <table:table-row table:style-name="ro1">
          <table:table-cell office:value-type="float" office:value="1241741" table:style-name="ce1">
            <text:p>1241741</text:p>
          </table:table-cell>
          <table:table-cell office:value-type="string" table:style-name="ce1">
            <text:p>07.01.2019,16:30</text:p>
          </table:table-cell>
          <table:table-cell office:value-type="float" office:value="20.53669" table:style-name="ce1">
            <text:p>20.53669</text:p>
          </table:table-cell>
          <table:table-cell office:value-type="float" office:value="44.787230999999998" table:style-name="ce1">
            <text:p>44.787231</text:p>
          </table:table-cell>
          <table:table-cell office:value-type="string" table:style-name="ce1">
            <text:p>Sa poginul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u raskrsnici, bez skretanja vozila</text:p>
          </table:table-cell>
          <table:table-cell table:number-columns-repeated="16377"/>
        </table:table-row>
        <table:table-row table:style-name="ro1">
          <table:table-cell office:value-type="float" office:value="1241369" table:style-name="ce1">
            <text:p>1241369</text:p>
          </table:table-cell>
          <table:table-cell office:value-type="string" table:style-name="ce1">
            <text:p>07.01.2019,18:20</text:p>
          </table:table-cell>
          <table:table-cell office:value-type="float" office:value="20.2638" table:style-name="ce1">
            <text:p>20.2638</text:p>
          </table:table-cell>
          <table:table-cell office:value-type="float" office:value="44.789769999999997" table:style-name="ce1">
            <text:p>44.7897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van raskrsnice , bez skretanja vozila</text:p>
          </table:table-cell>
          <table:table-cell table:number-columns-repeated="16377"/>
        </table:table-row>
        <table:table-row table:style-name="ro1">
          <table:table-cell office:value-type="float" office:value="1241451" table:style-name="ce1">
            <text:p>1241451</text:p>
          </table:table-cell>
          <table:table-cell office:value-type="string" table:style-name="ce1">
            <text:p>07.01.2019,14:00</text:p>
          </table:table-cell>
          <table:table-cell office:value-type="float" office:value="20.408570000000001" table:style-name="ce1">
            <text:p>20.40857</text:p>
          </table:table-cell>
          <table:table-cell office:value-type="float" office:value="44.827509999999997" table:style-name="ce1">
            <text:p>44.8275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1906" table:style-name="ce1">
            <text:p>1241906</text:p>
          </table:table-cell>
          <table:table-cell office:value-type="string" table:style-name="ce1">
            <text:p>07.01.2019,13:00</text:p>
          </table:table-cell>
          <table:table-cell office:value-type="float" office:value="20.492270000000001" table:style-name="ce1">
            <text:p>20.49227</text:p>
          </table:table-cell>
          <table:table-cell office:value-type="float" office:value="44.773895000000003" table:style-name="ce1">
            <text:p>44.77389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1384" table:style-name="ce1">
            <text:p>1241384</text:p>
          </table:table-cell>
          <table:table-cell office:value-type="string" table:style-name="ce1">
            <text:p>07.01.2019,22:32</text:p>
          </table:table-cell>
          <table:table-cell office:value-type="float" office:value="20.224274000000001" table:style-name="ce1">
            <text:p>20.224274</text:p>
          </table:table-cell>
          <table:table-cell office:value-type="float" office:value="44.898930999999997" table:style-name="ce1">
            <text:p>44.89893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3152" table:style-name="ce1">
            <text:p>1243152</text:p>
          </table:table-cell>
          <table:table-cell office:value-type="string" table:style-name="ce1">
            <text:p>08.01.2019,15:15</text:p>
          </table:table-cell>
          <table:table-cell office:value-type="float" office:value="20.479317999999999" table:style-name="ce1">
            <text:p>20.479318</text:p>
          </table:table-cell>
          <table:table-cell office:value-type="float" office:value="44.811256999999998" table:style-name="ce1">
            <text:p>44.81125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1399" table:style-name="ce1">
            <text:p>1241399</text:p>
          </table:table-cell>
          <table:table-cell office:value-type="string" table:style-name="ce1">
            <text:p>08.01.2019,10:00</text:p>
          </table:table-cell>
          <table:table-cell office:value-type="float" office:value="20.426380000000002" table:style-name="ce1">
            <text:p>20.42638</text:p>
          </table:table-cell>
          <table:table-cell office:value-type="float" office:value="44.821779999999997" table:style-name="ce1">
            <text:p>44.8217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1420" table:style-name="ce1">
            <text:p>1241420</text:p>
          </table:table-cell>
          <table:table-cell office:value-type="string" table:style-name="ce1">
            <text:p>08.01.2019,16:20</text:p>
          </table:table-cell>
          <table:table-cell office:value-type="float" office:value="20.498501999999998" table:style-name="ce1">
            <text:p>20.498502</text:p>
          </table:table-cell>
          <table:table-cell office:value-type="float" office:value="44.780901999999998" table:style-name="ce1">
            <text:p>44.78090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1498" table:style-name="ce1">
            <text:p>1241498</text:p>
          </table:table-cell>
          <table:table-cell office:value-type="string" table:style-name="ce1">
            <text:p>08.01.2019,13:45</text:p>
          </table:table-cell>
          <table:table-cell office:value-type="float" office:value="20.568252999999999" table:style-name="ce1">
            <text:p>20.568253</text:p>
          </table:table-cell>
          <table:table-cell office:value-type="float" office:value="44.708787000000001" table:style-name="ce1">
            <text:p>44.70878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1767" table:style-name="ce1">
            <text:p>1241767</text:p>
          </table:table-cell>
          <table:table-cell office:value-type="string" table:style-name="ce1">
            <text:p>08.01.2019,11:40</text:p>
          </table:table-cell>
          <table:table-cell office:value-type="float" office:value="20.466640999999999" table:style-name="ce1">
            <text:p>20.466641</text:p>
          </table:table-cell>
          <table:table-cell office:value-type="float" office:value="44.802734999999998" table:style-name="ce1">
            <text:p>44.80273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udar u sustizanju</text:p>
          </table:table-cell>
          <table:table-cell table:number-columns-repeated="16377"/>
        </table:table-row>
        <table:table-row table:style-name="ro1">
          <table:table-cell office:value-type="float" office:value="1241445" table:style-name="ce1">
            <text:p>1241445</text:p>
          </table:table-cell>
          <table:table-cell office:value-type="string" table:style-name="ce1">
            <text:p>08.01.2019,20:30</text:p>
          </table:table-cell>
          <table:table-cell office:value-type="float" office:value="20.501788999999999" table:style-name="ce1">
            <text:p>20.501789</text:p>
          </table:table-cell>
          <table:table-cell office:value-type="float" office:value="44.781202999999998" table:style-name="ce1">
            <text:p>44.78120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1422" table:style-name="ce1">
            <text:p>1241422</text:p>
          </table:table-cell>
          <table:table-cell office:value-type="string" table:style-name="ce1">
            <text:p>08.01.2019,16:00</text:p>
          </table:table-cell>
          <table:table-cell office:value-type="float" office:value="20.243459999999999" table:style-name="ce1">
            <text:p>20.24346</text:p>
          </table:table-cell>
          <table:table-cell office:value-type="float" office:value="44.380800000000001" table:style-name="ce1">
            <text:p>44.380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2026" table:style-name="ce1">
            <text:p>1242026</text:p>
          </table:table-cell>
          <table:table-cell office:value-type="string" table:style-name="ce1">
            <text:p>08.01.2019,03:10</text:p>
          </table:table-cell>
          <table:table-cell office:value-type="float" office:value="20.46349" table:style-name="ce1">
            <text:p>20.46349</text:p>
          </table:table-cell>
          <table:table-cell office:value-type="float" office:value="44.808430000000001" table:style-name="ce1">
            <text:p>44.8084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1406" table:style-name="ce1">
            <text:p>1241406</text:p>
          </table:table-cell>
          <table:table-cell office:value-type="string" table:style-name="ce1">
            <text:p>08.01.2019,08:15</text:p>
          </table:table-cell>
          <table:table-cell office:value-type="float" office:value="20.501121999999999" table:style-name="ce1">
            <text:p>20.501122</text:p>
          </table:table-cell>
          <table:table-cell office:value-type="float" office:value="44.777740999999999" table:style-name="ce1">
            <text:p>44.77774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2532" table:style-name="ce1">
            <text:p>1242532</text:p>
          </table:table-cell>
          <table:table-cell office:value-type="string" table:style-name="ce1">
            <text:p>08.01.2019,12:30</text:p>
          </table:table-cell>
          <table:table-cell office:value-type="float" office:value="20.49437" table:style-name="ce1">
            <text:p>20.49437</text:p>
          </table:table-cell>
          <table:table-cell office:value-type="float" office:value="44.817588000000001" table:style-name="ce1">
            <text:p>44.81758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1412" table:style-name="ce1">
            <text:p>1241412</text:p>
          </table:table-cell>
          <table:table-cell office:value-type="string" table:style-name="ce1">
            <text:p>08.01.2019,08:40</text:p>
          </table:table-cell>
          <table:table-cell office:value-type="float" office:value="20.474948999999999" table:style-name="ce1">
            <text:p>20.474949</text:p>
          </table:table-cell>
          <table:table-cell office:value-type="float" office:value="44.796377" table:style-name="ce1">
            <text:p>44.79637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624" table:style-name="ce1">
            <text:p>1241624</text:p>
          </table:table-cell>
          <table:table-cell office:value-type="string" table:style-name="ce1">
            <text:p>08.01.2019,08:45</text:p>
          </table:table-cell>
          <table:table-cell office:value-type="float" office:value="20.485620000000001" table:style-name="ce1">
            <text:p>20.48562</text:p>
          </table:table-cell>
          <table:table-cell office:value-type="float" office:value="44.798990000000003" table:style-name="ce1">
            <text:p>44.7989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396" table:style-name="ce1">
            <text:p>1241396</text:p>
          </table:table-cell>
          <table:table-cell office:value-type="string" table:style-name="ce1">
            <text:p>08.01.2019,09:55</text:p>
          </table:table-cell>
          <table:table-cell office:value-type="float" office:value="20.47203" table:style-name="ce1">
            <text:p>20.47203</text:p>
          </table:table-cell>
          <table:table-cell office:value-type="float" office:value="44.804130000000001" table:style-name="ce1">
            <text:p>44.8041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622" table:style-name="ce1">
            <text:p>1241622</text:p>
          </table:table-cell>
          <table:table-cell office:value-type="string" table:style-name="ce1">
            <text:p>08.01.2019,23:45</text:p>
          </table:table-cell>
          <table:table-cell office:value-type="float" office:value="20.398050000000001" table:style-name="ce1">
            <text:p>20.39805</text:p>
          </table:table-cell>
          <table:table-cell office:value-type="float" office:value="44.8262" table:style-name="ce1">
            <text:p>44.826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331" table:style-name="ce1">
            <text:p>1242331</text:p>
          </table:table-cell>
          <table:table-cell office:value-type="string" table:style-name="ce1">
            <text:p>08.01.2019,13:45</text:p>
          </table:table-cell>
          <table:table-cell office:value-type="float" office:value="20.501766" table:style-name="ce1">
            <text:p>20.501766</text:p>
          </table:table-cell>
          <table:table-cell office:value-type="float" office:value="44.782463" table:style-name="ce1">
            <text:p>44.78246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530" table:style-name="ce1">
            <text:p>1241530</text:p>
          </table:table-cell>
          <table:table-cell office:value-type="string" table:style-name="ce1">
            <text:p>08.01.2019,09:05</text:p>
          </table:table-cell>
          <table:table-cell office:value-type="float" office:value="20.471150000000002" table:style-name="ce1">
            <text:p>20.47115</text:p>
          </table:table-cell>
          <table:table-cell office:value-type="float" office:value="44.799619999999997" table:style-name="ce1">
            <text:p>44.7996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524" table:style-name="ce1">
            <text:p>1241524</text:p>
          </table:table-cell>
          <table:table-cell office:value-type="string" table:style-name="ce1">
            <text:p>08.01.2019,10:20</text:p>
          </table:table-cell>
          <table:table-cell office:value-type="float" office:value="20.388760000000001" table:style-name="ce1">
            <text:p>20.38876</text:p>
          </table:table-cell>
          <table:table-cell office:value-type="float" office:value="44.843110000000003" table:style-name="ce1">
            <text:p>44.8431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0944" table:style-name="ce1">
            <text:p>1240944</text:p>
          </table:table-cell>
          <table:table-cell office:value-type="string" table:style-name="ce1">
            <text:p>08.01.2019,17:15</text:p>
          </table:table-cell>
          <table:table-cell office:value-type="float" office:value="20.561502999999998" table:style-name="ce1">
            <text:p>20.561503</text:p>
          </table:table-cell>
          <table:table-cell office:value-type="float" office:value="44.858939999999997" table:style-name="ce1">
            <text:p>44.8589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519" table:style-name="ce1">
            <text:p>1241519</text:p>
          </table:table-cell>
          <table:table-cell office:value-type="string" table:style-name="ce1">
            <text:p>08.01.2019,08:30</text:p>
          </table:table-cell>
          <table:table-cell office:value-type="float" office:value="20.449490000000001" table:style-name="ce1">
            <text:p>20.44949</text:p>
          </table:table-cell>
          <table:table-cell office:value-type="float" office:value="44.810814999999998" table:style-name="ce1">
            <text:p>44.81081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400" table:style-name="ce1">
            <text:p>1241400</text:p>
          </table:table-cell>
          <table:table-cell office:value-type="string" table:style-name="ce1">
            <text:p>08.01.2019,10:10</text:p>
          </table:table-cell>
          <table:table-cell office:value-type="float" office:value="20.460334" table:style-name="ce1">
            <text:p>20.460334</text:p>
          </table:table-cell>
          <table:table-cell office:value-type="float" office:value="44.805732999999996" table:style-name="ce1">
            <text:p>44.80573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405" table:style-name="ce1">
            <text:p>1243405</text:p>
          </table:table-cell>
          <table:table-cell office:value-type="string" table:style-name="ce1">
            <text:p>08.01.2019,07:50</text:p>
          </table:table-cell>
          <table:table-cell office:value-type="float" office:value="20.465530000000001" table:style-name="ce1">
            <text:p>20.46553</text:p>
          </table:table-cell>
          <table:table-cell office:value-type="float" office:value="44.779780000000002" table:style-name="ce1">
            <text:p>44.7797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744" table:style-name="ce1">
            <text:p>1241744</text:p>
          </table:table-cell>
          <table:table-cell office:value-type="string" table:style-name="ce1">
            <text:p>08.01.2019,08:35</text:p>
          </table:table-cell>
          <table:table-cell office:value-type="float" office:value="20.467717" table:style-name="ce1">
            <text:p>20.467717</text:p>
          </table:table-cell>
          <table:table-cell office:value-type="float" office:value="44.815210999999998" table:style-name="ce1">
            <text:p>44.81521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416" table:style-name="ce1">
            <text:p>1241416</text:p>
          </table:table-cell>
          <table:table-cell office:value-type="string" table:style-name="ce1">
            <text:p>08.01.2019,15:20</text:p>
          </table:table-cell>
          <table:table-cell office:value-type="float" office:value="20.468944" table:style-name="ce1">
            <text:p>20.468944</text:p>
          </table:table-cell>
          <table:table-cell office:value-type="float" office:value="44.792318999999999" table:style-name="ce1">
            <text:p>44.79231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395" table:style-name="ce1">
            <text:p>1241395</text:p>
          </table:table-cell>
          <table:table-cell office:value-type="string" table:style-name="ce1">
            <text:p>08.01.2019,10:10</text:p>
          </table:table-cell>
          <table:table-cell office:value-type="float" office:value="20.472770000000001" table:style-name="ce1">
            <text:p>20.47277</text:p>
          </table:table-cell>
          <table:table-cell office:value-type="float" office:value="44.792879999999997" table:style-name="ce1">
            <text:p>44.7928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443" table:style-name="ce1">
            <text:p>1241443</text:p>
          </table:table-cell>
          <table:table-cell office:value-type="string" table:style-name="ce1">
            <text:p>08.01.2019,20:05</text:p>
          </table:table-cell>
          <table:table-cell office:value-type="float" office:value="20.467015" table:style-name="ce1">
            <text:p>20.467015</text:p>
          </table:table-cell>
          <table:table-cell office:value-type="float" office:value="44.795344999999998" table:style-name="ce1">
            <text:p>44.79534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407" table:style-name="ce1">
            <text:p>1241407</text:p>
          </table:table-cell>
          <table:table-cell office:value-type="string" table:style-name="ce1">
            <text:p>08.01.2019,08:20</text:p>
          </table:table-cell>
          <table:table-cell office:value-type="float" office:value="20.388169999999999" table:style-name="ce1">
            <text:p>20.38817</text:p>
          </table:table-cell>
          <table:table-cell office:value-type="float" office:value="44.802370000000003" table:style-name="ce1">
            <text:p>44.8023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3326" table:style-name="ce1">
            <text:p>1243326</text:p>
          </table:table-cell>
          <table:table-cell office:value-type="string" table:style-name="ce1">
            <text:p>08.01.2019,11:10</text:p>
          </table:table-cell>
          <table:table-cell office:value-type="float" office:value="20.517783000000001" table:style-name="ce1">
            <text:p>20.517783</text:p>
          </table:table-cell>
          <table:table-cell office:value-type="float" office:value="44.805036000000001" table:style-name="ce1">
            <text:p>44.80503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1417" table:style-name="ce1">
            <text:p>1241417</text:p>
          </table:table-cell>
          <table:table-cell office:value-type="string" table:style-name="ce1">
            <text:p>08.01.2019,09:20</text:p>
          </table:table-cell>
          <table:table-cell office:value-type="float" office:value="20.486695999999998" table:style-name="ce1">
            <text:p>20.486696</text:p>
          </table:table-cell>
          <table:table-cell office:value-type="float" office:value="44.801332000000002" table:style-name="ce1">
            <text:p>44.80133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1696" table:style-name="ce1">
            <text:p>1241696</text:p>
          </table:table-cell>
          <table:table-cell office:value-type="string" table:style-name="ce1">
            <text:p>08.01.2019,15:25</text:p>
          </table:table-cell>
          <table:table-cell office:value-type="float" office:value="20.465720000000001" table:style-name="ce1">
            <text:p>20.46572</text:p>
          </table:table-cell>
          <table:table-cell office:value-type="float" office:value="44.819569999999999" table:style-name="ce1">
            <text:p>44.8195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3986" table:style-name="ce1">
            <text:p>1243986</text:p>
          </table:table-cell>
          <table:table-cell office:value-type="string" table:style-name="ce1">
            <text:p>08.01.2019,07:00</text:p>
          </table:table-cell>
          <table:table-cell office:value-type="float" office:value="20.379740000000002" table:style-name="ce1">
            <text:p>20.37974</text:p>
          </table:table-cell>
          <table:table-cell office:value-type="float" office:value="44.804380000000002" table:style-name="ce1">
            <text:p>44.8043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bez prepreka na kolovozu na nepoznat, nespecificiran način</text:p>
          </table:table-cell>
          <table:table-cell table:number-columns-repeated="16377"/>
        </table:table-row>
        <table:table-row table:style-name="ro1">
          <table:table-cell office:value-type="float" office:value="1241455" table:style-name="ce1">
            <text:p>1241455</text:p>
          </table:table-cell>
          <table:table-cell office:value-type="string" table:style-name="ce1">
            <text:p>08.01.2019,21:00</text:p>
          </table:table-cell>
          <table:table-cell office:value-type="float" office:value="20.450551000000001" table:style-name="ce1">
            <text:p>20.450551</text:p>
          </table:table-cell>
          <table:table-cell office:value-type="float" office:value="44.923152000000002" table:style-name="ce1">
            <text:p>44.92315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2436" table:style-name="ce1">
            <text:p>1242436</text:p>
          </table:table-cell>
          <table:table-cell office:value-type="string" table:style-name="ce1">
            <text:p>08.01.2019,21:40</text:p>
          </table:table-cell>
          <table:table-cell office:value-type="float" office:value="20.368151000000001" table:style-name="ce1">
            <text:p>20.368151</text:p>
          </table:table-cell>
          <table:table-cell office:value-type="float" office:value="44.863340000000001" table:style-name="ce1">
            <text:p>44.8633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2430" table:style-name="ce1">
            <text:p>1242430</text:p>
          </table:table-cell>
          <table:table-cell office:value-type="string" table:style-name="ce1">
            <text:p>08.01.2019,14:00</text:p>
          </table:table-cell>
          <table:table-cell office:value-type="float" office:value="20.371006000000001" table:style-name="ce1">
            <text:p>20.371006</text:p>
          </table:table-cell>
          <table:table-cell office:value-type="float" office:value="44.855620999999999" table:style-name="ce1">
            <text:p>44.85562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1891" table:style-name="ce1">
            <text:p>1241891</text:p>
          </table:table-cell>
          <table:table-cell office:value-type="string" table:style-name="ce1">
            <text:p>08.01.2019,01:15</text:p>
          </table:table-cell>
          <table:table-cell office:value-type="float" office:value="20.320332000000001" table:style-name="ce1">
            <text:p>20.320332</text:p>
          </table:table-cell>
          <table:table-cell office:value-type="float" office:value="44.718592000000001" table:style-name="ce1">
            <text:p>44.71859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sa kolovoza u krivini</text:p>
          </table:table-cell>
          <table:table-cell table:number-columns-repeated="16377"/>
        </table:table-row>
        <table:table-row table:style-name="ro1">
          <table:table-cell office:value-type="float" office:value="1241452" table:style-name="ce1">
            <text:p>1241452</text:p>
          </table:table-cell>
          <table:table-cell office:value-type="string" table:style-name="ce1">
            <text:p>08.01.2019,18:20</text:p>
          </table:table-cell>
          <table:table-cell office:value-type="float" office:value="20.369520999999999" table:style-name="ce1">
            <text:p>20.369521</text:p>
          </table:table-cell>
          <table:table-cell office:value-type="float" office:value="44.862780999999998" table:style-name="ce1">
            <text:p>44.86278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1440" table:style-name="ce1">
            <text:p>1241440</text:p>
          </table:table-cell>
          <table:table-cell office:value-type="string" table:style-name="ce1">
            <text:p>08.01.2019,17:45</text:p>
          </table:table-cell>
          <table:table-cell office:value-type="float" office:value="20.522289000000001" table:style-name="ce1">
            <text:p>20.522289</text:p>
          </table:table-cell>
          <table:table-cell office:value-type="float" office:value="44.807974999999999" table:style-name="ce1">
            <text:p>44.80797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1746" table:style-name="ce1">
            <text:p>1241746</text:p>
          </table:table-cell>
          <table:table-cell office:value-type="string" table:style-name="ce1">
            <text:p>08.01.2019,13:30</text:p>
          </table:table-cell>
          <table:table-cell office:value-type="float" office:value="20.452470000000002" table:style-name="ce1">
            <text:p>20.45247</text:p>
          </table:table-cell>
          <table:table-cell office:value-type="float" office:value="44.804110000000001" table:style-name="ce1">
            <text:p>44.8041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2433" table:style-name="ce1">
            <text:p>1242433</text:p>
          </table:table-cell>
          <table:table-cell office:value-type="string" table:style-name="ce1">
            <text:p>08.01.2019,17:00</text:p>
          </table:table-cell>
          <table:table-cell office:value-type="float" office:value="20.340751000000001" table:style-name="ce1">
            <text:p>20.340751</text:p>
          </table:table-cell>
          <table:table-cell office:value-type="float" office:value="44.875250999999999" table:style-name="ce1">
            <text:p>44.87525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3650" table:style-name="ce1">
            <text:p>1243650</text:p>
          </table:table-cell>
          <table:table-cell office:value-type="string" table:style-name="ce1">
            <text:p>08.01.2019,20:25</text:p>
          </table:table-cell>
          <table:table-cell office:value-type="float" office:value="20.369537999999999" table:style-name="ce1">
            <text:p>20.369538</text:p>
          </table:table-cell>
          <table:table-cell office:value-type="float" office:value="44.862718000000001" table:style-name="ce1">
            <text:p>44.86271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1875" table:style-name="ce1">
            <text:p>1241875</text:p>
          </table:table-cell>
          <table:table-cell office:value-type="string" table:style-name="ce1">
            <text:p>08.01.2019,07:55</text:p>
          </table:table-cell>
          <table:table-cell office:value-type="float" office:value="20.519750999999999" table:style-name="ce1">
            <text:p>20.519751</text:p>
          </table:table-cell>
          <table:table-cell office:value-type="float" office:value="44.745068000000003" table:style-name="ce1">
            <text:p>44.74506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1877" table:style-name="ce1">
            <text:p>1241877</text:p>
          </table:table-cell>
          <table:table-cell office:value-type="string" table:style-name="ce1">
            <text:p>08.01.2019,11:00</text:p>
          </table:table-cell>
          <table:table-cell office:value-type="float" office:value="20.454246000000001" table:style-name="ce1">
            <text:p>20.454246</text:p>
          </table:table-cell>
          <table:table-cell office:value-type="float" office:value="44.795439000000002" table:style-name="ce1">
            <text:p>44.79543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1711" table:style-name="ce1">
            <text:p>1241711</text:p>
          </table:table-cell>
          <table:table-cell office:value-type="string" table:style-name="ce1">
            <text:p>08.01.2019,08:00</text:p>
          </table:table-cell>
          <table:table-cell office:value-type="float" office:value="20.554608999999999" table:style-name="ce1">
            <text:p>20.554609</text:p>
          </table:table-cell>
          <table:table-cell office:value-type="float" office:value="44.732869000000001" table:style-name="ce1">
            <text:p>44.73286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1419" table:style-name="ce1">
            <text:p>1241419</text:p>
          </table:table-cell>
          <table:table-cell office:value-type="string" table:style-name="ce1">
            <text:p>08.01.2019,11:30</text:p>
          </table:table-cell>
          <table:table-cell office:value-type="float" office:value="20.391719999999999" table:style-name="ce1">
            <text:p>20.39172</text:p>
          </table:table-cell>
          <table:table-cell office:value-type="float" office:value="44.840539999999997" table:style-name="ce1">
            <text:p>44.8405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1389" table:style-name="ce1">
            <text:p>1241389</text:p>
          </table:table-cell>
          <table:table-cell office:value-type="string" table:style-name="ce1">
            <text:p>08.01.2019,06:20</text:p>
          </table:table-cell>
          <table:table-cell office:value-type="float" office:value="20.415839999999999" table:style-name="ce1">
            <text:p>20.41584</text:p>
          </table:table-cell>
          <table:table-cell office:value-type="float" office:value="44.761290000000002" table:style-name="ce1">
            <text:p>44.7612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1743" table:style-name="ce1">
            <text:p>1241743</text:p>
          </table:table-cell>
          <table:table-cell office:value-type="string" table:style-name="ce1">
            <text:p>08.01.2019,07:45</text:p>
          </table:table-cell>
          <table:table-cell office:value-type="float" office:value="20.410640000000001" table:style-name="ce1">
            <text:p>20.41064</text:p>
          </table:table-cell>
          <table:table-cell office:value-type="float" office:value="44.833730000000003" table:style-name="ce1">
            <text:p>44.8337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1418" table:style-name="ce1">
            <text:p>1241418</text:p>
          </table:table-cell>
          <table:table-cell office:value-type="string" table:style-name="ce1">
            <text:p>08.01.2019,09:05</text:p>
          </table:table-cell>
          <table:table-cell office:value-type="float" office:value="20.388760000000001" table:style-name="ce1">
            <text:p>20.38876</text:p>
          </table:table-cell>
          <table:table-cell office:value-type="float" office:value="44.843110000000003" table:style-name="ce1">
            <text:p>44.8431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1748" table:style-name="ce1">
            <text:p>1241748</text:p>
          </table:table-cell>
          <table:table-cell office:value-type="string" table:style-name="ce1">
            <text:p>08.01.2019,12:00</text:p>
          </table:table-cell>
          <table:table-cell office:value-type="float" office:value="20.319649999999999" table:style-name="ce1">
            <text:p>20.31965</text:p>
          </table:table-cell>
          <table:table-cell office:value-type="float" office:value="44.871259999999999" table:style-name="ce1">
            <text:p>44.8712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2530" table:style-name="ce1">
            <text:p>1242530</text:p>
          </table:table-cell>
          <table:table-cell office:value-type="string" table:style-name="ce1">
            <text:p>08.01.2019,13:40</text:p>
          </table:table-cell>
          <table:table-cell office:value-type="float" office:value="20.468748000000001" table:style-name="ce1">
            <text:p>20.468748</text:p>
          </table:table-cell>
          <table:table-cell office:value-type="float" office:value="44.808810000000001" table:style-name="ce1">
            <text:p>44.8088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3071" table:style-name="ce1">
            <text:p>1243071</text:p>
          </table:table-cell>
          <table:table-cell office:value-type="string" table:style-name="ce1">
            <text:p>09.01.2019,12:15</text:p>
          </table:table-cell>
          <table:table-cell office:value-type="float" office:value="20.504048000000001" table:style-name="ce1">
            <text:p>20.504048</text:p>
          </table:table-cell>
          <table:table-cell office:value-type="float" office:value="44.796092000000002" table:style-name="ce1">
            <text:p>44.79609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1450" table:style-name="ce1">
            <text:p>1241450</text:p>
          </table:table-cell>
          <table:table-cell office:value-type="string" table:style-name="ce1">
            <text:p>09.01.2019,00:00</text:p>
          </table:table-cell>
          <table:table-cell office:value-type="float" office:value="20.383918999999999" table:style-name="ce1">
            <text:p>20.383919</text:p>
          </table:table-cell>
          <table:table-cell office:value-type="float" office:value="44.845582999999998" table:style-name="ce1">
            <text:p>44.84558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2390" table:style-name="ce1">
            <text:p>1242390</text:p>
          </table:table-cell>
          <table:table-cell office:value-type="string" table:style-name="ce1">
            <text:p>09.01.2019,19:30</text:p>
          </table:table-cell>
          <table:table-cell office:value-type="float" office:value="20.623280000000001" table:style-name="ce1">
            <text:p>20.62328</text:p>
          </table:table-cell>
          <table:table-cell office:value-type="float" office:value="44.569499999999998" table:style-name="ce1">
            <text:p>44.569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desno ispred vozila koje nailazi sleva</text:p>
          </table:table-cell>
          <table:table-cell table:number-columns-repeated="16377"/>
        </table:table-row>
        <table:table-row table:style-name="ro1">
          <table:table-cell office:value-type="float" office:value="1241804" table:style-name="ce1">
            <text:p>1241804</text:p>
          </table:table-cell>
          <table:table-cell office:value-type="string" table:style-name="ce1">
            <text:p>09.01.2019,15:10</text:p>
          </table:table-cell>
          <table:table-cell office:value-type="float" office:value="20.395516000000001" table:style-name="ce1">
            <text:p>20.395516</text:p>
          </table:table-cell>
          <table:table-cell office:value-type="float" office:value="44.816209999999998" table:style-name="ce1">
            <text:p>44.8162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1517" table:style-name="ce1">
            <text:p>1241517</text:p>
          </table:table-cell>
          <table:table-cell office:value-type="string" table:style-name="ce1">
            <text:p>09.01.2019,21:00</text:p>
          </table:table-cell>
          <table:table-cell office:value-type="float" office:value="20.47505" table:style-name="ce1">
            <text:p>20.47505</text:p>
          </table:table-cell>
          <table:table-cell office:value-type="float" office:value="44.805630000000001" table:style-name="ce1">
            <text:p>44.8056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574" table:style-name="ce1">
            <text:p>1241574</text:p>
          </table:table-cell>
          <table:table-cell office:value-type="string" table:style-name="ce1">
            <text:p>09.01.2019,11:05</text:p>
          </table:table-cell>
          <table:table-cell office:value-type="float" office:value="20.523168999999999" table:style-name="ce1">
            <text:p>20.523169</text:p>
          </table:table-cell>
          <table:table-cell office:value-type="float" office:value="44.795115000000003" table:style-name="ce1">
            <text:p>44.79511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486" table:style-name="ce1">
            <text:p>1241486</text:p>
          </table:table-cell>
          <table:table-cell office:value-type="string" table:style-name="ce1">
            <text:p>09.01.2019,11:05</text:p>
          </table:table-cell>
          <table:table-cell office:value-type="float" office:value="20.466318999999999" table:style-name="ce1">
            <text:p>20.466319</text:p>
          </table:table-cell>
          <table:table-cell office:value-type="float" office:value="44.802807000000001" table:style-name="ce1">
            <text:p>44.80280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937" table:style-name="ce1">
            <text:p>1241937</text:p>
          </table:table-cell>
          <table:table-cell office:value-type="string" table:style-name="ce1">
            <text:p>09.01.2019,10:35</text:p>
          </table:table-cell>
          <table:table-cell office:value-type="float" office:value="20.413019999999999" table:style-name="ce1">
            <text:p>20.41302</text:p>
          </table:table-cell>
          <table:table-cell office:value-type="float" office:value="44.76484" table:style-name="ce1">
            <text:p>44.7648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513" table:style-name="ce1">
            <text:p>1241513</text:p>
          </table:table-cell>
          <table:table-cell office:value-type="string" table:style-name="ce1">
            <text:p>09.01.2019,20:05</text:p>
          </table:table-cell>
          <table:table-cell office:value-type="float" office:value="20.46801" table:style-name="ce1">
            <text:p>20.46801</text:p>
          </table:table-cell>
          <table:table-cell office:value-type="float" office:value="44.800139999999999" table:style-name="ce1">
            <text:p>44.8001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806" table:style-name="ce1">
            <text:p>1241806</text:p>
          </table:table-cell>
          <table:table-cell office:value-type="string" table:style-name="ce1">
            <text:p>09.01.2019,16:00</text:p>
          </table:table-cell>
          <table:table-cell office:value-type="float" office:value="20.439385000000001" table:style-name="ce1">
            <text:p>20.439385</text:p>
          </table:table-cell>
          <table:table-cell office:value-type="float" office:value="44.739896999999999" table:style-name="ce1">
            <text:p>44.73989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814" table:style-name="ce1">
            <text:p>1241814</text:p>
          </table:table-cell>
          <table:table-cell office:value-type="string" table:style-name="ce1">
            <text:p>09.01.2019,13:00</text:p>
          </table:table-cell>
          <table:table-cell office:value-type="float" office:value="20.464779" table:style-name="ce1">
            <text:p>20.464779</text:p>
          </table:table-cell>
          <table:table-cell office:value-type="float" office:value="44.815348" table:style-name="ce1">
            <text:p>44.81534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515" table:style-name="ce1">
            <text:p>1241515</text:p>
          </table:table-cell>
          <table:table-cell office:value-type="string" table:style-name="ce1">
            <text:p>09.01.2019,19:45</text:p>
          </table:table-cell>
          <table:table-cell office:value-type="float" office:value="20.40756" table:style-name="ce1">
            <text:p>20.40756</text:p>
          </table:table-cell>
          <table:table-cell office:value-type="float" office:value="44.825873000000001" table:style-name="ce1">
            <text:p>44.82587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3655" table:style-name="ce1">
            <text:p>1243655</text:p>
          </table:table-cell>
          <table:table-cell office:value-type="string" table:style-name="ce1">
            <text:p>09.01.2019,13:45</text:p>
          </table:table-cell>
          <table:table-cell office:value-type="float" office:value="20.299377" table:style-name="ce1">
            <text:p>20.299377</text:p>
          </table:table-cell>
          <table:table-cell office:value-type="float" office:value="44.795459999999999" table:style-name="ce1">
            <text:p>44.7954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1525" table:style-name="ce1">
            <text:p>1241525</text:p>
          </table:table-cell>
          <table:table-cell office:value-type="string" table:style-name="ce1">
            <text:p>09.01.2019,21:45</text:p>
          </table:table-cell>
          <table:table-cell office:value-type="float" office:value="20.501868999999999" table:style-name="ce1">
            <text:p>20.501869</text:p>
          </table:table-cell>
          <table:table-cell office:value-type="float" office:value="44.696164000000003" table:style-name="ce1">
            <text:p>44.69616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1947" table:style-name="ce1">
            <text:p>1241947</text:p>
          </table:table-cell>
          <table:table-cell office:value-type="string" table:style-name="ce1">
            <text:p>09.01.2019,13:10</text:p>
          </table:table-cell>
          <table:table-cell office:value-type="float" office:value="20.49081" table:style-name="ce1">
            <text:p>20.49081</text:p>
          </table:table-cell>
          <table:table-cell office:value-type="float" office:value="44.799030000000002" table:style-name="ce1">
            <text:p>44.7990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1506" table:style-name="ce1">
            <text:p>1241506</text:p>
          </table:table-cell>
          <table:table-cell office:value-type="string" table:style-name="ce1">
            <text:p>09.01.2019,18:00</text:p>
          </table:table-cell>
          <table:table-cell office:value-type="float" office:value="20.52375" table:style-name="ce1">
            <text:p>20.52375</text:p>
          </table:table-cell>
          <table:table-cell office:value-type="float" office:value="44.763449999999999" table:style-name="ce1">
            <text:p>44.7634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1816" table:style-name="ce1">
            <text:p>1241816</text:p>
          </table:table-cell>
          <table:table-cell office:value-type="string" table:style-name="ce1">
            <text:p>09.01.2019,16:40</text:p>
          </table:table-cell>
          <table:table-cell office:value-type="float" office:value="20.512014000000001" table:style-name="ce1">
            <text:p>20.512014</text:p>
          </table:table-cell>
          <table:table-cell office:value-type="float" office:value="44.773164000000001" table:style-name="ce1">
            <text:p>44.77316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1570" table:style-name="ce1">
            <text:p>1241570</text:p>
          </table:table-cell>
          <table:table-cell office:value-type="string" table:style-name="ce1">
            <text:p>09.01.2019,09:00</text:p>
          </table:table-cell>
          <table:table-cell office:value-type="float" office:value="20.446124999999999" table:style-name="ce1">
            <text:p>20.446125</text:p>
          </table:table-cell>
          <table:table-cell office:value-type="float" office:value="44.794930999999998" table:style-name="ce1">
            <text:p>44.79493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sa kolovoza u krivini</text:p>
          </table:table-cell>
          <table:table-cell table:number-columns-repeated="16377"/>
        </table:table-row>
        <table:table-row table:style-name="ro1">
          <table:table-cell office:value-type="float" office:value="1241948" table:style-name="ce1">
            <text:p>1241948</text:p>
          </table:table-cell>
          <table:table-cell office:value-type="string" table:style-name="ce1">
            <text:p>09.01.2019,10:30</text:p>
          </table:table-cell>
          <table:table-cell office:value-type="float" office:value="20.38317" table:style-name="ce1">
            <text:p>20.38317</text:p>
          </table:table-cell>
          <table:table-cell office:value-type="float" office:value="44.854100000000003" table:style-name="ce1">
            <text:p>44.854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41453" table:style-name="ce1">
            <text:p>1241453</text:p>
          </table:table-cell>
          <table:table-cell office:value-type="string" table:style-name="ce1">
            <text:p>09.01.2019,02:00</text:p>
          </table:table-cell>
          <table:table-cell office:value-type="float" office:value="20.491921999999999" table:style-name="ce1">
            <text:p>20.491922</text:p>
          </table:table-cell>
          <table:table-cell office:value-type="float" office:value="44.765084000000002" table:style-name="ce1">
            <text:p>44.76508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2814" table:style-name="ce1">
            <text:p>1242814</text:p>
          </table:table-cell>
          <table:table-cell office:value-type="string" table:style-name="ce1">
            <text:p>09.01.2019,00:10</text:p>
          </table:table-cell>
          <table:table-cell office:value-type="float" office:value="20.438800000000001" table:style-name="ce1">
            <text:p>20.4388</text:p>
          </table:table-cell>
          <table:table-cell office:value-type="float" office:value="44.716729999999998" table:style-name="ce1">
            <text:p>44.7167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3822" table:style-name="ce1">
            <text:p>1243822</text:p>
          </table:table-cell>
          <table:table-cell office:value-type="string" table:style-name="ce1">
            <text:p>09.01.2019,18:50</text:p>
          </table:table-cell>
          <table:table-cell office:value-type="float" office:value="20.538160000000001" table:style-name="ce1">
            <text:p>20.53816</text:p>
          </table:table-cell>
          <table:table-cell office:value-type="float" office:value="44.718713000000001" table:style-name="ce1">
            <text:p>44.71871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životinja</text:p>
          </table:table-cell>
          <table:table-cell table:number-columns-repeated="16377"/>
        </table:table-row>
        <table:table-row table:style-name="ro1">
          <table:table-cell office:value-type="float" office:value="1241511" table:style-name="ce1">
            <text:p>1241511</text:p>
          </table:table-cell>
          <table:table-cell office:value-type="string" table:style-name="ce1">
            <text:p>09.01.2019,18:40</text:p>
          </table:table-cell>
          <table:table-cell office:value-type="float" office:value="20.469864999999999" table:style-name="ce1">
            <text:p>20.469865</text:p>
          </table:table-cell>
          <table:table-cell office:value-type="float" office:value="44.807980999999998" table:style-name="ce1">
            <text:p>44.80798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istom smeru uz skretanje</text:p>
          </table:table-cell>
          <table:table-cell table:number-columns-repeated="16377"/>
        </table:table-row>
        <table:table-row table:style-name="ro1">
          <table:table-cell office:value-type="float" office:value="1241815" table:style-name="ce1">
            <text:p>1241815</text:p>
          </table:table-cell>
          <table:table-cell office:value-type="string" table:style-name="ce1">
            <text:p>09.01.2019,13:20</text:p>
          </table:table-cell>
          <table:table-cell office:value-type="float" office:value="20.203823" table:style-name="ce1">
            <text:p>20.203823</text:p>
          </table:table-cell>
          <table:table-cell office:value-type="float" office:value="44.873488000000002" table:style-name="ce1">
            <text:p>44.87348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suprotnim smerovima uz skretanje</text:p>
          </table:table-cell>
          <table:table-cell table:number-columns-repeated="16377"/>
        </table:table-row>
        <table:table-row table:style-name="ro1">
          <table:table-cell office:value-type="float" office:value="1242266" table:style-name="ce1">
            <text:p>1242266</text:p>
          </table:table-cell>
          <table:table-cell office:value-type="string" table:style-name="ce1">
            <text:p>09.01.2019,17:20</text:p>
          </table:table-cell>
          <table:table-cell office:value-type="float" office:value="20.440940000000001" table:style-name="ce1">
            <text:p>20.44094</text:p>
          </table:table-cell>
          <table:table-cell office:value-type="float" office:value="44.741819999999997" table:style-name="ce1">
            <text:p>44.7418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različitim putevima uz skretanje</text:p>
          </table:table-cell>
          <table:table-cell table:number-columns-repeated="16377"/>
        </table:table-row>
        <table:table-row table:style-name="ro1">
          <table:table-cell office:value-type="float" office:value="1241810" table:style-name="ce1">
            <text:p>1241810</text:p>
          </table:table-cell>
          <table:table-cell office:value-type="string" table:style-name="ce1">
            <text:p>09.01.2019,12:10</text:p>
          </table:table-cell>
          <table:table-cell office:value-type="float" office:value="20.380330000000001" table:style-name="ce1">
            <text:p>20.38033</text:p>
          </table:table-cell>
          <table:table-cell office:value-type="float" office:value="44.846815999999997" table:style-name="ce1">
            <text:p>44.84681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različitim putevima uz skretanje</text:p>
          </table:table-cell>
          <table:table-cell table:number-columns-repeated="16377"/>
        </table:table-row>
        <table:table-row table:style-name="ro1">
          <table:table-cell office:value-type="float" office:value="1241573" table:style-name="ce1">
            <text:p>1241573</text:p>
          </table:table-cell>
          <table:table-cell office:value-type="string" table:style-name="ce1">
            <text:p>09.01.2019,09:30</text:p>
          </table:table-cell>
          <table:table-cell office:value-type="float" office:value="20.364163000000001" table:style-name="ce1">
            <text:p>20.364163</text:p>
          </table:table-cell>
          <table:table-cell office:value-type="float" office:value="44.865059000000002" table:style-name="ce1">
            <text:p>44.86505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3069" table:style-name="ce1">
            <text:p>1243069</text:p>
          </table:table-cell>
          <table:table-cell office:value-type="string" table:style-name="ce1">
            <text:p>09.01.2019,06:20</text:p>
          </table:table-cell>
          <table:table-cell office:value-type="float" office:value="20.427347000000001" table:style-name="ce1">
            <text:p>20.427347</text:p>
          </table:table-cell>
          <table:table-cell office:value-type="float" office:value="44.954670999999998" table:style-name="ce1">
            <text:p>44.95467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3236" table:style-name="ce1">
            <text:p>1243236</text:p>
          </table:table-cell>
          <table:table-cell office:value-type="string" table:style-name="ce1">
            <text:p>09.01.2019,05:30</text:p>
          </table:table-cell>
          <table:table-cell office:value-type="float" office:value="20.65868" table:style-name="ce1">
            <text:p>20.65868</text:p>
          </table:table-cell>
          <table:table-cell office:value-type="float" office:value="44.714640000000003" table:style-name="ce1">
            <text:p>44.7146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2107" table:style-name="ce1">
            <text:p>1242107</text:p>
          </table:table-cell>
          <table:table-cell office:value-type="string" table:style-name="ce1">
            <text:p>09.01.2019,12:40</text:p>
          </table:table-cell>
          <table:table-cell office:value-type="float" office:value="20.6859" table:style-name="ce1">
            <text:p>20.6859</text:p>
          </table:table-cell>
          <table:table-cell office:value-type="float" office:value="44.670949999999998" table:style-name="ce1">
            <text:p>44.6709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1607" table:style-name="ce1">
            <text:p>1241607</text:p>
          </table:table-cell>
          <table:table-cell office:value-type="string" table:style-name="ce1">
            <text:p>09.01.2019,18:30</text:p>
          </table:table-cell>
          <table:table-cell office:value-type="float" office:value="20.453970999999999" table:style-name="ce1">
            <text:p>20.453971</text:p>
          </table:table-cell>
          <table:table-cell office:value-type="float" office:value="44.805129000000001" table:style-name="ce1">
            <text:p>44.80512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1681" table:style-name="ce1">
            <text:p>1241681</text:p>
          </table:table-cell>
          <table:table-cell office:value-type="string" table:style-name="ce1">
            <text:p>09.01.2019,17:00</text:p>
          </table:table-cell>
          <table:table-cell office:value-type="float" office:value="20.468730000000001" table:style-name="ce1">
            <text:p>20.46873</text:p>
          </table:table-cell>
          <table:table-cell office:value-type="float" office:value="44.795270000000002" table:style-name="ce1">
            <text:p>44.7952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1521" table:style-name="ce1">
            <text:p>1241521</text:p>
          </table:table-cell>
          <table:table-cell office:value-type="string" table:style-name="ce1">
            <text:p>09.01.2019,20:30</text:p>
          </table:table-cell>
          <table:table-cell office:value-type="float" office:value="20.480143999999999" table:style-name="ce1">
            <text:p>20.480144</text:p>
          </table:table-cell>
          <table:table-cell office:value-type="float" office:value="44.811042" table:style-name="ce1">
            <text:p>44.81104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2865" table:style-name="ce1">
            <text:p>1242865</text:p>
          </table:table-cell>
          <table:table-cell office:value-type="string" table:style-name="ce1">
            <text:p>09.01.2019,20:05</text:p>
          </table:table-cell>
          <table:table-cell office:value-type="float" office:value="20.465548999999999" table:style-name="ce1">
            <text:p>20.465549</text:p>
          </table:table-cell>
          <table:table-cell office:value-type="float" office:value="44.797600000000003" table:style-name="ce1">
            <text:p>44.797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u raskrsnici, bez skretanja vozila</text:p>
          </table:table-cell>
          <table:table-cell table:number-columns-repeated="16377"/>
        </table:table-row>
        <table:table-row table:style-name="ro1">
          <table:table-cell office:value-type="float" office:value="1241698" table:style-name="ce1">
            <text:p>1241698</text:p>
          </table:table-cell>
          <table:table-cell office:value-type="string" table:style-name="ce1">
            <text:p>09.01.2019,18:15</text:p>
          </table:table-cell>
          <table:table-cell office:value-type="float" office:value="20.459019999999999" table:style-name="ce1">
            <text:p>20.45902</text:p>
          </table:table-cell>
          <table:table-cell office:value-type="float" office:value="44.886389999999999" table:style-name="ce1">
            <text:p>44.8863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van raskrsnice , bez skretanja vozila</text:p>
          </table:table-cell>
          <table:table-cell table:number-columns-repeated="16377"/>
        </table:table-row>
        <table:table-row table:style-name="ro1">
          <table:table-cell office:value-type="float" office:value="1242483" table:style-name="ce1">
            <text:p>1242483</text:p>
          </table:table-cell>
          <table:table-cell office:value-type="string" table:style-name="ce1">
            <text:p>09.01.2019,19:00</text:p>
          </table:table-cell>
          <table:table-cell office:value-type="float" office:value="20.475418000000001" table:style-name="ce1">
            <text:p>20.475418</text:p>
          </table:table-cell>
          <table:table-cell office:value-type="float" office:value="44.815103999999998" table:style-name="ce1">
            <text:p>44.81510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sa skretanjem vozila udesno, u raskrsnici</text:p>
          </table:table-cell>
          <table:table-cell table:number-columns-repeated="16377"/>
        </table:table-row>
        <table:table-row table:style-name="ro1">
          <table:table-cell office:value-type="float" office:value="1241920" table:style-name="ce1">
            <text:p>1241920</text:p>
          </table:table-cell>
          <table:table-cell office:value-type="string" table:style-name="ce1">
            <text:p>09.01.2019,11:45</text:p>
          </table:table-cell>
          <table:table-cell office:value-type="float" office:value="20.41273" table:style-name="ce1">
            <text:p>20.41273</text:p>
          </table:table-cell>
          <table:table-cell office:value-type="float" office:value="44.831443" table:style-name="ce1">
            <text:p>44.83144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2225" table:style-name="ce1">
            <text:p>1242225</text:p>
          </table:table-cell>
          <table:table-cell office:value-type="string" table:style-name="ce1">
            <text:p>09.01.2019,08:20</text:p>
          </table:table-cell>
          <table:table-cell office:value-type="float" office:value="20.491316000000001" table:style-name="ce1">
            <text:p>20.491316</text:p>
          </table:table-cell>
          <table:table-cell office:value-type="float" office:value="44.784882000000003" table:style-name="ce1">
            <text:p>44.78488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063" table:style-name="ce1">
            <text:p>1243063</text:p>
          </table:table-cell>
          <table:table-cell office:value-type="string" table:style-name="ce1">
            <text:p>09.01.2019,08:10</text:p>
          </table:table-cell>
          <table:table-cell office:value-type="float" office:value="20.315059999999999" table:style-name="ce1">
            <text:p>20.31506</text:p>
          </table:table-cell>
          <table:table-cell office:value-type="float" office:value="44.884050000000002" table:style-name="ce1">
            <text:p>44.8840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1828" table:style-name="ce1">
            <text:p>1241828</text:p>
          </table:table-cell>
          <table:table-cell office:value-type="string" table:style-name="ce1">
            <text:p>09.01.2019,15:00</text:p>
          </table:table-cell>
          <table:table-cell office:value-type="float" office:value="20.418399000000001" table:style-name="ce1">
            <text:p>20.418399</text:p>
          </table:table-cell>
          <table:table-cell office:value-type="float" office:value="44.776023000000002" table:style-name="ce1">
            <text:p>44.77602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1672" table:style-name="ce1">
            <text:p>1241672</text:p>
          </table:table-cell>
          <table:table-cell office:value-type="string" table:style-name="ce1">
            <text:p>09.01.2019,21:40</text:p>
          </table:table-cell>
          <table:table-cell office:value-type="float" office:value="20.375426000000001" table:style-name="ce1">
            <text:p>20.375426</text:p>
          </table:table-cell>
          <table:table-cell office:value-type="float" office:value="44.838062999999998" table:style-name="ce1">
            <text:p>44.83806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1575" table:style-name="ce1">
            <text:p>1241575</text:p>
          </table:table-cell>
          <table:table-cell office:value-type="string" table:style-name="ce1">
            <text:p>09.01.2019,11:00</text:p>
          </table:table-cell>
          <table:table-cell office:value-type="float" office:value="20.49213" table:style-name="ce1">
            <text:p>20.49213</text:p>
          </table:table-cell>
          <table:table-cell office:value-type="float" office:value="44.802762999999999" table:style-name="ce1">
            <text:p>44.80276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1832" table:style-name="ce1">
            <text:p>1241832</text:p>
          </table:table-cell>
          <table:table-cell office:value-type="string" table:style-name="ce1">
            <text:p>09.01.2019,09:05</text:p>
          </table:table-cell>
          <table:table-cell office:value-type="float" office:value="20.415416" table:style-name="ce1">
            <text:p>20.415416</text:p>
          </table:table-cell>
          <table:table-cell office:value-type="float" office:value="44.774211000000001" table:style-name="ce1">
            <text:p>44.77421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1512" table:style-name="ce1">
            <text:p>1241512</text:p>
          </table:table-cell>
          <table:table-cell office:value-type="string" table:style-name="ce1">
            <text:p>09.01.2019,18:35</text:p>
          </table:table-cell>
          <table:table-cell office:value-type="float" office:value="20.481930999999999" table:style-name="ce1">
            <text:p>20.481931</text:p>
          </table:table-cell>
          <table:table-cell office:value-type="float" office:value="44.806919999999998" table:style-name="ce1">
            <text:p>44.8069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2224" table:style-name="ce1">
            <text:p>1242224</text:p>
          </table:table-cell>
          <table:table-cell office:value-type="string" table:style-name="ce1">
            <text:p>09.01.2019,13:00</text:p>
          </table:table-cell>
          <table:table-cell office:value-type="float" office:value="20.370421" table:style-name="ce1">
            <text:p>20.370421</text:p>
          </table:table-cell>
          <table:table-cell office:value-type="float" office:value="44.817343000000001" table:style-name="ce1">
            <text:p>44.81734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1619" table:style-name="ce1">
            <text:p>1241619</text:p>
          </table:table-cell>
          <table:table-cell office:value-type="string" table:style-name="ce1">
            <text:p>09.01.2019,11:30</text:p>
          </table:table-cell>
          <table:table-cell office:value-type="float" office:value="20.383087" table:style-name="ce1">
            <text:p>20.383087</text:p>
          </table:table-cell>
          <table:table-cell office:value-type="float" office:value="44.818994000000004" table:style-name="ce1">
            <text:p>44.81899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228" table:style-name="ce1">
            <text:p>1243228</text:p>
          </table:table-cell>
          <table:table-cell office:value-type="string" table:style-name="ce1">
            <text:p>09.01.2019,13:15</text:p>
          </table:table-cell>
          <table:table-cell office:value-type="float" office:value="20.375830000000001" table:style-name="ce1">
            <text:p>20.37583</text:p>
          </table:table-cell>
          <table:table-cell office:value-type="float" office:value="44.839469999999999" table:style-name="ce1">
            <text:p>44.8394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3981" table:style-name="ce1">
            <text:p>1243981</text:p>
          </table:table-cell>
          <table:table-cell office:value-type="string" table:style-name="ce1">
            <text:p>10.01.2019,02:00</text:p>
          </table:table-cell>
          <table:table-cell office:value-type="float" office:value="20.502392" table:style-name="ce1">
            <text:p>20.502392</text:p>
          </table:table-cell>
          <table:table-cell office:value-type="float" office:value="44.813364999999997" table:style-name="ce1">
            <text:p>44.81336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1905" table:style-name="ce1">
            <text:p>1241905</text:p>
          </table:table-cell>
          <table:table-cell office:value-type="string" table:style-name="ce1">
            <text:p>10.01.2019,06:00</text:p>
          </table:table-cell>
          <table:table-cell office:value-type="float" office:value="20.51005" table:style-name="ce1">
            <text:p>20.51005</text:p>
          </table:table-cell>
          <table:table-cell office:value-type="float" office:value="44.813110000000002" table:style-name="ce1">
            <text:p>44.8131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1616" table:style-name="ce1">
            <text:p>1241616</text:p>
          </table:table-cell>
          <table:table-cell office:value-type="string" table:style-name="ce1">
            <text:p>10.01.2019,20:10</text:p>
          </table:table-cell>
          <table:table-cell office:value-type="float" office:value="20.515813999999999" table:style-name="ce1">
            <text:p>20.515814</text:p>
          </table:table-cell>
          <table:table-cell office:value-type="float" office:value="44.782330999999999" table:style-name="ce1">
            <text:p>44.78233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1773" table:style-name="ce1">
            <text:p>1241773</text:p>
          </table:table-cell>
          <table:table-cell office:value-type="string" table:style-name="ce1">
            <text:p>10.01.2019,18:45</text:p>
          </table:table-cell>
          <table:table-cell office:value-type="float" office:value="20.490010000000002" table:style-name="ce1">
            <text:p>20.49001</text:p>
          </table:table-cell>
          <table:table-cell office:value-type="float" office:value="44.802210000000002" table:style-name="ce1">
            <text:p>44.8022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1659" table:style-name="ce1">
            <text:p>1241659</text:p>
          </table:table-cell>
          <table:table-cell office:value-type="string" table:style-name="ce1">
            <text:p>10.01.2019,07:25</text:p>
          </table:table-cell>
          <table:table-cell office:value-type="float" office:value="20.400862" table:style-name="ce1">
            <text:p>20.400862</text:p>
          </table:table-cell>
          <table:table-cell office:value-type="float" office:value="44.845911999999998" table:style-name="ce1">
            <text:p>44.84591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1840" table:style-name="ce1">
            <text:p>1241840</text:p>
          </table:table-cell>
          <table:table-cell office:value-type="string" table:style-name="ce1">
            <text:p>10.01.2019,17:45</text:p>
          </table:table-cell>
          <table:table-cell office:value-type="float" office:value="20.468077000000001" table:style-name="ce1">
            <text:p>20.468077</text:p>
          </table:table-cell>
          <table:table-cell office:value-type="float" office:value="44.804152000000002" table:style-name="ce1">
            <text:p>44.80415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1682" table:style-name="ce1">
            <text:p>1241682</text:p>
          </table:table-cell>
          <table:table-cell office:value-type="string" table:style-name="ce1">
            <text:p>10.01.2019,14:05</text:p>
          </table:table-cell>
          <table:table-cell office:value-type="float" office:value="20.417793" table:style-name="ce1">
            <text:p>20.417793</text:p>
          </table:table-cell>
          <table:table-cell office:value-type="float" office:value="44.742469999999997" table:style-name="ce1">
            <text:p>44.7424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2280" table:style-name="ce1">
            <text:p>1242280</text:p>
          </table:table-cell>
          <table:table-cell office:value-type="string" table:style-name="ce1">
            <text:p>10.01.2019,18:30</text:p>
          </table:table-cell>
          <table:table-cell office:value-type="float" office:value="20.435267" table:style-name="ce1">
            <text:p>20.435267</text:p>
          </table:table-cell>
          <table:table-cell office:value-type="float" office:value="44.757269999999998" table:style-name="ce1">
            <text:p>44.7572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2709" table:style-name="ce1">
            <text:p>1242709</text:p>
          </table:table-cell>
          <table:table-cell office:value-type="string" table:style-name="ce1">
            <text:p>10.01.2019,09:40</text:p>
          </table:table-cell>
          <table:table-cell office:value-type="float" office:value="20.407879000000001" table:style-name="ce1">
            <text:p>20.407879</text:p>
          </table:table-cell>
          <table:table-cell office:value-type="float" office:value="44.811905000000003" table:style-name="ce1">
            <text:p>44.81190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1887" table:style-name="ce1">
            <text:p>1241887</text:p>
          </table:table-cell>
          <table:table-cell office:value-type="string" table:style-name="ce1">
            <text:p>10.01.2019,15:00</text:p>
          </table:table-cell>
          <table:table-cell office:value-type="float" office:value="20.275120999999999" table:style-name="ce1">
            <text:p>20.275121</text:p>
          </table:table-cell>
          <table:table-cell office:value-type="float" office:value="44.457599000000002" table:style-name="ce1">
            <text:p>44.45759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2474" table:style-name="ce1">
            <text:p>1242474</text:p>
          </table:table-cell>
          <table:table-cell office:value-type="string" table:style-name="ce1">
            <text:p>10.01.2019,17:10</text:p>
          </table:table-cell>
          <table:table-cell office:value-type="float" office:value="20.413207" table:style-name="ce1">
            <text:p>20.413207</text:p>
          </table:table-cell>
          <table:table-cell office:value-type="float" office:value="44.643658000000002" table:style-name="ce1">
            <text:p>44.64365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1651" table:style-name="ce1">
            <text:p>1241651</text:p>
          </table:table-cell>
          <table:table-cell office:value-type="string" table:style-name="ce1">
            <text:p>10.01.2019,15:20</text:p>
          </table:table-cell>
          <table:table-cell office:value-type="float" office:value="20.413419999999999" table:style-name="ce1">
            <text:p>20.41342</text:p>
          </table:table-cell>
          <table:table-cell office:value-type="float" office:value="44.824629999999999" table:style-name="ce1">
            <text:p>44.8246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1777" table:style-name="ce1">
            <text:p>1241777</text:p>
          </table:table-cell>
          <table:table-cell office:value-type="string" table:style-name="ce1">
            <text:p>10.01.2019,18:20</text:p>
          </table:table-cell>
          <table:table-cell office:value-type="float" office:value="20.481445999999998" table:style-name="ce1">
            <text:p>20.481446</text:p>
          </table:table-cell>
          <table:table-cell office:value-type="float" office:value="44.775506999999998" table:style-name="ce1">
            <text:p>44.77550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1801" table:style-name="ce1">
            <text:p>1241801</text:p>
          </table:table-cell>
          <table:table-cell office:value-type="string" table:style-name="ce1">
            <text:p>10.01.2019,18:30</text:p>
          </table:table-cell>
          <table:table-cell office:value-type="float" office:value="20.481445999999998" table:style-name="ce1">
            <text:p>20.481446</text:p>
          </table:table-cell>
          <table:table-cell office:value-type="float" office:value="44.775506999999998" table:style-name="ce1">
            <text:p>44.77550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1908" table:style-name="ce1">
            <text:p>1241908</text:p>
          </table:table-cell>
          <table:table-cell office:value-type="string" table:style-name="ce1">
            <text:p>10.01.2019,14:25</text:p>
          </table:table-cell>
          <table:table-cell office:value-type="float" office:value="20.45374" table:style-name="ce1">
            <text:p>20.45374</text:p>
          </table:table-cell>
          <table:table-cell office:value-type="float" office:value="44.888190000000002" table:style-name="ce1">
            <text:p>44.8881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oba vozila</text:p>
          </table:table-cell>
          <table:table-cell table:number-columns-repeated="16377"/>
        </table:table-row>
        <table:table-row table:style-name="ro1">
          <table:table-cell office:value-type="float" office:value="1241686" table:style-name="ce1">
            <text:p>1241686</text:p>
          </table:table-cell>
          <table:table-cell office:value-type="string" table:style-name="ce1">
            <text:p>10.01.2019,07:55</text:p>
          </table:table-cell>
          <table:table-cell office:value-type="float" office:value="20.448688000000001" table:style-name="ce1">
            <text:p>20.448688</text:p>
          </table:table-cell>
          <table:table-cell office:value-type="float" office:value="44.798687999999999" table:style-name="ce1">
            <text:p>44.79868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605" table:style-name="ce1">
            <text:p>1241605</text:p>
          </table:table-cell>
          <table:table-cell office:value-type="string" table:style-name="ce1">
            <text:p>10.01.2019,17:30</text:p>
          </table:table-cell>
          <table:table-cell office:value-type="float" office:value="20.459869000000001" table:style-name="ce1">
            <text:p>20.459869</text:p>
          </table:table-cell>
          <table:table-cell office:value-type="float" office:value="44.810746000000002" table:style-name="ce1">
            <text:p>44.81074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654" table:style-name="ce1">
            <text:p>1241654</text:p>
          </table:table-cell>
          <table:table-cell office:value-type="string" table:style-name="ce1">
            <text:p>10.01.2019,07:45</text:p>
          </table:table-cell>
          <table:table-cell office:value-type="float" office:value="20.480260000000001" table:style-name="ce1">
            <text:p>20.48026</text:p>
          </table:table-cell>
          <table:table-cell office:value-type="float" office:value="44.778309999999998" table:style-name="ce1">
            <text:p>44.7783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692" table:style-name="ce1">
            <text:p>1241692</text:p>
          </table:table-cell>
          <table:table-cell office:value-type="string" table:style-name="ce1">
            <text:p>10.01.2019,17:00</text:p>
          </table:table-cell>
          <table:table-cell office:value-type="float" office:value="20.433672000000001" table:style-name="ce1">
            <text:p>20.433672</text:p>
          </table:table-cell>
          <table:table-cell office:value-type="float" office:value="44.790757999999997" table:style-name="ce1">
            <text:p>44.79075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226" table:style-name="ce1">
            <text:p>1242226</text:p>
          </table:table-cell>
          <table:table-cell office:value-type="string" table:style-name="ce1">
            <text:p>10.01.2019,19:45</text:p>
          </table:table-cell>
          <table:table-cell office:value-type="float" office:value="20.401420999999999" table:style-name="ce1">
            <text:p>20.401421</text:p>
          </table:table-cell>
          <table:table-cell office:value-type="float" office:value="44.829082" table:style-name="ce1">
            <text:p>44.82908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951" table:style-name="ce1">
            <text:p>1241951</text:p>
          </table:table-cell>
          <table:table-cell office:value-type="string" table:style-name="ce1">
            <text:p>10.01.2019,17:15</text:p>
          </table:table-cell>
          <table:table-cell office:value-type="float" office:value="20.391649999999998" table:style-name="ce1">
            <text:p>20.39165</text:p>
          </table:table-cell>
          <table:table-cell office:value-type="float" office:value="44.804020000000001" table:style-name="ce1">
            <text:p>44.8040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531" table:style-name="ce1">
            <text:p>1241531</text:p>
          </table:table-cell>
          <table:table-cell office:value-type="string" table:style-name="ce1">
            <text:p>10.01.2019,01:48</text:p>
          </table:table-cell>
          <table:table-cell office:value-type="float" office:value="20.27373" table:style-name="ce1">
            <text:p>20.27373</text:p>
          </table:table-cell>
          <table:table-cell office:value-type="float" office:value="44.906689999999998" table:style-name="ce1">
            <text:p>44.9066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664" table:style-name="ce1">
            <text:p>1241664</text:p>
          </table:table-cell>
          <table:table-cell office:value-type="string" table:style-name="ce1">
            <text:p>10.01.2019,08:30</text:p>
          </table:table-cell>
          <table:table-cell office:value-type="float" office:value="20.456713000000001" table:style-name="ce1">
            <text:p>20.456713</text:p>
          </table:table-cell>
          <table:table-cell office:value-type="float" office:value="44.778633999999997" table:style-name="ce1">
            <text:p>44.77863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617" table:style-name="ce1">
            <text:p>1241617</text:p>
          </table:table-cell>
          <table:table-cell office:value-type="string" table:style-name="ce1">
            <text:p>10.01.2019,18:30</text:p>
          </table:table-cell>
          <table:table-cell office:value-type="float" office:value="20.405135999999999" table:style-name="ce1">
            <text:p>20.405136</text:p>
          </table:table-cell>
          <table:table-cell office:value-type="float" office:value="44.815629000000001" table:style-name="ce1">
            <text:p>44.81562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987" table:style-name="ce1">
            <text:p>1242987</text:p>
          </table:table-cell>
          <table:table-cell office:value-type="string" table:style-name="ce1">
            <text:p>10.01.2019,08:00</text:p>
          </table:table-cell>
          <table:table-cell office:value-type="float" office:value="20.372965000000001" table:style-name="ce1">
            <text:p>20.372965</text:p>
          </table:table-cell>
          <table:table-cell office:value-type="float" office:value="44.857663000000002" table:style-name="ce1">
            <text:p>44.85766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615" table:style-name="ce1">
            <text:p>1241615</text:p>
          </table:table-cell>
          <table:table-cell office:value-type="string" table:style-name="ce1">
            <text:p>10.01.2019,19:45</text:p>
          </table:table-cell>
          <table:table-cell office:value-type="float" office:value="20.404582000000001" table:style-name="ce1">
            <text:p>20.404582</text:p>
          </table:table-cell>
          <table:table-cell office:value-type="float" office:value="44.81445781" table:style-name="ce1">
            <text:p>44.8144578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772" table:style-name="ce1">
            <text:p>1241772</text:p>
          </table:table-cell>
          <table:table-cell office:value-type="string" table:style-name="ce1">
            <text:p>10.01.2019,17:30</text:p>
          </table:table-cell>
          <table:table-cell office:value-type="float" office:value="20.500910000000001" table:style-name="ce1">
            <text:p>20.50091</text:p>
          </table:table-cell>
          <table:table-cell office:value-type="float" office:value="44.786650000000002" table:style-name="ce1">
            <text:p>44.7866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774" table:style-name="ce1">
            <text:p>1241774</text:p>
          </table:table-cell>
          <table:table-cell office:value-type="string" table:style-name="ce1">
            <text:p>10.01.2019,18:00</text:p>
          </table:table-cell>
          <table:table-cell office:value-type="float" office:value="20.482191" table:style-name="ce1">
            <text:p>20.482191</text:p>
          </table:table-cell>
          <table:table-cell office:value-type="float" office:value="44.772754999999997" table:style-name="ce1">
            <text:p>44.77275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775" table:style-name="ce1">
            <text:p>1241775</text:p>
          </table:table-cell>
          <table:table-cell office:value-type="string" table:style-name="ce1">
            <text:p>10.01.2019,19:45</text:p>
          </table:table-cell>
          <table:table-cell office:value-type="float" office:value="20.406739999999999" table:style-name="ce1">
            <text:p>20.40674</text:p>
          </table:table-cell>
          <table:table-cell office:value-type="float" office:value="44.811219999999999" table:style-name="ce1">
            <text:p>44.8112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874" table:style-name="ce1">
            <text:p>1243874</text:p>
          </table:table-cell>
          <table:table-cell office:value-type="string" table:style-name="ce1">
            <text:p>10.01.2019,17:40</text:p>
          </table:table-cell>
          <table:table-cell office:value-type="float" office:value="20.366734000000001" table:style-name="ce1">
            <text:p>20.366734</text:p>
          </table:table-cell>
          <table:table-cell office:value-type="float" office:value="44.730209000000002" table:style-name="ce1">
            <text:p>44.73020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670" table:style-name="ce1">
            <text:p>1241670</text:p>
          </table:table-cell>
          <table:table-cell office:value-type="string" table:style-name="ce1">
            <text:p>10.01.2019,13:00</text:p>
          </table:table-cell>
          <table:table-cell office:value-type="float" office:value="20.472334" table:style-name="ce1">
            <text:p>20.472334</text:p>
          </table:table-cell>
          <table:table-cell office:value-type="float" office:value="44.799861" table:style-name="ce1">
            <text:p>44.79986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2223" table:style-name="ce1">
            <text:p>1242223</text:p>
          </table:table-cell>
          <table:table-cell office:value-type="string" table:style-name="ce1">
            <text:p>10.01.2019,23:20</text:p>
          </table:table-cell>
          <table:table-cell office:value-type="float" office:value="20.397234999999998" table:style-name="ce1">
            <text:p>20.397235</text:p>
          </table:table-cell>
          <table:table-cell office:value-type="float" office:value="44.852935000000002" table:style-name="ce1">
            <text:p>44.85293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1675" table:style-name="ce1">
            <text:p>1241675</text:p>
          </table:table-cell>
          <table:table-cell office:value-type="string" table:style-name="ce1">
            <text:p>10.01.2019,10:30</text:p>
          </table:table-cell>
          <table:table-cell office:value-type="float" office:value="20.475641" table:style-name="ce1">
            <text:p>20.475641</text:p>
          </table:table-cell>
          <table:table-cell office:value-type="float" office:value="44.820788999999998" table:style-name="ce1">
            <text:p>44.82078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uz skretanje – nepoznato</text:p>
          </table:table-cell>
          <table:table-cell table:number-columns-repeated="16377"/>
        </table:table-row>
        <table:table-row table:style-name="ro1">
          <table:table-cell office:value-type="float" office:value="1241662" table:style-name="ce1">
            <text:p>1241662</text:p>
          </table:table-cell>
          <table:table-cell office:value-type="string" table:style-name="ce1">
            <text:p>10.01.2019,12:40</text:p>
          </table:table-cell>
          <table:table-cell office:value-type="float" office:value="20.480789999999999" table:style-name="ce1">
            <text:p>20.48079</text:p>
          </table:table-cell>
          <table:table-cell office:value-type="float" office:value="44.778008999999997" table:style-name="ce1">
            <text:p>44.77800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3977" table:style-name="ce1">
            <text:p>1243977</text:p>
          </table:table-cell>
          <table:table-cell office:value-type="string" table:style-name="ce1">
            <text:p>10.01.2019,07:00</text:p>
          </table:table-cell>
          <table:table-cell office:value-type="float" office:value="20.37182" table:style-name="ce1">
            <text:p>20.37182</text:p>
          </table:table-cell>
          <table:table-cell office:value-type="float" office:value="44.801569999999998" table:style-name="ce1">
            <text:p>44.8015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1604" table:style-name="ce1">
            <text:p>1241604</text:p>
          </table:table-cell>
          <table:table-cell office:value-type="string" table:style-name="ce1">
            <text:p>10.01.2019,22:40</text:p>
          </table:table-cell>
          <table:table-cell office:value-type="float" office:value="20.260549999999999" table:style-name="ce1">
            <text:p>20.26055</text:p>
          </table:table-cell>
          <table:table-cell office:value-type="float" office:value="44.415050000000001" table:style-name="ce1">
            <text:p>44.4150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čeoni sudar</text:p>
          </table:table-cell>
          <table:table-cell table:number-columns-repeated="16377"/>
        </table:table-row>
        <table:table-row table:style-name="ro1">
          <table:table-cell office:value-type="float" office:value="1243978" table:style-name="ce1">
            <text:p>1243978</text:p>
          </table:table-cell>
          <table:table-cell office:value-type="string" table:style-name="ce1">
            <text:p>10.01.2019,13:35</text:p>
          </table:table-cell>
          <table:table-cell office:value-type="float" office:value="20.472951999999999" table:style-name="ce1">
            <text:p>20.472952</text:p>
          </table:table-cell>
          <table:table-cell office:value-type="float" office:value="44.845581000000003" table:style-name="ce1">
            <text:p>44.84558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čeoni sudar</text:p>
          </table:table-cell>
          <table:table-cell table:number-columns-repeated="16377"/>
        </table:table-row>
        <table:table-row table:style-name="ro1">
          <table:table-cell office:value-type="float" office:value="1241610" table:style-name="ce1">
            <text:p>1241610</text:p>
          </table:table-cell>
          <table:table-cell office:value-type="string" table:style-name="ce1">
            <text:p>10.01.2019,22:30</text:p>
          </table:table-cell>
          <table:table-cell office:value-type="float" office:value="20.457087999999999" table:style-name="ce1">
            <text:p>20.457088</text:p>
          </table:table-cell>
          <table:table-cell office:value-type="float" office:value="44.803041" table:style-name="ce1">
            <text:p>44.80304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2121" table:style-name="ce1">
            <text:p>1242121</text:p>
          </table:table-cell>
          <table:table-cell office:value-type="string" table:style-name="ce1">
            <text:p>10.01.2019,16:45</text:p>
          </table:table-cell>
          <table:table-cell office:value-type="float" office:value="20.436166" table:style-name="ce1">
            <text:p>20.436166</text:p>
          </table:table-cell>
          <table:table-cell office:value-type="float" office:value="44.814377999999998" table:style-name="ce1">
            <text:p>44.81437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1640" table:style-name="ce1">
            <text:p>1241640</text:p>
          </table:table-cell>
          <table:table-cell office:value-type="string" table:style-name="ce1">
            <text:p>10.01.2019,10:30</text:p>
          </table:table-cell>
          <table:table-cell office:value-type="float" office:value="20.466940000000001" table:style-name="ce1">
            <text:p>20.46694</text:p>
          </table:table-cell>
          <table:table-cell office:value-type="float" office:value="44.815280000000001" table:style-name="ce1">
            <text:p>44.8152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1704" table:style-name="ce1">
            <text:p>1241704</text:p>
          </table:table-cell>
          <table:table-cell office:value-type="string" table:style-name="ce1">
            <text:p>10.01.2019,00:50</text:p>
          </table:table-cell>
          <table:table-cell office:value-type="float" office:value="20.490607000000001" table:style-name="ce1">
            <text:p>20.490607</text:p>
          </table:table-cell>
          <table:table-cell office:value-type="float" office:value="44.799413000000001" table:style-name="ce1">
            <text:p>44.79941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1883" table:style-name="ce1">
            <text:p>1241883</text:p>
          </table:table-cell>
          <table:table-cell office:value-type="string" table:style-name="ce1">
            <text:p>10.01.2019,11:10</text:p>
          </table:table-cell>
          <table:table-cell office:value-type="float" office:value="20.459012999999999" table:style-name="ce1">
            <text:p>20.459013</text:p>
          </table:table-cell>
          <table:table-cell office:value-type="float" office:value="44.812122000000002" table:style-name="ce1">
            <text:p>44.81212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1612" table:style-name="ce1">
            <text:p>1241612</text:p>
          </table:table-cell>
          <table:table-cell office:value-type="string" table:style-name="ce1">
            <text:p>10.01.2019,18:00</text:p>
          </table:table-cell>
          <table:table-cell office:value-type="float" office:value="20.37265" table:style-name="ce1">
            <text:p>20.37265</text:p>
          </table:table-cell>
          <table:table-cell office:value-type="float" office:value="44.714790000000001" table:style-name="ce1">
            <text:p>44.7147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sa kolovoza u krivini</text:p>
          </table:table-cell>
          <table:table-cell table:number-columns-repeated="16377"/>
        </table:table-row>
        <table:table-row table:style-name="ro1">
          <table:table-cell office:value-type="float" office:value="1241888" table:style-name="ce1">
            <text:p>1241888</text:p>
          </table:table-cell>
          <table:table-cell office:value-type="string" table:style-name="ce1">
            <text:p>10.01.2019,07:20</text:p>
          </table:table-cell>
          <table:table-cell office:value-type="float" office:value="20.660979000000001" table:style-name="ce1">
            <text:p>20.660979</text:p>
          </table:table-cell>
          <table:table-cell office:value-type="float" office:value="44.709895000000003" table:style-name="ce1">
            <text:p>44.70989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sa kolovoza u krivini</text:p>
          </table:table-cell>
          <table:table-cell table:number-columns-repeated="16377"/>
        </table:table-row>
        <table:table-row table:style-name="ro1">
          <table:table-cell office:value-type="float" office:value="1241580" table:style-name="ce1">
            <text:p>1241580</text:p>
          </table:table-cell>
          <table:table-cell office:value-type="string" table:style-name="ce1">
            <text:p>10.01.2019,15:40</text:p>
          </table:table-cell>
          <table:table-cell office:value-type="float" office:value="20.290769999999998" table:style-name="ce1">
            <text:p>20.29077</text:p>
          </table:table-cell>
          <table:table-cell office:value-type="float" office:value="44.486280000000001" table:style-name="ce1">
            <text:p>44.4862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41892" table:style-name="ce1">
            <text:p>1241892</text:p>
          </table:table-cell>
          <table:table-cell office:value-type="string" table:style-name="ce1">
            <text:p>10.01.2019,23:00</text:p>
          </table:table-cell>
          <table:table-cell office:value-type="float" office:value="20.362814" table:style-name="ce1">
            <text:p>20.362814</text:p>
          </table:table-cell>
          <table:table-cell office:value-type="float" office:value="44.736322000000001" table:style-name="ce1">
            <text:p>44.73632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47389" table:style-name="ce1">
            <text:p>1247389</text:p>
          </table:table-cell>
          <table:table-cell office:value-type="string" table:style-name="ce1">
            <text:p>10.01.2019,05:10</text:p>
          </table:table-cell>
          <table:table-cell office:value-type="float" office:value="20.408605999999999" table:style-name="ce1">
            <text:p>20.408606</text:p>
          </table:table-cell>
          <table:table-cell office:value-type="float" office:value="45.002853000000002" table:style-name="ce1">
            <text:p>45.00285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41571" table:style-name="ce1">
            <text:p>1241571</text:p>
          </table:table-cell>
          <table:table-cell office:value-type="string" table:style-name="ce1">
            <text:p>10.01.2019,11:00</text:p>
          </table:table-cell>
          <table:table-cell office:value-type="float" office:value="20.524999999999999" table:style-name="ce1">
            <text:p>20.525</text:p>
          </table:table-cell>
          <table:table-cell office:value-type="float" office:value="44.784759999999999" table:style-name="ce1">
            <text:p>44.7847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41679" table:style-name="ce1">
            <text:p>1241679</text:p>
          </table:table-cell>
          <table:table-cell office:value-type="string" table:style-name="ce1">
            <text:p>10.01.2019,15:20</text:p>
          </table:table-cell>
          <table:table-cell office:value-type="float" office:value="20.466331" table:style-name="ce1">
            <text:p>20.466331</text:p>
          </table:table-cell>
          <table:table-cell office:value-type="float" office:value="44.796799999999998" table:style-name="ce1">
            <text:p>44.796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41594" table:style-name="ce1">
            <text:p>1241594</text:p>
          </table:table-cell>
          <table:table-cell office:value-type="string" table:style-name="ce1">
            <text:p>10.01.2019,16:50</text:p>
          </table:table-cell>
          <table:table-cell office:value-type="float" office:value="20.510760000000001" table:style-name="ce1">
            <text:p>20.51076</text:p>
          </table:table-cell>
          <table:table-cell office:value-type="float" office:value="44.652442999999998" table:style-name="ce1">
            <text:p>44.652443</text:p>
          </table:table-cell>
          <table:table-cell office:value-type="string" table:style-name="ce1">
            <text:p>Sa poginul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41935" table:style-name="ce1">
            <text:p>1241935</text:p>
          </table:table-cell>
          <table:table-cell office:value-type="string" table:style-name="ce1">
            <text:p>10.01.2019,20:30</text:p>
          </table:table-cell>
          <table:table-cell office:value-type="float" office:value="20.446094080000002" table:style-name="ce1">
            <text:p>20.44609408</text:p>
          </table:table-cell>
          <table:table-cell office:value-type="float" office:value="44.799892749999998" table:style-name="ce1">
            <text:p>44.7998927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2568" table:style-name="ce1">
            <text:p>1242568</text:p>
          </table:table-cell>
          <table:table-cell office:value-type="string" table:style-name="ce1">
            <text:p>10.01.2019,06:15</text:p>
          </table:table-cell>
          <table:table-cell office:value-type="float" office:value="20.314623000000001" table:style-name="ce1">
            <text:p>20.314623</text:p>
          </table:table-cell>
          <table:table-cell office:value-type="float" office:value="44.744498999999998" table:style-name="ce1">
            <text:p>44.74449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2712" table:style-name="ce1">
            <text:p>1242712</text:p>
          </table:table-cell>
          <table:table-cell office:value-type="string" table:style-name="ce1">
            <text:p>10.01.2019,05:00</text:p>
          </table:table-cell>
          <table:table-cell office:value-type="float" office:value="20.314623999999998" table:style-name="ce1">
            <text:p>20.314624</text:p>
          </table:table-cell>
          <table:table-cell office:value-type="float" office:value="44.744501" table:style-name="ce1">
            <text:p>44.74450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7389" table:style-name="ce1">
            <text:p>1247389</text:p>
          </table:table-cell>
          <table:table-cell office:value-type="string" table:style-name="ce1">
            <text:p>10.01.2019,05:10</text:p>
          </table:table-cell>
          <table:table-cell office:value-type="float" office:value="20.408605999999999" table:style-name="ce1">
            <text:p>20.408606</text:p>
          </table:table-cell>
          <table:table-cell office:value-type="float" office:value="45.002853000000002" table:style-name="ce1">
            <text:p>45.00285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suprotnim smerovima uz skretanje</text:p>
          </table:table-cell>
          <table:table-cell table:number-columns-repeated="16377"/>
        </table:table-row>
        <table:table-row table:style-name="ro1">
          <table:table-cell office:value-type="float" office:value="1241690" table:style-name="ce1">
            <text:p>1241690</text:p>
          </table:table-cell>
          <table:table-cell office:value-type="string" table:style-name="ce1">
            <text:p>10.01.2019,06:25</text:p>
          </table:table-cell>
          <table:table-cell office:value-type="float" office:value="20.490825000000001" table:style-name="ce1">
            <text:p>20.490825</text:p>
          </table:table-cell>
          <table:table-cell office:value-type="float" office:value="44.798878999999999" table:style-name="ce1">
            <text:p>44.79887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1691" table:style-name="ce1">
            <text:p>1241691</text:p>
          </table:table-cell>
          <table:table-cell office:value-type="string" table:style-name="ce1">
            <text:p>10.01.2019,13:45</text:p>
          </table:table-cell>
          <table:table-cell office:value-type="float" office:value="20.456699" table:style-name="ce1">
            <text:p>20.456699</text:p>
          </table:table-cell>
          <table:table-cell office:value-type="float" office:value="44.814447999999999" table:style-name="ce1">
            <text:p>44.81444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1566" table:style-name="ce1">
            <text:p>1241566</text:p>
          </table:table-cell>
          <table:table-cell office:value-type="string" table:style-name="ce1">
            <text:p>10.01.2019,12:30</text:p>
          </table:table-cell>
          <table:table-cell office:value-type="float" office:value="20.293569999999999" table:style-name="ce1">
            <text:p>20.29357</text:p>
          </table:table-cell>
          <table:table-cell office:value-type="float" office:value="44.645699999999998" table:style-name="ce1">
            <text:p>44.645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1671" table:style-name="ce1">
            <text:p>1241671</text:p>
          </table:table-cell>
          <table:table-cell office:value-type="string" table:style-name="ce1">
            <text:p>10.01.2019,07:30</text:p>
          </table:table-cell>
          <table:table-cell office:value-type="float" office:value="20.518348" table:style-name="ce1">
            <text:p>20.518348</text:p>
          </table:table-cell>
          <table:table-cell office:value-type="float" office:value="44.763682000000003" table:style-name="ce1">
            <text:p>44.76368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3658" table:style-name="ce1">
            <text:p>1243658</text:p>
          </table:table-cell>
          <table:table-cell office:value-type="string" table:style-name="ce1">
            <text:p>10.01.2019,17:30</text:p>
          </table:table-cell>
          <table:table-cell office:value-type="float" office:value="20.437301999999999" table:style-name="ce1">
            <text:p>20.437302</text:p>
          </table:table-cell>
          <table:table-cell office:value-type="float" office:value="44.802787000000002" table:style-name="ce1">
            <text:p>44.80278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1934" table:style-name="ce1">
            <text:p>1241934</text:p>
          </table:table-cell>
          <table:table-cell office:value-type="string" table:style-name="ce1">
            <text:p>10.01.2019,20:15</text:p>
          </table:table-cell>
          <table:table-cell office:value-type="float" office:value="20.484874999999999" table:style-name="ce1">
            <text:p>20.484875</text:p>
          </table:table-cell>
          <table:table-cell office:value-type="float" office:value="44.804459000000001" table:style-name="ce1">
            <text:p>44.80445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1960" table:style-name="ce1">
            <text:p>1241960</text:p>
          </table:table-cell>
          <table:table-cell office:value-type="string" table:style-name="ce1">
            <text:p>10.01.2019,17:40</text:p>
          </table:table-cell>
          <table:table-cell office:value-type="float" office:value="20.484874999999999" table:style-name="ce1">
            <text:p>20.484875</text:p>
          </table:table-cell>
          <table:table-cell office:value-type="float" office:value="44.804459000000001" table:style-name="ce1">
            <text:p>44.80445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1949" table:style-name="ce1">
            <text:p>1241949</text:p>
          </table:table-cell>
          <table:table-cell office:value-type="string" table:style-name="ce1">
            <text:p>10.01.2019,20:30</text:p>
          </table:table-cell>
          <table:table-cell office:value-type="float" office:value="20.484874999999999" table:style-name="ce1">
            <text:p>20.484875</text:p>
          </table:table-cell>
          <table:table-cell office:value-type="float" office:value="44.804459000000001" table:style-name="ce1">
            <text:p>44.80445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3124" table:style-name="ce1">
            <text:p>1243124</text:p>
          </table:table-cell>
          <table:table-cell office:value-type="string" table:style-name="ce1">
            <text:p>10.01.2019,10:15</text:p>
          </table:table-cell>
          <table:table-cell office:value-type="float" office:value="20.409109000000001" table:style-name="ce1">
            <text:p>20.409109</text:p>
          </table:table-cell>
          <table:table-cell office:value-type="float" office:value="44.813251999999999" table:style-name="ce1">
            <text:p>44.81325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1909" table:style-name="ce1">
            <text:p>1241909</text:p>
          </table:table-cell>
          <table:table-cell office:value-type="string" table:style-name="ce1">
            <text:p>10.01.2019,16:00</text:p>
          </table:table-cell>
          <table:table-cell office:value-type="float" office:value="20.670860000000001" table:style-name="ce1">
            <text:p>20.67086</text:p>
          </table:table-cell>
          <table:table-cell office:value-type="float" office:value="44.46087" table:style-name="ce1">
            <text:p>44.4608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preko kolovoz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41611" table:style-name="ce1">
            <text:p>1241611</text:p>
          </table:table-cell>
          <table:table-cell office:value-type="string" table:style-name="ce1">
            <text:p>10.01.2019,16:45</text:p>
          </table:table-cell>
          <table:table-cell office:value-type="float" office:value="20.462154000000002" table:style-name="ce1">
            <text:p>20.462154</text:p>
          </table:table-cell>
          <table:table-cell office:value-type="float" office:value="44.819104000000003" table:style-name="ce1">
            <text:p>44.81910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1568" table:style-name="ce1">
            <text:p>1241568</text:p>
          </table:table-cell>
          <table:table-cell office:value-type="string" table:style-name="ce1">
            <text:p>10.01.2019,15:25</text:p>
          </table:table-cell>
          <table:table-cell office:value-type="float" office:value="20.469850000000001" table:style-name="ce1">
            <text:p>20.46985</text:p>
          </table:table-cell>
          <table:table-cell office:value-type="float" office:value="44.798169999999999" table:style-name="ce1">
            <text:p>44.7981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1618" table:style-name="ce1">
            <text:p>1241618</text:p>
          </table:table-cell>
          <table:table-cell office:value-type="string" table:style-name="ce1">
            <text:p>10.01.2019,20:30</text:p>
          </table:table-cell>
          <table:table-cell office:value-type="float" office:value="20.608357000000002" table:style-name="ce1">
            <text:p>20.608357</text:p>
          </table:table-cell>
          <table:table-cell office:value-type="float" office:value="44.739161000000003" table:style-name="ce1">
            <text:p>44.73916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1776" table:style-name="ce1">
            <text:p>1241776</text:p>
          </table:table-cell>
          <table:table-cell office:value-type="string" table:style-name="ce1">
            <text:p>10.01.2019,20:15</text:p>
          </table:table-cell>
          <table:table-cell office:value-type="float" office:value="20.472591000000001" table:style-name="ce1">
            <text:p>20.472591</text:p>
          </table:table-cell>
          <table:table-cell office:value-type="float" office:value="44.789293000000001" table:style-name="ce1">
            <text:p>44.78929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1099" table:style-name="ce1">
            <text:p>1241099</text:p>
          </table:table-cell>
          <table:table-cell office:value-type="string" table:style-name="ce1">
            <text:p>11.01.2019,08:30</text:p>
          </table:table-cell>
          <table:table-cell office:value-type="float" office:value="20.472567000000002" table:style-name="ce1">
            <text:p>20.472567</text:p>
          </table:table-cell>
          <table:table-cell office:value-type="float" office:value="44.812666" table:style-name="ce1">
            <text:p>44.81266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1770" table:style-name="ce1">
            <text:p>1241770</text:p>
          </table:table-cell>
          <table:table-cell office:value-type="string" table:style-name="ce1">
            <text:p>11.01.2019,13:00</text:p>
          </table:table-cell>
          <table:table-cell office:value-type="float" office:value="20.424469999999999" table:style-name="ce1">
            <text:p>20.42447</text:p>
          </table:table-cell>
          <table:table-cell office:value-type="float" office:value="44.821210000000001" table:style-name="ce1">
            <text:p>44.8212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1755" table:style-name="ce1">
            <text:p>1241755</text:p>
          </table:table-cell>
          <table:table-cell office:value-type="string" table:style-name="ce1">
            <text:p>11.01.2019,11:15</text:p>
          </table:table-cell>
          <table:table-cell office:value-type="float" office:value="20.487749000000001" table:style-name="ce1">
            <text:p>20.487749</text:p>
          </table:table-cell>
          <table:table-cell office:value-type="float" office:value="44.816498000000003" table:style-name="ce1">
            <text:p>44.81649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polukružno okretanje ispred drugog vozila</text:p>
          </table:table-cell>
          <table:table-cell table:number-columns-repeated="16377"/>
        </table:table-row>
        <table:table-row table:style-name="ro1">
          <table:table-cell office:value-type="float" office:value="1241665" table:style-name="ce1">
            <text:p>1241665</text:p>
          </table:table-cell>
          <table:table-cell office:value-type="string" table:style-name="ce1">
            <text:p>11.01.2019,16:55</text:p>
          </table:table-cell>
          <table:table-cell office:value-type="float" office:value="20.476327000000001" table:style-name="ce1">
            <text:p>20.476327</text:p>
          </table:table-cell>
          <table:table-cell office:value-type="float" office:value="44.760528000000001" table:style-name="ce1">
            <text:p>44.76052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2201" table:style-name="ce1">
            <text:p>1242201</text:p>
          </table:table-cell>
          <table:table-cell office:value-type="string" table:style-name="ce1">
            <text:p>11.01.2019,20:00</text:p>
          </table:table-cell>
          <table:table-cell office:value-type="float" office:value="20.449006000000001" table:style-name="ce1">
            <text:p>20.449006</text:p>
          </table:table-cell>
          <table:table-cell office:value-type="float" office:value="44.798755999999997" table:style-name="ce1">
            <text:p>44.79875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2437" table:style-name="ce1">
            <text:p>1242437</text:p>
          </table:table-cell>
          <table:table-cell office:value-type="string" table:style-name="ce1">
            <text:p>11.01.2019,10:50</text:p>
          </table:table-cell>
          <table:table-cell office:value-type="float" office:value="20.478383000000001" table:style-name="ce1">
            <text:p>20.478383</text:p>
          </table:table-cell>
          <table:table-cell office:value-type="float" office:value="44.810808999999999" table:style-name="ce1">
            <text:p>44.81080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1807" table:style-name="ce1">
            <text:p>1241807</text:p>
          </table:table-cell>
          <table:table-cell office:value-type="string" table:style-name="ce1">
            <text:p>11.01.2019,02:40</text:p>
          </table:table-cell>
          <table:table-cell office:value-type="float" office:value="20.461524000000001" table:style-name="ce1">
            <text:p>20.461524</text:p>
          </table:table-cell>
          <table:table-cell office:value-type="float" office:value="44.821570000000001" table:style-name="ce1">
            <text:p>44.8215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2565" table:style-name="ce1">
            <text:p>1242565</text:p>
          </table:table-cell>
          <table:table-cell office:value-type="string" table:style-name="ce1">
            <text:p>11.01.2019,16:10</text:p>
          </table:table-cell>
          <table:table-cell office:value-type="float" office:value="20.372077999999998" table:style-name="ce1">
            <text:p>20.372078</text:p>
          </table:table-cell>
          <table:table-cell office:value-type="float" office:value="44.847838000000003" table:style-name="ce1">
            <text:p>44.84783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879" table:style-name="ce1">
            <text:p>1241879</text:p>
          </table:table-cell>
          <table:table-cell office:value-type="string" table:style-name="ce1">
            <text:p>11.01.2019,21:15</text:p>
          </table:table-cell>
          <table:table-cell office:value-type="float" office:value="20.476510000000001" table:style-name="ce1">
            <text:p>20.47651</text:p>
          </table:table-cell>
          <table:table-cell office:value-type="float" office:value="44.804879999999997" table:style-name="ce1">
            <text:p>44.8048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238" table:style-name="ce1">
            <text:p>1243238</text:p>
          </table:table-cell>
          <table:table-cell office:value-type="string" table:style-name="ce1">
            <text:p>11.01.2019,14:40</text:p>
          </table:table-cell>
          <table:table-cell office:value-type="float" office:value="20.372077999999998" table:style-name="ce1">
            <text:p>20.372078</text:p>
          </table:table-cell>
          <table:table-cell office:value-type="float" office:value="44.847838000000003" table:style-name="ce1">
            <text:p>44.84783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628" table:style-name="ce1">
            <text:p>1241628</text:p>
          </table:table-cell>
          <table:table-cell office:value-type="string" table:style-name="ce1">
            <text:p>11.01.2019,08:10</text:p>
          </table:table-cell>
          <table:table-cell office:value-type="float" office:value="20.483833000000001" table:style-name="ce1">
            <text:p>20.483833</text:p>
          </table:table-cell>
          <table:table-cell office:value-type="float" office:value="44.809189000000003" table:style-name="ce1">
            <text:p>44.80918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2720" table:style-name="ce1">
            <text:p>1242720</text:p>
          </table:table-cell>
          <table:table-cell office:value-type="string" table:style-name="ce1">
            <text:p>11.01.2019,11:00</text:p>
          </table:table-cell>
          <table:table-cell office:value-type="float" office:value="20.290989" table:style-name="ce1">
            <text:p>20.290989</text:p>
          </table:table-cell>
          <table:table-cell office:value-type="float" office:value="44.820690999999997" table:style-name="ce1">
            <text:p>44.82069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1660" table:style-name="ce1">
            <text:p>1241660</text:p>
          </table:table-cell>
          <table:table-cell office:value-type="string" table:style-name="ce1">
            <text:p>11.01.2019,15:10</text:p>
          </table:table-cell>
          <table:table-cell office:value-type="float" office:value="20.287369999999999" table:style-name="ce1">
            <text:p>20.28737</text:p>
          </table:table-cell>
          <table:table-cell office:value-type="float" office:value="44.435510000000001" table:style-name="ce1">
            <text:p>44.4355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čeoni sudar</text:p>
          </table:table-cell>
          <table:table-cell table:number-columns-repeated="16377"/>
        </table:table-row>
        <table:table-row table:style-name="ro1">
          <table:table-cell office:value-type="float" office:value="1241630" table:style-name="ce1">
            <text:p>1241630</text:p>
          </table:table-cell>
          <table:table-cell office:value-type="string" table:style-name="ce1">
            <text:p>11.01.2019,08:10</text:p>
          </table:table-cell>
          <table:table-cell office:value-type="float" office:value="20.46246" table:style-name="ce1">
            <text:p>20.46246</text:p>
          </table:table-cell>
          <table:table-cell office:value-type="float" office:value="44.802401000000003" table:style-name="ce1">
            <text:p>44.80240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bez prepreka na kolovozu na nepoznat, nespecificiran način</text:p>
          </table:table-cell>
          <table:table-cell table:number-columns-repeated="16377"/>
        </table:table-row>
        <table:table-row table:style-name="ro1">
          <table:table-cell office:value-type="float" office:value="1241668" table:style-name="ce1">
            <text:p>1241668</text:p>
          </table:table-cell>
          <table:table-cell office:value-type="string" table:style-name="ce1">
            <text:p>11.01.2019,18:00</text:p>
          </table:table-cell>
          <table:table-cell office:value-type="float" office:value="20.45675" table:style-name="ce1">
            <text:p>20.45675</text:p>
          </table:table-cell>
          <table:table-cell office:value-type="float" office:value="44.802709999999998" table:style-name="ce1">
            <text:p>44.8027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1765" table:style-name="ce1">
            <text:p>1241765</text:p>
          </table:table-cell>
          <table:table-cell office:value-type="string" table:style-name="ce1">
            <text:p>11.01.2019,07:50</text:p>
          </table:table-cell>
          <table:table-cell office:value-type="float" office:value="20.418800000000001" table:style-name="ce1">
            <text:p>20.4188</text:p>
          </table:table-cell>
          <table:table-cell office:value-type="float" office:value="44.787982999999997" table:style-name="ce1">
            <text:p>44.78798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2196" table:style-name="ce1">
            <text:p>1242196</text:p>
          </table:table-cell>
          <table:table-cell office:value-type="string" table:style-name="ce1">
            <text:p>11.01.2019,18:30</text:p>
          </table:table-cell>
          <table:table-cell office:value-type="float" office:value="20.502279000000001" table:style-name="ce1">
            <text:p>20.502279</text:p>
          </table:table-cell>
          <table:table-cell office:value-type="float" office:value="44.780479" table:style-name="ce1">
            <text:p>44.78047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0677" table:style-name="ce1">
            <text:p>1240677</text:p>
          </table:table-cell>
          <table:table-cell office:value-type="string" table:style-name="ce1">
            <text:p>11.01.2019,07:00</text:p>
          </table:table-cell>
          <table:table-cell office:value-type="float" office:value="20.455677000000001" table:style-name="ce1">
            <text:p>20.455677</text:p>
          </table:table-cell>
          <table:table-cell office:value-type="float" office:value="44.802118999999998" table:style-name="ce1">
            <text:p>44.80211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1799" table:style-name="ce1">
            <text:p>1241799</text:p>
          </table:table-cell>
          <table:table-cell office:value-type="string" table:style-name="ce1">
            <text:p>11.01.2019,00:05</text:p>
          </table:table-cell>
          <table:table-cell office:value-type="float" office:value="20.456035" table:style-name="ce1">
            <text:p>20.456035</text:p>
          </table:table-cell>
          <table:table-cell office:value-type="float" office:value="44.802129000000001" table:style-name="ce1">
            <text:p>44.80212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1647" table:style-name="ce1">
            <text:p>1241647</text:p>
          </table:table-cell>
          <table:table-cell office:value-type="string" table:style-name="ce1">
            <text:p>11.01.2019,12:50</text:p>
          </table:table-cell>
          <table:table-cell office:value-type="float" office:value="20.460122999999999" table:style-name="ce1">
            <text:p>20.460123</text:p>
          </table:table-cell>
          <table:table-cell office:value-type="float" office:value="44.816799000000003" table:style-name="ce1">
            <text:p>44.81679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1636" table:style-name="ce1">
            <text:p>1241636</text:p>
          </table:table-cell>
          <table:table-cell office:value-type="string" table:style-name="ce1">
            <text:p>11.01.2019,08:00</text:p>
          </table:table-cell>
          <table:table-cell office:value-type="float" office:value="20.328522" table:style-name="ce1">
            <text:p>20.328522</text:p>
          </table:table-cell>
          <table:table-cell office:value-type="float" office:value="44.858567999999998" table:style-name="ce1">
            <text:p>44.85856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1620" table:style-name="ce1">
            <text:p>1241620</text:p>
          </table:table-cell>
          <table:table-cell office:value-type="string" table:style-name="ce1">
            <text:p>11.01.2019,04:30</text:p>
          </table:table-cell>
          <table:table-cell office:value-type="float" office:value="20.458741" table:style-name="ce1">
            <text:p>20.458741</text:p>
          </table:table-cell>
          <table:table-cell office:value-type="float" office:value="44.804366999999999" table:style-name="ce1">
            <text:p>44.80436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1056" table:style-name="ce1">
            <text:p>1241056</text:p>
          </table:table-cell>
          <table:table-cell office:value-type="string" table:style-name="ce1">
            <text:p>11.01.2019,05:55</text:p>
          </table:table-cell>
          <table:table-cell office:value-type="float" office:value="20.417280999999999" table:style-name="ce1">
            <text:p>20.417281</text:p>
          </table:table-cell>
          <table:table-cell office:value-type="float" office:value="44.837026000000002" table:style-name="ce1">
            <text:p>44.83702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41962" table:style-name="ce1">
            <text:p>1241962</text:p>
          </table:table-cell>
          <table:table-cell office:value-type="string" table:style-name="ce1">
            <text:p>11.01.2019,09:00</text:p>
          </table:table-cell>
          <table:table-cell office:value-type="float" office:value="20.502279000000001" table:style-name="ce1">
            <text:p>20.502279</text:p>
          </table:table-cell>
          <table:table-cell office:value-type="float" office:value="44.780602999999999" table:style-name="ce1">
            <text:p>44.78060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2670" table:style-name="ce1">
            <text:p>1242670</text:p>
          </table:table-cell>
          <table:table-cell office:value-type="string" table:style-name="ce1">
            <text:p>11.01.2019,00:30</text:p>
          </table:table-cell>
          <table:table-cell office:value-type="float" office:value="20.244361999999999" table:style-name="ce1">
            <text:p>20.244362</text:p>
          </table:table-cell>
          <table:table-cell office:value-type="float" office:value="44.835396000000003" table:style-name="ce1">
            <text:p>44.83539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1747" table:style-name="ce1">
            <text:p>1241747</text:p>
          </table:table-cell>
          <table:table-cell office:value-type="string" table:style-name="ce1">
            <text:p>11.01.2019,15:00</text:p>
          </table:table-cell>
          <table:table-cell office:value-type="float" office:value="20.466961000000001" table:style-name="ce1">
            <text:p>20.466961</text:p>
          </table:table-cell>
          <table:table-cell office:value-type="float" office:value="44.790537" table:style-name="ce1">
            <text:p>44.79053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istom smeru uz skretanje</text:p>
          </table:table-cell>
          <table:table-cell table:number-columns-repeated="16377"/>
        </table:table-row>
        <table:table-row table:style-name="ro1">
          <table:table-cell office:value-type="float" office:value="1241964" table:style-name="ce1">
            <text:p>1241964</text:p>
          </table:table-cell>
          <table:table-cell office:value-type="string" table:style-name="ce1">
            <text:p>11.01.2019,16:30</text:p>
          </table:table-cell>
          <table:table-cell office:value-type="float" office:value="20.436129999999999" table:style-name="ce1">
            <text:p>20.43613</text:p>
          </table:table-cell>
          <table:table-cell office:value-type="float" office:value="44.811480000000003" table:style-name="ce1">
            <text:p>44.8114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različitim putevima uz skretanje</text:p>
          </table:table-cell>
          <table:table-cell table:number-columns-repeated="16377"/>
        </table:table-row>
        <table:table-row table:style-name="ro1">
          <table:table-cell office:value-type="float" office:value="1241968" table:style-name="ce1">
            <text:p>1241968</text:p>
          </table:table-cell>
          <table:table-cell office:value-type="string" table:style-name="ce1">
            <text:p>11.01.2019,08:00</text:p>
          </table:table-cell>
          <table:table-cell office:value-type="float" office:value="20.61655" table:style-name="ce1">
            <text:p>20.61655</text:p>
          </table:table-cell>
          <table:table-cell office:value-type="float" office:value="44.414349999999999" table:style-name="ce1">
            <text:p>44.4143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3964" table:style-name="ce1">
            <text:p>1243964</text:p>
          </table:table-cell>
          <table:table-cell office:value-type="string" table:style-name="ce1">
            <text:p>11.01.2019,22:00</text:p>
          </table:table-cell>
          <table:table-cell office:value-type="float" office:value="20.408719999999999" table:style-name="ce1">
            <text:p>20.40872</text:p>
          </table:table-cell>
          <table:table-cell office:value-type="float" office:value="44.850230000000003" table:style-name="ce1">
            <text:p>44.8502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1685" table:style-name="ce1">
            <text:p>1241685</text:p>
          </table:table-cell>
          <table:table-cell office:value-type="string" table:style-name="ce1">
            <text:p>11.01.2019,21:20</text:p>
          </table:table-cell>
          <table:table-cell office:value-type="float" office:value="20.489350999999999" table:style-name="ce1">
            <text:p>20.489351</text:p>
          </table:table-cell>
          <table:table-cell office:value-type="float" office:value="44.844290000000001" table:style-name="ce1">
            <text:p>44.8442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1680" table:style-name="ce1">
            <text:p>1241680</text:p>
          </table:table-cell>
          <table:table-cell office:value-type="string" table:style-name="ce1">
            <text:p>11.01.2019,18:45</text:p>
          </table:table-cell>
          <table:table-cell office:value-type="float" office:value="20.20496" table:style-name="ce1">
            <text:p>20.20496</text:p>
          </table:table-cell>
          <table:table-cell office:value-type="float" office:value="44.658740000000002" table:style-name="ce1">
            <text:p>44.6587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van raskrsnice , bez skretanja vozila</text:p>
          </table:table-cell>
          <table:table-cell table:number-columns-repeated="16377"/>
        </table:table-row>
        <table:table-row table:style-name="ro1">
          <table:table-cell office:value-type="float" office:value="1241901" table:style-name="ce1">
            <text:p>1241901</text:p>
          </table:table-cell>
          <table:table-cell office:value-type="string" table:style-name="ce1">
            <text:p>11.01.2019,10:00</text:p>
          </table:table-cell>
          <table:table-cell office:value-type="float" office:value="20.382332999999999" table:style-name="ce1">
            <text:p>20.382333</text:p>
          </table:table-cell>
          <table:table-cell office:value-type="float" office:value="44.799723" table:style-name="ce1">
            <text:p>44.79972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 , u raskrsnici, bez skretanja vozila</text:p>
          </table:table-cell>
          <table:table-cell table:number-columns-repeated="16377"/>
        </table:table-row>
        <table:table-row table:style-name="ro1">
          <table:table-cell office:value-type="float" office:value="1241758" table:style-name="ce1">
            <text:p>1241758</text:p>
          </table:table-cell>
          <table:table-cell office:value-type="string" table:style-name="ce1">
            <text:p>11.01.2019,09:30</text:p>
          </table:table-cell>
          <table:table-cell office:value-type="float" office:value="20.38382" table:style-name="ce1">
            <text:p>20.38382</text:p>
          </table:table-cell>
          <table:table-cell office:value-type="float" office:value="44.806220000000003" table:style-name="ce1">
            <text:p>44.8062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1963" table:style-name="ce1">
            <text:p>1241963</text:p>
          </table:table-cell>
          <table:table-cell office:value-type="string" table:style-name="ce1">
            <text:p>11.01.2019,14:20</text:p>
          </table:table-cell>
          <table:table-cell office:value-type="float" office:value="20.467022" table:style-name="ce1">
            <text:p>20.467022</text:p>
          </table:table-cell>
          <table:table-cell office:value-type="float" office:value="44.850814" table:style-name="ce1">
            <text:p>44.85081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2019" table:style-name="ce1">
            <text:p>1242019</text:p>
          </table:table-cell>
          <table:table-cell office:value-type="string" table:style-name="ce1">
            <text:p>11.01.2019,20:00</text:p>
          </table:table-cell>
          <table:table-cell office:value-type="float" office:value="20.457346999999999" table:style-name="ce1">
            <text:p>20.457347</text:p>
          </table:table-cell>
          <table:table-cell office:value-type="float" office:value="44.828502" table:style-name="ce1">
            <text:p>44.82850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1738" table:style-name="ce1">
            <text:p>1241738</text:p>
          </table:table-cell>
          <table:table-cell office:value-type="string" table:style-name="ce1">
            <text:p>11.01.2019,10:00</text:p>
          </table:table-cell>
          <table:table-cell office:value-type="float" office:value="20.489844000000002" table:style-name="ce1">
            <text:p>20.489844</text:p>
          </table:table-cell>
          <table:table-cell office:value-type="float" office:value="44.793731999999999" table:style-name="ce1">
            <text:p>44.79373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3766" table:style-name="ce1">
            <text:p>1243766</text:p>
          </table:table-cell>
          <table:table-cell office:value-type="string" table:style-name="ce1">
            <text:p>11.01.2019,18:30</text:p>
          </table:table-cell>
          <table:table-cell office:value-type="float" office:value="20.492180000000001" table:style-name="ce1">
            <text:p>20.49218</text:p>
          </table:table-cell>
          <table:table-cell office:value-type="float" office:value="44.838160000000002" table:style-name="ce1">
            <text:p>44.8381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2439" table:style-name="ce1">
            <text:p>1242439</text:p>
          </table:table-cell>
          <table:table-cell office:value-type="string" table:style-name="ce1">
            <text:p>12.01.2019,19:23</text:p>
          </table:table-cell>
          <table:table-cell office:value-type="float" office:value="20.464646999999999" table:style-name="ce1">
            <text:p>20.464647</text:p>
          </table:table-cell>
          <table:table-cell office:value-type="float" office:value="44.815288000000002" table:style-name="ce1">
            <text:p>44.81528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3652" table:style-name="ce1">
            <text:p>1243652</text:p>
          </table:table-cell>
          <table:table-cell office:value-type="string" table:style-name="ce1">
            <text:p>12.01.2019,19:20</text:p>
          </table:table-cell>
          <table:table-cell office:value-type="float" office:value="20.428318999999998" table:style-name="ce1">
            <text:p>20.428319</text:p>
          </table:table-cell>
          <table:table-cell office:value-type="float" office:value="44.777577000000001" table:style-name="ce1">
            <text:p>44.77757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1841" table:style-name="ce1">
            <text:p>1241841</text:p>
          </table:table-cell>
          <table:table-cell office:value-type="string" table:style-name="ce1">
            <text:p>12.01.2019,19:30</text:p>
          </table:table-cell>
          <table:table-cell office:value-type="float" office:value="20.395071000000002" table:style-name="ce1">
            <text:p>20.395071</text:p>
          </table:table-cell>
          <table:table-cell office:value-type="float" office:value="44.770516999999998" table:style-name="ce1">
            <text:p>44.77051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1731" table:style-name="ce1">
            <text:p>1241731</text:p>
          </table:table-cell>
          <table:table-cell office:value-type="string" table:style-name="ce1">
            <text:p>12.01.2019,12:20</text:p>
          </table:table-cell>
          <table:table-cell office:value-type="float" office:value="20.472899999999999" table:style-name="ce1">
            <text:p>20.4729</text:p>
          </table:table-cell>
          <table:table-cell office:value-type="float" office:value="44.869410000000002" table:style-name="ce1">
            <text:p>44.8694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2045" table:style-name="ce1">
            <text:p>1242045</text:p>
          </table:table-cell>
          <table:table-cell office:value-type="string" table:style-name="ce1">
            <text:p>12.01.2019,19:00</text:p>
          </table:table-cell>
          <table:table-cell office:value-type="float" office:value="20.471632" table:style-name="ce1">
            <text:p>20.471632</text:p>
          </table:table-cell>
          <table:table-cell office:value-type="float" office:value="44.807111999999996" table:style-name="ce1">
            <text:p>44.80711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1727" table:style-name="ce1">
            <text:p>1241727</text:p>
          </table:table-cell>
          <table:table-cell office:value-type="string" table:style-name="ce1">
            <text:p>12.01.2019,11:50</text:p>
          </table:table-cell>
          <table:table-cell office:value-type="float" office:value="20.459057999999999" table:style-name="ce1">
            <text:p>20.459058</text:p>
          </table:table-cell>
          <table:table-cell office:value-type="float" office:value="44.804797000000001" table:style-name="ce1">
            <text:p>44.80479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1737" table:style-name="ce1">
            <text:p>1241737</text:p>
          </table:table-cell>
          <table:table-cell office:value-type="string" table:style-name="ce1">
            <text:p>12.01.2019,15:10</text:p>
          </table:table-cell>
          <table:table-cell office:value-type="float" office:value="20.431104999999999" table:style-name="ce1">
            <text:p>20.431105</text:p>
          </table:table-cell>
          <table:table-cell office:value-type="float" office:value="44.814439" table:style-name="ce1">
            <text:p>44.81443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1833" table:style-name="ce1">
            <text:p>1241833</text:p>
          </table:table-cell>
          <table:table-cell office:value-type="string" table:style-name="ce1">
            <text:p>12.01.2019,15:55</text:p>
          </table:table-cell>
          <table:table-cell office:value-type="float" office:value="20.510269999999998" table:style-name="ce1">
            <text:p>20.51027</text:p>
          </table:table-cell>
          <table:table-cell office:value-type="float" office:value="44.815978000000001" table:style-name="ce1">
            <text:p>44.81597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1842" table:style-name="ce1">
            <text:p>1241842</text:p>
          </table:table-cell>
          <table:table-cell office:value-type="string" table:style-name="ce1">
            <text:p>12.01.2019,10:35</text:p>
          </table:table-cell>
          <table:table-cell office:value-type="float" office:value="20.363240000000001" table:style-name="ce1">
            <text:p>20.36324</text:p>
          </table:table-cell>
          <table:table-cell office:value-type="float" office:value="44.831229999999998" table:style-name="ce1">
            <text:p>44.8312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1995" table:style-name="ce1">
            <text:p>1241995</text:p>
          </table:table-cell>
          <table:table-cell office:value-type="string" table:style-name="ce1">
            <text:p>12.01.2019,19:50</text:p>
          </table:table-cell>
          <table:table-cell office:value-type="float" office:value="20.490860999999999" table:style-name="ce1">
            <text:p>20.490861</text:p>
          </table:table-cell>
          <table:table-cell office:value-type="float" office:value="44.798859" table:style-name="ce1">
            <text:p>44.79885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sleva</text:p>
          </table:table-cell>
          <table:table-cell table:number-columns-repeated="16377"/>
        </table:table-row>
        <table:table-row table:style-name="ro1">
          <table:table-cell office:value-type="float" office:value="1240900" table:style-name="ce1">
            <text:p>1240900</text:p>
          </table:table-cell>
          <table:table-cell office:value-type="string" table:style-name="ce1">
            <text:p>12.01.2019,22:30</text:p>
          </table:table-cell>
          <table:table-cell office:value-type="float" office:value="20.581379999999999" table:style-name="ce1">
            <text:p>20.58138</text:p>
          </table:table-cell>
          <table:table-cell office:value-type="float" office:value="44.734507000000001" table:style-name="ce1">
            <text:p>44.73450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sleva</text:p>
          </table:table-cell>
          <table:table-cell table:number-columns-repeated="16377"/>
        </table:table-row>
        <table:table-row table:style-name="ro1">
          <table:table-cell office:value-type="float" office:value="1241722" table:style-name="ce1">
            <text:p>1241722</text:p>
          </table:table-cell>
          <table:table-cell office:value-type="string" table:style-name="ce1">
            <text:p>12.01.2019,11:40</text:p>
          </table:table-cell>
          <table:table-cell office:value-type="float" office:value="20.485388" table:style-name="ce1">
            <text:p>20.485388</text:p>
          </table:table-cell>
          <table:table-cell office:value-type="float" office:value="44.799081000000001" table:style-name="ce1">
            <text:p>44.79908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zdesna</text:p>
          </table:table-cell>
          <table:table-cell table:number-columns-repeated="16377"/>
        </table:table-row>
        <table:table-row table:style-name="ro1">
          <table:table-cell office:value-type="float" office:value="1243654" table:style-name="ce1">
            <text:p>1243654</text:p>
          </table:table-cell>
          <table:table-cell office:value-type="string" table:style-name="ce1">
            <text:p>12.01.2019,22:20</text:p>
          </table:table-cell>
          <table:table-cell office:value-type="float" office:value="20.429162999999999" table:style-name="ce1">
            <text:p>20.429163</text:p>
          </table:table-cell>
          <table:table-cell office:value-type="float" office:value="44.784018000000003" table:style-name="ce1">
            <text:p>44.78401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2103" table:style-name="ce1">
            <text:p>1242103</text:p>
          </table:table-cell>
          <table:table-cell office:value-type="string" table:style-name="ce1">
            <text:p>12.01.2019,22:00</text:p>
          </table:table-cell>
          <table:table-cell office:value-type="float" office:value="20.481757000000002" table:style-name="ce1">
            <text:p>20.481757</text:p>
          </table:table-cell>
          <table:table-cell office:value-type="float" office:value="44.754474999999999" table:style-name="ce1">
            <text:p>44.75447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735" table:style-name="ce1">
            <text:p>1241735</text:p>
          </table:table-cell>
          <table:table-cell office:value-type="string" table:style-name="ce1">
            <text:p>12.01.2019,10:30</text:p>
          </table:table-cell>
          <table:table-cell office:value-type="float" office:value="20.417601000000001" table:style-name="ce1">
            <text:p>20.417601</text:p>
          </table:table-cell>
          <table:table-cell office:value-type="float" office:value="44.822071000000001" table:style-name="ce1">
            <text:p>44.82207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759" table:style-name="ce1">
            <text:p>1241759</text:p>
          </table:table-cell>
          <table:table-cell office:value-type="string" table:style-name="ce1">
            <text:p>12.01.2019,18:00</text:p>
          </table:table-cell>
          <table:table-cell office:value-type="float" office:value="20.459510000000002" table:style-name="ce1">
            <text:p>20.45951</text:p>
          </table:table-cell>
          <table:table-cell office:value-type="float" office:value="44.804499999999997" table:style-name="ce1">
            <text:p>44.804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831" table:style-name="ce1">
            <text:p>1243831</text:p>
          </table:table-cell>
          <table:table-cell office:value-type="string" table:style-name="ce1">
            <text:p>12.01.2019,12:00</text:p>
          </table:table-cell>
          <table:table-cell office:value-type="float" office:value="20.501176999999998" table:style-name="ce1">
            <text:p>20.501177</text:p>
          </table:table-cell>
          <table:table-cell office:value-type="float" office:value="44.796852000000001" table:style-name="ce1">
            <text:p>44.79685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707" table:style-name="ce1">
            <text:p>1241707</text:p>
          </table:table-cell>
          <table:table-cell office:value-type="string" table:style-name="ce1">
            <text:p>12.01.2019,08:30</text:p>
          </table:table-cell>
          <table:table-cell office:value-type="float" office:value="20.421824999999998" table:style-name="ce1">
            <text:p>20.421825</text:p>
          </table:table-cell>
          <table:table-cell office:value-type="float" office:value="44.783413000000003" table:style-name="ce1">
            <text:p>44.78341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1761" table:style-name="ce1">
            <text:p>1241761</text:p>
          </table:table-cell>
          <table:table-cell office:value-type="string" table:style-name="ce1">
            <text:p>12.01.2019,20:45</text:p>
          </table:table-cell>
          <table:table-cell office:value-type="float" office:value="20.391929999999999" table:style-name="ce1">
            <text:p>20.39193</text:p>
          </table:table-cell>
          <table:table-cell office:value-type="float" office:value="44.782530000000001" table:style-name="ce1">
            <text:p>44.7825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1732" table:style-name="ce1">
            <text:p>1241732</text:p>
          </table:table-cell>
          <table:table-cell office:value-type="string" table:style-name="ce1">
            <text:p>12.01.2019,09:25</text:p>
          </table:table-cell>
          <table:table-cell office:value-type="float" office:value="20.385095" table:style-name="ce1">
            <text:p>20.385095</text:p>
          </table:table-cell>
          <table:table-cell office:value-type="float" office:value="44.806753" table:style-name="ce1">
            <text:p>44.80675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2059" table:style-name="ce1">
            <text:p>1242059</text:p>
          </table:table-cell>
          <table:table-cell office:value-type="string" table:style-name="ce1">
            <text:p>12.01.2019,17:50</text:p>
          </table:table-cell>
          <table:table-cell office:value-type="float" office:value="20.486243000000002" table:style-name="ce1">
            <text:p>20.486243</text:p>
          </table:table-cell>
          <table:table-cell office:value-type="float" office:value="44.814863000000003" table:style-name="ce1">
            <text:p>44.81486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1756" table:style-name="ce1">
            <text:p>1241756</text:p>
          </table:table-cell>
          <table:table-cell office:value-type="string" table:style-name="ce1">
            <text:p>12.01.2019,20:50</text:p>
          </table:table-cell>
          <table:table-cell office:value-type="float" office:value="20.485251999999999" table:style-name="ce1">
            <text:p>20.485252</text:p>
          </table:table-cell>
          <table:table-cell office:value-type="float" office:value="44.814661000000001" table:style-name="ce1">
            <text:p>44.81466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bez prepreka na kolovozu na nepoznat, nespecificiran način</text:p>
          </table:table-cell>
          <table:table-cell table:number-columns-repeated="16377"/>
        </table:table-row>
        <table:table-row table:style-name="ro1">
          <table:table-cell office:value-type="float" office:value="1243827" table:style-name="ce1">
            <text:p>1243827</text:p>
          </table:table-cell>
          <table:table-cell office:value-type="string" table:style-name="ce1">
            <text:p>12.01.2019,10:40</text:p>
          </table:table-cell>
          <table:table-cell office:value-type="float" office:value="20.445650000000001" table:style-name="ce1">
            <text:p>20.44565</text:p>
          </table:table-cell>
          <table:table-cell office:value-type="float" office:value="44.79721" table:style-name="ce1">
            <text:p>44.7972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bez prepreka na kolovozu na nepoznat, nespecificiran način</text:p>
          </table:table-cell>
          <table:table-cell table:number-columns-repeated="16377"/>
        </table:table-row>
        <table:table-row table:style-name="ro1">
          <table:table-cell office:value-type="float" office:value="1241754" table:style-name="ce1">
            <text:p>1241754</text:p>
          </table:table-cell>
          <table:table-cell office:value-type="string" table:style-name="ce1">
            <text:p>12.01.2019,18:30</text:p>
          </table:table-cell>
          <table:table-cell office:value-type="float" office:value="20.380451000000001" table:style-name="ce1">
            <text:p>20.380451</text:p>
          </table:table-cell>
          <table:table-cell office:value-type="float" office:value="44.805498999999998" table:style-name="ce1">
            <text:p>44.80549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bez prepreka na kolovozu na nepoznat, nespecificiran način</text:p>
          </table:table-cell>
          <table:table-cell table:number-columns-repeated="16377"/>
        </table:table-row>
        <table:table-row table:style-name="ro1">
          <table:table-cell office:value-type="float" office:value="1242060" table:style-name="ce1">
            <text:p>1242060</text:p>
          </table:table-cell>
          <table:table-cell office:value-type="string" table:style-name="ce1">
            <text:p>12.01.2019,20:45</text:p>
          </table:table-cell>
          <table:table-cell office:value-type="float" office:value="20.484653999999999" table:style-name="ce1">
            <text:p>20.484654</text:p>
          </table:table-cell>
          <table:table-cell office:value-type="float" office:value="44.813253000000003" table:style-name="ce1">
            <text:p>44.81325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2221" table:style-name="ce1">
            <text:p>1242221</text:p>
          </table:table-cell>
          <table:table-cell office:value-type="string" table:style-name="ce1">
            <text:p>12.01.2019,11:50</text:p>
          </table:table-cell>
          <table:table-cell office:value-type="float" office:value="20.386355999999999" table:style-name="ce1">
            <text:p>20.386356</text:p>
          </table:table-cell>
          <table:table-cell office:value-type="float" office:value="44.849955999999999" table:style-name="ce1">
            <text:p>44.84995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1977" table:style-name="ce1">
            <text:p>1241977</text:p>
          </table:table-cell>
          <table:table-cell office:value-type="string" table:style-name="ce1">
            <text:p>12.01.2019,15:00</text:p>
          </table:table-cell>
          <table:table-cell office:value-type="float" office:value="20.407699999999998" table:style-name="ce1">
            <text:p>20.4077</text:p>
          </table:table-cell>
          <table:table-cell office:value-type="float" office:value="44.846753999999997" table:style-name="ce1">
            <text:p>44.84675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2551" table:style-name="ce1">
            <text:p>1242551</text:p>
          </table:table-cell>
          <table:table-cell office:value-type="string" table:style-name="ce1">
            <text:p>12.01.2019,01:50</text:p>
          </table:table-cell>
          <table:table-cell office:value-type="float" office:value="20.37021" table:style-name="ce1">
            <text:p>20.37021</text:p>
          </table:table-cell>
          <table:table-cell office:value-type="float" office:value="44.832510999999997" table:style-name="ce1">
            <text:p>44.83251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2723" table:style-name="ce1">
            <text:p>1242723</text:p>
          </table:table-cell>
          <table:table-cell office:value-type="string" table:style-name="ce1">
            <text:p>12.01.2019,19:15</text:p>
          </table:table-cell>
          <table:table-cell office:value-type="float" office:value="20.469605999999999" table:style-name="ce1">
            <text:p>20.469606</text:p>
          </table:table-cell>
          <table:table-cell office:value-type="float" office:value="44.800882000000001" table:style-name="ce1">
            <text:p>44.80088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651" table:style-name="ce1">
            <text:p>1243651</text:p>
          </table:table-cell>
          <table:table-cell office:value-type="string" table:style-name="ce1">
            <text:p>12.01.2019,04:10</text:p>
          </table:table-cell>
          <table:table-cell office:value-type="float" office:value="20.429783" table:style-name="ce1">
            <text:p>20.429783</text:p>
          </table:table-cell>
          <table:table-cell office:value-type="float" office:value="44.784109000000001" table:style-name="ce1">
            <text:p>44.78410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1694" table:style-name="ce1">
            <text:p>1241694</text:p>
          </table:table-cell>
          <table:table-cell office:value-type="string" table:style-name="ce1">
            <text:p>12.01.2019,01:00</text:p>
          </table:table-cell>
          <table:table-cell office:value-type="float" office:value="20.260421000000001" table:style-name="ce1">
            <text:p>20.260421</text:p>
          </table:table-cell>
          <table:table-cell office:value-type="float" office:value="44.906446000000003" table:style-name="ce1">
            <text:p>44.90644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sa kolovoza u krivini</text:p>
          </table:table-cell>
          <table:table-cell table:number-columns-repeated="16377"/>
        </table:table-row>
        <table:table-row table:style-name="ro1">
          <table:table-cell office:value-type="float" office:value="1241719" table:style-name="ce1">
            <text:p>1241719</text:p>
          </table:table-cell>
          <table:table-cell office:value-type="string" table:style-name="ce1">
            <text:p>12.01.2019,01:30</text:p>
          </table:table-cell>
          <table:table-cell office:value-type="float" office:value="20.353227" table:style-name="ce1">
            <text:p>20.353227</text:p>
          </table:table-cell>
          <table:table-cell office:value-type="float" office:value="44.798994" table:style-name="ce1">
            <text:p>44.79899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42438" table:style-name="ce1">
            <text:p>1242438</text:p>
          </table:table-cell>
          <table:table-cell office:value-type="string" table:style-name="ce1">
            <text:p>12.01.2019,19:30</text:p>
          </table:table-cell>
          <table:table-cell office:value-type="float" office:value="20.393550999999999" table:style-name="ce1">
            <text:p>20.393551</text:p>
          </table:table-cell>
          <table:table-cell office:value-type="float" office:value="44.839534" table:style-name="ce1">
            <text:p>44.83953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1757" table:style-name="ce1">
            <text:p>1241757</text:p>
          </table:table-cell>
          <table:table-cell office:value-type="string" table:style-name="ce1">
            <text:p>12.01.2019,19:45</text:p>
          </table:table-cell>
          <table:table-cell office:value-type="float" office:value="20.340859999999999" table:style-name="ce1">
            <text:p>20.34086</text:p>
          </table:table-cell>
          <table:table-cell office:value-type="float" office:value="44.875219999999999" table:style-name="ce1">
            <text:p>44.8752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2724" table:style-name="ce1">
            <text:p>1242724</text:p>
          </table:table-cell>
          <table:table-cell office:value-type="string" table:style-name="ce1">
            <text:p>12.01.2019,22:15</text:p>
          </table:table-cell>
          <table:table-cell office:value-type="float" office:value="20.456686999999999" table:style-name="ce1">
            <text:p>20.456687</text:p>
          </table:table-cell>
          <table:table-cell office:value-type="float" office:value="44.802667999999997" table:style-name="ce1">
            <text:p>44.80266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1730" table:style-name="ce1">
            <text:p>1241730</text:p>
          </table:table-cell>
          <table:table-cell office:value-type="string" table:style-name="ce1">
            <text:p>12.01.2019,10:20</text:p>
          </table:table-cell>
          <table:table-cell office:value-type="float" office:value="20.54006" table:style-name="ce1">
            <text:p>20.54006</text:p>
          </table:table-cell>
          <table:table-cell office:value-type="float" office:value="44.854149999999997" table:style-name="ce1">
            <text:p>44.8541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1733" table:style-name="ce1">
            <text:p>1241733</text:p>
          </table:table-cell>
          <table:table-cell office:value-type="string" table:style-name="ce1">
            <text:p>12.01.2019,14:45</text:p>
          </table:table-cell>
          <table:table-cell office:value-type="float" office:value="20.386384" table:style-name="ce1">
            <text:p>20.386384</text:p>
          </table:table-cell>
          <table:table-cell office:value-type="float" office:value="44.845253999999997" table:style-name="ce1">
            <text:p>44.84525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1838" table:style-name="ce1">
            <text:p>1241838</text:p>
          </table:table-cell>
          <table:table-cell office:value-type="string" table:style-name="ce1">
            <text:p>12.01.2019,14:50</text:p>
          </table:table-cell>
          <table:table-cell office:value-type="float" office:value="20.533290000000001" table:style-name="ce1">
            <text:p>20.53329</text:p>
          </table:table-cell>
          <table:table-cell office:value-type="float" office:value="44.791040000000002" table:style-name="ce1">
            <text:p>44.7910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1728" table:style-name="ce1">
            <text:p>1241728</text:p>
          </table:table-cell>
          <table:table-cell office:value-type="string" table:style-name="ce1">
            <text:p>12.01.2019,01:30</text:p>
          </table:table-cell>
          <table:table-cell office:value-type="float" office:value="20.46227" table:style-name="ce1">
            <text:p>20.46227</text:p>
          </table:table-cell>
          <table:table-cell office:value-type="float" office:value="44.872300000000003" table:style-name="ce1">
            <text:p>44.872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1729" table:style-name="ce1">
            <text:p>1241729</text:p>
          </table:table-cell>
          <table:table-cell office:value-type="string" table:style-name="ce1">
            <text:p>12.01.2019,11:30</text:p>
          </table:table-cell>
          <table:table-cell office:value-type="float" office:value="20.481204999999999" table:style-name="ce1">
            <text:p>20.481205</text:p>
          </table:table-cell>
          <table:table-cell office:value-type="float" office:value="44.772185" table:style-name="ce1">
            <text:p>44.77218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1820" table:style-name="ce1">
            <text:p>1241820</text:p>
          </table:table-cell>
          <table:table-cell office:value-type="string" table:style-name="ce1">
            <text:p>12.01.2019,22:00</text:p>
          </table:table-cell>
          <table:table-cell office:value-type="float" office:value="20.487745" table:style-name="ce1">
            <text:p>20.487745</text:p>
          </table:table-cell>
          <table:table-cell office:value-type="float" office:value="44.800030999999997" table:style-name="ce1">
            <text:p>44.80003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832" table:style-name="ce1">
            <text:p>1243832</text:p>
          </table:table-cell>
          <table:table-cell office:value-type="string" table:style-name="ce1">
            <text:p>12.01.2019,12:15</text:p>
          </table:table-cell>
          <table:table-cell office:value-type="float" office:value="20.501176999999998" table:style-name="ce1">
            <text:p>20.501177</text:p>
          </table:table-cell>
          <table:table-cell office:value-type="float" office:value="44.796852000000001" table:style-name="ce1">
            <text:p>44.79685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959" table:style-name="ce1">
            <text:p>1243959</text:p>
          </table:table-cell>
          <table:table-cell office:value-type="string" table:style-name="ce1">
            <text:p>12.01.2019,00:20</text:p>
          </table:table-cell>
          <table:table-cell office:value-type="float" office:value="20.399058" table:style-name="ce1">
            <text:p>20.399058</text:p>
          </table:table-cell>
          <table:table-cell office:value-type="float" office:value="44.802897000000002" table:style-name="ce1">
            <text:p>44.80289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1768" table:style-name="ce1">
            <text:p>1241768</text:p>
          </table:table-cell>
          <table:table-cell office:value-type="string" table:style-name="ce1">
            <text:p>12.01.2019,21:40</text:p>
          </table:table-cell>
          <table:table-cell office:value-type="float" office:value="20.457153999999999" table:style-name="ce1">
            <text:p>20.457154</text:p>
          </table:table-cell>
          <table:table-cell office:value-type="float" office:value="44.807924" table:style-name="ce1">
            <text:p>44.80792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2275" table:style-name="ce1">
            <text:p>1242275</text:p>
          </table:table-cell>
          <table:table-cell office:value-type="string" table:style-name="ce1">
            <text:p>13.01.2019,06:00</text:p>
          </table:table-cell>
          <table:table-cell office:value-type="float" office:value="20.455393999999998" table:style-name="ce1">
            <text:p>20.455394</text:p>
          </table:table-cell>
          <table:table-cell office:value-type="float" office:value="44.887675000000002" table:style-name="ce1">
            <text:p>44.88767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1900" table:style-name="ce1">
            <text:p>1241900</text:p>
          </table:table-cell>
          <table:table-cell office:value-type="string" table:style-name="ce1">
            <text:p>13.01.2019,21:30</text:p>
          </table:table-cell>
          <table:table-cell office:value-type="float" office:value="20.3931" table:style-name="ce1">
            <text:p>20.3931</text:p>
          </table:table-cell>
          <table:table-cell office:value-type="float" office:value="44.845046000000004" table:style-name="ce1">
            <text:p>44.84504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1862" table:style-name="ce1">
            <text:p>1241862</text:p>
          </table:table-cell>
          <table:table-cell office:value-type="string" table:style-name="ce1">
            <text:p>13.01.2019,23:00</text:p>
          </table:table-cell>
          <table:table-cell office:value-type="float" office:value="20.492394999999998" table:style-name="ce1">
            <text:p>20.492395</text:p>
          </table:table-cell>
          <table:table-cell office:value-type="float" office:value="44.773882" table:style-name="ce1">
            <text:p>44.77388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1930" table:style-name="ce1">
            <text:p>1241930</text:p>
          </table:table-cell>
          <table:table-cell office:value-type="string" table:style-name="ce1">
            <text:p>13.01.2019,10:10</text:p>
          </table:table-cell>
          <table:table-cell office:value-type="float" office:value="20.154119000000001" table:style-name="ce1">
            <text:p>20.154119</text:p>
          </table:table-cell>
          <table:table-cell office:value-type="float" office:value="44.851672999999998" table:style-name="ce1">
            <text:p>44.85167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1817" table:style-name="ce1">
            <text:p>1241817</text:p>
          </table:table-cell>
          <table:table-cell office:value-type="string" table:style-name="ce1">
            <text:p>13.01.2019,07:45</text:p>
          </table:table-cell>
          <table:table-cell office:value-type="float" office:value="20.382090000000002" table:style-name="ce1">
            <text:p>20.38209</text:p>
          </table:table-cell>
          <table:table-cell office:value-type="float" office:value="44.800809999999998" table:style-name="ce1">
            <text:p>44.8008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1863" table:style-name="ce1">
            <text:p>1241863</text:p>
          </table:table-cell>
          <table:table-cell office:value-type="string" table:style-name="ce1">
            <text:p>13.01.2019,23:30</text:p>
          </table:table-cell>
          <table:table-cell office:value-type="float" office:value="20.440149000000002" table:style-name="ce1">
            <text:p>20.440149</text:p>
          </table:table-cell>
          <table:table-cell office:value-type="float" office:value="44.79448" table:style-name="ce1">
            <text:p>44.7944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1868" table:style-name="ce1">
            <text:p>1241868</text:p>
          </table:table-cell>
          <table:table-cell office:value-type="string" table:style-name="ce1">
            <text:p>13.01.2019,22:40</text:p>
          </table:table-cell>
          <table:table-cell office:value-type="float" office:value="20.426739999999999" table:style-name="ce1">
            <text:p>20.42674</text:p>
          </table:table-cell>
          <table:table-cell office:value-type="float" office:value="44.791350000000001" table:style-name="ce1">
            <text:p>44.7913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3834" table:style-name="ce1">
            <text:p>1243834</text:p>
          </table:table-cell>
          <table:table-cell office:value-type="string" table:style-name="ce1">
            <text:p>13.01.2019,21:25</text:p>
          </table:table-cell>
          <table:table-cell office:value-type="float" office:value="20.404890000000002" table:style-name="ce1">
            <text:p>20.40489</text:p>
          </table:table-cell>
          <table:table-cell office:value-type="float" office:value="44.815040000000003" table:style-name="ce1">
            <text:p>44.8150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1999" table:style-name="ce1">
            <text:p>1241999</text:p>
          </table:table-cell>
          <table:table-cell office:value-type="string" table:style-name="ce1">
            <text:p>13.01.2019,01:00</text:p>
          </table:table-cell>
          <table:table-cell office:value-type="float" office:value="20.45637" table:style-name="ce1">
            <text:p>20.45637</text:p>
          </table:table-cell>
          <table:table-cell office:value-type="float" office:value="44.830074000000003" table:style-name="ce1">
            <text:p>44.83007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desno ispred vozila koje nailazi sleva</text:p>
          </table:table-cell>
          <table:table-cell table:number-columns-repeated="16377"/>
        </table:table-row>
        <table:table-row table:style-name="ro1">
          <table:table-cell office:value-type="float" office:value="1241844" table:style-name="ce1">
            <text:p>1241844</text:p>
          </table:table-cell>
          <table:table-cell office:value-type="string" table:style-name="ce1">
            <text:p>13.01.2019,18:55</text:p>
          </table:table-cell>
          <table:table-cell office:value-type="float" office:value="20.265250000000002" table:style-name="ce1">
            <text:p>20.26525</text:p>
          </table:table-cell>
          <table:table-cell office:value-type="float" office:value="44.378039999999999" table:style-name="ce1">
            <text:p>44.3780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desno ispred vozila koje nailazi sleva</text:p>
          </table:table-cell>
          <table:table-cell table:number-columns-repeated="16377"/>
        </table:table-row>
        <table:table-row table:style-name="ro1">
          <table:table-cell office:value-type="float" office:value="1241859" table:style-name="ce1">
            <text:p>1241859</text:p>
          </table:table-cell>
          <table:table-cell office:value-type="string" table:style-name="ce1">
            <text:p>13.01.2019,19:00</text:p>
          </table:table-cell>
          <table:table-cell office:value-type="float" office:value="20.455590999999998" table:style-name="ce1">
            <text:p>20.455591</text:p>
          </table:table-cell>
          <table:table-cell office:value-type="float" office:value="44.883211000000003" table:style-name="ce1">
            <text:p>44.88321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2048" table:style-name="ce1">
            <text:p>1242048</text:p>
          </table:table-cell>
          <table:table-cell office:value-type="string" table:style-name="ce1">
            <text:p>13.01.2019,04:30</text:p>
          </table:table-cell>
          <table:table-cell office:value-type="float" office:value="20.443577000000001" table:style-name="ce1">
            <text:p>20.443577</text:p>
          </table:table-cell>
          <table:table-cell office:value-type="float" office:value="44.814503999999999" table:style-name="ce1">
            <text:p>44.81450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923" table:style-name="ce1">
            <text:p>1241923</text:p>
          </table:table-cell>
          <table:table-cell office:value-type="string" table:style-name="ce1">
            <text:p>13.01.2019,16:15</text:p>
          </table:table-cell>
          <table:table-cell office:value-type="float" office:value="20.464241999999999" table:style-name="ce1">
            <text:p>20.464242</text:p>
          </table:table-cell>
          <table:table-cell office:value-type="float" office:value="44.806550999999999" table:style-name="ce1">
            <text:p>44.80655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284" table:style-name="ce1">
            <text:p>1242284</text:p>
          </table:table-cell>
          <table:table-cell office:value-type="string" table:style-name="ce1">
            <text:p>13.01.2019,16:10</text:p>
          </table:table-cell>
          <table:table-cell office:value-type="float" office:value="20.480530000000002" table:style-name="ce1">
            <text:p>20.48053</text:p>
          </table:table-cell>
          <table:table-cell office:value-type="float" office:value="44.858179999999997" table:style-name="ce1">
            <text:p>44.8581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825" table:style-name="ce1">
            <text:p>1241825</text:p>
          </table:table-cell>
          <table:table-cell office:value-type="string" table:style-name="ce1">
            <text:p>13.01.2019,13:15</text:p>
          </table:table-cell>
          <table:table-cell office:value-type="float" office:value="20.427240999999999" table:style-name="ce1">
            <text:p>20.427241</text:p>
          </table:table-cell>
          <table:table-cell office:value-type="float" office:value="44.809725999999998" table:style-name="ce1">
            <text:p>44.80972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2282" table:style-name="ce1">
            <text:p>1242282</text:p>
          </table:table-cell>
          <table:table-cell office:value-type="string" table:style-name="ce1">
            <text:p>13.01.2019,12:35</text:p>
          </table:table-cell>
          <table:table-cell office:value-type="float" office:value="20.462923" table:style-name="ce1">
            <text:p>20.462923</text:p>
          </table:table-cell>
          <table:table-cell office:value-type="float" office:value="44.816994000000001" table:style-name="ce1">
            <text:p>44.81699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1827" table:style-name="ce1">
            <text:p>1241827</text:p>
          </table:table-cell>
          <table:table-cell office:value-type="string" table:style-name="ce1">
            <text:p>13.01.2019,08:30</text:p>
          </table:table-cell>
          <table:table-cell office:value-type="float" office:value="20.489678000000001" table:style-name="ce1">
            <text:p>20.489678</text:p>
          </table:table-cell>
          <table:table-cell office:value-type="float" office:value="44.847918999999997" table:style-name="ce1">
            <text:p>44.84791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1830" table:style-name="ce1">
            <text:p>1241830</text:p>
          </table:table-cell>
          <table:table-cell office:value-type="string" table:style-name="ce1">
            <text:p>13.01.2019,14:30</text:p>
          </table:table-cell>
          <table:table-cell office:value-type="float" office:value="20.482600999999999" table:style-name="ce1">
            <text:p>20.482601</text:p>
          </table:table-cell>
          <table:table-cell office:value-type="float" office:value="44.765321" table:style-name="ce1">
            <text:p>44.76532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1861" table:style-name="ce1">
            <text:p>1241861</text:p>
          </table:table-cell>
          <table:table-cell office:value-type="string" table:style-name="ce1">
            <text:p>13.01.2019,22:20</text:p>
          </table:table-cell>
          <table:table-cell office:value-type="float" office:value="20.500917999999999" table:style-name="ce1">
            <text:p>20.500918</text:p>
          </table:table-cell>
          <table:table-cell office:value-type="float" office:value="44.784244000000001" table:style-name="ce1">
            <text:p>44.78424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1845" table:style-name="ce1">
            <text:p>1241845</text:p>
          </table:table-cell>
          <table:table-cell office:value-type="string" table:style-name="ce1">
            <text:p>13.01.2019,18:25</text:p>
          </table:table-cell>
          <table:table-cell office:value-type="float" office:value="20.480989999999998" table:style-name="ce1">
            <text:p>20.48099</text:p>
          </table:table-cell>
          <table:table-cell office:value-type="float" office:value="44.785812" table:style-name="ce1">
            <text:p>44.78581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1870" table:style-name="ce1">
            <text:p>1241870</text:p>
          </table:table-cell>
          <table:table-cell office:value-type="string" table:style-name="ce1">
            <text:p>13.01.2019,20:10</text:p>
          </table:table-cell>
          <table:table-cell office:value-type="float" office:value="20.45618" table:style-name="ce1">
            <text:p>20.45618</text:p>
          </table:table-cell>
          <table:table-cell office:value-type="float" office:value="44.77169" table:style-name="ce1">
            <text:p>44.7716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1848" table:style-name="ce1">
            <text:p>1241848</text:p>
          </table:table-cell>
          <table:table-cell office:value-type="string" table:style-name="ce1">
            <text:p>13.01.2019,17:45</text:p>
          </table:table-cell>
          <table:table-cell office:value-type="float" office:value="20.522292" table:style-name="ce1">
            <text:p>20.522292</text:p>
          </table:table-cell>
          <table:table-cell office:value-type="float" office:value="44.764988000000002" table:style-name="ce1">
            <text:p>44.76498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1858" table:style-name="ce1">
            <text:p>1241858</text:p>
          </table:table-cell>
          <table:table-cell office:value-type="string" table:style-name="ce1">
            <text:p>13.01.2019,21:15</text:p>
          </table:table-cell>
          <table:table-cell office:value-type="float" office:value="20.490818999999998" table:style-name="ce1">
            <text:p>20.490819</text:p>
          </table:table-cell>
          <table:table-cell office:value-type="float" office:value="44.852992999999998" table:style-name="ce1">
            <text:p>44.85299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sa kolovoza u krivini</text:p>
          </table:table-cell>
          <table:table-cell table:number-columns-repeated="16377"/>
        </table:table-row>
        <table:table-row table:style-name="ro1">
          <table:table-cell office:value-type="float" office:value="1241829" table:style-name="ce1">
            <text:p>1241829</text:p>
          </table:table-cell>
          <table:table-cell office:value-type="string" table:style-name="ce1">
            <text:p>13.01.2019,10:05</text:p>
          </table:table-cell>
          <table:table-cell office:value-type="float" office:value="20.353159999999999" table:style-name="ce1">
            <text:p>20.35316</text:p>
          </table:table-cell>
          <table:table-cell office:value-type="float" office:value="44.754804" table:style-name="ce1">
            <text:p>44.75480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41928" table:style-name="ce1">
            <text:p>1241928</text:p>
          </table:table-cell>
          <table:table-cell office:value-type="string" table:style-name="ce1">
            <text:p>13.01.2019,13:00</text:p>
          </table:table-cell>
          <table:table-cell office:value-type="float" office:value="20.473972" table:style-name="ce1">
            <text:p>20.473972</text:p>
          </table:table-cell>
          <table:table-cell office:value-type="float" office:value="44.801546000000002" table:style-name="ce1">
            <text:p>44.80154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1965" table:style-name="ce1">
            <text:p>1241965</text:p>
          </table:table-cell>
          <table:table-cell office:value-type="string" table:style-name="ce1">
            <text:p>13.01.2019,00:15</text:p>
          </table:table-cell>
          <table:table-cell office:value-type="float" office:value="20.453119999999998" table:style-name="ce1">
            <text:p>20.45312</text:p>
          </table:table-cell>
          <table:table-cell office:value-type="float" office:value="44.899009999999997" table:style-name="ce1">
            <text:p>44.8990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1932" table:style-name="ce1">
            <text:p>1241932</text:p>
          </table:table-cell>
          <table:table-cell office:value-type="string" table:style-name="ce1">
            <text:p>13.01.2019,15:45</text:p>
          </table:table-cell>
          <table:table-cell office:value-type="float" office:value="20.462153000000001" table:style-name="ce1">
            <text:p>20.462153</text:p>
          </table:table-cell>
          <table:table-cell office:value-type="float" office:value="44.878264000000001" table:style-name="ce1">
            <text:p>44.87826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2855" table:style-name="ce1">
            <text:p>1242855</text:p>
          </table:table-cell>
          <table:table-cell office:value-type="string" table:style-name="ce1">
            <text:p>13.01.2019,14:40</text:p>
          </table:table-cell>
          <table:table-cell office:value-type="float" office:value="20.419186" table:style-name="ce1">
            <text:p>20.419186</text:p>
          </table:table-cell>
          <table:table-cell office:value-type="float" office:value="44.804966999999998" table:style-name="ce1">
            <text:p>44.80496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663" table:style-name="ce1">
            <text:p>1243663</text:p>
          </table:table-cell>
          <table:table-cell office:value-type="string" table:style-name="ce1">
            <text:p>13.01.2019,14:20</text:p>
          </table:table-cell>
          <table:table-cell office:value-type="float" office:value="20.409051999999999" table:style-name="ce1">
            <text:p>20.409052</text:p>
          </table:table-cell>
          <table:table-cell office:value-type="float" office:value="44.805053999999998" table:style-name="ce1">
            <text:p>44.80505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2523" table:style-name="ce1">
            <text:p>1242523</text:p>
          </table:table-cell>
          <table:table-cell office:value-type="string" table:style-name="ce1">
            <text:p>13.01.2019,19:45</text:p>
          </table:table-cell>
          <table:table-cell office:value-type="float" office:value="20.459879000000001" table:style-name="ce1">
            <text:p>20.459879</text:p>
          </table:table-cell>
          <table:table-cell office:value-type="float" office:value="44.820090999999998" table:style-name="ce1">
            <text:p>44.82009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3660" table:style-name="ce1">
            <text:p>1243660</text:p>
          </table:table-cell>
          <table:table-cell office:value-type="string" table:style-name="ce1">
            <text:p>13.01.2019,06:00</text:p>
          </table:table-cell>
          <table:table-cell office:value-type="float" office:value="20.497420999999999" table:style-name="ce1">
            <text:p>20.497421</text:p>
          </table:table-cell>
          <table:table-cell office:value-type="float" office:value="44.773839000000002" table:style-name="ce1">
            <text:p>44.77383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1826" table:style-name="ce1">
            <text:p>1241826</text:p>
          </table:table-cell>
          <table:table-cell office:value-type="string" table:style-name="ce1">
            <text:p>13.01.2019,13:30</text:p>
          </table:table-cell>
          <table:table-cell office:value-type="float" office:value="20.456541000000001" table:style-name="ce1">
            <text:p>20.456541</text:p>
          </table:table-cell>
          <table:table-cell office:value-type="float" office:value="44.878922000000003" table:style-name="ce1">
            <text:p>44.87892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1487" table:style-name="ce1">
            <text:p>1241487</text:p>
          </table:table-cell>
          <table:table-cell office:value-type="string" table:style-name="ce1">
            <text:p>13.01.2019,14:10</text:p>
          </table:table-cell>
          <table:table-cell office:value-type="float" office:value="20.612300000000001" table:style-name="ce1">
            <text:p>20.6123</text:p>
          </table:table-cell>
          <table:table-cell office:value-type="float" office:value="44.664569999999998" table:style-name="ce1">
            <text:p>44.6645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2033" table:style-name="ce1">
            <text:p>1242033</text:p>
          </table:table-cell>
          <table:table-cell office:value-type="string" table:style-name="ce1">
            <text:p>14.01.2019,14:30</text:p>
          </table:table-cell>
          <table:table-cell office:value-type="float" office:value="20.527108999999999" table:style-name="ce1">
            <text:p>20.527109</text:p>
          </table:table-cell>
          <table:table-cell office:value-type="float" office:value="44.849691" table:style-name="ce1">
            <text:p>44.84969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2242" table:style-name="ce1">
            <text:p>1242242</text:p>
          </table:table-cell>
          <table:table-cell office:value-type="string" table:style-name="ce1">
            <text:p>14.01.2019,14:30</text:p>
          </table:table-cell>
          <table:table-cell office:value-type="float" office:value="20.497008000000001" table:style-name="ce1">
            <text:p>20.497008</text:p>
          </table:table-cell>
          <table:table-cell office:value-type="float" office:value="44.766257000000003" table:style-name="ce1">
            <text:p>44.76625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1953" table:style-name="ce1">
            <text:p>1241953</text:p>
          </table:table-cell>
          <table:table-cell office:value-type="string" table:style-name="ce1">
            <text:p>14.01.2019,21:30</text:p>
          </table:table-cell>
          <table:table-cell office:value-type="float" office:value="20.304919000000002" table:style-name="ce1">
            <text:p>20.304919</text:p>
          </table:table-cell>
          <table:table-cell office:value-type="float" office:value="44.796340000000001" table:style-name="ce1">
            <text:p>44.7963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2025" table:style-name="ce1">
            <text:p>1242025</text:p>
          </table:table-cell>
          <table:table-cell office:value-type="string" table:style-name="ce1">
            <text:p>14.01.2019,15:45</text:p>
          </table:table-cell>
          <table:table-cell office:value-type="float" office:value="20.419419999999999" table:style-name="ce1">
            <text:p>20.41942</text:p>
          </table:table-cell>
          <table:table-cell office:value-type="float" office:value="44.788319999999999" table:style-name="ce1">
            <text:p>44.7883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2198" table:style-name="ce1">
            <text:p>1242198</text:p>
          </table:table-cell>
          <table:table-cell office:value-type="string" table:style-name="ce1">
            <text:p>14.01.2019,12:05</text:p>
          </table:table-cell>
          <table:table-cell office:value-type="float" office:value="20.460276" table:style-name="ce1">
            <text:p>20.460276</text:p>
          </table:table-cell>
          <table:table-cell office:value-type="float" office:value="44.805757999999997" table:style-name="ce1">
            <text:p>44.80575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2018" table:style-name="ce1">
            <text:p>1242018</text:p>
          </table:table-cell>
          <table:table-cell office:value-type="string" table:style-name="ce1">
            <text:p>14.01.2019,07:10</text:p>
          </table:table-cell>
          <table:table-cell office:value-type="float" office:value="20.366350000000001" table:style-name="ce1">
            <text:p>20.36635</text:p>
          </table:table-cell>
          <table:table-cell office:value-type="float" office:value="44.80386" table:style-name="ce1">
            <text:p>44.8038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2035" table:style-name="ce1">
            <text:p>1242035</text:p>
          </table:table-cell>
          <table:table-cell office:value-type="string" table:style-name="ce1">
            <text:p>14.01.2019,10:15</text:p>
          </table:table-cell>
          <table:table-cell office:value-type="float" office:value="20.481100000000001" table:style-name="ce1">
            <text:p>20.4811</text:p>
          </table:table-cell>
          <table:table-cell office:value-type="float" office:value="44.787039999999998" table:style-name="ce1">
            <text:p>44.7870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preticanje</text:p>
          </table:table-cell>
          <table:table-cell table:number-columns-repeated="16377"/>
        </table:table-row>
        <table:table-row table:style-name="ro1">
          <table:table-cell office:value-type="float" office:value="1241988" table:style-name="ce1">
            <text:p>1241988</text:p>
          </table:table-cell>
          <table:table-cell office:value-type="string" table:style-name="ce1">
            <text:p>14.01.2019,16:40</text:p>
          </table:table-cell>
          <table:table-cell office:value-type="float" office:value="20.431961000000001" table:style-name="ce1">
            <text:p>20.431961</text:p>
          </table:table-cell>
          <table:table-cell office:value-type="float" office:value="44.815635999999998" table:style-name="ce1">
            <text:p>44.81563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938" table:style-name="ce1">
            <text:p>1241938</text:p>
          </table:table-cell>
          <table:table-cell office:value-type="string" table:style-name="ce1">
            <text:p>14.01.2019,17:00</text:p>
          </table:table-cell>
          <table:table-cell office:value-type="float" office:value="20.400113999999999" table:style-name="ce1">
            <text:p>20.400114</text:p>
          </table:table-cell>
          <table:table-cell office:value-type="float" office:value="44.809570999999998" table:style-name="ce1">
            <text:p>44.80957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022" table:style-name="ce1">
            <text:p>1242022</text:p>
          </table:table-cell>
          <table:table-cell office:value-type="string" table:style-name="ce1">
            <text:p>14.01.2019,13:40</text:p>
          </table:table-cell>
          <table:table-cell office:value-type="float" office:value="20.482089999999999" table:style-name="ce1">
            <text:p>20.48209</text:p>
          </table:table-cell>
          <table:table-cell office:value-type="float" office:value="44.793537999999998" table:style-name="ce1">
            <text:p>44.79353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036" table:style-name="ce1">
            <text:p>1242036</text:p>
          </table:table-cell>
          <table:table-cell office:value-type="string" table:style-name="ce1">
            <text:p>14.01.2019,07:20</text:p>
          </table:table-cell>
          <table:table-cell office:value-type="float" office:value="20.461690000000001" table:style-name="ce1">
            <text:p>20.46169</text:p>
          </table:table-cell>
          <table:table-cell office:value-type="float" office:value="44.773899999999998" table:style-name="ce1">
            <text:p>44.773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189" table:style-name="ce1">
            <text:p>1242189</text:p>
          </table:table-cell>
          <table:table-cell office:value-type="string" table:style-name="ce1">
            <text:p>14.01.2019,17:30</text:p>
          </table:table-cell>
          <table:table-cell office:value-type="float" office:value="20.413133999999999" table:style-name="ce1">
            <text:p>20.413134</text:p>
          </table:table-cell>
          <table:table-cell office:value-type="float" office:value="44.815572000000003" table:style-name="ce1">
            <text:p>44.81557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113" table:style-name="ce1">
            <text:p>1242113</text:p>
          </table:table-cell>
          <table:table-cell office:value-type="string" table:style-name="ce1">
            <text:p>14.01.2019,13:50</text:p>
          </table:table-cell>
          <table:table-cell office:value-type="float" office:value="20.561167999999999" table:style-name="ce1">
            <text:p>20.561168</text:p>
          </table:table-cell>
          <table:table-cell office:value-type="float" office:value="44.858817000000002" table:style-name="ce1">
            <text:p>44.85881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099" table:style-name="ce1">
            <text:p>1242099</text:p>
          </table:table-cell>
          <table:table-cell office:value-type="string" table:style-name="ce1">
            <text:p>14.01.2019,09:00</text:p>
          </table:table-cell>
          <table:table-cell office:value-type="float" office:value="20.457723000000001" table:style-name="ce1">
            <text:p>20.457723</text:p>
          </table:table-cell>
          <table:table-cell office:value-type="float" office:value="44.803646999999998" table:style-name="ce1">
            <text:p>44.80364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925" table:style-name="ce1">
            <text:p>1241925</text:p>
          </table:table-cell>
          <table:table-cell office:value-type="string" table:style-name="ce1">
            <text:p>14.01.2019,12:30</text:p>
          </table:table-cell>
          <table:table-cell office:value-type="float" office:value="20.24793" table:style-name="ce1">
            <text:p>20.24793</text:p>
          </table:table-cell>
          <table:table-cell office:value-type="float" office:value="44.651139999999998" table:style-name="ce1">
            <text:p>44.6511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992" table:style-name="ce1">
            <text:p>1241992</text:p>
          </table:table-cell>
          <table:table-cell office:value-type="string" table:style-name="ce1">
            <text:p>14.01.2019,13:10</text:p>
          </table:table-cell>
          <table:table-cell office:value-type="float" office:value="20.418424999999999" table:style-name="ce1">
            <text:p>20.418425</text:p>
          </table:table-cell>
          <table:table-cell office:value-type="float" office:value="44.788046999999999" table:style-name="ce1">
            <text:p>44.78804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037" table:style-name="ce1">
            <text:p>1242037</text:p>
          </table:table-cell>
          <table:table-cell office:value-type="string" table:style-name="ce1">
            <text:p>14.01.2019,13:20</text:p>
          </table:table-cell>
          <table:table-cell office:value-type="float" office:value="20.298736999999999" table:style-name="ce1">
            <text:p>20.298737</text:p>
          </table:table-cell>
          <table:table-cell office:value-type="float" office:value="44.795445000000001" table:style-name="ce1">
            <text:p>44.79544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010" table:style-name="ce1">
            <text:p>1242010</text:p>
          </table:table-cell>
          <table:table-cell office:value-type="string" table:style-name="ce1">
            <text:p>14.01.2019,13:35</text:p>
          </table:table-cell>
          <table:table-cell office:value-type="float" office:value="20.472639999999998" table:style-name="ce1">
            <text:p>20.47264</text:p>
          </table:table-cell>
          <table:table-cell office:value-type="float" office:value="44.812489999999997" table:style-name="ce1">
            <text:p>44.8124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1950" table:style-name="ce1">
            <text:p>1241950</text:p>
          </table:table-cell>
          <table:table-cell office:value-type="string" table:style-name="ce1">
            <text:p>14.01.2019,19:00</text:p>
          </table:table-cell>
          <table:table-cell office:value-type="float" office:value="20.357455999999999" table:style-name="ce1">
            <text:p>20.357456</text:p>
          </table:table-cell>
          <table:table-cell office:value-type="float" office:value="44.854706" table:style-name="ce1">
            <text:p>44.85470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1899" table:style-name="ce1">
            <text:p>1241899</text:p>
          </table:table-cell>
          <table:table-cell office:value-type="string" table:style-name="ce1">
            <text:p>14.01.2019,10:30</text:p>
          </table:table-cell>
          <table:table-cell office:value-type="float" office:value="20.525994000000001" table:style-name="ce1">
            <text:p>20.525994</text:p>
          </table:table-cell>
          <table:table-cell office:value-type="float" office:value="44.802213999999999" table:style-name="ce1">
            <text:p>44.80221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2027" table:style-name="ce1">
            <text:p>1242027</text:p>
          </table:table-cell>
          <table:table-cell office:value-type="string" table:style-name="ce1">
            <text:p>14.01.2019,15:00</text:p>
          </table:table-cell>
          <table:table-cell office:value-type="float" office:value="20.486747000000001" table:style-name="ce1">
            <text:p>20.486747</text:p>
          </table:table-cell>
          <table:table-cell office:value-type="float" office:value="44.783073999999999" table:style-name="ce1">
            <text:p>44.78307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2239" table:style-name="ce1">
            <text:p>1242239</text:p>
          </table:table-cell>
          <table:table-cell office:value-type="string" table:style-name="ce1">
            <text:p>14.01.2019,10:35</text:p>
          </table:table-cell>
          <table:table-cell office:value-type="float" office:value="20.467449999999999" table:style-name="ce1">
            <text:p>20.46745</text:p>
          </table:table-cell>
          <table:table-cell office:value-type="float" office:value="44.815283000000001" table:style-name="ce1">
            <text:p>44.81528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2317" table:style-name="ce1">
            <text:p>1242317</text:p>
          </table:table-cell>
          <table:table-cell office:value-type="string" table:style-name="ce1">
            <text:p>14.01.2019,14:00</text:p>
          </table:table-cell>
          <table:table-cell office:value-type="float" office:value="20.491432" table:style-name="ce1">
            <text:p>20.491432</text:p>
          </table:table-cell>
          <table:table-cell office:value-type="float" office:value="44.760176999999999" table:style-name="ce1">
            <text:p>44.76017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1997" table:style-name="ce1">
            <text:p>1241997</text:p>
          </table:table-cell>
          <table:table-cell office:value-type="string" table:style-name="ce1">
            <text:p>14.01.2019,14:50</text:p>
          </table:table-cell>
          <table:table-cell office:value-type="float" office:value="20.494786000000001" table:style-name="ce1">
            <text:p>20.494786</text:p>
          </table:table-cell>
          <table:table-cell office:value-type="float" office:value="44.726486999999999" table:style-name="ce1">
            <text:p>44.72648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2206" table:style-name="ce1">
            <text:p>1242206</text:p>
          </table:table-cell>
          <table:table-cell office:value-type="string" table:style-name="ce1">
            <text:p>14.01.2019,18:20</text:p>
          </table:table-cell>
          <table:table-cell office:value-type="float" office:value="20.480941000000001" table:style-name="ce1">
            <text:p>20.480941</text:p>
          </table:table-cell>
          <table:table-cell office:value-type="float" office:value="44.78575" table:style-name="ce1">
            <text:p>44.7857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1952" table:style-name="ce1">
            <text:p>1241952</text:p>
          </table:table-cell>
          <table:table-cell office:value-type="string" table:style-name="ce1">
            <text:p>14.01.2019,18:00</text:p>
          </table:table-cell>
          <table:table-cell office:value-type="float" office:value="20.52009" table:style-name="ce1">
            <text:p>20.52009</text:p>
          </table:table-cell>
          <table:table-cell office:value-type="float" office:value="44.817279999999997" table:style-name="ce1">
            <text:p>44.8172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1866" table:style-name="ce1">
            <text:p>1241866</text:p>
          </table:table-cell>
          <table:table-cell office:value-type="string" table:style-name="ce1">
            <text:p>14.01.2019,00:10</text:p>
          </table:table-cell>
          <table:table-cell office:value-type="float" office:value="20.520099999999999" table:style-name="ce1">
            <text:p>20.5201</text:p>
          </table:table-cell>
          <table:table-cell office:value-type="float" office:value="44.81729" table:style-name="ce1">
            <text:p>44.8172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2002" table:style-name="ce1">
            <text:p>1242002</text:p>
          </table:table-cell>
          <table:table-cell office:value-type="string" table:style-name="ce1">
            <text:p>14.01.2019,21:30</text:p>
          </table:table-cell>
          <table:table-cell office:value-type="float" office:value="20.560406" table:style-name="ce1">
            <text:p>20.560406</text:p>
          </table:table-cell>
          <table:table-cell office:value-type="float" office:value="44.80715" table:style-name="ce1">
            <text:p>44.8071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42594" table:style-name="ce1">
            <text:p>1242594</text:p>
          </table:table-cell>
          <table:table-cell office:value-type="string" table:style-name="ce1">
            <text:p>14.01.2019,23:30</text:p>
          </table:table-cell>
          <table:table-cell office:value-type="float" office:value="20.374941" table:style-name="ce1">
            <text:p>20.374941</text:p>
          </table:table-cell>
          <table:table-cell office:value-type="float" office:value="44.775430999999998" table:style-name="ce1">
            <text:p>44.77543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42301" table:style-name="ce1">
            <text:p>1242301</text:p>
          </table:table-cell>
          <table:table-cell office:value-type="string" table:style-name="ce1">
            <text:p>14.01.2019,06:20</text:p>
          </table:table-cell>
          <table:table-cell office:value-type="float" office:value="20.379733999999999" table:style-name="ce1">
            <text:p>20.379734</text:p>
          </table:table-cell>
          <table:table-cell office:value-type="float" office:value="44.858311" table:style-name="ce1">
            <text:p>44.85831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42044" table:style-name="ce1">
            <text:p>1242044</text:p>
          </table:table-cell>
          <table:table-cell office:value-type="string" table:style-name="ce1">
            <text:p>14.01.2019,22:30</text:p>
          </table:table-cell>
          <table:table-cell office:value-type="float" office:value="20.711739999999999" table:style-name="ce1">
            <text:p>20.71174</text:p>
          </table:table-cell>
          <table:table-cell office:value-type="float" office:value="44.426850000000002" table:style-name="ce1">
            <text:p>44.4268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2213" table:style-name="ce1">
            <text:p>1242213</text:p>
          </table:table-cell>
          <table:table-cell office:value-type="string" table:style-name="ce1">
            <text:p>14.01.2019,14:00</text:p>
          </table:table-cell>
          <table:table-cell office:value-type="float" office:value="20.526810000000001" table:style-name="ce1">
            <text:p>20.52681</text:p>
          </table:table-cell>
          <table:table-cell office:value-type="float" office:value="44.764099999999999" table:style-name="ce1">
            <text:p>44.764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1957" table:style-name="ce1">
            <text:p>1241957</text:p>
          </table:table-cell>
          <table:table-cell office:value-type="string" table:style-name="ce1">
            <text:p>14.01.2019,17:40</text:p>
          </table:table-cell>
          <table:table-cell office:value-type="float" office:value="20.386227000000002" table:style-name="ce1">
            <text:p>20.386227</text:p>
          </table:table-cell>
          <table:table-cell office:value-type="float" office:value="44.849969000000002" table:style-name="ce1">
            <text:p>44.84996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2007" table:style-name="ce1">
            <text:p>1242007</text:p>
          </table:table-cell>
          <table:table-cell office:value-type="string" table:style-name="ce1">
            <text:p>14.01.2019,11:35</text:p>
          </table:table-cell>
          <table:table-cell office:value-type="float" office:value="20.450081999999998" table:style-name="ce1">
            <text:p>20.450082</text:p>
          </table:table-cell>
          <table:table-cell office:value-type="float" office:value="44.784300000000002" table:style-name="ce1">
            <text:p>44.784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2013" table:style-name="ce1">
            <text:p>1242013</text:p>
          </table:table-cell>
          <table:table-cell office:value-type="string" table:style-name="ce1">
            <text:p>14.01.2019,15:30</text:p>
          </table:table-cell>
          <table:table-cell office:value-type="float" office:value="20.495621" table:style-name="ce1">
            <text:p>20.495621</text:p>
          </table:table-cell>
          <table:table-cell office:value-type="float" office:value="44.784075999999999" table:style-name="ce1">
            <text:p>44.78407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1954" table:style-name="ce1">
            <text:p>1241954</text:p>
          </table:table-cell>
          <table:table-cell office:value-type="string" table:style-name="ce1">
            <text:p>14.01.2019,20:40</text:p>
          </table:table-cell>
          <table:table-cell office:value-type="float" office:value="20.368898000000002" table:style-name="ce1">
            <text:p>20.368898</text:p>
          </table:table-cell>
          <table:table-cell office:value-type="float" office:value="44.831372000000002" table:style-name="ce1">
            <text:p>44.83137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učešćem najmanje dva vozila bez skretanja (bez podataka o smeru)</text:p>
          </table:table-cell>
          <table:table-cell table:number-columns-repeated="16377"/>
        </table:table-row>
        <table:table-row table:style-name="ro1">
          <table:table-cell office:value-type="float" office:value="1241874" table:style-name="ce1">
            <text:p>1241874</text:p>
          </table:table-cell>
          <table:table-cell office:value-type="string" table:style-name="ce1">
            <text:p>14.01.2019,01:40</text:p>
          </table:table-cell>
          <table:table-cell office:value-type="float" office:value="20.415832000000002" table:style-name="ce1">
            <text:p>20.415832</text:p>
          </table:table-cell>
          <table:table-cell office:value-type="float" office:value="44.761167" table:style-name="ce1">
            <text:p>44.76116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2220" table:style-name="ce1">
            <text:p>1242220</text:p>
          </table:table-cell>
          <table:table-cell office:value-type="string" table:style-name="ce1">
            <text:p>14.01.2019,19:45</text:p>
          </table:table-cell>
          <table:table-cell office:value-type="float" office:value="20.513092" table:style-name="ce1">
            <text:p>20.513092</text:p>
          </table:table-cell>
          <table:table-cell office:value-type="float" office:value="44.770068000000002" table:style-name="ce1">
            <text:p>44.77006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1924" table:style-name="ce1">
            <text:p>1241924</text:p>
          </table:table-cell>
          <table:table-cell office:value-type="string" table:style-name="ce1">
            <text:p>14.01.2019,14:55</text:p>
          </table:table-cell>
          <table:table-cell office:value-type="float" office:value="20.451539" table:style-name="ce1">
            <text:p>20.451539</text:p>
          </table:table-cell>
          <table:table-cell office:value-type="float" office:value="44.785851999999998" table:style-name="ce1">
            <text:p>44.78585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2020" table:style-name="ce1">
            <text:p>1242020</text:p>
          </table:table-cell>
          <table:table-cell office:value-type="string" table:style-name="ce1">
            <text:p>14.01.2019,08:30</text:p>
          </table:table-cell>
          <table:table-cell office:value-type="float" office:value="20.419979999999999" table:style-name="ce1">
            <text:p>20.41998</text:p>
          </table:table-cell>
          <table:table-cell office:value-type="float" office:value="44.782600000000002" table:style-name="ce1">
            <text:p>44.782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1993" table:style-name="ce1">
            <text:p>1241993</text:p>
          </table:table-cell>
          <table:table-cell office:value-type="string" table:style-name="ce1">
            <text:p>14.01.2019,15:50</text:p>
          </table:table-cell>
          <table:table-cell office:value-type="float" office:value="20.457502000000002" table:style-name="ce1">
            <text:p>20.457502</text:p>
          </table:table-cell>
          <table:table-cell office:value-type="float" office:value="44.750819" table:style-name="ce1">
            <text:p>44.75081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2194" table:style-name="ce1">
            <text:p>1242194</text:p>
          </table:table-cell>
          <table:table-cell office:value-type="string" table:style-name="ce1">
            <text:p>14.01.2019,16:20</text:p>
          </table:table-cell>
          <table:table-cell office:value-type="float" office:value="20.49371" table:style-name="ce1">
            <text:p>20.49371</text:p>
          </table:table-cell>
          <table:table-cell office:value-type="float" office:value="44.784019999999998" table:style-name="ce1">
            <text:p>44.7840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2024" table:style-name="ce1">
            <text:p>1242024</text:p>
          </table:table-cell>
          <table:table-cell office:value-type="string" table:style-name="ce1">
            <text:p>15.01.2019,16:45</text:p>
          </table:table-cell>
          <table:table-cell office:value-type="float" office:value="20.374499" table:style-name="ce1">
            <text:p>20.374499</text:p>
          </table:table-cell>
          <table:table-cell office:value-type="float" office:value="44.850957000000001" table:style-name="ce1">
            <text:p>44.85095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4540" table:style-name="ce1">
            <text:p>1244540</text:p>
          </table:table-cell>
          <table:table-cell office:value-type="string" table:style-name="ce1">
            <text:p>15.01.2019,15:00</text:p>
          </table:table-cell>
          <table:table-cell office:value-type="float" office:value="20.459213999999999" table:style-name="ce1">
            <text:p>20.459214</text:p>
          </table:table-cell>
          <table:table-cell office:value-type="float" office:value="44.797778999999998" table:style-name="ce1">
            <text:p>44.79777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2012" table:style-name="ce1">
            <text:p>1242012</text:p>
          </table:table-cell>
          <table:table-cell office:value-type="string" table:style-name="ce1">
            <text:p>15.01.2019,20:20</text:p>
          </table:table-cell>
          <table:table-cell office:value-type="float" office:value="20.418789" table:style-name="ce1">
            <text:p>20.418789</text:p>
          </table:table-cell>
          <table:table-cell office:value-type="float" office:value="44.813656000000002" table:style-name="ce1">
            <text:p>44.81365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2193" table:style-name="ce1">
            <text:p>1242193</text:p>
          </table:table-cell>
          <table:table-cell office:value-type="string" table:style-name="ce1">
            <text:p>15.01.2019,11:45</text:p>
          </table:table-cell>
          <table:table-cell office:value-type="float" office:value="20.56202" table:style-name="ce1">
            <text:p>20.56202</text:p>
          </table:table-cell>
          <table:table-cell office:value-type="float" office:value="44.49879" table:style-name="ce1">
            <text:p>44.4987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3773" table:style-name="ce1">
            <text:p>1243773</text:p>
          </table:table-cell>
          <table:table-cell office:value-type="string" table:style-name="ce1">
            <text:p>15.01.2019,20:00</text:p>
          </table:table-cell>
          <table:table-cell office:value-type="float" office:value="20.495909999999999" table:style-name="ce1">
            <text:p>20.49591</text:p>
          </table:table-cell>
          <table:table-cell office:value-type="float" office:value="44.757669999999997" table:style-name="ce1">
            <text:p>44.7576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5162" table:style-name="ce1">
            <text:p>1245162</text:p>
          </table:table-cell>
          <table:table-cell office:value-type="string" table:style-name="ce1">
            <text:p>15.01.2019,16:00</text:p>
          </table:table-cell>
          <table:table-cell office:value-type="float" office:value="20.265499999999999" table:style-name="ce1">
            <text:p>20.2655</text:p>
          </table:table-cell>
          <table:table-cell office:value-type="float" office:value="44.380040000000001" table:style-name="ce1">
            <text:p>44.3800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2067" table:style-name="ce1">
            <text:p>1242067</text:p>
          </table:table-cell>
          <table:table-cell office:value-type="string" table:style-name="ce1">
            <text:p>15.01.2019,08:40</text:p>
          </table:table-cell>
          <table:table-cell office:value-type="float" office:value="20.466059999999999" table:style-name="ce1">
            <text:p>20.46606</text:p>
          </table:table-cell>
          <table:table-cell office:value-type="float" office:value="44.81053" table:style-name="ce1">
            <text:p>44.8105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1984" table:style-name="ce1">
            <text:p>1241984</text:p>
          </table:table-cell>
          <table:table-cell office:value-type="string" table:style-name="ce1">
            <text:p>15.01.2019,14:15</text:p>
          </table:table-cell>
          <table:table-cell office:value-type="float" office:value="20.48066" table:style-name="ce1">
            <text:p>20.48066</text:p>
          </table:table-cell>
          <table:table-cell office:value-type="float" office:value="44.783810000000003" table:style-name="ce1">
            <text:p>44.7838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preticanje</text:p>
          </table:table-cell>
          <table:table-cell table:number-columns-repeated="16377"/>
        </table:table-row>
        <table:table-row table:style-name="ro1">
          <table:table-cell office:value-type="float" office:value="1243229" table:style-name="ce1">
            <text:p>1243229</text:p>
          </table:table-cell>
          <table:table-cell office:value-type="string" table:style-name="ce1">
            <text:p>15.01.2019,06:50</text:p>
          </table:table-cell>
          <table:table-cell office:value-type="float" office:value="20.803272" table:style-name="ce1">
            <text:p>20.803272</text:p>
          </table:table-cell>
          <table:table-cell office:value-type="float" office:value="44.650269999999999" table:style-name="ce1">
            <text:p>44.6502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preticanje</text:p>
          </table:table-cell>
          <table:table-cell table:number-columns-repeated="16377"/>
        </table:table-row>
        <table:table-row table:style-name="ro1">
          <table:table-cell office:value-type="float" office:value="1242065" table:style-name="ce1">
            <text:p>1242065</text:p>
          </table:table-cell>
          <table:table-cell office:value-type="string" table:style-name="ce1">
            <text:p>15.01.2019,15:30</text:p>
          </table:table-cell>
          <table:table-cell office:value-type="float" office:value="20.38917" table:style-name="ce1">
            <text:p>20.38917</text:p>
          </table:table-cell>
          <table:table-cell office:value-type="float" office:value="44.823219999999999" table:style-name="ce1">
            <text:p>44.8232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001" table:style-name="ce1">
            <text:p>1242001</text:p>
          </table:table-cell>
          <table:table-cell office:value-type="string" table:style-name="ce1">
            <text:p>15.01.2019,13:00</text:p>
          </table:table-cell>
          <table:table-cell office:value-type="float" office:value="20.455255999999999" table:style-name="ce1">
            <text:p>20.455256</text:p>
          </table:table-cell>
          <table:table-cell office:value-type="float" office:value="44.80153" table:style-name="ce1">
            <text:p>44.8015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443" table:style-name="ce1">
            <text:p>1242443</text:p>
          </table:table-cell>
          <table:table-cell office:value-type="string" table:style-name="ce1">
            <text:p>15.01.2019,09:10</text:p>
          </table:table-cell>
          <table:table-cell office:value-type="float" office:value="20.404757" table:style-name="ce1">
            <text:p>20.404757</text:p>
          </table:table-cell>
          <table:table-cell office:value-type="float" office:value="44.814919000000003" table:style-name="ce1">
            <text:p>44.81491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1987" table:style-name="ce1">
            <text:p>1241987</text:p>
          </table:table-cell>
          <table:table-cell office:value-type="string" table:style-name="ce1">
            <text:p>15.01.2019,07:15</text:p>
          </table:table-cell>
          <table:table-cell office:value-type="float" office:value="20.411715000000001" table:style-name="ce1">
            <text:p>20.411715</text:p>
          </table:table-cell>
          <table:table-cell office:value-type="float" office:value="44.844003999999998" table:style-name="ce1">
            <text:p>44.84400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446" table:style-name="ce1">
            <text:p>1242446</text:p>
          </table:table-cell>
          <table:table-cell office:value-type="string" table:style-name="ce1">
            <text:p>15.01.2019,12:20</text:p>
          </table:table-cell>
          <table:table-cell office:value-type="float" office:value="20.362117999999999" table:style-name="ce1">
            <text:p>20.362118</text:p>
          </table:table-cell>
          <table:table-cell office:value-type="float" office:value="44.825806" table:style-name="ce1">
            <text:p>44.82580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101" table:style-name="ce1">
            <text:p>1242101</text:p>
          </table:table-cell>
          <table:table-cell office:value-type="string" table:style-name="ce1">
            <text:p>15.01.2019,20:30</text:p>
          </table:table-cell>
          <table:table-cell office:value-type="float" office:value="20.521598999999998" table:style-name="ce1">
            <text:p>20.521599</text:p>
          </table:table-cell>
          <table:table-cell office:value-type="float" office:value="44.798107000000002" table:style-name="ce1">
            <text:p>44.79810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752" table:style-name="ce1">
            <text:p>1242752</text:p>
          </table:table-cell>
          <table:table-cell office:value-type="string" table:style-name="ce1">
            <text:p>15.01.2019,08:40</text:p>
          </table:table-cell>
          <table:table-cell office:value-type="float" office:value="20.342296999999999" table:style-name="ce1">
            <text:p>20.342297</text:p>
          </table:table-cell>
          <table:table-cell office:value-type="float" office:value="44.867035000000001" table:style-name="ce1">
            <text:p>44.86703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769" table:style-name="ce1">
            <text:p>1243769</text:p>
          </table:table-cell>
          <table:table-cell office:value-type="string" table:style-name="ce1">
            <text:p>15.01.2019,17:30</text:p>
          </table:table-cell>
          <table:table-cell office:value-type="float" office:value="20.450590999999999" table:style-name="ce1">
            <text:p>20.450591</text:p>
          </table:table-cell>
          <table:table-cell office:value-type="float" office:value="44.798430000000003" table:style-name="ce1">
            <text:p>44.7984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957" table:style-name="ce1">
            <text:p>1243957</text:p>
          </table:table-cell>
          <table:table-cell office:value-type="string" table:style-name="ce1">
            <text:p>15.01.2019,16:00</text:p>
          </table:table-cell>
          <table:table-cell office:value-type="float" office:value="20.468076" table:style-name="ce1">
            <text:p>20.468076</text:p>
          </table:table-cell>
          <table:table-cell office:value-type="float" office:value="44.804161000000001" table:style-name="ce1">
            <text:p>44.80416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739" table:style-name="ce1">
            <text:p>1242739</text:p>
          </table:table-cell>
          <table:table-cell office:value-type="string" table:style-name="ce1">
            <text:p>15.01.2019,11:00</text:p>
          </table:table-cell>
          <table:table-cell office:value-type="float" office:value="20.469297999999998" table:style-name="ce1">
            <text:p>20.469298</text:p>
          </table:table-cell>
          <table:table-cell office:value-type="float" office:value="44.784697000000001" table:style-name="ce1">
            <text:p>44.78469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2006" table:style-name="ce1">
            <text:p>1242006</text:p>
          </table:table-cell>
          <table:table-cell office:value-type="string" table:style-name="ce1">
            <text:p>15.01.2019,07:50</text:p>
          </table:table-cell>
          <table:table-cell office:value-type="float" office:value="20.45879" table:style-name="ce1">
            <text:p>20.45879</text:p>
          </table:table-cell>
          <table:table-cell office:value-type="float" office:value="44.798250000000003" table:style-name="ce1">
            <text:p>44.7982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3079" table:style-name="ce1">
            <text:p>1243079</text:p>
          </table:table-cell>
          <table:table-cell office:value-type="string" table:style-name="ce1">
            <text:p>15.01.2019,15:00</text:p>
          </table:table-cell>
          <table:table-cell office:value-type="float" office:value="20.496262999999999" table:style-name="ce1">
            <text:p>20.496263</text:p>
          </table:table-cell>
          <table:table-cell office:value-type="float" office:value="44.808813000000001" table:style-name="ce1">
            <text:p>44.80881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4340" table:style-name="ce1">
            <text:p>1244340</text:p>
          </table:table-cell>
          <table:table-cell office:value-type="string" table:style-name="ce1">
            <text:p>15.01.2019,09:50</text:p>
          </table:table-cell>
          <table:table-cell office:value-type="float" office:value="20.478262999999998" table:style-name="ce1">
            <text:p>20.478263</text:p>
          </table:table-cell>
          <table:table-cell office:value-type="float" office:value="44.793456999999997" table:style-name="ce1">
            <text:p>44.79345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2030" table:style-name="ce1">
            <text:p>1242030</text:p>
          </table:table-cell>
          <table:table-cell office:value-type="string" table:style-name="ce1">
            <text:p>15.01.2019,19:50</text:p>
          </table:table-cell>
          <table:table-cell office:value-type="float" office:value="20.469132999999999" table:style-name="ce1">
            <text:p>20.469133</text:p>
          </table:table-cell>
          <table:table-cell office:value-type="float" office:value="44.782145" table:style-name="ce1">
            <text:p>44.78214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2316" table:style-name="ce1">
            <text:p>1242316</text:p>
          </table:table-cell>
          <table:table-cell office:value-type="string" table:style-name="ce1">
            <text:p>15.01.2019,13:55</text:p>
          </table:table-cell>
          <table:table-cell office:value-type="float" office:value="20.465543" table:style-name="ce1">
            <text:p>20.465543</text:p>
          </table:table-cell>
          <table:table-cell office:value-type="float" office:value="44.807608999999999" table:style-name="ce1">
            <text:p>44.80760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2068" table:style-name="ce1">
            <text:p>1242068</text:p>
          </table:table-cell>
          <table:table-cell office:value-type="string" table:style-name="ce1">
            <text:p>15.01.2019,16:30</text:p>
          </table:table-cell>
          <table:table-cell office:value-type="float" office:value="20.462910000000001" table:style-name="ce1">
            <text:p>20.46291</text:p>
          </table:table-cell>
          <table:table-cell office:value-type="float" office:value="44.807870000000001" table:style-name="ce1">
            <text:p>44.8078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2547" table:style-name="ce1">
            <text:p>1242547</text:p>
          </table:table-cell>
          <table:table-cell office:value-type="string" table:style-name="ce1">
            <text:p>15.01.2019,18:10</text:p>
          </table:table-cell>
          <table:table-cell office:value-type="float" office:value="20.53379" table:style-name="ce1">
            <text:p>20.53379</text:p>
          </table:table-cell>
          <table:table-cell office:value-type="float" office:value="44.776029999999999" table:style-name="ce1">
            <text:p>44.7760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2218" table:style-name="ce1">
            <text:p>1242218</text:p>
          </table:table-cell>
          <table:table-cell office:value-type="string" table:style-name="ce1">
            <text:p>15.01.2019,17:00</text:p>
          </table:table-cell>
          <table:table-cell office:value-type="float" office:value="20.466889999999999" table:style-name="ce1">
            <text:p>20.46689</text:p>
          </table:table-cell>
          <table:table-cell office:value-type="float" office:value="44.802390000000003" table:style-name="ce1">
            <text:p>44.8023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istom smeru uz skretanje</text:p>
          </table:table-cell>
          <table:table-cell table:number-columns-repeated="16377"/>
        </table:table-row>
        <table:table-row table:style-name="ro1">
          <table:table-cell office:value-type="float" office:value="1242327" table:style-name="ce1">
            <text:p>1242327</text:p>
          </table:table-cell>
          <table:table-cell office:value-type="string" table:style-name="ce1">
            <text:p>15.01.2019,07:00</text:p>
          </table:table-cell>
          <table:table-cell office:value-type="float" office:value="20.400119" table:style-name="ce1">
            <text:p>20.400119</text:p>
          </table:table-cell>
          <table:table-cell office:value-type="float" office:value="44.810197000000002" table:style-name="ce1">
            <text:p>44.81019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suprotnim smerovima uz skretanje</text:p>
          </table:table-cell>
          <table:table-cell table:number-columns-repeated="16377"/>
        </table:table-row>
        <table:table-row table:style-name="ro1">
          <table:table-cell office:value-type="float" office:value="1242093" table:style-name="ce1">
            <text:p>1242093</text:p>
          </table:table-cell>
          <table:table-cell office:value-type="string" table:style-name="ce1">
            <text:p>15.01.2019,13:45</text:p>
          </table:table-cell>
          <table:table-cell office:value-type="float" office:value="20.467596" table:style-name="ce1">
            <text:p>20.467596</text:p>
          </table:table-cell>
          <table:table-cell office:value-type="float" office:value="44.820317000000003" table:style-name="ce1">
            <text:p>44.82031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različitim putevima uz skretanje</text:p>
          </table:table-cell>
          <table:table-cell table:number-columns-repeated="16377"/>
        </table:table-row>
        <table:table-row table:style-name="ro1">
          <table:table-cell office:value-type="float" office:value="1242946" table:style-name="ce1">
            <text:p>1242946</text:p>
          </table:table-cell>
          <table:table-cell office:value-type="string" table:style-name="ce1">
            <text:p>15.01.2019,10:40</text:p>
          </table:table-cell>
          <table:table-cell office:value-type="float" office:value="20.58803" table:style-name="ce1">
            <text:p>20.58803</text:p>
          </table:table-cell>
          <table:table-cell office:value-type="float" office:value="44.733800000000002" table:style-name="ce1">
            <text:p>44.733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2011" table:style-name="ce1">
            <text:p>1242011</text:p>
          </table:table-cell>
          <table:table-cell office:value-type="string" table:style-name="ce1">
            <text:p>15.01.2019,19:45</text:p>
          </table:table-cell>
          <table:table-cell office:value-type="float" office:value="20.41536" table:style-name="ce1">
            <text:p>20.41536</text:p>
          </table:table-cell>
          <table:table-cell office:value-type="float" office:value="44.843124000000003" table:style-name="ce1">
            <text:p>44.84312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učešćem najmanje dva vozila bez skretanja (bez podataka o smeru)</text:p>
          </table:table-cell>
          <table:table-cell table:number-columns-repeated="16377"/>
        </table:table-row>
        <table:table-row table:style-name="ro1">
          <table:table-cell office:value-type="float" office:value="1242264" table:style-name="ce1">
            <text:p>1242264</text:p>
          </table:table-cell>
          <table:table-cell office:value-type="string" table:style-name="ce1">
            <text:p>15.01.2019,00:10</text:p>
          </table:table-cell>
          <table:table-cell office:value-type="float" office:value="20.466010000000001" table:style-name="ce1">
            <text:p>20.46601</text:p>
          </table:table-cell>
          <table:table-cell office:value-type="float" office:value="44.80265" table:style-name="ce1">
            <text:p>44.8026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2029" table:style-name="ce1">
            <text:p>1242029</text:p>
          </table:table-cell>
          <table:table-cell office:value-type="string" table:style-name="ce1">
            <text:p>15.01.2019,16:40</text:p>
          </table:table-cell>
          <table:table-cell office:value-type="float" office:value="20.456403000000002" table:style-name="ce1">
            <text:p>20.456403</text:p>
          </table:table-cell>
          <table:table-cell office:value-type="float" office:value="44.893920000000001" table:style-name="ce1">
            <text:p>44.8939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3287" table:style-name="ce1">
            <text:p>1243287</text:p>
          </table:table-cell>
          <table:table-cell office:value-type="string" table:style-name="ce1">
            <text:p>15.01.2019,06:45</text:p>
          </table:table-cell>
          <table:table-cell office:value-type="float" office:value="20.499704000000001" table:style-name="ce1">
            <text:p>20.499704</text:p>
          </table:table-cell>
          <table:table-cell office:value-type="float" office:value="44.839768999999997" table:style-name="ce1">
            <text:p>44.83976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2009" table:style-name="ce1">
            <text:p>1242009</text:p>
          </table:table-cell>
          <table:table-cell office:value-type="string" table:style-name="ce1">
            <text:p>15.01.2019,17:00</text:p>
          </table:table-cell>
          <table:table-cell office:value-type="float" office:value="20.397939999999998" table:style-name="ce1">
            <text:p>20.39794</text:p>
          </table:table-cell>
          <table:table-cell office:value-type="float" office:value="44.842339000000003" table:style-name="ce1">
            <text:p>44.84233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2031" table:style-name="ce1">
            <text:p>1242031</text:p>
          </table:table-cell>
          <table:table-cell office:value-type="string" table:style-name="ce1">
            <text:p>15.01.2019,18:30</text:p>
          </table:table-cell>
          <table:table-cell office:value-type="float" office:value="20.483357000000002" table:style-name="ce1">
            <text:p>20.483357</text:p>
          </table:table-cell>
          <table:table-cell office:value-type="float" office:value="44.817523999999999" table:style-name="ce1">
            <text:p>44.81752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2673" table:style-name="ce1">
            <text:p>1242673</text:p>
          </table:table-cell>
          <table:table-cell office:value-type="string" table:style-name="ce1">
            <text:p>15.01.2019,17:45</text:p>
          </table:table-cell>
          <table:table-cell office:value-type="float" office:value="20.550832" table:style-name="ce1">
            <text:p>20.550832</text:p>
          </table:table-cell>
          <table:table-cell office:value-type="float" office:value="44.759399999999999" table:style-name="ce1">
            <text:p>44.759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stoji ili se kreće, sa kretanjem vozila unazad</text:p>
          </table:table-cell>
          <table:table-cell table:number-columns-repeated="16377"/>
        </table:table-row>
        <table:table-row table:style-name="ro1">
          <table:table-cell office:value-type="float" office:value="1242043" table:style-name="ce1">
            <text:p>1242043</text:p>
          </table:table-cell>
          <table:table-cell office:value-type="string" table:style-name="ce1">
            <text:p>15.01.2019,07:20</text:p>
          </table:table-cell>
          <table:table-cell office:value-type="float" office:value="20.471702000000001" table:style-name="ce1">
            <text:p>20.471702</text:p>
          </table:table-cell>
          <table:table-cell office:value-type="float" office:value="44.781849999999999" table:style-name="ce1">
            <text:p>44.7818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van raskrsnice , bez skretanja vozila</text:p>
          </table:table-cell>
          <table:table-cell table:number-columns-repeated="16377"/>
        </table:table-row>
        <table:table-row table:style-name="ro1">
          <table:table-cell office:value-type="float" office:value="1243466" table:style-name="ce1">
            <text:p>1243466</text:p>
          </table:table-cell>
          <table:table-cell office:value-type="string" table:style-name="ce1">
            <text:p>15.01.2019,09:45</text:p>
          </table:table-cell>
          <table:table-cell office:value-type="float" office:value="20.410764" table:style-name="ce1">
            <text:p>20.410764</text:p>
          </table:table-cell>
          <table:table-cell office:value-type="float" office:value="44.815033" table:style-name="ce1">
            <text:p>44.81503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van raskrsnice , bez skretanja vozila</text:p>
          </table:table-cell>
          <table:table-cell table:number-columns-repeated="16377"/>
        </table:table-row>
        <table:table-row table:style-name="ro1">
          <table:table-cell office:value-type="float" office:value="1242084" table:style-name="ce1">
            <text:p>1242084</text:p>
          </table:table-cell>
          <table:table-cell office:value-type="string" table:style-name="ce1">
            <text:p>15.01.2019,09:30</text:p>
          </table:table-cell>
          <table:table-cell office:value-type="float" office:value="20.20307" table:style-name="ce1">
            <text:p>20.20307</text:p>
          </table:table-cell>
          <table:table-cell office:value-type="float" office:value="44.661110000000001" table:style-name="ce1">
            <text:p>44.6611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42441" table:style-name="ce1">
            <text:p>1242441</text:p>
          </table:table-cell>
          <table:table-cell office:value-type="string" table:style-name="ce1">
            <text:p>15.01.2019,06:36</text:p>
          </table:table-cell>
          <table:table-cell office:value-type="float" office:value="20.416765000000002" table:style-name="ce1">
            <text:p>20.416765</text:p>
          </table:table-cell>
          <table:table-cell office:value-type="float" office:value="44.748511000000001" table:style-name="ce1">
            <text:p>44.74851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2069" table:style-name="ce1">
            <text:p>1242069</text:p>
          </table:table-cell>
          <table:table-cell office:value-type="string" table:style-name="ce1">
            <text:p>15.01.2019,10:40</text:p>
          </table:table-cell>
          <table:table-cell office:value-type="float" office:value="20.373010000000001" table:style-name="ce1">
            <text:p>20.37301</text:p>
          </table:table-cell>
          <table:table-cell office:value-type="float" office:value="44.843240000000002" table:style-name="ce1">
            <text:p>44.8432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2014" table:style-name="ce1">
            <text:p>1242014</text:p>
          </table:table-cell>
          <table:table-cell office:value-type="string" table:style-name="ce1">
            <text:p>15.01.2019,18:10</text:p>
          </table:table-cell>
          <table:table-cell office:value-type="float" office:value="20.414753999999999" table:style-name="ce1">
            <text:p>20.414754</text:p>
          </table:table-cell>
          <table:table-cell office:value-type="float" office:value="44.833910000000003" table:style-name="ce1">
            <text:p>44.8339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2085" table:style-name="ce1">
            <text:p>1242085</text:p>
          </table:table-cell>
          <table:table-cell office:value-type="string" table:style-name="ce1">
            <text:p>15.01.2019,13:30</text:p>
          </table:table-cell>
          <table:table-cell office:value-type="float" office:value="20.196059999999999" table:style-name="ce1">
            <text:p>20.19606</text:p>
          </table:table-cell>
          <table:table-cell office:value-type="float" office:value="44.649760000000001" table:style-name="ce1">
            <text:p>44.6497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2032" table:style-name="ce1">
            <text:p>1242032</text:p>
          </table:table-cell>
          <table:table-cell office:value-type="string" table:style-name="ce1">
            <text:p>15.01.2019,22:00</text:p>
          </table:table-cell>
          <table:table-cell office:value-type="float" office:value="20.434992000000001" table:style-name="ce1">
            <text:p>20.434992</text:p>
          </table:table-cell>
          <table:table-cell office:value-type="float" office:value="44.807706000000003" table:style-name="ce1">
            <text:p>44.80770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2729" table:style-name="ce1">
            <text:p>1242729</text:p>
          </table:table-cell>
          <table:table-cell office:value-type="string" table:style-name="ce1">
            <text:p>15.01.2019,17:00</text:p>
          </table:table-cell>
          <table:table-cell office:value-type="float" office:value="20.399981" table:style-name="ce1">
            <text:p>20.399981</text:p>
          </table:table-cell>
          <table:table-cell office:value-type="float" office:value="44.750092000000002" table:style-name="ce1">
            <text:p>44.75009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335" table:style-name="ce1">
            <text:p>1244335</text:p>
          </table:table-cell>
          <table:table-cell office:value-type="string" table:style-name="ce1">
            <text:p>15.01.2019,04:00</text:p>
          </table:table-cell>
          <table:table-cell office:value-type="float" office:value="20.482856999999999" table:style-name="ce1">
            <text:p>20.482857</text:p>
          </table:table-cell>
          <table:table-cell office:value-type="float" office:value="44.787762999999998" table:style-name="ce1">
            <text:p>44.78776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2096" table:style-name="ce1">
            <text:p>1242096</text:p>
          </table:table-cell>
          <table:table-cell office:value-type="string" table:style-name="ce1">
            <text:p>15.01.2019,07:25</text:p>
          </table:table-cell>
          <table:table-cell office:value-type="float" office:value="20.483066999999998" table:style-name="ce1">
            <text:p>20.483067</text:p>
          </table:table-cell>
          <table:table-cell office:value-type="float" office:value="44.808580999999997" table:style-name="ce1">
            <text:p>44.80858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2726" table:style-name="ce1">
            <text:p>1242726</text:p>
          </table:table-cell>
          <table:table-cell office:value-type="string" table:style-name="ce1">
            <text:p>16.01.2019,18:30</text:p>
          </table:table-cell>
          <table:table-cell office:value-type="float" office:value="20.461790000000001" table:style-name="ce1">
            <text:p>20.46179</text:p>
          </table:table-cell>
          <table:table-cell office:value-type="float" office:value="44.714522000000002" table:style-name="ce1">
            <text:p>44.71452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2691" table:style-name="ce1">
            <text:p>1242691</text:p>
          </table:table-cell>
          <table:table-cell office:value-type="string" table:style-name="ce1">
            <text:p>16.01.2019,17:00</text:p>
          </table:table-cell>
          <table:table-cell office:value-type="float" office:value="20.474008999999999" table:style-name="ce1">
            <text:p>20.474009</text:p>
          </table:table-cell>
          <table:table-cell office:value-type="float" office:value="44.764363000000003" table:style-name="ce1">
            <text:p>44.76436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2824" table:style-name="ce1">
            <text:p>1242824</text:p>
          </table:table-cell>
          <table:table-cell office:value-type="string" table:style-name="ce1">
            <text:p>16.01.2019,19:15</text:p>
          </table:table-cell>
          <table:table-cell office:value-type="float" office:value="20.339549999999999" table:style-name="ce1">
            <text:p>20.33955</text:p>
          </table:table-cell>
          <table:table-cell office:value-type="float" office:value="44.555579999999999" table:style-name="ce1">
            <text:p>44.5555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2066" table:style-name="ce1">
            <text:p>1242066</text:p>
          </table:table-cell>
          <table:table-cell office:value-type="string" table:style-name="ce1">
            <text:p>16.01.2019,05:00</text:p>
          </table:table-cell>
          <table:table-cell office:value-type="float" office:value="20.466449999999998" table:style-name="ce1">
            <text:p>20.46645</text:p>
          </table:table-cell>
          <table:table-cell office:value-type="float" office:value="44.796250000000001" table:style-name="ce1">
            <text:p>44.7962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2081" table:style-name="ce1">
            <text:p>1242081</text:p>
          </table:table-cell>
          <table:table-cell office:value-type="string" table:style-name="ce1">
            <text:p>16.01.2019,11:15</text:p>
          </table:table-cell>
          <table:table-cell office:value-type="float" office:value="20.418341999999999" table:style-name="ce1">
            <text:p>20.418342</text:p>
          </table:table-cell>
          <table:table-cell office:value-type="float" office:value="44.818243000000002" table:style-name="ce1">
            <text:p>44.81824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2578" table:style-name="ce1">
            <text:p>1242578</text:p>
          </table:table-cell>
          <table:table-cell office:value-type="string" table:style-name="ce1">
            <text:p>16.01.2019,23:30</text:p>
          </table:table-cell>
          <table:table-cell office:value-type="float" office:value="20.504031999999999" table:style-name="ce1">
            <text:p>20.504032</text:p>
          </table:table-cell>
          <table:table-cell office:value-type="float" office:value="44.816524000000001" table:style-name="ce1">
            <text:p>44.81652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022" table:style-name="ce1">
            <text:p>1244022</text:p>
          </table:table-cell>
          <table:table-cell office:value-type="string" table:style-name="ce1">
            <text:p>16.01.2019,10:25</text:p>
          </table:table-cell>
          <table:table-cell office:value-type="float" office:value="20.369796000000001" table:style-name="ce1">
            <text:p>20.369796</text:p>
          </table:table-cell>
          <table:table-cell office:value-type="float" office:value="44.811701999999997" table:style-name="ce1">
            <text:p>44.81170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2358" table:style-name="ce1">
            <text:p>1242358</text:p>
          </table:table-cell>
          <table:table-cell office:value-type="string" table:style-name="ce1">
            <text:p>16.01.2019,20:00</text:p>
          </table:table-cell>
          <table:table-cell office:value-type="float" office:value="20.439170000000001" table:style-name="ce1">
            <text:p>20.43917</text:p>
          </table:table-cell>
          <table:table-cell office:value-type="float" office:value="44.814298000000001" table:style-name="ce1">
            <text:p>44.81429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4035" table:style-name="ce1">
            <text:p>1244035</text:p>
          </table:table-cell>
          <table:table-cell office:value-type="string" table:style-name="ce1">
            <text:p>16.01.2019,06:05</text:p>
          </table:table-cell>
          <table:table-cell office:value-type="float" office:value="20.471015000000001" table:style-name="ce1">
            <text:p>20.471015</text:p>
          </table:table-cell>
          <table:table-cell office:value-type="float" office:value="44.812168999999997" table:style-name="ce1">
            <text:p>44.81216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4037" table:style-name="ce1">
            <text:p>1244037</text:p>
          </table:table-cell>
          <table:table-cell office:value-type="string" table:style-name="ce1">
            <text:p>16.01.2019,14:15</text:p>
          </table:table-cell>
          <table:table-cell office:value-type="float" office:value="20.471654000000001" table:style-name="ce1">
            <text:p>20.471654</text:p>
          </table:table-cell>
          <table:table-cell office:value-type="float" office:value="44.807115000000003" table:style-name="ce1">
            <text:p>44.80711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2456" table:style-name="ce1">
            <text:p>1242456</text:p>
          </table:table-cell>
          <table:table-cell office:value-type="string" table:style-name="ce1">
            <text:p>16.01.2019,12:25</text:p>
          </table:table-cell>
          <table:table-cell office:value-type="float" office:value="20.305347999999999" table:style-name="ce1">
            <text:p>20.305348</text:p>
          </table:table-cell>
          <table:table-cell office:value-type="float" office:value="44.915785999999997" table:style-name="ce1">
            <text:p>44.91578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2038" table:style-name="ce1">
            <text:p>1242038</text:p>
          </table:table-cell>
          <table:table-cell office:value-type="string" table:style-name="ce1">
            <text:p>16.01.2019,03:40</text:p>
          </table:table-cell>
          <table:table-cell office:value-type="float" office:value="20.45674" table:style-name="ce1">
            <text:p>20.45674</text:p>
          </table:table-cell>
          <table:table-cell office:value-type="float" office:value="44.802781000000003" table:style-name="ce1">
            <text:p>44.80278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2104" table:style-name="ce1">
            <text:p>1242104</text:p>
          </table:table-cell>
          <table:table-cell office:value-type="string" table:style-name="ce1">
            <text:p>16.01.2019,09:30</text:p>
          </table:table-cell>
          <table:table-cell office:value-type="float" office:value="20.446128000000002" table:style-name="ce1">
            <text:p>20.446128</text:p>
          </table:table-cell>
          <table:table-cell office:value-type="float" office:value="44.750594999999997" table:style-name="ce1">
            <text:p>44.75059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2392" table:style-name="ce1">
            <text:p>1242392</text:p>
          </table:table-cell>
          <table:table-cell office:value-type="string" table:style-name="ce1">
            <text:p>16.01.2019,15:45</text:p>
          </table:table-cell>
          <table:table-cell office:value-type="float" office:value="20.470690000000001" table:style-name="ce1">
            <text:p>20.47069</text:p>
          </table:table-cell>
          <table:table-cell office:value-type="float" office:value="44.812410999999997" table:style-name="ce1">
            <text:p>44.81241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2178" table:style-name="ce1">
            <text:p>1242178</text:p>
          </table:table-cell>
          <table:table-cell office:value-type="string" table:style-name="ce1">
            <text:p>16.01.2019,16:05</text:p>
          </table:table-cell>
          <table:table-cell office:value-type="float" office:value="20.438880000000001" table:style-name="ce1">
            <text:p>20.43888</text:p>
          </table:table-cell>
          <table:table-cell office:value-type="float" office:value="44.745443000000002" table:style-name="ce1">
            <text:p>44.74544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2165" table:style-name="ce1">
            <text:p>1242165</text:p>
          </table:table-cell>
          <table:table-cell office:value-type="string" table:style-name="ce1">
            <text:p>16.01.2019,13:45</text:p>
          </table:table-cell>
          <table:table-cell office:value-type="float" office:value="20.456664" table:style-name="ce1">
            <text:p>20.456664</text:p>
          </table:table-cell>
          <table:table-cell office:value-type="float" office:value="44.800207999999998" table:style-name="ce1">
            <text:p>44.80020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2157" table:style-name="ce1">
            <text:p>1242157</text:p>
          </table:table-cell>
          <table:table-cell office:value-type="string" table:style-name="ce1">
            <text:p>16.01.2019,11:15</text:p>
          </table:table-cell>
          <table:table-cell office:value-type="float" office:value="20.465959999999999" table:style-name="ce1">
            <text:p>20.46596</text:p>
          </table:table-cell>
          <table:table-cell office:value-type="float" office:value="44.800507000000003" table:style-name="ce1">
            <text:p>44.80050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desno ispred vozila koje nailazi sleva</text:p>
          </table:table-cell>
          <table:table-cell table:number-columns-repeated="16377"/>
        </table:table-row>
        <table:table-row table:style-name="ro1">
          <table:table-cell office:value-type="float" office:value="1242161" table:style-name="ce1">
            <text:p>1242161</text:p>
          </table:table-cell>
          <table:table-cell office:value-type="string" table:style-name="ce1">
            <text:p>16.01.2019,14:25</text:p>
          </table:table-cell>
          <table:table-cell office:value-type="float" office:value="20.456859999999999" table:style-name="ce1">
            <text:p>20.45686</text:p>
          </table:table-cell>
          <table:table-cell office:value-type="float" office:value="44.814430000000002" table:style-name="ce1">
            <text:p>44.8144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2132" table:style-name="ce1">
            <text:p>1242132</text:p>
          </table:table-cell>
          <table:table-cell office:value-type="string" table:style-name="ce1">
            <text:p>16.01.2019,07:35</text:p>
          </table:table-cell>
          <table:table-cell office:value-type="float" office:value="20.379204999999999" table:style-name="ce1">
            <text:p>20.379205</text:p>
          </table:table-cell>
          <table:table-cell office:value-type="float" office:value="44.804169000000002" table:style-name="ce1">
            <text:p>44.80416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151" table:style-name="ce1">
            <text:p>1242151</text:p>
          </table:table-cell>
          <table:table-cell office:value-type="string" table:style-name="ce1">
            <text:p>16.01.2019,11:00</text:p>
          </table:table-cell>
          <table:table-cell office:value-type="float" office:value="20.28895" table:style-name="ce1">
            <text:p>20.28895</text:p>
          </table:table-cell>
          <table:table-cell office:value-type="float" office:value="44.819690000000001" table:style-name="ce1">
            <text:p>44.8196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177" table:style-name="ce1">
            <text:p>1242177</text:p>
          </table:table-cell>
          <table:table-cell office:value-type="string" table:style-name="ce1">
            <text:p>16.01.2019,07:20</text:p>
          </table:table-cell>
          <table:table-cell office:value-type="float" office:value="20.27084" table:style-name="ce1">
            <text:p>20.27084</text:p>
          </table:table-cell>
          <table:table-cell office:value-type="float" office:value="44.656869999999998" table:style-name="ce1">
            <text:p>44.6568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100" table:style-name="ce1">
            <text:p>1242100</text:p>
          </table:table-cell>
          <table:table-cell office:value-type="string" table:style-name="ce1">
            <text:p>16.01.2019,16:40</text:p>
          </table:table-cell>
          <table:table-cell office:value-type="float" office:value="20.471527999999999" table:style-name="ce1">
            <text:p>20.471528</text:p>
          </table:table-cell>
          <table:table-cell office:value-type="float" office:value="44.813088999999998" table:style-name="ce1">
            <text:p>44.81308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087" table:style-name="ce1">
            <text:p>1242087</text:p>
          </table:table-cell>
          <table:table-cell office:value-type="string" table:style-name="ce1">
            <text:p>16.01.2019,16:50</text:p>
          </table:table-cell>
          <table:table-cell office:value-type="float" office:value="20.470877999999999" table:style-name="ce1">
            <text:p>20.470878</text:p>
          </table:table-cell>
          <table:table-cell office:value-type="float" office:value="44.792132000000002" table:style-name="ce1">
            <text:p>44.79213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106" table:style-name="ce1">
            <text:p>1242106</text:p>
          </table:table-cell>
          <table:table-cell office:value-type="string" table:style-name="ce1">
            <text:p>16.01.2019,09:40</text:p>
          </table:table-cell>
          <table:table-cell office:value-type="float" office:value="20.438112" table:style-name="ce1">
            <text:p>20.438112</text:p>
          </table:table-cell>
          <table:table-cell office:value-type="float" office:value="44.772219999999997" table:style-name="ce1">
            <text:p>44.7722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0927" table:style-name="ce1">
            <text:p>1240927</text:p>
          </table:table-cell>
          <table:table-cell office:value-type="string" table:style-name="ce1">
            <text:p>16.01.2019,10:30</text:p>
          </table:table-cell>
          <table:table-cell office:value-type="float" office:value="20.454657999999998" table:style-name="ce1">
            <text:p>20.454658</text:p>
          </table:table-cell>
          <table:table-cell office:value-type="float" office:value="44.789530999999997" table:style-name="ce1">
            <text:p>44.78953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431" table:style-name="ce1">
            <text:p>1242431</text:p>
          </table:table-cell>
          <table:table-cell office:value-type="string" table:style-name="ce1">
            <text:p>16.01.2019,18:05</text:p>
          </table:table-cell>
          <table:table-cell office:value-type="float" office:value="20.438224000000002" table:style-name="ce1">
            <text:p>20.438224</text:p>
          </table:table-cell>
          <table:table-cell office:value-type="float" office:value="44.745356000000001" table:style-name="ce1">
            <text:p>44.74535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388" table:style-name="ce1">
            <text:p>1242388</text:p>
          </table:table-cell>
          <table:table-cell office:value-type="string" table:style-name="ce1">
            <text:p>16.01.2019,05:30</text:p>
          </table:table-cell>
          <table:table-cell office:value-type="float" office:value="20.410309999999999" table:style-name="ce1">
            <text:p>20.41031</text:p>
          </table:table-cell>
          <table:table-cell office:value-type="float" office:value="44.804040000000001" table:style-name="ce1">
            <text:p>44.8040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570" table:style-name="ce1">
            <text:p>1242570</text:p>
          </table:table-cell>
          <table:table-cell office:value-type="string" table:style-name="ce1">
            <text:p>16.01.2019,11:30</text:p>
          </table:table-cell>
          <table:table-cell office:value-type="float" office:value="20.416922" table:style-name="ce1">
            <text:p>20.416922</text:p>
          </table:table-cell>
          <table:table-cell office:value-type="float" office:value="44.814191999999998" table:style-name="ce1">
            <text:p>44.81419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383" table:style-name="ce1">
            <text:p>1242383</text:p>
          </table:table-cell>
          <table:table-cell office:value-type="string" table:style-name="ce1">
            <text:p>16.01.2019,13:05</text:p>
          </table:table-cell>
          <table:table-cell office:value-type="float" office:value="20.518082" table:style-name="ce1">
            <text:p>20.518082</text:p>
          </table:table-cell>
          <table:table-cell office:value-type="float" office:value="44.771641000000002" table:style-name="ce1">
            <text:p>44.77164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725" table:style-name="ce1">
            <text:p>1242725</text:p>
          </table:table-cell>
          <table:table-cell office:value-type="string" table:style-name="ce1">
            <text:p>16.01.2019,18:00</text:p>
          </table:table-cell>
          <table:table-cell office:value-type="float" office:value="20.528801999999999" table:style-name="ce1">
            <text:p>20.528802</text:p>
          </table:table-cell>
          <table:table-cell office:value-type="float" office:value="44.815787999999998" table:style-name="ce1">
            <text:p>44.81578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181" table:style-name="ce1">
            <text:p>1243181</text:p>
          </table:table-cell>
          <table:table-cell office:value-type="string" table:style-name="ce1">
            <text:p>16.01.2019,20:35</text:p>
          </table:table-cell>
          <table:table-cell office:value-type="float" office:value="20.419575999999999" table:style-name="ce1">
            <text:p>20.419576</text:p>
          </table:table-cell>
          <table:table-cell office:value-type="float" office:value="44.812424" table:style-name="ce1">
            <text:p>44.81242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062" table:style-name="ce1">
            <text:p>1242062</text:p>
          </table:table-cell>
          <table:table-cell office:value-type="string" table:style-name="ce1">
            <text:p>16.01.2019,15:45</text:p>
          </table:table-cell>
          <table:table-cell office:value-type="float" office:value="20.417171" table:style-name="ce1">
            <text:p>20.417171</text:p>
          </table:table-cell>
          <table:table-cell office:value-type="float" office:value="44.805145000000003" table:style-name="ce1">
            <text:p>44.80514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082" table:style-name="ce1">
            <text:p>1242082</text:p>
          </table:table-cell>
          <table:table-cell office:value-type="string" table:style-name="ce1">
            <text:p>16.01.2019,19:00</text:p>
          </table:table-cell>
          <table:table-cell office:value-type="float" office:value="20.475487000000001" table:style-name="ce1">
            <text:p>20.475487</text:p>
          </table:table-cell>
          <table:table-cell office:value-type="float" office:value="44.809593" table:style-name="ce1">
            <text:p>44.80959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666" table:style-name="ce1">
            <text:p>1242666</text:p>
          </table:table-cell>
          <table:table-cell office:value-type="string" table:style-name="ce1">
            <text:p>16.01.2019,10:00</text:p>
          </table:table-cell>
          <table:table-cell office:value-type="float" office:value="20.424002999999999" table:style-name="ce1">
            <text:p>20.424003</text:p>
          </table:table-cell>
          <table:table-cell office:value-type="float" office:value="44.819186000000002" table:style-name="ce1">
            <text:p>44.81918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090" table:style-name="ce1">
            <text:p>1242090</text:p>
          </table:table-cell>
          <table:table-cell office:value-type="string" table:style-name="ce1">
            <text:p>16.01.2019,23:45</text:p>
          </table:table-cell>
          <table:table-cell office:value-type="float" office:value="20.482510000000001" table:style-name="ce1">
            <text:p>20.48251</text:p>
          </table:table-cell>
          <table:table-cell office:value-type="float" office:value="44.798110000000001" table:style-name="ce1">
            <text:p>44.7981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094" table:style-name="ce1">
            <text:p>1242094</text:p>
          </table:table-cell>
          <table:table-cell office:value-type="string" table:style-name="ce1">
            <text:p>16.01.2019,18:15</text:p>
          </table:table-cell>
          <table:table-cell office:value-type="float" office:value="20.456871" table:style-name="ce1">
            <text:p>20.456871</text:p>
          </table:table-cell>
          <table:table-cell office:value-type="float" office:value="44.800390999999998" table:style-name="ce1">
            <text:p>44.80039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2091" table:style-name="ce1">
            <text:p>1242091</text:p>
          </table:table-cell>
          <table:table-cell office:value-type="string" table:style-name="ce1">
            <text:p>16.01.2019,21:45</text:p>
          </table:table-cell>
          <table:table-cell office:value-type="float" office:value="20.478781999999999" table:style-name="ce1">
            <text:p>20.478782</text:p>
          </table:table-cell>
          <table:table-cell office:value-type="float" office:value="44.753309000000002" table:style-name="ce1">
            <text:p>44.75330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2142" table:style-name="ce1">
            <text:p>1242142</text:p>
          </table:table-cell>
          <table:table-cell office:value-type="string" table:style-name="ce1">
            <text:p>16.01.2019,10:43</text:p>
          </table:table-cell>
          <table:table-cell office:value-type="float" office:value="20.47345" table:style-name="ce1">
            <text:p>20.47345</text:p>
          </table:table-cell>
          <table:table-cell office:value-type="float" office:value="44.800879999999999" table:style-name="ce1">
            <text:p>44.8008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2138" table:style-name="ce1">
            <text:p>1242138</text:p>
          </table:table-cell>
          <table:table-cell office:value-type="string" table:style-name="ce1">
            <text:p>16.01.2019,10:05</text:p>
          </table:table-cell>
          <table:table-cell office:value-type="float" office:value="20.522030000000001" table:style-name="ce1">
            <text:p>20.52203</text:p>
          </table:table-cell>
          <table:table-cell office:value-type="float" office:value="44.795969999999997" table:style-name="ce1">
            <text:p>44.7959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2166" table:style-name="ce1">
            <text:p>1242166</text:p>
          </table:table-cell>
          <table:table-cell office:value-type="string" table:style-name="ce1">
            <text:p>16.01.2019,11:00</text:p>
          </table:table-cell>
          <table:table-cell office:value-type="float" office:value="20.290058999999999" table:style-name="ce1">
            <text:p>20.290059</text:p>
          </table:table-cell>
          <table:table-cell office:value-type="float" office:value="44.819795999999997" table:style-name="ce1">
            <text:p>44.81979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2167" table:style-name="ce1">
            <text:p>1242167</text:p>
          </table:table-cell>
          <table:table-cell office:value-type="string" table:style-name="ce1">
            <text:p>16.01.2019,14:25</text:p>
          </table:table-cell>
          <table:table-cell office:value-type="float" office:value="20.413824999999999" table:style-name="ce1">
            <text:p>20.413825</text:p>
          </table:table-cell>
          <table:table-cell office:value-type="float" office:value="44.822744" table:style-name="ce1">
            <text:p>44.82274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2057" table:style-name="ce1">
            <text:p>1242057</text:p>
          </table:table-cell>
          <table:table-cell office:value-type="string" table:style-name="ce1">
            <text:p>16.01.2019,07:30</text:p>
          </table:table-cell>
          <table:table-cell office:value-type="float" office:value="20.640678999999999" table:style-name="ce1">
            <text:p>20.640679</text:p>
          </table:table-cell>
          <table:table-cell office:value-type="float" office:value="44.616742000000002" table:style-name="ce1">
            <text:p>44.61674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i prevrtanjem</text:p>
          </table:table-cell>
          <table:table-cell table:number-columns-repeated="16377"/>
        </table:table-row>
        <table:table-row table:style-name="ro1">
          <table:table-cell office:value-type="float" office:value="1242306" table:style-name="ce1">
            <text:p>1242306</text:p>
          </table:table-cell>
          <table:table-cell office:value-type="string" table:style-name="ce1">
            <text:p>16.01.2019,06:55</text:p>
          </table:table-cell>
          <table:table-cell office:value-type="float" office:value="20.410235" table:style-name="ce1">
            <text:p>20.410235</text:p>
          </table:table-cell>
          <table:table-cell office:value-type="float" office:value="44.833671000000002" table:style-name="ce1">
            <text:p>44.83367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2183" table:style-name="ce1">
            <text:p>1242183</text:p>
          </table:table-cell>
          <table:table-cell office:value-type="string" table:style-name="ce1">
            <text:p>16.01.2019,15:00</text:p>
          </table:table-cell>
          <table:table-cell office:value-type="float" office:value="20.457370000000001" table:style-name="ce1">
            <text:p>20.45737</text:p>
          </table:table-cell>
          <table:table-cell office:value-type="float" office:value="44.815739999999998" table:style-name="ce1">
            <text:p>44.8157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542" table:style-name="ce1">
            <text:p>1243542</text:p>
          </table:table-cell>
          <table:table-cell office:value-type="string" table:style-name="ce1">
            <text:p>16.01.2019,18:20</text:p>
          </table:table-cell>
          <table:table-cell office:value-type="float" office:value="20.489107000000001" table:style-name="ce1">
            <text:p>20.489107</text:p>
          </table:table-cell>
          <table:table-cell office:value-type="float" office:value="44.753537000000001" table:style-name="ce1">
            <text:p>44.75353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726" table:style-name="ce1">
            <text:p>1243726</text:p>
          </table:table-cell>
          <table:table-cell office:value-type="string" table:style-name="ce1">
            <text:p>16.01.2019,14:50</text:p>
          </table:table-cell>
          <table:table-cell office:value-type="float" office:value="20.460332999999999" table:style-name="ce1">
            <text:p>20.460333</text:p>
          </table:table-cell>
          <table:table-cell office:value-type="float" office:value="44.805732999999996" table:style-name="ce1">
            <text:p>44.80573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2052" table:style-name="ce1">
            <text:p>1242052</text:p>
          </table:table-cell>
          <table:table-cell office:value-type="string" table:style-name="ce1">
            <text:p>16.01.2019,09:35</text:p>
          </table:table-cell>
          <table:table-cell office:value-type="float" office:value="20.262740000000001" table:style-name="ce1">
            <text:p>20.26274</text:p>
          </table:table-cell>
          <table:table-cell office:value-type="float" office:value="44.388120000000001" table:style-name="ce1">
            <text:p>44.3881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sa kolovoza u krivini</text:p>
          </table:table-cell>
          <table:table-cell table:number-columns-repeated="16377"/>
        </table:table-row>
        <table:table-row table:style-name="ro1">
          <table:table-cell office:value-type="float" office:value="1242057" table:style-name="ce1">
            <text:p>1242057</text:p>
          </table:table-cell>
          <table:table-cell office:value-type="string" table:style-name="ce1">
            <text:p>16.01.2019,07:30</text:p>
          </table:table-cell>
          <table:table-cell office:value-type="float" office:value="20.640678999999999" table:style-name="ce1">
            <text:p>20.640679</text:p>
          </table:table-cell>
          <table:table-cell office:value-type="float" office:value="44.616742000000002" table:style-name="ce1">
            <text:p>44.61674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42038" table:style-name="ce1">
            <text:p>1242038</text:p>
          </table:table-cell>
          <table:table-cell office:value-type="string" table:style-name="ce1">
            <text:p>16.01.2019,03:40</text:p>
          </table:table-cell>
          <table:table-cell office:value-type="float" office:value="20.45674" table:style-name="ce1">
            <text:p>20.45674</text:p>
          </table:table-cell>
          <table:table-cell office:value-type="float" office:value="44.802781000000003" table:style-name="ce1">
            <text:p>44.80278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42095" table:style-name="ce1">
            <text:p>1242095</text:p>
          </table:table-cell>
          <table:table-cell office:value-type="string" table:style-name="ce1">
            <text:p>16.01.2019,19:00</text:p>
          </table:table-cell>
          <table:table-cell office:value-type="float" office:value="20.368870999999999" table:style-name="ce1">
            <text:p>20.368871</text:p>
          </table:table-cell>
          <table:table-cell office:value-type="float" office:value="44.863109999999999" table:style-name="ce1">
            <text:p>44.8631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2092" table:style-name="ce1">
            <text:p>1242092</text:p>
          </table:table-cell>
          <table:table-cell office:value-type="string" table:style-name="ce1">
            <text:p>16.01.2019,19:00</text:p>
          </table:table-cell>
          <table:table-cell office:value-type="float" office:value="20.437550000000002" table:style-name="ce1">
            <text:p>20.43755</text:p>
          </table:table-cell>
          <table:table-cell office:value-type="float" office:value="44.81427" table:style-name="ce1">
            <text:p>44.8142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2173" table:style-name="ce1">
            <text:p>1242173</text:p>
          </table:table-cell>
          <table:table-cell office:value-type="string" table:style-name="ce1">
            <text:p>16.01.2019,11:45</text:p>
          </table:table-cell>
          <table:table-cell office:value-type="float" office:value="20.479914000000001" table:style-name="ce1">
            <text:p>20.479914</text:p>
          </table:table-cell>
          <table:table-cell office:value-type="float" office:value="44.782400000000003" table:style-name="ce1">
            <text:p>44.782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3840" table:style-name="ce1">
            <text:p>1243840</text:p>
          </table:table-cell>
          <table:table-cell office:value-type="string" table:style-name="ce1">
            <text:p>16.01.2019,15:00</text:p>
          </table:table-cell>
          <table:table-cell office:value-type="float" office:value="20.468920000000001" table:style-name="ce1">
            <text:p>20.46892</text:p>
          </table:table-cell>
          <table:table-cell office:value-type="float" office:value="44.782299999999999" table:style-name="ce1">
            <text:p>44.782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4144" table:style-name="ce1">
            <text:p>1244144</text:p>
          </table:table-cell>
          <table:table-cell office:value-type="string" table:style-name="ce1">
            <text:p>16.01.2019,12:00</text:p>
          </table:table-cell>
          <table:table-cell office:value-type="float" office:value="20.32985" table:style-name="ce1">
            <text:p>20.32985</text:p>
          </table:table-cell>
          <table:table-cell office:value-type="float" office:value="44.874848" table:style-name="ce1">
            <text:p>44.87484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životinja</text:p>
          </table:table-cell>
          <table:table-cell table:number-columns-repeated="16377"/>
        </table:table-row>
        <table:table-row table:style-name="ro1">
          <table:table-cell office:value-type="float" office:value="1242146" table:style-name="ce1">
            <text:p>1242146</text:p>
          </table:table-cell>
          <table:table-cell office:value-type="string" table:style-name="ce1">
            <text:p>16.01.2019,11:45</text:p>
          </table:table-cell>
          <table:table-cell office:value-type="float" office:value="20.532119999999999" table:style-name="ce1">
            <text:p>20.53212</text:p>
          </table:table-cell>
          <table:table-cell office:value-type="float" office:value="44.82009" table:style-name="ce1">
            <text:p>44.8200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istom smeru uz skretanje</text:p>
          </table:table-cell>
          <table:table-cell table:number-columns-repeated="16377"/>
        </table:table-row>
        <table:table-row table:style-name="ro1">
          <table:table-cell office:value-type="float" office:value="1242168" table:style-name="ce1">
            <text:p>1242168</text:p>
          </table:table-cell>
          <table:table-cell office:value-type="string" table:style-name="ce1">
            <text:p>16.01.2019,11:30</text:p>
          </table:table-cell>
          <table:table-cell office:value-type="float" office:value="20.465782999999998" table:style-name="ce1">
            <text:p>20.465783</text:p>
          </table:table-cell>
          <table:table-cell office:value-type="float" office:value="44.800699999999999" table:style-name="ce1">
            <text:p>44.800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istom smeru uz skretanje</text:p>
          </table:table-cell>
          <table:table-cell table:number-columns-repeated="16377"/>
        </table:table-row>
        <table:table-row table:style-name="ro1">
          <table:table-cell office:value-type="float" office:value="1242174" table:style-name="ce1">
            <text:p>1242174</text:p>
          </table:table-cell>
          <table:table-cell office:value-type="string" table:style-name="ce1">
            <text:p>16.01.2019,14:55</text:p>
          </table:table-cell>
          <table:table-cell office:value-type="float" office:value="20.489017" table:style-name="ce1">
            <text:p>20.489017</text:p>
          </table:table-cell>
          <table:table-cell office:value-type="float" office:value="44.844645999999997" table:style-name="ce1">
            <text:p>44.84464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istom smeru uz skretanje</text:p>
          </table:table-cell>
          <table:table-cell table:number-columns-repeated="16377"/>
        </table:table-row>
        <table:table-row table:style-name="ro1">
          <table:table-cell office:value-type="float" office:value="1242366" table:style-name="ce1">
            <text:p>1242366</text:p>
          </table:table-cell>
          <table:table-cell office:value-type="string" table:style-name="ce1">
            <text:p>16.01.2019,18:40</text:p>
          </table:table-cell>
          <table:table-cell office:value-type="float" office:value="20.457573" table:style-name="ce1">
            <text:p>20.457573</text:p>
          </table:table-cell>
          <table:table-cell office:value-type="float" office:value="44.885424999999998" table:style-name="ce1">
            <text:p>44.88542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suprotnim smerovima uz skretanje</text:p>
          </table:table-cell>
          <table:table-cell table:number-columns-repeated="16377"/>
        </table:table-row>
        <table:table-row table:style-name="ro1">
          <table:table-cell office:value-type="float" office:value="1242179" table:style-name="ce1">
            <text:p>1242179</text:p>
          </table:table-cell>
          <table:table-cell office:value-type="string" table:style-name="ce1">
            <text:p>16.01.2019,15:30</text:p>
          </table:table-cell>
          <table:table-cell office:value-type="float" office:value="20.460270000000001" table:style-name="ce1">
            <text:p>20.46027</text:p>
          </table:table-cell>
          <table:table-cell office:value-type="float" office:value="44.81841" table:style-name="ce1">
            <text:p>44.8184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2182" table:style-name="ce1">
            <text:p>1242182</text:p>
          </table:table-cell>
          <table:table-cell office:value-type="string" table:style-name="ce1">
            <text:p>16.01.2019,14:00</text:p>
          </table:table-cell>
          <table:table-cell office:value-type="float" office:value="20.489370000000001" table:style-name="ce1">
            <text:p>20.48937</text:p>
          </table:table-cell>
          <table:table-cell office:value-type="float" office:value="44.81926" table:style-name="ce1">
            <text:p>44.8192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3838" table:style-name="ce1">
            <text:p>1243838</text:p>
          </table:table-cell>
          <table:table-cell office:value-type="string" table:style-name="ce1">
            <text:p>16.01.2019,14:50</text:p>
          </table:table-cell>
          <table:table-cell office:value-type="float" office:value="20.411619000000002" table:style-name="ce1">
            <text:p>20.411619</text:p>
          </table:table-cell>
          <table:table-cell office:value-type="float" office:value="44.761671999999997" table:style-name="ce1">
            <text:p>44.76167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2149" table:style-name="ce1">
            <text:p>1242149</text:p>
          </table:table-cell>
          <table:table-cell office:value-type="string" table:style-name="ce1">
            <text:p>16.01.2019,09:00</text:p>
          </table:table-cell>
          <table:table-cell office:value-type="float" office:value="20.476669999999999" table:style-name="ce1">
            <text:p>20.47667</text:p>
          </table:table-cell>
          <table:table-cell office:value-type="float" office:value="44.785969999999999" table:style-name="ce1">
            <text:p>44.7859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se kreće duž kolovoza u smeru kretanja vozila</text:p>
          </table:table-cell>
          <table:table-cell table:number-columns-repeated="16377"/>
        </table:table-row>
        <table:table-row table:style-name="ro1">
          <table:table-cell office:value-type="float" office:value="1241431" table:style-name="ce1">
            <text:p>1241431</text:p>
          </table:table-cell>
          <table:table-cell office:value-type="string" table:style-name="ce1">
            <text:p>16.01.2019,22:30</text:p>
          </table:table-cell>
          <table:table-cell office:value-type="float" office:value="20.413674" table:style-name="ce1">
            <text:p>20.413674</text:p>
          </table:table-cell>
          <table:table-cell office:value-type="float" office:value="44.741926999999997" table:style-name="ce1">
            <text:p>44.74192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zaustavljen na trotoaru ili biciklističkoj stazi</text:p>
          </table:table-cell>
          <table:table-cell table:number-columns-repeated="16377"/>
        </table:table-row>
        <table:table-row table:style-name="ro1">
          <table:table-cell office:value-type="float" office:value="1242208" table:style-name="ce1">
            <text:p>1242208</text:p>
          </table:table-cell>
          <table:table-cell office:value-type="string" table:style-name="ce1">
            <text:p>16.01.2019,08:40</text:p>
          </table:table-cell>
          <table:table-cell office:value-type="float" office:value="20.397507999999998" table:style-name="ce1">
            <text:p>20.397508</text:p>
          </table:table-cell>
          <table:table-cell office:value-type="float" office:value="44.810133" table:style-name="ce1">
            <text:p>44.81013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– ostale situacije</text:p>
          </table:table-cell>
          <table:table-cell table:number-columns-repeated="16377"/>
        </table:table-row>
        <table:table-row table:style-name="ro1">
          <table:table-cell office:value-type="float" office:value="1242088" table:style-name="ce1">
            <text:p>1242088</text:p>
          </table:table-cell>
          <table:table-cell office:value-type="string" table:style-name="ce1">
            <text:p>16.01.2019,22:30</text:p>
          </table:table-cell>
          <table:table-cell office:value-type="float" office:value="20.46518" table:style-name="ce1">
            <text:p>20.46518</text:p>
          </table:table-cell>
          <table:table-cell office:value-type="float" office:value="44.797663" table:style-name="ce1">
            <text:p>44.79766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u raskrsnici, bez skretanja vozila</text:p>
          </table:table-cell>
          <table:table-cell table:number-columns-repeated="16377"/>
        </table:table-row>
        <table:table-row table:style-name="ro1">
          <table:table-cell office:value-type="float" office:value="1242308" table:style-name="ce1">
            <text:p>1242308</text:p>
          </table:table-cell>
          <table:table-cell office:value-type="string" table:style-name="ce1">
            <text:p>16.01.2019,17:20</text:p>
          </table:table-cell>
          <table:table-cell office:value-type="float" office:value="20.288753" table:style-name="ce1">
            <text:p>20.288753</text:p>
          </table:table-cell>
          <table:table-cell office:value-type="float" office:value="44.817599000000001" table:style-name="ce1">
            <text:p>44.81759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van raskrsnice , bez skretanja vozila</text:p>
          </table:table-cell>
          <table:table-cell table:number-columns-repeated="16377"/>
        </table:table-row>
        <table:table-row table:style-name="ro1">
          <table:table-cell office:value-type="float" office:value="1242144" table:style-name="ce1">
            <text:p>1242144</text:p>
          </table:table-cell>
          <table:table-cell office:value-type="string" table:style-name="ce1">
            <text:p>16.01.2019,18:25</text:p>
          </table:table-cell>
          <table:table-cell office:value-type="float" office:value="20.464158000000001" table:style-name="ce1">
            <text:p>20.464158</text:p>
          </table:table-cell>
          <table:table-cell office:value-type="float" office:value="44.787114000000003" table:style-name="ce1">
            <text:p>44.78711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van raskrsnice , bez skretanja vozila</text:p>
          </table:table-cell>
          <table:table-cell table:number-columns-repeated="16377"/>
        </table:table-row>
        <table:table-row table:style-name="ro1">
          <table:table-cell office:value-type="float" office:value="1242080" table:style-name="ce1">
            <text:p>1242080</text:p>
          </table:table-cell>
          <table:table-cell office:value-type="string" table:style-name="ce1">
            <text:p>16.01.2019,20:00</text:p>
          </table:table-cell>
          <table:table-cell office:value-type="float" office:value="20.411664999999999" table:style-name="ce1">
            <text:p>20.411665</text:p>
          </table:table-cell>
          <table:table-cell office:value-type="float" office:value="44.763710000000003" table:style-name="ce1">
            <text:p>44.7637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sa skretanjem vozila ulevo, u raskrsnici</text:p>
          </table:table-cell>
          <table:table-cell table:number-columns-repeated="16377"/>
        </table:table-row>
        <table:table-row table:style-name="ro1">
          <table:table-cell office:value-type="float" office:value="1242135" table:style-name="ce1">
            <text:p>1242135</text:p>
          </table:table-cell>
          <table:table-cell office:value-type="string" table:style-name="ce1">
            <text:p>16.01.2019,20:00</text:p>
          </table:table-cell>
          <table:table-cell office:value-type="float" office:value="20.455925000000001" table:style-name="ce1">
            <text:p>20.455925</text:p>
          </table:table-cell>
          <table:table-cell office:value-type="float" office:value="44.815786000000003" table:style-name="ce1">
            <text:p>44.81578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sa skretanjem vozila ulevo, u raskrsnici</text:p>
          </table:table-cell>
          <table:table-cell table:number-columns-repeated="16377"/>
        </table:table-row>
        <table:table-row table:style-name="ro1">
          <table:table-cell office:value-type="float" office:value="1242134" table:style-name="ce1">
            <text:p>1242134</text:p>
          </table:table-cell>
          <table:table-cell office:value-type="string" table:style-name="ce1">
            <text:p>16.01.2019,10:00</text:p>
          </table:table-cell>
          <table:table-cell office:value-type="float" office:value="20.377711999999999" table:style-name="ce1">
            <text:p>20.377712</text:p>
          </table:table-cell>
          <table:table-cell office:value-type="float" office:value="44.806342999999998" table:style-name="ce1">
            <text:p>44.80634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2387" table:style-name="ce1">
            <text:p>1242387</text:p>
          </table:table-cell>
          <table:table-cell office:value-type="string" table:style-name="ce1">
            <text:p>16.01.2019,15:30</text:p>
          </table:table-cell>
          <table:table-cell office:value-type="float" office:value="20.475899999999999" table:style-name="ce1">
            <text:p>20.4759</text:p>
          </table:table-cell>
          <table:table-cell office:value-type="float" office:value="44.802599999999998" table:style-name="ce1">
            <text:p>44.802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2584" table:style-name="ce1">
            <text:p>1242584</text:p>
          </table:table-cell>
          <table:table-cell office:value-type="string" table:style-name="ce1">
            <text:p>17.01.2019,15:00</text:p>
          </table:table-cell>
          <table:table-cell office:value-type="float" office:value="20.458403000000001" table:style-name="ce1">
            <text:p>20.458403</text:p>
          </table:table-cell>
          <table:table-cell office:value-type="float" office:value="44.829583999999997" table:style-name="ce1">
            <text:p>44.82958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polukružno okretanje ispred drugog vozila</text:p>
          </table:table-cell>
          <table:table-cell table:number-columns-repeated="16377"/>
        </table:table-row>
        <table:table-row table:style-name="ro1">
          <table:table-cell office:value-type="float" office:value="1242116" table:style-name="ce1">
            <text:p>1242116</text:p>
          </table:table-cell>
          <table:table-cell office:value-type="string" table:style-name="ce1">
            <text:p>17.01.2019,10:00</text:p>
          </table:table-cell>
          <table:table-cell office:value-type="float" office:value="20.412572000000001" table:style-name="ce1">
            <text:p>20.412572</text:p>
          </table:table-cell>
          <table:table-cell office:value-type="float" office:value="44.831367" table:style-name="ce1">
            <text:p>44.83136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2163" table:style-name="ce1">
            <text:p>1242163</text:p>
          </table:table-cell>
          <table:table-cell office:value-type="string" table:style-name="ce1">
            <text:p>17.01.2019,20:30</text:p>
          </table:table-cell>
          <table:table-cell office:value-type="float" office:value="20.448848999999999" table:style-name="ce1">
            <text:p>20.448849</text:p>
          </table:table-cell>
          <table:table-cell office:value-type="float" office:value="44.798799000000002" table:style-name="ce1">
            <text:p>44.79879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3841" table:style-name="ce1">
            <text:p>1243841</text:p>
          </table:table-cell>
          <table:table-cell office:value-type="string" table:style-name="ce1">
            <text:p>17.01.2019,19:00</text:p>
          </table:table-cell>
          <table:table-cell office:value-type="float" office:value="20.384253999999999" table:style-name="ce1">
            <text:p>20.384254</text:p>
          </table:table-cell>
          <table:table-cell office:value-type="float" office:value="44.840812" table:style-name="ce1">
            <text:p>44.84081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2197" table:style-name="ce1">
            <text:p>1242197</text:p>
          </table:table-cell>
          <table:table-cell office:value-type="string" table:style-name="ce1">
            <text:p>17.01.2019,09:15</text:p>
          </table:table-cell>
          <table:table-cell office:value-type="float" office:value="20.475073999999999" table:style-name="ce1">
            <text:p>20.475074</text:p>
          </table:table-cell>
          <table:table-cell office:value-type="float" office:value="44.819485" table:style-name="ce1">
            <text:p>44.81948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2337" table:style-name="ce1">
            <text:p>1242337</text:p>
          </table:table-cell>
          <table:table-cell office:value-type="string" table:style-name="ce1">
            <text:p>17.01.2019,09:00</text:p>
          </table:table-cell>
          <table:table-cell office:value-type="float" office:value="20.215859999999999" table:style-name="ce1">
            <text:p>20.21586</text:p>
          </table:table-cell>
          <table:table-cell office:value-type="float" office:value="44.837000000000003" table:style-name="ce1">
            <text:p>44.83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2143" table:style-name="ce1">
            <text:p>1242143</text:p>
          </table:table-cell>
          <table:table-cell office:value-type="string" table:style-name="ce1">
            <text:p>17.01.2019,11:35</text:p>
          </table:table-cell>
          <table:table-cell office:value-type="float" office:value="20.371247" table:style-name="ce1">
            <text:p>20.371247</text:p>
          </table:table-cell>
          <table:table-cell office:value-type="float" office:value="44.797719999999998" table:style-name="ce1">
            <text:p>44.7977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2169" table:style-name="ce1">
            <text:p>1242169</text:p>
          </table:table-cell>
          <table:table-cell office:value-type="string" table:style-name="ce1">
            <text:p>17.01.2019,17:50</text:p>
          </table:table-cell>
          <table:table-cell office:value-type="float" office:value="20.421548999999999" table:style-name="ce1">
            <text:p>20.421549</text:p>
          </table:table-cell>
          <table:table-cell office:value-type="float" office:value="44.731468999999997" table:style-name="ce1">
            <text:p>44.73146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2108" table:style-name="ce1">
            <text:p>1242108</text:p>
          </table:table-cell>
          <table:table-cell office:value-type="string" table:style-name="ce1">
            <text:p>17.01.2019,07:10</text:p>
          </table:table-cell>
          <table:table-cell office:value-type="float" office:value="20.488019999999999" table:style-name="ce1">
            <text:p>20.48802</text:p>
          </table:table-cell>
          <table:table-cell office:value-type="float" office:value="44.762090000000001" table:style-name="ce1">
            <text:p>44.7620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2305" table:style-name="ce1">
            <text:p>1242305</text:p>
          </table:table-cell>
          <table:table-cell office:value-type="string" table:style-name="ce1">
            <text:p>17.01.2019,01:25</text:p>
          </table:table-cell>
          <table:table-cell office:value-type="float" office:value="20.378423000000002" table:style-name="ce1">
            <text:p>20.378423</text:p>
          </table:table-cell>
          <table:table-cell office:value-type="float" office:value="44.842919000000002" table:style-name="ce1">
            <text:p>44.84291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2380" table:style-name="ce1">
            <text:p>1242380</text:p>
          </table:table-cell>
          <table:table-cell office:value-type="string" table:style-name="ce1">
            <text:p>17.01.2019,17:00</text:p>
          </table:table-cell>
          <table:table-cell office:value-type="float" office:value="20.428080000000001" table:style-name="ce1">
            <text:p>20.42808</text:p>
          </table:table-cell>
          <table:table-cell office:value-type="float" office:value="44.817450000000001" table:style-name="ce1">
            <text:p>44.8174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2172" table:style-name="ce1">
            <text:p>1242172</text:p>
          </table:table-cell>
          <table:table-cell office:value-type="string" table:style-name="ce1">
            <text:p>17.01.2019,18:30</text:p>
          </table:table-cell>
          <table:table-cell office:value-type="float" office:value="20.36721" table:style-name="ce1">
            <text:p>20.36721</text:p>
          </table:table-cell>
          <table:table-cell office:value-type="float" office:value="44.811039999999998" table:style-name="ce1">
            <text:p>44.8110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2117" table:style-name="ce1">
            <text:p>1242117</text:p>
          </table:table-cell>
          <table:table-cell office:value-type="string" table:style-name="ce1">
            <text:p>17.01.2019,10:00</text:p>
          </table:table-cell>
          <table:table-cell office:value-type="float" office:value="20.482410000000002" table:style-name="ce1">
            <text:p>20.48241</text:p>
          </table:table-cell>
          <table:table-cell office:value-type="float" office:value="44.785429999999998" table:style-name="ce1">
            <text:p>44.7854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2379" table:style-name="ce1">
            <text:p>1242379</text:p>
          </table:table-cell>
          <table:table-cell office:value-type="string" table:style-name="ce1">
            <text:p>17.01.2019,11:00</text:p>
          </table:table-cell>
          <table:table-cell office:value-type="float" office:value="20.465972000000001" table:style-name="ce1">
            <text:p>20.465972</text:p>
          </table:table-cell>
          <table:table-cell office:value-type="float" office:value="44.787937999999997" table:style-name="ce1">
            <text:p>44.78793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2527" table:style-name="ce1">
            <text:p>1242527</text:p>
          </table:table-cell>
          <table:table-cell office:value-type="string" table:style-name="ce1">
            <text:p>17.01.2019,18:20</text:p>
          </table:table-cell>
          <table:table-cell office:value-type="float" office:value="20.453997999999999" table:style-name="ce1">
            <text:p>20.453998</text:p>
          </table:table-cell>
          <table:table-cell office:value-type="float" office:value="44.905495000000002" table:style-name="ce1">
            <text:p>44.90549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2171" table:style-name="ce1">
            <text:p>1242171</text:p>
          </table:table-cell>
          <table:table-cell office:value-type="string" table:style-name="ce1">
            <text:p>17.01.2019,19:20</text:p>
          </table:table-cell>
          <table:table-cell office:value-type="float" office:value="20.500588" table:style-name="ce1">
            <text:p>20.500588</text:p>
          </table:table-cell>
          <table:table-cell office:value-type="float" office:value="44.717467999999997" table:style-name="ce1">
            <text:p>44.71746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2175" table:style-name="ce1">
            <text:p>1242175</text:p>
          </table:table-cell>
          <table:table-cell office:value-type="string" table:style-name="ce1">
            <text:p>17.01.2019,22:40</text:p>
          </table:table-cell>
          <table:table-cell office:value-type="float" office:value="20.466066999999999" table:style-name="ce1">
            <text:p>20.466067</text:p>
          </table:table-cell>
          <table:table-cell office:value-type="float" office:value="44.787404000000002" table:style-name="ce1">
            <text:p>44.78740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2170" table:style-name="ce1">
            <text:p>1242170</text:p>
          </table:table-cell>
          <table:table-cell office:value-type="string" table:style-name="ce1">
            <text:p>17.01.2019,20:54</text:p>
          </table:table-cell>
          <table:table-cell office:value-type="float" office:value="20.454867" table:style-name="ce1">
            <text:p>20.454867</text:p>
          </table:table-cell>
          <table:table-cell office:value-type="float" office:value="44.801212" table:style-name="ce1">
            <text:p>44.80121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2180" table:style-name="ce1">
            <text:p>1242180</text:p>
          </table:table-cell>
          <table:table-cell office:value-type="string" table:style-name="ce1">
            <text:p>17.01.2019,18:00</text:p>
          </table:table-cell>
          <table:table-cell office:value-type="float" office:value="20.473827" table:style-name="ce1">
            <text:p>20.473827</text:p>
          </table:table-cell>
          <table:table-cell office:value-type="float" office:value="44.761656000000002" table:style-name="ce1">
            <text:p>44.76165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sleva</text:p>
          </table:table-cell>
          <table:table-cell table:number-columns-repeated="16377"/>
        </table:table-row>
        <table:table-row table:style-name="ro1">
          <table:table-cell office:value-type="float" office:value="1242125" table:style-name="ce1">
            <text:p>1242125</text:p>
          </table:table-cell>
          <table:table-cell office:value-type="string" table:style-name="ce1">
            <text:p>17.01.2019,14:00</text:p>
          </table:table-cell>
          <table:table-cell office:value-type="float" office:value="20.43214" table:style-name="ce1">
            <text:p>20.43214</text:p>
          </table:table-cell>
          <table:table-cell office:value-type="float" office:value="44.794089999999997" table:style-name="ce1">
            <text:p>44.7940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2186" table:style-name="ce1">
            <text:p>1242186</text:p>
          </table:table-cell>
          <table:table-cell office:value-type="string" table:style-name="ce1">
            <text:p>17.01.2019,22:00</text:p>
          </table:table-cell>
          <table:table-cell office:value-type="float" office:value="20.538056000000001" table:style-name="ce1">
            <text:p>20.538056</text:p>
          </table:table-cell>
          <table:table-cell office:value-type="float" office:value="44.718699999999998" table:style-name="ce1">
            <text:p>44.718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188" table:style-name="ce1">
            <text:p>1242188</text:p>
          </table:table-cell>
          <table:table-cell office:value-type="string" table:style-name="ce1">
            <text:p>17.01.2019,13:50</text:p>
          </table:table-cell>
          <table:table-cell office:value-type="float" office:value="20.495725" table:style-name="ce1">
            <text:p>20.495725</text:p>
          </table:table-cell>
          <table:table-cell office:value-type="float" office:value="44.793067000000001" table:style-name="ce1">
            <text:p>44.79306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110" table:style-name="ce1">
            <text:p>1242110</text:p>
          </table:table-cell>
          <table:table-cell office:value-type="string" table:style-name="ce1">
            <text:p>17.01.2019,06:45</text:p>
          </table:table-cell>
          <table:table-cell office:value-type="float" office:value="20.232330000000001" table:style-name="ce1">
            <text:p>20.23233</text:p>
          </table:table-cell>
          <table:table-cell office:value-type="float" office:value="44.72137" table:style-name="ce1">
            <text:p>44.7213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255" table:style-name="ce1">
            <text:p>1242255</text:p>
          </table:table-cell>
          <table:table-cell office:value-type="string" table:style-name="ce1">
            <text:p>17.01.2019,15:30</text:p>
          </table:table-cell>
          <table:table-cell office:value-type="float" office:value="20.612300000000001" table:style-name="ce1">
            <text:p>20.6123</text:p>
          </table:table-cell>
          <table:table-cell office:value-type="float" office:value="44.664569999999998" table:style-name="ce1">
            <text:p>44.6645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529" table:style-name="ce1">
            <text:p>1242529</text:p>
          </table:table-cell>
          <table:table-cell office:value-type="string" table:style-name="ce1">
            <text:p>17.01.2019,14:15</text:p>
          </table:table-cell>
          <table:table-cell office:value-type="float" office:value="20.446535999999998" table:style-name="ce1">
            <text:p>20.446536</text:p>
          </table:table-cell>
          <table:table-cell office:value-type="float" office:value="44.79759" table:style-name="ce1">
            <text:p>44.7975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293" table:style-name="ce1">
            <text:p>1242293</text:p>
          </table:table-cell>
          <table:table-cell office:value-type="string" table:style-name="ce1">
            <text:p>17.01.2019,21:10</text:p>
          </table:table-cell>
          <table:table-cell office:value-type="float" office:value="20.481870000000001" table:style-name="ce1">
            <text:p>20.48187</text:p>
          </table:table-cell>
          <table:table-cell office:value-type="float" office:value="44.784061999999999" table:style-name="ce1">
            <text:p>44.78406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125" table:style-name="ce1">
            <text:p>1243125</text:p>
          </table:table-cell>
          <table:table-cell office:value-type="string" table:style-name="ce1">
            <text:p>17.01.2019,07:50</text:p>
          </table:table-cell>
          <table:table-cell office:value-type="float" office:value="20.46677" table:style-name="ce1">
            <text:p>20.46677</text:p>
          </table:table-cell>
          <table:table-cell office:value-type="float" office:value="44.802979999999998" table:style-name="ce1">
            <text:p>44.8029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526" table:style-name="ce1">
            <text:p>1242526</text:p>
          </table:table-cell>
          <table:table-cell office:value-type="string" table:style-name="ce1">
            <text:p>17.01.2019,16:05</text:p>
          </table:table-cell>
          <table:table-cell office:value-type="float" office:value="20.303996999999999" table:style-name="ce1">
            <text:p>20.303997</text:p>
          </table:table-cell>
          <table:table-cell office:value-type="float" office:value="44.903882000000003" table:style-name="ce1">
            <text:p>44.90388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251" table:style-name="ce1">
            <text:p>1242251</text:p>
          </table:table-cell>
          <table:table-cell office:value-type="string" table:style-name="ce1">
            <text:p>17.01.2019,14:00</text:p>
          </table:table-cell>
          <table:table-cell office:value-type="float" office:value="20.233889999999999" table:style-name="ce1">
            <text:p>20.23389</text:p>
          </table:table-cell>
          <table:table-cell office:value-type="float" office:value="44.649700000000003" table:style-name="ce1">
            <text:p>44.649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160" table:style-name="ce1">
            <text:p>1242160</text:p>
          </table:table-cell>
          <table:table-cell office:value-type="string" table:style-name="ce1">
            <text:p>17.01.2019,19:55</text:p>
          </table:table-cell>
          <table:table-cell office:value-type="float" office:value="20.429076999999999" table:style-name="ce1">
            <text:p>20.429077</text:p>
          </table:table-cell>
          <table:table-cell office:value-type="float" office:value="44.808633999999998" table:style-name="ce1">
            <text:p>44.80863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115" table:style-name="ce1">
            <text:p>1242115</text:p>
          </table:table-cell>
          <table:table-cell office:value-type="string" table:style-name="ce1">
            <text:p>17.01.2019,08:00</text:p>
          </table:table-cell>
          <table:table-cell office:value-type="float" office:value="20.473953999999999" table:style-name="ce1">
            <text:p>20.473954</text:p>
          </table:table-cell>
          <table:table-cell office:value-type="float" office:value="44.819544" table:style-name="ce1">
            <text:p>44.81954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185" table:style-name="ce1">
            <text:p>1242185</text:p>
          </table:table-cell>
          <table:table-cell office:value-type="string" table:style-name="ce1">
            <text:p>17.01.2019,20:45</text:p>
          </table:table-cell>
          <table:table-cell office:value-type="float" office:value="20.46489" table:style-name="ce1">
            <text:p>20.46489</text:p>
          </table:table-cell>
          <table:table-cell office:value-type="float" office:value="44.787799999999997" table:style-name="ce1">
            <text:p>44.787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2139" table:style-name="ce1">
            <text:p>1242139</text:p>
          </table:table-cell>
          <table:table-cell office:value-type="string" table:style-name="ce1">
            <text:p>17.01.2019,15:00</text:p>
          </table:table-cell>
          <table:table-cell office:value-type="float" office:value="20.419082" table:style-name="ce1">
            <text:p>20.419082</text:p>
          </table:table-cell>
          <table:table-cell office:value-type="float" office:value="44.807644000000003" table:style-name="ce1">
            <text:p>44.80764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3354" table:style-name="ce1">
            <text:p>1243354</text:p>
          </table:table-cell>
          <table:table-cell office:value-type="string" table:style-name="ce1">
            <text:p>17.01.2019,18:00</text:p>
          </table:table-cell>
          <table:table-cell office:value-type="float" office:value="20.69434" table:style-name="ce1">
            <text:p>20.69434</text:p>
          </table:table-cell>
          <table:table-cell office:value-type="float" office:value="44.438540000000003" table:style-name="ce1">
            <text:p>44.4385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3120" table:style-name="ce1">
            <text:p>1243120</text:p>
          </table:table-cell>
          <table:table-cell office:value-type="string" table:style-name="ce1">
            <text:p>17.01.2019,09:50</text:p>
          </table:table-cell>
          <table:table-cell office:value-type="float" office:value="20.457573" table:style-name="ce1">
            <text:p>20.457573</text:p>
          </table:table-cell>
          <table:table-cell office:value-type="float" office:value="44.815635999999998" table:style-name="ce1">
            <text:p>44.81563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bez prepreka na kolovozu na nepoznat, nespecificiran način</text:p>
          </table:table-cell>
          <table:table-cell table:number-columns-repeated="16377"/>
        </table:table-row>
        <table:table-row table:style-name="ro1">
          <table:table-cell office:value-type="float" office:value="1242192" table:style-name="ce1">
            <text:p>1242192</text:p>
          </table:table-cell>
          <table:table-cell office:value-type="string" table:style-name="ce1">
            <text:p>17.01.2019,12:30</text:p>
          </table:table-cell>
          <table:table-cell office:value-type="float" office:value="20.304549000000002" table:style-name="ce1">
            <text:p>20.304549</text:p>
          </table:table-cell>
          <table:table-cell office:value-type="float" office:value="44.905639999999998" table:style-name="ce1">
            <text:p>44.9056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i prevrtanjem</text:p>
          </table:table-cell>
          <table:table-cell table:number-columns-repeated="16377"/>
        </table:table-row>
        <table:table-row table:style-name="ro1">
          <table:table-cell office:value-type="float" office:value="1242312" table:style-name="ce1">
            <text:p>1242312</text:p>
          </table:table-cell>
          <table:table-cell office:value-type="string" table:style-name="ce1">
            <text:p>17.01.2019,21:00</text:p>
          </table:table-cell>
          <table:table-cell office:value-type="float" office:value="20.681809999999999" table:style-name="ce1">
            <text:p>20.68181</text:p>
          </table:table-cell>
          <table:table-cell office:value-type="float" office:value="44.692549999999997" table:style-name="ce1">
            <text:p>44.6925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2393" table:style-name="ce1">
            <text:p>1242393</text:p>
          </table:table-cell>
          <table:table-cell office:value-type="string" table:style-name="ce1">
            <text:p>17.01.2019,07:20</text:p>
          </table:table-cell>
          <table:table-cell office:value-type="float" office:value="20.424671" table:style-name="ce1">
            <text:p>20.424671</text:p>
          </table:table-cell>
          <table:table-cell office:value-type="float" office:value="44.801648" table:style-name="ce1">
            <text:p>44.80164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2181" table:style-name="ce1">
            <text:p>1242181</text:p>
          </table:table-cell>
          <table:table-cell office:value-type="string" table:style-name="ce1">
            <text:p>17.01.2019,21:00</text:p>
          </table:table-cell>
          <table:table-cell office:value-type="float" office:value="20.523150000000001" table:style-name="ce1">
            <text:p>20.52315</text:p>
          </table:table-cell>
          <table:table-cell office:value-type="float" office:value="44.764094999999998" table:style-name="ce1">
            <text:p>44.76409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7168" table:style-name="ce1">
            <text:p>1247168</text:p>
          </table:table-cell>
          <table:table-cell office:value-type="string" table:style-name="ce1">
            <text:p>17.01.2019,13:30</text:p>
          </table:table-cell>
          <table:table-cell office:value-type="float" office:value="20.368670000000002" table:style-name="ce1">
            <text:p>20.36867</text:p>
          </table:table-cell>
          <table:table-cell office:value-type="float" office:value="44.810741999999998" table:style-name="ce1">
            <text:p>44.81074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2307" table:style-name="ce1">
            <text:p>1242307</text:p>
          </table:table-cell>
          <table:table-cell office:value-type="string" table:style-name="ce1">
            <text:p>17.01.2019,03:20</text:p>
          </table:table-cell>
          <table:table-cell office:value-type="float" office:value="20.468554999999999" table:style-name="ce1">
            <text:p>20.468555</text:p>
          </table:table-cell>
          <table:table-cell office:value-type="float" office:value="44.787073999999997" table:style-name="ce1">
            <text:p>44.78707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42660" table:style-name="ce1">
            <text:p>1242660</text:p>
          </table:table-cell>
          <table:table-cell office:value-type="string" table:style-name="ce1">
            <text:p>17.01.2019,22:30</text:p>
          </table:table-cell>
          <table:table-cell office:value-type="float" office:value="20.501888000000001" table:style-name="ce1">
            <text:p>20.501888</text:p>
          </table:table-cell>
          <table:table-cell office:value-type="float" office:value="44.696153000000002" table:style-name="ce1">
            <text:p>44.69615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3231" table:style-name="ce1">
            <text:p>1243231</text:p>
          </table:table-cell>
          <table:table-cell office:value-type="string" table:style-name="ce1">
            <text:p>17.01.2019,22:20</text:p>
          </table:table-cell>
          <table:table-cell office:value-type="float" office:value="20.501888000000001" table:style-name="ce1">
            <text:p>20.501888</text:p>
          </table:table-cell>
          <table:table-cell office:value-type="float" office:value="44.696153000000002" table:style-name="ce1">
            <text:p>44.69615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3117" table:style-name="ce1">
            <text:p>1243117</text:p>
          </table:table-cell>
          <table:table-cell office:value-type="string" table:style-name="ce1">
            <text:p>17.01.2019,15:20</text:p>
          </table:table-cell>
          <table:table-cell office:value-type="float" office:value="20.415379999999999" table:style-name="ce1">
            <text:p>20.41538</text:p>
          </table:table-cell>
          <table:table-cell office:value-type="float" office:value="44.783200000000001" table:style-name="ce1">
            <text:p>44.783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suprotnim smerovima uz skretanje</text:p>
          </table:table-cell>
          <table:table-cell table:number-columns-repeated="16377"/>
        </table:table-row>
        <table:table-row table:style-name="ro1">
          <table:table-cell office:value-type="float" office:value="1241355" table:style-name="ce1">
            <text:p>1241355</text:p>
          </table:table-cell>
          <table:table-cell office:value-type="string" table:style-name="ce1">
            <text:p>17.01.2019,09:00</text:p>
          </table:table-cell>
          <table:table-cell office:value-type="float" office:value="20.442701" table:style-name="ce1">
            <text:p>20.442701</text:p>
          </table:table-cell>
          <table:table-cell office:value-type="float" office:value="44.795437999999997" table:style-name="ce1">
            <text:p>44.79543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2109" table:style-name="ce1">
            <text:p>1242109</text:p>
          </table:table-cell>
          <table:table-cell office:value-type="string" table:style-name="ce1">
            <text:p>17.01.2019,08:20</text:p>
          </table:table-cell>
          <table:table-cell office:value-type="float" office:value="20.485990000000001" table:style-name="ce1">
            <text:p>20.48599</text:p>
          </table:table-cell>
          <table:table-cell office:value-type="float" office:value="44.776130000000002" table:style-name="ce1">
            <text:p>44.7761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3137" table:style-name="ce1">
            <text:p>1243137</text:p>
          </table:table-cell>
          <table:table-cell office:value-type="string" table:style-name="ce1">
            <text:p>17.01.2019,09:00</text:p>
          </table:table-cell>
          <table:table-cell office:value-type="float" office:value="20.49924" table:style-name="ce1">
            <text:p>20.49924</text:p>
          </table:table-cell>
          <table:table-cell office:value-type="float" office:value="44.750610000000002" table:style-name="ce1">
            <text:p>44.7506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3844" table:style-name="ce1">
            <text:p>1243844</text:p>
          </table:table-cell>
          <table:table-cell office:value-type="string" table:style-name="ce1">
            <text:p>17.01.2019,18:00</text:p>
          </table:table-cell>
          <table:table-cell office:value-type="float" office:value="20.520040000000002" table:style-name="ce1">
            <text:p>20.52004</text:p>
          </table:table-cell>
          <table:table-cell office:value-type="float" office:value="44.813774000000002" table:style-name="ce1">
            <text:p>44.81377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2118" table:style-name="ce1">
            <text:p>1242118</text:p>
          </table:table-cell>
          <table:table-cell office:value-type="string" table:style-name="ce1">
            <text:p>17.01.2019,07:57</text:p>
          </table:table-cell>
          <table:table-cell office:value-type="float" office:value="20.453679999999999" table:style-name="ce1">
            <text:p>20.45368</text:p>
          </table:table-cell>
          <table:table-cell office:value-type="float" office:value="44.810479999999998" table:style-name="ce1">
            <text:p>44.8104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– ostale situacije</text:p>
          </table:table-cell>
          <table:table-cell table:number-columns-repeated="16377"/>
        </table:table-row>
        <table:table-row table:style-name="ro1">
          <table:table-cell office:value-type="float" office:value="1242290" table:style-name="ce1">
            <text:p>1242290</text:p>
          </table:table-cell>
          <table:table-cell office:value-type="string" table:style-name="ce1">
            <text:p>17.01.2019,18:20</text:p>
          </table:table-cell>
          <table:table-cell office:value-type="float" office:value="20.475562" table:style-name="ce1">
            <text:p>20.475562</text:p>
          </table:table-cell>
          <table:table-cell office:value-type="float" office:value="44.809660000000001" table:style-name="ce1">
            <text:p>44.8096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sa skretanjem vozila udesno, u raskrsnici</text:p>
          </table:table-cell>
          <table:table-cell table:number-columns-repeated="16377"/>
        </table:table-row>
        <table:table-row table:style-name="ro1">
          <table:table-cell office:value-type="float" office:value="1242295" table:style-name="ce1">
            <text:p>1242295</text:p>
          </table:table-cell>
          <table:table-cell office:value-type="string" table:style-name="ce1">
            <text:p>17.01.2019,03:30</text:p>
          </table:table-cell>
          <table:table-cell office:value-type="float" office:value="20.450147000000001" table:style-name="ce1">
            <text:p>20.450147</text:p>
          </table:table-cell>
          <table:table-cell office:value-type="float" office:value="44.798451" table:style-name="ce1">
            <text:p>44.79845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van raskrsnice , bez skretanja vozila</text:p>
          </table:table-cell>
          <table:table-cell table:number-columns-repeated="16377"/>
        </table:table-row>
        <table:table-row table:style-name="ro1">
          <table:table-cell office:value-type="float" office:value="1242159" table:style-name="ce1">
            <text:p>1242159</text:p>
          </table:table-cell>
          <table:table-cell office:value-type="string" table:style-name="ce1">
            <text:p>17.01.2019,16:55</text:p>
          </table:table-cell>
          <table:table-cell office:value-type="float" office:value="20.510539999999999" table:style-name="ce1">
            <text:p>20.51054</text:p>
          </table:table-cell>
          <table:table-cell office:value-type="float" office:value="44.884459999999997" table:style-name="ce1">
            <text:p>44.88446</text:p>
          </table:table-cell>
          <table:table-cell office:value-type="string" table:style-name="ce1">
            <text:p>Sa poginul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van raskrsnice , bez skretanja vozila</text:p>
          </table:table-cell>
          <table:table-cell table:number-columns-repeated="16377"/>
        </table:table-row>
        <table:table-row table:style-name="ro1">
          <table:table-cell office:value-type="float" office:value="1242130" table:style-name="ce1">
            <text:p>1242130</text:p>
          </table:table-cell>
          <table:table-cell office:value-type="string" table:style-name="ce1">
            <text:p>17.01.2019,14:15</text:p>
          </table:table-cell>
          <table:table-cell office:value-type="float" office:value="20.500404" table:style-name="ce1">
            <text:p>20.500404</text:p>
          </table:table-cell>
          <table:table-cell office:value-type="float" office:value="44.767811999999999" table:style-name="ce1">
            <text:p>44.76781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sa skretanjem vozila ulevo, u raskrsnici</text:p>
          </table:table-cell>
          <table:table-cell table:number-columns-repeated="16377"/>
        </table:table-row>
        <table:table-row table:style-name="ro1">
          <table:table-cell office:value-type="float" office:value="1242190" table:style-name="ce1">
            <text:p>1242190</text:p>
          </table:table-cell>
          <table:table-cell office:value-type="string" table:style-name="ce1">
            <text:p>17.01.2019,06:35</text:p>
          </table:table-cell>
          <table:table-cell office:value-type="float" office:value="20.471758000000001" table:style-name="ce1">
            <text:p>20.471758</text:p>
          </table:table-cell>
          <table:table-cell office:value-type="float" office:value="44.788612999999998" table:style-name="ce1">
            <text:p>44.788613</text:p>
          </table:table-cell>
          <table:table-cell office:value-type="string" table:style-name="ce1">
            <text:p>Sa poginul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42127" table:style-name="ce1">
            <text:p>1242127</text:p>
          </table:table-cell>
          <table:table-cell office:value-type="string" table:style-name="ce1">
            <text:p>17.01.2019,14:10</text:p>
          </table:table-cell>
          <table:table-cell office:value-type="float" office:value="20.509494" table:style-name="ce1">
            <text:p>20.509494</text:p>
          </table:table-cell>
          <table:table-cell office:value-type="float" office:value="44.795349999999999" table:style-name="ce1">
            <text:p>44.7953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42332" table:style-name="ce1">
            <text:p>1242332</text:p>
          </table:table-cell>
          <table:table-cell office:value-type="string" table:style-name="ce1">
            <text:p>17.01.2019,11:30</text:p>
          </table:table-cell>
          <table:table-cell office:value-type="float" office:value="20.485997000000001" table:style-name="ce1">
            <text:p>20.485997</text:p>
          </table:table-cell>
          <table:table-cell office:value-type="float" office:value="44.788981" table:style-name="ce1">
            <text:p>44.78898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118" table:style-name="ce1">
            <text:p>1243118</text:p>
          </table:table-cell>
          <table:table-cell office:value-type="string" table:style-name="ce1">
            <text:p>17.01.2019,14:20</text:p>
          </table:table-cell>
          <table:table-cell office:value-type="float" office:value="20.462879999999998" table:style-name="ce1">
            <text:p>20.46288</text:p>
          </table:table-cell>
          <table:table-cell office:value-type="float" office:value="44.783380000000001" table:style-name="ce1">
            <text:p>44.7833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967" table:style-name="ce1">
            <text:p>1243967</text:p>
          </table:table-cell>
          <table:table-cell office:value-type="string" table:style-name="ce1">
            <text:p>17.01.2019,06:45</text:p>
          </table:table-cell>
          <table:table-cell office:value-type="float" office:value="20.45721" table:style-name="ce1">
            <text:p>20.45721</text:p>
          </table:table-cell>
          <table:table-cell office:value-type="float" office:value="44.80245" table:style-name="ce1">
            <text:p>44.8024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2705" table:style-name="ce1">
            <text:p>1242705</text:p>
          </table:table-cell>
          <table:table-cell office:value-type="string" table:style-name="ce1">
            <text:p>17.01.2019,09:45</text:p>
          </table:table-cell>
          <table:table-cell office:value-type="float" office:value="20.472681000000001" table:style-name="ce1">
            <text:p>20.472681</text:p>
          </table:table-cell>
          <table:table-cell office:value-type="float" office:value="44.795762000000003" table:style-name="ce1">
            <text:p>44.79576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2579" table:style-name="ce1">
            <text:p>1242579</text:p>
          </table:table-cell>
          <table:table-cell office:value-type="string" table:style-name="ce1">
            <text:p>17.01.2019,11:15</text:p>
          </table:table-cell>
          <table:table-cell office:value-type="float" office:value="20.532896000000001" table:style-name="ce1">
            <text:p>20.532896</text:p>
          </table:table-cell>
          <table:table-cell office:value-type="float" office:value="44.717438999999999" table:style-name="ce1">
            <text:p>44.71743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2556" table:style-name="ce1">
            <text:p>1242556</text:p>
          </table:table-cell>
          <table:table-cell office:value-type="string" table:style-name="ce1">
            <text:p>18.01.2019,14:00</text:p>
          </table:table-cell>
          <table:table-cell office:value-type="float" office:value="20.44971" table:style-name="ce1">
            <text:p>20.44971</text:p>
          </table:table-cell>
          <table:table-cell office:value-type="float" office:value="44.814915999999997" table:style-name="ce1">
            <text:p>44.81491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2269" table:style-name="ce1">
            <text:p>1242269</text:p>
          </table:table-cell>
          <table:table-cell office:value-type="string" table:style-name="ce1">
            <text:p>18.01.2019,18:00</text:p>
          </table:table-cell>
          <table:table-cell office:value-type="float" office:value="20.478072000000001" table:style-name="ce1">
            <text:p>20.478072</text:p>
          </table:table-cell>
          <table:table-cell office:value-type="float" office:value="44.768541999999997" table:style-name="ce1">
            <text:p>44.76854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122" table:style-name="ce1">
            <text:p>1243122</text:p>
          </table:table-cell>
          <table:table-cell office:value-type="string" table:style-name="ce1">
            <text:p>18.01.2019,15:15</text:p>
          </table:table-cell>
          <table:table-cell office:value-type="float" office:value="20.49606" table:style-name="ce1">
            <text:p>20.49606</text:p>
          </table:table-cell>
          <table:table-cell office:value-type="float" office:value="44.792810000000003" table:style-name="ce1">
            <text:p>44.7928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2340" table:style-name="ce1">
            <text:p>1242340</text:p>
          </table:table-cell>
          <table:table-cell office:value-type="string" table:style-name="ce1">
            <text:p>18.01.2019,16:30</text:p>
          </table:table-cell>
          <table:table-cell office:value-type="float" office:value="20.3977" table:style-name="ce1">
            <text:p>20.3977</text:p>
          </table:table-cell>
          <table:table-cell office:value-type="float" office:value="44.825609999999998" table:style-name="ce1">
            <text:p>44.8256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2334" table:style-name="ce1">
            <text:p>1242334</text:p>
          </table:table-cell>
          <table:table-cell office:value-type="string" table:style-name="ce1">
            <text:p>18.01.2019,14:30</text:p>
          </table:table-cell>
          <table:table-cell office:value-type="float" office:value="20.426552000000001" table:style-name="ce1">
            <text:p>20.426552</text:p>
          </table:table-cell>
          <table:table-cell office:value-type="float" office:value="44.803776999999997" table:style-name="ce1">
            <text:p>44.80377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3043" table:style-name="ce1">
            <text:p>1243043</text:p>
          </table:table-cell>
          <table:table-cell office:value-type="string" table:style-name="ce1">
            <text:p>18.01.2019,18:50</text:p>
          </table:table-cell>
          <table:table-cell office:value-type="float" office:value="20.369019000000002" table:style-name="ce1">
            <text:p>20.369019</text:p>
          </table:table-cell>
          <table:table-cell office:value-type="float" office:value="44.800291000000001" table:style-name="ce1">
            <text:p>44.80029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3019" table:style-name="ce1">
            <text:p>1243019</text:p>
          </table:table-cell>
          <table:table-cell office:value-type="string" table:style-name="ce1">
            <text:p>18.01.2019,13:25</text:p>
          </table:table-cell>
          <table:table-cell office:value-type="float" office:value="20.459638000000002" table:style-name="ce1">
            <text:p>20.459638</text:p>
          </table:table-cell>
          <table:table-cell office:value-type="float" office:value="44.813581999999997" table:style-name="ce1">
            <text:p>44.81358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3128" table:style-name="ce1">
            <text:p>1243128</text:p>
          </table:table-cell>
          <table:table-cell office:value-type="string" table:style-name="ce1">
            <text:p>18.01.2019,06:25</text:p>
          </table:table-cell>
          <table:table-cell office:value-type="float" office:value="20.40962" table:style-name="ce1">
            <text:p>20.40962</text:p>
          </table:table-cell>
          <table:table-cell office:value-type="float" office:value="44.780920000000002" table:style-name="ce1">
            <text:p>44.7809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polukružno okretanje ispred drugog vozila</text:p>
          </table:table-cell>
          <table:table-cell table:number-columns-repeated="16377"/>
        </table:table-row>
        <table:table-row table:style-name="ro1">
          <table:table-cell office:value-type="float" office:value="1242385" table:style-name="ce1">
            <text:p>1242385</text:p>
          </table:table-cell>
          <table:table-cell office:value-type="string" table:style-name="ce1">
            <text:p>18.01.2019,01:00</text:p>
          </table:table-cell>
          <table:table-cell office:value-type="float" office:value="20.462727000000001" table:style-name="ce1">
            <text:p>20.462727</text:p>
          </table:table-cell>
          <table:table-cell office:value-type="float" office:value="44.814359000000003" table:style-name="ce1">
            <text:p>44.81435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2273" table:style-name="ce1">
            <text:p>1242273</text:p>
          </table:table-cell>
          <table:table-cell office:value-type="string" table:style-name="ce1">
            <text:p>18.01.2019,17:40</text:p>
          </table:table-cell>
          <table:table-cell office:value-type="float" office:value="20.508099999999999" table:style-name="ce1">
            <text:p>20.5081</text:p>
          </table:table-cell>
          <table:table-cell office:value-type="float" office:value="44.782499999999999" table:style-name="ce1">
            <text:p>44.782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3052" table:style-name="ce1">
            <text:p>1243052</text:p>
          </table:table-cell>
          <table:table-cell office:value-type="string" table:style-name="ce1">
            <text:p>18.01.2019,16:10</text:p>
          </table:table-cell>
          <table:table-cell office:value-type="float" office:value="20.465197" table:style-name="ce1">
            <text:p>20.465197</text:p>
          </table:table-cell>
          <table:table-cell office:value-type="float" office:value="44.795762000000003" table:style-name="ce1">
            <text:p>44.79576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2362" table:style-name="ce1">
            <text:p>1242362</text:p>
          </table:table-cell>
          <table:table-cell office:value-type="string" table:style-name="ce1">
            <text:p>18.01.2019,07:45</text:p>
          </table:table-cell>
          <table:table-cell office:value-type="float" office:value="20.599606000000001" table:style-name="ce1">
            <text:p>20.599606</text:p>
          </table:table-cell>
          <table:table-cell office:value-type="float" office:value="44.673264000000003" table:style-name="ce1">
            <text:p>44.67326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zdesna</text:p>
          </table:table-cell>
          <table:table-cell table:number-columns-repeated="16377"/>
        </table:table-row>
        <table:table-row table:style-name="ro1">
          <table:table-cell office:value-type="float" office:value="1242464" table:style-name="ce1">
            <text:p>1242464</text:p>
          </table:table-cell>
          <table:table-cell office:value-type="string" table:style-name="ce1">
            <text:p>18.01.2019,17:10</text:p>
          </table:table-cell>
          <table:table-cell office:value-type="float" office:value="20.427982" table:style-name="ce1">
            <text:p>20.427982</text:p>
          </table:table-cell>
          <table:table-cell office:value-type="float" office:value="44.817605" table:style-name="ce1">
            <text:p>44.81760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zdesna</text:p>
          </table:table-cell>
          <table:table-cell table:number-columns-repeated="16377"/>
        </table:table-row>
        <table:table-row table:style-name="ro1">
          <table:table-cell office:value-type="float" office:value="1242287" table:style-name="ce1">
            <text:p>1242287</text:p>
          </table:table-cell>
          <table:table-cell office:value-type="string" table:style-name="ce1">
            <text:p>18.01.2019,21:15</text:p>
          </table:table-cell>
          <table:table-cell office:value-type="float" office:value="20.470590000000001" table:style-name="ce1">
            <text:p>20.47059</text:p>
          </table:table-cell>
          <table:table-cell office:value-type="float" office:value="44.802709999999998" table:style-name="ce1">
            <text:p>44.8027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zdesna</text:p>
          </table:table-cell>
          <table:table-cell table:number-columns-repeated="16377"/>
        </table:table-row>
        <table:table-row table:style-name="ro1">
          <table:table-cell office:value-type="float" office:value="1242217" table:style-name="ce1">
            <text:p>1242217</text:p>
          </table:table-cell>
          <table:table-cell office:value-type="string" table:style-name="ce1">
            <text:p>18.01.2019,11:30</text:p>
          </table:table-cell>
          <table:table-cell office:value-type="float" office:value="20.414912999999999" table:style-name="ce1">
            <text:p>20.414913</text:p>
          </table:table-cell>
          <table:table-cell office:value-type="float" office:value="44.760430999999997" table:style-name="ce1">
            <text:p>44.76043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2272" table:style-name="ce1">
            <text:p>1242272</text:p>
          </table:table-cell>
          <table:table-cell office:value-type="string" table:style-name="ce1">
            <text:p>18.01.2019,16:50</text:p>
          </table:table-cell>
          <table:table-cell office:value-type="float" office:value="20.408909999999999" table:style-name="ce1">
            <text:p>20.40891</text:p>
          </table:table-cell>
          <table:table-cell office:value-type="float" office:value="44.810769999999998" table:style-name="ce1">
            <text:p>44.8107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521" table:style-name="ce1">
            <text:p>1242521</text:p>
          </table:table-cell>
          <table:table-cell office:value-type="string" table:style-name="ce1">
            <text:p>18.01.2019,21:30</text:p>
          </table:table-cell>
          <table:table-cell office:value-type="float" office:value="20.50057" table:style-name="ce1">
            <text:p>20.50057</text:p>
          </table:table-cell>
          <table:table-cell office:value-type="float" office:value="44.785615" table:style-name="ce1">
            <text:p>44.78561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555" table:style-name="ce1">
            <text:p>1242555</text:p>
          </table:table-cell>
          <table:table-cell office:value-type="string" table:style-name="ce1">
            <text:p>18.01.2019,11:30</text:p>
          </table:table-cell>
          <table:table-cell office:value-type="float" office:value="20.289680000000001" table:style-name="ce1">
            <text:p>20.28968</text:p>
          </table:table-cell>
          <table:table-cell office:value-type="float" office:value="44.814489999999999" table:style-name="ce1">
            <text:p>44.8144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329" table:style-name="ce1">
            <text:p>1242329</text:p>
          </table:table-cell>
          <table:table-cell office:value-type="string" table:style-name="ce1">
            <text:p>18.01.2019,16:25</text:p>
          </table:table-cell>
          <table:table-cell office:value-type="float" office:value="20.470122" table:style-name="ce1">
            <text:p>20.470122</text:p>
          </table:table-cell>
          <table:table-cell office:value-type="float" office:value="44.783928000000003" table:style-name="ce1">
            <text:p>44.78392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285" table:style-name="ce1">
            <text:p>1242285</text:p>
          </table:table-cell>
          <table:table-cell office:value-type="string" table:style-name="ce1">
            <text:p>18.01.2019,17:10</text:p>
          </table:table-cell>
          <table:table-cell office:value-type="float" office:value="20.41131" table:style-name="ce1">
            <text:p>20.41131</text:p>
          </table:table-cell>
          <table:table-cell office:value-type="float" office:value="44.820860000000003" table:style-name="ce1">
            <text:p>44.8208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549" table:style-name="ce1">
            <text:p>1242549</text:p>
          </table:table-cell>
          <table:table-cell office:value-type="string" table:style-name="ce1">
            <text:p>18.01.2019,08:00</text:p>
          </table:table-cell>
          <table:table-cell office:value-type="float" office:value="20.415330000000001" table:style-name="ce1">
            <text:p>20.41533</text:p>
          </table:table-cell>
          <table:table-cell office:value-type="float" office:value="44.778460000000003" table:style-name="ce1">
            <text:p>44.7784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756" table:style-name="ce1">
            <text:p>1242756</text:p>
          </table:table-cell>
          <table:table-cell office:value-type="string" table:style-name="ce1">
            <text:p>18.01.2019,17:00</text:p>
          </table:table-cell>
          <table:table-cell office:value-type="float" office:value="20.445522" table:style-name="ce1">
            <text:p>20.445522</text:p>
          </table:table-cell>
          <table:table-cell office:value-type="float" office:value="44.800355000000003" table:style-name="ce1">
            <text:p>44.80035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270" table:style-name="ce1">
            <text:p>1242270</text:p>
          </table:table-cell>
          <table:table-cell office:value-type="string" table:style-name="ce1">
            <text:p>18.01.2019,20:35</text:p>
          </table:table-cell>
          <table:table-cell office:value-type="float" office:value="20.47888" table:style-name="ce1">
            <text:p>20.47888</text:p>
          </table:table-cell>
          <table:table-cell office:value-type="float" office:value="44.791930000000001" table:style-name="ce1">
            <text:p>44.7919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954" table:style-name="ce1">
            <text:p>1243954</text:p>
          </table:table-cell>
          <table:table-cell office:value-type="string" table:style-name="ce1">
            <text:p>18.01.2019,07:45</text:p>
          </table:table-cell>
          <table:table-cell office:value-type="float" office:value="20.397988000000002" table:style-name="ce1">
            <text:p>20.397988</text:p>
          </table:table-cell>
          <table:table-cell office:value-type="float" office:value="44.826518999999998" table:style-name="ce1">
            <text:p>44.82651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217" table:style-name="ce1">
            <text:p>1242217</text:p>
          </table:table-cell>
          <table:table-cell office:value-type="string" table:style-name="ce1">
            <text:p>18.01.2019,11:30</text:p>
          </table:table-cell>
          <table:table-cell office:value-type="float" office:value="20.414912999999999" table:style-name="ce1">
            <text:p>20.414913</text:p>
          </table:table-cell>
          <table:table-cell office:value-type="float" office:value="44.760430999999997" table:style-name="ce1">
            <text:p>44.76043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2646" table:style-name="ce1">
            <text:p>1242646</text:p>
          </table:table-cell>
          <table:table-cell office:value-type="string" table:style-name="ce1">
            <text:p>18.01.2019,23:20</text:p>
          </table:table-cell>
          <table:table-cell office:value-type="float" office:value="20.457433000000002" table:style-name="ce1">
            <text:p>20.457433</text:p>
          </table:table-cell>
          <table:table-cell office:value-type="float" office:value="44.805708000000003" table:style-name="ce1">
            <text:p>44.80570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2460" table:style-name="ce1">
            <text:p>1242460</text:p>
          </table:table-cell>
          <table:table-cell office:value-type="string" table:style-name="ce1">
            <text:p>18.01.2019,21:45</text:p>
          </table:table-cell>
          <table:table-cell office:value-type="float" office:value="20.415813" table:style-name="ce1">
            <text:p>20.415813</text:p>
          </table:table-cell>
          <table:table-cell office:value-type="float" office:value="44.835227000000003" table:style-name="ce1">
            <text:p>44.83522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2550" table:style-name="ce1">
            <text:p>1242550</text:p>
          </table:table-cell>
          <table:table-cell office:value-type="string" table:style-name="ce1">
            <text:p>18.01.2019,09:03</text:p>
          </table:table-cell>
          <table:table-cell office:value-type="float" office:value="20.460991" table:style-name="ce1">
            <text:p>20.460991</text:p>
          </table:table-cell>
          <table:table-cell office:value-type="float" office:value="44.780327" table:style-name="ce1">
            <text:p>44.78032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3979" table:style-name="ce1">
            <text:p>1243979</text:p>
          </table:table-cell>
          <table:table-cell office:value-type="string" table:style-name="ce1">
            <text:p>18.01.2019,11:00</text:p>
          </table:table-cell>
          <table:table-cell office:value-type="float" office:value="20.49635" table:style-name="ce1">
            <text:p>20.49635</text:p>
          </table:table-cell>
          <table:table-cell office:value-type="float" office:value="44.753830000000001" table:style-name="ce1">
            <text:p>44.7538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3233" table:style-name="ce1">
            <text:p>1243233</text:p>
          </table:table-cell>
          <table:table-cell office:value-type="string" table:style-name="ce1">
            <text:p>18.01.2019,21:30</text:p>
          </table:table-cell>
          <table:table-cell office:value-type="float" office:value="20.276893999999999" table:style-name="ce1">
            <text:p>20.276894</text:p>
          </table:table-cell>
          <table:table-cell office:value-type="float" office:value="44.473497999999999" table:style-name="ce1">
            <text:p>44.47349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čeoni sudar</text:p>
          </table:table-cell>
          <table:table-cell table:number-columns-repeated="16377"/>
        </table:table-row>
        <table:table-row table:style-name="ro1">
          <table:table-cell office:value-type="float" office:value="1242350" table:style-name="ce1">
            <text:p>1242350</text:p>
          </table:table-cell>
          <table:table-cell office:value-type="string" table:style-name="ce1">
            <text:p>18.01.2019,12:00</text:p>
          </table:table-cell>
          <table:table-cell office:value-type="float" office:value="20.404478999999998" table:style-name="ce1">
            <text:p>20.404479</text:p>
          </table:table-cell>
          <table:table-cell office:value-type="float" office:value="44.755822999999999" table:style-name="ce1">
            <text:p>44.75582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2278" table:style-name="ce1">
            <text:p>1242278</text:p>
          </table:table-cell>
          <table:table-cell office:value-type="string" table:style-name="ce1">
            <text:p>18.01.2019,22:00</text:p>
          </table:table-cell>
          <table:table-cell office:value-type="float" office:value="20.523140000000001" table:style-name="ce1">
            <text:p>20.52314</text:p>
          </table:table-cell>
          <table:table-cell office:value-type="float" office:value="44.764009999999999" table:style-name="ce1">
            <text:p>44.7640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2389" table:style-name="ce1">
            <text:p>1242389</text:p>
          </table:table-cell>
          <table:table-cell office:value-type="string" table:style-name="ce1">
            <text:p>18.01.2019,17:30</text:p>
          </table:table-cell>
          <table:table-cell office:value-type="float" office:value="20.471716000000001" table:style-name="ce1">
            <text:p>20.471716</text:p>
          </table:table-cell>
          <table:table-cell office:value-type="float" office:value="44.781708999999999" table:style-name="ce1">
            <text:p>44.78170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2259" table:style-name="ce1">
            <text:p>1242259</text:p>
          </table:table-cell>
          <table:table-cell office:value-type="string" table:style-name="ce1">
            <text:p>18.01.2019,17:10</text:p>
          </table:table-cell>
          <table:table-cell office:value-type="float" office:value="20.468985" table:style-name="ce1">
            <text:p>20.468985</text:p>
          </table:table-cell>
          <table:table-cell office:value-type="float" office:value="44.782288000000001" table:style-name="ce1">
            <text:p>44.78228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895" table:style-name="ce1">
            <text:p>1243895</text:p>
          </table:table-cell>
          <table:table-cell office:value-type="string" table:style-name="ce1">
            <text:p>18.01.2019,07:30</text:p>
          </table:table-cell>
          <table:table-cell office:value-type="float" office:value="20.471689999999999" table:style-name="ce1">
            <text:p>20.47169</text:p>
          </table:table-cell>
          <table:table-cell office:value-type="float" office:value="44.781649999999999" table:style-name="ce1">
            <text:p>44.7816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2452" table:style-name="ce1">
            <text:p>1242452</text:p>
          </table:table-cell>
          <table:table-cell office:value-type="string" table:style-name="ce1">
            <text:p>18.01.2019,21:00</text:p>
          </table:table-cell>
          <table:table-cell office:value-type="float" office:value="20.457315000000001" table:style-name="ce1">
            <text:p>20.457315</text:p>
          </table:table-cell>
          <table:table-cell office:value-type="float" office:value="44.815697999999998" table:style-name="ce1">
            <text:p>44.81569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2553" table:style-name="ce1">
            <text:p>1242553</text:p>
          </table:table-cell>
          <table:table-cell office:value-type="string" table:style-name="ce1">
            <text:p>18.01.2019,09:30</text:p>
          </table:table-cell>
          <table:table-cell office:value-type="float" office:value="20.45842" table:style-name="ce1">
            <text:p>20.45842</text:p>
          </table:table-cell>
          <table:table-cell office:value-type="float" office:value="44.800820000000002" table:style-name="ce1">
            <text:p>44.8008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2992" table:style-name="ce1">
            <text:p>1242992</text:p>
          </table:table-cell>
          <table:table-cell office:value-type="string" table:style-name="ce1">
            <text:p>18.01.2019,11:30</text:p>
          </table:table-cell>
          <table:table-cell office:value-type="float" office:value="20.403134000000001" table:style-name="ce1">
            <text:p>20.403134</text:p>
          </table:table-cell>
          <table:table-cell office:value-type="float" office:value="44.811607000000002" table:style-name="ce1">
            <text:p>44.81160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2566" table:style-name="ce1">
            <text:p>1242566</text:p>
          </table:table-cell>
          <table:table-cell office:value-type="string" table:style-name="ce1">
            <text:p>18.01.2019,12:55</text:p>
          </table:table-cell>
          <table:table-cell office:value-type="float" office:value="20.477772000000002" table:style-name="ce1">
            <text:p>20.477772</text:p>
          </table:table-cell>
          <table:table-cell office:value-type="float" office:value="44.817239000000001" table:style-name="ce1">
            <text:p>44.81723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istom smeru uz skretanje</text:p>
          </table:table-cell>
          <table:table-cell table:number-columns-repeated="16377"/>
        </table:table-row>
        <table:table-row table:style-name="ro1">
          <table:table-cell office:value-type="float" office:value="1243778" table:style-name="ce1">
            <text:p>1243778</text:p>
          </table:table-cell>
          <table:table-cell office:value-type="string" table:style-name="ce1">
            <text:p>18.01.2019,07:20</text:p>
          </table:table-cell>
          <table:table-cell office:value-type="float" office:value="20.378269" table:style-name="ce1">
            <text:p>20.378269</text:p>
          </table:table-cell>
          <table:table-cell office:value-type="float" office:value="44.721128999999998" table:style-name="ce1">
            <text:p>44.72112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suprotnim smerovima uz skretanje</text:p>
          </table:table-cell>
          <table:table-cell table:number-columns-repeated="16377"/>
        </table:table-row>
        <table:table-row table:style-name="ro1">
          <table:table-cell office:value-type="float" office:value="1242911" table:style-name="ce1">
            <text:p>1242911</text:p>
          </table:table-cell>
          <table:table-cell office:value-type="string" table:style-name="ce1">
            <text:p>18.01.2019,18:30</text:p>
          </table:table-cell>
          <table:table-cell office:value-type="float" office:value="20.59646" table:style-name="ce1">
            <text:p>20.59646</text:p>
          </table:table-cell>
          <table:table-cell office:value-type="float" office:value="44.671860000000002" table:style-name="ce1">
            <text:p>44.6718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2356" table:style-name="ce1">
            <text:p>1242356</text:p>
          </table:table-cell>
          <table:table-cell office:value-type="string" table:style-name="ce1">
            <text:p>18.01.2019,09:00</text:p>
          </table:table-cell>
          <table:table-cell office:value-type="float" office:value="20.470143" table:style-name="ce1">
            <text:p>20.470143</text:p>
          </table:table-cell>
          <table:table-cell office:value-type="float" office:value="44.800728999999997" table:style-name="ce1">
            <text:p>44.80072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2656" table:style-name="ce1">
            <text:p>1242656</text:p>
          </table:table-cell>
          <table:table-cell office:value-type="string" table:style-name="ce1">
            <text:p>18.01.2019,14:00</text:p>
          </table:table-cell>
          <table:table-cell office:value-type="float" office:value="20.421299999999999" table:style-name="ce1">
            <text:p>20.4213</text:p>
          </table:table-cell>
          <table:table-cell office:value-type="float" office:value="44.811844000000001" table:style-name="ce1">
            <text:p>44.81184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2344" table:style-name="ce1">
            <text:p>1242344</text:p>
          </table:table-cell>
          <table:table-cell office:value-type="string" table:style-name="ce1">
            <text:p>18.01.2019,08:00</text:p>
          </table:table-cell>
          <table:table-cell office:value-type="float" office:value="20.470779" table:style-name="ce1">
            <text:p>20.470779</text:p>
          </table:table-cell>
          <table:table-cell office:value-type="float" office:value="44.815714999999997" table:style-name="ce1">
            <text:p>44.81571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2222" table:style-name="ce1">
            <text:p>1242222</text:p>
          </table:table-cell>
          <table:table-cell office:value-type="string" table:style-name="ce1">
            <text:p>18.01.2019,12:50</text:p>
          </table:table-cell>
          <table:table-cell office:value-type="float" office:value="20.465831999999999" table:style-name="ce1">
            <text:p>20.465832</text:p>
          </table:table-cell>
          <table:table-cell office:value-type="float" office:value="44.788651999999999" table:style-name="ce1">
            <text:p>44.78865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2338" table:style-name="ce1">
            <text:p>1242338</text:p>
          </table:table-cell>
          <table:table-cell office:value-type="string" table:style-name="ce1">
            <text:p>18.01.2019,16:00</text:p>
          </table:table-cell>
          <table:table-cell office:value-type="float" office:value="20.600525000000001" table:style-name="ce1">
            <text:p>20.600525</text:p>
          </table:table-cell>
          <table:table-cell office:value-type="float" office:value="44.746575999999997" table:style-name="ce1">
            <text:p>44.74657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– ostale situacije</text:p>
          </table:table-cell>
          <table:table-cell table:number-columns-repeated="16377"/>
        </table:table-row>
        <table:table-row table:style-name="ro1">
          <table:table-cell office:value-type="float" office:value="1242622" table:style-name="ce1">
            <text:p>1242622</text:p>
          </table:table-cell>
          <table:table-cell office:value-type="string" table:style-name="ce1">
            <text:p>18.01.2019,17:00</text:p>
          </table:table-cell>
          <table:table-cell office:value-type="float" office:value="20.413269" table:style-name="ce1">
            <text:p>20.413269</text:p>
          </table:table-cell>
          <table:table-cell office:value-type="float" office:value="44.842258000000001" table:style-name="ce1">
            <text:p>44.84225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 , u raskrsnici, bez skretanja vozila</text:p>
          </table:table-cell>
          <table:table-cell table:number-columns-repeated="16377"/>
        </table:table-row>
        <table:table-row table:style-name="ro1">
          <table:table-cell office:value-type="float" office:value="1242488" table:style-name="ce1">
            <text:p>1242488</text:p>
          </table:table-cell>
          <table:table-cell office:value-type="string" table:style-name="ce1">
            <text:p>18.01.2019,15:25</text:p>
          </table:table-cell>
          <table:table-cell office:value-type="float" office:value="20.409880999999999" table:style-name="ce1">
            <text:p>20.409881</text:p>
          </table:table-cell>
          <table:table-cell office:value-type="float" office:value="44.845692" table:style-name="ce1">
            <text:p>44.84569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42279" table:style-name="ce1">
            <text:p>1242279</text:p>
          </table:table-cell>
          <table:table-cell office:value-type="string" table:style-name="ce1">
            <text:p>18.01.2019,17:30</text:p>
          </table:table-cell>
          <table:table-cell office:value-type="float" office:value="20.42793" table:style-name="ce1">
            <text:p>20.42793</text:p>
          </table:table-cell>
          <table:table-cell office:value-type="float" office:value="44.813310000000001" table:style-name="ce1">
            <text:p>44.8133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42205" table:style-name="ce1">
            <text:p>1242205</text:p>
          </table:table-cell>
          <table:table-cell office:value-type="string" table:style-name="ce1">
            <text:p>18.01.2019,07:20</text:p>
          </table:table-cell>
          <table:table-cell office:value-type="float" office:value="20.495704" table:style-name="ce1">
            <text:p>20.495704</text:p>
          </table:table-cell>
          <table:table-cell office:value-type="float" office:value="44.800365999999997" table:style-name="ce1">
            <text:p>44.80036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2288" table:style-name="ce1">
            <text:p>1242288</text:p>
          </table:table-cell>
          <table:table-cell office:value-type="string" table:style-name="ce1">
            <text:p>18.01.2019,17:00</text:p>
          </table:table-cell>
          <table:table-cell office:value-type="float" office:value="20.413737000000001" table:style-name="ce1">
            <text:p>20.413737</text:p>
          </table:table-cell>
          <table:table-cell office:value-type="float" office:value="44.839075000000001" table:style-name="ce1">
            <text:p>44.83907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2554" table:style-name="ce1">
            <text:p>1242554</text:p>
          </table:table-cell>
          <table:table-cell office:value-type="string" table:style-name="ce1">
            <text:p>18.01.2019,12:15</text:p>
          </table:table-cell>
          <table:table-cell office:value-type="float" office:value="20.419180000000001" table:style-name="ce1">
            <text:p>20.41918</text:p>
          </table:table-cell>
          <table:table-cell office:value-type="float" office:value="44.81429" table:style-name="ce1">
            <text:p>44.8142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668" table:style-name="ce1">
            <text:p>1243668</text:p>
          </table:table-cell>
          <table:table-cell office:value-type="string" table:style-name="ce1">
            <text:p>18.01.2019,17:55</text:p>
          </table:table-cell>
          <table:table-cell office:value-type="float" office:value="20.421633" table:style-name="ce1">
            <text:p>20.421633</text:p>
          </table:table-cell>
          <table:table-cell office:value-type="float" office:value="44.723201000000003" table:style-name="ce1">
            <text:p>44.72320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669" table:style-name="ce1">
            <text:p>1243669</text:p>
          </table:table-cell>
          <table:table-cell office:value-type="string" table:style-name="ce1">
            <text:p>18.01.2019,22:30</text:p>
          </table:table-cell>
          <table:table-cell office:value-type="float" office:value="20.407378999999999" table:style-name="ce1">
            <text:p>20.407379</text:p>
          </table:table-cell>
          <table:table-cell office:value-type="float" office:value="44.761200000000002" table:style-name="ce1">
            <text:p>44.761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930" table:style-name="ce1">
            <text:p>1243930</text:p>
          </table:table-cell>
          <table:table-cell office:value-type="string" table:style-name="ce1">
            <text:p>18.01.2019,09:00</text:p>
          </table:table-cell>
          <table:table-cell office:value-type="float" office:value="20.411455" table:style-name="ce1">
            <text:p>20.411455</text:p>
          </table:table-cell>
          <table:table-cell office:value-type="float" office:value="44.835908000000003" table:style-name="ce1">
            <text:p>44.83590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934" table:style-name="ce1">
            <text:p>1243934</text:p>
          </table:table-cell>
          <table:table-cell office:value-type="string" table:style-name="ce1">
            <text:p>18.01.2019,08:00</text:p>
          </table:table-cell>
          <table:table-cell office:value-type="float" office:value="20.372744000000001" table:style-name="ce1">
            <text:p>20.372744</text:p>
          </table:table-cell>
          <table:table-cell office:value-type="float" office:value="44.818348" table:style-name="ce1">
            <text:p>44.81834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2247" table:style-name="ce1">
            <text:p>1242247</text:p>
          </table:table-cell>
          <table:table-cell office:value-type="string" table:style-name="ce1">
            <text:p>18.01.2019,14:00</text:p>
          </table:table-cell>
          <table:table-cell office:value-type="float" office:value="20.481425000000002" table:style-name="ce1">
            <text:p>20.481425</text:p>
          </table:table-cell>
          <table:table-cell office:value-type="float" office:value="44.762171000000002" table:style-name="ce1">
            <text:p>44.76217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2552" table:style-name="ce1">
            <text:p>1242552</text:p>
          </table:table-cell>
          <table:table-cell office:value-type="string" table:style-name="ce1">
            <text:p>18.01.2019,10:10</text:p>
          </table:table-cell>
          <table:table-cell office:value-type="float" office:value="20.43045" table:style-name="ce1">
            <text:p>20.43045</text:p>
          </table:table-cell>
          <table:table-cell office:value-type="float" office:value="44.749079999999999" table:style-name="ce1">
            <text:p>44.7490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0837" table:style-name="ce1">
            <text:p>1240837</text:p>
          </table:table-cell>
          <table:table-cell office:value-type="string" table:style-name="ce1">
            <text:p>18.01.2019,08:00</text:p>
          </table:table-cell>
          <table:table-cell office:value-type="float" office:value="20.462745000000002" table:style-name="ce1">
            <text:p>20.462745</text:p>
          </table:table-cell>
          <table:table-cell office:value-type="float" office:value="44.817770000000003" table:style-name="ce1">
            <text:p>44.8177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2602" table:style-name="ce1">
            <text:p>1242602</text:p>
          </table:table-cell>
          <table:table-cell office:value-type="string" table:style-name="ce1">
            <text:p>18.01.2019,15:00</text:p>
          </table:table-cell>
          <table:table-cell office:value-type="float" office:value="20.415828999999999" table:style-name="ce1">
            <text:p>20.415829</text:p>
          </table:table-cell>
          <table:table-cell office:value-type="float" office:value="44.830328000000002" table:style-name="ce1">
            <text:p>44.83032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2710" table:style-name="ce1">
            <text:p>1242710</text:p>
          </table:table-cell>
          <table:table-cell office:value-type="string" table:style-name="ce1">
            <text:p>18.01.2019,13:00</text:p>
          </table:table-cell>
          <table:table-cell office:value-type="float" office:value="20.459675000000001" table:style-name="ce1">
            <text:p>20.459675</text:p>
          </table:table-cell>
          <table:table-cell office:value-type="float" office:value="44.798157000000003" table:style-name="ce1">
            <text:p>44.79815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2235" table:style-name="ce1">
            <text:p>1242235</text:p>
          </table:table-cell>
          <table:table-cell office:value-type="string" table:style-name="ce1">
            <text:p>18.01.2019,11:30</text:p>
          </table:table-cell>
          <table:table-cell office:value-type="float" office:value="20.484110000000001" table:style-name="ce1">
            <text:p>20.48411</text:p>
          </table:table-cell>
          <table:table-cell office:value-type="float" office:value="44.761870999999999" table:style-name="ce1">
            <text:p>44.76187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2417" table:style-name="ce1">
            <text:p>1242417</text:p>
          </table:table-cell>
          <table:table-cell office:value-type="string" table:style-name="ce1">
            <text:p>19.01.2019,13:50</text:p>
          </table:table-cell>
          <table:table-cell office:value-type="float" office:value="20.491871" table:style-name="ce1">
            <text:p>20.491871</text:p>
          </table:table-cell>
          <table:table-cell office:value-type="float" office:value="44.815303999999998" table:style-name="ce1">
            <text:p>44.81530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2623" table:style-name="ce1">
            <text:p>1242623</text:p>
          </table:table-cell>
          <table:table-cell office:value-type="string" table:style-name="ce1">
            <text:p>19.01.2019,22:00</text:p>
          </table:table-cell>
          <table:table-cell office:value-type="float" office:value="20.384423000000002" table:style-name="ce1">
            <text:p>20.384423</text:p>
          </table:table-cell>
          <table:table-cell office:value-type="float" office:value="44.847335999999999" table:style-name="ce1">
            <text:p>44.84733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2419" table:style-name="ce1">
            <text:p>1242419</text:p>
          </table:table-cell>
          <table:table-cell office:value-type="string" table:style-name="ce1">
            <text:p>19.01.2019,10:05</text:p>
          </table:table-cell>
          <table:table-cell office:value-type="float" office:value="20.475093999999999" table:style-name="ce1">
            <text:p>20.475094</text:p>
          </table:table-cell>
          <table:table-cell office:value-type="float" office:value="44.819419000000003" table:style-name="ce1">
            <text:p>44.81941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udar u sustizanju</text:p>
          </table:table-cell>
          <table:table-cell table:number-columns-repeated="16377"/>
        </table:table-row>
        <table:table-row table:style-name="ro1">
          <table:table-cell office:value-type="float" office:value="1242473" table:style-name="ce1">
            <text:p>1242473</text:p>
          </table:table-cell>
          <table:table-cell office:value-type="string" table:style-name="ce1">
            <text:p>19.01.2019,00:30</text:p>
          </table:table-cell>
          <table:table-cell office:value-type="float" office:value="20.29034" table:style-name="ce1">
            <text:p>20.29034</text:p>
          </table:table-cell>
          <table:table-cell office:value-type="float" office:value="44.664050000000003" table:style-name="ce1">
            <text:p>44.6640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2896" table:style-name="ce1">
            <text:p>1242896</text:p>
          </table:table-cell>
          <table:table-cell office:value-type="string" table:style-name="ce1">
            <text:p>19.01.2019,23:30</text:p>
          </table:table-cell>
          <table:table-cell office:value-type="float" office:value="20.673921" table:style-name="ce1">
            <text:p>20.673921</text:p>
          </table:table-cell>
          <table:table-cell office:value-type="float" office:value="44.458638000000001" table:style-name="ce1">
            <text:p>44.45863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2360" table:style-name="ce1">
            <text:p>1242360</text:p>
          </table:table-cell>
          <table:table-cell office:value-type="string" table:style-name="ce1">
            <text:p>19.01.2019,21:05</text:p>
          </table:table-cell>
          <table:table-cell office:value-type="float" office:value="20.53275" table:style-name="ce1">
            <text:p>20.53275</text:p>
          </table:table-cell>
          <table:table-cell office:value-type="float" office:value="44.680843000000003" table:style-name="ce1">
            <text:p>44.68084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2728" table:style-name="ce1">
            <text:p>1242728</text:p>
          </table:table-cell>
          <table:table-cell office:value-type="string" table:style-name="ce1">
            <text:p>19.01.2019,11:30</text:p>
          </table:table-cell>
          <table:table-cell office:value-type="float" office:value="20.377811999999999" table:style-name="ce1">
            <text:p>20.377812</text:p>
          </table:table-cell>
          <table:table-cell office:value-type="float" office:value="44.812638" table:style-name="ce1">
            <text:p>44.81263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2450" table:style-name="ce1">
            <text:p>1242450</text:p>
          </table:table-cell>
          <table:table-cell office:value-type="string" table:style-name="ce1">
            <text:p>19.01.2019,14:15</text:p>
          </table:table-cell>
          <table:table-cell office:value-type="float" office:value="20.240853999999999" table:style-name="ce1">
            <text:p>20.240854</text:p>
          </table:table-cell>
          <table:table-cell office:value-type="float" office:value="44.896050000000002" table:style-name="ce1">
            <text:p>44.8960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3082" table:style-name="ce1">
            <text:p>1243082</text:p>
          </table:table-cell>
          <table:table-cell office:value-type="string" table:style-name="ce1">
            <text:p>19.01.2019,13:40</text:p>
          </table:table-cell>
          <table:table-cell office:value-type="float" office:value="20.545964999999999" table:style-name="ce1">
            <text:p>20.545965</text:p>
          </table:table-cell>
          <table:table-cell office:value-type="float" office:value="44.784897000000001" table:style-name="ce1">
            <text:p>44.78489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2370" table:style-name="ce1">
            <text:p>1242370</text:p>
          </table:table-cell>
          <table:table-cell office:value-type="string" table:style-name="ce1">
            <text:p>19.01.2019,20:30</text:p>
          </table:table-cell>
          <table:table-cell office:value-type="float" office:value="20.490545000000001" table:style-name="ce1">
            <text:p>20.490545</text:p>
          </table:table-cell>
          <table:table-cell office:value-type="float" office:value="44.819142999999997" table:style-name="ce1">
            <text:p>44.81914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zdesna</text:p>
          </table:table-cell>
          <table:table-cell table:number-columns-repeated="16377"/>
        </table:table-row>
        <table:table-row table:style-name="ro1">
          <table:table-cell office:value-type="float" office:value="1242318" table:style-name="ce1">
            <text:p>1242318</text:p>
          </table:table-cell>
          <table:table-cell office:value-type="string" table:style-name="ce1">
            <text:p>19.01.2019,13:30</text:p>
          </table:table-cell>
          <table:table-cell office:value-type="float" office:value="20.453811999999999" table:style-name="ce1">
            <text:p>20.453812</text:p>
          </table:table-cell>
          <table:table-cell office:value-type="float" office:value="44.800336000000001" table:style-name="ce1">
            <text:p>44.80033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320" table:style-name="ce1">
            <text:p>1242320</text:p>
          </table:table-cell>
          <table:table-cell office:value-type="string" table:style-name="ce1">
            <text:p>19.01.2019,12:20</text:p>
          </table:table-cell>
          <table:table-cell office:value-type="float" office:value="20.511949999999999" table:style-name="ce1">
            <text:p>20.51195</text:p>
          </table:table-cell>
          <table:table-cell office:value-type="float" office:value="44.785890000000002" table:style-name="ce1">
            <text:p>44.7858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357" table:style-name="ce1">
            <text:p>1242357</text:p>
          </table:table-cell>
          <table:table-cell office:value-type="string" table:style-name="ce1">
            <text:p>19.01.2019,18:10</text:p>
          </table:table-cell>
          <table:table-cell office:value-type="float" office:value="20.425730000000001" table:style-name="ce1">
            <text:p>20.42573</text:p>
          </table:table-cell>
          <table:table-cell office:value-type="float" office:value="44.744160000000001" table:style-name="ce1">
            <text:p>44.7441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363" table:style-name="ce1">
            <text:p>1242363</text:p>
          </table:table-cell>
          <table:table-cell office:value-type="string" table:style-name="ce1">
            <text:p>19.01.2019,20:30</text:p>
          </table:table-cell>
          <table:table-cell office:value-type="float" office:value="20.501512999999999" table:style-name="ce1">
            <text:p>20.501513</text:p>
          </table:table-cell>
          <table:table-cell office:value-type="float" office:value="44.817706999999999" table:style-name="ce1">
            <text:p>44.81770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414" table:style-name="ce1">
            <text:p>1242414</text:p>
          </table:table-cell>
          <table:table-cell office:value-type="string" table:style-name="ce1">
            <text:p>19.01.2019,10:30</text:p>
          </table:table-cell>
          <table:table-cell office:value-type="float" office:value="20.513279000000001" table:style-name="ce1">
            <text:p>20.513279</text:p>
          </table:table-cell>
          <table:table-cell office:value-type="float" office:value="44.782485000000001" table:style-name="ce1">
            <text:p>44.78248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353" table:style-name="ce1">
            <text:p>1242353</text:p>
          </table:table-cell>
          <table:table-cell office:value-type="string" table:style-name="ce1">
            <text:p>19.01.2019,18:30</text:p>
          </table:table-cell>
          <table:table-cell office:value-type="float" office:value="20.471174000000001" table:style-name="ce1">
            <text:p>20.471174</text:p>
          </table:table-cell>
          <table:table-cell office:value-type="float" office:value="44.802236000000001" table:style-name="ce1">
            <text:p>44.80223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449" table:style-name="ce1">
            <text:p>1242449</text:p>
          </table:table-cell>
          <table:table-cell office:value-type="string" table:style-name="ce1">
            <text:p>19.01.2019,11:00</text:p>
          </table:table-cell>
          <table:table-cell office:value-type="float" office:value="20.513635000000001" table:style-name="ce1">
            <text:p>20.513635</text:p>
          </table:table-cell>
          <table:table-cell office:value-type="float" office:value="44.782558000000002" table:style-name="ce1">
            <text:p>44.78255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971" table:style-name="ce1">
            <text:p>1243971</text:p>
          </table:table-cell>
          <table:table-cell office:value-type="string" table:style-name="ce1">
            <text:p>19.01.2019,19:20</text:p>
          </table:table-cell>
          <table:table-cell office:value-type="float" office:value="20.449724" table:style-name="ce1">
            <text:p>20.449724</text:p>
          </table:table-cell>
          <table:table-cell office:value-type="float" office:value="44.800382999999997" table:style-name="ce1">
            <text:p>44.80038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544" table:style-name="ce1">
            <text:p>1242544</text:p>
          </table:table-cell>
          <table:table-cell office:value-type="string" table:style-name="ce1">
            <text:p>19.01.2019,19:00</text:p>
          </table:table-cell>
          <table:table-cell office:value-type="float" office:value="20.410610999999999" table:style-name="ce1">
            <text:p>20.410611</text:p>
          </table:table-cell>
          <table:table-cell office:value-type="float" office:value="44.782271000000001" table:style-name="ce1">
            <text:p>44.78227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2297" table:style-name="ce1">
            <text:p>1242297</text:p>
          </table:table-cell>
          <table:table-cell office:value-type="string" table:style-name="ce1">
            <text:p>19.01.2019,05:30</text:p>
          </table:table-cell>
          <table:table-cell office:value-type="float" office:value="20.427813" table:style-name="ce1">
            <text:p>20.427813</text:p>
          </table:table-cell>
          <table:table-cell office:value-type="float" office:value="44.717075999999999" table:style-name="ce1">
            <text:p>44.71707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čeoni sudar</text:p>
          </table:table-cell>
          <table:table-cell table:number-columns-repeated="16377"/>
        </table:table-row>
        <table:table-row table:style-name="ro1">
          <table:table-cell office:value-type="float" office:value="1242296" table:style-name="ce1">
            <text:p>1242296</text:p>
          </table:table-cell>
          <table:table-cell office:value-type="string" table:style-name="ce1">
            <text:p>19.01.2019,05:00</text:p>
          </table:table-cell>
          <table:table-cell office:value-type="float" office:value="20.284320000000001" table:style-name="ce1">
            <text:p>20.28432</text:p>
          </table:table-cell>
          <table:table-cell office:value-type="float" office:value="44.46172" table:style-name="ce1">
            <text:p>44.4617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i prevrtanjem</text:p>
          </table:table-cell>
          <table:table-cell table:number-columns-repeated="16377"/>
        </table:table-row>
        <table:table-row table:style-name="ro1">
          <table:table-cell office:value-type="float" office:value="1242365" table:style-name="ce1">
            <text:p>1242365</text:p>
          </table:table-cell>
          <table:table-cell office:value-type="string" table:style-name="ce1">
            <text:p>19.01.2019,19:30</text:p>
          </table:table-cell>
          <table:table-cell office:value-type="float" office:value="20.389257000000001" table:style-name="ce1">
            <text:p>20.389257</text:p>
          </table:table-cell>
          <table:table-cell office:value-type="float" office:value="44.837392000000001" table:style-name="ce1">
            <text:p>44.83739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2342" table:style-name="ce1">
            <text:p>1242342</text:p>
          </table:table-cell>
          <table:table-cell office:value-type="string" table:style-name="ce1">
            <text:p>19.01.2019,18:00</text:p>
          </table:table-cell>
          <table:table-cell office:value-type="float" office:value="20.368272000000001" table:style-name="ce1">
            <text:p>20.368272</text:p>
          </table:table-cell>
          <table:table-cell office:value-type="float" office:value="44.863348000000002" table:style-name="ce1">
            <text:p>44.86334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2302" table:style-name="ce1">
            <text:p>1242302</text:p>
          </table:table-cell>
          <table:table-cell office:value-type="string" table:style-name="ce1">
            <text:p>19.01.2019,09:00</text:p>
          </table:table-cell>
          <table:table-cell office:value-type="float" office:value="20.35604" table:style-name="ce1">
            <text:p>20.35604</text:p>
          </table:table-cell>
          <table:table-cell office:value-type="float" office:value="44.838800999999997" table:style-name="ce1">
            <text:p>44.83880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458" table:style-name="ce1">
            <text:p>1243458</text:p>
          </table:table-cell>
          <table:table-cell office:value-type="string" table:style-name="ce1">
            <text:p>19.01.2019,17:50</text:p>
          </table:table-cell>
          <table:table-cell office:value-type="float" office:value="20.717265999999999" table:style-name="ce1">
            <text:p>20.717266</text:p>
          </table:table-cell>
          <table:table-cell office:value-type="float" office:value="44.678973999999997" table:style-name="ce1">
            <text:p>44.67897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2706" table:style-name="ce1">
            <text:p>1242706</text:p>
          </table:table-cell>
          <table:table-cell office:value-type="string" table:style-name="ce1">
            <text:p>19.01.2019,21:40</text:p>
          </table:table-cell>
          <table:table-cell office:value-type="float" office:value="20.164280000000002" table:style-name="ce1">
            <text:p>20.16428</text:p>
          </table:table-cell>
          <table:table-cell office:value-type="float" office:value="44.6417" table:style-name="ce1">
            <text:p>44.641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42374" table:style-name="ce1">
            <text:p>1242374</text:p>
          </table:table-cell>
          <table:table-cell office:value-type="string" table:style-name="ce1">
            <text:p>19.01.2019,18:00</text:p>
          </table:table-cell>
          <table:table-cell office:value-type="float" office:value="20.368172000000001" table:style-name="ce1">
            <text:p>20.368172</text:p>
          </table:table-cell>
          <table:table-cell office:value-type="float" office:value="44.863348000000002" table:style-name="ce1">
            <text:p>44.86334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2730" table:style-name="ce1">
            <text:p>1242730</text:p>
          </table:table-cell>
          <table:table-cell office:value-type="string" table:style-name="ce1">
            <text:p>19.01.2019,14:30</text:p>
          </table:table-cell>
          <table:table-cell office:value-type="float" office:value="20.505316000000001" table:style-name="ce1">
            <text:p>20.505316</text:p>
          </table:table-cell>
          <table:table-cell office:value-type="float" office:value="44.812235000000001" table:style-name="ce1">
            <text:p>44.81223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životinja</text:p>
          </table:table-cell>
          <table:table-cell table:number-columns-repeated="16377"/>
        </table:table-row>
        <table:table-row table:style-name="ro1">
          <table:table-cell office:value-type="float" office:value="1242294" table:style-name="ce1">
            <text:p>1242294</text:p>
          </table:table-cell>
          <table:table-cell office:value-type="string" table:style-name="ce1">
            <text:p>19.01.2019,11:10</text:p>
          </table:table-cell>
          <table:table-cell office:value-type="float" office:value="20.435912999999999" table:style-name="ce1">
            <text:p>20.435913</text:p>
          </table:table-cell>
          <table:table-cell office:value-type="float" office:value="44.816251999999999" table:style-name="ce1">
            <text:p>44.81625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istom smeru uz skretanje</text:p>
          </table:table-cell>
          <table:table-cell table:number-columns-repeated="16377"/>
        </table:table-row>
        <table:table-row table:style-name="ro1">
          <table:table-cell office:value-type="float" office:value="1242321" table:style-name="ce1">
            <text:p>1242321</text:p>
          </table:table-cell>
          <table:table-cell office:value-type="string" table:style-name="ce1">
            <text:p>19.01.2019,07:15</text:p>
          </table:table-cell>
          <table:table-cell office:value-type="float" office:value="20.258140000000001" table:style-name="ce1">
            <text:p>20.25814</text:p>
          </table:table-cell>
          <table:table-cell office:value-type="float" office:value="44.49004" table:style-name="ce1">
            <text:p>44.4900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2451" table:style-name="ce1">
            <text:p>1242451</text:p>
          </table:table-cell>
          <table:table-cell office:value-type="string" table:style-name="ce1">
            <text:p>19.01.2019,02:55</text:p>
          </table:table-cell>
          <table:table-cell office:value-type="float" office:value="20.53152" table:style-name="ce1">
            <text:p>20.53152</text:p>
          </table:table-cell>
          <table:table-cell office:value-type="float" office:value="44.776960000000003" table:style-name="ce1">
            <text:p>44.7769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2548" table:style-name="ce1">
            <text:p>1242548</text:p>
          </table:table-cell>
          <table:table-cell office:value-type="string" table:style-name="ce1">
            <text:p>19.01.2019,21:55</text:p>
          </table:table-cell>
          <table:table-cell office:value-type="float" office:value="20.530076000000001" table:style-name="ce1">
            <text:p>20.530076</text:p>
          </table:table-cell>
          <table:table-cell office:value-type="float" office:value="44.794651000000002" table:style-name="ce1">
            <text:p>44.79465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2355" table:style-name="ce1">
            <text:p>1242355</text:p>
          </table:table-cell>
          <table:table-cell office:value-type="string" table:style-name="ce1">
            <text:p>19.01.2019,21:00</text:p>
          </table:table-cell>
          <table:table-cell office:value-type="float" office:value="20.468202999999999" table:style-name="ce1">
            <text:p>20.468203</text:p>
          </table:table-cell>
          <table:table-cell office:value-type="float" office:value="44.817362000000003" table:style-name="ce1">
            <text:p>44.81736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2561" table:style-name="ce1">
            <text:p>1242561</text:p>
          </table:table-cell>
          <table:table-cell office:value-type="string" table:style-name="ce1">
            <text:p>19.01.2019,18:50</text:p>
          </table:table-cell>
          <table:table-cell office:value-type="float" office:value="20.42642" table:style-name="ce1">
            <text:p>20.42642</text:p>
          </table:table-cell>
          <table:table-cell office:value-type="float" office:value="44.795279999999998" table:style-name="ce1">
            <text:p>44.7952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2359" table:style-name="ce1">
            <text:p>1242359</text:p>
          </table:table-cell>
          <table:table-cell office:value-type="string" table:style-name="ce1">
            <text:p>19.01.2019,20:50</text:p>
          </table:table-cell>
          <table:table-cell office:value-type="float" office:value="20.447929999999999" table:style-name="ce1">
            <text:p>20.44793</text:p>
          </table:table-cell>
          <table:table-cell office:value-type="float" office:value="44.745890000000003" table:style-name="ce1">
            <text:p>44.7458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2428" table:style-name="ce1">
            <text:p>1242428</text:p>
          </table:table-cell>
          <table:table-cell office:value-type="string" table:style-name="ce1">
            <text:p>19.01.2019,06:00</text:p>
          </table:table-cell>
          <table:table-cell office:value-type="float" office:value="20.475714" table:style-name="ce1">
            <text:p>20.475714</text:p>
          </table:table-cell>
          <table:table-cell office:value-type="float" office:value="44.801845" table:style-name="ce1">
            <text:p>44.80184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2432" table:style-name="ce1">
            <text:p>1242432</text:p>
          </table:table-cell>
          <table:table-cell office:value-type="string" table:style-name="ce1">
            <text:p>19.01.2019,12:35</text:p>
          </table:table-cell>
          <table:table-cell office:value-type="float" office:value="20.204039999999999" table:style-name="ce1">
            <text:p>20.20404</text:p>
          </table:table-cell>
          <table:table-cell office:value-type="float" office:value="44.660690000000002" table:style-name="ce1">
            <text:p>44.6606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2727" table:style-name="ce1">
            <text:p>1242727</text:p>
          </table:table-cell>
          <table:table-cell office:value-type="string" table:style-name="ce1">
            <text:p>19.01.2019,08:10</text:p>
          </table:table-cell>
          <table:table-cell office:value-type="float" office:value="20.396386" table:style-name="ce1">
            <text:p>20.396386</text:p>
          </table:table-cell>
          <table:table-cell office:value-type="float" office:value="44.679915999999999" table:style-name="ce1">
            <text:p>44.67991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2542" table:style-name="ce1">
            <text:p>1242542</text:p>
          </table:table-cell>
          <table:table-cell office:value-type="string" table:style-name="ce1">
            <text:p>19.01.2019,11:45</text:p>
          </table:table-cell>
          <table:table-cell office:value-type="float" office:value="20.428349999999998" table:style-name="ce1">
            <text:p>20.42835</text:p>
          </table:table-cell>
          <table:table-cell office:value-type="float" office:value="44.816490000000002" table:style-name="ce1">
            <text:p>44.8164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2426" table:style-name="ce1">
            <text:p>1242426</text:p>
          </table:table-cell>
          <table:table-cell office:value-type="string" table:style-name="ce1">
            <text:p>19.01.2019,15:45</text:p>
          </table:table-cell>
          <table:table-cell office:value-type="float" office:value="20.516693" table:style-name="ce1">
            <text:p>20.516693</text:p>
          </table:table-cell>
          <table:table-cell office:value-type="float" office:value="44.789180999999999" table:style-name="ce1">
            <text:p>44.78918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2545" table:style-name="ce1">
            <text:p>1242545</text:p>
          </table:table-cell>
          <table:table-cell office:value-type="string" table:style-name="ce1">
            <text:p>19.01.2019,20:20</text:p>
          </table:table-cell>
          <table:table-cell office:value-type="float" office:value="20.256568999999999" table:style-name="ce1">
            <text:p>20.256569</text:p>
          </table:table-cell>
          <table:table-cell office:value-type="float" office:value="44.750824000000001" table:style-name="ce1">
            <text:p>44.75082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4027" table:style-name="ce1">
            <text:p>1244027</text:p>
          </table:table-cell>
          <table:table-cell office:value-type="string" table:style-name="ce1">
            <text:p>20.01.2019,17:30</text:p>
          </table:table-cell>
          <table:table-cell office:value-type="float" office:value="20.455027000000001" table:style-name="ce1">
            <text:p>20.455027</text:p>
          </table:table-cell>
          <table:table-cell office:value-type="float" office:value="44.801423999999997" table:style-name="ce1">
            <text:p>44.80142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2537" table:style-name="ce1">
            <text:p>1242537</text:p>
          </table:table-cell>
          <table:table-cell office:value-type="string" table:style-name="ce1">
            <text:p>20.01.2019,12:25</text:p>
          </table:table-cell>
          <table:table-cell office:value-type="float" office:value="20.481994" table:style-name="ce1">
            <text:p>20.481994</text:p>
          </table:table-cell>
          <table:table-cell office:value-type="float" office:value="44.872906" table:style-name="ce1">
            <text:p>44.87290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2534" table:style-name="ce1">
            <text:p>1242534</text:p>
          </table:table-cell>
          <table:table-cell office:value-type="string" table:style-name="ce1">
            <text:p>20.01.2019,10:20</text:p>
          </table:table-cell>
          <table:table-cell office:value-type="float" office:value="20.412158999999999" table:style-name="ce1">
            <text:p>20.412159</text:p>
          </table:table-cell>
          <table:table-cell office:value-type="float" office:value="44.827319000000003" table:style-name="ce1">
            <text:p>44.82731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2524" table:style-name="ce1">
            <text:p>1242524</text:p>
          </table:table-cell>
          <table:table-cell office:value-type="string" table:style-name="ce1">
            <text:p>20.01.2019,16:10</text:p>
          </table:table-cell>
          <table:table-cell office:value-type="float" office:value="20.43319" table:style-name="ce1">
            <text:p>20.43319</text:p>
          </table:table-cell>
          <table:table-cell office:value-type="float" office:value="44.81297" table:style-name="ce1">
            <text:p>44.8129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udar u sustizanju</text:p>
          </table:table-cell>
          <table:table-cell table:number-columns-repeated="16377"/>
        </table:table-row>
        <table:table-row table:style-name="ro1">
          <table:table-cell office:value-type="float" office:value="1242806" table:style-name="ce1">
            <text:p>1242806</text:p>
          </table:table-cell>
          <table:table-cell office:value-type="string" table:style-name="ce1">
            <text:p>20.01.2019,20:10</text:p>
          </table:table-cell>
          <table:table-cell office:value-type="float" office:value="20.150950000000002" table:style-name="ce1">
            <text:p>20.15095</text:p>
          </table:table-cell>
          <table:table-cell office:value-type="float" office:value="44.571689999999997" table:style-name="ce1">
            <text:p>44.5716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i vrše skretanje na isti put</text:p>
          </table:table-cell>
          <table:table-cell table:number-columns-repeated="16377"/>
        </table:table-row>
        <table:table-row table:style-name="ro1">
          <table:table-cell office:value-type="float" office:value="1242416" table:style-name="ce1">
            <text:p>1242416</text:p>
          </table:table-cell>
          <table:table-cell office:value-type="string" table:style-name="ce1">
            <text:p>20.01.2019,15:45</text:p>
          </table:table-cell>
          <table:table-cell office:value-type="float" office:value="20.413713000000001" table:style-name="ce1">
            <text:p>20.413713</text:p>
          </table:table-cell>
          <table:table-cell office:value-type="float" office:value="44.774690999999997" table:style-name="ce1">
            <text:p>44.77469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2427" table:style-name="ce1">
            <text:p>1242427</text:p>
          </table:table-cell>
          <table:table-cell office:value-type="string" table:style-name="ce1">
            <text:p>20.01.2019,18:30</text:p>
          </table:table-cell>
          <table:table-cell office:value-type="float" office:value="20.459382999999999" table:style-name="ce1">
            <text:p>20.459383</text:p>
          </table:table-cell>
          <table:table-cell office:value-type="float" office:value="44.814171000000002" table:style-name="ce1">
            <text:p>44.81417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2403" table:style-name="ce1">
            <text:p>1242403</text:p>
          </table:table-cell>
          <table:table-cell office:value-type="string" table:style-name="ce1">
            <text:p>20.01.2019,12:10</text:p>
          </table:table-cell>
          <table:table-cell office:value-type="float" office:value="20.501628" table:style-name="ce1">
            <text:p>20.501628</text:p>
          </table:table-cell>
          <table:table-cell office:value-type="float" office:value="44.750231999999997" table:style-name="ce1">
            <text:p>44.75023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2655" table:style-name="ce1">
            <text:p>1242655</text:p>
          </table:table-cell>
          <table:table-cell office:value-type="string" table:style-name="ce1">
            <text:p>20.01.2019,22:10</text:p>
          </table:table-cell>
          <table:table-cell office:value-type="float" office:value="20.501360999999999" table:style-name="ce1">
            <text:p>20.501361</text:p>
          </table:table-cell>
          <table:table-cell office:value-type="float" office:value="44.783417" table:style-name="ce1">
            <text:p>44.78341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2400" table:style-name="ce1">
            <text:p>1242400</text:p>
          </table:table-cell>
          <table:table-cell office:value-type="string" table:style-name="ce1">
            <text:p>20.01.2019,09:45</text:p>
          </table:table-cell>
          <table:table-cell office:value-type="float" office:value="20.503933" table:style-name="ce1">
            <text:p>20.503933</text:p>
          </table:table-cell>
          <table:table-cell office:value-type="float" office:value="44.716996999999999" table:style-name="ce1">
            <text:p>44.71699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oba vozila</text:p>
          </table:table-cell>
          <table:table-cell table:number-columns-repeated="16377"/>
        </table:table-row>
        <table:table-row table:style-name="ro1">
          <table:table-cell office:value-type="float" office:value="1242447" table:style-name="ce1">
            <text:p>1242447</text:p>
          </table:table-cell>
          <table:table-cell office:value-type="string" table:style-name="ce1">
            <text:p>20.01.2019,22:00</text:p>
          </table:table-cell>
          <table:table-cell office:value-type="float" office:value="20.428856" table:style-name="ce1">
            <text:p>20.428856</text:p>
          </table:table-cell>
          <table:table-cell office:value-type="float" office:value="44.651212999999998" table:style-name="ce1">
            <text:p>44.65121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sleva</text:p>
          </table:table-cell>
          <table:table-cell table:number-columns-repeated="16377"/>
        </table:table-row>
        <table:table-row table:style-name="ro1">
          <table:table-cell office:value-type="float" office:value="1242445" table:style-name="ce1">
            <text:p>1242445</text:p>
          </table:table-cell>
          <table:table-cell office:value-type="string" table:style-name="ce1">
            <text:p>20.01.2019,21:25</text:p>
          </table:table-cell>
          <table:table-cell office:value-type="float" office:value="20.541329999999999" table:style-name="ce1">
            <text:p>20.54133</text:p>
          </table:table-cell>
          <table:table-cell office:value-type="float" office:value="44.722656999999998" table:style-name="ce1">
            <text:p>44.72265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zdesna</text:p>
          </table:table-cell>
          <table:table-cell table:number-columns-repeated="16377"/>
        </table:table-row>
        <table:table-row table:style-name="ro1">
          <table:table-cell office:value-type="float" office:value="1242404" table:style-name="ce1">
            <text:p>1242404</text:p>
          </table:table-cell>
          <table:table-cell office:value-type="string" table:style-name="ce1">
            <text:p>20.01.2019,11:30</text:p>
          </table:table-cell>
          <table:table-cell office:value-type="float" office:value="20.494624000000002" table:style-name="ce1">
            <text:p>20.494624</text:p>
          </table:table-cell>
          <table:table-cell office:value-type="float" office:value="44.817779999999999" table:style-name="ce1">
            <text:p>44.8177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2870" table:style-name="ce1">
            <text:p>1242870</text:p>
          </table:table-cell>
          <table:table-cell office:value-type="string" table:style-name="ce1">
            <text:p>20.01.2019,14:35</text:p>
          </table:table-cell>
          <table:table-cell office:value-type="float" office:value="20.466092" table:style-name="ce1">
            <text:p>20.466092</text:p>
          </table:table-cell>
          <table:table-cell office:value-type="float" office:value="44.878149999999998" table:style-name="ce1">
            <text:p>44.8781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2405" table:style-name="ce1">
            <text:p>1242405</text:p>
          </table:table-cell>
          <table:table-cell office:value-type="string" table:style-name="ce1">
            <text:p>20.01.2019,12:30</text:p>
          </table:table-cell>
          <table:table-cell office:value-type="float" office:value="20.476610000000001" table:style-name="ce1">
            <text:p>20.47661</text:p>
          </table:table-cell>
          <table:table-cell office:value-type="float" office:value="44.798599000000003" table:style-name="ce1">
            <text:p>44.79859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407" table:style-name="ce1">
            <text:p>1242407</text:p>
          </table:table-cell>
          <table:table-cell office:value-type="string" table:style-name="ce1">
            <text:p>20.01.2019,13:50</text:p>
          </table:table-cell>
          <table:table-cell office:value-type="float" office:value="20.437846" table:style-name="ce1">
            <text:p>20.437846</text:p>
          </table:table-cell>
          <table:table-cell office:value-type="float" office:value="44.795251" table:style-name="ce1">
            <text:p>44.79525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448" table:style-name="ce1">
            <text:p>1242448</text:p>
          </table:table-cell>
          <table:table-cell office:value-type="string" table:style-name="ce1">
            <text:p>20.01.2019,20:15</text:p>
          </table:table-cell>
          <table:table-cell office:value-type="float" office:value="20.483796000000002" table:style-name="ce1">
            <text:p>20.483796</text:p>
          </table:table-cell>
          <table:table-cell office:value-type="float" office:value="44.792180999999999" table:style-name="ce1">
            <text:p>44.79218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518" table:style-name="ce1">
            <text:p>1242518</text:p>
          </table:table-cell>
          <table:table-cell office:value-type="string" table:style-name="ce1">
            <text:p>20.01.2019,13:00</text:p>
          </table:table-cell>
          <table:table-cell office:value-type="float" office:value="20.238219999999998" table:style-name="ce1">
            <text:p>20.23822</text:p>
          </table:table-cell>
          <table:table-cell office:value-type="float" office:value="44.899949999999997" table:style-name="ce1">
            <text:p>44.8999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538" table:style-name="ce1">
            <text:p>1242538</text:p>
          </table:table-cell>
          <table:table-cell office:value-type="string" table:style-name="ce1">
            <text:p>20.01.2019,16:10</text:p>
          </table:table-cell>
          <table:table-cell office:value-type="float" office:value="20.409395" table:style-name="ce1">
            <text:p>20.409395</text:p>
          </table:table-cell>
          <table:table-cell office:value-type="float" office:value="44.819949000000001" table:style-name="ce1">
            <text:p>44.81994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467" table:style-name="ce1">
            <text:p>1242467</text:p>
          </table:table-cell>
          <table:table-cell office:value-type="string" table:style-name="ce1">
            <text:p>20.01.2019,19:30</text:p>
          </table:table-cell>
          <table:table-cell office:value-type="float" office:value="20.464352000000002" table:style-name="ce1">
            <text:p>20.464352</text:p>
          </table:table-cell>
          <table:table-cell office:value-type="float" office:value="44.882102000000003" table:style-name="ce1">
            <text:p>44.88210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215" table:style-name="ce1">
            <text:p>1243215</text:p>
          </table:table-cell>
          <table:table-cell office:value-type="string" table:style-name="ce1">
            <text:p>20.01.2019,20:15</text:p>
          </table:table-cell>
          <table:table-cell office:value-type="float" office:value="20.476797000000001" table:style-name="ce1">
            <text:p>20.476797</text:p>
          </table:table-cell>
          <table:table-cell office:value-type="float" office:value="44.819011000000003" table:style-name="ce1">
            <text:p>44.81901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711" table:style-name="ce1">
            <text:p>1242711</text:p>
          </table:table-cell>
          <table:table-cell office:value-type="string" table:style-name="ce1">
            <text:p>20.01.2019,00:05</text:p>
          </table:table-cell>
          <table:table-cell office:value-type="float" office:value="20.177980000000002" table:style-name="ce1">
            <text:p>20.17798</text:p>
          </table:table-cell>
          <table:table-cell office:value-type="float" office:value="44.654110000000003" table:style-name="ce1">
            <text:p>44.6541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821" table:style-name="ce1">
            <text:p>1242821</text:p>
          </table:table-cell>
          <table:table-cell office:value-type="string" table:style-name="ce1">
            <text:p>20.01.2019,17:20</text:p>
          </table:table-cell>
          <table:table-cell office:value-type="float" office:value="20.440498999999999" table:style-name="ce1">
            <text:p>20.440499</text:p>
          </table:table-cell>
          <table:table-cell office:value-type="float" office:value="44.814331000000003" table:style-name="ce1">
            <text:p>44.81433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157" table:style-name="ce1">
            <text:p>1243157</text:p>
          </table:table-cell>
          <table:table-cell office:value-type="string" table:style-name="ce1">
            <text:p>20.01.2019,18:30</text:p>
          </table:table-cell>
          <table:table-cell office:value-type="float" office:value="20.352062" table:style-name="ce1">
            <text:p>20.352062</text:p>
          </table:table-cell>
          <table:table-cell office:value-type="float" office:value="44.861753999999998" table:style-name="ce1">
            <text:p>44.86175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517" table:style-name="ce1">
            <text:p>1242517</text:p>
          </table:table-cell>
          <table:table-cell office:value-type="string" table:style-name="ce1">
            <text:p>20.01.2019,13:40</text:p>
          </table:table-cell>
          <table:table-cell office:value-type="float" office:value="20.290409" table:style-name="ce1">
            <text:p>20.290409</text:p>
          </table:table-cell>
          <table:table-cell office:value-type="float" office:value="44.819740000000003" table:style-name="ce1">
            <text:p>44.8197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2536" table:style-name="ce1">
            <text:p>1242536</text:p>
          </table:table-cell>
          <table:table-cell office:value-type="string" table:style-name="ce1">
            <text:p>20.01.2019,15:50</text:p>
          </table:table-cell>
          <table:table-cell office:value-type="float" office:value="20.384556" table:style-name="ce1">
            <text:p>20.384556</text:p>
          </table:table-cell>
          <table:table-cell office:value-type="float" office:value="44.810982000000003" table:style-name="ce1">
            <text:p>44.81098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2546" table:style-name="ce1">
            <text:p>1242546</text:p>
          </table:table-cell>
          <table:table-cell office:value-type="string" table:style-name="ce1">
            <text:p>20.01.2019,04:05</text:p>
          </table:table-cell>
          <table:table-cell office:value-type="float" office:value="20.451616000000001" table:style-name="ce1">
            <text:p>20.451616</text:p>
          </table:table-cell>
          <table:table-cell office:value-type="float" office:value="44.814641999999999" table:style-name="ce1">
            <text:p>44.81464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3484" table:style-name="ce1">
            <text:p>1243484</text:p>
          </table:table-cell>
          <table:table-cell office:value-type="string" table:style-name="ce1">
            <text:p>20.01.2019,11:45</text:p>
          </table:table-cell>
          <table:table-cell office:value-type="float" office:value="20.454649" table:style-name="ce1">
            <text:p>20.454649</text:p>
          </table:table-cell>
          <table:table-cell office:value-type="float" office:value="44.718443000000001" table:style-name="ce1">
            <text:p>44.71844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3225" table:style-name="ce1">
            <text:p>1243225</text:p>
          </table:table-cell>
          <table:table-cell office:value-type="string" table:style-name="ce1">
            <text:p>20.01.2019,15:45</text:p>
          </table:table-cell>
          <table:table-cell office:value-type="float" office:value="20.477388999999999" table:style-name="ce1">
            <text:p>20.477389</text:p>
          </table:table-cell>
          <table:table-cell office:value-type="float" office:value="44.816609" table:style-name="ce1">
            <text:p>44.81660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2397" table:style-name="ce1">
            <text:p>1242397</text:p>
          </table:table-cell>
          <table:table-cell office:value-type="string" table:style-name="ce1">
            <text:p>20.01.2019,08:05</text:p>
          </table:table-cell>
          <table:table-cell office:value-type="float" office:value="20.498069999999998" table:style-name="ce1">
            <text:p>20.49807</text:p>
          </table:table-cell>
          <table:table-cell office:value-type="float" office:value="44.74944" table:style-name="ce1">
            <text:p>44.7494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4140" table:style-name="ce1">
            <text:p>1244140</text:p>
          </table:table-cell>
          <table:table-cell office:value-type="string" table:style-name="ce1">
            <text:p>20.01.2019,21:30</text:p>
          </table:table-cell>
          <table:table-cell office:value-type="float" office:value="20.681809999999999" table:style-name="ce1">
            <text:p>20.68181</text:p>
          </table:table-cell>
          <table:table-cell office:value-type="float" office:value="44.692549999999997" table:style-name="ce1">
            <text:p>44.6925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4031" table:style-name="ce1">
            <text:p>1244031</text:p>
          </table:table-cell>
          <table:table-cell office:value-type="string" table:style-name="ce1">
            <text:p>20.01.2019,19:00</text:p>
          </table:table-cell>
          <table:table-cell office:value-type="float" office:value="20.501973" table:style-name="ce1">
            <text:p>20.501973</text:p>
          </table:table-cell>
          <table:table-cell office:value-type="float" office:value="44.696379999999998" table:style-name="ce1">
            <text:p>44.6963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479" table:style-name="ce1">
            <text:p>1243479</text:p>
          </table:table-cell>
          <table:table-cell office:value-type="string" table:style-name="ce1">
            <text:p>20.01.2019,12:00</text:p>
          </table:table-cell>
          <table:table-cell office:value-type="float" office:value="20.434083000000001" table:style-name="ce1">
            <text:p>20.434083</text:p>
          </table:table-cell>
          <table:table-cell office:value-type="float" office:value="44.725938999999997" table:style-name="ce1">
            <text:p>44.72593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sa kolovoza u krivini</text:p>
          </table:table-cell>
          <table:table-cell table:number-columns-repeated="16377"/>
        </table:table-row>
        <table:table-row table:style-name="ro1">
          <table:table-cell office:value-type="float" office:value="1242377" table:style-name="ce1">
            <text:p>1242377</text:p>
          </table:table-cell>
          <table:table-cell office:value-type="string" table:style-name="ce1">
            <text:p>20.01.2019,02:00</text:p>
          </table:table-cell>
          <table:table-cell office:value-type="float" office:value="20.300933000000001" table:style-name="ce1">
            <text:p>20.300933</text:p>
          </table:table-cell>
          <table:table-cell office:value-type="float" office:value="44.927714000000002" table:style-name="ce1">
            <text:p>44.92771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43165" table:style-name="ce1">
            <text:p>1243165</text:p>
          </table:table-cell>
          <table:table-cell office:value-type="string" table:style-name="ce1">
            <text:p>20.01.2019,14:45</text:p>
          </table:table-cell>
          <table:table-cell office:value-type="float" office:value="20.554957000000002" table:style-name="ce1">
            <text:p>20.554957</text:p>
          </table:table-cell>
          <table:table-cell office:value-type="float" office:value="44.717320999999998" table:style-name="ce1">
            <text:p>44.71732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42841" table:style-name="ce1">
            <text:p>1242841</text:p>
          </table:table-cell>
          <table:table-cell office:value-type="string" table:style-name="ce1">
            <text:p>20.01.2019,19:30</text:p>
          </table:table-cell>
          <table:table-cell office:value-type="float" office:value="20.285153999999999" table:style-name="ce1">
            <text:p>20.285154</text:p>
          </table:table-cell>
          <table:table-cell office:value-type="float" office:value="44.495240000000003" table:style-name="ce1">
            <text:p>44.4952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3081" table:style-name="ce1">
            <text:p>1243081</text:p>
          </table:table-cell>
          <table:table-cell office:value-type="string" table:style-name="ce1">
            <text:p>20.01.2019,19:00</text:p>
          </table:table-cell>
          <table:table-cell office:value-type="float" office:value="20.183509999999998" table:style-name="ce1">
            <text:p>20.18351</text:p>
          </table:table-cell>
          <table:table-cell office:value-type="float" office:value="44.67792" table:style-name="ce1">
            <text:p>44.6779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2514" table:style-name="ce1">
            <text:p>1242514</text:p>
          </table:table-cell>
          <table:table-cell office:value-type="string" table:style-name="ce1">
            <text:p>20.01.2019,10:00</text:p>
          </table:table-cell>
          <table:table-cell office:value-type="float" office:value="20.493478" table:style-name="ce1">
            <text:p>20.493478</text:p>
          </table:table-cell>
          <table:table-cell office:value-type="float" office:value="44.797868999999999" table:style-name="ce1">
            <text:p>44.79786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istom smeru uz skretanje</text:p>
          </table:table-cell>
          <table:table-cell table:number-columns-repeated="16377"/>
        </table:table-row>
        <table:table-row table:style-name="ro1">
          <table:table-cell office:value-type="float" office:value="1242440" table:style-name="ce1">
            <text:p>1242440</text:p>
          </table:table-cell>
          <table:table-cell office:value-type="string" table:style-name="ce1">
            <text:p>20.01.2019,02:20</text:p>
          </table:table-cell>
          <table:table-cell office:value-type="float" office:value="20.451888" table:style-name="ce1">
            <text:p>20.451888</text:p>
          </table:table-cell>
          <table:table-cell office:value-type="float" office:value="44.870258" table:style-name="ce1">
            <text:p>44.87025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2444" table:style-name="ce1">
            <text:p>1242444</text:p>
          </table:table-cell>
          <table:table-cell office:value-type="string" table:style-name="ce1">
            <text:p>20.01.2019,17:30</text:p>
          </table:table-cell>
          <table:table-cell office:value-type="float" office:value="20.526800999999999" table:style-name="ce1">
            <text:p>20.526801</text:p>
          </table:table-cell>
          <table:table-cell office:value-type="float" office:value="44.761397000000002" table:style-name="ce1">
            <text:p>44.76139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2410" table:style-name="ce1">
            <text:p>1242410</text:p>
          </table:table-cell>
          <table:table-cell office:value-type="string" table:style-name="ce1">
            <text:p>20.01.2019,15:05</text:p>
          </table:table-cell>
          <table:table-cell office:value-type="float" office:value="20.432493000000001" table:style-name="ce1">
            <text:p>20.432493</text:p>
          </table:table-cell>
          <table:table-cell office:value-type="float" office:value="44.749212999999997" table:style-name="ce1">
            <text:p>44.74921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2425" table:style-name="ce1">
            <text:p>1242425</text:p>
          </table:table-cell>
          <table:table-cell office:value-type="string" table:style-name="ce1">
            <text:p>20.01.2019,22:30</text:p>
          </table:table-cell>
          <table:table-cell office:value-type="float" office:value="20.466229999999999" table:style-name="ce1">
            <text:p>20.46623</text:p>
          </table:table-cell>
          <table:table-cell office:value-type="float" office:value="44.793480000000002" table:style-name="ce1">
            <text:p>44.7934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van raskrsnice , bez skretanja vozila</text:p>
          </table:table-cell>
          <table:table-cell table:number-columns-repeated="16377"/>
        </table:table-row>
        <table:table-row table:style-name="ro1">
          <table:table-cell office:value-type="float" office:value="1242466" table:style-name="ce1">
            <text:p>1242466</text:p>
          </table:table-cell>
          <table:table-cell office:value-type="string" table:style-name="ce1">
            <text:p>20.01.2019,18:40</text:p>
          </table:table-cell>
          <table:table-cell office:value-type="float" office:value="20.466002" table:style-name="ce1">
            <text:p>20.466002</text:p>
          </table:table-cell>
          <table:table-cell office:value-type="float" office:value="44.769536000000002" table:style-name="ce1">
            <text:p>44.76953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42581" table:style-name="ce1">
            <text:p>1242581</text:p>
          </table:table-cell>
          <table:table-cell office:value-type="string" table:style-name="ce1">
            <text:p>20.01.2019,01:00</text:p>
          </table:table-cell>
          <table:table-cell office:value-type="float" office:value="20.480098999999999" table:style-name="ce1">
            <text:p>20.480099</text:p>
          </table:table-cell>
          <table:table-cell office:value-type="float" office:value="44.761592" table:style-name="ce1">
            <text:p>44.76159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2402" table:style-name="ce1">
            <text:p>1242402</text:p>
          </table:table-cell>
          <table:table-cell office:value-type="string" table:style-name="ce1">
            <text:p>20.01.2019,08:05</text:p>
          </table:table-cell>
          <table:table-cell office:value-type="float" office:value="20.484539000000002" table:style-name="ce1">
            <text:p>20.484539</text:p>
          </table:table-cell>
          <table:table-cell office:value-type="float" office:value="44.789254" table:style-name="ce1">
            <text:p>44.78925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2509" table:style-name="ce1">
            <text:p>1242509</text:p>
          </table:table-cell>
          <table:table-cell office:value-type="string" table:style-name="ce1">
            <text:p>20.01.2019,14:30</text:p>
          </table:table-cell>
          <table:table-cell office:value-type="float" office:value="20.412963000000001" table:style-name="ce1">
            <text:p>20.412963</text:p>
          </table:table-cell>
          <table:table-cell office:value-type="float" office:value="44.829365000000003" table:style-name="ce1">
            <text:p>44.82936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2504" table:style-name="ce1">
            <text:p>1242504</text:p>
          </table:table-cell>
          <table:table-cell office:value-type="string" table:style-name="ce1">
            <text:p>20.01.2019,13:00</text:p>
          </table:table-cell>
          <table:table-cell office:value-type="float" office:value="20.435300999999999" table:style-name="ce1">
            <text:p>20.435301</text:p>
          </table:table-cell>
          <table:table-cell office:value-type="float" office:value="44.807595999999997" table:style-name="ce1">
            <text:p>44.80759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2628" table:style-name="ce1">
            <text:p>1242628</text:p>
          </table:table-cell>
          <table:table-cell office:value-type="string" table:style-name="ce1">
            <text:p>21.01.2019,17:00</text:p>
          </table:table-cell>
          <table:table-cell office:value-type="float" office:value="20.466255" table:style-name="ce1">
            <text:p>20.466255</text:p>
          </table:table-cell>
          <table:table-cell office:value-type="float" office:value="44.787697000000001" table:style-name="ce1">
            <text:p>44.78769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2852" table:style-name="ce1">
            <text:p>1242852</text:p>
          </table:table-cell>
          <table:table-cell office:value-type="string" table:style-name="ce1">
            <text:p>21.01.2019,14:30</text:p>
          </table:table-cell>
          <table:table-cell office:value-type="float" office:value="20.457377999999999" table:style-name="ce1">
            <text:p>20.457378</text:p>
          </table:table-cell>
          <table:table-cell office:value-type="float" office:value="44.815713000000002" table:style-name="ce1">
            <text:p>44.81571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462" table:style-name="ce1">
            <text:p>1243462</text:p>
          </table:table-cell>
          <table:table-cell office:value-type="string" table:style-name="ce1">
            <text:p>21.01.2019,20:30</text:p>
          </table:table-cell>
          <table:table-cell office:value-type="float" office:value="20.438566999999999" table:style-name="ce1">
            <text:p>20.438567</text:p>
          </table:table-cell>
          <table:table-cell office:value-type="float" office:value="44.803843000000001" table:style-name="ce1">
            <text:p>44.80384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2511" table:style-name="ce1">
            <text:p>1242511</text:p>
          </table:table-cell>
          <table:table-cell office:value-type="string" table:style-name="ce1">
            <text:p>21.01.2019,18:45</text:p>
          </table:table-cell>
          <table:table-cell office:value-type="float" office:value="20.507276000000001" table:style-name="ce1">
            <text:p>20.507276</text:p>
          </table:table-cell>
          <table:table-cell office:value-type="float" office:value="44.76193" table:style-name="ce1">
            <text:p>44.7619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2651" table:style-name="ce1">
            <text:p>1242651</text:p>
          </table:table-cell>
          <table:table-cell office:value-type="string" table:style-name="ce1">
            <text:p>21.01.2019,00:50</text:p>
          </table:table-cell>
          <table:table-cell office:value-type="float" office:value="20.385318999999999" table:style-name="ce1">
            <text:p>20.385319</text:p>
          </table:table-cell>
          <table:table-cell office:value-type="float" office:value="44.681868999999999" table:style-name="ce1">
            <text:p>44.68186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2539" table:style-name="ce1">
            <text:p>1242539</text:p>
          </table:table-cell>
          <table:table-cell office:value-type="string" table:style-name="ce1">
            <text:p>21.01.2019,22:00</text:p>
          </table:table-cell>
          <table:table-cell office:value-type="float" office:value="20.476903" table:style-name="ce1">
            <text:p>20.476903</text:p>
          </table:table-cell>
          <table:table-cell office:value-type="float" office:value="44.797832" table:style-name="ce1">
            <text:p>44.79783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2860" table:style-name="ce1">
            <text:p>1242860</text:p>
          </table:table-cell>
          <table:table-cell office:value-type="string" table:style-name="ce1">
            <text:p>21.01.2019,06:30</text:p>
          </table:table-cell>
          <table:table-cell office:value-type="float" office:value="20.4664" table:style-name="ce1">
            <text:p>20.4664</text:p>
          </table:table-cell>
          <table:table-cell office:value-type="float" office:value="44.802" table:style-name="ce1">
            <text:p>44.80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oba vozila</text:p>
          </table:table-cell>
          <table:table-cell table:number-columns-repeated="16377"/>
        </table:table-row>
        <table:table-row table:style-name="ro1">
          <table:table-cell office:value-type="float" office:value="1242596" table:style-name="ce1">
            <text:p>1242596</text:p>
          </table:table-cell>
          <table:table-cell office:value-type="string" table:style-name="ce1">
            <text:p>21.01.2019,15:00</text:p>
          </table:table-cell>
          <table:table-cell office:value-type="float" office:value="20.487241000000001" table:style-name="ce1">
            <text:p>20.487241</text:p>
          </table:table-cell>
          <table:table-cell office:value-type="float" office:value="44.811309000000001" table:style-name="ce1">
            <text:p>44.81130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603" table:style-name="ce1">
            <text:p>1242603</text:p>
          </table:table-cell>
          <table:table-cell office:value-type="string" table:style-name="ce1">
            <text:p>21.01.2019,14:40</text:p>
          </table:table-cell>
          <table:table-cell office:value-type="float" office:value="20.474209999999999" table:style-name="ce1">
            <text:p>20.47421</text:p>
          </table:table-cell>
          <table:table-cell office:value-type="float" office:value="44.792870000000001" table:style-name="ce1">
            <text:p>44.7928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607" table:style-name="ce1">
            <text:p>1242607</text:p>
          </table:table-cell>
          <table:table-cell office:value-type="string" table:style-name="ce1">
            <text:p>21.01.2019,09:05</text:p>
          </table:table-cell>
          <table:table-cell office:value-type="float" office:value="20.461126" table:style-name="ce1">
            <text:p>20.461126</text:p>
          </table:table-cell>
          <table:table-cell office:value-type="float" office:value="44.805320000000002" table:style-name="ce1">
            <text:p>44.8053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516" table:style-name="ce1">
            <text:p>1242516</text:p>
          </table:table-cell>
          <table:table-cell office:value-type="string" table:style-name="ce1">
            <text:p>21.01.2019,17:20</text:p>
          </table:table-cell>
          <table:table-cell office:value-type="float" office:value="20.513473999999999" table:style-name="ce1">
            <text:p>20.513474</text:p>
          </table:table-cell>
          <table:table-cell office:value-type="float" office:value="44.845716000000003" table:style-name="ce1">
            <text:p>44.84571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535" table:style-name="ce1">
            <text:p>1242535</text:p>
          </table:table-cell>
          <table:table-cell office:value-type="string" table:style-name="ce1">
            <text:p>21.01.2019,18:40</text:p>
          </table:table-cell>
          <table:table-cell office:value-type="float" office:value="20.490604999999999" table:style-name="ce1">
            <text:p>20.490605</text:p>
          </table:table-cell>
          <table:table-cell office:value-type="float" office:value="44.818798999999999" table:style-name="ce1">
            <text:p>44.81879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846" table:style-name="ce1">
            <text:p>1242846</text:p>
          </table:table-cell>
          <table:table-cell office:value-type="string" table:style-name="ce1">
            <text:p>21.01.2019,07:40</text:p>
          </table:table-cell>
          <table:table-cell office:value-type="float" office:value="20.468306999999999" table:style-name="ce1">
            <text:p>20.468307</text:p>
          </table:table-cell>
          <table:table-cell office:value-type="float" office:value="44.779753999999997" table:style-name="ce1">
            <text:p>44.77975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850" table:style-name="ce1">
            <text:p>1242850</text:p>
          </table:table-cell>
          <table:table-cell office:value-type="string" table:style-name="ce1">
            <text:p>21.01.2019,09:15</text:p>
          </table:table-cell>
          <table:table-cell office:value-type="float" office:value="20.496247" table:style-name="ce1">
            <text:p>20.496247</text:p>
          </table:table-cell>
          <table:table-cell office:value-type="float" office:value="44.762754000000001" table:style-name="ce1">
            <text:p>44.76275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669" table:style-name="ce1">
            <text:p>1242669</text:p>
          </table:table-cell>
          <table:table-cell office:value-type="string" table:style-name="ce1">
            <text:p>21.01.2019,14:30</text:p>
          </table:table-cell>
          <table:table-cell office:value-type="float" office:value="20.495760000000001" table:style-name="ce1">
            <text:p>20.49576</text:p>
          </table:table-cell>
          <table:table-cell office:value-type="float" office:value="44.882550000000002" table:style-name="ce1">
            <text:p>44.8825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564" table:style-name="ce1">
            <text:p>1242564</text:p>
          </table:table-cell>
          <table:table-cell office:value-type="string" table:style-name="ce1">
            <text:p>21.01.2019,10:20</text:p>
          </table:table-cell>
          <table:table-cell office:value-type="float" office:value="20.460370000000001" table:style-name="ce1">
            <text:p>20.46037</text:p>
          </table:table-cell>
          <table:table-cell office:value-type="float" office:value="44.80057" table:style-name="ce1">
            <text:p>44.8005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2528" table:style-name="ce1">
            <text:p>1242528</text:p>
          </table:table-cell>
          <table:table-cell office:value-type="string" table:style-name="ce1">
            <text:p>21.01.2019,21:40</text:p>
          </table:table-cell>
          <table:table-cell office:value-type="float" office:value="20.397200000000002" table:style-name="ce1">
            <text:p>20.3972</text:p>
          </table:table-cell>
          <table:table-cell office:value-type="float" office:value="44.669490000000003" table:style-name="ce1">
            <text:p>44.6694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2490" table:style-name="ce1">
            <text:p>1242490</text:p>
          </table:table-cell>
          <table:table-cell office:value-type="string" table:style-name="ce1">
            <text:p>21.01.2019,09:00</text:p>
          </table:table-cell>
          <table:table-cell office:value-type="float" office:value="20.435061000000001" table:style-name="ce1">
            <text:p>20.435061</text:p>
          </table:table-cell>
          <table:table-cell office:value-type="float" office:value="44.757489" table:style-name="ce1">
            <text:p>44.75748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2470" table:style-name="ce1">
            <text:p>1242470</text:p>
          </table:table-cell>
          <table:table-cell office:value-type="string" table:style-name="ce1">
            <text:p>21.01.2019,07:55</text:p>
          </table:table-cell>
          <table:table-cell office:value-type="float" office:value="20.476635999999999" table:style-name="ce1">
            <text:p>20.476636</text:p>
          </table:table-cell>
          <table:table-cell office:value-type="float" office:value="44.798591999999999" table:style-name="ce1">
            <text:p>44.79859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3785" table:style-name="ce1">
            <text:p>1243785</text:p>
          </table:table-cell>
          <table:table-cell office:value-type="string" table:style-name="ce1">
            <text:p>21.01.2019,16:00</text:p>
          </table:table-cell>
          <table:table-cell office:value-type="float" office:value="20.507999999999999" table:style-name="ce1">
            <text:p>20.508</text:p>
          </table:table-cell>
          <table:table-cell office:value-type="float" office:value="44.792659999999998" table:style-name="ce1">
            <text:p>44.7926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2489" table:style-name="ce1">
            <text:p>1242489</text:p>
          </table:table-cell>
          <table:table-cell office:value-type="string" table:style-name="ce1">
            <text:p>21.01.2019,12:30</text:p>
          </table:table-cell>
          <table:table-cell office:value-type="float" office:value="20.258109999999999" table:style-name="ce1">
            <text:p>20.25811</text:p>
          </table:table-cell>
          <table:table-cell office:value-type="float" office:value="44.645499999999998" table:style-name="ce1">
            <text:p>44.645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sa kolovoza u krivini</text:p>
          </table:table-cell>
          <table:table-cell table:number-columns-repeated="16377"/>
        </table:table-row>
        <table:table-row table:style-name="ro1">
          <table:table-cell office:value-type="float" office:value="1243432" table:style-name="ce1">
            <text:p>1243432</text:p>
          </table:table-cell>
          <table:table-cell office:value-type="string" table:style-name="ce1">
            <text:p>21.01.2019,06:45</text:p>
          </table:table-cell>
          <table:table-cell office:value-type="float" office:value="20.729419" table:style-name="ce1">
            <text:p>20.729419</text:p>
          </table:table-cell>
          <table:table-cell office:value-type="float" office:value="44.591357000000002" table:style-name="ce1">
            <text:p>44.59135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sa kolovoza u krivini</text:p>
          </table:table-cell>
          <table:table-cell table:number-columns-repeated="16377"/>
        </table:table-row>
        <table:table-row table:style-name="ro1">
          <table:table-cell office:value-type="float" office:value="1242626" table:style-name="ce1">
            <text:p>1242626</text:p>
          </table:table-cell>
          <table:table-cell office:value-type="string" table:style-name="ce1">
            <text:p>21.01.2019,14:30</text:p>
          </table:table-cell>
          <table:table-cell office:value-type="float" office:value="20.389298" table:style-name="ce1">
            <text:p>20.389298</text:p>
          </table:table-cell>
          <table:table-cell office:value-type="float" office:value="44.818558000000003" table:style-name="ce1">
            <text:p>44.81855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2611" table:style-name="ce1">
            <text:p>1242611</text:p>
          </table:table-cell>
          <table:table-cell office:value-type="string" table:style-name="ce1">
            <text:p>21.01.2019,10:25</text:p>
          </table:table-cell>
          <table:table-cell office:value-type="float" office:value="20.46003" table:style-name="ce1">
            <text:p>20.46003</text:p>
          </table:table-cell>
          <table:table-cell office:value-type="float" office:value="44.876859000000003" table:style-name="ce1">
            <text:p>44.87685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2638" table:style-name="ce1">
            <text:p>1242638</text:p>
          </table:table-cell>
          <table:table-cell office:value-type="string" table:style-name="ce1">
            <text:p>21.01.2019,09:00</text:p>
          </table:table-cell>
          <table:table-cell office:value-type="float" office:value="20.458494999999999" table:style-name="ce1">
            <text:p>20.458495</text:p>
          </table:table-cell>
          <table:table-cell office:value-type="float" office:value="44.771712000000001" table:style-name="ce1">
            <text:p>44.77171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3889" table:style-name="ce1">
            <text:p>1243889</text:p>
          </table:table-cell>
          <table:table-cell office:value-type="string" table:style-name="ce1">
            <text:p>21.01.2019,23:10</text:p>
          </table:table-cell>
          <table:table-cell office:value-type="float" office:value="20.421288000000001" table:style-name="ce1">
            <text:p>20.421288</text:p>
          </table:table-cell>
          <table:table-cell office:value-type="float" office:value="44.712797999999999" table:style-name="ce1">
            <text:p>44.71279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2696" table:style-name="ce1">
            <text:p>1242696</text:p>
          </table:table-cell>
          <table:table-cell office:value-type="string" table:style-name="ce1">
            <text:p>21.01.2019,16:40</text:p>
          </table:table-cell>
          <table:table-cell office:value-type="float" office:value="20.301905000000001" table:style-name="ce1">
            <text:p>20.301905</text:p>
          </table:table-cell>
          <table:table-cell office:value-type="float" office:value="44.925770999999997" table:style-name="ce1">
            <text:p>44.92577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životinja</text:p>
          </table:table-cell>
          <table:table-cell table:number-columns-repeated="16377"/>
        </table:table-row>
        <table:table-row table:style-name="ro1">
          <table:table-cell office:value-type="float" office:value="1242751" table:style-name="ce1">
            <text:p>1242751</text:p>
          </table:table-cell>
          <table:table-cell office:value-type="string" table:style-name="ce1">
            <text:p>21.01.2019,15:50</text:p>
          </table:table-cell>
          <table:table-cell office:value-type="float" office:value="20.700379999999999" table:style-name="ce1">
            <text:p>20.70038</text:p>
          </table:table-cell>
          <table:table-cell office:value-type="float" office:value="44.442360000000001" table:style-name="ce1">
            <text:p>44.4423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životinja</text:p>
          </table:table-cell>
          <table:table-cell table:number-columns-repeated="16377"/>
        </table:table-row>
        <table:table-row table:style-name="ro1">
          <table:table-cell office:value-type="float" office:value="1243845" table:style-name="ce1">
            <text:p>1243845</text:p>
          </table:table-cell>
          <table:table-cell office:value-type="string" table:style-name="ce1">
            <text:p>21.01.2019,18:45</text:p>
          </table:table-cell>
          <table:table-cell office:value-type="float" office:value="20.393491000000001" table:style-name="ce1">
            <text:p>20.393491</text:p>
          </table:table-cell>
          <table:table-cell office:value-type="float" office:value="44.846359999999997" table:style-name="ce1">
            <text:p>44.8463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suprotnim smerovima uz skretanje</text:p>
          </table:table-cell>
          <table:table-cell table:number-columns-repeated="16377"/>
        </table:table-row>
        <table:table-row table:style-name="ro1">
          <table:table-cell office:value-type="float" office:value="1242502" table:style-name="ce1">
            <text:p>1242502</text:p>
          </table:table-cell>
          <table:table-cell office:value-type="string" table:style-name="ce1">
            <text:p>21.01.2019,16:20</text:p>
          </table:table-cell>
          <table:table-cell office:value-type="float" office:value="20.488430000000001" table:style-name="ce1">
            <text:p>20.48843</text:p>
          </table:table-cell>
          <table:table-cell office:value-type="float" office:value="44.803190000000001" table:style-name="ce1">
            <text:p>44.8031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3677" table:style-name="ce1">
            <text:p>1243677</text:p>
          </table:table-cell>
          <table:table-cell office:value-type="string" table:style-name="ce1">
            <text:p>21.01.2019,16:00</text:p>
          </table:table-cell>
          <table:table-cell office:value-type="float" office:value="20.435737" table:style-name="ce1">
            <text:p>20.435737</text:p>
          </table:table-cell>
          <table:table-cell office:value-type="float" office:value="44.795020999999998" table:style-name="ce1">
            <text:p>44.79502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2508" table:style-name="ce1">
            <text:p>1242508</text:p>
          </table:table-cell>
          <table:table-cell office:value-type="string" table:style-name="ce1">
            <text:p>21.01.2019,18:10</text:p>
          </table:table-cell>
          <table:table-cell office:value-type="float" office:value="20.377966000000001" table:style-name="ce1">
            <text:p>20.377966</text:p>
          </table:table-cell>
          <table:table-cell office:value-type="float" office:value="44.805762000000001" table:style-name="ce1">
            <text:p>44.80576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2496" table:style-name="ce1">
            <text:p>1242496</text:p>
          </table:table-cell>
          <table:table-cell office:value-type="string" table:style-name="ce1">
            <text:p>21.01.2019,17:15</text:p>
          </table:table-cell>
          <table:table-cell office:value-type="float" office:value="20.261340000000001" table:style-name="ce1">
            <text:p>20.26134</text:p>
          </table:table-cell>
          <table:table-cell office:value-type="float" office:value="44.379989999999999" table:style-name="ce1">
            <text:p>44.3799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2634" table:style-name="ce1">
            <text:p>1242634</text:p>
          </table:table-cell>
          <table:table-cell office:value-type="string" table:style-name="ce1">
            <text:p>21.01.2019,08:30</text:p>
          </table:table-cell>
          <table:table-cell office:value-type="float" office:value="20.427188000000001" table:style-name="ce1">
            <text:p>20.427188</text:p>
          </table:table-cell>
          <table:table-cell office:value-type="float" office:value="44.821714999999998" table:style-name="ce1">
            <text:p>44.82171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6675" table:style-name="ce1">
            <text:p>1246675</text:p>
          </table:table-cell>
          <table:table-cell office:value-type="string" table:style-name="ce1">
            <text:p>21.01.2019,10:10</text:p>
          </table:table-cell>
          <table:table-cell office:value-type="float" office:value="20.491291" table:style-name="ce1">
            <text:p>20.491291</text:p>
          </table:table-cell>
          <table:table-cell office:value-type="float" office:value="44.784221000000002" table:style-name="ce1">
            <text:p>44.78422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se kreće na trotoaru ili biciklističkoj stazi</text:p>
          </table:table-cell>
          <table:table-cell table:number-columns-repeated="16377"/>
        </table:table-row>
        <table:table-row table:style-name="ro1">
          <table:table-cell office:value-type="float" office:value="1242641" table:style-name="ce1">
            <text:p>1242641</text:p>
          </table:table-cell>
          <table:table-cell office:value-type="string" table:style-name="ce1">
            <text:p>21.01.2019,16:40</text:p>
          </table:table-cell>
          <table:table-cell office:value-type="float" office:value="20.472300000000001" table:style-name="ce1">
            <text:p>20.4723</text:p>
          </table:table-cell>
          <table:table-cell office:value-type="float" office:value="44.789380000000001" table:style-name="ce1">
            <text:p>44.7893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stoji ili se kreće, sa kretanjem vozila unazad</text:p>
          </table:table-cell>
          <table:table-cell table:number-columns-repeated="16377"/>
        </table:table-row>
        <table:table-row table:style-name="ro1">
          <table:table-cell office:value-type="float" office:value="1242482" table:style-name="ce1">
            <text:p>1242482</text:p>
          </table:table-cell>
          <table:table-cell office:value-type="string" table:style-name="ce1">
            <text:p>21.01.2019,09:10</text:p>
          </table:table-cell>
          <table:table-cell office:value-type="float" office:value="20.433194" table:style-name="ce1">
            <text:p>20.433194</text:p>
          </table:table-cell>
          <table:table-cell office:value-type="float" office:value="44.812846999999998" table:style-name="ce1">
            <text:p>44.81284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sa skretanjem vozila udesno, u raskrsnici</text:p>
          </table:table-cell>
          <table:table-cell table:number-columns-repeated="16377"/>
        </table:table-row>
        <table:table-row table:style-name="ro1">
          <table:table-cell office:value-type="float" office:value="1242619" table:style-name="ce1">
            <text:p>1242619</text:p>
          </table:table-cell>
          <table:table-cell office:value-type="string" table:style-name="ce1">
            <text:p>21.01.2019,11:30</text:p>
          </table:table-cell>
          <table:table-cell office:value-type="float" office:value="20.485216999999999" table:style-name="ce1">
            <text:p>20.485217</text:p>
          </table:table-cell>
          <table:table-cell office:value-type="float" office:value="44.816941" table:style-name="ce1">
            <text:p>44.81694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van raskrsnice , bez skretanja vozila</text:p>
          </table:table-cell>
          <table:table-cell table:number-columns-repeated="16377"/>
        </table:table-row>
        <table:table-row table:style-name="ro1">
          <table:table-cell office:value-type="float" office:value="1242872" table:style-name="ce1">
            <text:p>1242872</text:p>
          </table:table-cell>
          <table:table-cell office:value-type="string" table:style-name="ce1">
            <text:p>21.01.2019,19:20</text:p>
          </table:table-cell>
          <table:table-cell office:value-type="float" office:value="20.503889999999998" table:style-name="ce1">
            <text:p>20.50389</text:p>
          </table:table-cell>
          <table:table-cell office:value-type="float" office:value="44.700564999999997" table:style-name="ce1">
            <text:p>44.70056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van raskrsnice , bez skretanja vozila</text:p>
          </table:table-cell>
          <table:table-cell table:number-columns-repeated="16377"/>
        </table:table-row>
        <table:table-row table:style-name="ro1">
          <table:table-cell office:value-type="float" office:value="1242598" table:style-name="ce1">
            <text:p>1242598</text:p>
          </table:table-cell>
          <table:table-cell office:value-type="string" table:style-name="ce1">
            <text:p>21.01.2019,15:45</text:p>
          </table:table-cell>
          <table:table-cell office:value-type="float" office:value="20.455249999999999" table:style-name="ce1">
            <text:p>20.45525</text:p>
          </table:table-cell>
          <table:table-cell office:value-type="float" office:value="44.803730000000002" table:style-name="ce1">
            <text:p>44.8037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sa skretanjem vozila ulevo, u raskrsnici</text:p>
          </table:table-cell>
          <table:table-cell table:number-columns-repeated="16377"/>
        </table:table-row>
        <table:table-row table:style-name="ro1">
          <table:table-cell office:value-type="float" office:value="1242506" table:style-name="ce1">
            <text:p>1242506</text:p>
          </table:table-cell>
          <table:table-cell office:value-type="string" table:style-name="ce1">
            <text:p>21.01.2019,17:15</text:p>
          </table:table-cell>
          <table:table-cell office:value-type="float" office:value="20.395689999999998" table:style-name="ce1">
            <text:p>20.39569</text:p>
          </table:table-cell>
          <table:table-cell office:value-type="float" office:value="44.841070000000002" table:style-name="ce1">
            <text:p>44.8410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42610" table:style-name="ce1">
            <text:p>1242610</text:p>
          </table:table-cell>
          <table:table-cell office:value-type="string" table:style-name="ce1">
            <text:p>21.01.2019,01:15</text:p>
          </table:table-cell>
          <table:table-cell office:value-type="float" office:value="20.458202" table:style-name="ce1">
            <text:p>20.458202</text:p>
          </table:table-cell>
          <table:table-cell office:value-type="float" office:value="44.710025999999999" table:style-name="ce1">
            <text:p>44.71002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226" table:style-name="ce1">
            <text:p>1243226</text:p>
          </table:table-cell>
          <table:table-cell office:value-type="string" table:style-name="ce1">
            <text:p>21.01.2019,11:00</text:p>
          </table:table-cell>
          <table:table-cell office:value-type="float" office:value="20.499680000000001" table:style-name="ce1">
            <text:p>20.49968</text:p>
          </table:table-cell>
          <table:table-cell office:value-type="float" office:value="44.798340000000003" table:style-name="ce1">
            <text:p>44.7983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2625" table:style-name="ce1">
            <text:p>1242625</text:p>
          </table:table-cell>
          <table:table-cell office:value-type="string" table:style-name="ce1">
            <text:p>21.01.2019,13:50</text:p>
          </table:table-cell>
          <table:table-cell office:value-type="float" office:value="20.499586000000001" table:style-name="ce1">
            <text:p>20.499586</text:p>
          </table:table-cell>
          <table:table-cell office:value-type="float" office:value="44.778582999999998" table:style-name="ce1">
            <text:p>44.77858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359" table:style-name="ce1">
            <text:p>1243359</text:p>
          </table:table-cell>
          <table:table-cell office:value-type="string" table:style-name="ce1">
            <text:p>21.01.2019,18:30</text:p>
          </table:table-cell>
          <table:table-cell office:value-type="float" office:value="20.787590000000002" table:style-name="ce1">
            <text:p>20.78759</text:p>
          </table:table-cell>
          <table:table-cell office:value-type="float" office:value="44.483220000000003" table:style-name="ce1">
            <text:p>44.4832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2613" table:style-name="ce1">
            <text:p>1242613</text:p>
          </table:table-cell>
          <table:table-cell office:value-type="string" table:style-name="ce1">
            <text:p>21.01.2019,14:10</text:p>
          </table:table-cell>
          <table:table-cell office:value-type="float" office:value="20.465239" table:style-name="ce1">
            <text:p>20.465239</text:p>
          </table:table-cell>
          <table:table-cell office:value-type="float" office:value="44.800418999999998" table:style-name="ce1">
            <text:p>44.80041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2804" table:style-name="ce1">
            <text:p>1242804</text:p>
          </table:table-cell>
          <table:table-cell office:value-type="string" table:style-name="ce1">
            <text:p>21.01.2019,00:30</text:p>
          </table:table-cell>
          <table:table-cell office:value-type="float" office:value="20.47794" table:style-name="ce1">
            <text:p>20.47794</text:p>
          </table:table-cell>
          <table:table-cell office:value-type="float" office:value="44.788879999999999" table:style-name="ce1">
            <text:p>44.7888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2595" table:style-name="ce1">
            <text:p>1242595</text:p>
          </table:table-cell>
          <table:table-cell office:value-type="string" table:style-name="ce1">
            <text:p>21.01.2019,12:30</text:p>
          </table:table-cell>
          <table:table-cell office:value-type="float" office:value="20.463781999999998" table:style-name="ce1">
            <text:p>20.463782</text:p>
          </table:table-cell>
          <table:table-cell office:value-type="float" office:value="44.798425999999999" table:style-name="ce1">
            <text:p>44.79842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2599" table:style-name="ce1">
            <text:p>1242599</text:p>
          </table:table-cell>
          <table:table-cell office:value-type="string" table:style-name="ce1">
            <text:p>21.01.2019,13:30</text:p>
          </table:table-cell>
          <table:table-cell office:value-type="float" office:value="20.497357999999998" table:style-name="ce1">
            <text:p>20.497358</text:p>
          </table:table-cell>
          <table:table-cell office:value-type="float" office:value="44.795442000000001" table:style-name="ce1">
            <text:p>44.79544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2600" table:style-name="ce1">
            <text:p>1242600</text:p>
          </table:table-cell>
          <table:table-cell office:value-type="string" table:style-name="ce1">
            <text:p>21.01.2019,07:00</text:p>
          </table:table-cell>
          <table:table-cell office:value-type="float" office:value="20.39875" table:style-name="ce1">
            <text:p>20.39875</text:p>
          </table:table-cell>
          <table:table-cell office:value-type="float" office:value="44.801920000000003" table:style-name="ce1">
            <text:p>44.8019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2601" table:style-name="ce1">
            <text:p>1242601</text:p>
          </table:table-cell>
          <table:table-cell office:value-type="string" table:style-name="ce1">
            <text:p>21.01.2019,11:30</text:p>
          </table:table-cell>
          <table:table-cell office:value-type="float" office:value="20.290700000000001" table:style-name="ce1">
            <text:p>20.2907</text:p>
          </table:table-cell>
          <table:table-cell office:value-type="float" office:value="44.819969999999998" table:style-name="ce1">
            <text:p>44.8199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2479" table:style-name="ce1">
            <text:p>1242479</text:p>
          </table:table-cell>
          <table:table-cell office:value-type="string" table:style-name="ce1">
            <text:p>21.01.2019,09:00</text:p>
          </table:table-cell>
          <table:table-cell office:value-type="float" office:value="20.4619" table:style-name="ce1">
            <text:p>20.4619</text:p>
          </table:table-cell>
          <table:table-cell office:value-type="float" office:value="44.780360000000002" table:style-name="ce1">
            <text:p>44.7803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2515" table:style-name="ce1">
            <text:p>1242515</text:p>
          </table:table-cell>
          <table:table-cell office:value-type="string" table:style-name="ce1">
            <text:p>21.01.2019,19:55</text:p>
          </table:table-cell>
          <table:table-cell office:value-type="float" office:value="20.539117000000001" table:style-name="ce1">
            <text:p>20.539117</text:p>
          </table:table-cell>
          <table:table-cell office:value-type="float" office:value="44.791088999999999" table:style-name="ce1">
            <text:p>44.79108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2468" table:style-name="ce1">
            <text:p>1242468</text:p>
          </table:table-cell>
          <table:table-cell office:value-type="string" table:style-name="ce1">
            <text:p>21.01.2019,07:40</text:p>
          </table:table-cell>
          <table:table-cell office:value-type="float" office:value="20.418786000000001" table:style-name="ce1">
            <text:p>20.418786</text:p>
          </table:table-cell>
          <table:table-cell office:value-type="float" office:value="44.787790000000001" table:style-name="ce1">
            <text:p>44.7877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3212" table:style-name="ce1">
            <text:p>1243212</text:p>
          </table:table-cell>
          <table:table-cell office:value-type="string" table:style-name="ce1">
            <text:p>22.01.2019,17:50</text:p>
          </table:table-cell>
          <table:table-cell office:value-type="float" office:value="20.473572999999998" table:style-name="ce1">
            <text:p>20.473573</text:p>
          </table:table-cell>
          <table:table-cell office:value-type="float" office:value="44.787562999999999" table:style-name="ce1">
            <text:p>44.78756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2858" table:style-name="ce1">
            <text:p>1242858</text:p>
          </table:table-cell>
          <table:table-cell office:value-type="string" table:style-name="ce1">
            <text:p>22.01.2019,18:00</text:p>
          </table:table-cell>
          <table:table-cell office:value-type="float" office:value="20.395409999999998" table:style-name="ce1">
            <text:p>20.39541</text:p>
          </table:table-cell>
          <table:table-cell office:value-type="float" office:value="44.845050000000001" table:style-name="ce1">
            <text:p>44.8450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2722" table:style-name="ce1">
            <text:p>1242722</text:p>
          </table:table-cell>
          <table:table-cell office:value-type="string" table:style-name="ce1">
            <text:p>22.01.2019,15:25</text:p>
          </table:table-cell>
          <table:table-cell office:value-type="float" office:value="20.40165" table:style-name="ce1">
            <text:p>20.40165</text:p>
          </table:table-cell>
          <table:table-cell office:value-type="float" office:value="44.829090000000001" table:style-name="ce1">
            <text:p>44.8290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2740" table:style-name="ce1">
            <text:p>1242740</text:p>
          </table:table-cell>
          <table:table-cell office:value-type="string" table:style-name="ce1">
            <text:p>22.01.2019,16:15</text:p>
          </table:table-cell>
          <table:table-cell office:value-type="float" office:value="20.482226000000001" table:style-name="ce1">
            <text:p>20.482226</text:p>
          </table:table-cell>
          <table:table-cell office:value-type="float" office:value="44.785561999999999" table:style-name="ce1">
            <text:p>44.78556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2955" table:style-name="ce1">
            <text:p>1242955</text:p>
          </table:table-cell>
          <table:table-cell office:value-type="string" table:style-name="ce1">
            <text:p>22.01.2019,22:30</text:p>
          </table:table-cell>
          <table:table-cell office:value-type="float" office:value="20.288540000000001" table:style-name="ce1">
            <text:p>20.28854</text:p>
          </table:table-cell>
          <table:table-cell office:value-type="float" office:value="44.898620000000001" table:style-name="ce1">
            <text:p>44.8986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2650" table:style-name="ce1">
            <text:p>1242650</text:p>
          </table:table-cell>
          <table:table-cell office:value-type="string" table:style-name="ce1">
            <text:p>22.01.2019,22:05</text:p>
          </table:table-cell>
          <table:table-cell office:value-type="float" office:value="20.462410999999999" table:style-name="ce1">
            <text:p>20.462411</text:p>
          </table:table-cell>
          <table:table-cell office:value-type="float" office:value="44.875273" table:style-name="ce1">
            <text:p>44.87527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3733" table:style-name="ce1">
            <text:p>1243733</text:p>
          </table:table-cell>
          <table:table-cell office:value-type="string" table:style-name="ce1">
            <text:p>22.01.2019,05:00</text:p>
          </table:table-cell>
          <table:table-cell office:value-type="float" office:value="20.466187999999999" table:style-name="ce1">
            <text:p>20.466188</text:p>
          </table:table-cell>
          <table:table-cell office:value-type="float" office:value="44.787542000000002" table:style-name="ce1">
            <text:p>44.78754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2721" table:style-name="ce1">
            <text:p>1242721</text:p>
          </table:table-cell>
          <table:table-cell office:value-type="string" table:style-name="ce1">
            <text:p>22.01.2019,14:30</text:p>
          </table:table-cell>
          <table:table-cell office:value-type="float" office:value="20.487071" table:style-name="ce1">
            <text:p>20.487071</text:p>
          </table:table-cell>
          <table:table-cell office:value-type="float" office:value="44.844056999999999" table:style-name="ce1">
            <text:p>44.84405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2714" table:style-name="ce1">
            <text:p>1242714</text:p>
          </table:table-cell>
          <table:table-cell office:value-type="string" table:style-name="ce1">
            <text:p>22.01.2019,12:45</text:p>
          </table:table-cell>
          <table:table-cell office:value-type="float" office:value="20.171340000000001" table:style-name="ce1">
            <text:p>20.17134</text:p>
          </table:table-cell>
          <table:table-cell office:value-type="float" office:value="44.620510000000003" table:style-name="ce1">
            <text:p>44.6205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desno – čeoni sudar sa vozilom koje nailazi zdesna</text:p>
          </table:table-cell>
          <table:table-cell table:number-columns-repeated="16377"/>
        </table:table-row>
        <table:table-row table:style-name="ro1">
          <table:table-cell office:value-type="float" office:value="1243810" table:style-name="ce1">
            <text:p>1243810</text:p>
          </table:table-cell>
          <table:table-cell office:value-type="string" table:style-name="ce1">
            <text:p>22.01.2019,17:00</text:p>
          </table:table-cell>
          <table:table-cell office:value-type="float" office:value="20.459" table:style-name="ce1">
            <text:p>20.459</text:p>
          </table:table-cell>
          <table:table-cell office:value-type="float" office:value="44.804723000000003" table:style-name="ce1">
            <text:p>44.80472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zdesna</text:p>
          </table:table-cell>
          <table:table-cell table:number-columns-repeated="16377"/>
        </table:table-row>
        <table:table-row table:style-name="ro1">
          <table:table-cell office:value-type="float" office:value="1242562" table:style-name="ce1">
            <text:p>1242562</text:p>
          </table:table-cell>
          <table:table-cell office:value-type="string" table:style-name="ce1">
            <text:p>22.01.2019,07:20</text:p>
          </table:table-cell>
          <table:table-cell office:value-type="float" office:value="20.487220000000001" table:style-name="ce1">
            <text:p>20.48722</text:p>
          </table:table-cell>
          <table:table-cell office:value-type="float" office:value="44.817950000000003" table:style-name="ce1">
            <text:p>44.8179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2636" table:style-name="ce1">
            <text:p>1242636</text:p>
          </table:table-cell>
          <table:table-cell office:value-type="string" table:style-name="ce1">
            <text:p>22.01.2019,18:15</text:p>
          </table:table-cell>
          <table:table-cell office:value-type="float" office:value="20.488512" table:style-name="ce1">
            <text:p>20.488512</text:p>
          </table:table-cell>
          <table:table-cell office:value-type="float" office:value="44.845576000000001" table:style-name="ce1">
            <text:p>44.84557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640" table:style-name="ce1">
            <text:p>1242640</text:p>
          </table:table-cell>
          <table:table-cell office:value-type="string" table:style-name="ce1">
            <text:p>22.01.2019,22:45</text:p>
          </table:table-cell>
          <table:table-cell office:value-type="float" office:value="20.354106000000002" table:style-name="ce1">
            <text:p>20.354106</text:p>
          </table:table-cell>
          <table:table-cell office:value-type="float" office:value="44.806913000000002" table:style-name="ce1">
            <text:p>44.80691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707" table:style-name="ce1">
            <text:p>1242707</text:p>
          </table:table-cell>
          <table:table-cell office:value-type="string" table:style-name="ce1">
            <text:p>22.01.2019,08:45</text:p>
          </table:table-cell>
          <table:table-cell office:value-type="float" office:value="20.30611" table:style-name="ce1">
            <text:p>20.30611</text:p>
          </table:table-cell>
          <table:table-cell office:value-type="float" office:value="44.682544999999998" table:style-name="ce1">
            <text:p>44.68254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582" table:style-name="ce1">
            <text:p>1242582</text:p>
          </table:table-cell>
          <table:table-cell office:value-type="string" table:style-name="ce1">
            <text:p>22.01.2019,11:20</text:p>
          </table:table-cell>
          <table:table-cell office:value-type="float" office:value="20.485272999999999" table:style-name="ce1">
            <text:p>20.485273</text:p>
          </table:table-cell>
          <table:table-cell office:value-type="float" office:value="44.850935999999997" table:style-name="ce1">
            <text:p>44.85093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587" table:style-name="ce1">
            <text:p>1242587</text:p>
          </table:table-cell>
          <table:table-cell office:value-type="string" table:style-name="ce1">
            <text:p>22.01.2019,14:00</text:p>
          </table:table-cell>
          <table:table-cell office:value-type="float" office:value="20.457719999999998" table:style-name="ce1">
            <text:p>20.45772</text:p>
          </table:table-cell>
          <table:table-cell office:value-type="float" office:value="44.807369999999999" table:style-name="ce1">
            <text:p>44.8073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951" table:style-name="ce1">
            <text:p>1242951</text:p>
          </table:table-cell>
          <table:table-cell office:value-type="string" table:style-name="ce1">
            <text:p>22.01.2019,17:45</text:p>
          </table:table-cell>
          <table:table-cell office:value-type="float" office:value="20.291861999999998" table:style-name="ce1">
            <text:p>20.291862</text:p>
          </table:table-cell>
          <table:table-cell office:value-type="float" office:value="44.897058999999999" table:style-name="ce1">
            <text:p>44.89705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665" table:style-name="ce1">
            <text:p>1242665</text:p>
          </table:table-cell>
          <table:table-cell office:value-type="string" table:style-name="ce1">
            <text:p>22.01.2019,18:20</text:p>
          </table:table-cell>
          <table:table-cell office:value-type="float" office:value="20.49823" table:style-name="ce1">
            <text:p>20.49823</text:p>
          </table:table-cell>
          <table:table-cell office:value-type="float" office:value="44.817680000000003" table:style-name="ce1">
            <text:p>44.8176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962" table:style-name="ce1">
            <text:p>1242962</text:p>
          </table:table-cell>
          <table:table-cell office:value-type="string" table:style-name="ce1">
            <text:p>22.01.2019,12:35</text:p>
          </table:table-cell>
          <table:table-cell office:value-type="float" office:value="20.299267" table:style-name="ce1">
            <text:p>20.299267</text:p>
          </table:table-cell>
          <table:table-cell office:value-type="float" office:value="44.833866999999998" table:style-name="ce1">
            <text:p>44.83386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531" table:style-name="ce1">
            <text:p>1243531</text:p>
          </table:table-cell>
          <table:table-cell office:value-type="string" table:style-name="ce1">
            <text:p>22.01.2019,16:00</text:p>
          </table:table-cell>
          <table:table-cell office:value-type="float" office:value="20.365946000000001" table:style-name="ce1">
            <text:p>20.365946</text:p>
          </table:table-cell>
          <table:table-cell office:value-type="float" office:value="44.85275" table:style-name="ce1">
            <text:p>44.8527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534" table:style-name="ce1">
            <text:p>1243534</text:p>
          </table:table-cell>
          <table:table-cell office:value-type="string" table:style-name="ce1">
            <text:p>22.01.2019,09:15</text:p>
          </table:table-cell>
          <table:table-cell office:value-type="float" office:value="20.38653" table:style-name="ce1">
            <text:p>20.38653</text:p>
          </table:table-cell>
          <table:table-cell office:value-type="float" office:value="44.826419999999999" table:style-name="ce1">
            <text:p>44.8264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847" table:style-name="ce1">
            <text:p>1242847</text:p>
          </table:table-cell>
          <table:table-cell office:value-type="string" table:style-name="ce1">
            <text:p>22.01.2019,17:50</text:p>
          </table:table-cell>
          <table:table-cell office:value-type="float" office:value="20.487159999999999" table:style-name="ce1">
            <text:p>20.48716</text:p>
          </table:table-cell>
          <table:table-cell office:value-type="float" office:value="44.81794" table:style-name="ce1">
            <text:p>44.8179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2591" table:style-name="ce1">
            <text:p>1242591</text:p>
          </table:table-cell>
          <table:table-cell office:value-type="string" table:style-name="ce1">
            <text:p>22.01.2019,13:30</text:p>
          </table:table-cell>
          <table:table-cell office:value-type="float" office:value="20.433233000000001" table:style-name="ce1">
            <text:p>20.433233</text:p>
          </table:table-cell>
          <table:table-cell office:value-type="float" office:value="44.813482" table:style-name="ce1">
            <text:p>44.81348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čeoni sudar</text:p>
          </table:table-cell>
          <table:table-cell table:number-columns-repeated="16377"/>
        </table:table-row>
        <table:table-row table:style-name="ro1">
          <table:table-cell office:value-type="float" office:value="1242717" table:style-name="ce1">
            <text:p>1242717</text:p>
          </table:table-cell>
          <table:table-cell office:value-type="string" table:style-name="ce1">
            <text:p>22.01.2019,10:15</text:p>
          </table:table-cell>
          <table:table-cell office:value-type="float" office:value="20.441421999999999" table:style-name="ce1">
            <text:p>20.441422</text:p>
          </table:table-cell>
          <table:table-cell office:value-type="float" office:value="44.802477000000003" table:style-name="ce1">
            <text:p>44.80247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bez prepreka na kolovozu na nepoznat, nespecificiran način</text:p>
          </table:table-cell>
          <table:table-cell table:number-columns-repeated="16377"/>
        </table:table-row>
        <table:table-row table:style-name="ro1">
          <table:table-cell office:value-type="float" office:value="1242854" table:style-name="ce1">
            <text:p>1242854</text:p>
          </table:table-cell>
          <table:table-cell office:value-type="string" table:style-name="ce1">
            <text:p>22.01.2019,16:40</text:p>
          </table:table-cell>
          <table:table-cell office:value-type="float" office:value="20.423480000000001" table:style-name="ce1">
            <text:p>20.42348</text:p>
          </table:table-cell>
          <table:table-cell office:value-type="float" office:value="44.728060999999997" table:style-name="ce1">
            <text:p>44.72806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2573" table:style-name="ce1">
            <text:p>1242573</text:p>
          </table:table-cell>
          <table:table-cell office:value-type="string" table:style-name="ce1">
            <text:p>22.01.2019,09:10</text:p>
          </table:table-cell>
          <table:table-cell office:value-type="float" office:value="20.477989999999998" table:style-name="ce1">
            <text:p>20.47799</text:p>
          </table:table-cell>
          <table:table-cell office:value-type="float" office:value="44.811140000000002" table:style-name="ce1">
            <text:p>44.8111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2704" table:style-name="ce1">
            <text:p>1242704</text:p>
          </table:table-cell>
          <table:table-cell office:value-type="string" table:style-name="ce1">
            <text:p>22.01.2019,05:00</text:p>
          </table:table-cell>
          <table:table-cell office:value-type="float" office:value="20.509799000000001" table:style-name="ce1">
            <text:p>20.509799</text:p>
          </table:table-cell>
          <table:table-cell office:value-type="float" office:value="44.852457000000001" table:style-name="ce1">
            <text:p>44.85245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sa kolovoza u krivini</text:p>
          </table:table-cell>
          <table:table-cell table:number-columns-repeated="16377"/>
        </table:table-row>
        <table:table-row table:style-name="ro1">
          <table:table-cell office:value-type="float" office:value="1242849" table:style-name="ce1">
            <text:p>1242849</text:p>
          </table:table-cell>
          <table:table-cell office:value-type="string" table:style-name="ce1">
            <text:p>22.01.2019,23:00</text:p>
          </table:table-cell>
          <table:table-cell office:value-type="float" office:value="20.408840000000001" table:style-name="ce1">
            <text:p>20.40884</text:p>
          </table:table-cell>
          <table:table-cell office:value-type="float" office:value="44.813299999999998" table:style-name="ce1">
            <text:p>44.813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43788" table:style-name="ce1">
            <text:p>1243788</text:p>
          </table:table-cell>
          <table:table-cell office:value-type="string" table:style-name="ce1">
            <text:p>22.01.2019,20:15</text:p>
          </table:table-cell>
          <table:table-cell office:value-type="float" office:value="20.428035999999999" table:style-name="ce1">
            <text:p>20.428036</text:p>
          </table:table-cell>
          <table:table-cell office:value-type="float" office:value="44.807262000000001" table:style-name="ce1">
            <text:p>44.80726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43340" table:style-name="ce1">
            <text:p>1243340</text:p>
          </table:table-cell>
          <table:table-cell office:value-type="string" table:style-name="ce1">
            <text:p>22.01.2019,07:10</text:p>
          </table:table-cell>
          <table:table-cell office:value-type="float" office:value="20.556744999999999" table:style-name="ce1">
            <text:p>20.556745</text:p>
          </table:table-cell>
          <table:table-cell office:value-type="float" office:value="44.768414999999997" table:style-name="ce1">
            <text:p>44.76841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42633" table:style-name="ce1">
            <text:p>1242633</text:p>
          </table:table-cell>
          <table:table-cell office:value-type="string" table:style-name="ce1">
            <text:p>22.01.2019,20:30</text:p>
          </table:table-cell>
          <table:table-cell office:value-type="float" office:value="20.440722000000001" table:style-name="ce1">
            <text:p>20.440722</text:p>
          </table:table-cell>
          <table:table-cell office:value-type="float" office:value="44.790211999999997" table:style-name="ce1">
            <text:p>44.79021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42652" table:style-name="ce1">
            <text:p>1242652</text:p>
          </table:table-cell>
          <table:table-cell office:value-type="string" table:style-name="ce1">
            <text:p>22.01.2019,21:20</text:p>
          </table:table-cell>
          <table:table-cell office:value-type="float" office:value="20.530515000000001" table:style-name="ce1">
            <text:p>20.530515</text:p>
          </table:table-cell>
          <table:table-cell office:value-type="float" office:value="44.777461000000002" table:style-name="ce1">
            <text:p>44.77746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suprotnim smerovima uz skretanje</text:p>
          </table:table-cell>
          <table:table-cell table:number-columns-repeated="16377"/>
        </table:table-row>
        <table:table-row table:style-name="ro1">
          <table:table-cell office:value-type="float" office:value="1242604" table:style-name="ce1">
            <text:p>1242604</text:p>
          </table:table-cell>
          <table:table-cell office:value-type="string" table:style-name="ce1">
            <text:p>22.01.2019,14:20</text:p>
          </table:table-cell>
          <table:table-cell office:value-type="float" office:value="20.385567999999999" table:style-name="ce1">
            <text:p>20.385568</text:p>
          </table:table-cell>
          <table:table-cell office:value-type="float" office:value="44.806913000000002" table:style-name="ce1">
            <text:p>44.80691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različitim putevima uz skretanje</text:p>
          </table:table-cell>
          <table:table-cell table:number-columns-repeated="16377"/>
        </table:table-row>
        <table:table-row table:style-name="ro1">
          <table:table-cell office:value-type="float" office:value="1242713" table:style-name="ce1">
            <text:p>1242713</text:p>
          </table:table-cell>
          <table:table-cell office:value-type="string" table:style-name="ce1">
            <text:p>22.01.2019,07:15</text:p>
          </table:table-cell>
          <table:table-cell office:value-type="float" office:value="20.548017000000002" table:style-name="ce1">
            <text:p>20.548017</text:p>
          </table:table-cell>
          <table:table-cell office:value-type="float" office:value="44.774509000000002" table:style-name="ce1">
            <text:p>44.77450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2742" table:style-name="ce1">
            <text:p>1242742</text:p>
          </table:table-cell>
          <table:table-cell office:value-type="string" table:style-name="ce1">
            <text:p>22.01.2019,03:00</text:p>
          </table:table-cell>
          <table:table-cell office:value-type="float" office:value="20.383230000000001" table:style-name="ce1">
            <text:p>20.38323</text:p>
          </table:table-cell>
          <table:table-cell office:value-type="float" office:value="44.72401" table:style-name="ce1">
            <text:p>44.7240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2791" table:style-name="ce1">
            <text:p>1242791</text:p>
          </table:table-cell>
          <table:table-cell office:value-type="string" table:style-name="ce1">
            <text:p>22.01.2019,02:30</text:p>
          </table:table-cell>
          <table:table-cell office:value-type="float" office:value="20.477049999999998" table:style-name="ce1">
            <text:p>20.47705</text:p>
          </table:table-cell>
          <table:table-cell office:value-type="float" office:value="44.754260000000002" table:style-name="ce1">
            <text:p>44.7542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3337" table:style-name="ce1">
            <text:p>1243337</text:p>
          </table:table-cell>
          <table:table-cell office:value-type="string" table:style-name="ce1">
            <text:p>22.01.2019,12:15</text:p>
          </table:table-cell>
          <table:table-cell office:value-type="float" office:value="20.531365999999998" table:style-name="ce1">
            <text:p>20.531366</text:p>
          </table:table-cell>
          <table:table-cell office:value-type="float" office:value="44.794663" table:style-name="ce1">
            <text:p>44.79466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van raskrsnice , bez skretanja vozila</text:p>
          </table:table-cell>
          <table:table-cell table:number-columns-repeated="16377"/>
        </table:table-row>
        <table:table-row table:style-name="ro1">
          <table:table-cell office:value-type="float" office:value="1242645" table:style-name="ce1">
            <text:p>1242645</text:p>
          </table:table-cell>
          <table:table-cell office:value-type="string" table:style-name="ce1">
            <text:p>22.01.2019,21:00</text:p>
          </table:table-cell>
          <table:table-cell office:value-type="float" office:value="20.399652" table:style-name="ce1">
            <text:p>20.399652</text:p>
          </table:table-cell>
          <table:table-cell office:value-type="float" office:value="44.846378999999999" table:style-name="ce1">
            <text:p>44.84637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sa skretanjem vozila udesno, u raskrsnici</text:p>
          </table:table-cell>
          <table:table-cell table:number-columns-repeated="16377"/>
        </table:table-row>
        <table:table-row table:style-name="ro1">
          <table:table-cell office:value-type="float" office:value="1242616" table:style-name="ce1">
            <text:p>1242616</text:p>
          </table:table-cell>
          <table:table-cell office:value-type="string" table:style-name="ce1">
            <text:p>22.01.2019,17:35</text:p>
          </table:table-cell>
          <table:table-cell office:value-type="float" office:value="20.402711" table:style-name="ce1">
            <text:p>20.402711</text:p>
          </table:table-cell>
          <table:table-cell office:value-type="float" office:value="44.812873000000003" table:style-name="ce1">
            <text:p>44.81287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42662" table:style-name="ce1">
            <text:p>1242662</text:p>
          </table:table-cell>
          <table:table-cell office:value-type="string" table:style-name="ce1">
            <text:p>22.01.2019,20:35</text:p>
          </table:table-cell>
          <table:table-cell office:value-type="float" office:value="20.390148" table:style-name="ce1">
            <text:p>20.390148</text:p>
          </table:table-cell>
          <table:table-cell office:value-type="float" office:value="44.841327" table:style-name="ce1">
            <text:p>44.84132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43127" table:style-name="ce1">
            <text:p>1243127</text:p>
          </table:table-cell>
          <table:table-cell office:value-type="string" table:style-name="ce1">
            <text:p>22.01.2019,12:30</text:p>
          </table:table-cell>
          <table:table-cell office:value-type="float" office:value="20.458003999999999" table:style-name="ce1">
            <text:p>20.458004</text:p>
          </table:table-cell>
          <table:table-cell office:value-type="float" office:value="44.800567000000001" table:style-name="ce1">
            <text:p>44.80056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2635" table:style-name="ce1">
            <text:p>1242635</text:p>
          </table:table-cell>
          <table:table-cell office:value-type="string" table:style-name="ce1">
            <text:p>22.01.2019,17:10</text:p>
          </table:table-cell>
          <table:table-cell office:value-type="float" office:value="20.364429000000001" table:style-name="ce1">
            <text:p>20.364429</text:p>
          </table:table-cell>
          <table:table-cell office:value-type="float" office:value="44.801654999999997" table:style-name="ce1">
            <text:p>44.80165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526" table:style-name="ce1">
            <text:p>1243526</text:p>
          </table:table-cell>
          <table:table-cell office:value-type="string" table:style-name="ce1">
            <text:p>22.01.2019,10:30</text:p>
          </table:table-cell>
          <table:table-cell office:value-type="float" office:value="20.46087" table:style-name="ce1">
            <text:p>20.46087</text:p>
          </table:table-cell>
          <table:table-cell office:value-type="float" office:value="44.801130000000001" table:style-name="ce1">
            <text:p>44.8011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535" table:style-name="ce1">
            <text:p>1243535</text:p>
          </table:table-cell>
          <table:table-cell office:value-type="string" table:style-name="ce1">
            <text:p>22.01.2019,11:10</text:p>
          </table:table-cell>
          <table:table-cell office:value-type="float" office:value="20.466213" table:style-name="ce1">
            <text:p>20.466213</text:p>
          </table:table-cell>
          <table:table-cell office:value-type="float" office:value="44.799984000000002" table:style-name="ce1">
            <text:p>44.79998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2988" table:style-name="ce1">
            <text:p>1242988</text:p>
          </table:table-cell>
          <table:table-cell office:value-type="string" table:style-name="ce1">
            <text:p>23.01.2019,18:05</text:p>
          </table:table-cell>
          <table:table-cell office:value-type="float" office:value="20.475860000000001" table:style-name="ce1">
            <text:p>20.47586</text:p>
          </table:table-cell>
          <table:table-cell office:value-type="float" office:value="44.805190000000003" table:style-name="ce1">
            <text:p>44.8051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4336" table:style-name="ce1">
            <text:p>1244336</text:p>
          </table:table-cell>
          <table:table-cell office:value-type="string" table:style-name="ce1">
            <text:p>23.01.2019,11:00</text:p>
          </table:table-cell>
          <table:table-cell office:value-type="float" office:value="20.430437999999999" table:style-name="ce1">
            <text:p>20.430438</text:p>
          </table:table-cell>
          <table:table-cell office:value-type="float" office:value="44.804122999999997" table:style-name="ce1">
            <text:p>44.80412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2831" table:style-name="ce1">
            <text:p>1242831</text:p>
          </table:table-cell>
          <table:table-cell office:value-type="string" table:style-name="ce1">
            <text:p>23.01.2019,09:35</text:p>
          </table:table-cell>
          <table:table-cell office:value-type="float" office:value="20.435368" table:style-name="ce1">
            <text:p>20.435368</text:p>
          </table:table-cell>
          <table:table-cell office:value-type="float" office:value="44.807580999999999" table:style-name="ce1">
            <text:p>44.80758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3171" table:style-name="ce1">
            <text:p>1243171</text:p>
          </table:table-cell>
          <table:table-cell office:value-type="string" table:style-name="ce1">
            <text:p>23.01.2019,10:15</text:p>
          </table:table-cell>
          <table:table-cell office:value-type="float" office:value="20.351602" table:style-name="ce1">
            <text:p>20.351602</text:p>
          </table:table-cell>
          <table:table-cell office:value-type="float" office:value="44.597945000000003" table:style-name="ce1">
            <text:p>44.59794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2701" table:style-name="ce1">
            <text:p>1242701</text:p>
          </table:table-cell>
          <table:table-cell office:value-type="string" table:style-name="ce1">
            <text:p>23.01.2019,17:47</text:p>
          </table:table-cell>
          <table:table-cell office:value-type="float" office:value="20.412956000000001" table:style-name="ce1">
            <text:p>20.412956</text:p>
          </table:table-cell>
          <table:table-cell office:value-type="float" office:value="44.824547000000003" table:style-name="ce1">
            <text:p>44.82454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3220" table:style-name="ce1">
            <text:p>1243220</text:p>
          </table:table-cell>
          <table:table-cell office:value-type="string" table:style-name="ce1">
            <text:p>23.01.2019,07:30</text:p>
          </table:table-cell>
          <table:table-cell office:value-type="float" office:value="20.405322000000002" table:style-name="ce1">
            <text:p>20.405322</text:p>
          </table:table-cell>
          <table:table-cell office:value-type="float" office:value="44.832960999999997" table:style-name="ce1">
            <text:p>44.83296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2667" table:style-name="ce1">
            <text:p>1242667</text:p>
          </table:table-cell>
          <table:table-cell office:value-type="string" table:style-name="ce1">
            <text:p>23.01.2019,07:05</text:p>
          </table:table-cell>
          <table:table-cell office:value-type="float" office:value="20.340109999999999" table:style-name="ce1">
            <text:p>20.34011</text:p>
          </table:table-cell>
          <table:table-cell office:value-type="float" office:value="44.874493999999999" table:style-name="ce1">
            <text:p>44.87449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desno ispred vozila koje nailazi sleva</text:p>
          </table:table-cell>
          <table:table-cell table:number-columns-repeated="16377"/>
        </table:table-row>
        <table:table-row table:style-name="ro1">
          <table:table-cell office:value-type="float" office:value="1242680" table:style-name="ce1">
            <text:p>1242680</text:p>
          </table:table-cell>
          <table:table-cell office:value-type="string" table:style-name="ce1">
            <text:p>23.01.2019,13:00</text:p>
          </table:table-cell>
          <table:table-cell office:value-type="float" office:value="20.41939" table:style-name="ce1">
            <text:p>20.41939</text:p>
          </table:table-cell>
          <table:table-cell office:value-type="float" office:value="44.828609999999998" table:style-name="ce1">
            <text:p>44.8286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2663" table:style-name="ce1">
            <text:p>1242663</text:p>
          </table:table-cell>
          <table:table-cell office:value-type="string" table:style-name="ce1">
            <text:p>23.01.2019,08:20</text:p>
          </table:table-cell>
          <table:table-cell office:value-type="float" office:value="20.448588000000001" table:style-name="ce1">
            <text:p>20.448588</text:p>
          </table:table-cell>
          <table:table-cell office:value-type="float" office:value="44.794953999999997" table:style-name="ce1">
            <text:p>44.79495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664" table:style-name="ce1">
            <text:p>1242664</text:p>
          </table:table-cell>
          <table:table-cell office:value-type="string" table:style-name="ce1">
            <text:p>23.01.2019,07:50</text:p>
          </table:table-cell>
          <table:table-cell office:value-type="float" office:value="20.466988000000001" table:style-name="ce1">
            <text:p>20.466988</text:p>
          </table:table-cell>
          <table:table-cell office:value-type="float" office:value="44.820450999999998" table:style-name="ce1">
            <text:p>44.82045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699" table:style-name="ce1">
            <text:p>1242699</text:p>
          </table:table-cell>
          <table:table-cell office:value-type="string" table:style-name="ce1">
            <text:p>23.01.2019,18:25</text:p>
          </table:table-cell>
          <table:table-cell office:value-type="float" office:value="20.441559999999999" table:style-name="ce1">
            <text:p>20.44156</text:p>
          </table:table-cell>
          <table:table-cell office:value-type="float" office:value="44.796280000000003" table:style-name="ce1">
            <text:p>44.7962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140" table:style-name="ce1">
            <text:p>1243140</text:p>
          </table:table-cell>
          <table:table-cell office:value-type="string" table:style-name="ce1">
            <text:p>23.01.2019,17:30</text:p>
          </table:table-cell>
          <table:table-cell office:value-type="float" office:value="20.401282999999999" table:style-name="ce1">
            <text:p>20.401283</text:p>
          </table:table-cell>
          <table:table-cell office:value-type="float" office:value="44.834448000000002" table:style-name="ce1">
            <text:p>44.83444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796" table:style-name="ce1">
            <text:p>1242796</text:p>
          </table:table-cell>
          <table:table-cell office:value-type="string" table:style-name="ce1">
            <text:p>23.01.2019,13:00</text:p>
          </table:table-cell>
          <table:table-cell office:value-type="float" office:value="20.47326" table:style-name="ce1">
            <text:p>20.47326</text:p>
          </table:table-cell>
          <table:table-cell office:value-type="float" office:value="44.792597999999998" table:style-name="ce1">
            <text:p>44.79259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834" table:style-name="ce1">
            <text:p>1242834</text:p>
          </table:table-cell>
          <table:table-cell office:value-type="string" table:style-name="ce1">
            <text:p>23.01.2019,15:20</text:p>
          </table:table-cell>
          <table:table-cell office:value-type="float" office:value="20.385705000000002" table:style-name="ce1">
            <text:p>20.385705</text:p>
          </table:table-cell>
          <table:table-cell office:value-type="float" office:value="44.818446000000002" table:style-name="ce1">
            <text:p>44.81844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690" table:style-name="ce1">
            <text:p>1242690</text:p>
          </table:table-cell>
          <table:table-cell office:value-type="string" table:style-name="ce1">
            <text:p>23.01.2019,13:00</text:p>
          </table:table-cell>
          <table:table-cell office:value-type="float" office:value="20.290030000000002" table:style-name="ce1">
            <text:p>20.29003</text:p>
          </table:table-cell>
          <table:table-cell office:value-type="float" office:value="44.479959999999998" table:style-name="ce1">
            <text:p>44.4799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3770" table:style-name="ce1">
            <text:p>1243770</text:p>
          </table:table-cell>
          <table:table-cell office:value-type="string" table:style-name="ce1">
            <text:p>23.01.2019,22:45</text:p>
          </table:table-cell>
          <table:table-cell office:value-type="float" office:value="20.427959999999999" table:style-name="ce1">
            <text:p>20.42796</text:p>
          </table:table-cell>
          <table:table-cell office:value-type="float" office:value="44.812669" table:style-name="ce1">
            <text:p>44.81266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2647" table:style-name="ce1">
            <text:p>1242647</text:p>
          </table:table-cell>
          <table:table-cell office:value-type="string" table:style-name="ce1">
            <text:p>23.01.2019,00:30</text:p>
          </table:table-cell>
          <table:table-cell office:value-type="float" office:value="20.518529999999998" table:style-name="ce1">
            <text:p>20.51853</text:p>
          </table:table-cell>
          <table:table-cell office:value-type="float" office:value="44.885959999999997" table:style-name="ce1">
            <text:p>44.8859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2698" table:style-name="ce1">
            <text:p>1242698</text:p>
          </table:table-cell>
          <table:table-cell office:value-type="string" table:style-name="ce1">
            <text:p>23.01.2019,18:30</text:p>
          </table:table-cell>
          <table:table-cell office:value-type="float" office:value="20.49267" table:style-name="ce1">
            <text:p>20.49267</text:p>
          </table:table-cell>
          <table:table-cell office:value-type="float" office:value="44.751170000000002" table:style-name="ce1">
            <text:p>44.7511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2716" table:style-name="ce1">
            <text:p>1242716</text:p>
          </table:table-cell>
          <table:table-cell office:value-type="string" table:style-name="ce1">
            <text:p>23.01.2019,23:00</text:p>
          </table:table-cell>
          <table:table-cell office:value-type="float" office:value="20.55397" table:style-name="ce1">
            <text:p>20.55397</text:p>
          </table:table-cell>
          <table:table-cell office:value-type="float" office:value="44.77261" table:style-name="ce1">
            <text:p>44.7726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2792" table:style-name="ce1">
            <text:p>1242792</text:p>
          </table:table-cell>
          <table:table-cell office:value-type="string" table:style-name="ce1">
            <text:p>23.01.2019,18:30</text:p>
          </table:table-cell>
          <table:table-cell office:value-type="float" office:value="20.547172" table:style-name="ce1">
            <text:p>20.547172</text:p>
          </table:table-cell>
          <table:table-cell office:value-type="float" office:value="44.736420000000003" table:style-name="ce1">
            <text:p>44.7364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4046" table:style-name="ce1">
            <text:p>1244046</text:p>
          </table:table-cell>
          <table:table-cell office:value-type="string" table:style-name="ce1">
            <text:p>23.01.2019,06:40</text:p>
          </table:table-cell>
          <table:table-cell office:value-type="float" office:value="20.285153999999999" table:style-name="ce1">
            <text:p>20.285154</text:p>
          </table:table-cell>
          <table:table-cell office:value-type="float" office:value="44.495240000000003" table:style-name="ce1">
            <text:p>44.4952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878" table:style-name="ce1">
            <text:p>1243878</text:p>
          </table:table-cell>
          <table:table-cell office:value-type="string" table:style-name="ce1">
            <text:p>23.01.2019,19:00</text:p>
          </table:table-cell>
          <table:table-cell office:value-type="float" office:value="20.547172" table:style-name="ce1">
            <text:p>20.547172</text:p>
          </table:table-cell>
          <table:table-cell office:value-type="float" office:value="44.736420000000003" table:style-name="ce1">
            <text:p>44.7364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2702" table:style-name="ce1">
            <text:p>1242702</text:p>
          </table:table-cell>
          <table:table-cell office:value-type="string" table:style-name="ce1">
            <text:p>23.01.2019,17:45</text:p>
          </table:table-cell>
          <table:table-cell office:value-type="float" office:value="20.492298000000002" table:style-name="ce1">
            <text:p>20.492298</text:p>
          </table:table-cell>
          <table:table-cell office:value-type="float" office:value="44.751004000000002" table:style-name="ce1">
            <text:p>44.75100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2746" table:style-name="ce1">
            <text:p>1242746</text:p>
          </table:table-cell>
          <table:table-cell office:value-type="string" table:style-name="ce1">
            <text:p>23.01.2019,14:50</text:p>
          </table:table-cell>
          <table:table-cell office:value-type="float" office:value="20.418690000000002" table:style-name="ce1">
            <text:p>20.41869</text:p>
          </table:table-cell>
          <table:table-cell office:value-type="float" office:value="44.78792" table:style-name="ce1">
            <text:p>44.7879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2734" table:style-name="ce1">
            <text:p>1242734</text:p>
          </table:table-cell>
          <table:table-cell office:value-type="string" table:style-name="ce1">
            <text:p>23.01.2019,17:15</text:p>
          </table:table-cell>
          <table:table-cell office:value-type="float" office:value="20.547172" table:style-name="ce1">
            <text:p>20.547172</text:p>
          </table:table-cell>
          <table:table-cell office:value-type="float" office:value="44.736420000000003" table:style-name="ce1">
            <text:p>44.7364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2735" table:style-name="ce1">
            <text:p>1242735</text:p>
          </table:table-cell>
          <table:table-cell office:value-type="string" table:style-name="ce1">
            <text:p>23.01.2019,18:15</text:p>
          </table:table-cell>
          <table:table-cell office:value-type="float" office:value="20.547172" table:style-name="ce1">
            <text:p>20.547172</text:p>
          </table:table-cell>
          <table:table-cell office:value-type="float" office:value="44.736420000000003" table:style-name="ce1">
            <text:p>44.7364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2738" table:style-name="ce1">
            <text:p>1242738</text:p>
          </table:table-cell>
          <table:table-cell office:value-type="string" table:style-name="ce1">
            <text:p>23.01.2019,20:50</text:p>
          </table:table-cell>
          <table:table-cell office:value-type="float" office:value="20.595656999999999" table:style-name="ce1">
            <text:p>20.595657</text:p>
          </table:table-cell>
          <table:table-cell office:value-type="float" office:value="44.746513999999998" table:style-name="ce1">
            <text:p>44.74651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2699" table:style-name="ce1">
            <text:p>1242699</text:p>
          </table:table-cell>
          <table:table-cell office:value-type="string" table:style-name="ce1">
            <text:p>23.01.2019,18:25</text:p>
          </table:table-cell>
          <table:table-cell office:value-type="float" office:value="20.441559999999999" table:style-name="ce1">
            <text:p>20.44156</text:p>
          </table:table-cell>
          <table:table-cell office:value-type="float" office:value="44.796280000000003" table:style-name="ce1">
            <text:p>44.7962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istom smeru uz skretanje</text:p>
          </table:table-cell>
          <table:table-cell table:number-columns-repeated="16377"/>
        </table:table-row>
        <table:table-row table:style-name="ro1">
          <table:table-cell office:value-type="float" office:value="1243905" table:style-name="ce1">
            <text:p>1243905</text:p>
          </table:table-cell>
          <table:table-cell office:value-type="string" table:style-name="ce1">
            <text:p>23.01.2019,17:50</text:p>
          </table:table-cell>
          <table:table-cell office:value-type="float" office:value="20.47119" table:style-name="ce1">
            <text:p>20.47119</text:p>
          </table:table-cell>
          <table:table-cell office:value-type="float" office:value="44.788694999999997" table:style-name="ce1">
            <text:p>44.78869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istom smeru uz skretanje</text:p>
          </table:table-cell>
          <table:table-cell table:number-columns-repeated="16377"/>
        </table:table-row>
        <table:table-row table:style-name="ro1">
          <table:table-cell office:value-type="float" office:value="1243219" table:style-name="ce1">
            <text:p>1243219</text:p>
          </table:table-cell>
          <table:table-cell office:value-type="string" table:style-name="ce1">
            <text:p>23.01.2019,08:10</text:p>
          </table:table-cell>
          <table:table-cell office:value-type="float" office:value="20.337606000000001" table:style-name="ce1">
            <text:p>20.337606</text:p>
          </table:table-cell>
          <table:table-cell office:value-type="float" office:value="44.585327999999997" table:style-name="ce1">
            <text:p>44.58532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suprotnim smerovima uz skretanje</text:p>
          </table:table-cell>
          <table:table-cell table:number-columns-repeated="16377"/>
        </table:table-row>
        <table:table-row table:style-name="ro1">
          <table:table-cell office:value-type="float" office:value="1242857" table:style-name="ce1">
            <text:p>1242857</text:p>
          </table:table-cell>
          <table:table-cell office:value-type="string" table:style-name="ce1">
            <text:p>23.01.2019,00:30</text:p>
          </table:table-cell>
          <table:table-cell office:value-type="float" office:value="20.532309999999999" table:style-name="ce1">
            <text:p>20.53231</text:p>
          </table:table-cell>
          <table:table-cell office:value-type="float" office:value="44.634283000000003" table:style-name="ce1">
            <text:p>44.63428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različitim putevima uz skretanje</text:p>
          </table:table-cell>
          <table:table-cell table:number-columns-repeated="16377"/>
        </table:table-row>
        <table:table-row table:style-name="ro1">
          <table:table-cell office:value-type="float" office:value="1242839" table:style-name="ce1">
            <text:p>1242839</text:p>
          </table:table-cell>
          <table:table-cell office:value-type="string" table:style-name="ce1">
            <text:p>23.01.2019,14:15</text:p>
          </table:table-cell>
          <table:table-cell office:value-type="float" office:value="20.503084000000001" table:style-name="ce1">
            <text:p>20.503084</text:p>
          </table:table-cell>
          <table:table-cell office:value-type="float" office:value="44.816859999999998" table:style-name="ce1">
            <text:p>44.8168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učešćem najmanje dva vozila bez skretanja (bez podataka o smeru)</text:p>
          </table:table-cell>
          <table:table-cell table:number-columns-repeated="16377"/>
        </table:table-row>
        <table:table-row table:style-name="ro1">
          <table:table-cell office:value-type="float" office:value="1243505" table:style-name="ce1">
            <text:p>1243505</text:p>
          </table:table-cell>
          <table:table-cell office:value-type="string" table:style-name="ce1">
            <text:p>23.01.2019,17:30</text:p>
          </table:table-cell>
          <table:table-cell office:value-type="float" office:value="20.25057" table:style-name="ce1">
            <text:p>20.25057</text:p>
          </table:table-cell>
          <table:table-cell office:value-type="float" office:value="44.836683999999998" table:style-name="ce1">
            <text:p>44.83668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4055" table:style-name="ce1">
            <text:p>1244055</text:p>
          </table:table-cell>
          <table:table-cell office:value-type="string" table:style-name="ce1">
            <text:p>23.01.2019,10:40</text:p>
          </table:table-cell>
          <table:table-cell office:value-type="float" office:value="20.42117" table:style-name="ce1">
            <text:p>20.42117</text:p>
          </table:table-cell>
          <table:table-cell office:value-type="float" office:value="44.816488999999997" table:style-name="ce1">
            <text:p>44.81648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2830" table:style-name="ce1">
            <text:p>1242830</text:p>
          </table:table-cell>
          <table:table-cell office:value-type="string" table:style-name="ce1">
            <text:p>23.01.2019,15:00</text:p>
          </table:table-cell>
          <table:table-cell office:value-type="float" office:value="20.359365" table:style-name="ce1">
            <text:p>20.359365</text:p>
          </table:table-cell>
          <table:table-cell office:value-type="float" office:value="44.827924000000003" table:style-name="ce1">
            <text:p>44.82792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3111" table:style-name="ce1">
            <text:p>1243111</text:p>
          </table:table-cell>
          <table:table-cell office:value-type="string" table:style-name="ce1">
            <text:p>23.01.2019,20:30</text:p>
          </table:table-cell>
          <table:table-cell office:value-type="float" office:value="20.479520999999998" table:style-name="ce1">
            <text:p>20.479521</text:p>
          </table:table-cell>
          <table:table-cell office:value-type="float" office:value="44.793568999999998" table:style-name="ce1">
            <text:p>44.79356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se kreće duž kolovoza u smeru kretanja vozila</text:p>
          </table:table-cell>
          <table:table-cell table:number-columns-repeated="16377"/>
        </table:table-row>
        <table:table-row table:style-name="ro1">
          <table:table-cell office:value-type="float" office:value="1243080" table:style-name="ce1">
            <text:p>1243080</text:p>
          </table:table-cell>
          <table:table-cell office:value-type="string" table:style-name="ce1">
            <text:p>23.01.2019,15:00</text:p>
          </table:table-cell>
          <table:table-cell office:value-type="float" office:value="20.356310000000001" table:style-name="ce1">
            <text:p>20.35631</text:p>
          </table:table-cell>
          <table:table-cell office:value-type="float" office:value="44.800040000000003" table:style-name="ce1">
            <text:p>44.8000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se na trotoaru ili biciklističkoj stazi kreće u smeru kretanja vozila</text:p>
          </table:table-cell>
          <table:table-cell table:number-columns-repeated="16377"/>
        </table:table-row>
        <table:table-row table:style-name="ro1">
          <table:table-cell office:value-type="float" office:value="1243074" table:style-name="ce1">
            <text:p>1243074</text:p>
          </table:table-cell>
          <table:table-cell office:value-type="string" table:style-name="ce1">
            <text:p>23.01.2019,10:45</text:p>
          </table:table-cell>
          <table:table-cell office:value-type="float" office:value="20.462643" table:style-name="ce1">
            <text:p>20.462643</text:p>
          </table:table-cell>
          <table:table-cell office:value-type="float" office:value="44.711767999999999" table:style-name="ce1">
            <text:p>44.71176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sa skretanjem vozila udesno, u raskrsnici</text:p>
          </table:table-cell>
          <table:table-cell table:number-columns-repeated="16377"/>
        </table:table-row>
        <table:table-row table:style-name="ro1">
          <table:table-cell office:value-type="float" office:value="1242668" table:style-name="ce1">
            <text:p>1242668</text:p>
          </table:table-cell>
          <table:table-cell office:value-type="string" table:style-name="ce1">
            <text:p>23.01.2019,09:45</text:p>
          </table:table-cell>
          <table:table-cell office:value-type="float" office:value="20.469308000000002" table:style-name="ce1">
            <text:p>20.469308</text:p>
          </table:table-cell>
          <table:table-cell office:value-type="float" office:value="44.793906" table:style-name="ce1">
            <text:p>44.79390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2744" table:style-name="ce1">
            <text:p>1242744</text:p>
          </table:table-cell>
          <table:table-cell office:value-type="string" table:style-name="ce1">
            <text:p>23.01.2019,12:20</text:p>
          </table:table-cell>
          <table:table-cell office:value-type="float" office:value="20.490164" table:style-name="ce1">
            <text:p>20.490164</text:p>
          </table:table-cell>
          <table:table-cell office:value-type="float" office:value="44.785114999999998" table:style-name="ce1">
            <text:p>44.78511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2677" table:style-name="ce1">
            <text:p>1242677</text:p>
          </table:table-cell>
          <table:table-cell office:value-type="string" table:style-name="ce1">
            <text:p>23.01.2019,12:30</text:p>
          </table:table-cell>
          <table:table-cell office:value-type="float" office:value="20.414470999999999" table:style-name="ce1">
            <text:p>20.414471</text:p>
          </table:table-cell>
          <table:table-cell office:value-type="float" office:value="44.821517999999998" table:style-name="ce1">
            <text:p>44.82151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464" table:style-name="ce1">
            <text:p>1243464</text:p>
          </table:table-cell>
          <table:table-cell office:value-type="string" table:style-name="ce1">
            <text:p>23.01.2019,15:00</text:p>
          </table:table-cell>
          <table:table-cell office:value-type="float" office:value="20.496651" table:style-name="ce1">
            <text:p>20.496651</text:p>
          </table:table-cell>
          <table:table-cell office:value-type="float" office:value="44.749991999999999" table:style-name="ce1">
            <text:p>44.74999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246" table:style-name="ce1">
            <text:p>1243246</text:p>
          </table:table-cell>
          <table:table-cell office:value-type="string" table:style-name="ce1">
            <text:p>23.01.2019,08:20</text:p>
          </table:table-cell>
          <table:table-cell office:value-type="float" office:value="20.612569000000001" table:style-name="ce1">
            <text:p>20.612569</text:p>
          </table:table-cell>
          <table:table-cell office:value-type="float" office:value="44.731814999999997" table:style-name="ce1">
            <text:p>44.73181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2843" table:style-name="ce1">
            <text:p>1242843</text:p>
          </table:table-cell>
          <table:table-cell office:value-type="string" table:style-name="ce1">
            <text:p>23.01.2019,11:40</text:p>
          </table:table-cell>
          <table:table-cell office:value-type="float" office:value="20.410875999999998" table:style-name="ce1">
            <text:p>20.410876</text:p>
          </table:table-cell>
          <table:table-cell office:value-type="float" office:value="44.833647999999997" table:style-name="ce1">
            <text:p>44.83364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799" table:style-name="ce1">
            <text:p>1243799</text:p>
          </table:table-cell>
          <table:table-cell office:value-type="string" table:style-name="ce1">
            <text:p>23.01.2019,19:30</text:p>
          </table:table-cell>
          <table:table-cell office:value-type="float" office:value="20.481324999999998" table:style-name="ce1">
            <text:p>20.481325</text:p>
          </table:table-cell>
          <table:table-cell office:value-type="float" office:value="44.773259000000003" table:style-name="ce1">
            <text:p>44.77325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806" table:style-name="ce1">
            <text:p>1243806</text:p>
          </table:table-cell>
          <table:table-cell office:value-type="string" table:style-name="ce1">
            <text:p>23.01.2019,17:00</text:p>
          </table:table-cell>
          <table:table-cell office:value-type="float" office:value="20.499525999999999" table:style-name="ce1">
            <text:p>20.499526</text:p>
          </table:table-cell>
          <table:table-cell office:value-type="float" office:value="44.789484000000002" table:style-name="ce1">
            <text:p>44.78948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2844" table:style-name="ce1">
            <text:p>1242844</text:p>
          </table:table-cell>
          <table:table-cell office:value-type="string" table:style-name="ce1">
            <text:p>23.01.2019,13:30</text:p>
          </table:table-cell>
          <table:table-cell office:value-type="float" office:value="20.462125" table:style-name="ce1">
            <text:p>20.462125</text:p>
          </table:table-cell>
          <table:table-cell office:value-type="float" office:value="44.797732000000003" table:style-name="ce1">
            <text:p>44.79773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2836" table:style-name="ce1">
            <text:p>1242836</text:p>
          </table:table-cell>
          <table:table-cell office:value-type="string" table:style-name="ce1">
            <text:p>23.01.2019,09:00</text:p>
          </table:table-cell>
          <table:table-cell office:value-type="float" office:value="20.511800000000001" table:style-name="ce1">
            <text:p>20.5118</text:p>
          </table:table-cell>
          <table:table-cell office:value-type="float" office:value="44.771624000000003" table:style-name="ce1">
            <text:p>44.77162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282" table:style-name="ce1">
            <text:p>1243282</text:p>
          </table:table-cell>
          <table:table-cell office:value-type="string" table:style-name="ce1">
            <text:p>23.01.2019,19:15</text:p>
          </table:table-cell>
          <table:table-cell office:value-type="float" office:value="20.68713" table:style-name="ce1">
            <text:p>20.68713</text:p>
          </table:table-cell>
          <table:table-cell office:value-type="float" office:value="44.447690000000001" table:style-name="ce1">
            <text:p>44.4476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3204" table:style-name="ce1">
            <text:p>1243204</text:p>
          </table:table-cell>
          <table:table-cell office:value-type="string" table:style-name="ce1">
            <text:p>24.01.2019,14:45</text:p>
          </table:table-cell>
          <table:table-cell office:value-type="float" office:value="20.411791000000001" table:style-name="ce1">
            <text:p>20.411791</text:p>
          </table:table-cell>
          <table:table-cell office:value-type="float" office:value="44.838591000000001" table:style-name="ce1">
            <text:p>44.83859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4087" table:style-name="ce1">
            <text:p>1244087</text:p>
          </table:table-cell>
          <table:table-cell office:value-type="string" table:style-name="ce1">
            <text:p>24.01.2019,14:00</text:p>
          </table:table-cell>
          <table:table-cell office:value-type="float" office:value="20.475435999999998" table:style-name="ce1">
            <text:p>20.475436</text:p>
          </table:table-cell>
          <table:table-cell office:value-type="float" office:value="44.795968999999999" table:style-name="ce1">
            <text:p>44.79596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3085" table:style-name="ce1">
            <text:p>1243085</text:p>
          </table:table-cell>
          <table:table-cell office:value-type="string" table:style-name="ce1">
            <text:p>24.01.2019,15:00</text:p>
          </table:table-cell>
          <table:table-cell office:value-type="float" office:value="20.466249999999999" table:style-name="ce1">
            <text:p>20.46625</text:p>
          </table:table-cell>
          <table:table-cell office:value-type="float" office:value="44.802140000000001" table:style-name="ce1">
            <text:p>44.8021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3847" table:style-name="ce1">
            <text:p>1243847</text:p>
          </table:table-cell>
          <table:table-cell office:value-type="string" table:style-name="ce1">
            <text:p>24.01.2019,06:50</text:p>
          </table:table-cell>
          <table:table-cell office:value-type="float" office:value="20.20166" table:style-name="ce1">
            <text:p>20.20166</text:p>
          </table:table-cell>
          <table:table-cell office:value-type="float" office:value="44.871099999999998" table:style-name="ce1">
            <text:p>44.871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i vrše skretanje na isti put</text:p>
          </table:table-cell>
          <table:table-cell table:number-columns-repeated="16377"/>
        </table:table-row>
        <table:table-row table:style-name="ro1">
          <table:table-cell office:value-type="float" office:value="1242772" table:style-name="ce1">
            <text:p>1242772</text:p>
          </table:table-cell>
          <table:table-cell office:value-type="string" table:style-name="ce1">
            <text:p>24.01.2019,08:30</text:p>
          </table:table-cell>
          <table:table-cell office:value-type="float" office:value="20.506489999999999" table:style-name="ce1">
            <text:p>20.50649</text:p>
          </table:table-cell>
          <table:table-cell office:value-type="float" office:value="44.792729999999999" table:style-name="ce1">
            <text:p>44.7927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3858" table:style-name="ce1">
            <text:p>1243858</text:p>
          </table:table-cell>
          <table:table-cell office:value-type="string" table:style-name="ce1">
            <text:p>24.01.2019,14:30</text:p>
          </table:table-cell>
          <table:table-cell office:value-type="float" office:value="20.483080000000001" table:style-name="ce1">
            <text:p>20.48308</text:p>
          </table:table-cell>
          <table:table-cell office:value-type="float" office:value="44.742579999999997" table:style-name="ce1">
            <text:p>44.7425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2949" table:style-name="ce1">
            <text:p>1242949</text:p>
          </table:table-cell>
          <table:table-cell office:value-type="string" table:style-name="ce1">
            <text:p>24.01.2019,08:40</text:p>
          </table:table-cell>
          <table:table-cell office:value-type="float" office:value="20.376341" table:style-name="ce1">
            <text:p>20.376341</text:p>
          </table:table-cell>
          <table:table-cell office:value-type="float" office:value="44.807859999999998" table:style-name="ce1">
            <text:p>44.8078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2807" table:style-name="ce1">
            <text:p>1242807</text:p>
          </table:table-cell>
          <table:table-cell office:value-type="string" table:style-name="ce1">
            <text:p>24.01.2019,08:30</text:p>
          </table:table-cell>
          <table:table-cell office:value-type="float" office:value="20.47241" table:style-name="ce1">
            <text:p>20.47241</text:p>
          </table:table-cell>
          <table:table-cell office:value-type="float" office:value="44.799019999999999" table:style-name="ce1">
            <text:p>44.7990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3141" table:style-name="ce1">
            <text:p>1243141</text:p>
          </table:table-cell>
          <table:table-cell office:value-type="string" table:style-name="ce1">
            <text:p>24.01.2019,01:15</text:p>
          </table:table-cell>
          <table:table-cell office:value-type="float" office:value="20.465982" table:style-name="ce1">
            <text:p>20.465982</text:p>
          </table:table-cell>
          <table:table-cell office:value-type="float" office:value="44.787376999999999" table:style-name="ce1">
            <text:p>44.78737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2944" table:style-name="ce1">
            <text:p>1242944</text:p>
          </table:table-cell>
          <table:table-cell office:value-type="string" table:style-name="ce1">
            <text:p>24.01.2019,14:55</text:p>
          </table:table-cell>
          <table:table-cell office:value-type="float" office:value="20.425090000000001" table:style-name="ce1">
            <text:p>20.42509</text:p>
          </table:table-cell>
          <table:table-cell office:value-type="float" office:value="44.814219999999999" table:style-name="ce1">
            <text:p>44.8142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2984" table:style-name="ce1">
            <text:p>1242984</text:p>
          </table:table-cell>
          <table:table-cell office:value-type="string" table:style-name="ce1">
            <text:p>24.01.2019,07:05</text:p>
          </table:table-cell>
          <table:table-cell office:value-type="float" office:value="20.475809999999999" table:style-name="ce1">
            <text:p>20.47581</text:p>
          </table:table-cell>
          <table:table-cell office:value-type="float" office:value="44.821399999999997" table:style-name="ce1">
            <text:p>44.821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oba vozila</text:p>
          </table:table-cell>
          <table:table-cell table:number-columns-repeated="16377"/>
        </table:table-row>
        <table:table-row table:style-name="ro1">
          <table:table-cell office:value-type="float" office:value="1242777" table:style-name="ce1">
            <text:p>1242777</text:p>
          </table:table-cell>
          <table:table-cell office:value-type="string" table:style-name="ce1">
            <text:p>24.01.2019,08:45</text:p>
          </table:table-cell>
          <table:table-cell office:value-type="float" office:value="20.44538" table:style-name="ce1">
            <text:p>20.44538</text:p>
          </table:table-cell>
          <table:table-cell office:value-type="float" office:value="44.797289999999997" table:style-name="ce1">
            <text:p>44.7972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desno ispred vozila koje nailazi sleva</text:p>
          </table:table-cell>
          <table:table-cell table:number-columns-repeated="16377"/>
        </table:table-row>
        <table:table-row table:style-name="ro1">
          <table:table-cell office:value-type="float" office:value="1242996" table:style-name="ce1">
            <text:p>1242996</text:p>
          </table:table-cell>
          <table:table-cell office:value-type="string" table:style-name="ce1">
            <text:p>24.01.2019,01:55</text:p>
          </table:table-cell>
          <table:table-cell office:value-type="float" office:value="20.453484" table:style-name="ce1">
            <text:p>20.453484</text:p>
          </table:table-cell>
          <table:table-cell office:value-type="float" office:value="44.800097999999998" table:style-name="ce1">
            <text:p>44.80009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sleva</text:p>
          </table:table-cell>
          <table:table-cell table:number-columns-repeated="16377"/>
        </table:table-row>
        <table:table-row table:style-name="ro1">
          <table:table-cell office:value-type="float" office:value="1243099" table:style-name="ce1">
            <text:p>1243099</text:p>
          </table:table-cell>
          <table:table-cell office:value-type="string" table:style-name="ce1">
            <text:p>24.01.2019,10:00</text:p>
          </table:table-cell>
          <table:table-cell office:value-type="float" office:value="20.491109999999999" table:style-name="ce1">
            <text:p>20.49111</text:p>
          </table:table-cell>
          <table:table-cell office:value-type="float" office:value="44.840676999999999" table:style-name="ce1">
            <text:p>44.84067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2780" table:style-name="ce1">
            <text:p>1242780</text:p>
          </table:table-cell>
          <table:table-cell office:value-type="string" table:style-name="ce1">
            <text:p>24.01.2019,08:40</text:p>
          </table:table-cell>
          <table:table-cell office:value-type="float" office:value="20.453951" table:style-name="ce1">
            <text:p>20.453951</text:p>
          </table:table-cell>
          <table:table-cell office:value-type="float" office:value="44.780762000000003" table:style-name="ce1">
            <text:p>44.78076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779" table:style-name="ce1">
            <text:p>1242779</text:p>
          </table:table-cell>
          <table:table-cell office:value-type="string" table:style-name="ce1">
            <text:p>24.01.2019,10:50</text:p>
          </table:table-cell>
          <table:table-cell office:value-type="float" office:value="20.461559999999999" table:style-name="ce1">
            <text:p>20.46156</text:p>
          </table:table-cell>
          <table:table-cell office:value-type="float" office:value="44.814259999999997" table:style-name="ce1">
            <text:p>44.8142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817" table:style-name="ce1">
            <text:p>1242817</text:p>
          </table:table-cell>
          <table:table-cell office:value-type="string" table:style-name="ce1">
            <text:p>24.01.2019,18:00</text:p>
          </table:table-cell>
          <table:table-cell office:value-type="float" office:value="20.480599999999999" table:style-name="ce1">
            <text:p>20.4806</text:p>
          </table:table-cell>
          <table:table-cell office:value-type="float" office:value="44.760812000000001" table:style-name="ce1">
            <text:p>44.76081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288" table:style-name="ce1">
            <text:p>1243288</text:p>
          </table:table-cell>
          <table:table-cell office:value-type="string" table:style-name="ce1">
            <text:p>24.01.2019,08:50</text:p>
          </table:table-cell>
          <table:table-cell office:value-type="float" office:value="20.460470000000001" table:style-name="ce1">
            <text:p>20.46047</text:p>
          </table:table-cell>
          <table:table-cell office:value-type="float" office:value="44.775455000000001" table:style-name="ce1">
            <text:p>44.77545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855" table:style-name="ce1">
            <text:p>1243855</text:p>
          </table:table-cell>
          <table:table-cell office:value-type="string" table:style-name="ce1">
            <text:p>24.01.2019,07:50</text:p>
          </table:table-cell>
          <table:table-cell office:value-type="float" office:value="20.187360000000002" table:style-name="ce1">
            <text:p>20.18736</text:p>
          </table:table-cell>
          <table:table-cell office:value-type="float" office:value="44.87556" table:style-name="ce1">
            <text:p>44.8755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143" table:style-name="ce1">
            <text:p>1243143</text:p>
          </table:table-cell>
          <table:table-cell office:value-type="string" table:style-name="ce1">
            <text:p>24.01.2019,14:00</text:p>
          </table:table-cell>
          <table:table-cell office:value-type="float" office:value="20.492035999999999" table:style-name="ce1">
            <text:p>20.492036</text:p>
          </table:table-cell>
          <table:table-cell office:value-type="float" office:value="44.794646999999998" table:style-name="ce1">
            <text:p>44.79464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2974" table:style-name="ce1">
            <text:p>1242974</text:p>
          </table:table-cell>
          <table:table-cell office:value-type="string" table:style-name="ce1">
            <text:p>24.01.2019,10:50</text:p>
          </table:table-cell>
          <table:table-cell office:value-type="float" office:value="20.500328" table:style-name="ce1">
            <text:p>20.500328</text:p>
          </table:table-cell>
          <table:table-cell office:value-type="float" office:value="44.797398999999999" table:style-name="ce1">
            <text:p>44.79739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3856" table:style-name="ce1">
            <text:p>1243856</text:p>
          </table:table-cell>
          <table:table-cell office:value-type="string" table:style-name="ce1">
            <text:p>24.01.2019,10:55</text:p>
          </table:table-cell>
          <table:table-cell office:value-type="float" office:value="20.271699999999999" table:style-name="ce1">
            <text:p>20.2717</text:p>
          </table:table-cell>
          <table:table-cell office:value-type="float" office:value="44.791359999999997" table:style-name="ce1">
            <text:p>44.7913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4083" table:style-name="ce1">
            <text:p>1244083</text:p>
          </table:table-cell>
          <table:table-cell office:value-type="string" table:style-name="ce1">
            <text:p>24.01.2019,06:30</text:p>
          </table:table-cell>
          <table:table-cell office:value-type="float" office:value="20.39536" table:style-name="ce1">
            <text:p>20.39536</text:p>
          </table:table-cell>
          <table:table-cell office:value-type="float" office:value="44.817943" table:style-name="ce1">
            <text:p>44.81794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3465" table:style-name="ce1">
            <text:p>1243465</text:p>
          </table:table-cell>
          <table:table-cell office:value-type="string" table:style-name="ce1">
            <text:p>24.01.2019,17:30</text:p>
          </table:table-cell>
          <table:table-cell office:value-type="float" office:value="20.469639999999998" table:style-name="ce1">
            <text:p>20.46964</text:p>
          </table:table-cell>
          <table:table-cell office:value-type="float" office:value="44.928173000000001" table:style-name="ce1">
            <text:p>44.92817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čeoni sudar</text:p>
          </table:table-cell>
          <table:table-cell table:number-columns-repeated="16377"/>
        </table:table-row>
        <table:table-row table:style-name="ro1">
          <table:table-cell office:value-type="float" office:value="1242778" table:style-name="ce1">
            <text:p>1242778</text:p>
          </table:table-cell>
          <table:table-cell office:value-type="string" table:style-name="ce1">
            <text:p>24.01.2019,05:30</text:p>
          </table:table-cell>
          <table:table-cell office:value-type="float" office:value="20.438421999999999" table:style-name="ce1">
            <text:p>20.438422</text:p>
          </table:table-cell>
          <table:table-cell office:value-type="float" office:value="44.771804000000003" table:style-name="ce1">
            <text:p>44.77180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čeoni sudar</text:p>
          </table:table-cell>
          <table:table-cell table:number-columns-repeated="16377"/>
        </table:table-row>
        <table:table-row table:style-name="ro1">
          <table:table-cell office:value-type="float" office:value="1243854" table:style-name="ce1">
            <text:p>1243854</text:p>
          </table:table-cell>
          <table:table-cell office:value-type="string" table:style-name="ce1">
            <text:p>24.01.2019,01:24</text:p>
          </table:table-cell>
          <table:table-cell office:value-type="float" office:value="20.34789" table:style-name="ce1">
            <text:p>20.34789</text:p>
          </table:table-cell>
          <table:table-cell office:value-type="float" office:value="44.806319999999999" table:style-name="ce1">
            <text:p>44.8063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bez prepreka na kolovozu na nepoznat, nespecificiran način</text:p>
          </table:table-cell>
          <table:table-cell table:number-columns-repeated="16377"/>
        </table:table-row>
        <table:table-row table:style-name="ro1">
          <table:table-cell office:value-type="float" office:value="1243142" table:style-name="ce1">
            <text:p>1243142</text:p>
          </table:table-cell>
          <table:table-cell office:value-type="string" table:style-name="ce1">
            <text:p>24.01.2019,08:45</text:p>
          </table:table-cell>
          <table:table-cell office:value-type="float" office:value="20.475123" table:style-name="ce1">
            <text:p>20.475123</text:p>
          </table:table-cell>
          <table:table-cell office:value-type="float" office:value="44.786462" table:style-name="ce1">
            <text:p>44.78646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221" table:style-name="ce1">
            <text:p>1243221</text:p>
          </table:table-cell>
          <table:table-cell office:value-type="string" table:style-name="ce1">
            <text:p>24.01.2019,22:00</text:p>
          </table:table-cell>
          <table:table-cell office:value-type="float" office:value="20.357248999999999" table:style-name="ce1">
            <text:p>20.357249</text:p>
          </table:table-cell>
          <table:table-cell office:value-type="float" office:value="44.868032999999997" table:style-name="ce1">
            <text:p>44.86803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2862" table:style-name="ce1">
            <text:p>1242862</text:p>
          </table:table-cell>
          <table:table-cell office:value-type="string" table:style-name="ce1">
            <text:p>24.01.2019,22:50</text:p>
          </table:table-cell>
          <table:table-cell office:value-type="float" office:value="20.516584000000002" table:style-name="ce1">
            <text:p>20.516584</text:p>
          </table:table-cell>
          <table:table-cell office:value-type="float" office:value="44.817480000000003" table:style-name="ce1">
            <text:p>44.8174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4085" table:style-name="ce1">
            <text:p>1244085</text:p>
          </table:table-cell>
          <table:table-cell office:value-type="string" table:style-name="ce1">
            <text:p>24.01.2019,12:30</text:p>
          </table:table-cell>
          <table:table-cell office:value-type="float" office:value="20.385069000000001" table:style-name="ce1">
            <text:p>20.385069</text:p>
          </table:table-cell>
          <table:table-cell office:value-type="float" office:value="44.818567000000002" table:style-name="ce1">
            <text:p>44.81856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4080" table:style-name="ce1">
            <text:p>1244080</text:p>
          </table:table-cell>
          <table:table-cell office:value-type="string" table:style-name="ce1">
            <text:p>24.01.2019,19:30</text:p>
          </table:table-cell>
          <table:table-cell office:value-type="float" office:value="20.681809999999999" table:style-name="ce1">
            <text:p>20.68181</text:p>
          </table:table-cell>
          <table:table-cell office:value-type="float" office:value="44.692549999999997" table:style-name="ce1">
            <text:p>44.6925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4141" table:style-name="ce1">
            <text:p>1244141</text:p>
          </table:table-cell>
          <table:table-cell office:value-type="string" table:style-name="ce1">
            <text:p>24.01.2019,20:15</text:p>
          </table:table-cell>
          <table:table-cell office:value-type="float" office:value="20.681809999999999" table:style-name="ce1">
            <text:p>20.68181</text:p>
          </table:table-cell>
          <table:table-cell office:value-type="float" office:value="44.692549999999997" table:style-name="ce1">
            <text:p>44.6925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2853" table:style-name="ce1">
            <text:p>1242853</text:p>
          </table:table-cell>
          <table:table-cell office:value-type="string" table:style-name="ce1">
            <text:p>24.01.2019,07:50</text:p>
          </table:table-cell>
          <table:table-cell office:value-type="float" office:value="20.405449999999998" table:style-name="ce1">
            <text:p>20.40545</text:p>
          </table:table-cell>
          <table:table-cell office:value-type="float" office:value="44.359250000000003" table:style-name="ce1">
            <text:p>44.3592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sa kolovoza u krivini</text:p>
          </table:table-cell>
          <table:table-cell table:number-columns-repeated="16377"/>
        </table:table-row>
        <table:table-row table:style-name="ro1">
          <table:table-cell office:value-type="float" office:value="1242967" table:style-name="ce1">
            <text:p>1242967</text:p>
          </table:table-cell>
          <table:table-cell office:value-type="string" table:style-name="ce1">
            <text:p>24.01.2019,08:30</text:p>
          </table:table-cell>
          <table:table-cell office:value-type="float" office:value="20.612300000000001" table:style-name="ce1">
            <text:p>20.6123</text:p>
          </table:table-cell>
          <table:table-cell office:value-type="float" office:value="44.664569999999998" table:style-name="ce1">
            <text:p>44.6645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44536" table:style-name="ce1">
            <text:p>1244536</text:p>
          </table:table-cell>
          <table:table-cell office:value-type="string" table:style-name="ce1">
            <text:p>24.01.2019,10:30</text:p>
          </table:table-cell>
          <table:table-cell office:value-type="float" office:value="20.633299999999998" table:style-name="ce1">
            <text:p>20.6333</text:p>
          </table:table-cell>
          <table:table-cell office:value-type="float" office:value="44.639499999999998" table:style-name="ce1">
            <text:p>44.639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42732" table:style-name="ce1">
            <text:p>1242732</text:p>
          </table:table-cell>
          <table:table-cell office:value-type="string" table:style-name="ce1">
            <text:p>24.01.2019,00:20</text:p>
          </table:table-cell>
          <table:table-cell office:value-type="float" office:value="20.374054999999998" table:style-name="ce1">
            <text:p>20.374055</text:p>
          </table:table-cell>
          <table:table-cell office:value-type="float" office:value="44.859121000000002" table:style-name="ce1">
            <text:p>44.85912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42757" table:style-name="ce1">
            <text:p>1242757</text:p>
          </table:table-cell>
          <table:table-cell office:value-type="string" table:style-name="ce1">
            <text:p>24.01.2019,08:40</text:p>
          </table:table-cell>
          <table:table-cell office:value-type="float" office:value="20.612300000000001" table:style-name="ce1">
            <text:p>20.6123</text:p>
          </table:table-cell>
          <table:table-cell office:value-type="float" office:value="44.664569999999998" table:style-name="ce1">
            <text:p>44.6645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43581" table:style-name="ce1">
            <text:p>1243581</text:p>
          </table:table-cell>
          <table:table-cell office:value-type="string" table:style-name="ce1">
            <text:p>24.01.2019,17:00</text:p>
          </table:table-cell>
          <table:table-cell office:value-type="float" office:value="20.509501" table:style-name="ce1">
            <text:p>20.509501</text:p>
          </table:table-cell>
          <table:table-cell office:value-type="float" office:value="44.77711" table:style-name="ce1">
            <text:p>44.7771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42959" table:style-name="ce1">
            <text:p>1242959</text:p>
          </table:table-cell>
          <table:table-cell office:value-type="string" table:style-name="ce1">
            <text:p>24.01.2019,12:00</text:p>
          </table:table-cell>
          <table:table-cell office:value-type="float" office:value="20.571244" table:style-name="ce1">
            <text:p>20.571244</text:p>
          </table:table-cell>
          <table:table-cell office:value-type="float" office:value="44.662514000000002" table:style-name="ce1">
            <text:p>44.66251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42775" table:style-name="ce1">
            <text:p>1242775</text:p>
          </table:table-cell>
          <table:table-cell office:value-type="string" table:style-name="ce1">
            <text:p>24.01.2019,06:00</text:p>
          </table:table-cell>
          <table:table-cell office:value-type="float" office:value="20.495159999999998" table:style-name="ce1">
            <text:p>20.49516</text:p>
          </table:table-cell>
          <table:table-cell office:value-type="float" office:value="44.758240000000001" table:style-name="ce1">
            <text:p>44.7582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jednim vozilom u raskrsnici ili na petlji</text:p>
          </table:table-cell>
          <table:table-cell table:number-columns-repeated="16377"/>
        </table:table-row>
        <table:table-row table:style-name="ro1">
          <table:table-cell office:value-type="float" office:value="1242990" table:style-name="ce1">
            <text:p>1242990</text:p>
          </table:table-cell>
          <table:table-cell office:value-type="string" table:style-name="ce1">
            <text:p>24.01.2019,04:00</text:p>
          </table:table-cell>
          <table:table-cell office:value-type="float" office:value="20.491569999999999" table:style-name="ce1">
            <text:p>20.49157</text:p>
          </table:table-cell>
          <table:table-cell office:value-type="float" office:value="44.815089999999998" table:style-name="ce1">
            <text:p>44.8150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jednim vozilom u raskrsnici ili na petlji</text:p>
          </table:table-cell>
          <table:table-cell table:number-columns-repeated="16377"/>
        </table:table-row>
        <table:table-row table:style-name="ro1">
          <table:table-cell office:value-type="float" office:value="1243084" table:style-name="ce1">
            <text:p>1243084</text:p>
          </table:table-cell>
          <table:table-cell office:value-type="string" table:style-name="ce1">
            <text:p>24.01.2019,12:00</text:p>
          </table:table-cell>
          <table:table-cell office:value-type="float" office:value="20.46245" table:style-name="ce1">
            <text:p>20.46245</text:p>
          </table:table-cell>
          <table:table-cell office:value-type="float" office:value="44.817709999999998" table:style-name="ce1">
            <text:p>44.8177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2828" table:style-name="ce1">
            <text:p>1242828</text:p>
          </table:table-cell>
          <table:table-cell office:value-type="string" table:style-name="ce1">
            <text:p>24.01.2019,23:00</text:p>
          </table:table-cell>
          <table:table-cell office:value-type="float" office:value="20.529188000000001" table:style-name="ce1">
            <text:p>20.529188</text:p>
          </table:table-cell>
          <table:table-cell office:value-type="float" office:value="44.794635" table:style-name="ce1">
            <text:p>44.79463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2761" table:style-name="ce1">
            <text:p>1242761</text:p>
          </table:table-cell>
          <table:table-cell office:value-type="string" table:style-name="ce1">
            <text:p>24.01.2019,07:30</text:p>
          </table:table-cell>
          <table:table-cell office:value-type="float" office:value="20.529990000000002" table:style-name="ce1">
            <text:p>20.52999</text:p>
          </table:table-cell>
          <table:table-cell office:value-type="float" office:value="44.786259999999999" table:style-name="ce1">
            <text:p>44.7862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različitim putevima uz skretanje</text:p>
          </table:table-cell>
          <table:table-cell table:number-columns-repeated="16377"/>
        </table:table-row>
        <table:table-row table:style-name="ro1">
          <table:table-cell office:value-type="float" office:value="1243738" table:style-name="ce1">
            <text:p>1243738</text:p>
          </table:table-cell>
          <table:table-cell office:value-type="string" table:style-name="ce1">
            <text:p>24.01.2019,08:10</text:p>
          </table:table-cell>
          <table:table-cell office:value-type="float" office:value="20.314589000000002" table:style-name="ce1">
            <text:p>20.314589</text:p>
          </table:table-cell>
          <table:table-cell office:value-type="float" office:value="44.876108000000002" table:style-name="ce1">
            <text:p>44.87610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3148" table:style-name="ce1">
            <text:p>1243148</text:p>
          </table:table-cell>
          <table:table-cell office:value-type="string" table:style-name="ce1">
            <text:p>24.01.2019,15:50</text:p>
          </table:table-cell>
          <table:table-cell office:value-type="float" office:value="20.494819" table:style-name="ce1">
            <text:p>20.494819</text:p>
          </table:table-cell>
          <table:table-cell office:value-type="float" office:value="44.819096999999999" table:style-name="ce1">
            <text:p>44.81909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2981" table:style-name="ce1">
            <text:p>1242981</text:p>
          </table:table-cell>
          <table:table-cell office:value-type="string" table:style-name="ce1">
            <text:p>24.01.2019,07:30</text:p>
          </table:table-cell>
          <table:table-cell office:value-type="float" office:value="20.497509999999998" table:style-name="ce1">
            <text:p>20.49751</text:p>
          </table:table-cell>
          <table:table-cell office:value-type="float" office:value="44.913409999999999" table:style-name="ce1">
            <text:p>44.9134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učešćem najmanje dva vozila bez skretanja (bez podataka o smeru)</text:p>
          </table:table-cell>
          <table:table-cell table:number-columns-repeated="16377"/>
        </table:table-row>
        <table:table-row table:style-name="ro1">
          <table:table-cell office:value-type="float" office:value="1242802" table:style-name="ce1">
            <text:p>1242802</text:p>
          </table:table-cell>
          <table:table-cell office:value-type="string" table:style-name="ce1">
            <text:p>24.01.2019,08:00</text:p>
          </table:table-cell>
          <table:table-cell office:value-type="float" office:value="20.390091000000002" table:style-name="ce1">
            <text:p>20.390091</text:p>
          </table:table-cell>
          <table:table-cell office:value-type="float" office:value="44.853864000000002" table:style-name="ce1">
            <text:p>44.85386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2840" table:style-name="ce1">
            <text:p>1242840</text:p>
          </table:table-cell>
          <table:table-cell office:value-type="string" table:style-name="ce1">
            <text:p>24.01.2019,18:45</text:p>
          </table:table-cell>
          <table:table-cell office:value-type="float" office:value="20.422256999999998" table:style-name="ce1">
            <text:p>20.422257</text:p>
          </table:table-cell>
          <table:table-cell office:value-type="float" office:value="44.777236000000002" table:style-name="ce1">
            <text:p>44.77723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2774" table:style-name="ce1">
            <text:p>1242774</text:p>
          </table:table-cell>
          <table:table-cell office:value-type="string" table:style-name="ce1">
            <text:p>24.01.2019,07:40</text:p>
          </table:table-cell>
          <table:table-cell office:value-type="float" office:value="20.302254999999999" table:style-name="ce1">
            <text:p>20.302255</text:p>
          </table:table-cell>
          <table:table-cell office:value-type="float" office:value="44.833924000000003" table:style-name="ce1">
            <text:p>44.83392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2762" table:style-name="ce1">
            <text:p>1242762</text:p>
          </table:table-cell>
          <table:table-cell office:value-type="string" table:style-name="ce1">
            <text:p>24.01.2019,07:15</text:p>
          </table:table-cell>
          <table:table-cell office:value-type="float" office:value="20.457599999999999" table:style-name="ce1">
            <text:p>20.4576</text:p>
          </table:table-cell>
          <table:table-cell office:value-type="float" office:value="44.748629999999999" table:style-name="ce1">
            <text:p>44.7486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3860" table:style-name="ce1">
            <text:p>1243860</text:p>
          </table:table-cell>
          <table:table-cell office:value-type="string" table:style-name="ce1">
            <text:p>24.01.2019,14:00</text:p>
          </table:table-cell>
          <table:table-cell office:value-type="float" office:value="20.505549999999999" table:style-name="ce1">
            <text:p>20.50555</text:p>
          </table:table-cell>
          <table:table-cell office:value-type="float" office:value="44.713949999999997" table:style-name="ce1">
            <text:p>44.7139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3154" table:style-name="ce1">
            <text:p>1243154</text:p>
          </table:table-cell>
          <table:table-cell office:value-type="string" table:style-name="ce1">
            <text:p>24.01.2019,09:00</text:p>
          </table:table-cell>
          <table:table-cell office:value-type="float" office:value="20.458411999999999" table:style-name="ce1">
            <text:p>20.458412</text:p>
          </table:table-cell>
          <table:table-cell office:value-type="float" office:value="44.778013000000001" table:style-name="ce1">
            <text:p>44.77801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42736" table:style-name="ce1">
            <text:p>1242736</text:p>
          </table:table-cell>
          <table:table-cell office:value-type="string" table:style-name="ce1">
            <text:p>24.01.2019,02:00</text:p>
          </table:table-cell>
          <table:table-cell office:value-type="float" office:value="20.453372000000002" table:style-name="ce1">
            <text:p>20.453372</text:p>
          </table:table-cell>
          <table:table-cell office:value-type="float" office:value="44.810557000000003" table:style-name="ce1">
            <text:p>44.81055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105" table:style-name="ce1">
            <text:p>1243105</text:p>
          </table:table-cell>
          <table:table-cell office:value-type="string" table:style-name="ce1">
            <text:p>24.01.2019,01:20</text:p>
          </table:table-cell>
          <table:table-cell office:value-type="float" office:value="20.463197000000001" table:style-name="ce1">
            <text:p>20.463197</text:p>
          </table:table-cell>
          <table:table-cell office:value-type="float" office:value="44.783047000000003" table:style-name="ce1">
            <text:p>44.78304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2994" table:style-name="ce1">
            <text:p>1242994</text:p>
          </table:table-cell>
          <table:table-cell office:value-type="string" table:style-name="ce1">
            <text:p>24.01.2019,01:30</text:p>
          </table:table-cell>
          <table:table-cell office:value-type="float" office:value="20.381798" table:style-name="ce1">
            <text:p>20.381798</text:p>
          </table:table-cell>
          <table:table-cell office:value-type="float" office:value="44.806570999999998" table:style-name="ce1">
            <text:p>44.80657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083" table:style-name="ce1">
            <text:p>1243083</text:p>
          </table:table-cell>
          <table:table-cell office:value-type="string" table:style-name="ce1">
            <text:p>24.01.2019,08:30</text:p>
          </table:table-cell>
          <table:table-cell office:value-type="float" office:value="20.417280000000002" table:style-name="ce1">
            <text:p>20.41728</text:p>
          </table:table-cell>
          <table:table-cell office:value-type="float" office:value="44.784419999999997" table:style-name="ce1">
            <text:p>44.7844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739" table:style-name="ce1">
            <text:p>1244739</text:p>
          </table:table-cell>
          <table:table-cell office:value-type="string" table:style-name="ce1">
            <text:p>24.01.2019,09:00</text:p>
          </table:table-cell>
          <table:table-cell office:value-type="float" office:value="20.47165" table:style-name="ce1">
            <text:p>20.47165</text:p>
          </table:table-cell>
          <table:table-cell office:value-type="float" office:value="44.794725" table:style-name="ce1">
            <text:p>44.79472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034" table:style-name="ce1">
            <text:p>1244034</text:p>
          </table:table-cell>
          <table:table-cell office:value-type="string" table:style-name="ce1">
            <text:p>24.01.2019,19:38</text:p>
          </table:table-cell>
          <table:table-cell office:value-type="float" office:value="20.474228" table:style-name="ce1">
            <text:p>20.474228</text:p>
          </table:table-cell>
          <table:table-cell office:value-type="float" office:value="44.803455" table:style-name="ce1">
            <text:p>44.80345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2838" table:style-name="ce1">
            <text:p>1242838</text:p>
          </table:table-cell>
          <table:table-cell office:value-type="string" table:style-name="ce1">
            <text:p>24.01.2019,23:20</text:p>
          </table:table-cell>
          <table:table-cell office:value-type="float" office:value="20.377151000000001" table:style-name="ce1">
            <text:p>20.377151</text:p>
          </table:table-cell>
          <table:table-cell office:value-type="float" office:value="44.838099" table:style-name="ce1">
            <text:p>44.83809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2809" table:style-name="ce1">
            <text:p>1242809</text:p>
          </table:table-cell>
          <table:table-cell office:value-type="string" table:style-name="ce1">
            <text:p>24.01.2019,09:00</text:p>
          </table:table-cell>
          <table:table-cell office:value-type="float" office:value="20.405018999999999" table:style-name="ce1">
            <text:p>20.405019</text:p>
          </table:table-cell>
          <table:table-cell office:value-type="float" office:value="44.809846999999998" table:style-name="ce1">
            <text:p>44.80984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4149" table:style-name="ce1">
            <text:p>1244149</text:p>
          </table:table-cell>
          <table:table-cell office:value-type="string" table:style-name="ce1">
            <text:p>24.01.2019,20:30</text:p>
          </table:table-cell>
          <table:table-cell office:value-type="float" office:value="20.413149000000001" table:style-name="ce1">
            <text:p>20.413149</text:p>
          </table:table-cell>
          <table:table-cell office:value-type="float" office:value="44.704678999999999" table:style-name="ce1">
            <text:p>44.70467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2469" table:style-name="ce1">
            <text:p>1242469</text:p>
          </table:table-cell>
          <table:table-cell office:value-type="string" table:style-name="ce1">
            <text:p>25.01.2019,17:40</text:p>
          </table:table-cell>
          <table:table-cell office:value-type="float" office:value="20.476268000000001" table:style-name="ce1">
            <text:p>20.476268</text:p>
          </table:table-cell>
          <table:table-cell office:value-type="float" office:value="44.774250000000002" table:style-name="ce1">
            <text:p>44.7742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polukružno okretanje ispred drugog vozila</text:p>
          </table:table-cell>
          <table:table-cell table:number-columns-repeated="16377"/>
        </table:table-row>
        <table:table-row table:style-name="ro1">
          <table:table-cell office:value-type="float" office:value="1243042" table:style-name="ce1">
            <text:p>1243042</text:p>
          </table:table-cell>
          <table:table-cell office:value-type="string" table:style-name="ce1">
            <text:p>25.01.2019,13:45</text:p>
          </table:table-cell>
          <table:table-cell office:value-type="float" office:value="20.460332000000001" table:style-name="ce1">
            <text:p>20.460332</text:p>
          </table:table-cell>
          <table:table-cell office:value-type="float" office:value="44.805714999999999" table:style-name="ce1">
            <text:p>44.80571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2975" table:style-name="ce1">
            <text:p>1242975</text:p>
          </table:table-cell>
          <table:table-cell office:value-type="string" table:style-name="ce1">
            <text:p>25.01.2019,16:30</text:p>
          </table:table-cell>
          <table:table-cell office:value-type="float" office:value="20.604448999999999" table:style-name="ce1">
            <text:p>20.604449</text:p>
          </table:table-cell>
          <table:table-cell office:value-type="float" office:value="44.858561000000002" table:style-name="ce1">
            <text:p>44.85856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3057" table:style-name="ce1">
            <text:p>1243057</text:p>
          </table:table-cell>
          <table:table-cell office:value-type="string" table:style-name="ce1">
            <text:p>25.01.2019,14:00</text:p>
          </table:table-cell>
          <table:table-cell office:value-type="float" office:value="20.193999999999999" table:style-name="ce1">
            <text:p>20.194</text:p>
          </table:table-cell>
          <table:table-cell office:value-type="float" office:value="44.650869999999998" table:style-name="ce1">
            <text:p>44.6508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3035" table:style-name="ce1">
            <text:p>1243035</text:p>
          </table:table-cell>
          <table:table-cell office:value-type="string" table:style-name="ce1">
            <text:p>25.01.2019,16:40</text:p>
          </table:table-cell>
          <table:table-cell office:value-type="float" office:value="20.435770000000002" table:style-name="ce1">
            <text:p>20.43577</text:p>
          </table:table-cell>
          <table:table-cell office:value-type="float" office:value="44.814450000000001" table:style-name="ce1">
            <text:p>44.8144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6232" table:style-name="ce1">
            <text:p>1246232</text:p>
          </table:table-cell>
          <table:table-cell office:value-type="string" table:style-name="ce1">
            <text:p>25.01.2019,17:15</text:p>
          </table:table-cell>
          <table:table-cell office:value-type="float" office:value="20.364328" table:style-name="ce1">
            <text:p>20.364328</text:p>
          </table:table-cell>
          <table:table-cell office:value-type="float" office:value="44.835237999999997" table:style-name="ce1">
            <text:p>44.83523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3861" table:style-name="ce1">
            <text:p>1243861</text:p>
          </table:table-cell>
          <table:table-cell office:value-type="string" table:style-name="ce1">
            <text:p>25.01.2019,17:30</text:p>
          </table:table-cell>
          <table:table-cell office:value-type="float" office:value="20.50319" table:style-name="ce1">
            <text:p>20.50319</text:p>
          </table:table-cell>
          <table:table-cell office:value-type="float" office:value="44.841222999999999" table:style-name="ce1">
            <text:p>44.84122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2961" table:style-name="ce1">
            <text:p>1242961</text:p>
          </table:table-cell>
          <table:table-cell office:value-type="string" table:style-name="ce1">
            <text:p>25.01.2019,19:15</text:p>
          </table:table-cell>
          <table:table-cell office:value-type="float" office:value="20.456112000000001" table:style-name="ce1">
            <text:p>20.456112</text:p>
          </table:table-cell>
          <table:table-cell office:value-type="float" office:value="44.825609999999998" table:style-name="ce1">
            <text:p>44.8256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2877" table:style-name="ce1">
            <text:p>1242877</text:p>
          </table:table-cell>
          <table:table-cell office:value-type="string" table:style-name="ce1">
            <text:p>25.01.2019,09:30</text:p>
          </table:table-cell>
          <table:table-cell office:value-type="float" office:value="20.463232999999999" table:style-name="ce1">
            <text:p>20.463233</text:p>
          </table:table-cell>
          <table:table-cell office:value-type="float" office:value="44.812860000000001" table:style-name="ce1">
            <text:p>44.8128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udar u sustizanju</text:p>
          </table:table-cell>
          <table:table-cell table:number-columns-repeated="16377"/>
        </table:table-row>
        <table:table-row table:style-name="ro1">
          <table:table-cell office:value-type="float" office:value="1243037" table:style-name="ce1">
            <text:p>1243037</text:p>
          </table:table-cell>
          <table:table-cell office:value-type="string" table:style-name="ce1">
            <text:p>25.01.2019,10:30</text:p>
          </table:table-cell>
          <table:table-cell office:value-type="float" office:value="20.514576999999999" table:style-name="ce1">
            <text:p>20.514577</text:p>
          </table:table-cell>
          <table:table-cell office:value-type="float" office:value="44.787526999999997" table:style-name="ce1">
            <text:p>44.78752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udar u sustizanju</text:p>
          </table:table-cell>
          <table:table-cell table:number-columns-repeated="16377"/>
        </table:table-row>
        <table:table-row table:style-name="ro1">
          <table:table-cell office:value-type="float" office:value="1242969" table:style-name="ce1">
            <text:p>1242969</text:p>
          </table:table-cell>
          <table:table-cell office:value-type="string" table:style-name="ce1">
            <text:p>25.01.2019,19:30</text:p>
          </table:table-cell>
          <table:table-cell office:value-type="float" office:value="20.500544999999999" table:style-name="ce1">
            <text:p>20.500545</text:p>
          </table:table-cell>
          <table:table-cell office:value-type="float" office:value="44.767921999999999" table:style-name="ce1">
            <text:p>44.76792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2976" table:style-name="ce1">
            <text:p>1242976</text:p>
          </table:table-cell>
          <table:table-cell office:value-type="string" table:style-name="ce1">
            <text:p>25.01.2019,21:30</text:p>
          </table:table-cell>
          <table:table-cell office:value-type="float" office:value="20.398398" table:style-name="ce1">
            <text:p>20.398398</text:p>
          </table:table-cell>
          <table:table-cell office:value-type="float" office:value="45.021636000000001" table:style-name="ce1">
            <text:p>45.02163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2871" table:style-name="ce1">
            <text:p>1242871</text:p>
          </table:table-cell>
          <table:table-cell office:value-type="string" table:style-name="ce1">
            <text:p>25.01.2019,07:10</text:p>
          </table:table-cell>
          <table:table-cell office:value-type="float" office:value="20.366793999999999" table:style-name="ce1">
            <text:p>20.366794</text:p>
          </table:table-cell>
          <table:table-cell office:value-type="float" office:value="44.840510999999999" table:style-name="ce1">
            <text:p>44.84051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2924" table:style-name="ce1">
            <text:p>1242924</text:p>
          </table:table-cell>
          <table:table-cell office:value-type="string" table:style-name="ce1">
            <text:p>25.01.2019,09:10</text:p>
          </table:table-cell>
          <table:table-cell office:value-type="float" office:value="20.533728" table:style-name="ce1">
            <text:p>20.533728</text:p>
          </table:table-cell>
          <table:table-cell office:value-type="float" office:value="44.776021999999998" table:style-name="ce1">
            <text:p>44.77602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3033" table:style-name="ce1">
            <text:p>1243033</text:p>
          </table:table-cell>
          <table:table-cell office:value-type="string" table:style-name="ce1">
            <text:p>25.01.2019,14:15</text:p>
          </table:table-cell>
          <table:table-cell office:value-type="float" office:value="20.389690000000002" table:style-name="ce1">
            <text:p>20.38969</text:p>
          </table:table-cell>
          <table:table-cell office:value-type="float" office:value="44.823410000000003" table:style-name="ce1">
            <text:p>44.8234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3030" table:style-name="ce1">
            <text:p>1243030</text:p>
          </table:table-cell>
          <table:table-cell office:value-type="string" table:style-name="ce1">
            <text:p>25.01.2019,12:15</text:p>
          </table:table-cell>
          <table:table-cell office:value-type="float" office:value="20.403880000000001" table:style-name="ce1">
            <text:p>20.40388</text:p>
          </table:table-cell>
          <table:table-cell office:value-type="float" office:value="44.754629999999999" table:style-name="ce1">
            <text:p>44.7546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2950" table:style-name="ce1">
            <text:p>1242950</text:p>
          </table:table-cell>
          <table:table-cell office:value-type="string" table:style-name="ce1">
            <text:p>25.01.2019,16:05</text:p>
          </table:table-cell>
          <table:table-cell office:value-type="float" office:value="20.535958999999998" table:style-name="ce1">
            <text:p>20.535959</text:p>
          </table:table-cell>
          <table:table-cell office:value-type="float" office:value="44.794452" table:style-name="ce1">
            <text:p>44.79445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2943" table:style-name="ce1">
            <text:p>1242943</text:p>
          </table:table-cell>
          <table:table-cell office:value-type="string" table:style-name="ce1">
            <text:p>25.01.2019,16:40</text:p>
          </table:table-cell>
          <table:table-cell office:value-type="float" office:value="20.356031999999999" table:style-name="ce1">
            <text:p>20.356032</text:p>
          </table:table-cell>
          <table:table-cell office:value-type="float" office:value="44.847273999999999" table:style-name="ce1">
            <text:p>44.84727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sleva</text:p>
          </table:table-cell>
          <table:table-cell table:number-columns-repeated="16377"/>
        </table:table-row>
        <table:table-row table:style-name="ro1">
          <table:table-cell office:value-type="float" office:value="1242958" table:style-name="ce1">
            <text:p>1242958</text:p>
          </table:table-cell>
          <table:table-cell office:value-type="string" table:style-name="ce1">
            <text:p>25.01.2019,20:45</text:p>
          </table:table-cell>
          <table:table-cell office:value-type="float" office:value="20.500330000000002" table:style-name="ce1">
            <text:p>20.50033</text:p>
          </table:table-cell>
          <table:table-cell office:value-type="float" office:value="44.767049999999998" table:style-name="ce1">
            <text:p>44.7670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sleva</text:p>
          </table:table-cell>
          <table:table-cell table:number-columns-repeated="16377"/>
        </table:table-row>
        <table:table-row table:style-name="ro1">
          <table:table-cell office:value-type="float" office:value="1242868" table:style-name="ce1">
            <text:p>1242868</text:p>
          </table:table-cell>
          <table:table-cell office:value-type="string" table:style-name="ce1">
            <text:p>25.01.2019,08:40</text:p>
          </table:table-cell>
          <table:table-cell office:value-type="float" office:value="20.394541" table:style-name="ce1">
            <text:p>20.394541</text:p>
          </table:table-cell>
          <table:table-cell office:value-type="float" office:value="44.853821000000003" table:style-name="ce1">
            <text:p>44.85382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zdesna</text:p>
          </table:table-cell>
          <table:table-cell table:number-columns-repeated="16377"/>
        </table:table-row>
        <table:table-row table:style-name="ro1">
          <table:table-cell office:value-type="float" office:value="1242938" table:style-name="ce1">
            <text:p>1242938</text:p>
          </table:table-cell>
          <table:table-cell office:value-type="string" table:style-name="ce1">
            <text:p>25.01.2019,17:45</text:p>
          </table:table-cell>
          <table:table-cell office:value-type="float" office:value="20.39733" table:style-name="ce1">
            <text:p>20.39733</text:p>
          </table:table-cell>
          <table:table-cell office:value-type="float" office:value="44.804299999999998" table:style-name="ce1">
            <text:p>44.804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3048" table:style-name="ce1">
            <text:p>1243048</text:p>
          </table:table-cell>
          <table:table-cell office:value-type="string" table:style-name="ce1">
            <text:p>25.01.2019,14:55</text:p>
          </table:table-cell>
          <table:table-cell office:value-type="float" office:value="20.401088000000001" table:style-name="ce1">
            <text:p>20.401088</text:p>
          </table:table-cell>
          <table:table-cell office:value-type="float" office:value="44.810930999999997" table:style-name="ce1">
            <text:p>44.81093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050" table:style-name="ce1">
            <text:p>1243050</text:p>
          </table:table-cell>
          <table:table-cell office:value-type="string" table:style-name="ce1">
            <text:p>25.01.2019,22:00</text:p>
          </table:table-cell>
          <table:table-cell office:value-type="float" office:value="20.439837000000001" table:style-name="ce1">
            <text:p>20.439837</text:p>
          </table:table-cell>
          <table:table-cell office:value-type="float" office:value="44.814461999999999" table:style-name="ce1">
            <text:p>44.81446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039" table:style-name="ce1">
            <text:p>1243039</text:p>
          </table:table-cell>
          <table:table-cell office:value-type="string" table:style-name="ce1">
            <text:p>25.01.2019,16:50</text:p>
          </table:table-cell>
          <table:table-cell office:value-type="float" office:value="20.387281999999999" table:style-name="ce1">
            <text:p>20.387282</text:p>
          </table:table-cell>
          <table:table-cell office:value-type="float" office:value="44.817745000000002" table:style-name="ce1">
            <text:p>44.81774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552" table:style-name="ce1">
            <text:p>1243552</text:p>
          </table:table-cell>
          <table:table-cell office:value-type="string" table:style-name="ce1">
            <text:p>25.01.2019,17:30</text:p>
          </table:table-cell>
          <table:table-cell office:value-type="float" office:value="20.478311999999999" table:style-name="ce1">
            <text:p>20.478312</text:p>
          </table:table-cell>
          <table:table-cell office:value-type="float" office:value="44.805675000000001" table:style-name="ce1">
            <text:p>44.80567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366" table:style-name="ce1">
            <text:p>1243366</text:p>
          </table:table-cell>
          <table:table-cell office:value-type="string" table:style-name="ce1">
            <text:p>25.01.2019,16:40</text:p>
          </table:table-cell>
          <table:table-cell office:value-type="float" office:value="20.435960999999999" table:style-name="ce1">
            <text:p>20.435961</text:p>
          </table:table-cell>
          <table:table-cell office:value-type="float" office:value="44.805000999999997" table:style-name="ce1">
            <text:p>44.80500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036" table:style-name="ce1">
            <text:p>1243036</text:p>
          </table:table-cell>
          <table:table-cell office:value-type="string" table:style-name="ce1">
            <text:p>25.01.2019,15:45</text:p>
          </table:table-cell>
          <table:table-cell office:value-type="float" office:value="20.431850000000001" table:style-name="ce1">
            <text:p>20.43185</text:p>
          </table:table-cell>
          <table:table-cell office:value-type="float" office:value="44.794040000000003" table:style-name="ce1">
            <text:p>44.7940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913" table:style-name="ce1">
            <text:p>1242913</text:p>
          </table:table-cell>
          <table:table-cell office:value-type="string" table:style-name="ce1">
            <text:p>25.01.2019,15:45</text:p>
          </table:table-cell>
          <table:table-cell office:value-type="float" office:value="20.263020000000001" table:style-name="ce1">
            <text:p>20.26302</text:p>
          </table:table-cell>
          <table:table-cell office:value-type="float" office:value="44.37914" table:style-name="ce1">
            <text:p>44.3791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964" table:style-name="ce1">
            <text:p>1242964</text:p>
          </table:table-cell>
          <table:table-cell office:value-type="string" table:style-name="ce1">
            <text:p>25.01.2019,21:30</text:p>
          </table:table-cell>
          <table:table-cell office:value-type="float" office:value="20.422910000000002" table:style-name="ce1">
            <text:p>20.42291</text:p>
          </table:table-cell>
          <table:table-cell office:value-type="float" office:value="44.78004" table:style-name="ce1">
            <text:p>44.7800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032" table:style-name="ce1">
            <text:p>1243032</text:p>
          </table:table-cell>
          <table:table-cell office:value-type="string" table:style-name="ce1">
            <text:p>25.01.2019,13:15</text:p>
          </table:table-cell>
          <table:table-cell office:value-type="float" office:value="20.469857000000001" table:style-name="ce1">
            <text:p>20.469857</text:p>
          </table:table-cell>
          <table:table-cell office:value-type="float" office:value="44.805632000000003" table:style-name="ce1">
            <text:p>44.80563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963" table:style-name="ce1">
            <text:p>1242963</text:p>
          </table:table-cell>
          <table:table-cell office:value-type="string" table:style-name="ce1">
            <text:p>25.01.2019,22:00</text:p>
          </table:table-cell>
          <table:table-cell office:value-type="float" office:value="20.464293000000001" table:style-name="ce1">
            <text:p>20.464293</text:p>
          </table:table-cell>
          <table:table-cell office:value-type="float" office:value="44.806882999999999" table:style-name="ce1">
            <text:p>44.80688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876" table:style-name="ce1">
            <text:p>1242876</text:p>
          </table:table-cell>
          <table:table-cell office:value-type="string" table:style-name="ce1">
            <text:p>25.01.2019,10:30</text:p>
          </table:table-cell>
          <table:table-cell office:value-type="float" office:value="20.396467000000001" table:style-name="ce1">
            <text:p>20.396467</text:p>
          </table:table-cell>
          <table:table-cell office:value-type="float" office:value="44.847172" table:style-name="ce1">
            <text:p>44.84717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885" table:style-name="ce1">
            <text:p>1243885</text:p>
          </table:table-cell>
          <table:table-cell office:value-type="string" table:style-name="ce1">
            <text:p>25.01.2019,03:00</text:p>
          </table:table-cell>
          <table:table-cell office:value-type="float" office:value="20.428864999999998" table:style-name="ce1">
            <text:p>20.428865</text:p>
          </table:table-cell>
          <table:table-cell office:value-type="float" office:value="44.735286000000002" table:style-name="ce1">
            <text:p>44.73528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542" table:style-name="ce1">
            <text:p>1244542</text:p>
          </table:table-cell>
          <table:table-cell office:value-type="string" table:style-name="ce1">
            <text:p>25.01.2019,00:20</text:p>
          </table:table-cell>
          <table:table-cell office:value-type="float" office:value="20.471613999999999" table:style-name="ce1">
            <text:p>20.471614</text:p>
          </table:table-cell>
          <table:table-cell office:value-type="float" office:value="44.871411999999999" table:style-name="ce1">
            <text:p>44.87141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904" table:style-name="ce1">
            <text:p>1243904</text:p>
          </table:table-cell>
          <table:table-cell office:value-type="string" table:style-name="ce1">
            <text:p>25.01.2019,16:00</text:p>
          </table:table-cell>
          <table:table-cell office:value-type="float" office:value="20.400281" table:style-name="ce1">
            <text:p>20.400281</text:p>
          </table:table-cell>
          <table:table-cell office:value-type="float" office:value="44.846134999999997" table:style-name="ce1">
            <text:p>44.84613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2893" table:style-name="ce1">
            <text:p>1242893</text:p>
          </table:table-cell>
          <table:table-cell office:value-type="string" table:style-name="ce1">
            <text:p>25.01.2019,13:00</text:p>
          </table:table-cell>
          <table:table-cell office:value-type="float" office:value="20.464400000000001" table:style-name="ce1">
            <text:p>20.4644</text:p>
          </table:table-cell>
          <table:table-cell office:value-type="float" office:value="44.826889999999999" table:style-name="ce1">
            <text:p>44.8268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2957" table:style-name="ce1">
            <text:p>1242957</text:p>
          </table:table-cell>
          <table:table-cell office:value-type="string" table:style-name="ce1">
            <text:p>25.01.2019,17:30</text:p>
          </table:table-cell>
          <table:table-cell office:value-type="float" office:value="20.465769000000002" table:style-name="ce1">
            <text:p>20.465769</text:p>
          </table:table-cell>
          <table:table-cell office:value-type="float" office:value="44.825710999999998" table:style-name="ce1">
            <text:p>44.82571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3046" table:style-name="ce1">
            <text:p>1243046</text:p>
          </table:table-cell>
          <table:table-cell office:value-type="string" table:style-name="ce1">
            <text:p>25.01.2019,14:10</text:p>
          </table:table-cell>
          <table:table-cell office:value-type="float" office:value="20.468114" table:style-name="ce1">
            <text:p>20.468114</text:p>
          </table:table-cell>
          <table:table-cell office:value-type="float" office:value="44.800046999999999" table:style-name="ce1">
            <text:p>44.80004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2880" table:style-name="ce1">
            <text:p>1242880</text:p>
          </table:table-cell>
          <table:table-cell office:value-type="string" table:style-name="ce1">
            <text:p>25.01.2019,11:30</text:p>
          </table:table-cell>
          <table:table-cell office:value-type="float" office:value="20.462268999999999" table:style-name="ce1">
            <text:p>20.462269</text:p>
          </table:table-cell>
          <table:table-cell office:value-type="float" office:value="44.815586000000003" table:style-name="ce1">
            <text:p>44.81558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3053" table:style-name="ce1">
            <text:p>1243053</text:p>
          </table:table-cell>
          <table:table-cell office:value-type="string" table:style-name="ce1">
            <text:p>25.01.2019,15:25</text:p>
          </table:table-cell>
          <table:table-cell office:value-type="float" office:value="20.252890000000001" table:style-name="ce1">
            <text:p>20.25289</text:p>
          </table:table-cell>
          <table:table-cell office:value-type="float" office:value="44.546149999999997" table:style-name="ce1">
            <text:p>44.5461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čeoni sudar</text:p>
          </table:table-cell>
          <table:table-cell table:number-columns-repeated="16377"/>
        </table:table-row>
        <table:table-row table:style-name="ro1">
          <table:table-cell office:value-type="float" office:value="1243182" table:style-name="ce1">
            <text:p>1243182</text:p>
          </table:table-cell>
          <table:table-cell office:value-type="string" table:style-name="ce1">
            <text:p>25.01.2019,01:50</text:p>
          </table:table-cell>
          <table:table-cell office:value-type="float" office:value="20.45476" table:style-name="ce1">
            <text:p>20.45476</text:p>
          </table:table-cell>
          <table:table-cell office:value-type="float" office:value="44.882150000000003" table:style-name="ce1">
            <text:p>44.8821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čeoni sudar</text:p>
          </table:table-cell>
          <table:table-cell table:number-columns-repeated="16377"/>
        </table:table-row>
        <table:table-row table:style-name="ro1">
          <table:table-cell office:value-type="float" office:value="1242989" table:style-name="ce1">
            <text:p>1242989</text:p>
          </table:table-cell>
          <table:table-cell office:value-type="string" table:style-name="ce1">
            <text:p>25.01.2019,15:40</text:p>
          </table:table-cell>
          <table:table-cell office:value-type="float" office:value="20.208670000000001" table:style-name="ce1">
            <text:p>20.20867</text:p>
          </table:table-cell>
          <table:table-cell office:value-type="float" office:value="44.779578999999998" table:style-name="ce1">
            <text:p>44.77957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čeoni sudar</text:p>
          </table:table-cell>
          <table:table-cell table:number-columns-repeated="16377"/>
        </table:table-row>
        <table:table-row table:style-name="ro1">
          <table:table-cell office:value-type="float" office:value="1243470" table:style-name="ce1">
            <text:p>1243470</text:p>
          </table:table-cell>
          <table:table-cell office:value-type="string" table:style-name="ce1">
            <text:p>25.01.2019,00:05</text:p>
          </table:table-cell>
          <table:table-cell office:value-type="float" office:value="20.430696999999999" table:style-name="ce1">
            <text:p>20.430697</text:p>
          </table:table-cell>
          <table:table-cell office:value-type="float" office:value="44.747574" table:style-name="ce1">
            <text:p>44.74757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058" table:style-name="ce1">
            <text:p>1243058</text:p>
          </table:table-cell>
          <table:table-cell office:value-type="string" table:style-name="ce1">
            <text:p>25.01.2019,01:30</text:p>
          </table:table-cell>
          <table:table-cell office:value-type="float" office:value="20.171513000000001" table:style-name="ce1">
            <text:p>20.171513</text:p>
          </table:table-cell>
          <table:table-cell office:value-type="float" office:value="44.855460000000001" table:style-name="ce1">
            <text:p>44.8554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42947" table:style-name="ce1">
            <text:p>1242947</text:p>
          </table:table-cell>
          <table:table-cell office:value-type="string" table:style-name="ce1">
            <text:p>25.01.2019,20:50</text:p>
          </table:table-cell>
          <table:table-cell office:value-type="float" office:value="20.271820000000002" table:style-name="ce1">
            <text:p>20.27182</text:p>
          </table:table-cell>
          <table:table-cell office:value-type="float" office:value="44.413469999999997" table:style-name="ce1">
            <text:p>44.4134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42936" table:style-name="ce1">
            <text:p>1242936</text:p>
          </table:table-cell>
          <table:table-cell office:value-type="string" table:style-name="ce1">
            <text:p>25.01.2019,18:40</text:p>
          </table:table-cell>
          <table:table-cell office:value-type="float" office:value="20.612525999999999" table:style-name="ce1">
            <text:p>20.612526</text:p>
          </table:table-cell>
          <table:table-cell office:value-type="float" office:value="44.664490000000001" table:style-name="ce1">
            <text:p>44.6644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43316" table:style-name="ce1">
            <text:p>1243316</text:p>
          </table:table-cell>
          <table:table-cell office:value-type="string" table:style-name="ce1">
            <text:p>25.01.2019,20:30</text:p>
          </table:table-cell>
          <table:table-cell office:value-type="float" office:value="20.412811999999999" table:style-name="ce1">
            <text:p>20.412812</text:p>
          </table:table-cell>
          <table:table-cell office:value-type="float" office:value="44.782933" table:style-name="ce1">
            <text:p>44.78293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43060" table:style-name="ce1">
            <text:p>1243060</text:p>
          </table:table-cell>
          <table:table-cell office:value-type="string" table:style-name="ce1">
            <text:p>25.01.2019,15:45</text:p>
          </table:table-cell>
          <table:table-cell office:value-type="float" office:value="20.447088999999998" table:style-name="ce1">
            <text:p>20.447089</text:p>
          </table:table-cell>
          <table:table-cell office:value-type="float" office:value="44.732734999999998" table:style-name="ce1">
            <text:p>44.73273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42972" table:style-name="ce1">
            <text:p>1242972</text:p>
          </table:table-cell>
          <table:table-cell office:value-type="string" table:style-name="ce1">
            <text:p>25.01.2019,19:32</text:p>
          </table:table-cell>
          <table:table-cell office:value-type="float" office:value="20.464333" table:style-name="ce1">
            <text:p>20.464333</text:p>
          </table:table-cell>
          <table:table-cell office:value-type="float" office:value="44.815646000000001" table:style-name="ce1">
            <text:p>44.81564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3227" table:style-name="ce1">
            <text:p>1243227</text:p>
          </table:table-cell>
          <table:table-cell office:value-type="string" table:style-name="ce1">
            <text:p>25.01.2019,05:00</text:p>
          </table:table-cell>
          <table:table-cell office:value-type="float" office:value="20.371099999999998" table:style-name="ce1">
            <text:p>20.3711</text:p>
          </table:table-cell>
          <table:table-cell office:value-type="float" office:value="44.847580000000001" table:style-name="ce1">
            <text:p>44.8475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2926" table:style-name="ce1">
            <text:p>1242926</text:p>
          </table:table-cell>
          <table:table-cell office:value-type="string" table:style-name="ce1">
            <text:p>25.01.2019,13:45</text:p>
          </table:table-cell>
          <table:table-cell office:value-type="float" office:value="20.411828" table:style-name="ce1">
            <text:p>20.411828</text:p>
          </table:table-cell>
          <table:table-cell office:value-type="float" office:value="44.636811000000002" table:style-name="ce1">
            <text:p>44.63681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suprotnim smerovima uz skretanje</text:p>
          </table:table-cell>
          <table:table-cell table:number-columns-repeated="16377"/>
        </table:table-row>
        <table:table-row table:style-name="ro1">
          <table:table-cell office:value-type="float" office:value="1243151" table:style-name="ce1">
            <text:p>1243151</text:p>
          </table:table-cell>
          <table:table-cell office:value-type="string" table:style-name="ce1">
            <text:p>25.01.2019,07:50</text:p>
          </table:table-cell>
          <table:table-cell office:value-type="float" office:value="20.697870000000002" table:style-name="ce1">
            <text:p>20.69787</text:p>
          </table:table-cell>
          <table:table-cell office:value-type="float" office:value="44.45561" table:style-name="ce1">
            <text:p>44.4556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3031" table:style-name="ce1">
            <text:p>1243031</text:p>
          </table:table-cell>
          <table:table-cell office:value-type="string" table:style-name="ce1">
            <text:p>25.01.2019,13:20</text:p>
          </table:table-cell>
          <table:table-cell office:value-type="float" office:value="20.43619" table:style-name="ce1">
            <text:p>20.43619</text:p>
          </table:table-cell>
          <table:table-cell office:value-type="float" office:value="44.924370000000003" table:style-name="ce1">
            <text:p>44.9243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3346" table:style-name="ce1">
            <text:p>1243346</text:p>
          </table:table-cell>
          <table:table-cell office:value-type="string" table:style-name="ce1">
            <text:p>25.01.2019,11:45</text:p>
          </table:table-cell>
          <table:table-cell office:value-type="float" office:value="20.471153999999999" table:style-name="ce1">
            <text:p>20.471154</text:p>
          </table:table-cell>
          <table:table-cell office:value-type="float" office:value="44.788581000000001" table:style-name="ce1">
            <text:p>44.78858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učešćem najmanje dva vozila bez skretanja (bez podataka o smeru)</text:p>
          </table:table-cell>
          <table:table-cell table:number-columns-repeated="16377"/>
        </table:table-row>
        <table:table-row table:style-name="ro1">
          <table:table-cell office:value-type="float" office:value="1242966" table:style-name="ce1">
            <text:p>1242966</text:p>
          </table:table-cell>
          <table:table-cell office:value-type="string" table:style-name="ce1">
            <text:p>25.01.2019,16:00</text:p>
          </table:table-cell>
          <table:table-cell office:value-type="float" office:value="20.376380000000001" table:style-name="ce1">
            <text:p>20.37638</text:p>
          </table:table-cell>
          <table:table-cell office:value-type="float" office:value="44.811590000000002" table:style-name="ce1">
            <text:p>44.8115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se kreće duž kolovoza u smeru kretanja vozila</text:p>
          </table:table-cell>
          <table:table-cell table:number-columns-repeated="16377"/>
        </table:table-row>
        <table:table-row table:style-name="ro1">
          <table:table-cell office:value-type="float" office:value="1243320" table:style-name="ce1">
            <text:p>1243320</text:p>
          </table:table-cell>
          <table:table-cell office:value-type="string" table:style-name="ce1">
            <text:p>25.01.2019,21:50</text:p>
          </table:table-cell>
          <table:table-cell office:value-type="float" office:value="20.491644000000001" table:style-name="ce1">
            <text:p>20.491644</text:p>
          </table:table-cell>
          <table:table-cell office:value-type="float" office:value="44.839885000000002" table:style-name="ce1">
            <text:p>44.83988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 , u raskrsnici, bez skretanja vozila</text:p>
          </table:table-cell>
          <table:table-cell table:number-columns-repeated="16377"/>
        </table:table-row>
        <table:table-row table:style-name="ro1">
          <table:table-cell office:value-type="float" office:value="1243248" table:style-name="ce1">
            <text:p>1243248</text:p>
          </table:table-cell>
          <table:table-cell office:value-type="string" table:style-name="ce1">
            <text:p>25.01.2019,15:30</text:p>
          </table:table-cell>
          <table:table-cell office:value-type="float" office:value="20.413060000000002" table:style-name="ce1">
            <text:p>20.41306</text:p>
          </table:table-cell>
          <table:table-cell office:value-type="float" office:value="44.825189999999999" table:style-name="ce1">
            <text:p>44.8251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43024" table:style-name="ce1">
            <text:p>1243024</text:p>
          </table:table-cell>
          <table:table-cell office:value-type="string" table:style-name="ce1">
            <text:p>25.01.2019,08:45</text:p>
          </table:table-cell>
          <table:table-cell office:value-type="float" office:value="20.478928" table:style-name="ce1">
            <text:p>20.478928</text:p>
          </table:table-cell>
          <table:table-cell office:value-type="float" office:value="44.791922" table:style-name="ce1">
            <text:p>44.79192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pri otvaranju vrata</text:p>
          </table:table-cell>
          <table:table-cell table:number-columns-repeated="16377"/>
        </table:table-row>
        <table:table-row table:style-name="ro1">
          <table:table-cell office:value-type="float" office:value="1242885" table:style-name="ce1">
            <text:p>1242885</text:p>
          </table:table-cell>
          <table:table-cell office:value-type="string" table:style-name="ce1">
            <text:p>25.01.2019,11:00</text:p>
          </table:table-cell>
          <table:table-cell office:value-type="float" office:value="20.251615000000001" table:style-name="ce1">
            <text:p>20.251615</text:p>
          </table:table-cell>
          <table:table-cell office:value-type="float" office:value="44.862738" table:style-name="ce1">
            <text:p>44.86273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044" table:style-name="ce1">
            <text:p>1243044</text:p>
          </table:table-cell>
          <table:table-cell office:value-type="string" table:style-name="ce1">
            <text:p>25.01.2019,14:40</text:p>
          </table:table-cell>
          <table:table-cell office:value-type="float" office:value="20.493722999999999" table:style-name="ce1">
            <text:p>20.493723</text:p>
          </table:table-cell>
          <table:table-cell office:value-type="float" office:value="44.793897999999999" table:style-name="ce1">
            <text:p>44.79389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034" table:style-name="ce1">
            <text:p>1243034</text:p>
          </table:table-cell>
          <table:table-cell office:value-type="string" table:style-name="ce1">
            <text:p>25.01.2019,11:30</text:p>
          </table:table-cell>
          <table:table-cell office:value-type="float" office:value="20.420083999999999" table:style-name="ce1">
            <text:p>20.420084</text:p>
          </table:table-cell>
          <table:table-cell office:value-type="float" office:value="44.822284000000003" table:style-name="ce1">
            <text:p>44.82228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038" table:style-name="ce1">
            <text:p>1243038</text:p>
          </table:table-cell>
          <table:table-cell office:value-type="string" table:style-name="ce1">
            <text:p>25.01.2019,15:50</text:p>
          </table:table-cell>
          <table:table-cell office:value-type="float" office:value="20.159990000000001" table:style-name="ce1">
            <text:p>20.15999</text:p>
          </table:table-cell>
          <table:table-cell office:value-type="float" office:value="44.648499999999999" table:style-name="ce1">
            <text:p>44.648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2888" table:style-name="ce1">
            <text:p>1242888</text:p>
          </table:table-cell>
          <table:table-cell office:value-type="string" table:style-name="ce1">
            <text:p>25.01.2019,12:50</text:p>
          </table:table-cell>
          <table:table-cell office:value-type="float" office:value="20.307960000000001" table:style-name="ce1">
            <text:p>20.30796</text:p>
          </table:table-cell>
          <table:table-cell office:value-type="float" office:value="44.37294" table:style-name="ce1">
            <text:p>44.3729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254" table:style-name="ce1">
            <text:p>1243254</text:p>
          </table:table-cell>
          <table:table-cell office:value-type="string" table:style-name="ce1">
            <text:p>25.01.2019,17:00</text:p>
          </table:table-cell>
          <table:table-cell office:value-type="float" office:value="20.463259999999998" table:style-name="ce1">
            <text:p>20.46326</text:p>
          </table:table-cell>
          <table:table-cell office:value-type="float" office:value="44.802250000000001" table:style-name="ce1">
            <text:p>44.8022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2953" table:style-name="ce1">
            <text:p>1242953</text:p>
          </table:table-cell>
          <table:table-cell office:value-type="string" table:style-name="ce1">
            <text:p>25.01.2019,16:00</text:p>
          </table:table-cell>
          <table:table-cell office:value-type="float" office:value="20.417570000000001" table:style-name="ce1">
            <text:p>20.41757</text:p>
          </table:table-cell>
          <table:table-cell office:value-type="float" office:value="44.742460000000001" table:style-name="ce1">
            <text:p>44.7424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049" table:style-name="ce1">
            <text:p>1243049</text:p>
          </table:table-cell>
          <table:table-cell office:value-type="string" table:style-name="ce1">
            <text:p>25.01.2019,15:30</text:p>
          </table:table-cell>
          <table:table-cell office:value-type="float" office:value="20.436769000000002" table:style-name="ce1">
            <text:p>20.436769</text:p>
          </table:table-cell>
          <table:table-cell office:value-type="float" office:value="44.815645000000004" table:style-name="ce1">
            <text:p>44.81564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314" table:style-name="ce1">
            <text:p>1243314</text:p>
          </table:table-cell>
          <table:table-cell office:value-type="string" table:style-name="ce1">
            <text:p>25.01.2019,21:15</text:p>
          </table:table-cell>
          <table:table-cell office:value-type="float" office:value="20.522134000000001" table:style-name="ce1">
            <text:p>20.522134</text:p>
          </table:table-cell>
          <table:table-cell office:value-type="float" office:value="44.807113999999999" table:style-name="ce1">
            <text:p>44.80711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059" table:style-name="ce1">
            <text:p>1243059</text:p>
          </table:table-cell>
          <table:table-cell office:value-type="string" table:style-name="ce1">
            <text:p>25.01.2019,19:30</text:p>
          </table:table-cell>
          <table:table-cell office:value-type="float" office:value="20.410491" table:style-name="ce1">
            <text:p>20.410491</text:p>
          </table:table-cell>
          <table:table-cell office:value-type="float" office:value="44.749543000000003" table:style-name="ce1">
            <text:p>44.74954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129" table:style-name="ce1">
            <text:p>1243129</text:p>
          </table:table-cell>
          <table:table-cell office:value-type="string" table:style-name="ce1">
            <text:p>26.01.2019,15:30</text:p>
          </table:table-cell>
          <table:table-cell office:value-type="float" office:value="20.358039999999999" table:style-name="ce1">
            <text:p>20.35804</text:p>
          </table:table-cell>
          <table:table-cell office:value-type="float" office:value="44.856389999999998" table:style-name="ce1">
            <text:p>44.8563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319" table:style-name="ce1">
            <text:p>1243319</text:p>
          </table:table-cell>
          <table:table-cell office:value-type="string" table:style-name="ce1">
            <text:p>26.01.2019,05:07</text:p>
          </table:table-cell>
          <table:table-cell office:value-type="float" office:value="20.465478000000001" table:style-name="ce1">
            <text:p>20.465478</text:p>
          </table:table-cell>
          <table:table-cell office:value-type="float" office:value="44.797849999999997" table:style-name="ce1">
            <text:p>44.7978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786" table:style-name="ce1">
            <text:p>1243786</text:p>
          </table:table-cell>
          <table:table-cell office:value-type="string" table:style-name="ce1">
            <text:p>26.01.2019,12:00</text:p>
          </table:table-cell>
          <table:table-cell office:value-type="float" office:value="20.470859000000001" table:style-name="ce1">
            <text:p>20.470859</text:p>
          </table:table-cell>
          <table:table-cell office:value-type="float" office:value="44.794815" table:style-name="ce1">
            <text:p>44.79481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790" table:style-name="ce1">
            <text:p>1243790</text:p>
          </table:table-cell>
          <table:table-cell office:value-type="string" table:style-name="ce1">
            <text:p>26.01.2019,12:00</text:p>
          </table:table-cell>
          <table:table-cell office:value-type="float" office:value="20.485045" table:style-name="ce1">
            <text:p>20.485045</text:p>
          </table:table-cell>
          <table:table-cell office:value-type="float" office:value="44.778447999999997" table:style-name="ce1">
            <text:p>44.77844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808" table:style-name="ce1">
            <text:p>1243808</text:p>
          </table:table-cell>
          <table:table-cell office:value-type="string" table:style-name="ce1">
            <text:p>26.01.2019,11:00</text:p>
          </table:table-cell>
          <table:table-cell office:value-type="float" office:value="20.507114000000001" table:style-name="ce1">
            <text:p>20.507114</text:p>
          </table:table-cell>
          <table:table-cell office:value-type="float" office:value="44.815106" table:style-name="ce1">
            <text:p>44.81510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110" table:style-name="ce1">
            <text:p>1243110</text:p>
          </table:table-cell>
          <table:table-cell office:value-type="string" table:style-name="ce1">
            <text:p>26.01.2019,06:52</text:p>
          </table:table-cell>
          <table:table-cell office:value-type="float" office:value="20.391513" table:style-name="ce1">
            <text:p>20.391513</text:p>
          </table:table-cell>
          <table:table-cell office:value-type="float" office:value="44.844416000000002" table:style-name="ce1">
            <text:p>44.84441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3139" table:style-name="ce1">
            <text:p>1243139</text:p>
          </table:table-cell>
          <table:table-cell office:value-type="string" table:style-name="ce1">
            <text:p>26.01.2019,09:30</text:p>
          </table:table-cell>
          <table:table-cell office:value-type="float" office:value="20.501268" table:style-name="ce1">
            <text:p>20.501268</text:p>
          </table:table-cell>
          <table:table-cell office:value-type="float" office:value="44.783358" table:style-name="ce1">
            <text:p>44.78335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2991" table:style-name="ce1">
            <text:p>1242991</text:p>
          </table:table-cell>
          <table:table-cell office:value-type="string" table:style-name="ce1">
            <text:p>26.01.2019,05:20</text:p>
          </table:table-cell>
          <table:table-cell office:value-type="float" office:value="20.455871999999999" table:style-name="ce1">
            <text:p>20.455872</text:p>
          </table:table-cell>
          <table:table-cell office:value-type="float" office:value="44.749431999999999" table:style-name="ce1">
            <text:p>44.74943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4538" table:style-name="ce1">
            <text:p>1244538</text:p>
          </table:table-cell>
          <table:table-cell office:value-type="string" table:style-name="ce1">
            <text:p>26.01.2019,05:20</text:p>
          </table:table-cell>
          <table:table-cell office:value-type="float" office:value="20.542254" table:style-name="ce1">
            <text:p>20.542254</text:p>
          </table:table-cell>
          <table:table-cell office:value-type="float" office:value="44.743940000000002" table:style-name="ce1">
            <text:p>44.7439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3138" table:style-name="ce1">
            <text:p>1243138</text:p>
          </table:table-cell>
          <table:table-cell office:value-type="string" table:style-name="ce1">
            <text:p>26.01.2019,14:00</text:p>
          </table:table-cell>
          <table:table-cell office:value-type="float" office:value="20.416664000000001" table:style-name="ce1">
            <text:p>20.416664</text:p>
          </table:table-cell>
          <table:table-cell office:value-type="float" office:value="44.758282000000001" table:style-name="ce1">
            <text:p>44.75828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3783" table:style-name="ce1">
            <text:p>1243783</text:p>
          </table:table-cell>
          <table:table-cell office:value-type="string" table:style-name="ce1">
            <text:p>26.01.2019,15:00</text:p>
          </table:table-cell>
          <table:table-cell office:value-type="float" office:value="20.44727" table:style-name="ce1">
            <text:p>20.44727</text:p>
          </table:table-cell>
          <table:table-cell office:value-type="float" office:value="44.744923999999997" table:style-name="ce1">
            <text:p>44.74492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3525" table:style-name="ce1">
            <text:p>1243525</text:p>
          </table:table-cell>
          <table:table-cell office:value-type="string" table:style-name="ce1">
            <text:p>26.01.2019,18:30</text:p>
          </table:table-cell>
          <table:table-cell office:value-type="float" office:value="20.695399999999999" table:style-name="ce1">
            <text:p>20.6954</text:p>
          </table:table-cell>
          <table:table-cell office:value-type="float" office:value="44.436700000000002" table:style-name="ce1">
            <text:p>44.436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sa skretanjem vozila ulevo, u raskrsnici</text:p>
          </table:table-cell>
          <table:table-cell table:number-columns-repeated="16377"/>
        </table:table-row>
        <table:table-row table:style-name="ro1">
          <table:table-cell office:value-type="float" office:value="1243671" table:style-name="ce1">
            <text:p>1243671</text:p>
          </table:table-cell>
          <table:table-cell office:value-type="string" table:style-name="ce1">
            <text:p>26.01.2019,20:00</text:p>
          </table:table-cell>
          <table:table-cell office:value-type="float" office:value="20.097123" table:style-name="ce1">
            <text:p>20.097123</text:p>
          </table:table-cell>
          <table:table-cell office:value-type="float" office:value="44.648598" table:style-name="ce1">
            <text:p>44.64859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274" table:style-name="ce1">
            <text:p>1243274</text:p>
          </table:table-cell>
          <table:table-cell office:value-type="string" table:style-name="ce1">
            <text:p>26.01.2019,02:30</text:p>
          </table:table-cell>
          <table:table-cell office:value-type="float" office:value="20.713010000000001" table:style-name="ce1">
            <text:p>20.71301</text:p>
          </table:table-cell>
          <table:table-cell office:value-type="float" office:value="44.4711" table:style-name="ce1">
            <text:p>44.471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43361" table:style-name="ce1">
            <text:p>1243361</text:p>
          </table:table-cell>
          <table:table-cell office:value-type="string" table:style-name="ce1">
            <text:p>26.01.2019,19:55</text:p>
          </table:table-cell>
          <table:table-cell office:value-type="float" office:value="20.740379999999998" table:style-name="ce1">
            <text:p>20.74038</text:p>
          </table:table-cell>
          <table:table-cell office:value-type="float" office:value="44.440240000000003" table:style-name="ce1">
            <text:p>44.4402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43404" table:style-name="ce1">
            <text:p>1243404</text:p>
          </table:table-cell>
          <table:table-cell office:value-type="string" table:style-name="ce1">
            <text:p>26.01.2019,18:20</text:p>
          </table:table-cell>
          <table:table-cell office:value-type="float" office:value="20.428196" table:style-name="ce1">
            <text:p>20.428196</text:p>
          </table:table-cell>
          <table:table-cell office:value-type="float" office:value="44.662509999999997" table:style-name="ce1">
            <text:p>44.6625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3338" table:style-name="ce1">
            <text:p>1243338</text:p>
          </table:table-cell>
          <table:table-cell office:value-type="string" table:style-name="ce1">
            <text:p>26.01.2019,10:45</text:p>
          </table:table-cell>
          <table:table-cell office:value-type="float" office:value="20.457789999999999" table:style-name="ce1">
            <text:p>20.45779</text:p>
          </table:table-cell>
          <table:table-cell office:value-type="float" office:value="44.825710000000001" table:style-name="ce1">
            <text:p>44.8257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3343" table:style-name="ce1">
            <text:p>1243343</text:p>
          </table:table-cell>
          <table:table-cell office:value-type="string" table:style-name="ce1">
            <text:p>26.01.2019,08:00</text:p>
          </table:table-cell>
          <table:table-cell office:value-type="float" office:value="20.415659999999999" table:style-name="ce1">
            <text:p>20.41566</text:p>
          </table:table-cell>
          <table:table-cell office:value-type="float" office:value="44.778860000000002" table:style-name="ce1">
            <text:p>44.7788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056" table:style-name="ce1">
            <text:p>1243056</text:p>
          </table:table-cell>
          <table:table-cell office:value-type="string" table:style-name="ce1">
            <text:p>26.01.2019,19:55</text:p>
          </table:table-cell>
          <table:table-cell office:value-type="float" office:value="20.396032999999999" table:style-name="ce1">
            <text:p>20.396033</text:p>
          </table:table-cell>
          <table:table-cell office:value-type="float" office:value="44.841093000000001" table:style-name="ce1">
            <text:p>44.84109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794" table:style-name="ce1">
            <text:p>1243794</text:p>
          </table:table-cell>
          <table:table-cell office:value-type="string" table:style-name="ce1">
            <text:p>26.01.2019,10:30</text:p>
          </table:table-cell>
          <table:table-cell office:value-type="float" office:value="20.423680999999998" table:style-name="ce1">
            <text:p>20.423681</text:p>
          </table:table-cell>
          <table:table-cell office:value-type="float" office:value="44.819414999999999" table:style-name="ce1">
            <text:p>44.81941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095" table:style-name="ce1">
            <text:p>1243095</text:p>
          </table:table-cell>
          <table:table-cell office:value-type="string" table:style-name="ce1">
            <text:p>26.01.2019,15:50</text:p>
          </table:table-cell>
          <table:table-cell office:value-type="float" office:value="20.485009999999999" table:style-name="ce1">
            <text:p>20.48501</text:p>
          </table:table-cell>
          <table:table-cell office:value-type="float" office:value="44.821334" table:style-name="ce1">
            <text:p>44.82133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3026" table:style-name="ce1">
            <text:p>1243026</text:p>
          </table:table-cell>
          <table:table-cell office:value-type="string" table:style-name="ce1">
            <text:p>26.01.2019,14:05</text:p>
          </table:table-cell>
          <table:table-cell office:value-type="float" office:value="20.503926" table:style-name="ce1">
            <text:p>20.503926</text:p>
          </table:table-cell>
          <table:table-cell office:value-type="float" office:value="44.775539000000002" table:style-name="ce1">
            <text:p>44.77553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3135" table:style-name="ce1">
            <text:p>1243135</text:p>
          </table:table-cell>
          <table:table-cell office:value-type="string" table:style-name="ce1">
            <text:p>26.01.2019,11:05</text:p>
          </table:table-cell>
          <table:table-cell office:value-type="float" office:value="20.49926" table:style-name="ce1">
            <text:p>20.49926</text:p>
          </table:table-cell>
          <table:table-cell office:value-type="float" office:value="44.809199" table:style-name="ce1">
            <text:p>44.80919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3025" table:style-name="ce1">
            <text:p>1243025</text:p>
          </table:table-cell>
          <table:table-cell office:value-type="string" table:style-name="ce1">
            <text:p>26.01.2019,12:00</text:p>
          </table:table-cell>
          <table:table-cell office:value-type="float" office:value="20.27149" table:style-name="ce1">
            <text:p>20.27149</text:p>
          </table:table-cell>
          <table:table-cell office:value-type="float" office:value="44.907992" table:style-name="ce1">
            <text:p>44.90799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3344" table:style-name="ce1">
            <text:p>1243344</text:p>
          </table:table-cell>
          <table:table-cell office:value-type="string" table:style-name="ce1">
            <text:p>26.01.2019,09:15</text:p>
          </table:table-cell>
          <table:table-cell office:value-type="float" office:value="20.421175000000002" table:style-name="ce1">
            <text:p>20.421175</text:p>
          </table:table-cell>
          <table:table-cell office:value-type="float" office:value="44.717435000000002" table:style-name="ce1">
            <text:p>44.71743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3980" table:style-name="ce1">
            <text:p>1243980</text:p>
          </table:table-cell>
          <table:table-cell office:value-type="string" table:style-name="ce1">
            <text:p>26.01.2019,06:50</text:p>
          </table:table-cell>
          <table:table-cell office:value-type="float" office:value="20.441981999999999" table:style-name="ce1">
            <text:p>20.441982</text:p>
          </table:table-cell>
          <table:table-cell office:value-type="float" office:value="44.796371000000001" table:style-name="ce1">
            <text:p>44.79637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3112" table:style-name="ce1">
            <text:p>1243112</text:p>
          </table:table-cell>
          <table:table-cell office:value-type="string" table:style-name="ce1">
            <text:p>26.01.2019,06:20</text:p>
          </table:table-cell>
          <table:table-cell office:value-type="float" office:value="20.448874" table:style-name="ce1">
            <text:p>20.448874</text:p>
          </table:table-cell>
          <table:table-cell office:value-type="float" office:value="44.798616000000003" table:style-name="ce1">
            <text:p>44.79861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3136" table:style-name="ce1">
            <text:p>1243136</text:p>
          </table:table-cell>
          <table:table-cell office:value-type="string" table:style-name="ce1">
            <text:p>26.01.2019,14:45</text:p>
          </table:table-cell>
          <table:table-cell office:value-type="float" office:value="20.540662999999999" table:style-name="ce1">
            <text:p>20.540663</text:p>
          </table:table-cell>
          <table:table-cell office:value-type="float" office:value="44.790298" table:style-name="ce1">
            <text:p>44.79029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3545" table:style-name="ce1">
            <text:p>1243545</text:p>
          </table:table-cell>
          <table:table-cell office:value-type="string" table:style-name="ce1">
            <text:p>26.01.2019,15:55</text:p>
          </table:table-cell>
          <table:table-cell office:value-type="float" office:value="20.520033999999999" table:style-name="ce1">
            <text:p>20.520034</text:p>
          </table:table-cell>
          <table:table-cell office:value-type="float" office:value="44.776929000000003" table:style-name="ce1">
            <text:p>44.77692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desno ispred vozila koje nailazi sleva</text:p>
          </table:table-cell>
          <table:table-cell table:number-columns-repeated="16377"/>
        </table:table-row>
        <table:table-row table:style-name="ro1">
          <table:table-cell office:value-type="float" office:value="1243797" table:style-name="ce1">
            <text:p>1243797</text:p>
          </table:table-cell>
          <table:table-cell office:value-type="string" table:style-name="ce1">
            <text:p>26.01.2019,09:15</text:p>
          </table:table-cell>
          <table:table-cell office:value-type="float" office:value="20.474529" table:style-name="ce1">
            <text:p>20.474529</text:p>
          </table:table-cell>
          <table:table-cell office:value-type="float" office:value="44.777566999999998" table:style-name="ce1">
            <text:p>44.77756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desno ispred vozila koje nailazi sleva</text:p>
          </table:table-cell>
          <table:table-cell table:number-columns-repeated="16377"/>
        </table:table-row>
        <table:table-row table:style-name="ro1">
          <table:table-cell office:value-type="float" office:value="1243550" table:style-name="ce1">
            <text:p>1243550</text:p>
          </table:table-cell>
          <table:table-cell office:value-type="string" table:style-name="ce1">
            <text:p>26.01.2019,00:30</text:p>
          </table:table-cell>
          <table:table-cell office:value-type="float" office:value="20.341463000000001" table:style-name="ce1">
            <text:p>20.341463</text:p>
          </table:table-cell>
          <table:table-cell office:value-type="float" office:value="44.874954000000002" table:style-name="ce1">
            <text:p>44.87495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541" table:style-name="ce1">
            <text:p>1243541</text:p>
          </table:table-cell>
          <table:table-cell office:value-type="string" table:style-name="ce1">
            <text:p>26.01.2019,09:05</text:p>
          </table:table-cell>
          <table:table-cell office:value-type="float" office:value="20.397646000000002" table:style-name="ce1">
            <text:p>20.397646</text:p>
          </table:table-cell>
          <table:table-cell office:value-type="float" office:value="44.821907000000003" table:style-name="ce1">
            <text:p>44.82190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774" table:style-name="ce1">
            <text:p>1243774</text:p>
          </table:table-cell>
          <table:table-cell office:value-type="string" table:style-name="ce1">
            <text:p>26.01.2019,16:00</text:p>
          </table:table-cell>
          <table:table-cell office:value-type="float" office:value="20.437677999999998" table:style-name="ce1">
            <text:p>20.437678</text:p>
          </table:table-cell>
          <table:table-cell office:value-type="float" office:value="44.744501999999997" table:style-name="ce1">
            <text:p>44.74450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126" table:style-name="ce1">
            <text:p>1243126</text:p>
          </table:table-cell>
          <table:table-cell office:value-type="string" table:style-name="ce1">
            <text:p>27.01.2019,21:45</text:p>
          </table:table-cell>
          <table:table-cell office:value-type="float" office:value="20.497374000000001" table:style-name="ce1">
            <text:p>20.497374</text:p>
          </table:table-cell>
          <table:table-cell office:value-type="float" office:value="44.814642999999997" table:style-name="ce1">
            <text:p>44.81464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584" table:style-name="ce1">
            <text:p>1243584</text:p>
          </table:table-cell>
          <table:table-cell office:value-type="string" table:style-name="ce1">
            <text:p>27.01.2019,09:45</text:p>
          </table:table-cell>
          <table:table-cell office:value-type="float" office:value="20.466186" table:style-name="ce1">
            <text:p>20.466186</text:p>
          </table:table-cell>
          <table:table-cell office:value-type="float" office:value="44.788018000000001" table:style-name="ce1">
            <text:p>44.78801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3779" table:style-name="ce1">
            <text:p>1243779</text:p>
          </table:table-cell>
          <table:table-cell office:value-type="string" table:style-name="ce1">
            <text:p>27.01.2019,17:00</text:p>
          </table:table-cell>
          <table:table-cell office:value-type="float" office:value="20.369167000000001" table:style-name="ce1">
            <text:p>20.369167</text:p>
          </table:table-cell>
          <table:table-cell office:value-type="float" office:value="44.85716" table:style-name="ce1">
            <text:p>44.8571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634" table:style-name="ce1">
            <text:p>1243634</text:p>
          </table:table-cell>
          <table:table-cell office:value-type="string" table:style-name="ce1">
            <text:p>27.01.2019,14:15</text:p>
          </table:table-cell>
          <table:table-cell office:value-type="float" office:value="20.408259000000001" table:style-name="ce1">
            <text:p>20.408259</text:p>
          </table:table-cell>
          <table:table-cell office:value-type="float" office:value="44.825220000000002" table:style-name="ce1">
            <text:p>44.8252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3544" table:style-name="ce1">
            <text:p>1243544</text:p>
          </table:table-cell>
          <table:table-cell office:value-type="string" table:style-name="ce1">
            <text:p>27.01.2019,16:00</text:p>
          </table:table-cell>
          <table:table-cell office:value-type="float" office:value="20.513788999999999" table:style-name="ce1">
            <text:p>20.513789</text:p>
          </table:table-cell>
          <table:table-cell office:value-type="float" office:value="44.767446999999997" table:style-name="ce1">
            <text:p>44.76744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217" table:style-name="ce1">
            <text:p>1243217</text:p>
          </table:table-cell>
          <table:table-cell office:value-type="string" table:style-name="ce1">
            <text:p>27.01.2019,13:00</text:p>
          </table:table-cell>
          <table:table-cell office:value-type="float" office:value="20.392852999999999" table:style-name="ce1">
            <text:p>20.392853</text:p>
          </table:table-cell>
          <table:table-cell office:value-type="float" office:value="44.837414000000003" table:style-name="ce1">
            <text:p>44.83741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267" table:style-name="ce1">
            <text:p>1244267</text:p>
          </table:table-cell>
          <table:table-cell office:value-type="string" table:style-name="ce1">
            <text:p>27.01.2019,08:00</text:p>
          </table:table-cell>
          <table:table-cell office:value-type="float" office:value="20.540973000000001" table:style-name="ce1">
            <text:p>20.540973</text:p>
          </table:table-cell>
          <table:table-cell office:value-type="float" office:value="44.789031999999999" table:style-name="ce1">
            <text:p>44.78903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116" table:style-name="ce1">
            <text:p>1243116</text:p>
          </table:table-cell>
          <table:table-cell office:value-type="string" table:style-name="ce1">
            <text:p>27.01.2019,17:35</text:p>
          </table:table-cell>
          <table:table-cell office:value-type="float" office:value="20.476073" table:style-name="ce1">
            <text:p>20.476073</text:p>
          </table:table-cell>
          <table:table-cell office:value-type="float" office:value="44.760950999999999" table:style-name="ce1">
            <text:p>44.76095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3100" table:style-name="ce1">
            <text:p>1243100</text:p>
          </table:table-cell>
          <table:table-cell office:value-type="string" table:style-name="ce1">
            <text:p>27.01.2019,14:50</text:p>
          </table:table-cell>
          <table:table-cell office:value-type="float" office:value="20.3901" table:style-name="ce1">
            <text:p>20.3901</text:p>
          </table:table-cell>
          <table:table-cell office:value-type="float" office:value="44.390450000000001" table:style-name="ce1">
            <text:p>44.3904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4533" table:style-name="ce1">
            <text:p>1244533</text:p>
          </table:table-cell>
          <table:table-cell office:value-type="string" table:style-name="ce1">
            <text:p>27.01.2019,14:50</text:p>
          </table:table-cell>
          <table:table-cell office:value-type="float" office:value="20.597159999999999" table:style-name="ce1">
            <text:p>20.59716</text:p>
          </table:table-cell>
          <table:table-cell office:value-type="float" office:value="44.74606" table:style-name="ce1">
            <text:p>44.7460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3146" table:style-name="ce1">
            <text:p>1243146</text:p>
          </table:table-cell>
          <table:table-cell office:value-type="string" table:style-name="ce1">
            <text:p>27.01.2019,16:00</text:p>
          </table:table-cell>
          <table:table-cell office:value-type="float" office:value="20.434329000000002" table:style-name="ce1">
            <text:p>20.434329</text:p>
          </table:table-cell>
          <table:table-cell office:value-type="float" office:value="44.814281000000001" table:style-name="ce1">
            <text:p>44.81428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3096" table:style-name="ce1">
            <text:p>1243096</text:p>
          </table:table-cell>
          <table:table-cell office:value-type="string" table:style-name="ce1">
            <text:p>27.01.2019,01:30</text:p>
          </table:table-cell>
          <table:table-cell office:value-type="float" office:value="20.428722" table:style-name="ce1">
            <text:p>20.428722</text:p>
          </table:table-cell>
          <table:table-cell office:value-type="float" office:value="44.748578999999999" table:style-name="ce1">
            <text:p>44.74857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3113" table:style-name="ce1">
            <text:p>1243113</text:p>
          </table:table-cell>
          <table:table-cell office:value-type="string" table:style-name="ce1">
            <text:p>27.01.2019,17:20</text:p>
          </table:table-cell>
          <table:table-cell office:value-type="float" office:value="20.476756999999999" table:style-name="ce1">
            <text:p>20.476757</text:p>
          </table:table-cell>
          <table:table-cell office:value-type="float" office:value="44.817027000000003" table:style-name="ce1">
            <text:p>44.81702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sa skretanjem vozila ulevo, u raskrsnici</text:p>
          </table:table-cell>
          <table:table-cell table:number-columns-repeated="16377"/>
        </table:table-row>
        <table:table-row table:style-name="ro1">
          <table:table-cell office:value-type="float" office:value="1244024" table:style-name="ce1">
            <text:p>1244024</text:p>
          </table:table-cell>
          <table:table-cell office:value-type="string" table:style-name="ce1">
            <text:p>27.01.2019,14:00</text:p>
          </table:table-cell>
          <table:table-cell office:value-type="float" office:value="20.352830000000001" table:style-name="ce1">
            <text:p>20.35283</text:p>
          </table:table-cell>
          <table:table-cell office:value-type="float" office:value="44.601019999999998" table:style-name="ce1">
            <text:p>44.6010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van raskrsnice , bez skretanja vozila</text:p>
          </table:table-cell>
          <table:table-cell table:number-columns-repeated="16377"/>
        </table:table-row>
        <table:table-row table:style-name="ro1">
          <table:table-cell office:value-type="float" office:value="1243345" table:style-name="ce1">
            <text:p>1243345</text:p>
          </table:table-cell>
          <table:table-cell office:value-type="string" table:style-name="ce1">
            <text:p>27.01.2019,23:00</text:p>
          </table:table-cell>
          <table:table-cell office:value-type="float" office:value="20.384944999999998" table:style-name="ce1">
            <text:p>20.384945</text:p>
          </table:table-cell>
          <table:table-cell office:value-type="float" office:value="44.818677999999998" table:style-name="ce1">
            <text:p>44.81867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772" table:style-name="ce1">
            <text:p>1243772</text:p>
          </table:table-cell>
          <table:table-cell office:value-type="string" table:style-name="ce1">
            <text:p>27.01.2019,21:45</text:p>
          </table:table-cell>
          <table:table-cell office:value-type="float" office:value="20.441838000000001" table:style-name="ce1">
            <text:p>20.441838</text:p>
          </table:table-cell>
          <table:table-cell office:value-type="float" office:value="44.742899000000001" table:style-name="ce1">
            <text:p>44.74289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775" table:style-name="ce1">
            <text:p>1243775</text:p>
          </table:table-cell>
          <table:table-cell office:value-type="string" table:style-name="ce1">
            <text:p>27.01.2019,19:20</text:p>
          </table:table-cell>
          <table:table-cell office:value-type="float" office:value="20.456039000000001" table:style-name="ce1">
            <text:p>20.456039</text:p>
          </table:table-cell>
          <table:table-cell office:value-type="float" office:value="44.802196000000002" table:style-name="ce1">
            <text:p>44.80219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886" table:style-name="ce1">
            <text:p>1243886</text:p>
          </table:table-cell>
          <table:table-cell office:value-type="string" table:style-name="ce1">
            <text:p>27.01.2019,12:00</text:p>
          </table:table-cell>
          <table:table-cell office:value-type="float" office:value="20.391760999999999" table:style-name="ce1">
            <text:p>20.391761</text:p>
          </table:table-cell>
          <table:table-cell office:value-type="float" office:value="44.725763000000001" table:style-name="ce1">
            <text:p>44.72576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098" table:style-name="ce1">
            <text:p>1243098</text:p>
          </table:table-cell>
          <table:table-cell office:value-type="string" table:style-name="ce1">
            <text:p>27.01.2019,04:08</text:p>
          </table:table-cell>
          <table:table-cell office:value-type="float" office:value="20.258690000000001" table:style-name="ce1">
            <text:p>20.25869</text:p>
          </table:table-cell>
          <table:table-cell office:value-type="float" office:value="44.382899999999999" table:style-name="ce1">
            <text:p>44.382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43336" table:style-name="ce1">
            <text:p>1243336</text:p>
          </table:table-cell>
          <table:table-cell office:value-type="string" table:style-name="ce1">
            <text:p>27.01.2019,19:20</text:p>
          </table:table-cell>
          <table:table-cell office:value-type="float" office:value="20.447790000000001" table:style-name="ce1">
            <text:p>20.44779</text:p>
          </table:table-cell>
          <table:table-cell office:value-type="float" office:value="44.744390000000003" table:style-name="ce1">
            <text:p>44.7443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3134" table:style-name="ce1">
            <text:p>1243134</text:p>
          </table:table-cell>
          <table:table-cell office:value-type="string" table:style-name="ce1">
            <text:p>27.01.2019,16:45</text:p>
          </table:table-cell>
          <table:table-cell office:value-type="float" office:value="20.410809" table:style-name="ce1">
            <text:p>20.410809</text:p>
          </table:table-cell>
          <table:table-cell office:value-type="float" office:value="44.833717" table:style-name="ce1">
            <text:p>44.83371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3107" table:style-name="ce1">
            <text:p>1243107</text:p>
          </table:table-cell>
          <table:table-cell office:value-type="string" table:style-name="ce1">
            <text:p>27.01.2019,17:30</text:p>
          </table:table-cell>
          <table:table-cell office:value-type="float" office:value="20.123619999999999" table:style-name="ce1">
            <text:p>20.12362</text:p>
          </table:table-cell>
          <table:table-cell office:value-type="float" office:value="44.648212999999998" table:style-name="ce1">
            <text:p>44.64821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613" table:style-name="ce1">
            <text:p>1243613</text:p>
          </table:table-cell>
          <table:table-cell office:value-type="string" table:style-name="ce1">
            <text:p>27.01.2019,08:00</text:p>
          </table:table-cell>
          <table:table-cell office:value-type="float" office:value="20.557331000000001" table:style-name="ce1">
            <text:p>20.557331</text:p>
          </table:table-cell>
          <table:table-cell office:value-type="float" office:value="44.857728000000002" table:style-name="ce1">
            <text:p>44.85772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149" table:style-name="ce1">
            <text:p>1243149</text:p>
          </table:table-cell>
          <table:table-cell office:value-type="string" table:style-name="ce1">
            <text:p>27.01.2019,12:45</text:p>
          </table:table-cell>
          <table:table-cell office:value-type="float" office:value="20.500623000000001" table:style-name="ce1">
            <text:p>20.500623</text:p>
          </table:table-cell>
          <table:table-cell office:value-type="float" office:value="44.776921000000002" table:style-name="ce1">
            <text:p>44.77692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219" table:style-name="ce1">
            <text:p>1244219</text:p>
          </table:table-cell>
          <table:table-cell office:value-type="string" table:style-name="ce1">
            <text:p>27.01.2019,13:55</text:p>
          </table:table-cell>
          <table:table-cell office:value-type="float" office:value="20.55254" table:style-name="ce1">
            <text:p>20.55254</text:p>
          </table:table-cell>
          <table:table-cell office:value-type="float" office:value="44.763928999999997" table:style-name="ce1">
            <text:p>44.76392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789" table:style-name="ce1">
            <text:p>1243789</text:p>
          </table:table-cell>
          <table:table-cell office:value-type="string" table:style-name="ce1">
            <text:p>27.01.2019,02:30</text:p>
          </table:table-cell>
          <table:table-cell office:value-type="float" office:value="20.453396999999999" table:style-name="ce1">
            <text:p>20.453397</text:p>
          </table:table-cell>
          <table:table-cell office:value-type="float" office:value="44.812257000000002" table:style-name="ce1">
            <text:p>44.81225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121" table:style-name="ce1">
            <text:p>1243121</text:p>
          </table:table-cell>
          <table:table-cell office:value-type="string" table:style-name="ce1">
            <text:p>27.01.2019,19:10</text:p>
          </table:table-cell>
          <table:table-cell office:value-type="float" office:value="20.406490000000002" table:style-name="ce1">
            <text:p>20.40649</text:p>
          </table:table-cell>
          <table:table-cell office:value-type="float" office:value="44.759480000000003" table:style-name="ce1">
            <text:p>44.7594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3123" table:style-name="ce1">
            <text:p>1243123</text:p>
          </table:table-cell>
          <table:table-cell office:value-type="string" table:style-name="ce1">
            <text:p>27.01.2019,19:05</text:p>
          </table:table-cell>
          <table:table-cell office:value-type="float" office:value="20.431671999999999" table:style-name="ce1">
            <text:p>20.431672</text:p>
          </table:table-cell>
          <table:table-cell office:value-type="float" office:value="44.751041999999998" table:style-name="ce1">
            <text:p>44.75104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3502" table:style-name="ce1">
            <text:p>1243502</text:p>
          </table:table-cell>
          <table:table-cell office:value-type="string" table:style-name="ce1">
            <text:p>27.01.2019,18:45</text:p>
          </table:table-cell>
          <table:table-cell office:value-type="float" office:value="20.191457" table:style-name="ce1">
            <text:p>20.191457</text:p>
          </table:table-cell>
          <table:table-cell office:value-type="float" office:value="44.652825999999997" table:style-name="ce1">
            <text:p>44.65282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130" table:style-name="ce1">
            <text:p>1243130</text:p>
          </table:table-cell>
          <table:table-cell office:value-type="string" table:style-name="ce1">
            <text:p>27.01.2019,18:55</text:p>
          </table:table-cell>
          <table:table-cell office:value-type="float" office:value="20.376325000000001" table:style-name="ce1">
            <text:p>20.376325</text:p>
          </table:table-cell>
          <table:table-cell office:value-type="float" office:value="44.799903999999998" table:style-name="ce1">
            <text:p>44.79990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132" table:style-name="ce1">
            <text:p>1243132</text:p>
          </table:table-cell>
          <table:table-cell office:value-type="string" table:style-name="ce1">
            <text:p>27.01.2019,20:50</text:p>
          </table:table-cell>
          <table:table-cell office:value-type="float" office:value="20.376325000000001" table:style-name="ce1">
            <text:p>20.376325</text:p>
          </table:table-cell>
          <table:table-cell office:value-type="float" office:value="44.799903999999998" table:style-name="ce1">
            <text:p>44.79990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209" table:style-name="ce1">
            <text:p>1243209</text:p>
          </table:table-cell>
          <table:table-cell office:value-type="string" table:style-name="ce1">
            <text:p>27.01.2019,18:30</text:p>
          </table:table-cell>
          <table:table-cell office:value-type="float" office:value="20.489583" table:style-name="ce1">
            <text:p>20.489583</text:p>
          </table:table-cell>
          <table:table-cell office:value-type="float" office:value="44.816904000000001" table:style-name="ce1">
            <text:p>44.81690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3543" table:style-name="ce1">
            <text:p>1243543</text:p>
          </table:table-cell>
          <table:table-cell office:value-type="string" table:style-name="ce1">
            <text:p>27.01.2019,19:00</text:p>
          </table:table-cell>
          <table:table-cell office:value-type="float" office:value="20.475905000000001" table:style-name="ce1">
            <text:p>20.475905</text:p>
          </table:table-cell>
          <table:table-cell office:value-type="float" office:value="44.805351000000002" table:style-name="ce1">
            <text:p>44.80535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3341" table:style-name="ce1">
            <text:p>1243341</text:p>
          </table:table-cell>
          <table:table-cell office:value-type="string" table:style-name="ce1">
            <text:p>27.01.2019,22:50</text:p>
          </table:table-cell>
          <table:table-cell office:value-type="float" office:value="20.491790000000002" table:style-name="ce1">
            <text:p>20.49179</text:p>
          </table:table-cell>
          <table:table-cell office:value-type="float" office:value="44.815010000000001" table:style-name="ce1">
            <text:p>44.8150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3496" table:style-name="ce1">
            <text:p>1243496</text:p>
          </table:table-cell>
          <table:table-cell office:value-type="string" table:style-name="ce1">
            <text:p>27.01.2019,22:20</text:p>
          </table:table-cell>
          <table:table-cell office:value-type="float" office:value="20.360579999999999" table:style-name="ce1">
            <text:p>20.36058</text:p>
          </table:table-cell>
          <table:table-cell office:value-type="float" office:value="44.847720000000002" table:style-name="ce1">
            <text:p>44.8477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3199" table:style-name="ce1">
            <text:p>1243199</text:p>
          </table:table-cell>
          <table:table-cell office:value-type="string" table:style-name="ce1">
            <text:p>27.01.2019,14:30</text:p>
          </table:table-cell>
          <table:table-cell office:value-type="float" office:value="20.415268999999999" table:style-name="ce1">
            <text:p>20.415269</text:p>
          </table:table-cell>
          <table:table-cell office:value-type="float" office:value="44.698875999999998" table:style-name="ce1">
            <text:p>44.69887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3352" table:style-name="ce1">
            <text:p>1243352</text:p>
          </table:table-cell>
          <table:table-cell office:value-type="string" table:style-name="ce1">
            <text:p>27.01.2019,00:25</text:p>
          </table:table-cell>
          <table:table-cell office:value-type="float" office:value="20.37857" table:style-name="ce1">
            <text:p>20.37857</text:p>
          </table:table-cell>
          <table:table-cell office:value-type="float" office:value="44.820300000000003" table:style-name="ce1">
            <text:p>44.820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3661" table:style-name="ce1">
            <text:p>1243661</text:p>
          </table:table-cell>
          <table:table-cell office:value-type="string" table:style-name="ce1">
            <text:p>27.01.2019,03:00</text:p>
          </table:table-cell>
          <table:table-cell office:value-type="float" office:value="20.412949999999999" table:style-name="ce1">
            <text:p>20.41295</text:p>
          </table:table-cell>
          <table:table-cell office:value-type="float" office:value="44.824539999999999" table:style-name="ce1">
            <text:p>44.8245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4545" table:style-name="ce1">
            <text:p>1244545</text:p>
          </table:table-cell>
          <table:table-cell office:value-type="string" table:style-name="ce1">
            <text:p>27.01.2019,10:15</text:p>
          </table:table-cell>
          <table:table-cell office:value-type="float" office:value="20.485658000000001" table:style-name="ce1">
            <text:p>20.485658</text:p>
          </table:table-cell>
          <table:table-cell office:value-type="float" office:value="44.817098000000001" table:style-name="ce1">
            <text:p>44.81709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zdesna</text:p>
          </table:table-cell>
          <table:table-cell table:number-columns-repeated="16377"/>
        </table:table-row>
        <table:table-row table:style-name="ro1">
          <table:table-cell office:value-type="float" office:value="1244543" table:style-name="ce1">
            <text:p>1244543</text:p>
          </table:table-cell>
          <table:table-cell office:value-type="string" table:style-name="ce1">
            <text:p>27.01.2019,12:30</text:p>
          </table:table-cell>
          <table:table-cell office:value-type="float" office:value="20.428014000000001" table:style-name="ce1">
            <text:p>20.428014</text:p>
          </table:table-cell>
          <table:table-cell office:value-type="float" office:value="44.807277999999997" table:style-name="ce1">
            <text:p>44.80727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zdesna</text:p>
          </table:table-cell>
          <table:table-cell table:number-columns-repeated="16377"/>
        </table:table-row>
        <table:table-row table:style-name="ro1">
          <table:table-cell office:value-type="float" office:value="1243106" table:style-name="ce1">
            <text:p>1243106</text:p>
          </table:table-cell>
          <table:table-cell office:value-type="string" table:style-name="ce1">
            <text:p>27.01.2019,13:10</text:p>
          </table:table-cell>
          <table:table-cell office:value-type="float" office:value="20.21236" table:style-name="ce1">
            <text:p>20.21236</text:p>
          </table:table-cell>
          <table:table-cell office:value-type="float" office:value="44.65493" table:style-name="ce1">
            <text:p>44.6549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preticanje</text:p>
          </table:table-cell>
          <table:table-cell table:number-columns-repeated="16377"/>
        </table:table-row>
        <table:table-row table:style-name="ro1">
          <table:table-cell office:value-type="float" office:value="1243189" table:style-name="ce1">
            <text:p>1243189</text:p>
          </table:table-cell>
          <table:table-cell office:value-type="string" table:style-name="ce1">
            <text:p>27.01.2019,18:00</text:p>
          </table:table-cell>
          <table:table-cell office:value-type="float" office:value="20.464995999999999" table:style-name="ce1">
            <text:p>20.464996</text:p>
          </table:table-cell>
          <table:table-cell office:value-type="float" office:value="44.773561999999998" table:style-name="ce1">
            <text:p>44.77356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200" table:style-name="ce1">
            <text:p>1243200</text:p>
          </table:table-cell>
          <table:table-cell office:value-type="string" table:style-name="ce1">
            <text:p>28.01.2019,20:50</text:p>
          </table:table-cell>
          <table:table-cell office:value-type="float" office:value="20.479595" table:style-name="ce1">
            <text:p>20.479595</text:p>
          </table:table-cell>
          <table:table-cell office:value-type="float" office:value="44.768585999999999" table:style-name="ce1">
            <text:p>44.76858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43293" table:style-name="ce1">
            <text:p>1243293</text:p>
          </table:table-cell>
          <table:table-cell office:value-type="string" table:style-name="ce1">
            <text:p>28.01.2019,12:40</text:p>
          </table:table-cell>
          <table:table-cell office:value-type="float" office:value="20.417190000000002" table:style-name="ce1">
            <text:p>20.41719</text:p>
          </table:table-cell>
          <table:table-cell office:value-type="float" office:value="44.808770000000003" table:style-name="ce1">
            <text:p>44.8087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218" table:style-name="ce1">
            <text:p>1243218</text:p>
          </table:table-cell>
          <table:table-cell office:value-type="string" table:style-name="ce1">
            <text:p>28.01.2019,19:00</text:p>
          </table:table-cell>
          <table:table-cell office:value-type="float" office:value="20.419432" table:style-name="ce1">
            <text:p>20.419432</text:p>
          </table:table-cell>
          <table:table-cell office:value-type="float" office:value="44.825091" table:style-name="ce1">
            <text:p>44.82509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498" table:style-name="ce1">
            <text:p>1243498</text:p>
          </table:table-cell>
          <table:table-cell office:value-type="string" table:style-name="ce1">
            <text:p>28.01.2019,02:20</text:p>
          </table:table-cell>
          <table:table-cell office:value-type="float" office:value="20.205601999999999" table:style-name="ce1">
            <text:p>20.205602</text:p>
          </table:table-cell>
          <table:table-cell office:value-type="float" office:value="44.659306000000001" table:style-name="ce1">
            <text:p>44.65930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322" table:style-name="ce1">
            <text:p>1243322</text:p>
          </table:table-cell>
          <table:table-cell office:value-type="string" table:style-name="ce1">
            <text:p>28.01.2019,08:55</text:p>
          </table:table-cell>
          <table:table-cell office:value-type="float" office:value="20.485954" table:style-name="ce1">
            <text:p>20.485954</text:p>
          </table:table-cell>
          <table:table-cell office:value-type="float" office:value="44.798630000000003" table:style-name="ce1">
            <text:p>44.7986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3434" table:style-name="ce1">
            <text:p>1243434</text:p>
          </table:table-cell>
          <table:table-cell office:value-type="string" table:style-name="ce1">
            <text:p>28.01.2019,08:30</text:p>
          </table:table-cell>
          <table:table-cell office:value-type="float" office:value="20.378270000000001" table:style-name="ce1">
            <text:p>20.37827</text:p>
          </table:table-cell>
          <table:table-cell office:value-type="float" office:value="44.857129999999998" table:style-name="ce1">
            <text:p>44.8571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3328" table:style-name="ce1">
            <text:p>1243328</text:p>
          </table:table-cell>
          <table:table-cell office:value-type="string" table:style-name="ce1">
            <text:p>28.01.2019,12:00</text:p>
          </table:table-cell>
          <table:table-cell office:value-type="float" office:value="20.475714" table:style-name="ce1">
            <text:p>20.475714</text:p>
          </table:table-cell>
          <table:table-cell office:value-type="float" office:value="44.756892999999998" table:style-name="ce1">
            <text:p>44.75689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271" table:style-name="ce1">
            <text:p>1244271</text:p>
          </table:table-cell>
          <table:table-cell office:value-type="string" table:style-name="ce1">
            <text:p>28.01.2019,19:00</text:p>
          </table:table-cell>
          <table:table-cell office:value-type="float" office:value="20.360503999999999" table:style-name="ce1">
            <text:p>20.360504</text:p>
          </table:table-cell>
          <table:table-cell office:value-type="float" office:value="44.866664999999998" table:style-name="ce1">
            <text:p>44.86666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4457" table:style-name="ce1">
            <text:p>1244457</text:p>
          </table:table-cell>
          <table:table-cell office:value-type="string" table:style-name="ce1">
            <text:p>28.01.2019,17:30</text:p>
          </table:table-cell>
          <table:table-cell office:value-type="float" office:value="20.411867999999998" table:style-name="ce1">
            <text:p>20.411868</text:p>
          </table:table-cell>
          <table:table-cell office:value-type="float" office:value="44.747141999999997" table:style-name="ce1">
            <text:p>44.74714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3297" table:style-name="ce1">
            <text:p>1243297</text:p>
          </table:table-cell>
          <table:table-cell office:value-type="string" table:style-name="ce1">
            <text:p>28.01.2019,10:35</text:p>
          </table:table-cell>
          <table:table-cell office:value-type="float" office:value="20.398399000000001" table:style-name="ce1">
            <text:p>20.398399</text:p>
          </table:table-cell>
          <table:table-cell office:value-type="float" office:value="44.850769999999997" table:style-name="ce1">
            <text:p>44.8507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istom smeru uz skretanje</text:p>
          </table:table-cell>
          <table:table-cell table:number-columns-repeated="16377"/>
        </table:table-row>
        <table:table-row table:style-name="ro1">
          <table:table-cell office:value-type="float" office:value="1243232" table:style-name="ce1">
            <text:p>1243232</text:p>
          </table:table-cell>
          <table:table-cell office:value-type="string" table:style-name="ce1">
            <text:p>28.01.2019,19:55</text:p>
          </table:table-cell>
          <table:table-cell office:value-type="float" office:value="20.355229999999999" table:style-name="ce1">
            <text:p>20.35523</text:p>
          </table:table-cell>
          <table:table-cell office:value-type="float" office:value="44.807265999999998" table:style-name="ce1">
            <text:p>44.80726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3163" table:style-name="ce1">
            <text:p>1243163</text:p>
          </table:table-cell>
          <table:table-cell office:value-type="string" table:style-name="ce1">
            <text:p>28.01.2019,12:30</text:p>
          </table:table-cell>
          <table:table-cell office:value-type="float" office:value="20.684979999999999" table:style-name="ce1">
            <text:p>20.68498</text:p>
          </table:table-cell>
          <table:table-cell office:value-type="float" office:value="44.450200000000002" table:style-name="ce1">
            <text:p>44.450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3203" table:style-name="ce1">
            <text:p>1243203</text:p>
          </table:table-cell>
          <table:table-cell office:value-type="string" table:style-name="ce1">
            <text:p>28.01.2019,18:15</text:p>
          </table:table-cell>
          <table:table-cell office:value-type="float" office:value="20.435928000000001" table:style-name="ce1">
            <text:p>20.435928</text:p>
          </table:table-cell>
          <table:table-cell office:value-type="float" office:value="44.814833999999998" table:style-name="ce1">
            <text:p>44.81483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3620" table:style-name="ce1">
            <text:p>1243620</text:p>
          </table:table-cell>
          <table:table-cell office:value-type="string" table:style-name="ce1">
            <text:p>28.01.2019,16:30</text:p>
          </table:table-cell>
          <table:table-cell office:value-type="float" office:value="20.419428" table:style-name="ce1">
            <text:p>20.419428</text:p>
          </table:table-cell>
          <table:table-cell office:value-type="float" office:value="44.817874000000003" table:style-name="ce1">
            <text:p>44.81787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3177" table:style-name="ce1">
            <text:p>1243177</text:p>
          </table:table-cell>
          <table:table-cell office:value-type="string" table:style-name="ce1">
            <text:p>28.01.2019,09:00</text:p>
          </table:table-cell>
          <table:table-cell office:value-type="float" office:value="20.473009999999999" table:style-name="ce1">
            <text:p>20.47301</text:p>
          </table:table-cell>
          <table:table-cell office:value-type="float" office:value="44.805819999999997" table:style-name="ce1">
            <text:p>44.8058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3255" table:style-name="ce1">
            <text:p>1243255</text:p>
          </table:table-cell>
          <table:table-cell office:value-type="string" table:style-name="ce1">
            <text:p>28.01.2019,12:25</text:p>
          </table:table-cell>
          <table:table-cell office:value-type="float" office:value="20.50131" table:style-name="ce1">
            <text:p>20.50131</text:p>
          </table:table-cell>
          <table:table-cell office:value-type="float" office:value="44.783279999999998" table:style-name="ce1">
            <text:p>44.7832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sa skretanjem vozila ulevo, u raskrsnici</text:p>
          </table:table-cell>
          <table:table-cell table:number-columns-repeated="16377"/>
        </table:table-row>
        <table:table-row table:style-name="ro1">
          <table:table-cell office:value-type="float" office:value="1243276" table:style-name="ce1">
            <text:p>1243276</text:p>
          </table:table-cell>
          <table:table-cell office:value-type="string" table:style-name="ce1">
            <text:p>28.01.2019,16:25</text:p>
          </table:table-cell>
          <table:table-cell office:value-type="float" office:value="20.394967000000001" table:style-name="ce1">
            <text:p>20.394967</text:p>
          </table:table-cell>
          <table:table-cell office:value-type="float" office:value="44.816889000000003" table:style-name="ce1">
            <text:p>44.81688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van raskrsnice , bez skretanja vozila</text:p>
          </table:table-cell>
          <table:table-cell table:number-columns-repeated="16377"/>
        </table:table-row>
        <table:table-row table:style-name="ro1">
          <table:table-cell office:value-type="float" office:value="1244233" table:style-name="ce1">
            <text:p>1244233</text:p>
          </table:table-cell>
          <table:table-cell office:value-type="string" table:style-name="ce1">
            <text:p>28.01.2019,06:50</text:p>
          </table:table-cell>
          <table:table-cell office:value-type="float" office:value="20.476334999999999" table:style-name="ce1">
            <text:p>20.476335</text:p>
          </table:table-cell>
          <table:table-cell office:value-type="float" office:value="44.760950999999999" table:style-name="ce1">
            <text:p>44.76095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sa skretanjem vozila udesno, u raskrsnici</text:p>
          </table:table-cell>
          <table:table-cell table:number-columns-repeated="16377"/>
        </table:table-row>
        <table:table-row table:style-name="ro1">
          <table:table-cell office:value-type="float" office:value="1243330" table:style-name="ce1">
            <text:p>1243330</text:p>
          </table:table-cell>
          <table:table-cell office:value-type="string" table:style-name="ce1">
            <text:p>28.01.2019,15:15</text:p>
          </table:table-cell>
          <table:table-cell office:value-type="float" office:value="20.500972000000001" table:style-name="ce1">
            <text:p>20.500972</text:p>
          </table:table-cell>
          <table:table-cell office:value-type="float" office:value="44.777697000000003" table:style-name="ce1">
            <text:p>44.77769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628" table:style-name="ce1">
            <text:p>1243628</text:p>
          </table:table-cell>
          <table:table-cell office:value-type="string" table:style-name="ce1">
            <text:p>28.01.2019,22:10</text:p>
          </table:table-cell>
          <table:table-cell office:value-type="float" office:value="20.417014999999999" table:style-name="ce1">
            <text:p>20.417015</text:p>
          </table:table-cell>
          <table:table-cell office:value-type="float" office:value="44.842882000000003" table:style-name="ce1">
            <text:p>44.84288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213" table:style-name="ce1">
            <text:p>1243213</text:p>
          </table:table-cell>
          <table:table-cell office:value-type="string" table:style-name="ce1">
            <text:p>28.01.2019,23:50</text:p>
          </table:table-cell>
          <table:table-cell office:value-type="float" office:value="20.491923" table:style-name="ce1">
            <text:p>20.491923</text:p>
          </table:table-cell>
          <table:table-cell office:value-type="float" office:value="44.765067000000002" table:style-name="ce1">
            <text:p>44.76506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4049" table:style-name="ce1">
            <text:p>1244049</text:p>
          </table:table-cell>
          <table:table-cell office:value-type="string" table:style-name="ce1">
            <text:p>28.01.2019,17:30</text:p>
          </table:table-cell>
          <table:table-cell office:value-type="float" office:value="20.4117" table:style-name="ce1">
            <text:p>20.4117</text:p>
          </table:table-cell>
          <table:table-cell office:value-type="float" office:value="44.743322999999997" table:style-name="ce1">
            <text:p>44.74332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883" table:style-name="ce1">
            <text:p>1243883</text:p>
          </table:table-cell>
          <table:table-cell office:value-type="string" table:style-name="ce1">
            <text:p>28.01.2019,19:00</text:p>
          </table:table-cell>
          <table:table-cell office:value-type="float" office:value="20.4558" table:style-name="ce1">
            <text:p>20.4558</text:p>
          </table:table-cell>
          <table:table-cell office:value-type="float" office:value="44.825650000000003" table:style-name="ce1">
            <text:p>44.8256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644" table:style-name="ce1">
            <text:p>1243644</text:p>
          </table:table-cell>
          <table:table-cell office:value-type="string" table:style-name="ce1">
            <text:p>28.01.2019,20:05</text:p>
          </table:table-cell>
          <table:table-cell office:value-type="float" office:value="20.455757999999999" table:style-name="ce1">
            <text:p>20.455758</text:p>
          </table:table-cell>
          <table:table-cell office:value-type="float" office:value="44.802067999999998" table:style-name="ce1">
            <text:p>44.80206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3207" table:style-name="ce1">
            <text:p>1243207</text:p>
          </table:table-cell>
          <table:table-cell office:value-type="string" table:style-name="ce1">
            <text:p>28.01.2019,20:00</text:p>
          </table:table-cell>
          <table:table-cell office:value-type="float" office:value="20.456385999999998" table:style-name="ce1">
            <text:p>20.456386</text:p>
          </table:table-cell>
          <table:table-cell office:value-type="float" office:value="44.802478000000001" table:style-name="ce1">
            <text:p>44.80247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3222" table:style-name="ce1">
            <text:p>1243222</text:p>
          </table:table-cell>
          <table:table-cell office:value-type="string" table:style-name="ce1">
            <text:p>28.01.2019,20:30</text:p>
          </table:table-cell>
          <table:table-cell office:value-type="float" office:value="20.370215000000002" table:style-name="ce1">
            <text:p>20.370215</text:p>
          </table:table-cell>
          <table:table-cell office:value-type="float" office:value="44.848084999999998" table:style-name="ce1">
            <text:p>44.84808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3303" table:style-name="ce1">
            <text:p>1243303</text:p>
          </table:table-cell>
          <table:table-cell office:value-type="string" table:style-name="ce1">
            <text:p>28.01.2019,12:45</text:p>
          </table:table-cell>
          <table:table-cell office:value-type="float" office:value="20.483056999999999" table:style-name="ce1">
            <text:p>20.483057</text:p>
          </table:table-cell>
          <table:table-cell office:value-type="float" office:value="44.785353000000001" table:style-name="ce1">
            <text:p>44.78535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3206" table:style-name="ce1">
            <text:p>1243206</text:p>
          </table:table-cell>
          <table:table-cell office:value-type="string" table:style-name="ce1">
            <text:p>28.01.2019,20:00</text:p>
          </table:table-cell>
          <table:table-cell office:value-type="float" office:value="20.394711999999998" table:style-name="ce1">
            <text:p>20.394712</text:p>
          </table:table-cell>
          <table:table-cell office:value-type="float" office:value="44.804155999999999" table:style-name="ce1">
            <text:p>44.80415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3166" table:style-name="ce1">
            <text:p>1243166</text:p>
          </table:table-cell>
          <table:table-cell office:value-type="string" table:style-name="ce1">
            <text:p>28.01.2019,12:30</text:p>
          </table:table-cell>
          <table:table-cell office:value-type="float" office:value="20.457740999999999" table:style-name="ce1">
            <text:p>20.457741</text:p>
          </table:table-cell>
          <table:table-cell office:value-type="float" office:value="44.803621" table:style-name="ce1">
            <text:p>44.80362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291" table:style-name="ce1">
            <text:p>1243291</text:p>
          </table:table-cell>
          <table:table-cell office:value-type="string" table:style-name="ce1">
            <text:p>28.01.2019,09:30</text:p>
          </table:table-cell>
          <table:table-cell office:value-type="float" office:value="20.471675000000001" table:style-name="ce1">
            <text:p>20.471675</text:p>
          </table:table-cell>
          <table:table-cell office:value-type="float" office:value="44.781784000000002" table:style-name="ce1">
            <text:p>44.78178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626" table:style-name="ce1">
            <text:p>1243626</text:p>
          </table:table-cell>
          <table:table-cell office:value-type="string" table:style-name="ce1">
            <text:p>28.01.2019,18:10</text:p>
          </table:table-cell>
          <table:table-cell office:value-type="float" office:value="20.494465000000002" table:style-name="ce1">
            <text:p>20.494465</text:p>
          </table:table-cell>
          <table:table-cell office:value-type="float" office:value="44.817498999999998" table:style-name="ce1">
            <text:p>44.81749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263" table:style-name="ce1">
            <text:p>1243263</text:p>
          </table:table-cell>
          <table:table-cell office:value-type="string" table:style-name="ce1">
            <text:p>28.01.2019,13:30</text:p>
          </table:table-cell>
          <table:table-cell office:value-type="float" office:value="20.399550000000001" table:style-name="ce1">
            <text:p>20.39955</text:p>
          </table:table-cell>
          <table:table-cell office:value-type="float" office:value="44.802889999999998" table:style-name="ce1">
            <text:p>44.8028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184" table:style-name="ce1">
            <text:p>1243184</text:p>
          </table:table-cell>
          <table:table-cell office:value-type="string" table:style-name="ce1">
            <text:p>28.01.2019,12:15</text:p>
          </table:table-cell>
          <table:table-cell office:value-type="float" office:value="20.423283999999999" table:style-name="ce1">
            <text:p>20.423284</text:p>
          </table:table-cell>
          <table:table-cell office:value-type="float" office:value="44.819626" table:style-name="ce1">
            <text:p>44.81962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639" table:style-name="ce1">
            <text:p>1243639</text:p>
          </table:table-cell>
          <table:table-cell office:value-type="string" table:style-name="ce1">
            <text:p>28.01.2019,13:00</text:p>
          </table:table-cell>
          <table:table-cell office:value-type="float" office:value="20.434439000000001" table:style-name="ce1">
            <text:p>20.434439</text:p>
          </table:table-cell>
          <table:table-cell office:value-type="float" office:value="44.814393000000003" table:style-name="ce1">
            <text:p>44.81439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191" table:style-name="ce1">
            <text:p>1243191</text:p>
          </table:table-cell>
          <table:table-cell office:value-type="string" table:style-name="ce1">
            <text:p>28.01.2019,18:00</text:p>
          </table:table-cell>
          <table:table-cell office:value-type="float" office:value="20.554523" table:style-name="ce1">
            <text:p>20.554523</text:p>
          </table:table-cell>
          <table:table-cell office:value-type="float" office:value="44.772216" table:style-name="ce1">
            <text:p>44.77221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302" table:style-name="ce1">
            <text:p>1243302</text:p>
          </table:table-cell>
          <table:table-cell office:value-type="string" table:style-name="ce1">
            <text:p>28.01.2019,16:15</text:p>
          </table:table-cell>
          <table:table-cell office:value-type="float" office:value="20.530760000000001" table:style-name="ce1">
            <text:p>20.53076</text:p>
          </table:table-cell>
          <table:table-cell office:value-type="float" office:value="44.789349999999999" table:style-name="ce1">
            <text:p>44.7893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304" table:style-name="ce1">
            <text:p>1243304</text:p>
          </table:table-cell>
          <table:table-cell office:value-type="string" table:style-name="ce1">
            <text:p>28.01.2019,14:45</text:p>
          </table:table-cell>
          <table:table-cell office:value-type="float" office:value="20.448879999999999" table:style-name="ce1">
            <text:p>20.44888</text:p>
          </table:table-cell>
          <table:table-cell office:value-type="float" office:value="44.814869999999999" table:style-name="ce1">
            <text:p>44.8148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214" table:style-name="ce1">
            <text:p>1243214</text:p>
          </table:table-cell>
          <table:table-cell office:value-type="string" table:style-name="ce1">
            <text:p>28.01.2019,18:10</text:p>
          </table:table-cell>
          <table:table-cell office:value-type="float" office:value="20.455521999999998" table:style-name="ce1">
            <text:p>20.455522</text:p>
          </table:table-cell>
          <table:table-cell office:value-type="float" office:value="44.814687999999997" table:style-name="ce1">
            <text:p>44.81468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325" table:style-name="ce1">
            <text:p>1243325</text:p>
          </table:table-cell>
          <table:table-cell office:value-type="string" table:style-name="ce1">
            <text:p>28.01.2019,11:15</text:p>
          </table:table-cell>
          <table:table-cell office:value-type="float" office:value="20.464483000000001" table:style-name="ce1">
            <text:p>20.464483</text:p>
          </table:table-cell>
          <table:table-cell office:value-type="float" office:value="44.787576999999999" table:style-name="ce1">
            <text:p>44.78757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3590" table:style-name="ce1">
            <text:p>1243590</text:p>
          </table:table-cell>
          <table:table-cell office:value-type="string" table:style-name="ce1">
            <text:p>28.01.2019,20:00</text:p>
          </table:table-cell>
          <table:table-cell office:value-type="float" office:value="20.465411" table:style-name="ce1">
            <text:p>20.465411</text:p>
          </table:table-cell>
          <table:table-cell office:value-type="float" office:value="44.816603999999998" table:style-name="ce1">
            <text:p>44.81660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3643" table:style-name="ce1">
            <text:p>1243643</text:p>
          </table:table-cell>
          <table:table-cell office:value-type="string" table:style-name="ce1">
            <text:p>28.01.2019,14:40</text:p>
          </table:table-cell>
          <table:table-cell office:value-type="float" office:value="20.474121" table:style-name="ce1">
            <text:p>20.474121</text:p>
          </table:table-cell>
          <table:table-cell office:value-type="float" office:value="44.778025999999997" table:style-name="ce1">
            <text:p>44.77802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4029" table:style-name="ce1">
            <text:p>1244029</text:p>
          </table:table-cell>
          <table:table-cell office:value-type="string" table:style-name="ce1">
            <text:p>28.01.2019,18:50</text:p>
          </table:table-cell>
          <table:table-cell office:value-type="float" office:value="20.276039999999998" table:style-name="ce1">
            <text:p>20.27604</text:p>
          </table:table-cell>
          <table:table-cell office:value-type="float" office:value="44.905299999999997" table:style-name="ce1">
            <text:p>44.905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3601" table:style-name="ce1">
            <text:p>1243601</text:p>
          </table:table-cell>
          <table:table-cell office:value-type="string" table:style-name="ce1">
            <text:p>28.01.2019,09:25</text:p>
          </table:table-cell>
          <table:table-cell office:value-type="float" office:value="20.490767999999999" table:style-name="ce1">
            <text:p>20.490768</text:p>
          </table:table-cell>
          <table:table-cell office:value-type="float" office:value="44.799636999999997" table:style-name="ce1">
            <text:p>44.79963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3208" table:style-name="ce1">
            <text:p>1243208</text:p>
          </table:table-cell>
          <table:table-cell office:value-type="string" table:style-name="ce1">
            <text:p>28.01.2019,22:30</text:p>
          </table:table-cell>
          <table:table-cell office:value-type="float" office:value="20.26097" table:style-name="ce1">
            <text:p>20.26097</text:p>
          </table:table-cell>
          <table:table-cell office:value-type="float" office:value="44.652630000000002" table:style-name="ce1">
            <text:p>44.6526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306" table:style-name="ce1">
            <text:p>1243306</text:p>
          </table:table-cell>
          <table:table-cell office:value-type="string" table:style-name="ce1">
            <text:p>28.01.2019,13:15</text:p>
          </table:table-cell>
          <table:table-cell office:value-type="float" office:value="20.463816999999999" table:style-name="ce1">
            <text:p>20.463817</text:p>
          </table:table-cell>
          <table:table-cell office:value-type="float" office:value="44.811062" table:style-name="ce1">
            <text:p>44.81106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3205" table:style-name="ce1">
            <text:p>1243205</text:p>
          </table:table-cell>
          <table:table-cell office:value-type="string" table:style-name="ce1">
            <text:p>28.01.2019,18:00</text:p>
          </table:table-cell>
          <table:table-cell office:value-type="float" office:value="20.479863000000002" table:style-name="ce1">
            <text:p>20.479863</text:p>
          </table:table-cell>
          <table:table-cell office:value-type="float" office:value="44.799554999999998" table:style-name="ce1">
            <text:p>44.79955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3169" table:style-name="ce1">
            <text:p>1243169</text:p>
          </table:table-cell>
          <table:table-cell office:value-type="string" table:style-name="ce1">
            <text:p>28.01.2019,12:45</text:p>
          </table:table-cell>
          <table:table-cell office:value-type="float" office:value="20.449824" table:style-name="ce1">
            <text:p>20.449824</text:p>
          </table:table-cell>
          <table:table-cell office:value-type="float" office:value="44.748173000000001" table:style-name="ce1">
            <text:p>44.74817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polukružno okretanje ispred drugog vozila</text:p>
          </table:table-cell>
          <table:table-cell table:number-columns-repeated="16377"/>
        </table:table-row>
        <table:table-row table:style-name="ro1">
          <table:table-cell office:value-type="float" office:value="1243186" table:style-name="ce1">
            <text:p>1243186</text:p>
          </table:table-cell>
          <table:table-cell office:value-type="string" table:style-name="ce1">
            <text:p>28.01.2019,09:55</text:p>
          </table:table-cell>
          <table:table-cell office:value-type="float" office:value="20.268879999999999" table:style-name="ce1">
            <text:p>20.26888</text:p>
          </table:table-cell>
          <table:table-cell office:value-type="float" office:value="44.411259999999999" table:style-name="ce1">
            <text:p>44.4112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3329" table:style-name="ce1">
            <text:p>1243329</text:p>
          </table:table-cell>
          <table:table-cell office:value-type="string" table:style-name="ce1">
            <text:p>28.01.2019,14:15</text:p>
          </table:table-cell>
          <table:table-cell office:value-type="float" office:value="20.480089" table:style-name="ce1">
            <text:p>20.480089</text:p>
          </table:table-cell>
          <table:table-cell office:value-type="float" office:value="44.778539000000002" table:style-name="ce1">
            <text:p>44.77853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3640" table:style-name="ce1">
            <text:p>1243640</text:p>
          </table:table-cell>
          <table:table-cell office:value-type="string" table:style-name="ce1">
            <text:p>28.01.2019,18:10</text:p>
          </table:table-cell>
          <table:table-cell office:value-type="float" office:value="20.465603000000002" table:style-name="ce1">
            <text:p>20.465603</text:p>
          </table:table-cell>
          <table:table-cell office:value-type="float" office:value="44.786493" table:style-name="ce1">
            <text:p>44.78649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3188" table:style-name="ce1">
            <text:p>1243188</text:p>
          </table:table-cell>
          <table:table-cell office:value-type="string" table:style-name="ce1">
            <text:p>28.01.2019,15:25</text:p>
          </table:table-cell>
          <table:table-cell office:value-type="float" office:value="20.25488" table:style-name="ce1">
            <text:p>20.25488</text:p>
          </table:table-cell>
          <table:table-cell office:value-type="float" office:value="44.409849999999999" table:style-name="ce1">
            <text:p>44.4098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sleva</text:p>
          </table:table-cell>
          <table:table-cell table:number-columns-repeated="16377"/>
        </table:table-row>
        <table:table-row table:style-name="ro1">
          <table:table-cell office:value-type="float" office:value="1243312" table:style-name="ce1">
            <text:p>1243312</text:p>
          </table:table-cell>
          <table:table-cell office:value-type="string" table:style-name="ce1">
            <text:p>28.01.2019,14:20</text:p>
          </table:table-cell>
          <table:table-cell office:value-type="float" office:value="20.414621" table:style-name="ce1">
            <text:p>20.414621</text:p>
          </table:table-cell>
          <table:table-cell office:value-type="float" office:value="44.840603999999999" table:style-name="ce1">
            <text:p>44.84060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sleva</text:p>
          </table:table-cell>
          <table:table-cell table:number-columns-repeated="16377"/>
        </table:table-row>
        <table:table-row table:style-name="ro1">
          <table:table-cell office:value-type="float" office:value="1243312" table:style-name="ce1">
            <text:p>1243312</text:p>
          </table:table-cell>
          <table:table-cell office:value-type="string" table:style-name="ce1">
            <text:p>28.01.2019,14:20</text:p>
          </table:table-cell>
          <table:table-cell office:value-type="float" office:value="20.414621" table:style-name="ce1">
            <text:p>20.414621</text:p>
          </table:table-cell>
          <table:table-cell office:value-type="float" office:value="44.840603999999999" table:style-name="ce1">
            <text:p>44.84060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zdesna</text:p>
          </table:table-cell>
          <table:table-cell table:number-columns-repeated="16377"/>
        </table:table-row>
        <table:table-row table:style-name="ro1">
          <table:table-cell office:value-type="float" office:value="1243185" table:style-name="ce1">
            <text:p>1243185</text:p>
          </table:table-cell>
          <table:table-cell office:value-type="string" table:style-name="ce1">
            <text:p>28.01.2019,09:00</text:p>
          </table:table-cell>
          <table:table-cell office:value-type="float" office:value="20.455359000000001" table:style-name="ce1">
            <text:p>20.455359</text:p>
          </table:table-cell>
          <table:table-cell office:value-type="float" office:value="44.801696" table:style-name="ce1">
            <text:p>44.80169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3235" table:style-name="ce1">
            <text:p>1243235</text:p>
          </table:table-cell>
          <table:table-cell office:value-type="string" table:style-name="ce1">
            <text:p>28.01.2019,17:30</text:p>
          </table:table-cell>
          <table:table-cell office:value-type="float" office:value="20.37491" table:style-name="ce1">
            <text:p>20.37491</text:p>
          </table:table-cell>
          <table:table-cell office:value-type="float" office:value="44.807169999999999" table:style-name="ce1">
            <text:p>44.8071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437" table:style-name="ce1">
            <text:p>1243437</text:p>
          </table:table-cell>
          <table:table-cell office:value-type="string" table:style-name="ce1">
            <text:p>28.01.2019,11:00</text:p>
          </table:table-cell>
          <table:table-cell office:value-type="float" office:value="20.288350000000001" table:style-name="ce1">
            <text:p>20.28835</text:p>
          </table:table-cell>
          <table:table-cell office:value-type="float" office:value="44.898690000000002" table:style-name="ce1">
            <text:p>44.8986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438" table:style-name="ce1">
            <text:p>1243438</text:p>
          </table:table-cell>
          <table:table-cell office:value-type="string" table:style-name="ce1">
            <text:p>29.01.2019,00:15</text:p>
          </table:table-cell>
          <table:table-cell office:value-type="float" office:value="20.473707999999998" table:style-name="ce1">
            <text:p>20.473708</text:p>
          </table:table-cell>
          <table:table-cell office:value-type="float" office:value="44.778727000000003" table:style-name="ce1">
            <text:p>44.77872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240" table:style-name="ce1">
            <text:p>1243240</text:p>
          </table:table-cell>
          <table:table-cell office:value-type="string" table:style-name="ce1">
            <text:p>29.01.2019,09:10</text:p>
          </table:table-cell>
          <table:table-cell office:value-type="float" office:value="20.407772000000001" table:style-name="ce1">
            <text:p>20.407772</text:p>
          </table:table-cell>
          <table:table-cell office:value-type="float" office:value="44.775897999999998" table:style-name="ce1">
            <text:p>44.77589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673" table:style-name="ce1">
            <text:p>1243673</text:p>
          </table:table-cell>
          <table:table-cell office:value-type="string" table:style-name="ce1">
            <text:p>29.01.2019,13:00</text:p>
          </table:table-cell>
          <table:table-cell office:value-type="float" office:value="20.38072" table:style-name="ce1">
            <text:p>20.38072</text:p>
          </table:table-cell>
          <table:table-cell office:value-type="float" office:value="44.806669999999997" table:style-name="ce1">
            <text:p>44.8066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792" table:style-name="ce1">
            <text:p>1243792</text:p>
          </table:table-cell>
          <table:table-cell office:value-type="string" table:style-name="ce1">
            <text:p>29.01.2019,09:00</text:p>
          </table:table-cell>
          <table:table-cell office:value-type="float" office:value="20.479524999999999" table:style-name="ce1">
            <text:p>20.479525</text:p>
          </table:table-cell>
          <table:table-cell office:value-type="float" office:value="44.755766000000001" table:style-name="ce1">
            <text:p>44.75576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251" table:style-name="ce1">
            <text:p>1243251</text:p>
          </table:table-cell>
          <table:table-cell office:value-type="string" table:style-name="ce1">
            <text:p>29.01.2019,13:53</text:p>
          </table:table-cell>
          <table:table-cell office:value-type="float" office:value="20.25544" table:style-name="ce1">
            <text:p>20.25544</text:p>
          </table:table-cell>
          <table:table-cell office:value-type="float" office:value="44.385489999999997" table:style-name="ce1">
            <text:p>44.3854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3549" table:style-name="ce1">
            <text:p>1243549</text:p>
          </table:table-cell>
          <table:table-cell office:value-type="string" table:style-name="ce1">
            <text:p>29.01.2019,17:00</text:p>
          </table:table-cell>
          <table:table-cell office:value-type="float" office:value="20.472950999999998" table:style-name="ce1">
            <text:p>20.472951</text:p>
          </table:table-cell>
          <table:table-cell office:value-type="float" office:value="44.781734" table:style-name="ce1">
            <text:p>44.78173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3296" table:style-name="ce1">
            <text:p>1243296</text:p>
          </table:table-cell>
          <table:table-cell office:value-type="string" table:style-name="ce1">
            <text:p>29.01.2019,19:00</text:p>
          </table:table-cell>
          <table:table-cell office:value-type="float" office:value="20.426176999999999" table:style-name="ce1">
            <text:p>20.426177</text:p>
          </table:table-cell>
          <table:table-cell office:value-type="float" office:value="44.816158000000001" table:style-name="ce1">
            <text:p>44.81615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267" table:style-name="ce1">
            <text:p>1243267</text:p>
          </table:table-cell>
          <table:table-cell office:value-type="string" table:style-name="ce1">
            <text:p>29.01.2019,13:10</text:p>
          </table:table-cell>
          <table:table-cell office:value-type="float" office:value="20.405546999999999" table:style-name="ce1">
            <text:p>20.405547</text:p>
          </table:table-cell>
          <table:table-cell office:value-type="float" office:value="44.805726999999997" table:style-name="ce1">
            <text:p>44.80572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863" table:style-name="ce1">
            <text:p>1243863</text:p>
          </table:table-cell>
          <table:table-cell office:value-type="string" table:style-name="ce1">
            <text:p>29.01.2019,18:00</text:p>
          </table:table-cell>
          <table:table-cell office:value-type="float" office:value="20.383980999999999" table:style-name="ce1">
            <text:p>20.383981</text:p>
          </table:table-cell>
          <table:table-cell office:value-type="float" office:value="44.818877999999998" table:style-name="ce1">
            <text:p>44.81887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3866" table:style-name="ce1">
            <text:p>1243866</text:p>
          </table:table-cell>
          <table:table-cell office:value-type="string" table:style-name="ce1">
            <text:p>29.01.2019,20:00</text:p>
          </table:table-cell>
          <table:table-cell office:value-type="float" office:value="20.541056000000001" table:style-name="ce1">
            <text:p>20.541056</text:p>
          </table:table-cell>
          <table:table-cell office:value-type="float" office:value="44.722423999999997" table:style-name="ce1">
            <text:p>44.72242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3870" table:style-name="ce1">
            <text:p>1243870</text:p>
          </table:table-cell>
          <table:table-cell office:value-type="string" table:style-name="ce1">
            <text:p>29.01.2019,23:00</text:p>
          </table:table-cell>
          <table:table-cell office:value-type="float" office:value="20.277913000000002" table:style-name="ce1">
            <text:p>20.277913</text:p>
          </table:table-cell>
          <table:table-cell office:value-type="float" office:value="44.908673999999998" table:style-name="ce1">
            <text:p>44.90867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4452" table:style-name="ce1">
            <text:p>1244452</text:p>
          </table:table-cell>
          <table:table-cell office:value-type="string" table:style-name="ce1">
            <text:p>29.01.2019,19:00</text:p>
          </table:table-cell>
          <table:table-cell office:value-type="float" office:value="20.365843999999999" table:style-name="ce1">
            <text:p>20.365844</text:p>
          </table:table-cell>
          <table:table-cell office:value-type="float" office:value="44.838966999999997" table:style-name="ce1">
            <text:p>44.83896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3411" table:style-name="ce1">
            <text:p>1243411</text:p>
          </table:table-cell>
          <table:table-cell office:value-type="string" table:style-name="ce1">
            <text:p>29.01.2019,10:20</text:p>
          </table:table-cell>
          <table:table-cell office:value-type="float" office:value="20.454840000000001" table:style-name="ce1">
            <text:p>20.45484</text:p>
          </table:table-cell>
          <table:table-cell office:value-type="float" office:value="44.801200000000001" table:style-name="ce1">
            <text:p>44.801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istom smeru uz skretanje</text:p>
          </table:table-cell>
          <table:table-cell table:number-columns-repeated="16377"/>
        </table:table-row>
        <table:table-row table:style-name="ro1">
          <table:table-cell office:value-type="float" office:value="1243245" table:style-name="ce1">
            <text:p>1243245</text:p>
          </table:table-cell>
          <table:table-cell office:value-type="string" table:style-name="ce1">
            <text:p>29.01.2019,07:55</text:p>
          </table:table-cell>
          <table:table-cell office:value-type="float" office:value="20.470794000000001" table:style-name="ce1">
            <text:p>20.470794</text:p>
          </table:table-cell>
          <table:table-cell office:value-type="float" office:value="44.799543999999997" table:style-name="ce1">
            <text:p>44.79954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istom smeru uz skretanje</text:p>
          </table:table-cell>
          <table:table-cell table:number-columns-repeated="16377"/>
        </table:table-row>
        <table:table-row table:style-name="ro1">
          <table:table-cell office:value-type="float" office:value="1243435" table:style-name="ce1">
            <text:p>1243435</text:p>
          </table:table-cell>
          <table:table-cell office:value-type="string" table:style-name="ce1">
            <text:p>29.01.2019,03:40</text:p>
          </table:table-cell>
          <table:table-cell office:value-type="float" office:value="20.484103999999999" table:style-name="ce1">
            <text:p>20.484104</text:p>
          </table:table-cell>
          <table:table-cell office:value-type="float" office:value="44.809261999999997" table:style-name="ce1">
            <text:p>44.80926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3994" table:style-name="ce1">
            <text:p>1243994</text:p>
          </table:table-cell>
          <table:table-cell office:value-type="string" table:style-name="ce1">
            <text:p>29.01.2019,20:00</text:p>
          </table:table-cell>
          <table:table-cell office:value-type="float" office:value="20.555928999999999" table:style-name="ce1">
            <text:p>20.555929</text:p>
          </table:table-cell>
          <table:table-cell office:value-type="float" office:value="44.765183999999998" table:style-name="ce1">
            <text:p>44.76518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3253" table:style-name="ce1">
            <text:p>1243253</text:p>
          </table:table-cell>
          <table:table-cell office:value-type="string" table:style-name="ce1">
            <text:p>29.01.2019,12:00</text:p>
          </table:table-cell>
          <table:table-cell office:value-type="float" office:value="20.475290000000001" table:style-name="ce1">
            <text:p>20.47529</text:p>
          </table:table-cell>
          <table:table-cell office:value-type="float" office:value="44.777825999999997" table:style-name="ce1">
            <text:p>44.77782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stoji ili se kreće, sa kretanjem vozila unazad</text:p>
          </table:table-cell>
          <table:table-cell table:number-columns-repeated="16377"/>
        </table:table-row>
        <table:table-row table:style-name="ro1">
          <table:table-cell office:value-type="float" office:value="1243260" table:style-name="ce1">
            <text:p>1243260</text:p>
          </table:table-cell>
          <table:table-cell office:value-type="string" table:style-name="ce1">
            <text:p>29.01.2019,08:00</text:p>
          </table:table-cell>
          <table:table-cell office:value-type="float" office:value="20.373709999999999" table:style-name="ce1">
            <text:p>20.37371</text:p>
          </table:table-cell>
          <table:table-cell office:value-type="float" office:value="44.859549999999999" table:style-name="ce1">
            <text:p>44.8595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stoji ili se kreće, sa kretanjem vozila unazad</text:p>
          </table:table-cell>
          <table:table-cell table:number-columns-repeated="16377"/>
        </table:table-row>
        <table:table-row table:style-name="ro1">
          <table:table-cell office:value-type="float" office:value="1243244" table:style-name="ce1">
            <text:p>1243244</text:p>
          </table:table-cell>
          <table:table-cell office:value-type="string" table:style-name="ce1">
            <text:p>29.01.2019,07:40</text:p>
          </table:table-cell>
          <table:table-cell office:value-type="float" office:value="20.48235" table:style-name="ce1">
            <text:p>20.48235</text:p>
          </table:table-cell>
          <table:table-cell office:value-type="float" office:value="44.771769999999997" table:style-name="ce1">
            <text:p>44.7717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sa skretanjem vozila udesno, u raskrsnici</text:p>
          </table:table-cell>
          <table:table-cell table:number-columns-repeated="16377"/>
        </table:table-row>
        <table:table-row table:style-name="ro1">
          <table:table-cell office:value-type="float" office:value="1243252" table:style-name="ce1">
            <text:p>1243252</text:p>
          </table:table-cell>
          <table:table-cell office:value-type="string" table:style-name="ce1">
            <text:p>29.01.2019,06:35</text:p>
          </table:table-cell>
          <table:table-cell office:value-type="float" office:value="20.466429999999999" table:style-name="ce1">
            <text:p>20.46643</text:p>
          </table:table-cell>
          <table:table-cell office:value-type="float" office:value="44.810496999999998" table:style-name="ce1">
            <text:p>44.81049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sa skretanjem vozila udesno, u raskrsnici</text:p>
          </table:table-cell>
          <table:table-cell table:number-columns-repeated="16377"/>
        </table:table-row>
        <table:table-row table:style-name="ro1">
          <table:table-cell office:value-type="float" office:value="1243331" table:style-name="ce1">
            <text:p>1243331</text:p>
          </table:table-cell>
          <table:table-cell office:value-type="string" table:style-name="ce1">
            <text:p>29.01.2019,16:30</text:p>
          </table:table-cell>
          <table:table-cell office:value-type="float" office:value="20.36993" table:style-name="ce1">
            <text:p>20.36993</text:p>
          </table:table-cell>
          <table:table-cell office:value-type="float" office:value="44.848239999999997" table:style-name="ce1">
            <text:p>44.8482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332" table:style-name="ce1">
            <text:p>1243332</text:p>
          </table:table-cell>
          <table:table-cell office:value-type="string" table:style-name="ce1">
            <text:p>29.01.2019,19:45</text:p>
          </table:table-cell>
          <table:table-cell office:value-type="float" office:value="20.500613000000001" table:style-name="ce1">
            <text:p>20.500613</text:p>
          </table:table-cell>
          <table:table-cell office:value-type="float" office:value="44.776712000000003" table:style-name="ce1">
            <text:p>44.77671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333" table:style-name="ce1">
            <text:p>1243333</text:p>
          </table:table-cell>
          <table:table-cell office:value-type="string" table:style-name="ce1">
            <text:p>29.01.2019,22:35</text:p>
          </table:table-cell>
          <table:table-cell office:value-type="float" office:value="20.500646" table:style-name="ce1">
            <text:p>20.500646</text:p>
          </table:table-cell>
          <table:table-cell office:value-type="float" office:value="44.776772000000001" table:style-name="ce1">
            <text:p>44.77677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307" table:style-name="ce1">
            <text:p>1243307</text:p>
          </table:table-cell>
          <table:table-cell office:value-type="string" table:style-name="ce1">
            <text:p>29.01.2019,22:30</text:p>
          </table:table-cell>
          <table:table-cell office:value-type="float" office:value="20.552996" table:style-name="ce1">
            <text:p>20.552996</text:p>
          </table:table-cell>
          <table:table-cell office:value-type="float" office:value="44.773094" table:style-name="ce1">
            <text:p>44.77309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317" table:style-name="ce1">
            <text:p>1243317</text:p>
          </table:table-cell>
          <table:table-cell office:value-type="string" table:style-name="ce1">
            <text:p>29.01.2019,19:30</text:p>
          </table:table-cell>
          <table:table-cell office:value-type="float" office:value="20.461141000000001" table:style-name="ce1">
            <text:p>20.461141</text:p>
          </table:table-cell>
          <table:table-cell office:value-type="float" office:value="44.887042000000001" table:style-name="ce1">
            <text:p>44.88704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321" table:style-name="ce1">
            <text:p>1243321</text:p>
          </table:table-cell>
          <table:table-cell office:value-type="string" table:style-name="ce1">
            <text:p>29.01.2019,19:15</text:p>
          </table:table-cell>
          <table:table-cell office:value-type="float" office:value="20.44256" table:style-name="ce1">
            <text:p>20.44256</text:p>
          </table:table-cell>
          <table:table-cell office:value-type="float" office:value="44.767290000000003" table:style-name="ce1">
            <text:p>44.7672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300" table:style-name="ce1">
            <text:p>1243300</text:p>
          </table:table-cell>
          <table:table-cell office:value-type="string" table:style-name="ce1">
            <text:p>29.01.2019,18:50</text:p>
          </table:table-cell>
          <table:table-cell office:value-type="float" office:value="20.401752999999999" table:style-name="ce1">
            <text:p>20.401753</text:p>
          </table:table-cell>
          <table:table-cell office:value-type="float" office:value="44.835760999999998" table:style-name="ce1">
            <text:p>44.83576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672" table:style-name="ce1">
            <text:p>1243672</text:p>
          </table:table-cell>
          <table:table-cell office:value-type="string" table:style-name="ce1">
            <text:p>29.01.2019,14:15</text:p>
          </table:table-cell>
          <table:table-cell office:value-type="float" office:value="20.3902" table:style-name="ce1">
            <text:p>20.3902</text:p>
          </table:table-cell>
          <table:table-cell office:value-type="float" office:value="44.832819999999998" table:style-name="ce1">
            <text:p>44.8328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309" table:style-name="ce1">
            <text:p>1243309</text:p>
          </table:table-cell>
          <table:table-cell office:value-type="string" table:style-name="ce1">
            <text:p>29.01.2019,16:40</text:p>
          </table:table-cell>
          <table:table-cell office:value-type="float" office:value="20.45589" table:style-name="ce1">
            <text:p>20.45589</text:p>
          </table:table-cell>
          <table:table-cell office:value-type="float" office:value="44.801969999999997" table:style-name="ce1">
            <text:p>44.8019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310" table:style-name="ce1">
            <text:p>1243310</text:p>
          </table:table-cell>
          <table:table-cell office:value-type="string" table:style-name="ce1">
            <text:p>29.01.2019,20:45</text:p>
          </table:table-cell>
          <table:table-cell office:value-type="float" office:value="20.527663" table:style-name="ce1">
            <text:p>20.527663</text:p>
          </table:table-cell>
          <table:table-cell office:value-type="float" office:value="44.802197" table:style-name="ce1">
            <text:p>44.80219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311" table:style-name="ce1">
            <text:p>1243311</text:p>
          </table:table-cell>
          <table:table-cell office:value-type="string" table:style-name="ce1">
            <text:p>29.01.2019,18:30</text:p>
          </table:table-cell>
          <table:table-cell office:value-type="float" office:value="20.52374" table:style-name="ce1">
            <text:p>20.52374</text:p>
          </table:table-cell>
          <table:table-cell office:value-type="float" office:value="44.763489999999997" table:style-name="ce1">
            <text:p>44.7634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313" table:style-name="ce1">
            <text:p>1243313</text:p>
          </table:table-cell>
          <table:table-cell office:value-type="string" table:style-name="ce1">
            <text:p>29.01.2019,20:10</text:p>
          </table:table-cell>
          <table:table-cell office:value-type="float" office:value="20.50056" table:style-name="ce1">
            <text:p>20.50056</text:p>
          </table:table-cell>
          <table:table-cell office:value-type="float" office:value="44.776870000000002" table:style-name="ce1">
            <text:p>44.7768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4081" table:style-name="ce1">
            <text:p>1244081</text:p>
          </table:table-cell>
          <table:table-cell office:value-type="string" table:style-name="ce1">
            <text:p>29.01.2019,18:45</text:p>
          </table:table-cell>
          <table:table-cell office:value-type="float" office:value="20.681773" table:style-name="ce1">
            <text:p>20.681773</text:p>
          </table:table-cell>
          <table:table-cell office:value-type="float" office:value="44.692512000000001" table:style-name="ce1">
            <text:p>44.69251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646" table:style-name="ce1">
            <text:p>1243646</text:p>
          </table:table-cell>
          <table:table-cell office:value-type="string" table:style-name="ce1">
            <text:p>29.01.2019,01:00</text:p>
          </table:table-cell>
          <table:table-cell office:value-type="float" office:value="20.413262" table:style-name="ce1">
            <text:p>20.413262</text:p>
          </table:table-cell>
          <table:table-cell office:value-type="float" office:value="44.768537999999999" table:style-name="ce1">
            <text:p>44.76853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3384" table:style-name="ce1">
            <text:p>1243384</text:p>
          </table:table-cell>
          <table:table-cell office:value-type="string" table:style-name="ce1">
            <text:p>29.01.2019,14:30</text:p>
          </table:table-cell>
          <table:table-cell office:value-type="float" office:value="20.392040000000001" table:style-name="ce1">
            <text:p>20.39204</text:p>
          </table:table-cell>
          <table:table-cell office:value-type="float" office:value="44.803840000000001" table:style-name="ce1">
            <text:p>44.8038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3475" table:style-name="ce1">
            <text:p>1243475</text:p>
          </table:table-cell>
          <table:table-cell office:value-type="string" table:style-name="ce1">
            <text:p>29.01.2019,12:10</text:p>
          </table:table-cell>
          <table:table-cell office:value-type="float" office:value="20.252801999999999" table:style-name="ce1">
            <text:p>20.252802</text:p>
          </table:table-cell>
          <table:table-cell office:value-type="float" office:value="44.818300999999998" table:style-name="ce1">
            <text:p>44.81830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335" table:style-name="ce1">
            <text:p>1243335</text:p>
          </table:table-cell>
          <table:table-cell office:value-type="string" table:style-name="ce1">
            <text:p>29.01.2019,20:20</text:p>
          </table:table-cell>
          <table:table-cell office:value-type="float" office:value="20.250820000000001" table:style-name="ce1">
            <text:p>20.25082</text:p>
          </table:table-cell>
          <table:table-cell office:value-type="float" office:value="44.384749999999997" table:style-name="ce1">
            <text:p>44.3847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418" table:style-name="ce1">
            <text:p>1243418</text:p>
          </table:table-cell>
          <table:table-cell office:value-type="string" table:style-name="ce1">
            <text:p>29.01.2019,07:30</text:p>
          </table:table-cell>
          <table:table-cell office:value-type="float" office:value="20.39348" table:style-name="ce1">
            <text:p>20.39348</text:p>
          </table:table-cell>
          <table:table-cell office:value-type="float" office:value="44.878459999999997" table:style-name="ce1">
            <text:p>44.8784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593" table:style-name="ce1">
            <text:p>1243593</text:p>
          </table:table-cell>
          <table:table-cell office:value-type="string" table:style-name="ce1">
            <text:p>29.01.2019,19:40</text:p>
          </table:table-cell>
          <table:table-cell office:value-type="float" office:value="20.287240000000001" table:style-name="ce1">
            <text:p>20.28724</text:p>
          </table:table-cell>
          <table:table-cell office:value-type="float" office:value="44.892069999999997" table:style-name="ce1">
            <text:p>44.8920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295" table:style-name="ce1">
            <text:p>1243295</text:p>
          </table:table-cell>
          <table:table-cell office:value-type="string" table:style-name="ce1">
            <text:p>29.01.2019,16:50</text:p>
          </table:table-cell>
          <table:table-cell office:value-type="float" office:value="20.402660000000001" table:style-name="ce1">
            <text:p>20.40266</text:p>
          </table:table-cell>
          <table:table-cell office:value-type="float" office:value="44.829689999999999" table:style-name="ce1">
            <text:p>44.8296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305" table:style-name="ce1">
            <text:p>1243305</text:p>
          </table:table-cell>
          <table:table-cell office:value-type="string" table:style-name="ce1">
            <text:p>29.01.2019,18:20</text:p>
          </table:table-cell>
          <table:table-cell office:value-type="float" office:value="20.44258" table:style-name="ce1">
            <text:p>20.44258</text:p>
          </table:table-cell>
          <table:table-cell office:value-type="float" office:value="44.742930999999999" table:style-name="ce1">
            <text:p>44.74293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420" table:style-name="ce1">
            <text:p>1245420</text:p>
          </table:table-cell>
          <table:table-cell office:value-type="string" table:style-name="ce1">
            <text:p>29.01.2019,17:55</text:p>
          </table:table-cell>
          <table:table-cell office:value-type="float" office:value="20.642612" table:style-name="ce1">
            <text:p>20.642612</text:p>
          </table:table-cell>
          <table:table-cell office:value-type="float" office:value="44.584544999999999" table:style-name="ce1">
            <text:p>44.58454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798" table:style-name="ce1">
            <text:p>1243798</text:p>
          </table:table-cell>
          <table:table-cell office:value-type="string" table:style-name="ce1">
            <text:p>29.01.2019,14:30</text:p>
          </table:table-cell>
          <table:table-cell office:value-type="float" office:value="20.458663000000001" table:style-name="ce1">
            <text:p>20.458663</text:p>
          </table:table-cell>
          <table:table-cell office:value-type="float" office:value="44.777174000000002" table:style-name="ce1">
            <text:p>44.77717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409" table:style-name="ce1">
            <text:p>1243409</text:p>
          </table:table-cell>
          <table:table-cell office:value-type="string" table:style-name="ce1">
            <text:p>29.01.2019,07:25</text:p>
          </table:table-cell>
          <table:table-cell office:value-type="float" office:value="20.503640000000001" table:style-name="ce1">
            <text:p>20.50364</text:p>
          </table:table-cell>
          <table:table-cell office:value-type="float" office:value="44.816429999999997" table:style-name="ce1">
            <text:p>44.8164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4546" table:style-name="ce1">
            <text:p>1244546</text:p>
          </table:table-cell>
          <table:table-cell office:value-type="string" table:style-name="ce1">
            <text:p>29.01.2019,00:40</text:p>
          </table:table-cell>
          <table:table-cell office:value-type="float" office:value="20.413653" table:style-name="ce1">
            <text:p>20.413653</text:p>
          </table:table-cell>
          <table:table-cell office:value-type="float" office:value="44.774825999999997" table:style-name="ce1">
            <text:p>44.77482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3272" table:style-name="ce1">
            <text:p>1243272</text:p>
          </table:table-cell>
          <table:table-cell office:value-type="string" table:style-name="ce1">
            <text:p>29.01.2019,10:00</text:p>
          </table:table-cell>
          <table:table-cell office:value-type="float" office:value="20.479576999999999" table:style-name="ce1">
            <text:p>20.479577</text:p>
          </table:table-cell>
          <table:table-cell office:value-type="float" office:value="44.785755000000002" table:style-name="ce1">
            <text:p>44.78575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uz skretanje – nepoznato</text:p>
          </table:table-cell>
          <table:table-cell table:number-columns-repeated="16377"/>
        </table:table-row>
        <table:table-row table:style-name="ro1">
          <table:table-cell office:value-type="float" office:value="1243239" table:style-name="ce1">
            <text:p>1243239</text:p>
          </table:table-cell>
          <table:table-cell office:value-type="string" table:style-name="ce1">
            <text:p>29.01.2019,07:50</text:p>
          </table:table-cell>
          <table:table-cell office:value-type="float" office:value="20.410008000000001" table:style-name="ce1">
            <text:p>20.410008</text:p>
          </table:table-cell>
          <table:table-cell office:value-type="float" office:value="44.781227000000001" table:style-name="ce1">
            <text:p>44.78122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3387" table:style-name="ce1">
            <text:p>1243387</text:p>
          </table:table-cell>
          <table:table-cell office:value-type="string" table:style-name="ce1">
            <text:p>29.01.2019,08:30</text:p>
          </table:table-cell>
          <table:table-cell office:value-type="float" office:value="20.37041" table:style-name="ce1">
            <text:p>20.37041</text:p>
          </table:table-cell>
          <table:table-cell office:value-type="float" office:value="44.858640000000001" table:style-name="ce1">
            <text:p>44.8586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bez prepreka na kolovozu na nepoznat, nespecificiran način</text:p>
          </table:table-cell>
          <table:table-cell table:number-columns-repeated="16377"/>
        </table:table-row>
        <table:table-row table:style-name="ro1">
          <table:table-cell office:value-type="float" office:value="1243565" table:style-name="ce1">
            <text:p>1243565</text:p>
          </table:table-cell>
          <table:table-cell office:value-type="string" table:style-name="ce1">
            <text:p>29.01.2019,18:15</text:p>
          </table:table-cell>
          <table:table-cell office:value-type="float" office:value="20.500629" table:style-name="ce1">
            <text:p>20.500629</text:p>
          </table:table-cell>
          <table:table-cell office:value-type="float" office:value="44.777115000000002" table:style-name="ce1">
            <text:p>44.77711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412" table:style-name="ce1">
            <text:p>1243412</text:p>
          </table:table-cell>
          <table:table-cell office:value-type="string" table:style-name="ce1">
            <text:p>29.01.2019,13:30</text:p>
          </table:table-cell>
          <table:table-cell office:value-type="float" office:value="20.476900000000001" table:style-name="ce1">
            <text:p>20.4769</text:p>
          </table:table-cell>
          <table:table-cell office:value-type="float" office:value="44.82132" table:style-name="ce1">
            <text:p>44.8213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667" table:style-name="ce1">
            <text:p>1243667</text:p>
          </table:table-cell>
          <table:table-cell office:value-type="string" table:style-name="ce1">
            <text:p>29.01.2019,09:00</text:p>
          </table:table-cell>
          <table:table-cell office:value-type="float" office:value="20.445602999999998" table:style-name="ce1">
            <text:p>20.445603</text:p>
          </table:table-cell>
          <table:table-cell office:value-type="float" office:value="44.758231000000002" table:style-name="ce1">
            <text:p>44.75823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318" table:style-name="ce1">
            <text:p>1243318</text:p>
          </table:table-cell>
          <table:table-cell office:value-type="string" table:style-name="ce1">
            <text:p>29.01.2019,22:00</text:p>
          </table:table-cell>
          <table:table-cell office:value-type="float" office:value="20.436874700000001" table:style-name="ce1">
            <text:p>20.4368747</text:p>
          </table:table-cell>
          <table:table-cell office:value-type="float" office:value="44.795082999999998" table:style-name="ce1">
            <text:p>44.79508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3378" table:style-name="ce1">
            <text:p>1243378</text:p>
          </table:table-cell>
          <table:table-cell office:value-type="string" table:style-name="ce1">
            <text:p>29.01.2019,15:50</text:p>
          </table:table-cell>
          <table:table-cell office:value-type="float" office:value="20.386396000000001" table:style-name="ce1">
            <text:p>20.386396</text:p>
          </table:table-cell>
          <table:table-cell office:value-type="float" office:value="44.849983000000002" table:style-name="ce1">
            <text:p>44.84998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3665" table:style-name="ce1">
            <text:p>1243665</text:p>
          </table:table-cell>
          <table:table-cell office:value-type="string" table:style-name="ce1">
            <text:p>29.01.2019,08:05</text:p>
          </table:table-cell>
          <table:table-cell office:value-type="float" office:value="20.434107999999998" table:style-name="ce1">
            <text:p>20.434108</text:p>
          </table:table-cell>
          <table:table-cell office:value-type="float" office:value="44.726044999999999" table:style-name="ce1">
            <text:p>44.72604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3666" table:style-name="ce1">
            <text:p>1243666</text:p>
          </table:table-cell>
          <table:table-cell office:value-type="string" table:style-name="ce1">
            <text:p>29.01.2019,07:45</text:p>
          </table:table-cell>
          <table:table-cell office:value-type="float" office:value="20.434107999999998" table:style-name="ce1">
            <text:p>20.434108</text:p>
          </table:table-cell>
          <table:table-cell office:value-type="float" office:value="44.726044999999999" table:style-name="ce1">
            <text:p>44.72604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3273" table:style-name="ce1">
            <text:p>1243273</text:p>
          </table:table-cell>
          <table:table-cell office:value-type="string" table:style-name="ce1">
            <text:p>29.01.2019,15:40</text:p>
          </table:table-cell>
          <table:table-cell office:value-type="float" office:value="20.417252999999999" table:style-name="ce1">
            <text:p>20.417253</text:p>
          </table:table-cell>
          <table:table-cell office:value-type="float" office:value="44.803918000000003" table:style-name="ce1">
            <text:p>44.80391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3393" table:style-name="ce1">
            <text:p>1243393</text:p>
          </table:table-cell>
          <table:table-cell office:value-type="string" table:style-name="ce1">
            <text:p>29.01.2019,11:30</text:p>
          </table:table-cell>
          <table:table-cell office:value-type="float" office:value="20.399360000000001" table:style-name="ce1">
            <text:p>20.39936</text:p>
          </table:table-cell>
          <table:table-cell office:value-type="float" office:value="44.804650000000002" table:style-name="ce1">
            <text:p>44.8046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3318" table:style-name="ce1">
            <text:p>1243318</text:p>
          </table:table-cell>
          <table:table-cell office:value-type="string" table:style-name="ce1">
            <text:p>29.01.2019,22:00</text:p>
          </table:table-cell>
          <table:table-cell office:value-type="float" office:value="20.436874700000001" table:style-name="ce1">
            <text:p>20.4368747</text:p>
          </table:table-cell>
          <table:table-cell office:value-type="float" office:value="44.795082999999998" table:style-name="ce1">
            <text:p>44.79508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3389" table:style-name="ce1">
            <text:p>1243389</text:p>
          </table:table-cell>
          <table:table-cell office:value-type="string" table:style-name="ce1">
            <text:p>29.01.2019,11:15</text:p>
          </table:table-cell>
          <table:table-cell office:value-type="float" office:value="20.370840000000001" table:style-name="ce1">
            <text:p>20.37084</text:p>
          </table:table-cell>
          <table:table-cell office:value-type="float" office:value="44.832070000000002" table:style-name="ce1">
            <text:p>44.8320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3290" table:style-name="ce1">
            <text:p>1243290</text:p>
          </table:table-cell>
          <table:table-cell office:value-type="string" table:style-name="ce1">
            <text:p>29.01.2019,18:20</text:p>
          </table:table-cell>
          <table:table-cell office:value-type="float" office:value="20.543161999999999" table:style-name="ce1">
            <text:p>20.543162</text:p>
          </table:table-cell>
          <table:table-cell office:value-type="float" office:value="44.777535" table:style-name="ce1">
            <text:p>44.77753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sleva</text:p>
          </table:table-cell>
          <table:table-cell table:number-columns-repeated="16377"/>
        </table:table-row>
        <table:table-row table:style-name="ro1">
          <table:table-cell office:value-type="float" office:value="1243795" table:style-name="ce1">
            <text:p>1243795</text:p>
          </table:table-cell>
          <table:table-cell office:value-type="string" table:style-name="ce1">
            <text:p>29.01.2019,10:30</text:p>
          </table:table-cell>
          <table:table-cell office:value-type="float" office:value="20.466049000000002" table:style-name="ce1">
            <text:p>20.466049</text:p>
          </table:table-cell>
          <table:table-cell office:value-type="float" office:value="44.787402999999998" table:style-name="ce1">
            <text:p>44.78740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3247" table:style-name="ce1">
            <text:p>1243247</text:p>
          </table:table-cell>
          <table:table-cell office:value-type="string" table:style-name="ce1">
            <text:p>29.01.2019,10:00</text:p>
          </table:table-cell>
          <table:table-cell office:value-type="float" office:value="20.518270000000001" table:style-name="ce1">
            <text:p>20.51827</text:p>
          </table:table-cell>
          <table:table-cell office:value-type="float" office:value="44.790460000000003" table:style-name="ce1">
            <text:p>44.7904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759" table:style-name="ce1">
            <text:p>1243759</text:p>
          </table:table-cell>
          <table:table-cell office:value-type="string" table:style-name="ce1">
            <text:p>30.01.2019,11:40</text:p>
          </table:table-cell>
          <table:table-cell office:value-type="float" office:value="20.419543000000001" table:style-name="ce1">
            <text:p>20.419543</text:p>
          </table:table-cell>
          <table:table-cell office:value-type="float" office:value="44.740335000000002" table:style-name="ce1">
            <text:p>44.74033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43765" table:style-name="ce1">
            <text:p>1243765</text:p>
          </table:table-cell>
          <table:table-cell office:value-type="string" table:style-name="ce1">
            <text:p>30.01.2019,08:05</text:p>
          </table:table-cell>
          <table:table-cell office:value-type="float" office:value="20.458196999999998" table:style-name="ce1">
            <text:p>20.458197</text:p>
          </table:table-cell>
          <table:table-cell office:value-type="float" office:value="44.777301999999999" table:style-name="ce1">
            <text:p>44.77730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3683" table:style-name="ce1">
            <text:p>1243683</text:p>
          </table:table-cell>
          <table:table-cell office:value-type="string" table:style-name="ce1">
            <text:p>30.01.2019,23:00</text:p>
          </table:table-cell>
          <table:table-cell office:value-type="float" office:value="20.44238" table:style-name="ce1">
            <text:p>20.44238</text:p>
          </table:table-cell>
          <table:table-cell office:value-type="float" office:value="44.796790000000001" table:style-name="ce1">
            <text:p>44.7967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763" table:style-name="ce1">
            <text:p>1243763</text:p>
          </table:table-cell>
          <table:table-cell office:value-type="string" table:style-name="ce1">
            <text:p>30.01.2019,14:40</text:p>
          </table:table-cell>
          <table:table-cell office:value-type="float" office:value="20.450742999999999" table:style-name="ce1">
            <text:p>20.450743</text:p>
          </table:table-cell>
          <table:table-cell office:value-type="float" office:value="44.750608" table:style-name="ce1">
            <text:p>44.75060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510" table:style-name="ce1">
            <text:p>1243510</text:p>
          </table:table-cell>
          <table:table-cell office:value-type="string" table:style-name="ce1">
            <text:p>30.01.2019,16:00</text:p>
          </table:table-cell>
          <table:table-cell office:value-type="float" office:value="20.505852999999998" table:style-name="ce1">
            <text:p>20.505853</text:p>
          </table:table-cell>
          <table:table-cell office:value-type="float" office:value="44.774681000000001" table:style-name="ce1">
            <text:p>44.77468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348" table:style-name="ce1">
            <text:p>1243348</text:p>
          </table:table-cell>
          <table:table-cell office:value-type="string" table:style-name="ce1">
            <text:p>30.01.2019,07:25</text:p>
          </table:table-cell>
          <table:table-cell office:value-type="float" office:value="20.424250000000001" table:style-name="ce1">
            <text:p>20.42425</text:p>
          </table:table-cell>
          <table:table-cell office:value-type="float" office:value="44.820990000000002" table:style-name="ce1">
            <text:p>44.8209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768" table:style-name="ce1">
            <text:p>1243768</text:p>
          </table:table-cell>
          <table:table-cell office:value-type="string" table:style-name="ce1">
            <text:p>30.01.2019,15:15</text:p>
          </table:table-cell>
          <table:table-cell office:value-type="float" office:value="20.464770999999999" table:style-name="ce1">
            <text:p>20.464771</text:p>
          </table:table-cell>
          <table:table-cell office:value-type="float" office:value="44.799461999999998" table:style-name="ce1">
            <text:p>44.79946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426" table:style-name="ce1">
            <text:p>1243426</text:p>
          </table:table-cell>
          <table:table-cell office:value-type="string" table:style-name="ce1">
            <text:p>30.01.2019,23:00</text:p>
          </table:table-cell>
          <table:table-cell office:value-type="float" office:value="20.3979" table:style-name="ce1">
            <text:p>20.3979</text:p>
          </table:table-cell>
          <table:table-cell office:value-type="float" office:value="44.675910999999999" table:style-name="ce1">
            <text:p>44.67591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3396" table:style-name="ce1">
            <text:p>1243396</text:p>
          </table:table-cell>
          <table:table-cell office:value-type="string" table:style-name="ce1">
            <text:p>30.01.2019,18:40</text:p>
          </table:table-cell>
          <table:table-cell office:value-type="float" office:value="20.250129999999999" table:style-name="ce1">
            <text:p>20.25013</text:p>
          </table:table-cell>
          <table:table-cell office:value-type="float" office:value="44.377079999999999" table:style-name="ce1">
            <text:p>44.3770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3398" table:style-name="ce1">
            <text:p>1243398</text:p>
          </table:table-cell>
          <table:table-cell office:value-type="string" table:style-name="ce1">
            <text:p>30.01.2019,20:20</text:p>
          </table:table-cell>
          <table:table-cell office:value-type="float" office:value="20.290929999999999" table:style-name="ce1">
            <text:p>20.29093</text:p>
          </table:table-cell>
          <table:table-cell office:value-type="float" office:value="44.476959999999998" table:style-name="ce1">
            <text:p>44.4769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3414" table:style-name="ce1">
            <text:p>1243414</text:p>
          </table:table-cell>
          <table:table-cell office:value-type="string" table:style-name="ce1">
            <text:p>30.01.2019,19:30</text:p>
          </table:table-cell>
          <table:table-cell office:value-type="float" office:value="20.409980000000001" table:style-name="ce1">
            <text:p>20.40998</text:p>
          </table:table-cell>
          <table:table-cell office:value-type="float" office:value="44.785110000000003" table:style-name="ce1">
            <text:p>44.7851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547" table:style-name="ce1">
            <text:p>1243547</text:p>
          </table:table-cell>
          <table:table-cell office:value-type="string" table:style-name="ce1">
            <text:p>30.01.2019,16:00</text:p>
          </table:table-cell>
          <table:table-cell office:value-type="float" office:value="20.472111000000002" table:style-name="ce1">
            <text:p>20.472111</text:p>
          </table:table-cell>
          <table:table-cell office:value-type="float" office:value="44.788604999999997" table:style-name="ce1">
            <text:p>44.78860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425" table:style-name="ce1">
            <text:p>1243425</text:p>
          </table:table-cell>
          <table:table-cell office:value-type="string" table:style-name="ce1">
            <text:p>30.01.2019,22:30</text:p>
          </table:table-cell>
          <table:table-cell office:value-type="float" office:value="20.417427" table:style-name="ce1">
            <text:p>20.417427</text:p>
          </table:table-cell>
          <table:table-cell office:value-type="float" office:value="44.802463000000003" table:style-name="ce1">
            <text:p>44.80246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943" table:style-name="ce1">
            <text:p>1243943</text:p>
          </table:table-cell>
          <table:table-cell office:value-type="string" table:style-name="ce1">
            <text:p>30.01.2019,15:15</text:p>
          </table:table-cell>
          <table:table-cell office:value-type="float" office:value="20.455781000000002" table:style-name="ce1">
            <text:p>20.455781</text:p>
          </table:table-cell>
          <table:table-cell office:value-type="float" office:value="44.805961000000003" table:style-name="ce1">
            <text:p>44.80596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801" table:style-name="ce1">
            <text:p>1243801</text:p>
          </table:table-cell>
          <table:table-cell office:value-type="string" table:style-name="ce1">
            <text:p>30.01.2019,18:00</text:p>
          </table:table-cell>
          <table:table-cell office:value-type="float" office:value="20.409825000000001" table:style-name="ce1">
            <text:p>20.409825</text:p>
          </table:table-cell>
          <table:table-cell office:value-type="float" office:value="44.812797000000003" table:style-name="ce1">
            <text:p>44.81279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3807" table:style-name="ce1">
            <text:p>1243807</text:p>
          </table:table-cell>
          <table:table-cell office:value-type="string" table:style-name="ce1">
            <text:p>30.01.2019,23:10</text:p>
          </table:table-cell>
          <table:table-cell office:value-type="float" office:value="20.485658999999998" table:style-name="ce1">
            <text:p>20.485659</text:p>
          </table:table-cell>
          <table:table-cell office:value-type="float" office:value="44.791265000000003" table:style-name="ce1">
            <text:p>44.79126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3413" table:style-name="ce1">
            <text:p>1243413</text:p>
          </table:table-cell>
          <table:table-cell office:value-type="string" table:style-name="ce1">
            <text:p>30.01.2019,17:15</text:p>
          </table:table-cell>
          <table:table-cell office:value-type="float" office:value="20.428260000000002" table:style-name="ce1">
            <text:p>20.42826</text:p>
          </table:table-cell>
          <table:table-cell office:value-type="float" office:value="44.723579999999998" table:style-name="ce1">
            <text:p>44.7235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životinja</text:p>
          </table:table-cell>
          <table:table-cell table:number-columns-repeated="16377"/>
        </table:table-row>
        <table:table-row table:style-name="ro1">
          <table:table-cell office:value-type="float" office:value="1240735" table:style-name="ce1">
            <text:p>1240735</text:p>
          </table:table-cell>
          <table:table-cell office:value-type="string" table:style-name="ce1">
            <text:p>30.01.2019,15:00</text:p>
          </table:table-cell>
          <table:table-cell office:value-type="float" office:value="20.428888000000001" table:style-name="ce1">
            <text:p>20.428888</text:p>
          </table:table-cell>
          <table:table-cell office:value-type="float" office:value="44.589466000000002" table:style-name="ce1">
            <text:p>44.58946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3350" table:style-name="ce1">
            <text:p>1243350</text:p>
          </table:table-cell>
          <table:table-cell office:value-type="string" table:style-name="ce1">
            <text:p>30.01.2019,09:30</text:p>
          </table:table-cell>
          <table:table-cell office:value-type="float" office:value="20.475234" table:style-name="ce1">
            <text:p>20.475234</text:p>
          </table:table-cell>
          <table:table-cell office:value-type="float" office:value="44.787056" table:style-name="ce1">
            <text:p>44.78705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3767" table:style-name="ce1">
            <text:p>1243767</text:p>
          </table:table-cell>
          <table:table-cell office:value-type="string" table:style-name="ce1">
            <text:p>30.01.2019,12:10</text:p>
          </table:table-cell>
          <table:table-cell office:value-type="float" office:value="20.551494000000002" table:style-name="ce1">
            <text:p>20.551494</text:p>
          </table:table-cell>
          <table:table-cell office:value-type="float" office:value="44.805382999999999" table:style-name="ce1">
            <text:p>44.80538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3419" table:style-name="ce1">
            <text:p>1243419</text:p>
          </table:table-cell>
          <table:table-cell office:value-type="string" table:style-name="ce1">
            <text:p>30.01.2019,19:00</text:p>
          </table:table-cell>
          <table:table-cell office:value-type="float" office:value="20.362013000000001" table:style-name="ce1">
            <text:p>20.362013</text:p>
          </table:table-cell>
          <table:table-cell office:value-type="float" office:value="44.866030000000002" table:style-name="ce1">
            <text:p>44.8660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učešćem najmanje dva vozila bez skretanja (bez podataka o smeru)</text:p>
          </table:table-cell>
          <table:table-cell table:number-columns-repeated="16377"/>
        </table:table-row>
        <table:table-row table:style-name="ro1">
          <table:table-cell office:value-type="float" office:value="1243357" table:style-name="ce1">
            <text:p>1243357</text:p>
          </table:table-cell>
          <table:table-cell office:value-type="string" table:style-name="ce1">
            <text:p>30.01.2019,11:40</text:p>
          </table:table-cell>
          <table:table-cell office:value-type="float" office:value="20.355392999999999" table:style-name="ce1">
            <text:p>20.355393</text:p>
          </table:table-cell>
          <table:table-cell office:value-type="float" office:value="44.845972000000003" table:style-name="ce1">
            <text:p>44.84597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3375" table:style-name="ce1">
            <text:p>1243375</text:p>
          </table:table-cell>
          <table:table-cell office:value-type="string" table:style-name="ce1">
            <text:p>30.01.2019,16:00</text:p>
          </table:table-cell>
          <table:table-cell office:value-type="float" office:value="20.498318999999999" table:style-name="ce1">
            <text:p>20.498319</text:p>
          </table:table-cell>
          <table:table-cell office:value-type="float" office:value="44.787564000000003" table:style-name="ce1">
            <text:p>44.78756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3327" table:style-name="ce1">
            <text:p>1243327</text:p>
          </table:table-cell>
          <table:table-cell office:value-type="string" table:style-name="ce1">
            <text:p>30.01.2019,00:40</text:p>
          </table:table-cell>
          <table:table-cell office:value-type="float" office:value="20.421333000000001" table:style-name="ce1">
            <text:p>20.421333</text:p>
          </table:table-cell>
          <table:table-cell office:value-type="float" office:value="44.816138000000002" table:style-name="ce1">
            <text:p>44.81613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3515" table:style-name="ce1">
            <text:p>1243515</text:p>
          </table:table-cell>
          <table:table-cell office:value-type="string" table:style-name="ce1">
            <text:p>30.01.2019,09:55</text:p>
          </table:table-cell>
          <table:table-cell office:value-type="float" office:value="20.45373" table:style-name="ce1">
            <text:p>20.45373</text:p>
          </table:table-cell>
          <table:table-cell office:value-type="float" office:value="44.819850000000002" table:style-name="ce1">
            <text:p>44.8198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3540" table:style-name="ce1">
            <text:p>1243540</text:p>
          </table:table-cell>
          <table:table-cell office:value-type="string" table:style-name="ce1">
            <text:p>30.01.2019,11:00</text:p>
          </table:table-cell>
          <table:table-cell office:value-type="float" office:value="20.434094999999999" table:style-name="ce1">
            <text:p>20.434095</text:p>
          </table:table-cell>
          <table:table-cell office:value-type="float" office:value="44.750681999999998" table:style-name="ce1">
            <text:p>44.75068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3777" table:style-name="ce1">
            <text:p>1243777</text:p>
          </table:table-cell>
          <table:table-cell office:value-type="string" table:style-name="ce1">
            <text:p>30.01.2019,13:00</text:p>
          </table:table-cell>
          <table:table-cell office:value-type="float" office:value="20.515205000000002" table:style-name="ce1">
            <text:p>20.515205</text:p>
          </table:table-cell>
          <table:table-cell office:value-type="float" office:value="44.791665999999999" table:style-name="ce1">
            <text:p>44.79166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3681" table:style-name="ce1">
            <text:p>1243681</text:p>
          </table:table-cell>
          <table:table-cell office:value-type="string" table:style-name="ce1">
            <text:p>30.01.2019,11:41</text:p>
          </table:table-cell>
          <table:table-cell office:value-type="float" office:value="20.417413" table:style-name="ce1">
            <text:p>20.417413</text:p>
          </table:table-cell>
          <table:table-cell office:value-type="float" office:value="44.804927999999997" table:style-name="ce1">
            <text:p>44.80492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stoji ili se kreće, sa kretanjem vozila unazad</text:p>
          </table:table-cell>
          <table:table-cell table:number-columns-repeated="16377"/>
        </table:table-row>
        <table:table-row table:style-name="ro1">
          <table:table-cell office:value-type="float" office:value="1243500" table:style-name="ce1">
            <text:p>1243500</text:p>
          </table:table-cell>
          <table:table-cell office:value-type="string" table:style-name="ce1">
            <text:p>30.01.2019,13:15</text:p>
          </table:table-cell>
          <table:table-cell office:value-type="float" office:value="20.4742" table:style-name="ce1">
            <text:p>20.4742</text:p>
          </table:table-cell>
          <table:table-cell office:value-type="float" office:value="44.759900000000002" table:style-name="ce1">
            <text:p>44.759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stoji ili se kreće, sa kretanjem vozila unazad</text:p>
          </table:table-cell>
          <table:table-cell table:number-columns-repeated="16377"/>
        </table:table-row>
        <table:table-row table:style-name="ro1">
          <table:table-cell office:value-type="float" office:value="1243835" table:style-name="ce1">
            <text:p>1243835</text:p>
          </table:table-cell>
          <table:table-cell office:value-type="string" table:style-name="ce1">
            <text:p>30.01.2019,15:30</text:p>
          </table:table-cell>
          <table:table-cell office:value-type="float" office:value="20.401426000000001" table:style-name="ce1">
            <text:p>20.401426</text:p>
          </table:table-cell>
          <table:table-cell office:value-type="float" office:value="44.834854" table:style-name="ce1">
            <text:p>44.83485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van raskrsnice , bez skretanja vozila</text:p>
          </table:table-cell>
          <table:table-cell table:number-columns-repeated="16377"/>
        </table:table-row>
        <table:table-row table:style-name="ro1">
          <table:table-cell office:value-type="float" office:value="1243771" table:style-name="ce1">
            <text:p>1243771</text:p>
          </table:table-cell>
          <table:table-cell office:value-type="string" table:style-name="ce1">
            <text:p>30.01.2019,12:00</text:p>
          </table:table-cell>
          <table:table-cell office:value-type="float" office:value="20.486924999999999" table:style-name="ce1">
            <text:p>20.486925</text:p>
          </table:table-cell>
          <table:table-cell office:value-type="float" office:value="44.804018999999997" table:style-name="ce1">
            <text:p>44.80401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van raskrsnice , bez skretanja vozila</text:p>
          </table:table-cell>
          <table:table-cell table:number-columns-repeated="16377"/>
        </table:table-row>
        <table:table-row table:style-name="ro1">
          <table:table-cell office:value-type="float" office:value="1243406" table:style-name="ce1">
            <text:p>1243406</text:p>
          </table:table-cell>
          <table:table-cell office:value-type="string" table:style-name="ce1">
            <text:p>30.01.2019,21:00</text:p>
          </table:table-cell>
          <table:table-cell office:value-type="float" office:value="20.561727000000001" table:style-name="ce1">
            <text:p>20.561727</text:p>
          </table:table-cell>
          <table:table-cell office:value-type="float" office:value="44.766601000000001" table:style-name="ce1">
            <text:p>44.76660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407" table:style-name="ce1">
            <text:p>1243407</text:p>
          </table:table-cell>
          <table:table-cell office:value-type="string" table:style-name="ce1">
            <text:p>30.01.2019,17:40</text:p>
          </table:table-cell>
          <table:table-cell office:value-type="float" office:value="20.406143" table:style-name="ce1">
            <text:p>20.406143</text:p>
          </table:table-cell>
          <table:table-cell office:value-type="float" office:value="44.816052999999997" table:style-name="ce1">
            <text:p>44.81605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408" table:style-name="ce1">
            <text:p>1243408</text:p>
          </table:table-cell>
          <table:table-cell office:value-type="string" table:style-name="ce1">
            <text:p>30.01.2019,17:00</text:p>
          </table:table-cell>
          <table:table-cell office:value-type="float" office:value="20.390236000000002" table:style-name="ce1">
            <text:p>20.390236</text:p>
          </table:table-cell>
          <table:table-cell office:value-type="float" office:value="44.838681000000001" table:style-name="ce1">
            <text:p>44.83868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423" table:style-name="ce1">
            <text:p>1243423</text:p>
          </table:table-cell>
          <table:table-cell office:value-type="string" table:style-name="ce1">
            <text:p>30.01.2019,20:00</text:p>
          </table:table-cell>
          <table:table-cell office:value-type="float" office:value="20.474539" table:style-name="ce1">
            <text:p>20.474539</text:p>
          </table:table-cell>
          <table:table-cell office:value-type="float" office:value="44.867072" table:style-name="ce1">
            <text:p>44.86707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537" table:style-name="ce1">
            <text:p>1243537</text:p>
          </table:table-cell>
          <table:table-cell office:value-type="string" table:style-name="ce1">
            <text:p>30.01.2019,16:20</text:p>
          </table:table-cell>
          <table:table-cell office:value-type="float" office:value="20.500603000000002" table:style-name="ce1">
            <text:p>20.500603</text:p>
          </table:table-cell>
          <table:table-cell office:value-type="float" office:value="44.776702999999998" table:style-name="ce1">
            <text:p>44.77670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809" table:style-name="ce1">
            <text:p>1243809</text:p>
          </table:table-cell>
          <table:table-cell office:value-type="string" table:style-name="ce1">
            <text:p>30.01.2019,07:45</text:p>
          </table:table-cell>
          <table:table-cell office:value-type="float" office:value="20.436615" table:style-name="ce1">
            <text:p>20.436615</text:p>
          </table:table-cell>
          <table:table-cell office:value-type="float" office:value="44.783814999999997" table:style-name="ce1">
            <text:p>44.78381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902" table:style-name="ce1">
            <text:p>1243902</text:p>
          </table:table-cell>
          <table:table-cell office:value-type="string" table:style-name="ce1">
            <text:p>30.01.2019,10:40</text:p>
          </table:table-cell>
          <table:table-cell office:value-type="float" office:value="20.368649999999999" table:style-name="ce1">
            <text:p>20.36865</text:p>
          </table:table-cell>
          <table:table-cell office:value-type="float" office:value="44.850230000000003" table:style-name="ce1">
            <text:p>44.8502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899" table:style-name="ce1">
            <text:p>1243899</text:p>
          </table:table-cell>
          <table:table-cell office:value-type="string" table:style-name="ce1">
            <text:p>30.01.2019,13:30</text:p>
          </table:table-cell>
          <table:table-cell office:value-type="float" office:value="20.40558" table:style-name="ce1">
            <text:p>20.40558</text:p>
          </table:table-cell>
          <table:table-cell office:value-type="float" office:value="44.830419999999997" table:style-name="ce1">
            <text:p>44.8304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724" table:style-name="ce1">
            <text:p>1243724</text:p>
          </table:table-cell>
          <table:table-cell office:value-type="string" table:style-name="ce1">
            <text:p>30.01.2019,02:00</text:p>
          </table:table-cell>
          <table:table-cell office:value-type="float" office:value="20.423006000000001" table:style-name="ce1">
            <text:p>20.423006</text:p>
          </table:table-cell>
          <table:table-cell office:value-type="float" office:value="44.811802" table:style-name="ce1">
            <text:p>44.81180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43339" table:style-name="ce1">
            <text:p>1243339</text:p>
          </table:table-cell>
          <table:table-cell office:value-type="string" table:style-name="ce1">
            <text:p>30.01.2019,04:30</text:p>
          </table:table-cell>
          <table:table-cell office:value-type="float" office:value="20.330061000000001" table:style-name="ce1">
            <text:p>20.330061</text:p>
          </table:table-cell>
          <table:table-cell office:value-type="float" office:value="44.735675000000001" table:style-name="ce1">
            <text:p>44.73567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43678" table:style-name="ce1">
            <text:p>1243678</text:p>
          </table:table-cell>
          <table:table-cell office:value-type="string" table:style-name="ce1">
            <text:p>30.01.2019,17:50</text:p>
          </table:table-cell>
          <table:table-cell office:value-type="float" office:value="20.447870000000002" table:style-name="ce1">
            <text:p>20.44787</text:p>
          </table:table-cell>
          <table:table-cell office:value-type="float" office:value="44.745130000000003" table:style-name="ce1">
            <text:p>44.7451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3679" table:style-name="ce1">
            <text:p>1243679</text:p>
          </table:table-cell>
          <table:table-cell office:value-type="string" table:style-name="ce1">
            <text:p>30.01.2019,19:50</text:p>
          </table:table-cell>
          <table:table-cell office:value-type="float" office:value="20.44219" table:style-name="ce1">
            <text:p>20.44219</text:p>
          </table:table-cell>
          <table:table-cell office:value-type="float" office:value="44.767539999999997" table:style-name="ce1">
            <text:p>44.7675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3680" table:style-name="ce1">
            <text:p>1243680</text:p>
          </table:table-cell>
          <table:table-cell office:value-type="string" table:style-name="ce1">
            <text:p>30.01.2019,20:15</text:p>
          </table:table-cell>
          <table:table-cell office:value-type="float" office:value="20.44219" table:style-name="ce1">
            <text:p>20.44219</text:p>
          </table:table-cell>
          <table:table-cell office:value-type="float" office:value="44.767539999999997" table:style-name="ce1">
            <text:p>44.7675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3372" table:style-name="ce1">
            <text:p>1243372</text:p>
          </table:table-cell>
          <table:table-cell office:value-type="string" table:style-name="ce1">
            <text:p>30.01.2019,12:00</text:p>
          </table:table-cell>
          <table:table-cell office:value-type="float" office:value="20.476012000000001" table:style-name="ce1">
            <text:p>20.476012</text:p>
          </table:table-cell>
          <table:table-cell office:value-type="float" office:value="44.771214999999998" table:style-name="ce1">
            <text:p>44.77121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3370" table:style-name="ce1">
            <text:p>1243370</text:p>
          </table:table-cell>
          <table:table-cell office:value-type="string" table:style-name="ce1">
            <text:p>30.01.2019,05:00</text:p>
          </table:table-cell>
          <table:table-cell office:value-type="float" office:value="20.361139000000001" table:style-name="ce1">
            <text:p>20.361139</text:p>
          </table:table-cell>
          <table:table-cell office:value-type="float" office:value="44.866382999999999" table:style-name="ce1">
            <text:p>44.86638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3676" table:style-name="ce1">
            <text:p>1243676</text:p>
          </table:table-cell>
          <table:table-cell office:value-type="string" table:style-name="ce1">
            <text:p>30.01.2019,22:50</text:p>
          </table:table-cell>
          <table:table-cell office:value-type="float" office:value="20.427050000000001" table:style-name="ce1">
            <text:p>20.42705</text:p>
          </table:table-cell>
          <table:table-cell office:value-type="float" office:value="44.813969999999998" table:style-name="ce1">
            <text:p>44.8139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3803" table:style-name="ce1">
            <text:p>1243803</text:p>
          </table:table-cell>
          <table:table-cell office:value-type="string" table:style-name="ce1">
            <text:p>30.01.2019,19:55</text:p>
          </table:table-cell>
          <table:table-cell office:value-type="float" office:value="20.375443000000001" table:style-name="ce1">
            <text:p>20.375443</text:p>
          </table:table-cell>
          <table:table-cell office:value-type="float" office:value="44.797835999999997" table:style-name="ce1">
            <text:p>44.79783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3353" table:style-name="ce1">
            <text:p>1243353</text:p>
          </table:table-cell>
          <table:table-cell office:value-type="string" table:style-name="ce1">
            <text:p>30.01.2019,09:30</text:p>
          </table:table-cell>
          <table:table-cell office:value-type="float" office:value="20.463204999999999" table:style-name="ce1">
            <text:p>20.463205</text:p>
          </table:table-cell>
          <table:table-cell office:value-type="float" office:value="44.817234999999997" table:style-name="ce1">
            <text:p>44.81723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bez prepreka na kolovozu na nepoznat, nespecificiran način</text:p>
          </table:table-cell>
          <table:table-cell table:number-columns-repeated="16377"/>
        </table:table-row>
        <table:table-row table:style-name="ro1">
          <table:table-cell office:value-type="float" office:value="1243420" table:style-name="ce1">
            <text:p>1243420</text:p>
          </table:table-cell>
          <table:table-cell office:value-type="string" table:style-name="ce1">
            <text:p>30.01.2019,18:00</text:p>
          </table:table-cell>
          <table:table-cell office:value-type="float" office:value="20.54063" table:style-name="ce1">
            <text:p>20.54063</text:p>
          </table:table-cell>
          <table:table-cell office:value-type="float" office:value="44.787156000000003" table:style-name="ce1">
            <text:p>44.78715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422" table:style-name="ce1">
            <text:p>1243422</text:p>
          </table:table-cell>
          <table:table-cell office:value-type="string" table:style-name="ce1">
            <text:p>30.01.2019,19:30</text:p>
          </table:table-cell>
          <table:table-cell office:value-type="float" office:value="20.479362999999999" table:style-name="ce1">
            <text:p>20.479363</text:p>
          </table:table-cell>
          <table:table-cell office:value-type="float" office:value="44.780417999999997" table:style-name="ce1">
            <text:p>44.78041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424" table:style-name="ce1">
            <text:p>1243424</text:p>
          </table:table-cell>
          <table:table-cell office:value-type="string" table:style-name="ce1">
            <text:p>30.01.2019,21:30</text:p>
          </table:table-cell>
          <table:table-cell office:value-type="float" office:value="20.362013000000001" table:style-name="ce1">
            <text:p>20.362013</text:p>
          </table:table-cell>
          <table:table-cell office:value-type="float" office:value="44.866030000000002" table:style-name="ce1">
            <text:p>44.8660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324" table:style-name="ce1">
            <text:p>1243324</text:p>
          </table:table-cell>
          <table:table-cell office:value-type="string" table:style-name="ce1">
            <text:p>30.01.2019,00:15</text:p>
          </table:table-cell>
          <table:table-cell office:value-type="float" office:value="20.468784429999999" table:style-name="ce1">
            <text:p>20.46878443</text:p>
          </table:table-cell>
          <table:table-cell office:value-type="float" office:value="44.790239999999997" table:style-name="ce1">
            <text:p>44.7902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756" table:style-name="ce1">
            <text:p>1243756</text:p>
          </table:table-cell>
          <table:table-cell office:value-type="string" table:style-name="ce1">
            <text:p>30.01.2019,00:35</text:p>
          </table:table-cell>
          <table:table-cell office:value-type="float" office:value="20.45589" table:style-name="ce1">
            <text:p>20.45589</text:p>
          </table:table-cell>
          <table:table-cell office:value-type="float" office:value="44.801969999999997" table:style-name="ce1">
            <text:p>44.8019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416" table:style-name="ce1">
            <text:p>1243416</text:p>
          </table:table-cell>
          <table:table-cell office:value-type="string" table:style-name="ce1">
            <text:p>30.01.2019,21:45</text:p>
          </table:table-cell>
          <table:table-cell office:value-type="float" office:value="20.48488" table:style-name="ce1">
            <text:p>20.48488</text:p>
          </table:table-cell>
          <table:table-cell office:value-type="float" office:value="44.817610000000002" table:style-name="ce1">
            <text:p>44.8176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polukružno okretanje ispred drugog vozila</text:p>
          </table:table-cell>
          <table:table-cell table:number-columns-repeated="16377"/>
        </table:table-row>
        <table:table-row table:style-name="ro1">
          <table:table-cell office:value-type="float" office:value="1243376" table:style-name="ce1">
            <text:p>1243376</text:p>
          </table:table-cell>
          <table:table-cell office:value-type="string" table:style-name="ce1">
            <text:p>30.01.2019,09:05</text:p>
          </table:table-cell>
          <table:table-cell office:value-type="float" office:value="20.394542000000001" table:style-name="ce1">
            <text:p>20.394542</text:p>
          </table:table-cell>
          <table:table-cell office:value-type="float" office:value="44.815592000000002" table:style-name="ce1">
            <text:p>44.81559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3497" table:style-name="ce1">
            <text:p>1243497</text:p>
          </table:table-cell>
          <table:table-cell office:value-type="string" table:style-name="ce1">
            <text:p>30.01.2019,07:00</text:p>
          </table:table-cell>
          <table:table-cell office:value-type="float" office:value="20.402450000000002" table:style-name="ce1">
            <text:p>20.40245</text:p>
          </table:table-cell>
          <table:table-cell office:value-type="float" office:value="44.82047" table:style-name="ce1">
            <text:p>44.8204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3976" table:style-name="ce1">
            <text:p>1243976</text:p>
          </table:table-cell>
          <table:table-cell office:value-type="string" table:style-name="ce1">
            <text:p>30.01.2019,14:00</text:p>
          </table:table-cell>
          <table:table-cell office:value-type="float" office:value="20.494993000000001" table:style-name="ce1">
            <text:p>20.494993</text:p>
          </table:table-cell>
          <table:table-cell office:value-type="float" office:value="44.793374" table:style-name="ce1">
            <text:p>44.79337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3553" table:style-name="ce1">
            <text:p>1243553</text:p>
          </table:table-cell>
          <table:table-cell office:value-type="string" table:style-name="ce1">
            <text:p>30.01.2019,13:00</text:p>
          </table:table-cell>
          <table:table-cell office:value-type="float" office:value="20.254596190000001" table:style-name="ce1">
            <text:p>20.25459619</text:p>
          </table:table-cell>
          <table:table-cell office:value-type="float" office:value="44.385967360000002" table:style-name="ce1">
            <text:p>44.3859673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3675" table:style-name="ce1">
            <text:p>1243675</text:p>
          </table:table-cell>
          <table:table-cell office:value-type="string" table:style-name="ce1">
            <text:p>30.01.2019,07:15</text:p>
          </table:table-cell>
          <table:table-cell office:value-type="float" office:value="20.369685" table:style-name="ce1">
            <text:p>20.369685</text:p>
          </table:table-cell>
          <table:table-cell office:value-type="float" office:value="44.724553" table:style-name="ce1">
            <text:p>44.72455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3906" table:style-name="ce1">
            <text:p>1243906</text:p>
          </table:table-cell>
          <table:table-cell office:value-type="string" table:style-name="ce1">
            <text:p>30.01.2019,08:15</text:p>
          </table:table-cell>
          <table:table-cell office:value-type="float" office:value="20.464210000000001" table:style-name="ce1">
            <text:p>20.46421</text:p>
          </table:table-cell>
          <table:table-cell office:value-type="float" office:value="44.881590000000003" table:style-name="ce1">
            <text:p>44.8815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3415" table:style-name="ce1">
            <text:p>1243415</text:p>
          </table:table-cell>
          <table:table-cell office:value-type="string" table:style-name="ce1">
            <text:p>30.01.2019,19:50</text:p>
          </table:table-cell>
          <table:table-cell office:value-type="float" office:value="20.503689999999999" table:style-name="ce1">
            <text:p>20.50369</text:p>
          </table:table-cell>
          <table:table-cell office:value-type="float" office:value="44.716949999999997" table:style-name="ce1">
            <text:p>44.7169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3417" table:style-name="ce1">
            <text:p>1243417</text:p>
          </table:table-cell>
          <table:table-cell office:value-type="string" table:style-name="ce1">
            <text:p>30.01.2019,17:30</text:p>
          </table:table-cell>
          <table:table-cell office:value-type="float" office:value="20.482379359999999" table:style-name="ce1">
            <text:p>20.48237936</text:p>
          </table:table-cell>
          <table:table-cell office:value-type="float" office:value="44.807976140000001" table:style-name="ce1">
            <text:p>44.8079761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desno ispred vozila koje nailazi sleva</text:p>
          </table:table-cell>
          <table:table-cell table:number-columns-repeated="16377"/>
        </table:table-row>
        <table:table-row table:style-name="ro1">
          <table:table-cell office:value-type="float" office:value="1243377" table:style-name="ce1">
            <text:p>1243377</text:p>
          </table:table-cell>
          <table:table-cell office:value-type="string" table:style-name="ce1">
            <text:p>30.01.2019,11:30</text:p>
          </table:table-cell>
          <table:table-cell office:value-type="float" office:value="20.406207999999999" table:style-name="ce1">
            <text:p>20.406208</text:p>
          </table:table-cell>
          <table:table-cell office:value-type="float" office:value="44.842806000000003" table:style-name="ce1">
            <text:p>44.84280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474" table:style-name="ce1">
            <text:p>1243474</text:p>
          </table:table-cell>
          <table:table-cell office:value-type="string" table:style-name="ce1">
            <text:p>31.01.2019,09:25</text:p>
          </table:table-cell>
          <table:table-cell office:value-type="float" office:value="20.457180000000001" table:style-name="ce1">
            <text:p>20.45718</text:p>
          </table:table-cell>
          <table:table-cell office:value-type="float" office:value="44.808660000000003" table:style-name="ce1">
            <text:p>44.8086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546" table:style-name="ce1">
            <text:p>1243546</text:p>
          </table:table-cell>
          <table:table-cell office:value-type="string" table:style-name="ce1">
            <text:p>31.01.2019,18:15</text:p>
          </table:table-cell>
          <table:table-cell office:value-type="float" office:value="20.439862999999999" table:style-name="ce1">
            <text:p>20.439863</text:p>
          </table:table-cell>
          <table:table-cell office:value-type="float" office:value="44.814391000000001" table:style-name="ce1">
            <text:p>44.81439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760" table:style-name="ce1">
            <text:p>1243760</text:p>
          </table:table-cell>
          <table:table-cell office:value-type="string" table:style-name="ce1">
            <text:p>31.01.2019,19:00</text:p>
          </table:table-cell>
          <table:table-cell office:value-type="float" office:value="20.452998999999998" table:style-name="ce1">
            <text:p>20.452999</text:p>
          </table:table-cell>
          <table:table-cell office:value-type="float" office:value="44.747591" table:style-name="ce1">
            <text:p>44.74759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896" table:style-name="ce1">
            <text:p>1243896</text:p>
          </table:table-cell>
          <table:table-cell office:value-type="string" table:style-name="ce1">
            <text:p>31.01.2019,11:00</text:p>
          </table:table-cell>
          <table:table-cell office:value-type="float" office:value="20.367785999999999" table:style-name="ce1">
            <text:p>20.367786</text:p>
          </table:table-cell>
          <table:table-cell office:value-type="float" office:value="44.835262" table:style-name="ce1">
            <text:p>44.83526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903" table:style-name="ce1">
            <text:p>1243903</text:p>
          </table:table-cell>
          <table:table-cell office:value-type="string" table:style-name="ce1">
            <text:p>31.01.2019,15:20</text:p>
          </table:table-cell>
          <table:table-cell office:value-type="float" office:value="20.448902" table:style-name="ce1">
            <text:p>20.448902</text:p>
          </table:table-cell>
          <table:table-cell office:value-type="float" office:value="44.744729" table:style-name="ce1">
            <text:p>44.74472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056" table:style-name="ce1">
            <text:p>1244056</text:p>
          </table:table-cell>
          <table:table-cell office:value-type="string" table:style-name="ce1">
            <text:p>31.01.2019,01:45</text:p>
          </table:table-cell>
          <table:table-cell office:value-type="float" office:value="20.40784" table:style-name="ce1">
            <text:p>20.40784</text:p>
          </table:table-cell>
          <table:table-cell office:value-type="float" office:value="44.777270000000001" table:style-name="ce1">
            <text:p>44.7772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631" table:style-name="ce1">
            <text:p>1243631</text:p>
          </table:table-cell>
          <table:table-cell office:value-type="string" table:style-name="ce1">
            <text:p>31.01.2019,02:00</text:p>
          </table:table-cell>
          <table:table-cell office:value-type="float" office:value="20.4862" table:style-name="ce1">
            <text:p>20.4862</text:p>
          </table:table-cell>
          <table:table-cell office:value-type="float" office:value="44.776094999999998" table:style-name="ce1">
            <text:p>44.77609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3612" table:style-name="ce1">
            <text:p>1243612</text:p>
          </table:table-cell>
          <table:table-cell office:value-type="string" table:style-name="ce1">
            <text:p>31.01.2019,12:30</text:p>
          </table:table-cell>
          <table:table-cell office:value-type="float" office:value="20.408629999999999" table:style-name="ce1">
            <text:p>20.40863</text:p>
          </table:table-cell>
          <table:table-cell office:value-type="float" office:value="44.825074000000001" table:style-name="ce1">
            <text:p>44.82507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3518" table:style-name="ce1">
            <text:p>1243518</text:p>
          </table:table-cell>
          <table:table-cell office:value-type="string" table:style-name="ce1">
            <text:p>31.01.2019,15:45</text:p>
          </table:table-cell>
          <table:table-cell office:value-type="float" office:value="20.359542999999999" table:style-name="ce1">
            <text:p>20.359543</text:p>
          </table:table-cell>
          <table:table-cell office:value-type="float" office:value="44.846890999999999" table:style-name="ce1">
            <text:p>44.84689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776" table:style-name="ce1">
            <text:p>1243776</text:p>
          </table:table-cell>
          <table:table-cell office:value-type="string" table:style-name="ce1">
            <text:p>31.01.2019,20:00</text:p>
          </table:table-cell>
          <table:table-cell office:value-type="float" office:value="20.637657000000001" table:style-name="ce1">
            <text:p>20.637657</text:p>
          </table:table-cell>
          <table:table-cell office:value-type="float" office:value="44.625861999999998" table:style-name="ce1">
            <text:p>44.62586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4621" table:style-name="ce1">
            <text:p>1244621</text:p>
          </table:table-cell>
          <table:table-cell office:value-type="string" table:style-name="ce1">
            <text:p>31.01.2019,20:00</text:p>
          </table:table-cell>
          <table:table-cell office:value-type="float" office:value="20.637657000000001" table:style-name="ce1">
            <text:p>20.637657</text:p>
          </table:table-cell>
          <table:table-cell office:value-type="float" office:value="44.625861999999998" table:style-name="ce1">
            <text:p>44.62586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3527" table:style-name="ce1">
            <text:p>1243527</text:p>
          </table:table-cell>
          <table:table-cell office:value-type="string" table:style-name="ce1">
            <text:p>31.01.2019,22:10</text:p>
          </table:table-cell>
          <table:table-cell office:value-type="float" office:value="20.491154000000002" table:style-name="ce1">
            <text:p>20.491154</text:p>
          </table:table-cell>
          <table:table-cell office:value-type="float" office:value="44.784045999999996" table:style-name="ce1">
            <text:p>44.78404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3524" table:style-name="ce1">
            <text:p>1243524</text:p>
          </table:table-cell>
          <table:table-cell office:value-type="string" table:style-name="ce1">
            <text:p>31.01.2019,22:00</text:p>
          </table:table-cell>
          <table:table-cell office:value-type="float" office:value="20.48349" table:style-name="ce1">
            <text:p>20.48349</text:p>
          </table:table-cell>
          <table:table-cell office:value-type="float" office:value="44.785159999999998" table:style-name="ce1">
            <text:p>44.7851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4139" table:style-name="ce1">
            <text:p>1244139</text:p>
          </table:table-cell>
          <table:table-cell office:value-type="string" table:style-name="ce1">
            <text:p>31.01.2019,19:20</text:p>
          </table:table-cell>
          <table:table-cell office:value-type="float" office:value="20.715401" table:style-name="ce1">
            <text:p>20.715401</text:p>
          </table:table-cell>
          <table:table-cell office:value-type="float" office:value="44.674202000000001" table:style-name="ce1">
            <text:p>44.67420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3508" table:style-name="ce1">
            <text:p>1243508</text:p>
          </table:table-cell>
          <table:table-cell office:value-type="string" table:style-name="ce1">
            <text:p>31.01.2019,16:40</text:p>
          </table:table-cell>
          <table:table-cell office:value-type="float" office:value="20.450361999999998" table:style-name="ce1">
            <text:p>20.450362</text:p>
          </table:table-cell>
          <table:table-cell office:value-type="float" office:value="44.748289" table:style-name="ce1">
            <text:p>44.74828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3490" table:style-name="ce1">
            <text:p>1243490</text:p>
          </table:table-cell>
          <table:table-cell office:value-type="string" table:style-name="ce1">
            <text:p>31.01.2019,09:30</text:p>
          </table:table-cell>
          <table:table-cell office:value-type="float" office:value="20.190930000000002" table:style-name="ce1">
            <text:p>20.19093</text:p>
          </table:table-cell>
          <table:table-cell office:value-type="float" office:value="44.647660000000002" table:style-name="ce1">
            <text:p>44.6476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3933" table:style-name="ce1">
            <text:p>1243933</text:p>
          </table:table-cell>
          <table:table-cell office:value-type="string" table:style-name="ce1">
            <text:p>31.01.2019,12:40</text:p>
          </table:table-cell>
          <table:table-cell office:value-type="float" office:value="20.359487000000001" table:style-name="ce1">
            <text:p>20.359487</text:p>
          </table:table-cell>
          <table:table-cell office:value-type="float" office:value="44.828333999999998" table:style-name="ce1">
            <text:p>44.82833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5047" table:style-name="ce1">
            <text:p>1245047</text:p>
          </table:table-cell>
          <table:table-cell office:value-type="string" table:style-name="ce1">
            <text:p>31.01.2019,18:00</text:p>
          </table:table-cell>
          <table:table-cell office:value-type="float" office:value="20.498640000000002" table:style-name="ce1">
            <text:p>20.49864</text:p>
          </table:table-cell>
          <table:table-cell office:value-type="float" office:value="44.797339999999998" table:style-name="ce1">
            <text:p>44.7973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– ostale situacije</text:p>
          </table:table-cell>
          <table:table-cell table:number-columns-repeated="16377"/>
        </table:table-row>
        <table:table-row table:style-name="ro1">
          <table:table-cell office:value-type="float" office:value="1243758" table:style-name="ce1">
            <text:p>1243758</text:p>
          </table:table-cell>
          <table:table-cell office:value-type="string" table:style-name="ce1">
            <text:p>31.01.2019,20:50</text:p>
          </table:table-cell>
          <table:table-cell office:value-type="float" office:value="20.406165999999999" table:style-name="ce1">
            <text:p>20.406166</text:p>
          </table:table-cell>
          <table:table-cell office:value-type="float" office:value="44.816375000000001" table:style-name="ce1">
            <text:p>44.81637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preko kolovoz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47233" table:style-name="ce1">
            <text:p>1247233</text:p>
          </table:table-cell>
          <table:table-cell office:value-type="string" table:style-name="ce1">
            <text:p>31.01.2019,21:00</text:p>
          </table:table-cell>
          <table:table-cell office:value-type="float" office:value="20.384442" table:style-name="ce1">
            <text:p>20.384442</text:p>
          </table:table-cell>
          <table:table-cell office:value-type="float" office:value="44.807803" table:style-name="ce1">
            <text:p>44.80780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sa skretanjem vozila udesno, u raskrsnici</text:p>
          </table:table-cell>
          <table:table-cell table:number-columns-repeated="16377"/>
        </table:table-row>
        <table:table-row table:style-name="ro1">
          <table:table-cell office:value-type="float" office:value="1243513" table:style-name="ce1">
            <text:p>1243513</text:p>
          </table:table-cell>
          <table:table-cell office:value-type="string" table:style-name="ce1">
            <text:p>31.01.2019,19:45</text:p>
          </table:table-cell>
          <table:table-cell office:value-type="float" office:value="20.479400999999999" table:style-name="ce1">
            <text:p>20.479401</text:p>
          </table:table-cell>
          <table:table-cell office:value-type="float" office:value="44.780313999999997" table:style-name="ce1">
            <text:p>44.78031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421" table:style-name="ce1">
            <text:p>1243421</text:p>
          </table:table-cell>
          <table:table-cell office:value-type="string" table:style-name="ce1">
            <text:p>31.01.2019,01:45</text:p>
          </table:table-cell>
          <table:table-cell office:value-type="float" office:value="20.485658999999998" table:style-name="ce1">
            <text:p>20.485659</text:p>
          </table:table-cell>
          <table:table-cell office:value-type="float" office:value="44.791265000000003" table:style-name="ce1">
            <text:p>44.79126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506" table:style-name="ce1">
            <text:p>1243506</text:p>
          </table:table-cell>
          <table:table-cell office:value-type="string" table:style-name="ce1">
            <text:p>31.01.2019,19:30</text:p>
          </table:table-cell>
          <table:table-cell office:value-type="float" office:value="20.365939999999998" table:style-name="ce1">
            <text:p>20.36594</text:p>
          </table:table-cell>
          <table:table-cell office:value-type="float" office:value="44.839010000000002" table:style-name="ce1">
            <text:p>44.8390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532" table:style-name="ce1">
            <text:p>1243532</text:p>
          </table:table-cell>
          <table:table-cell office:value-type="string" table:style-name="ce1">
            <text:p>31.01.2019,18:00</text:p>
          </table:table-cell>
          <table:table-cell office:value-type="float" office:value="20.479400999999999" table:style-name="ce1">
            <text:p>20.479401</text:p>
          </table:table-cell>
          <table:table-cell office:value-type="float" office:value="44.780313999999997" table:style-name="ce1">
            <text:p>44.78031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528" table:style-name="ce1">
            <text:p>1243528</text:p>
          </table:table-cell>
          <table:table-cell office:value-type="string" table:style-name="ce1">
            <text:p>31.01.2019,20:50</text:p>
          </table:table-cell>
          <table:table-cell office:value-type="float" office:value="20.394110000000001" table:style-name="ce1">
            <text:p>20.39411</text:p>
          </table:table-cell>
          <table:table-cell office:value-type="float" office:value="44.833849999999998" table:style-name="ce1">
            <text:p>44.8338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4221" table:style-name="ce1">
            <text:p>1244221</text:p>
          </table:table-cell>
          <table:table-cell office:value-type="string" table:style-name="ce1">
            <text:p>31.01.2019,17:30</text:p>
          </table:table-cell>
          <table:table-cell office:value-type="float" office:value="20.202055999999999" table:style-name="ce1">
            <text:p>20.202056</text:p>
          </table:table-cell>
          <table:table-cell office:value-type="float" office:value="44.846550999999998" table:style-name="ce1">
            <text:p>44.84655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4224" table:style-name="ce1">
            <text:p>1244224</text:p>
          </table:table-cell>
          <table:table-cell office:value-type="string" table:style-name="ce1">
            <text:p>31.01.2019,09:45</text:p>
          </table:table-cell>
          <table:table-cell office:value-type="float" office:value="20.344975999999999" table:style-name="ce1">
            <text:p>20.344976</text:p>
          </table:table-cell>
          <table:table-cell office:value-type="float" office:value="44.804136999999997" table:style-name="ce1">
            <text:p>44.80413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662" table:style-name="ce1">
            <text:p>1243662</text:p>
          </table:table-cell>
          <table:table-cell office:value-type="string" table:style-name="ce1">
            <text:p>31.01.2019,01:05</text:p>
          </table:table-cell>
          <table:table-cell office:value-type="float" office:value="20.541356" table:style-name="ce1">
            <text:p>20.541356</text:p>
          </table:table-cell>
          <table:table-cell office:value-type="float" office:value="44.824849999999998" table:style-name="ce1">
            <text:p>44.8248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44547" table:style-name="ce1">
            <text:p>1244547</text:p>
          </table:table-cell>
          <table:table-cell office:value-type="string" table:style-name="ce1">
            <text:p>31.01.2019,21:00</text:p>
          </table:table-cell>
          <table:table-cell office:value-type="float" office:value="20.554089999999999" table:style-name="ce1">
            <text:p>20.55409</text:p>
          </table:table-cell>
          <table:table-cell office:value-type="float" office:value="44.648415" table:style-name="ce1">
            <text:p>44.64841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42815" table:style-name="ce1">
            <text:p>1242815</text:p>
          </table:table-cell>
          <table:table-cell office:value-type="string" table:style-name="ce1">
            <text:p>31.01.2019,14:15</text:p>
          </table:table-cell>
          <table:table-cell office:value-type="float" office:value="20.470061999999999" table:style-name="ce1">
            <text:p>20.470062</text:p>
          </table:table-cell>
          <table:table-cell office:value-type="float" office:value="44.805853999999997" table:style-name="ce1">
            <text:p>44.80585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3533" table:style-name="ce1">
            <text:p>1243533</text:p>
          </table:table-cell>
          <table:table-cell office:value-type="string" table:style-name="ce1">
            <text:p>31.01.2019,22:00</text:p>
          </table:table-cell>
          <table:table-cell office:value-type="float" office:value="20.348503000000001" table:style-name="ce1">
            <text:p>20.348503</text:p>
          </table:table-cell>
          <table:table-cell office:value-type="float" office:value="44.805171999999999" table:style-name="ce1">
            <text:p>44.80517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3539" table:style-name="ce1">
            <text:p>1243539</text:p>
          </table:table-cell>
          <table:table-cell office:value-type="string" table:style-name="ce1">
            <text:p>31.01.2019,17:20</text:p>
          </table:table-cell>
          <table:table-cell office:value-type="float" office:value="20.384679999999999" table:style-name="ce1">
            <text:p>20.38468</text:p>
          </table:table-cell>
          <table:table-cell office:value-type="float" office:value="44.81879" table:style-name="ce1">
            <text:p>44.8187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3647" table:style-name="ce1">
            <text:p>1243647</text:p>
          </table:table-cell>
          <table:table-cell office:value-type="string" table:style-name="ce1">
            <text:p>31.01.2019,06:10</text:p>
          </table:table-cell>
          <table:table-cell office:value-type="float" office:value="20.456959999999999" table:style-name="ce1">
            <text:p>20.45696</text:p>
          </table:table-cell>
          <table:table-cell office:value-type="float" office:value="44.814309000000002" table:style-name="ce1">
            <text:p>44.81430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514" table:style-name="ce1">
            <text:p>1243514</text:p>
          </table:table-cell>
          <table:table-cell office:value-type="string" table:style-name="ce1">
            <text:p>31.01.2019,19:05</text:p>
          </table:table-cell>
          <table:table-cell office:value-type="float" office:value="20.455908999999998" table:style-name="ce1">
            <text:p>20.455909</text:p>
          </table:table-cell>
          <table:table-cell office:value-type="float" office:value="44.814627999999999" table:style-name="ce1">
            <text:p>44.81462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517" table:style-name="ce1">
            <text:p>1243517</text:p>
          </table:table-cell>
          <table:table-cell office:value-type="string" table:style-name="ce1">
            <text:p>31.01.2019,19:50</text:p>
          </table:table-cell>
          <table:table-cell office:value-type="float" office:value="20.413740000000001" table:style-name="ce1">
            <text:p>20.41374</text:p>
          </table:table-cell>
          <table:table-cell office:value-type="float" office:value="44.75356" table:style-name="ce1">
            <text:p>44.7535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040" table:style-name="ce1">
            <text:p>1244040</text:p>
          </table:table-cell>
          <table:table-cell office:value-type="string" table:style-name="ce1">
            <text:p>31.01.2019,12:30</text:p>
          </table:table-cell>
          <table:table-cell office:value-type="float" office:value="20.41328" table:style-name="ce1">
            <text:p>20.41328</text:p>
          </table:table-cell>
          <table:table-cell office:value-type="float" office:value="44.768520000000002" table:style-name="ce1">
            <text:p>44.7685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910" table:style-name="ce1">
            <text:p>1243910</text:p>
          </table:table-cell>
          <table:table-cell office:value-type="string" table:style-name="ce1">
            <text:p>31.01.2019,15:45</text:p>
          </table:table-cell>
          <table:table-cell office:value-type="float" office:value="20.423963000000001" table:style-name="ce1">
            <text:p>20.423963</text:p>
          </table:table-cell>
          <table:table-cell office:value-type="float" office:value="44.755246" table:style-name="ce1">
            <text:p>44.75524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881" table:style-name="ce1">
            <text:p>1243881</text:p>
          </table:table-cell>
          <table:table-cell office:value-type="string" table:style-name="ce1">
            <text:p>31.01.2019,18:00</text:p>
          </table:table-cell>
          <table:table-cell office:value-type="float" office:value="20.414615999999999" table:style-name="ce1">
            <text:p>20.414616</text:p>
          </table:table-cell>
          <table:table-cell office:value-type="float" office:value="44.840536999999998" table:style-name="ce1">
            <text:p>44.84053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641" table:style-name="ce1">
            <text:p>1243641</text:p>
          </table:table-cell>
          <table:table-cell office:value-type="string" table:style-name="ce1">
            <text:p>31.01.2019,14:00</text:p>
          </table:table-cell>
          <table:table-cell office:value-type="float" office:value="20.524605999999999" table:style-name="ce1">
            <text:p>20.524606</text:p>
          </table:table-cell>
          <table:table-cell office:value-type="float" office:value="44.747551000000001" table:style-name="ce1">
            <text:p>44.74755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čeoni sudar</text:p>
          </table:table-cell>
          <table:table-cell table:number-columns-repeated="16377"/>
        </table:table-row>
        <table:table-row table:style-name="ro1">
          <table:table-cell office:value-type="float" office:value="1243471" table:style-name="ce1">
            <text:p>1243471</text:p>
          </table:table-cell>
          <table:table-cell office:value-type="string" table:style-name="ce1">
            <text:p>31.01.2019,09:00</text:p>
          </table:table-cell>
          <table:table-cell office:value-type="float" office:value="20.461490000000001" table:style-name="ce1">
            <text:p>20.46149</text:p>
          </table:table-cell>
          <table:table-cell office:value-type="float" office:value="44.806820000000002" table:style-name="ce1">
            <text:p>44.8068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3548" table:style-name="ce1">
            <text:p>1243548</text:p>
          </table:table-cell>
          <table:table-cell office:value-type="string" table:style-name="ce1">
            <text:p>31.01.2019,14:10</text:p>
          </table:table-cell>
          <table:table-cell office:value-type="float" office:value="20.370830000000002" table:style-name="ce1">
            <text:p>20.37083</text:p>
          </table:table-cell>
          <table:table-cell office:value-type="float" office:value="44.845680000000002" table:style-name="ce1">
            <text:p>44.8456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3469" table:style-name="ce1">
            <text:p>1243469</text:p>
          </table:table-cell>
          <table:table-cell office:value-type="string" table:style-name="ce1">
            <text:p>31.01.2019,06:55</text:p>
          </table:table-cell>
          <table:table-cell office:value-type="float" office:value="20.48997" table:style-name="ce1">
            <text:p>20.48997</text:p>
          </table:table-cell>
          <table:table-cell office:value-type="float" office:value="44.795549999999999" table:style-name="ce1">
            <text:p>44.7955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3530" table:style-name="ce1">
            <text:p>1243530</text:p>
          </table:table-cell>
          <table:table-cell office:value-type="string" table:style-name="ce1">
            <text:p>31.01.2019,19:00</text:p>
          </table:table-cell>
          <table:table-cell office:value-type="float" office:value="20.462624999999999" table:style-name="ce1">
            <text:p>20.462625</text:p>
          </table:table-cell>
          <table:table-cell office:value-type="float" office:value="44.815097000000002" table:style-name="ce1">
            <text:p>44.81509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polukružno okretanje ispred drugog vozila</text:p>
          </table:table-cell>
          <table:table-cell table:number-columns-repeated="16377"/>
        </table:table-row>
        <table:table-row table:style-name="ro1">
          <table:table-cell office:value-type="float" office:value="1243521" table:style-name="ce1">
            <text:p>1243521</text:p>
          </table:table-cell>
          <table:table-cell office:value-type="string" table:style-name="ce1">
            <text:p>31.01.2019,17:50</text:p>
          </table:table-cell>
          <table:table-cell office:value-type="float" office:value="20.474329999999998" table:style-name="ce1">
            <text:p>20.47433</text:p>
          </table:table-cell>
          <table:table-cell office:value-type="float" office:value="44.805799999999998" table:style-name="ce1">
            <text:p>44.805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3603" table:style-name="ce1">
            <text:p>1243603</text:p>
          </table:table-cell>
          <table:table-cell office:value-type="string" table:style-name="ce1">
            <text:p>31.01.2019,08:45</text:p>
          </table:table-cell>
          <table:table-cell office:value-type="float" office:value="20.411856" table:style-name="ce1">
            <text:p>20.411856</text:p>
          </table:table-cell>
          <table:table-cell office:value-type="float" office:value="44.784669999999998" table:style-name="ce1">
            <text:p>44.7846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3649" table:style-name="ce1">
            <text:p>1243649</text:p>
          </table:table-cell>
          <table:table-cell office:value-type="string" table:style-name="ce1">
            <text:p>31.01.2019,10:06</text:p>
          </table:table-cell>
          <table:table-cell office:value-type="float" office:value="20.466681999999999" table:style-name="ce1">
            <text:p>20.466682</text:p>
          </table:table-cell>
          <table:table-cell office:value-type="float" office:value="44.802332" table:style-name="ce1">
            <text:p>44.80233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3522" table:style-name="ce1">
            <text:p>1243522</text:p>
          </table:table-cell>
          <table:table-cell office:value-type="string" table:style-name="ce1">
            <text:p>31.01.2019,18:55</text:p>
          </table:table-cell>
          <table:table-cell office:value-type="float" office:value="20.494949999999999" table:style-name="ce1">
            <text:p>20.49495</text:p>
          </table:table-cell>
          <table:table-cell office:value-type="float" office:value="44.798450000000003" table:style-name="ce1">
            <text:p>44.7984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3494" table:style-name="ce1">
            <text:p>1243494</text:p>
          </table:table-cell>
          <table:table-cell office:value-type="string" table:style-name="ce1">
            <text:p>31.01.2019,15:45</text:p>
          </table:table-cell>
          <table:table-cell office:value-type="float" office:value="20.54297" table:style-name="ce1">
            <text:p>20.54297</text:p>
          </table:table-cell>
          <table:table-cell office:value-type="float" office:value="44.777470000000001" table:style-name="ce1">
            <text:p>44.7774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3900" table:style-name="ce1">
            <text:p>1243900</text:p>
          </table:table-cell>
          <table:table-cell office:value-type="string" table:style-name="ce1">
            <text:p>31.01.2019,14:10</text:p>
          </table:table-cell>
          <table:table-cell office:value-type="float" office:value="20.452407000000001" table:style-name="ce1">
            <text:p>20.452407</text:p>
          </table:table-cell>
          <table:table-cell office:value-type="float" office:value="44.819428000000002" table:style-name="ce1">
            <text:p>44.81942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3637" table:style-name="ce1">
            <text:p>1243637</text:p>
          </table:table-cell>
          <table:table-cell office:value-type="string" table:style-name="ce1">
            <text:p>31.01.2019,13:00</text:p>
          </table:table-cell>
          <table:table-cell office:value-type="float" office:value="20.454836" table:style-name="ce1">
            <text:p>20.454836</text:p>
          </table:table-cell>
          <table:table-cell office:value-type="float" office:value="44.804586999999998" table:style-name="ce1">
            <text:p>44.80458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564" table:style-name="ce1">
            <text:p>1243564</text:p>
          </table:table-cell>
          <table:table-cell office:value-type="string" table:style-name="ce1">
            <text:p>01.02.2019,10:00</text:p>
          </table:table-cell>
          <table:table-cell office:value-type="float" office:value="20.472169999999998" table:style-name="ce1">
            <text:p>20.47217</text:p>
          </table:table-cell>
          <table:table-cell office:value-type="float" office:value="44.796739000000002" table:style-name="ce1">
            <text:p>44.79673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3748" table:style-name="ce1">
            <text:p>1243748</text:p>
          </table:table-cell>
          <table:table-cell office:value-type="string" table:style-name="ce1">
            <text:p>01.02.2019,10:30</text:p>
          </table:table-cell>
          <table:table-cell office:value-type="float" office:value="20.375599999999999" table:style-name="ce1">
            <text:p>20.3756</text:p>
          </table:table-cell>
          <table:table-cell office:value-type="float" office:value="44.858274999999999" table:style-name="ce1">
            <text:p>44.85827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3745" table:style-name="ce1">
            <text:p>1243745</text:p>
          </table:table-cell>
          <table:table-cell office:value-type="string" table:style-name="ce1">
            <text:p>01.02.2019,07:05</text:p>
          </table:table-cell>
          <table:table-cell office:value-type="float" office:value="20.422117" table:style-name="ce1">
            <text:p>20.422117</text:p>
          </table:table-cell>
          <table:table-cell office:value-type="float" office:value="44.762801000000003" table:style-name="ce1">
            <text:p>44.76280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3573" table:style-name="ce1">
            <text:p>1243573</text:p>
          </table:table-cell>
          <table:table-cell office:value-type="string" table:style-name="ce1">
            <text:p>01.02.2019,09:10</text:p>
          </table:table-cell>
          <table:table-cell office:value-type="float" office:value="20.398426000000001" table:style-name="ce1">
            <text:p>20.398426</text:p>
          </table:table-cell>
          <table:table-cell office:value-type="float" office:value="44.810816000000003" table:style-name="ce1">
            <text:p>44.81081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43706" table:style-name="ce1">
            <text:p>1243706</text:p>
          </table:table-cell>
          <table:table-cell office:value-type="string" table:style-name="ce1">
            <text:p>01.02.2019,11:20</text:p>
          </table:table-cell>
          <table:table-cell office:value-type="float" office:value="20.516030000000001" table:style-name="ce1">
            <text:p>20.51603</text:p>
          </table:table-cell>
          <table:table-cell office:value-type="float" office:value="44.789009999999998" table:style-name="ce1">
            <text:p>44.7890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43591" table:style-name="ce1">
            <text:p>1243591</text:p>
          </table:table-cell>
          <table:table-cell office:value-type="string" table:style-name="ce1">
            <text:p>01.02.2019,14:45</text:p>
          </table:table-cell>
          <table:table-cell office:value-type="float" office:value="20.279789999999998" table:style-name="ce1">
            <text:p>20.27979</text:p>
          </table:table-cell>
          <table:table-cell office:value-type="float" office:value="44.434229999999999" table:style-name="ce1">
            <text:p>44.4342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44128" table:style-name="ce1">
            <text:p>1244128</text:p>
          </table:table-cell>
          <table:table-cell office:value-type="string" table:style-name="ce1">
            <text:p>01.02.2019,13:30</text:p>
          </table:table-cell>
          <table:table-cell office:value-type="float" office:value="20.200369999999999" table:style-name="ce1">
            <text:p>20.20037</text:p>
          </table:table-cell>
          <table:table-cell office:value-type="float" office:value="44.653199999999998" table:style-name="ce1">
            <text:p>44.653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45651" table:style-name="ce1">
            <text:p>1245651</text:p>
          </table:table-cell>
          <table:table-cell office:value-type="string" table:style-name="ce1">
            <text:p>01.02.2019,12:20</text:p>
          </table:table-cell>
          <table:table-cell office:value-type="float" office:value="20.475989999999999" table:style-name="ce1">
            <text:p>20.47599</text:p>
          </table:table-cell>
          <table:table-cell office:value-type="float" office:value="44.760950999999999" table:style-name="ce1">
            <text:p>44.76095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44209" table:style-name="ce1">
            <text:p>1244209</text:p>
          </table:table-cell>
          <table:table-cell office:value-type="string" table:style-name="ce1">
            <text:p>01.02.2019,17:50</text:p>
          </table:table-cell>
          <table:table-cell office:value-type="float" office:value="20.471053000000001" table:style-name="ce1">
            <text:p>20.471053</text:p>
          </table:table-cell>
          <table:table-cell office:value-type="float" office:value="44.812683999999997" table:style-name="ce1">
            <text:p>44.81268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pri otvaranju vrata</text:p>
          </table:table-cell>
          <table:table-cell table:number-columns-repeated="16377"/>
        </table:table-row>
        <table:table-row table:style-name="ro1">
          <table:table-cell office:value-type="float" office:value="1243563" table:style-name="ce1">
            <text:p>1243563</text:p>
          </table:table-cell>
          <table:table-cell office:value-type="string" table:style-name="ce1">
            <text:p>01.02.2019,08:30</text:p>
          </table:table-cell>
          <table:table-cell office:value-type="float" office:value="20.530224" table:style-name="ce1">
            <text:p>20.530224</text:p>
          </table:table-cell>
          <table:table-cell office:value-type="float" office:value="44.797702999999998" table:style-name="ce1">
            <text:p>44.79770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633" table:style-name="ce1">
            <text:p>1243633</text:p>
          </table:table-cell>
          <table:table-cell office:value-type="string" table:style-name="ce1">
            <text:p>01.02.2019,17:30</text:p>
          </table:table-cell>
          <table:table-cell office:value-type="float" office:value="20.485469999999999" table:style-name="ce1">
            <text:p>20.48547</text:p>
          </table:table-cell>
          <table:table-cell office:value-type="float" office:value="44.761110000000002" table:style-name="ce1">
            <text:p>44.7611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575" table:style-name="ce1">
            <text:p>1243575</text:p>
          </table:table-cell>
          <table:table-cell office:value-type="string" table:style-name="ce1">
            <text:p>01.02.2019,13:15</text:p>
          </table:table-cell>
          <table:table-cell office:value-type="float" office:value="20.382180000000002" table:style-name="ce1">
            <text:p>20.38218</text:p>
          </table:table-cell>
          <table:table-cell office:value-type="float" office:value="44.800839000000003" table:style-name="ce1">
            <text:p>44.80083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stoji ili se kreće, sa kretanjem vozila unazad</text:p>
          </table:table-cell>
          <table:table-cell table:number-columns-repeated="16377"/>
        </table:table-row>
        <table:table-row table:style-name="ro1">
          <table:table-cell office:value-type="float" office:value="1245232" table:style-name="ce1">
            <text:p>1245232</text:p>
          </table:table-cell>
          <table:table-cell office:value-type="string" table:style-name="ce1">
            <text:p>01.02.2019,20:15</text:p>
          </table:table-cell>
          <table:table-cell office:value-type="float" office:value="20.402312999999999" table:style-name="ce1">
            <text:p>20.402313</text:p>
          </table:table-cell>
          <table:table-cell office:value-type="float" office:value="44.849272999999997" table:style-name="ce1">
            <text:p>44.84927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u raskrsnici, bez skretanja vozila</text:p>
          </table:table-cell>
          <table:table-cell table:number-columns-repeated="16377"/>
        </table:table-row>
        <table:table-row table:style-name="ro1">
          <table:table-cell office:value-type="float" office:value="1243554" table:style-name="ce1">
            <text:p>1243554</text:p>
          </table:table-cell>
          <table:table-cell office:value-type="string" table:style-name="ce1">
            <text:p>01.02.2019,07:25</text:p>
          </table:table-cell>
          <table:table-cell office:value-type="float" office:value="20.438479999999998" table:style-name="ce1">
            <text:p>20.43848</text:p>
          </table:table-cell>
          <table:table-cell office:value-type="float" office:value="44.74868" table:style-name="ce1">
            <text:p>44.7486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3632" table:style-name="ce1">
            <text:p>1243632</text:p>
          </table:table-cell>
          <table:table-cell office:value-type="string" table:style-name="ce1">
            <text:p>01.02.2019,21:10</text:p>
          </table:table-cell>
          <table:table-cell office:value-type="float" office:value="20.412856000000001" table:style-name="ce1">
            <text:p>20.412856</text:p>
          </table:table-cell>
          <table:table-cell office:value-type="float" office:value="44.784263000000003" table:style-name="ce1">
            <text:p>44.78426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3596" table:style-name="ce1">
            <text:p>1243596</text:p>
          </table:table-cell>
          <table:table-cell office:value-type="string" table:style-name="ce1">
            <text:p>01.02.2019,09:00</text:p>
          </table:table-cell>
          <table:table-cell office:value-type="float" office:value="20.461483999999999" table:style-name="ce1">
            <text:p>20.461484</text:p>
          </table:table-cell>
          <table:table-cell office:value-type="float" office:value="44.787061999999999" table:style-name="ce1">
            <text:p>44.78706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5387" table:style-name="ce1">
            <text:p>1245387</text:p>
          </table:table-cell>
          <table:table-cell office:value-type="string" table:style-name="ce1">
            <text:p>01.02.2019,16:50</text:p>
          </table:table-cell>
          <table:table-cell office:value-type="float" office:value="20.437182" table:style-name="ce1">
            <text:p>20.437182</text:p>
          </table:table-cell>
          <table:table-cell office:value-type="float" office:value="44.748944999999999" table:style-name="ce1">
            <text:p>44.74894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6228" table:style-name="ce1">
            <text:p>1246228</text:p>
          </table:table-cell>
          <table:table-cell office:value-type="string" table:style-name="ce1">
            <text:p>01.02.2019,22:03</text:p>
          </table:table-cell>
          <table:table-cell office:value-type="float" office:value="20.509457999999999" table:style-name="ce1">
            <text:p>20.509458</text:p>
          </table:table-cell>
          <table:table-cell office:value-type="float" office:value="44.792583999999998" table:style-name="ce1">
            <text:p>44.79258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3888" table:style-name="ce1">
            <text:p>1243888</text:p>
          </table:table-cell>
          <table:table-cell office:value-type="string" table:style-name="ce1">
            <text:p>01.02.2019,23:05</text:p>
          </table:table-cell>
          <table:table-cell office:value-type="float" office:value="20.489871999999998" table:style-name="ce1">
            <text:p>20.489872</text:p>
          </table:table-cell>
          <table:table-cell office:value-type="float" office:value="44.791592000000001" table:style-name="ce1">
            <text:p>44.79159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istom smeru uz skretanje</text:p>
          </table:table-cell>
          <table:table-cell table:number-columns-repeated="16377"/>
        </table:table-row>
        <table:table-row table:style-name="ro1">
          <table:table-cell office:value-type="float" office:value="1243739" table:style-name="ce1">
            <text:p>1243739</text:p>
          </table:table-cell>
          <table:table-cell office:value-type="string" table:style-name="ce1">
            <text:p>01.02.2019,10:30</text:p>
          </table:table-cell>
          <table:table-cell office:value-type="float" office:value="20.409120000000001" table:style-name="ce1">
            <text:p>20.40912</text:p>
          </table:table-cell>
          <table:table-cell office:value-type="float" office:value="44.772539999999999" table:style-name="ce1">
            <text:p>44.7725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učešćem najmanje dva vozila bez skretanja (bez podataka o smeru)</text:p>
          </table:table-cell>
          <table:table-cell table:number-columns-repeated="16377"/>
        </table:table-row>
        <table:table-row table:style-name="ro1">
          <table:table-cell office:value-type="float" office:value="1244534" table:style-name="ce1">
            <text:p>1244534</text:p>
          </table:table-cell>
          <table:table-cell office:value-type="string" table:style-name="ce1">
            <text:p>01.02.2019,19:10</text:p>
          </table:table-cell>
          <table:table-cell office:value-type="float" office:value="20.58342" table:style-name="ce1">
            <text:p>20.58342</text:p>
          </table:table-cell>
          <table:table-cell office:value-type="float" office:value="44.76735" table:style-name="ce1">
            <text:p>44.7673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životinja</text:p>
          </table:table-cell>
          <table:table-cell table:number-columns-repeated="16377"/>
        </table:table-row>
        <table:table-row table:style-name="ro1">
          <table:table-cell office:value-type="float" office:value="1243625" table:style-name="ce1">
            <text:p>1243625</text:p>
          </table:table-cell>
          <table:table-cell office:value-type="string" table:style-name="ce1">
            <text:p>01.02.2019,19:30</text:p>
          </table:table-cell>
          <table:table-cell office:value-type="float" office:value="20.25553" table:style-name="ce1">
            <text:p>20.25553</text:p>
          </table:table-cell>
          <table:table-cell office:value-type="float" office:value="44.38344" table:style-name="ce1">
            <text:p>44.3834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istom smeru uz skretanje</text:p>
          </table:table-cell>
          <table:table-cell table:number-columns-repeated="16377"/>
        </table:table-row>
        <table:table-row table:style-name="ro1">
          <table:table-cell office:value-type="float" office:value="1243703" table:style-name="ce1">
            <text:p>1243703</text:p>
          </table:table-cell>
          <table:table-cell office:value-type="string" table:style-name="ce1">
            <text:p>01.02.2019,10:30</text:p>
          </table:table-cell>
          <table:table-cell office:value-type="float" office:value="20.529596999999999" table:style-name="ce1">
            <text:p>20.529597</text:p>
          </table:table-cell>
          <table:table-cell office:value-type="float" office:value="44.716692000000002" table:style-name="ce1">
            <text:p>44.71669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istom smeru uz skretanje</text:p>
          </table:table-cell>
          <table:table-cell table:number-columns-repeated="16377"/>
        </table:table-row>
        <table:table-row table:style-name="ro1">
          <table:table-cell office:value-type="float" office:value="1244550" table:style-name="ce1">
            <text:p>1244550</text:p>
          </table:table-cell>
          <table:table-cell office:value-type="string" table:style-name="ce1">
            <text:p>01.02.2019,04:00</text:p>
          </table:table-cell>
          <table:table-cell office:value-type="float" office:value="20.379358" table:style-name="ce1">
            <text:p>20.379358</text:p>
          </table:table-cell>
          <table:table-cell office:value-type="float" office:value="44.850265999999998" table:style-name="ce1">
            <text:p>44.85026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41779" table:style-name="ce1">
            <text:p>1241779</text:p>
          </table:table-cell>
          <table:table-cell office:value-type="string" table:style-name="ce1">
            <text:p>01.02.2019,10:05</text:p>
          </table:table-cell>
          <table:table-cell office:value-type="float" office:value="20.3659976" table:style-name="ce1">
            <text:p>20.3659976</text:p>
          </table:table-cell>
          <table:table-cell office:value-type="float" office:value="44.839205399999997" table:style-name="ce1">
            <text:p>44.839205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3636" table:style-name="ce1">
            <text:p>1243636</text:p>
          </table:table-cell>
          <table:table-cell office:value-type="string" table:style-name="ce1">
            <text:p>01.02.2019,20:30</text:p>
          </table:table-cell>
          <table:table-cell office:value-type="float" office:value="20.485555999999999" table:style-name="ce1">
            <text:p>20.485556</text:p>
          </table:table-cell>
          <table:table-cell office:value-type="float" office:value="44.756950000000003" table:style-name="ce1">
            <text:p>44.7569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3882" table:style-name="ce1">
            <text:p>1243882</text:p>
          </table:table-cell>
          <table:table-cell office:value-type="string" table:style-name="ce1">
            <text:p>01.02.2019,18:45</text:p>
          </table:table-cell>
          <table:table-cell office:value-type="float" office:value="20.382995000000001" table:style-name="ce1">
            <text:p>20.382995</text:p>
          </table:table-cell>
          <table:table-cell office:value-type="float" office:value="44.810043" table:style-name="ce1">
            <text:p>44.81004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4272" table:style-name="ce1">
            <text:p>1244272</text:p>
          </table:table-cell>
          <table:table-cell office:value-type="string" table:style-name="ce1">
            <text:p>01.02.2019,18:25</text:p>
          </table:table-cell>
          <table:table-cell office:value-type="float" office:value="20.561931000000001" table:style-name="ce1">
            <text:p>20.561931</text:p>
          </table:table-cell>
          <table:table-cell office:value-type="float" office:value="44.766309999999997" table:style-name="ce1">
            <text:p>44.7663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6225" table:style-name="ce1">
            <text:p>1246225</text:p>
          </table:table-cell>
          <table:table-cell office:value-type="string" table:style-name="ce1">
            <text:p>01.02.2019,20:00</text:p>
          </table:table-cell>
          <table:table-cell office:value-type="float" office:value="20.447901000000002" table:style-name="ce1">
            <text:p>20.447901</text:p>
          </table:table-cell>
          <table:table-cell office:value-type="float" office:value="44.745010999999998" table:style-name="ce1">
            <text:p>44.74501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3560" table:style-name="ce1">
            <text:p>1243560</text:p>
          </table:table-cell>
          <table:table-cell office:value-type="string" table:style-name="ce1">
            <text:p>01.02.2019,09:30</text:p>
          </table:table-cell>
          <table:table-cell office:value-type="float" office:value="20.542719999999999" table:style-name="ce1">
            <text:p>20.54272</text:p>
          </table:table-cell>
          <table:table-cell office:value-type="float" office:value="44.853870000000001" table:style-name="ce1">
            <text:p>44.8538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43719" table:style-name="ce1">
            <text:p>1243719</text:p>
          </table:table-cell>
          <table:table-cell office:value-type="string" table:style-name="ce1">
            <text:p>01.02.2019,14:40</text:p>
          </table:table-cell>
          <table:table-cell office:value-type="float" office:value="20.493033" table:style-name="ce1">
            <text:p>20.493033</text:p>
          </table:table-cell>
          <table:table-cell office:value-type="float" office:value="44.794215999999999" table:style-name="ce1">
            <text:p>44.79421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710" table:style-name="ce1">
            <text:p>1243710</text:p>
          </table:table-cell>
          <table:table-cell office:value-type="string" table:style-name="ce1">
            <text:p>01.02.2019,11:40</text:p>
          </table:table-cell>
          <table:table-cell office:value-type="float" office:value="20.385012" table:style-name="ce1">
            <text:p>20.385012</text:p>
          </table:table-cell>
          <table:table-cell office:value-type="float" office:value="44.818644999999997" table:style-name="ce1">
            <text:p>44.81864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762" table:style-name="ce1">
            <text:p>1243762</text:p>
          </table:table-cell>
          <table:table-cell office:value-type="string" table:style-name="ce1">
            <text:p>01.02.2019,04:00</text:p>
          </table:table-cell>
          <table:table-cell office:value-type="float" office:value="20.492273999999998" table:style-name="ce1">
            <text:p>20.492274</text:p>
          </table:table-cell>
          <table:table-cell office:value-type="float" office:value="44.784537999999998" table:style-name="ce1">
            <text:p>44.78453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606" table:style-name="ce1">
            <text:p>1243606</text:p>
          </table:table-cell>
          <table:table-cell office:value-type="string" table:style-name="ce1">
            <text:p>01.02.2019,05:17</text:p>
          </table:table-cell>
          <table:table-cell office:value-type="float" office:value="20.520022000000001" table:style-name="ce1">
            <text:p>20.520022</text:p>
          </table:table-cell>
          <table:table-cell office:value-type="float" office:value="44.791865999999999" table:style-name="ce1">
            <text:p>44.79186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630" table:style-name="ce1">
            <text:p>1243630</text:p>
          </table:table-cell>
          <table:table-cell office:value-type="string" table:style-name="ce1">
            <text:p>01.02.2019,22:00</text:p>
          </table:table-cell>
          <table:table-cell office:value-type="float" office:value="20.350107000000001" table:style-name="ce1">
            <text:p>20.350107</text:p>
          </table:table-cell>
          <table:table-cell office:value-type="float" office:value="44.842965" table:style-name="ce1">
            <text:p>44.84296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4687" table:style-name="ce1">
            <text:p>1244687</text:p>
          </table:table-cell>
          <table:table-cell office:value-type="string" table:style-name="ce1">
            <text:p>01.02.2019,22:00</text:p>
          </table:table-cell>
          <table:table-cell office:value-type="float" office:value="20.681809999999999" table:style-name="ce1">
            <text:p>20.68181</text:p>
          </table:table-cell>
          <table:table-cell office:value-type="float" office:value="44.692549999999997" table:style-name="ce1">
            <text:p>44.6925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4763" table:style-name="ce1">
            <text:p>1244763</text:p>
          </table:table-cell>
          <table:table-cell office:value-type="string" table:style-name="ce1">
            <text:p>01.02.2019,18:00</text:p>
          </table:table-cell>
          <table:table-cell office:value-type="float" office:value="20.447897000000001" table:style-name="ce1">
            <text:p>20.447897</text:p>
          </table:table-cell>
          <table:table-cell office:value-type="float" office:value="44.745255999999998" table:style-name="ce1">
            <text:p>44.74525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bez prepreka na kolovozu na nepoznat, nespecificiran način</text:p>
          </table:table-cell>
          <table:table-cell table:number-columns-repeated="16377"/>
        </table:table-row>
        <table:table-row table:style-name="ro1">
          <table:table-cell office:value-type="float" office:value="1244765" table:style-name="ce1">
            <text:p>1244765</text:p>
          </table:table-cell>
          <table:table-cell office:value-type="string" table:style-name="ce1">
            <text:p>01.02.2019,21:00</text:p>
          </table:table-cell>
          <table:table-cell office:value-type="float" office:value="20.357631000000001" table:style-name="ce1">
            <text:p>20.357631</text:p>
          </table:table-cell>
          <table:table-cell office:value-type="float" office:value="44.807856999999998" table:style-name="ce1">
            <text:p>44.80785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bez prepreka na kolovozu na nepoznat, nespecificiran način</text:p>
          </table:table-cell>
          <table:table-cell table:number-columns-repeated="16377"/>
        </table:table-row>
        <table:table-row table:style-name="ro1">
          <table:table-cell office:value-type="float" office:value="1246286" table:style-name="ce1">
            <text:p>1246286</text:p>
          </table:table-cell>
          <table:table-cell office:value-type="string" table:style-name="ce1">
            <text:p>01.02.2019,14:00</text:p>
          </table:table-cell>
          <table:table-cell office:value-type="float" office:value="20.458919999999999" table:style-name="ce1">
            <text:p>20.45892</text:p>
          </table:table-cell>
          <table:table-cell office:value-type="float" office:value="44.828470000000003" table:style-name="ce1">
            <text:p>44.8284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bez prepreka na kolovozu na nepoznat, nespecificiran način</text:p>
          </table:table-cell>
          <table:table-cell table:number-columns-repeated="16377"/>
        </table:table-row>
        <table:table-row table:style-name="ro1">
          <table:table-cell office:value-type="float" office:value="1243735" table:style-name="ce1">
            <text:p>1243735</text:p>
          </table:table-cell>
          <table:table-cell office:value-type="string" table:style-name="ce1">
            <text:p>01.02.2019,15:30</text:p>
          </table:table-cell>
          <table:table-cell office:value-type="float" office:value="20.477530000000002" table:style-name="ce1">
            <text:p>20.47753</text:p>
          </table:table-cell>
          <table:table-cell office:value-type="float" office:value="44.807200000000002" table:style-name="ce1">
            <text:p>44.807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3610" table:style-name="ce1">
            <text:p>1243610</text:p>
          </table:table-cell>
          <table:table-cell office:value-type="string" table:style-name="ce1">
            <text:p>01.02.2019,18:45</text:p>
          </table:table-cell>
          <table:table-cell office:value-type="float" office:value="20.490048000000002" table:style-name="ce1">
            <text:p>20.490048</text:p>
          </table:table-cell>
          <table:table-cell office:value-type="float" office:value="44.795020999999998" table:style-name="ce1">
            <text:p>44.79502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4011" table:style-name="ce1">
            <text:p>1244011</text:p>
          </table:table-cell>
          <table:table-cell office:value-type="string" table:style-name="ce1">
            <text:p>01.02.2019,00:10</text:p>
          </table:table-cell>
          <table:table-cell office:value-type="float" office:value="20.458984999999998" table:style-name="ce1">
            <text:p>20.458985</text:p>
          </table:table-cell>
          <table:table-cell office:value-type="float" office:value="44.803012000000003" table:style-name="ce1">
            <text:p>44.80301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3898" table:style-name="ce1">
            <text:p>1243898</text:p>
          </table:table-cell>
          <table:table-cell office:value-type="string" table:style-name="ce1">
            <text:p>01.02.2019,13:39</text:p>
          </table:table-cell>
          <table:table-cell office:value-type="float" office:value="20.419747999999998" table:style-name="ce1">
            <text:p>20.419748</text:p>
          </table:table-cell>
          <table:table-cell office:value-type="float" office:value="44.727713000000001" table:style-name="ce1">
            <text:p>44.72771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6279" table:style-name="ce1">
            <text:p>1246279</text:p>
          </table:table-cell>
          <table:table-cell office:value-type="string" table:style-name="ce1">
            <text:p>01.02.2019,09:30</text:p>
          </table:table-cell>
          <table:table-cell office:value-type="float" office:value="20.436709" table:style-name="ce1">
            <text:p>20.436709</text:p>
          </table:table-cell>
          <table:table-cell office:value-type="float" office:value="44.817894000000003" table:style-name="ce1">
            <text:p>44.81789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6281" table:style-name="ce1">
            <text:p>1246281</text:p>
          </table:table-cell>
          <table:table-cell office:value-type="string" table:style-name="ce1">
            <text:p>01.02.2019,10:05</text:p>
          </table:table-cell>
          <table:table-cell office:value-type="float" office:value="20.424849999999999" table:style-name="ce1">
            <text:p>20.42485</text:p>
          </table:table-cell>
          <table:table-cell office:value-type="float" office:value="44.814869999999999" table:style-name="ce1">
            <text:p>44.8148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879" table:style-name="ce1">
            <text:p>1243879</text:p>
          </table:table-cell>
          <table:table-cell office:value-type="string" table:style-name="ce1">
            <text:p>01.02.2019,19:00</text:p>
          </table:table-cell>
          <table:table-cell office:value-type="float" office:value="20.412223999999998" table:style-name="ce1">
            <text:p>20.412224</text:p>
          </table:table-cell>
          <table:table-cell office:value-type="float" office:value="44.827179999999998" table:style-name="ce1">
            <text:p>44.8271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561" table:style-name="ce1">
            <text:p>1243561</text:p>
          </table:table-cell>
          <table:table-cell office:value-type="string" table:style-name="ce1">
            <text:p>01.02.2019,10:40</text:p>
          </table:table-cell>
          <table:table-cell office:value-type="float" office:value="20.493286999999999" table:style-name="ce1">
            <text:p>20.493287</text:p>
          </table:table-cell>
          <table:table-cell office:value-type="float" office:value="44.816631999999998" table:style-name="ce1">
            <text:p>44.81663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627" table:style-name="ce1">
            <text:p>1243627</text:p>
          </table:table-cell>
          <table:table-cell office:value-type="string" table:style-name="ce1">
            <text:p>01.02.2019,21:50</text:p>
          </table:table-cell>
          <table:table-cell office:value-type="float" office:value="20.400179999999999" table:style-name="ce1">
            <text:p>20.40018</text:p>
          </table:table-cell>
          <table:table-cell office:value-type="float" office:value="44.35192" table:style-name="ce1">
            <text:p>44.3519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579" table:style-name="ce1">
            <text:p>1243579</text:p>
          </table:table-cell>
          <table:table-cell office:value-type="string" table:style-name="ce1">
            <text:p>01.02.2019,15:10</text:p>
          </table:table-cell>
          <table:table-cell office:value-type="float" office:value="20.394456999999999" table:style-name="ce1">
            <text:p>20.394457</text:p>
          </table:table-cell>
          <table:table-cell office:value-type="float" office:value="44.814953000000003" table:style-name="ce1">
            <text:p>44.81495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6457" table:style-name="ce1">
            <text:p>1246457</text:p>
          </table:table-cell>
          <table:table-cell office:value-type="string" table:style-name="ce1">
            <text:p>01.02.2019,21:00</text:p>
          </table:table-cell>
          <table:table-cell office:value-type="float" office:value="20.477415000000001" table:style-name="ce1">
            <text:p>20.477415</text:p>
          </table:table-cell>
          <table:table-cell office:value-type="float" office:value="44.817146999999999" table:style-name="ce1">
            <text:p>44.81714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875" table:style-name="ce1">
            <text:p>1243875</text:p>
          </table:table-cell>
          <table:table-cell office:value-type="string" table:style-name="ce1">
            <text:p>01.02.2019,19:45</text:p>
          </table:table-cell>
          <table:table-cell office:value-type="float" office:value="20.467417000000001" table:style-name="ce1">
            <text:p>20.467417</text:p>
          </table:table-cell>
          <table:table-cell office:value-type="float" office:value="44.803595999999999" table:style-name="ce1">
            <text:p>44.80359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3729" table:style-name="ce1">
            <text:p>1243729</text:p>
          </table:table-cell>
          <table:table-cell office:value-type="string" table:style-name="ce1">
            <text:p>01.02.2019,11:50</text:p>
          </table:table-cell>
          <table:table-cell office:value-type="float" office:value="20.361612999999998" table:style-name="ce1">
            <text:p>20.361613</text:p>
          </table:table-cell>
          <table:table-cell office:value-type="float" office:value="44.853952" table:style-name="ce1">
            <text:p>44.85395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751" table:style-name="ce1">
            <text:p>1243751</text:p>
          </table:table-cell>
          <table:table-cell office:value-type="string" table:style-name="ce1">
            <text:p>01.02.2019,13:25</text:p>
          </table:table-cell>
          <table:table-cell office:value-type="float" office:value="20.279646" table:style-name="ce1">
            <text:p>20.279646</text:p>
          </table:table-cell>
          <table:table-cell office:value-type="float" office:value="44.831366000000003" table:style-name="ce1">
            <text:p>44.83136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736" table:style-name="ce1">
            <text:p>1243736</text:p>
          </table:table-cell>
          <table:table-cell office:value-type="string" table:style-name="ce1">
            <text:p>01.02.2019,11:20</text:p>
          </table:table-cell>
          <table:table-cell office:value-type="float" office:value="20.44454" table:style-name="ce1">
            <text:p>20.44454</text:p>
          </table:table-cell>
          <table:table-cell office:value-type="float" office:value="44.780799999999999" table:style-name="ce1">
            <text:p>44.780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890" table:style-name="ce1">
            <text:p>1243890</text:p>
          </table:table-cell>
          <table:table-cell office:value-type="string" table:style-name="ce1">
            <text:p>01.02.2019,22:00</text:p>
          </table:table-cell>
          <table:table-cell office:value-type="float" office:value="20.465149" table:style-name="ce1">
            <text:p>20.465149</text:p>
          </table:table-cell>
          <table:table-cell office:value-type="float" office:value="44.807219000000003" table:style-name="ce1">
            <text:p>44.80721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4342" table:style-name="ce1">
            <text:p>1244342</text:p>
          </table:table-cell>
          <table:table-cell office:value-type="string" table:style-name="ce1">
            <text:p>01.02.2019,17:05</text:p>
          </table:table-cell>
          <table:table-cell office:value-type="float" office:value="20.473611999999999" table:style-name="ce1">
            <text:p>20.473612</text:p>
          </table:table-cell>
          <table:table-cell office:value-type="float" office:value="44.804425000000002" table:style-name="ce1">
            <text:p>44.80442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3737" table:style-name="ce1">
            <text:p>1243737</text:p>
          </table:table-cell>
          <table:table-cell office:value-type="string" table:style-name="ce1">
            <text:p>01.02.2019,14:15</text:p>
          </table:table-cell>
          <table:table-cell office:value-type="float" office:value="20.422827999999999" table:style-name="ce1">
            <text:p>20.422828</text:p>
          </table:table-cell>
          <table:table-cell office:value-type="float" office:value="44.813462000000001" table:style-name="ce1">
            <text:p>44.81346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desno ispred vozila koje nailazi sleva</text:p>
          </table:table-cell>
          <table:table-cell table:number-columns-repeated="16377"/>
        </table:table-row>
        <table:table-row table:style-name="ro1">
          <table:table-cell office:value-type="float" office:value="1243707" table:style-name="ce1">
            <text:p>1243707</text:p>
          </table:table-cell>
          <table:table-cell office:value-type="string" table:style-name="ce1">
            <text:p>01.02.2019,09:30</text:p>
          </table:table-cell>
          <table:table-cell office:value-type="float" office:value="20.406164" table:style-name="ce1">
            <text:p>20.406164</text:p>
          </table:table-cell>
          <table:table-cell office:value-type="float" office:value="44.806227999999997" table:style-name="ce1">
            <text:p>44.80622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sleva</text:p>
          </table:table-cell>
          <table:table-cell table:number-columns-repeated="16377"/>
        </table:table-row>
        <table:table-row table:style-name="ro1">
          <table:table-cell office:value-type="float" office:value="1243614" table:style-name="ce1">
            <text:p>1243614</text:p>
          </table:table-cell>
          <table:table-cell office:value-type="string" table:style-name="ce1">
            <text:p>01.02.2019,20:10</text:p>
          </table:table-cell>
          <table:table-cell office:value-type="float" office:value="20.565550000000002" table:style-name="ce1">
            <text:p>20.56555</text:p>
          </table:table-cell>
          <table:table-cell office:value-type="float" office:value="44.859920000000002" table:style-name="ce1">
            <text:p>44.8599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3749" table:style-name="ce1">
            <text:p>1243749</text:p>
          </table:table-cell>
          <table:table-cell office:value-type="string" table:style-name="ce1">
            <text:p>01.02.2019,11:30</text:p>
          </table:table-cell>
          <table:table-cell office:value-type="float" office:value="20.434640999999999" table:style-name="ce1">
            <text:p>20.434641</text:p>
          </table:table-cell>
          <table:table-cell office:value-type="float" office:value="44.901414000000003" table:style-name="ce1">
            <text:p>44.90141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6285" table:style-name="ce1">
            <text:p>1246285</text:p>
          </table:table-cell>
          <table:table-cell office:value-type="string" table:style-name="ce1">
            <text:p>01.02.2019,12:10</text:p>
          </table:table-cell>
          <table:table-cell office:value-type="float" office:value="20.373100000000001" table:style-name="ce1">
            <text:p>20.3731</text:p>
          </table:table-cell>
          <table:table-cell office:value-type="float" office:value="44.798850000000002" table:style-name="ce1">
            <text:p>44.7988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3708" table:style-name="ce1">
            <text:p>1243708</text:p>
          </table:table-cell>
          <table:table-cell office:value-type="string" table:style-name="ce1">
            <text:p>01.02.2019,13:30</text:p>
          </table:table-cell>
          <table:table-cell office:value-type="float" office:value="20.274570000000001" table:style-name="ce1">
            <text:p>20.27457</text:p>
          </table:table-cell>
          <table:table-cell office:value-type="float" office:value="44.791809999999998" table:style-name="ce1">
            <text:p>44.7918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3708" table:style-name="ce1">
            <text:p>1243708</text:p>
          </table:table-cell>
          <table:table-cell office:value-type="string" table:style-name="ce1">
            <text:p>01.02.2019,13:30</text:p>
          </table:table-cell>
          <table:table-cell office:value-type="float" office:value="20.274570000000001" table:style-name="ce1">
            <text:p>20.27457</text:p>
          </table:table-cell>
          <table:table-cell office:value-type="float" office:value="44.791809999999998" table:style-name="ce1">
            <text:p>44.7918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3764" table:style-name="ce1">
            <text:p>1243764</text:p>
          </table:table-cell>
          <table:table-cell office:value-type="string" table:style-name="ce1">
            <text:p>02.02.2019,15:00</text:p>
          </table:table-cell>
          <table:table-cell office:value-type="float" office:value="20.38241" table:style-name="ce1">
            <text:p>20.38241</text:p>
          </table:table-cell>
          <table:table-cell office:value-type="float" office:value="44.778889999999997" table:style-name="ce1">
            <text:p>44.7788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694" table:style-name="ce1">
            <text:p>1243694</text:p>
          </table:table-cell>
          <table:table-cell office:value-type="string" table:style-name="ce1">
            <text:p>02.02.2019,11:00</text:p>
          </table:table-cell>
          <table:table-cell office:value-type="float" office:value="20.426337" table:style-name="ce1">
            <text:p>20.426337</text:p>
          </table:table-cell>
          <table:table-cell office:value-type="float" office:value="44.727601" table:style-name="ce1">
            <text:p>44.72760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3696" table:style-name="ce1">
            <text:p>1243696</text:p>
          </table:table-cell>
          <table:table-cell office:value-type="string" table:style-name="ce1">
            <text:p>02.02.2019,10:15</text:p>
          </table:table-cell>
          <table:table-cell office:value-type="float" office:value="20.429780999999998" table:style-name="ce1">
            <text:p>20.429781</text:p>
          </table:table-cell>
          <table:table-cell office:value-type="float" office:value="44.75403" table:style-name="ce1">
            <text:p>44.7540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447" table:style-name="ce1">
            <text:p>1244447</text:p>
          </table:table-cell>
          <table:table-cell office:value-type="string" table:style-name="ce1">
            <text:p>02.02.2019,23:15</text:p>
          </table:table-cell>
          <table:table-cell office:value-type="float" office:value="20.599399999999999" table:style-name="ce1">
            <text:p>20.5994</text:p>
          </table:table-cell>
          <table:table-cell office:value-type="float" office:value="44.458550000000002" table:style-name="ce1">
            <text:p>44.4585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728" table:style-name="ce1">
            <text:p>1243728</text:p>
          </table:table-cell>
          <table:table-cell office:value-type="string" table:style-name="ce1">
            <text:p>02.02.2019,19:30</text:p>
          </table:table-cell>
          <table:table-cell office:value-type="float" office:value="20.388695999999999" table:style-name="ce1">
            <text:p>20.388696</text:p>
          </table:table-cell>
          <table:table-cell office:value-type="float" office:value="44.829067000000002" table:style-name="ce1">
            <text:p>44.82906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712" table:style-name="ce1">
            <text:p>1243712</text:p>
          </table:table-cell>
          <table:table-cell office:value-type="string" table:style-name="ce1">
            <text:p>02.02.2019,11:45</text:p>
          </table:table-cell>
          <table:table-cell office:value-type="float" office:value="20.518284999999999" table:style-name="ce1">
            <text:p>20.518285</text:p>
          </table:table-cell>
          <table:table-cell office:value-type="float" office:value="44.808506000000001" table:style-name="ce1">
            <text:p>44.80850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984" table:style-name="ce1">
            <text:p>1243984</text:p>
          </table:table-cell>
          <table:table-cell office:value-type="string" table:style-name="ce1">
            <text:p>02.02.2019,18:44</text:p>
          </table:table-cell>
          <table:table-cell office:value-type="float" office:value="20.457370000000001" table:style-name="ce1">
            <text:p>20.45737</text:p>
          </table:table-cell>
          <table:table-cell office:value-type="float" office:value="44.815739999999998" table:style-name="ce1">
            <text:p>44.8157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3851" table:style-name="ce1">
            <text:p>1243851</text:p>
          </table:table-cell>
          <table:table-cell office:value-type="string" table:style-name="ce1">
            <text:p>02.02.2019,16:10</text:p>
          </table:table-cell>
          <table:table-cell office:value-type="float" office:value="20.41395" table:style-name="ce1">
            <text:p>20.41395</text:p>
          </table:table-cell>
          <table:table-cell office:value-type="float" office:value="44.776319999999998" table:style-name="ce1">
            <text:p>44.7763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učešćem najmanje dva vozila bez skretanja (bez podataka o smeru)</text:p>
          </table:table-cell>
          <table:table-cell table:number-columns-repeated="16377"/>
        </table:table-row>
        <table:table-row table:style-name="ro1">
          <table:table-cell office:value-type="float" office:value="1244076" table:style-name="ce1">
            <text:p>1244076</text:p>
          </table:table-cell>
          <table:table-cell office:value-type="string" table:style-name="ce1">
            <text:p>02.02.2019,21:30</text:p>
          </table:table-cell>
          <table:table-cell office:value-type="float" office:value="20.554127000000001" table:style-name="ce1">
            <text:p>20.554127</text:p>
          </table:table-cell>
          <table:table-cell office:value-type="float" office:value="44.772537" table:style-name="ce1">
            <text:p>44.77253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5020" table:style-name="ce1">
            <text:p>1245020</text:p>
          </table:table-cell>
          <table:table-cell office:value-type="string" table:style-name="ce1">
            <text:p>02.02.2019,19:15</text:p>
          </table:table-cell>
          <table:table-cell office:value-type="float" office:value="20.301891000000001" table:style-name="ce1">
            <text:p>20.301891</text:p>
          </table:table-cell>
          <table:table-cell office:value-type="float" office:value="44.562348999999998" table:style-name="ce1">
            <text:p>44.56234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životinja</text:p>
          </table:table-cell>
          <table:table-cell table:number-columns-repeated="16377"/>
        </table:table-row>
        <table:table-row table:style-name="ro1">
          <table:table-cell office:value-type="float" office:value="1243747" table:style-name="ce1">
            <text:p>1243747</text:p>
          </table:table-cell>
          <table:table-cell office:value-type="string" table:style-name="ce1">
            <text:p>02.02.2019,23:00</text:p>
          </table:table-cell>
          <table:table-cell office:value-type="float" office:value="20.329440999999999" table:style-name="ce1">
            <text:p>20.329441</text:p>
          </table:table-cell>
          <table:table-cell office:value-type="float" office:value="44.736314" table:style-name="ce1">
            <text:p>44.73631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na mestu na kome se izvode radovi na putu</text:p>
          </table:table-cell>
          <table:table-cell table:number-columns-repeated="16377"/>
        </table:table-row>
        <table:table-row table:style-name="ro1">
          <table:table-cell office:value-type="float" office:value="1243720" table:style-name="ce1">
            <text:p>1243720</text:p>
          </table:table-cell>
          <table:table-cell office:value-type="string" table:style-name="ce1">
            <text:p>02.02.2019,17:30</text:p>
          </table:table-cell>
          <table:table-cell office:value-type="float" office:value="20.469449999999998" table:style-name="ce1">
            <text:p>20.46945</text:p>
          </table:table-cell>
          <table:table-cell office:value-type="float" office:value="44.729377999999997" table:style-name="ce1">
            <text:p>44.72937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4004" table:style-name="ce1">
            <text:p>1244004</text:p>
          </table:table-cell>
          <table:table-cell office:value-type="string" table:style-name="ce1">
            <text:p>02.02.2019,20:00</text:p>
          </table:table-cell>
          <table:table-cell office:value-type="float" office:value="20.441168000000001" table:style-name="ce1">
            <text:p>20.441168</text:p>
          </table:table-cell>
          <table:table-cell office:value-type="float" office:value="44.745049000000002" table:style-name="ce1">
            <text:p>44.74504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4378" table:style-name="ce1">
            <text:p>1244378</text:p>
          </table:table-cell>
          <table:table-cell office:value-type="string" table:style-name="ce1">
            <text:p>02.02.2019,14:50</text:p>
          </table:table-cell>
          <table:table-cell office:value-type="float" office:value="20.456150000000001" table:style-name="ce1">
            <text:p>20.45615</text:p>
          </table:table-cell>
          <table:table-cell office:value-type="float" office:value="44.809660000000001" table:style-name="ce1">
            <text:p>44.8096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4110" table:style-name="ce1">
            <text:p>1244110</text:p>
          </table:table-cell>
          <table:table-cell office:value-type="string" table:style-name="ce1">
            <text:p>02.02.2019,22:00</text:p>
          </table:table-cell>
          <table:table-cell office:value-type="float" office:value="20.511619" table:style-name="ce1">
            <text:p>20.511619</text:p>
          </table:table-cell>
          <table:table-cell office:value-type="float" office:value="44.782195000000002" table:style-name="ce1">
            <text:p>44.78219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742" table:style-name="ce1">
            <text:p>1243742</text:p>
          </table:table-cell>
          <table:table-cell office:value-type="string" table:style-name="ce1">
            <text:p>02.02.2019,21:40</text:p>
          </table:table-cell>
          <table:table-cell office:value-type="float" office:value="20.550958000000001" table:style-name="ce1">
            <text:p>20.550958</text:p>
          </table:table-cell>
          <table:table-cell office:value-type="float" office:value="44.773521000000002" table:style-name="ce1">
            <text:p>44.77352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750" table:style-name="ce1">
            <text:p>1243750</text:p>
          </table:table-cell>
          <table:table-cell office:value-type="string" table:style-name="ce1">
            <text:p>02.02.2019,20:00</text:p>
          </table:table-cell>
          <table:table-cell office:value-type="float" office:value="20.496338999999999" table:style-name="ce1">
            <text:p>20.496339</text:p>
          </table:table-cell>
          <table:table-cell office:value-type="float" office:value="44.757176999999999" table:style-name="ce1">
            <text:p>44.75717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753" table:style-name="ce1">
            <text:p>1243753</text:p>
          </table:table-cell>
          <table:table-cell office:value-type="string" table:style-name="ce1">
            <text:p>02.02.2019,19:40</text:p>
          </table:table-cell>
          <table:table-cell office:value-type="float" office:value="20.531389999999998" table:style-name="ce1">
            <text:p>20.53139</text:p>
          </table:table-cell>
          <table:table-cell office:value-type="float" office:value="44.78922" table:style-name="ce1">
            <text:p>44.7892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715" table:style-name="ce1">
            <text:p>1243715</text:p>
          </table:table-cell>
          <table:table-cell office:value-type="string" table:style-name="ce1">
            <text:p>02.02.2019,13:40</text:p>
          </table:table-cell>
          <table:table-cell office:value-type="float" office:value="20.385093000000001" table:style-name="ce1">
            <text:p>20.385093</text:p>
          </table:table-cell>
          <table:table-cell office:value-type="float" office:value="44.81861" table:style-name="ce1">
            <text:p>44.8186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717" table:style-name="ce1">
            <text:p>1243717</text:p>
          </table:table-cell>
          <table:table-cell office:value-type="string" table:style-name="ce1">
            <text:p>02.02.2019,17:00</text:p>
          </table:table-cell>
          <table:table-cell office:value-type="float" office:value="20.441972" table:style-name="ce1">
            <text:p>20.441972</text:p>
          </table:table-cell>
          <table:table-cell office:value-type="float" office:value="44.744486999999999" table:style-name="ce1">
            <text:p>44.74448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5296" table:style-name="ce1">
            <text:p>1245296</text:p>
          </table:table-cell>
          <table:table-cell office:value-type="string" table:style-name="ce1">
            <text:p>02.02.2019,11:50</text:p>
          </table:table-cell>
          <table:table-cell office:value-type="float" office:value="20.393699999999999" table:style-name="ce1">
            <text:p>20.3937</text:p>
          </table:table-cell>
          <table:table-cell office:value-type="float" office:value="44.846093000000003" table:style-name="ce1">
            <text:p>44.84609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3716" table:style-name="ce1">
            <text:p>1243716</text:p>
          </table:table-cell>
          <table:table-cell office:value-type="string" table:style-name="ce1">
            <text:p>02.02.2019,14:00</text:p>
          </table:table-cell>
          <table:table-cell office:value-type="float" office:value="20.272098" table:style-name="ce1">
            <text:p>20.272098</text:p>
          </table:table-cell>
          <table:table-cell office:value-type="float" office:value="44.791437999999999" table:style-name="ce1">
            <text:p>44.79143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3829" table:style-name="ce1">
            <text:p>1243829</text:p>
          </table:table-cell>
          <table:table-cell office:value-type="string" table:style-name="ce1">
            <text:p>02.02.2019,14:15</text:p>
          </table:table-cell>
          <table:table-cell office:value-type="float" office:value="20.51444" table:style-name="ce1">
            <text:p>20.51444</text:p>
          </table:table-cell>
          <table:table-cell office:value-type="float" office:value="44.846080000000001" table:style-name="ce1">
            <text:p>44.8460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723" table:style-name="ce1">
            <text:p>1243723</text:p>
          </table:table-cell>
          <table:table-cell office:value-type="string" table:style-name="ce1">
            <text:p>02.02.2019,17:30</text:p>
          </table:table-cell>
          <table:table-cell office:value-type="float" office:value="20.503534999999999" table:style-name="ce1">
            <text:p>20.503535</text:p>
          </table:table-cell>
          <table:table-cell office:value-type="float" office:value="44.792704999999998" table:style-name="ce1">
            <text:p>44.79270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preticanje</text:p>
          </table:table-cell>
          <table:table-cell table:number-columns-repeated="16377"/>
        </table:table-row>
        <table:table-row table:style-name="ro1">
          <table:table-cell office:value-type="float" office:value="1243691" table:style-name="ce1">
            <text:p>1243691</text:p>
          </table:table-cell>
          <table:table-cell office:value-type="string" table:style-name="ce1">
            <text:p>02.02.2019,11:50</text:p>
          </table:table-cell>
          <table:table-cell office:value-type="float" office:value="20.474409999999999" table:style-name="ce1">
            <text:p>20.47441</text:p>
          </table:table-cell>
          <table:table-cell office:value-type="float" office:value="44.777529999999999" table:style-name="ce1">
            <text:p>44.7775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3693" table:style-name="ce1">
            <text:p>1243693</text:p>
          </table:table-cell>
          <table:table-cell office:value-type="string" table:style-name="ce1">
            <text:p>02.02.2019,13:10</text:p>
          </table:table-cell>
          <table:table-cell office:value-type="float" office:value="20.395253" table:style-name="ce1">
            <text:p>20.395253</text:p>
          </table:table-cell>
          <table:table-cell office:value-type="float" office:value="44.804431999999998" table:style-name="ce1">
            <text:p>44.80443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5295" table:style-name="ce1">
            <text:p>1245295</text:p>
          </table:table-cell>
          <table:table-cell office:value-type="string" table:style-name="ce1">
            <text:p>02.02.2019,08:20</text:p>
          </table:table-cell>
          <table:table-cell office:value-type="float" office:value="20.371376999999999" table:style-name="ce1">
            <text:p>20.371377</text:p>
          </table:table-cell>
          <table:table-cell office:value-type="float" office:value="44.817698" table:style-name="ce1">
            <text:p>44.81769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3734" table:style-name="ce1">
            <text:p>1243734</text:p>
          </table:table-cell>
          <table:table-cell office:value-type="string" table:style-name="ce1">
            <text:p>02.02.2019,17:40</text:p>
          </table:table-cell>
          <table:table-cell office:value-type="float" office:value="20.434778999999999" table:style-name="ce1">
            <text:p>20.434779</text:p>
          </table:table-cell>
          <table:table-cell office:value-type="float" office:value="44.814805999999997" table:style-name="ce1">
            <text:p>44.81480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sleva</text:p>
          </table:table-cell>
          <table:table-cell table:number-columns-repeated="16377"/>
        </table:table-row>
        <table:table-row table:style-name="ro1">
          <table:table-cell office:value-type="float" office:value="1243734" table:style-name="ce1">
            <text:p>1243734</text:p>
          </table:table-cell>
          <table:table-cell office:value-type="string" table:style-name="ce1">
            <text:p>02.02.2019,17:40</text:p>
          </table:table-cell>
          <table:table-cell office:value-type="float" office:value="20.434778999999999" table:style-name="ce1">
            <text:p>20.434779</text:p>
          </table:table-cell>
          <table:table-cell office:value-type="float" office:value="44.814805999999997" table:style-name="ce1">
            <text:p>44.81480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zdesna</text:p>
          </table:table-cell>
          <table:table-cell table:number-columns-repeated="16377"/>
        </table:table-row>
        <table:table-row table:style-name="ro1">
          <table:table-cell office:value-type="float" office:value="1243692" table:style-name="ce1">
            <text:p>1243692</text:p>
          </table:table-cell>
          <table:table-cell office:value-type="string" table:style-name="ce1">
            <text:p>02.02.2019,11:00</text:p>
          </table:table-cell>
          <table:table-cell office:value-type="float" office:value="20.459422" table:style-name="ce1">
            <text:p>20.459422</text:p>
          </table:table-cell>
          <table:table-cell office:value-type="float" office:value="44.709080999999998" table:style-name="ce1">
            <text:p>44.70908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zdesna</text:p>
          </table:table-cell>
          <table:table-cell table:number-columns-repeated="16377"/>
        </table:table-row>
        <table:table-row table:style-name="ro1">
          <table:table-cell office:value-type="float" office:value="1243872" table:style-name="ce1">
            <text:p>1243872</text:p>
          </table:table-cell>
          <table:table-cell office:value-type="string" table:style-name="ce1">
            <text:p>02.02.2019,15:05</text:p>
          </table:table-cell>
          <table:table-cell office:value-type="float" office:value="20.520119000000001" table:style-name="ce1">
            <text:p>20.520119</text:p>
          </table:table-cell>
          <table:table-cell office:value-type="float" office:value="44.816946999999999" table:style-name="ce1">
            <text:p>44.81694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zdesna</text:p>
          </table:table-cell>
          <table:table-cell table:number-columns-repeated="16377"/>
        </table:table-row>
        <table:table-row table:style-name="ro1">
          <table:table-cell office:value-type="float" office:value="1243744" table:style-name="ce1">
            <text:p>1243744</text:p>
          </table:table-cell>
          <table:table-cell office:value-type="string" table:style-name="ce1">
            <text:p>02.02.2019,19:40</text:p>
          </table:table-cell>
          <table:table-cell office:value-type="float" office:value="20.479279999999999" table:style-name="ce1">
            <text:p>20.47928</text:p>
          </table:table-cell>
          <table:table-cell office:value-type="float" office:value="44.811250000000001" table:style-name="ce1">
            <text:p>44.8112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5639" table:style-name="ce1">
            <text:p>1245639</text:p>
          </table:table-cell>
          <table:table-cell office:value-type="string" table:style-name="ce1">
            <text:p>02.02.2019,14:50</text:p>
          </table:table-cell>
          <table:table-cell office:value-type="float" office:value="20.408294999999999" table:style-name="ce1">
            <text:p>20.408295</text:p>
          </table:table-cell>
          <table:table-cell office:value-type="float" office:value="44.843491999999998" table:style-name="ce1">
            <text:p>44.84349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4364" table:style-name="ce1">
            <text:p>1244364</text:p>
          </table:table-cell>
          <table:table-cell office:value-type="string" table:style-name="ce1">
            <text:p>02.02.2019,07:00</text:p>
          </table:table-cell>
          <table:table-cell office:value-type="float" office:value="20.462009999999999" table:style-name="ce1">
            <text:p>20.46201</text:p>
          </table:table-cell>
          <table:table-cell office:value-type="float" office:value="44.80462" table:style-name="ce1">
            <text:p>44.8046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3686" table:style-name="ce1">
            <text:p>1243686</text:p>
          </table:table-cell>
          <table:table-cell office:value-type="string" table:style-name="ce1">
            <text:p>02.02.2019,10:30</text:p>
          </table:table-cell>
          <table:table-cell office:value-type="float" office:value="20.406500000000001" table:style-name="ce1">
            <text:p>20.4065</text:p>
          </table:table-cell>
          <table:table-cell office:value-type="float" office:value="44.830240000000003" table:style-name="ce1">
            <text:p>44.8302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3674" table:style-name="ce1">
            <text:p>1243674</text:p>
          </table:table-cell>
          <table:table-cell office:value-type="string" table:style-name="ce1">
            <text:p>02.02.2019,08:00</text:p>
          </table:table-cell>
          <table:table-cell office:value-type="float" office:value="20.41168" table:style-name="ce1">
            <text:p>20.41168</text:p>
          </table:table-cell>
          <table:table-cell office:value-type="float" office:value="44.823079999999997" table:style-name="ce1">
            <text:p>44.8230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060" table:style-name="ce1">
            <text:p>1244060</text:p>
          </table:table-cell>
          <table:table-cell office:value-type="string" table:style-name="ce1">
            <text:p>03.02.2019,19:00</text:p>
          </table:table-cell>
          <table:table-cell office:value-type="float" office:value="20.419180000000001" table:style-name="ce1">
            <text:p>20.41918</text:p>
          </table:table-cell>
          <table:table-cell office:value-type="float" office:value="44.785643" table:style-name="ce1">
            <text:p>44.78564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3864" table:style-name="ce1">
            <text:p>1243864</text:p>
          </table:table-cell>
          <table:table-cell office:value-type="string" table:style-name="ce1">
            <text:p>03.02.2019,18:00</text:p>
          </table:table-cell>
          <table:table-cell office:value-type="float" office:value="20.465986000000001" table:style-name="ce1">
            <text:p>20.465986</text:p>
          </table:table-cell>
          <table:table-cell office:value-type="float" office:value="44.802199999999999" table:style-name="ce1">
            <text:p>44.802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3782" table:style-name="ce1">
            <text:p>1243782</text:p>
          </table:table-cell>
          <table:table-cell office:value-type="string" table:style-name="ce1">
            <text:p>03.02.2019,05:50</text:p>
          </table:table-cell>
          <table:table-cell office:value-type="float" office:value="20.532879999999999" table:style-name="ce1">
            <text:p>20.53288</text:p>
          </table:table-cell>
          <table:table-cell office:value-type="float" office:value="44.789090000000002" table:style-name="ce1">
            <text:p>44.7890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802" table:style-name="ce1">
            <text:p>1243802</text:p>
          </table:table-cell>
          <table:table-cell office:value-type="string" table:style-name="ce1">
            <text:p>03.02.2019,13:00</text:p>
          </table:table-cell>
          <table:table-cell office:value-type="float" office:value="20.462422" table:style-name="ce1">
            <text:p>20.462422</text:p>
          </table:table-cell>
          <table:table-cell office:value-type="float" office:value="44.828944999999997" table:style-name="ce1">
            <text:p>44.82894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188" table:style-name="ce1">
            <text:p>1244188</text:p>
          </table:table-cell>
          <table:table-cell office:value-type="string" table:style-name="ce1">
            <text:p>03.02.2019,19:00</text:p>
          </table:table-cell>
          <table:table-cell office:value-type="float" office:value="20.519427" table:style-name="ce1">
            <text:p>20.519427</text:p>
          </table:table-cell>
          <table:table-cell office:value-type="float" office:value="44.802109999999999" table:style-name="ce1">
            <text:p>44.8021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sa skretanjem vozila ulevo, u raskrsnici</text:p>
          </table:table-cell>
          <table:table-cell table:number-columns-repeated="16377"/>
        </table:table-row>
        <table:table-row table:style-name="ro1">
          <table:table-cell office:value-type="float" office:value="1243897" table:style-name="ce1">
            <text:p>1243897</text:p>
          </table:table-cell>
          <table:table-cell office:value-type="string" table:style-name="ce1">
            <text:p>03.02.2019,19:25</text:p>
          </table:table-cell>
          <table:table-cell office:value-type="float" office:value="20.383009999999999" table:style-name="ce1">
            <text:p>20.38301</text:p>
          </table:table-cell>
          <table:table-cell office:value-type="float" office:value="44.842280000000002" table:style-name="ce1">
            <text:p>44.8422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van raskrsnice , bez skretanja vozila</text:p>
          </table:table-cell>
          <table:table-cell table:number-columns-repeated="16377"/>
        </table:table-row>
        <table:table-row table:style-name="ro1">
          <table:table-cell office:value-type="float" office:value="1243857" table:style-name="ce1">
            <text:p>1243857</text:p>
          </table:table-cell>
          <table:table-cell office:value-type="string" table:style-name="ce1">
            <text:p>03.02.2019,19:30</text:p>
          </table:table-cell>
          <table:table-cell office:value-type="float" office:value="20.406220000000001" table:style-name="ce1">
            <text:p>20.40622</text:p>
          </table:table-cell>
          <table:table-cell office:value-type="float" office:value="44.80753" table:style-name="ce1">
            <text:p>44.8075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van raskrsnice , bez skretanja vozila</text:p>
          </table:table-cell>
          <table:table-cell table:number-columns-repeated="16377"/>
        </table:table-row>
        <table:table-row table:style-name="ro1">
          <table:table-cell office:value-type="float" office:value="1243908" table:style-name="ce1">
            <text:p>1243908</text:p>
          </table:table-cell>
          <table:table-cell office:value-type="string" table:style-name="ce1">
            <text:p>03.02.2019,17:35</text:p>
          </table:table-cell>
          <table:table-cell office:value-type="float" office:value="20.55395" table:style-name="ce1">
            <text:p>20.55395</text:p>
          </table:table-cell>
          <table:table-cell office:value-type="float" office:value="44.772579999999998" table:style-name="ce1">
            <text:p>44.7725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van raskrsnice , bez skretanja vozila</text:p>
          </table:table-cell>
          <table:table-cell table:number-columns-repeated="16377"/>
        </table:table-row>
        <table:table-row table:style-name="ro1">
          <table:table-cell office:value-type="float" office:value="1244157" table:style-name="ce1">
            <text:p>1244157</text:p>
          </table:table-cell>
          <table:table-cell office:value-type="string" table:style-name="ce1">
            <text:p>03.02.2019,10:15</text:p>
          </table:table-cell>
          <table:table-cell office:value-type="float" office:value="20.467960000000001" table:style-name="ce1">
            <text:p>20.46796</text:p>
          </table:table-cell>
          <table:table-cell office:value-type="float" office:value="44.818049999999999" table:style-name="ce1">
            <text:p>44.8180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4281" table:style-name="ce1">
            <text:p>1244281</text:p>
          </table:table-cell>
          <table:table-cell office:value-type="string" table:style-name="ce1">
            <text:p>03.02.2019,02:15</text:p>
          </table:table-cell>
          <table:table-cell office:value-type="float" office:value="20.538374000000001" table:style-name="ce1">
            <text:p>20.538374</text:p>
          </table:table-cell>
          <table:table-cell office:value-type="float" office:value="44.820697000000003" table:style-name="ce1">
            <text:p>44.82069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4058" table:style-name="ce1">
            <text:p>1244058</text:p>
          </table:table-cell>
          <table:table-cell office:value-type="string" table:style-name="ce1">
            <text:p>03.02.2019,17:00</text:p>
          </table:table-cell>
          <table:table-cell office:value-type="float" office:value="20.569051000000002" table:style-name="ce1">
            <text:p>20.569051</text:p>
          </table:table-cell>
          <table:table-cell office:value-type="float" office:value="44.753162000000003" table:style-name="ce1">
            <text:p>44.75316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3804" table:style-name="ce1">
            <text:p>1243804</text:p>
          </table:table-cell>
          <table:table-cell office:value-type="string" table:style-name="ce1">
            <text:p>03.02.2019,15:30</text:p>
          </table:table-cell>
          <table:table-cell office:value-type="float" office:value="20.377482000000001" table:style-name="ce1">
            <text:p>20.377482</text:p>
          </table:table-cell>
          <table:table-cell office:value-type="float" office:value="44.85924" table:style-name="ce1">
            <text:p>44.8592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6316" table:style-name="ce1">
            <text:p>1246316</text:p>
          </table:table-cell>
          <table:table-cell office:value-type="string" table:style-name="ce1">
            <text:p>03.02.2019,13:40</text:p>
          </table:table-cell>
          <table:table-cell office:value-type="float" office:value="20.418489999999998" table:style-name="ce1">
            <text:p>20.41849</text:p>
          </table:table-cell>
          <table:table-cell office:value-type="float" office:value="44.831220000000002" table:style-name="ce1">
            <text:p>44.8312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4077" table:style-name="ce1">
            <text:p>1244077</text:p>
          </table:table-cell>
          <table:table-cell office:value-type="string" table:style-name="ce1">
            <text:p>03.02.2019,00:35</text:p>
          </table:table-cell>
          <table:table-cell office:value-type="float" office:value="20.448893999999999" table:style-name="ce1">
            <text:p>20.448894</text:p>
          </table:table-cell>
          <table:table-cell office:value-type="float" office:value="44.748016" table:style-name="ce1">
            <text:p>44.74801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3849" table:style-name="ce1">
            <text:p>1243849</text:p>
          </table:table-cell>
          <table:table-cell office:value-type="string" table:style-name="ce1">
            <text:p>03.02.2019,20:00</text:p>
          </table:table-cell>
          <table:table-cell office:value-type="float" office:value="20.20337" table:style-name="ce1">
            <text:p>20.20337</text:p>
          </table:table-cell>
          <table:table-cell office:value-type="float" office:value="44.661059999999999" table:style-name="ce1">
            <text:p>44.6610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44365" table:style-name="ce1">
            <text:p>1244365</text:p>
          </table:table-cell>
          <table:table-cell office:value-type="string" table:style-name="ce1">
            <text:p>03.02.2019,23:00</text:p>
          </table:table-cell>
          <table:table-cell office:value-type="float" office:value="20.447610000000001" table:style-name="ce1">
            <text:p>20.44761</text:p>
          </table:table-cell>
          <table:table-cell office:value-type="float" office:value="44.734859999999998" table:style-name="ce1">
            <text:p>44.7348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44200" table:style-name="ce1">
            <text:p>1244200</text:p>
          </table:table-cell>
          <table:table-cell office:value-type="string" table:style-name="ce1">
            <text:p>03.02.2019,19:45</text:p>
          </table:table-cell>
          <table:table-cell office:value-type="float" office:value="20.532879000000001" table:style-name="ce1">
            <text:p>20.532879</text:p>
          </table:table-cell>
          <table:table-cell office:value-type="float" office:value="44.789101000000002" table:style-name="ce1">
            <text:p>44.78910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4204" table:style-name="ce1">
            <text:p>1244204</text:p>
          </table:table-cell>
          <table:table-cell office:value-type="string" table:style-name="ce1">
            <text:p>03.02.2019,19:25</text:p>
          </table:table-cell>
          <table:table-cell office:value-type="float" office:value="20.534188" table:style-name="ce1">
            <text:p>20.534188</text:p>
          </table:table-cell>
          <table:table-cell office:value-type="float" office:value="44.775778000000003" table:style-name="ce1">
            <text:p>44.77577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4100" table:style-name="ce1">
            <text:p>1244100</text:p>
          </table:table-cell>
          <table:table-cell office:value-type="string" table:style-name="ce1">
            <text:p>03.02.2019,18:00</text:p>
          </table:table-cell>
          <table:table-cell office:value-type="float" office:value="20.442094000000001" table:style-name="ce1">
            <text:p>20.442094</text:p>
          </table:table-cell>
          <table:table-cell office:value-type="float" office:value="44.744315999999998" table:style-name="ce1">
            <text:p>44.74431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4103" table:style-name="ce1">
            <text:p>1244103</text:p>
          </table:table-cell>
          <table:table-cell office:value-type="string" table:style-name="ce1">
            <text:p>03.02.2019,17:00</text:p>
          </table:table-cell>
          <table:table-cell office:value-type="float" office:value="20.442094000000001" table:style-name="ce1">
            <text:p>20.442094</text:p>
          </table:table-cell>
          <table:table-cell office:value-type="float" office:value="44.744315999999998" table:style-name="ce1">
            <text:p>44.74431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3816" table:style-name="ce1">
            <text:p>1243816</text:p>
          </table:table-cell>
          <table:table-cell office:value-type="string" table:style-name="ce1">
            <text:p>03.02.2019,12:30</text:p>
          </table:table-cell>
          <table:table-cell office:value-type="float" office:value="20.388625999999999" table:style-name="ce1">
            <text:p>20.388626</text:p>
          </table:table-cell>
          <table:table-cell office:value-type="float" office:value="44.829106000000003" table:style-name="ce1">
            <text:p>44.82910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4061" table:style-name="ce1">
            <text:p>1244061</text:p>
          </table:table-cell>
          <table:table-cell office:value-type="string" table:style-name="ce1">
            <text:p>03.02.2019,19:15</text:p>
          </table:table-cell>
          <table:table-cell office:value-type="float" office:value="20.486792000000001" table:style-name="ce1">
            <text:p>20.486792</text:p>
          </table:table-cell>
          <table:table-cell office:value-type="float" office:value="44.817895" table:style-name="ce1">
            <text:p>44.81789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4063" table:style-name="ce1">
            <text:p>1244063</text:p>
          </table:table-cell>
          <table:table-cell office:value-type="string" table:style-name="ce1">
            <text:p>03.02.2019,22:44</text:p>
          </table:table-cell>
          <table:table-cell office:value-type="float" office:value="20.441972" table:style-name="ce1">
            <text:p>20.441972</text:p>
          </table:table-cell>
          <table:table-cell office:value-type="float" office:value="44.744486999999999" table:style-name="ce1">
            <text:p>44.74448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4066" table:style-name="ce1">
            <text:p>1244066</text:p>
          </table:table-cell>
          <table:table-cell office:value-type="string" table:style-name="ce1">
            <text:p>03.02.2019,21:20</text:p>
          </table:table-cell>
          <table:table-cell office:value-type="float" office:value="20.454440000000002" table:style-name="ce1">
            <text:p>20.45444</text:p>
          </table:table-cell>
          <table:table-cell office:value-type="float" office:value="44.82103" table:style-name="ce1">
            <text:p>44.8210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867" table:style-name="ce1">
            <text:p>1243867</text:p>
          </table:table-cell>
          <table:table-cell office:value-type="string" table:style-name="ce1">
            <text:p>03.02.2019,22:00</text:p>
          </table:table-cell>
          <table:table-cell office:value-type="float" office:value="20.355257999999999" table:style-name="ce1">
            <text:p>20.355258</text:p>
          </table:table-cell>
          <table:table-cell office:value-type="float" office:value="44.862271999999997" table:style-name="ce1">
            <text:p>44.86227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868" table:style-name="ce1">
            <text:p>1243868</text:p>
          </table:table-cell>
          <table:table-cell office:value-type="string" table:style-name="ce1">
            <text:p>03.02.2019,19:10</text:p>
          </table:table-cell>
          <table:table-cell office:value-type="float" office:value="20.384609999999999" table:style-name="ce1">
            <text:p>20.38461</text:p>
          </table:table-cell>
          <table:table-cell office:value-type="float" office:value="44.828617999999999" table:style-name="ce1">
            <text:p>44.82861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869" table:style-name="ce1">
            <text:p>1243869</text:p>
          </table:table-cell>
          <table:table-cell office:value-type="string" table:style-name="ce1">
            <text:p>03.02.2019,21:26</text:p>
          </table:table-cell>
          <table:table-cell office:value-type="float" office:value="20.465685000000001" table:style-name="ce1">
            <text:p>20.465685</text:p>
          </table:table-cell>
          <table:table-cell office:value-type="float" office:value="44.787381000000003" table:style-name="ce1">
            <text:p>44.78738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3871" table:style-name="ce1">
            <text:p>1243871</text:p>
          </table:table-cell>
          <table:table-cell office:value-type="string" table:style-name="ce1">
            <text:p>03.02.2019,23:10</text:p>
          </table:table-cell>
          <table:table-cell office:value-type="float" office:value="20.380151999999999" table:style-name="ce1">
            <text:p>20.380152</text:p>
          </table:table-cell>
          <table:table-cell office:value-type="float" office:value="44.812809000000001" table:style-name="ce1">
            <text:p>44.81280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4395" table:style-name="ce1">
            <text:p>1244395</text:p>
          </table:table-cell>
          <table:table-cell office:value-type="string" table:style-name="ce1">
            <text:p>03.02.2019,19:00</text:p>
          </table:table-cell>
          <table:table-cell office:value-type="float" office:value="20.480910000000002" table:style-name="ce1">
            <text:p>20.48091</text:p>
          </table:table-cell>
          <table:table-cell office:value-type="float" office:value="44.783720000000002" table:style-name="ce1">
            <text:p>44.7837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4424" table:style-name="ce1">
            <text:p>1244424</text:p>
          </table:table-cell>
          <table:table-cell office:value-type="string" table:style-name="ce1">
            <text:p>03.02.2019,14:45</text:p>
          </table:table-cell>
          <table:table-cell office:value-type="float" office:value="20.413568000000001" table:style-name="ce1">
            <text:p>20.413568</text:p>
          </table:table-cell>
          <table:table-cell office:value-type="float" office:value="44.804124000000002" table:style-name="ce1">
            <text:p>44.80412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970" table:style-name="ce1">
            <text:p>1243970</text:p>
          </table:table-cell>
          <table:table-cell office:value-type="string" table:style-name="ce1">
            <text:p>03.02.2019,13:10</text:p>
          </table:table-cell>
          <table:table-cell office:value-type="float" office:value="20.468451999999999" table:style-name="ce1">
            <text:p>20.468452</text:p>
          </table:table-cell>
          <table:table-cell office:value-type="float" office:value="44.779988000000003" table:style-name="ce1">
            <text:p>44.77998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862" table:style-name="ce1">
            <text:p>1243862</text:p>
          </table:table-cell>
          <table:table-cell office:value-type="string" table:style-name="ce1">
            <text:p>03.02.2019,18:00</text:p>
          </table:table-cell>
          <table:table-cell office:value-type="float" office:value="20.379124000000001" table:style-name="ce1">
            <text:p>20.379124</text:p>
          </table:table-cell>
          <table:table-cell office:value-type="float" office:value="44.849288000000001" table:style-name="ce1">
            <text:p>44.84928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836" table:style-name="ce1">
            <text:p>1243836</text:p>
          </table:table-cell>
          <table:table-cell office:value-type="string" table:style-name="ce1">
            <text:p>03.02.2019,17:50</text:p>
          </table:table-cell>
          <table:table-cell office:value-type="float" office:value="20.490030000000001" table:style-name="ce1">
            <text:p>20.49003</text:p>
          </table:table-cell>
          <table:table-cell office:value-type="float" office:value="44.795045000000002" table:style-name="ce1">
            <text:p>44.79504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892" table:style-name="ce1">
            <text:p>1243892</text:p>
          </table:table-cell>
          <table:table-cell office:value-type="string" table:style-name="ce1">
            <text:p>03.02.2019,20:45</text:p>
          </table:table-cell>
          <table:table-cell office:value-type="float" office:value="20.35371" table:style-name="ce1">
            <text:p>20.35371</text:p>
          </table:table-cell>
          <table:table-cell office:value-type="float" office:value="44.806789999999999" table:style-name="ce1">
            <text:p>44.8067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059" table:style-name="ce1">
            <text:p>1244059</text:p>
          </table:table-cell>
          <table:table-cell office:value-type="string" table:style-name="ce1">
            <text:p>03.02.2019,23:00</text:p>
          </table:table-cell>
          <table:table-cell office:value-type="float" office:value="20.501412999999999" table:style-name="ce1">
            <text:p>20.501413</text:p>
          </table:table-cell>
          <table:table-cell office:value-type="float" office:value="44.783369999999998" table:style-name="ce1">
            <text:p>44.7833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796" table:style-name="ce1">
            <text:p>1243796</text:p>
          </table:table-cell>
          <table:table-cell office:value-type="string" table:style-name="ce1">
            <text:p>03.02.2019,12:30</text:p>
          </table:table-cell>
          <table:table-cell office:value-type="float" office:value="20.504339999999999" table:style-name="ce1">
            <text:p>20.50434</text:p>
          </table:table-cell>
          <table:table-cell office:value-type="float" office:value="44.783107999999999" table:style-name="ce1">
            <text:p>44.78310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203" table:style-name="ce1">
            <text:p>1244203</text:p>
          </table:table-cell>
          <table:table-cell office:value-type="string" table:style-name="ce1">
            <text:p>03.02.2019,17:45</text:p>
          </table:table-cell>
          <table:table-cell office:value-type="float" office:value="20.362739999999999" table:style-name="ce1">
            <text:p>20.36274</text:p>
          </table:table-cell>
          <table:table-cell office:value-type="float" office:value="44.853110000000001" table:style-name="ce1">
            <text:p>44.8531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132" table:style-name="ce1">
            <text:p>1244132</text:p>
          </table:table-cell>
          <table:table-cell office:value-type="string" table:style-name="ce1">
            <text:p>03.02.2019,04:15</text:p>
          </table:table-cell>
          <table:table-cell office:value-type="float" office:value="20.206160000000001" table:style-name="ce1">
            <text:p>20.20616</text:p>
          </table:table-cell>
          <table:table-cell office:value-type="float" office:value="44.65737" table:style-name="ce1">
            <text:p>44.6573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zdesna</text:p>
          </table:table-cell>
          <table:table-cell table:number-columns-repeated="16377"/>
        </table:table-row>
        <table:table-row table:style-name="ro1">
          <table:table-cell office:value-type="float" office:value="1244189" table:style-name="ce1">
            <text:p>1244189</text:p>
          </table:table-cell>
          <table:table-cell office:value-type="string" table:style-name="ce1">
            <text:p>03.02.2019,23:45</text:p>
          </table:table-cell>
          <table:table-cell office:value-type="float" office:value="20.39939" table:style-name="ce1">
            <text:p>20.39939</text:p>
          </table:table-cell>
          <table:table-cell office:value-type="float" office:value="44.852249999999998" table:style-name="ce1">
            <text:p>44.8522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desno ispred vozila koje nailazi sleva</text:p>
          </table:table-cell>
          <table:table-cell table:number-columns-repeated="16377"/>
        </table:table-row>
        <table:table-row table:style-name="ro1">
          <table:table-cell office:value-type="float" office:value="1243956" table:style-name="ce1">
            <text:p>1243956</text:p>
          </table:table-cell>
          <table:table-cell office:value-type="string" table:style-name="ce1">
            <text:p>03.02.2019,12:45</text:p>
          </table:table-cell>
          <table:table-cell office:value-type="float" office:value="20.369240999999999" table:style-name="ce1">
            <text:p>20.369241</text:p>
          </table:table-cell>
          <table:table-cell office:value-type="float" office:value="44.809438" table:style-name="ce1">
            <text:p>44.80943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desno – čeoni sudar sa vozilom koje nailazi zdesna</text:p>
          </table:table-cell>
          <table:table-cell table:number-columns-repeated="16377"/>
        </table:table-row>
        <table:table-row table:style-name="ro1">
          <table:table-cell office:value-type="float" office:value="1244111" table:style-name="ce1">
            <text:p>1244111</text:p>
          </table:table-cell>
          <table:table-cell office:value-type="string" table:style-name="ce1">
            <text:p>03.02.2019,04:50</text:p>
          </table:table-cell>
          <table:table-cell office:value-type="float" office:value="20.519517" table:style-name="ce1">
            <text:p>20.519517</text:p>
          </table:table-cell>
          <table:table-cell office:value-type="float" office:value="44.810029" table:style-name="ce1">
            <text:p>44.81002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4075" table:style-name="ce1">
            <text:p>1244075</text:p>
          </table:table-cell>
          <table:table-cell office:value-type="string" table:style-name="ce1">
            <text:p>03.02.2019,20:00</text:p>
          </table:table-cell>
          <table:table-cell office:value-type="float" office:value="20.409787000000001" table:style-name="ce1">
            <text:p>20.409787</text:p>
          </table:table-cell>
          <table:table-cell office:value-type="float" office:value="44.771625999999998" table:style-name="ce1">
            <text:p>44.77162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3865" table:style-name="ce1">
            <text:p>1243865</text:p>
          </table:table-cell>
          <table:table-cell office:value-type="string" table:style-name="ce1">
            <text:p>03.02.2019,19:30</text:p>
          </table:table-cell>
          <table:table-cell office:value-type="float" office:value="20.370967" table:style-name="ce1">
            <text:p>20.370967</text:p>
          </table:table-cell>
          <table:table-cell office:value-type="float" office:value="44.797656000000003" table:style-name="ce1">
            <text:p>44.79765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4363" table:style-name="ce1">
            <text:p>1244363</text:p>
          </table:table-cell>
          <table:table-cell office:value-type="string" table:style-name="ce1">
            <text:p>03.02.2019,18:45</text:p>
          </table:table-cell>
          <table:table-cell office:value-type="float" office:value="20.489933000000001" table:style-name="ce1">
            <text:p>20.489933</text:p>
          </table:table-cell>
          <table:table-cell office:value-type="float" office:value="44.762951999999999" table:style-name="ce1">
            <text:p>44.76295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3973" table:style-name="ce1">
            <text:p>1243973</text:p>
          </table:table-cell>
          <table:table-cell office:value-type="string" table:style-name="ce1">
            <text:p>03.02.2019,13:20</text:p>
          </table:table-cell>
          <table:table-cell office:value-type="float" office:value="20.455929999999999" table:style-name="ce1">
            <text:p>20.45593</text:p>
          </table:table-cell>
          <table:table-cell office:value-type="float" office:value="44.802219999999998" table:style-name="ce1">
            <text:p>44.8022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5311" table:style-name="ce1">
            <text:p>1245311</text:p>
          </table:table-cell>
          <table:table-cell office:value-type="string" table:style-name="ce1">
            <text:p>03.02.2019,11:45</text:p>
          </table:table-cell>
          <table:table-cell office:value-type="float" office:value="20.217822000000002" table:style-name="ce1">
            <text:p>20.217822</text:p>
          </table:table-cell>
          <table:table-cell office:value-type="float" office:value="44.842554" table:style-name="ce1">
            <text:p>44.84255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3983" table:style-name="ce1">
            <text:p>1243983</text:p>
          </table:table-cell>
          <table:table-cell office:value-type="string" table:style-name="ce1">
            <text:p>03.02.2019,04:10</text:p>
          </table:table-cell>
          <table:table-cell office:value-type="float" office:value="20.461065000000001" table:style-name="ce1">
            <text:p>20.461065</text:p>
          </table:table-cell>
          <table:table-cell office:value-type="float" office:value="44.813104000000003" table:style-name="ce1">
            <text:p>44.81310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udar u sustizanju</text:p>
          </table:table-cell>
          <table:table-cell table:number-columns-repeated="16377"/>
        </table:table-row>
        <table:table-row table:style-name="ro1">
          <table:table-cell office:value-type="float" office:value="1243787" table:style-name="ce1">
            <text:p>1243787</text:p>
          </table:table-cell>
          <table:table-cell office:value-type="string" table:style-name="ce1">
            <text:p>03.02.2019,11:05</text:p>
          </table:table-cell>
          <table:table-cell office:value-type="float" office:value="20.478439999999999" table:style-name="ce1">
            <text:p>20.47844</text:p>
          </table:table-cell>
          <table:table-cell office:value-type="float" office:value="44.770420000000001" table:style-name="ce1">
            <text:p>44.7704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polukružno okretanje ispred drugog vozila</text:p>
          </table:table-cell>
          <table:table-cell table:number-columns-repeated="16377"/>
        </table:table-row>
        <table:table-row table:style-name="ro1">
          <table:table-cell office:value-type="float" office:value="1244597" table:style-name="ce1">
            <text:p>1244597</text:p>
          </table:table-cell>
          <table:table-cell office:value-type="string" table:style-name="ce1">
            <text:p>03.02.2019,14:30</text:p>
          </table:table-cell>
          <table:table-cell office:value-type="float" office:value="20.458666999999998" table:style-name="ce1">
            <text:p>20.458667</text:p>
          </table:table-cell>
          <table:table-cell office:value-type="float" office:value="44.779510000000002" table:style-name="ce1">
            <text:p>44.7795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3873" table:style-name="ce1">
            <text:p>1243873</text:p>
          </table:table-cell>
          <table:table-cell office:value-type="string" table:style-name="ce1">
            <text:p>03.02.2019,16:30</text:p>
          </table:table-cell>
          <table:table-cell office:value-type="float" office:value="20.487348000000001" table:style-name="ce1">
            <text:p>20.487348</text:p>
          </table:table-cell>
          <table:table-cell office:value-type="float" office:value="44.804025000000003" table:style-name="ce1">
            <text:p>44.80402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552" table:style-name="ce1">
            <text:p>1244552</text:p>
          </table:table-cell>
          <table:table-cell office:value-type="string" table:style-name="ce1">
            <text:p>04.02.2019,08:30</text:p>
          </table:table-cell>
          <table:table-cell office:value-type="float" office:value="20.434163999999999" table:style-name="ce1">
            <text:p>20.434164</text:p>
          </table:table-cell>
          <table:table-cell office:value-type="float" office:value="44.738542000000002" table:style-name="ce1">
            <text:p>44.73854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231" table:style-name="ce1">
            <text:p>1244231</text:p>
          </table:table-cell>
          <table:table-cell office:value-type="string" table:style-name="ce1">
            <text:p>04.02.2019,16:40</text:p>
          </table:table-cell>
          <table:table-cell office:value-type="float" office:value="20.468433000000001" table:style-name="ce1">
            <text:p>20.468433</text:p>
          </table:table-cell>
          <table:table-cell office:value-type="float" office:value="44.779563000000003" table:style-name="ce1">
            <text:p>44.77956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6399" table:style-name="ce1">
            <text:p>1246399</text:p>
          </table:table-cell>
          <table:table-cell office:value-type="string" table:style-name="ce1">
            <text:p>04.02.2019,08:30</text:p>
          </table:table-cell>
          <table:table-cell office:value-type="float" office:value="20.460677" table:style-name="ce1">
            <text:p>20.460677</text:p>
          </table:table-cell>
          <table:table-cell office:value-type="float" office:value="44.825853000000002" table:style-name="ce1">
            <text:p>44.82585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4263" table:style-name="ce1">
            <text:p>1244263</text:p>
          </table:table-cell>
          <table:table-cell office:value-type="string" table:style-name="ce1">
            <text:p>04.02.2019,11:10</text:p>
          </table:table-cell>
          <table:table-cell office:value-type="float" office:value="20.430040999999999" table:style-name="ce1">
            <text:p>20.430041</text:p>
          </table:table-cell>
          <table:table-cell office:value-type="float" office:value="44.747039999999998" table:style-name="ce1">
            <text:p>44.7470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4015" table:style-name="ce1">
            <text:p>1244015</text:p>
          </table:table-cell>
          <table:table-cell office:value-type="string" table:style-name="ce1">
            <text:p>04.02.2019,10:00</text:p>
          </table:table-cell>
          <table:table-cell office:value-type="float" office:value="20.460678999999999" table:style-name="ce1">
            <text:p>20.460679</text:p>
          </table:table-cell>
          <table:table-cell office:value-type="float" office:value="44.822037000000002" table:style-name="ce1">
            <text:p>44.82203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3921" table:style-name="ce1">
            <text:p>1243921</text:p>
          </table:table-cell>
          <table:table-cell office:value-type="string" table:style-name="ce1">
            <text:p>04.02.2019,07:00</text:p>
          </table:table-cell>
          <table:table-cell office:value-type="float" office:value="20.488772999999998" table:style-name="ce1">
            <text:p>20.488773</text:p>
          </table:table-cell>
          <table:table-cell office:value-type="float" office:value="44.799714000000002" table:style-name="ce1">
            <text:p>44.79971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sa skretanjem vozila udesno, u raskrsnici</text:p>
          </table:table-cell>
          <table:table-cell table:number-columns-repeated="16377"/>
        </table:table-row>
        <table:table-row table:style-name="ro1">
          <table:table-cell office:value-type="float" office:value="1244320" table:style-name="ce1">
            <text:p>1244320</text:p>
          </table:table-cell>
          <table:table-cell office:value-type="string" table:style-name="ce1">
            <text:p>04.02.2019,13:30</text:p>
          </table:table-cell>
          <table:table-cell office:value-type="float" office:value="20.386289999999999" table:style-name="ce1">
            <text:p>20.38629</text:p>
          </table:table-cell>
          <table:table-cell office:value-type="float" office:value="44.804029999999997" table:style-name="ce1">
            <text:p>44.8040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322" table:style-name="ce1">
            <text:p>1244322</text:p>
          </table:table-cell>
          <table:table-cell office:value-type="string" table:style-name="ce1">
            <text:p>04.02.2019,14:30</text:p>
          </table:table-cell>
          <table:table-cell office:value-type="float" office:value="20.386289999999999" table:style-name="ce1">
            <text:p>20.38629</text:p>
          </table:table-cell>
          <table:table-cell office:value-type="float" office:value="44.804029999999997" table:style-name="ce1">
            <text:p>44.8040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431" table:style-name="ce1">
            <text:p>1244431</text:p>
          </table:table-cell>
          <table:table-cell office:value-type="string" table:style-name="ce1">
            <text:p>04.02.2019,18:45</text:p>
          </table:table-cell>
          <table:table-cell office:value-type="float" office:value="20.359840999999999" table:style-name="ce1">
            <text:p>20.359841</text:p>
          </table:table-cell>
          <table:table-cell office:value-type="float" office:value="44.742404999999998" table:style-name="ce1">
            <text:p>44.742405</text:p>
          </table:table-cell>
          <table:table-cell office:value-type="string" table:style-name="ce1">
            <text:p>Sa poginul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preko kolovoza, u ili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46231" table:style-name="ce1">
            <text:p>1246231</text:p>
          </table:table-cell>
          <table:table-cell office:value-type="string" table:style-name="ce1">
            <text:p>04.02.2019,07:10</text:p>
          </table:table-cell>
          <table:table-cell office:value-type="float" office:value="20.461808000000001" table:style-name="ce1">
            <text:p>20.461808</text:p>
          </table:table-cell>
          <table:table-cell office:value-type="float" office:value="44.815745" table:style-name="ce1">
            <text:p>44.81574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3947" table:style-name="ce1">
            <text:p>1243947</text:p>
          </table:table-cell>
          <table:table-cell office:value-type="string" table:style-name="ce1">
            <text:p>04.02.2019,18:00</text:p>
          </table:table-cell>
          <table:table-cell office:value-type="float" office:value="20.6005" table:style-name="ce1">
            <text:p>20.6005</text:p>
          </table:table-cell>
          <table:table-cell office:value-type="float" office:value="44.744900000000001" table:style-name="ce1">
            <text:p>44.744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4327" table:style-name="ce1">
            <text:p>1244327</text:p>
          </table:table-cell>
          <table:table-cell office:value-type="string" table:style-name="ce1">
            <text:p>04.02.2019,17:00</text:p>
          </table:table-cell>
          <table:table-cell office:value-type="float" office:value="20.39471" table:style-name="ce1">
            <text:p>20.39471</text:p>
          </table:table-cell>
          <table:table-cell office:value-type="float" office:value="44.804160000000003" table:style-name="ce1">
            <text:p>44.8041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4316" table:style-name="ce1">
            <text:p>1244316</text:p>
          </table:table-cell>
          <table:table-cell office:value-type="string" table:style-name="ce1">
            <text:p>04.02.2019,10:05</text:p>
          </table:table-cell>
          <table:table-cell office:value-type="float" office:value="20.400943999999999" table:style-name="ce1">
            <text:p>20.400944</text:p>
          </table:table-cell>
          <table:table-cell office:value-type="float" office:value="44.817369999999997" table:style-name="ce1">
            <text:p>44.8173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45668" table:style-name="ce1">
            <text:p>1245668</text:p>
          </table:table-cell>
          <table:table-cell office:value-type="string" table:style-name="ce1">
            <text:p>04.02.2019,12:40</text:p>
          </table:table-cell>
          <table:table-cell office:value-type="float" office:value="20.305751000000001" table:style-name="ce1">
            <text:p>20.305751</text:p>
          </table:table-cell>
          <table:table-cell office:value-type="float" office:value="44.749623" table:style-name="ce1">
            <text:p>44.74962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43950" table:style-name="ce1">
            <text:p>1243950</text:p>
          </table:table-cell>
          <table:table-cell office:value-type="string" table:style-name="ce1">
            <text:p>04.02.2019,17:00</text:p>
          </table:table-cell>
          <table:table-cell office:value-type="float" office:value="20.397651" table:style-name="ce1">
            <text:p>20.397651</text:p>
          </table:table-cell>
          <table:table-cell office:value-type="float" office:value="44.804344999999998" table:style-name="ce1">
            <text:p>44.80434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4423" table:style-name="ce1">
            <text:p>1244423</text:p>
          </table:table-cell>
          <table:table-cell office:value-type="string" table:style-name="ce1">
            <text:p>04.02.2019,21:00</text:p>
          </table:table-cell>
          <table:table-cell office:value-type="float" office:value="20.394814" table:style-name="ce1">
            <text:p>20.394814</text:p>
          </table:table-cell>
          <table:table-cell office:value-type="float" office:value="44.804169999999999" table:style-name="ce1">
            <text:p>44.8041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5292" table:style-name="ce1">
            <text:p>1245292</text:p>
          </table:table-cell>
          <table:table-cell office:value-type="string" table:style-name="ce1">
            <text:p>04.02.2019,06:10</text:p>
          </table:table-cell>
          <table:table-cell office:value-type="float" office:value="20.411887" table:style-name="ce1">
            <text:p>20.411887</text:p>
          </table:table-cell>
          <table:table-cell office:value-type="float" office:value="44.747467999999998" table:style-name="ce1">
            <text:p>44.74746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4453" table:style-name="ce1">
            <text:p>1244453</text:p>
          </table:table-cell>
          <table:table-cell office:value-type="string" table:style-name="ce1">
            <text:p>04.02.2019,20:00</text:p>
          </table:table-cell>
          <table:table-cell office:value-type="float" office:value="20.681789999999999" table:style-name="ce1">
            <text:p>20.68179</text:p>
          </table:table-cell>
          <table:table-cell office:value-type="float" office:value="44.692570000000003" table:style-name="ce1">
            <text:p>44.6925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4019" table:style-name="ce1">
            <text:p>1244019</text:p>
          </table:table-cell>
          <table:table-cell office:value-type="string" table:style-name="ce1">
            <text:p>04.02.2019,15:00</text:p>
          </table:table-cell>
          <table:table-cell office:value-type="float" office:value="20.476298" table:style-name="ce1">
            <text:p>20.476298</text:p>
          </table:table-cell>
          <table:table-cell office:value-type="float" office:value="44.760719000000002" table:style-name="ce1">
            <text:p>44.76071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4207" table:style-name="ce1">
            <text:p>1244207</text:p>
          </table:table-cell>
          <table:table-cell office:value-type="string" table:style-name="ce1">
            <text:p>04.02.2019,01:10</text:p>
          </table:table-cell>
          <table:table-cell office:value-type="float" office:value="20.460380000000001" table:style-name="ce1">
            <text:p>20.46038</text:p>
          </table:table-cell>
          <table:table-cell office:value-type="float" office:value="44.887568999999999" table:style-name="ce1">
            <text:p>44.88756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4426" table:style-name="ce1">
            <text:p>1244426</text:p>
          </table:table-cell>
          <table:table-cell office:value-type="string" table:style-name="ce1">
            <text:p>04.02.2019,17:25</text:p>
          </table:table-cell>
          <table:table-cell office:value-type="float" office:value="20.205390000000001" table:style-name="ce1">
            <text:p>20.20539</text:p>
          </table:table-cell>
          <table:table-cell office:value-type="float" office:value="44.8553" table:style-name="ce1">
            <text:p>44.855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5198" table:style-name="ce1">
            <text:p>1245198</text:p>
          </table:table-cell>
          <table:table-cell office:value-type="string" table:style-name="ce1">
            <text:p>04.02.2019,19:00</text:p>
          </table:table-cell>
          <table:table-cell office:value-type="float" office:value="20.406949999999998" table:style-name="ce1">
            <text:p>20.40695</text:p>
          </table:table-cell>
          <table:table-cell office:value-type="float" office:value="44.631070000000001" table:style-name="ce1">
            <text:p>44.6310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čeoni sudar</text:p>
          </table:table-cell>
          <table:table-cell table:number-columns-repeated="16377"/>
        </table:table-row>
        <table:table-row table:style-name="ro1">
          <table:table-cell office:value-type="float" office:value="1243942" table:style-name="ce1">
            <text:p>1243942</text:p>
          </table:table-cell>
          <table:table-cell office:value-type="string" table:style-name="ce1">
            <text:p>04.02.2019,18:38</text:p>
          </table:table-cell>
          <table:table-cell office:value-type="float" office:value="20.459254000000001" table:style-name="ce1">
            <text:p>20.459254</text:p>
          </table:table-cell>
          <table:table-cell office:value-type="float" office:value="44.794449" table:style-name="ce1">
            <text:p>44.79444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čeoni sudar</text:p>
          </table:table-cell>
          <table:table-cell table:number-columns-repeated="16377"/>
        </table:table-row>
        <table:table-row table:style-name="ro1">
          <table:table-cell office:value-type="float" office:value="1244152" table:style-name="ce1">
            <text:p>1244152</text:p>
          </table:table-cell>
          <table:table-cell office:value-type="string" table:style-name="ce1">
            <text:p>04.02.2019,17:40</text:p>
          </table:table-cell>
          <table:table-cell office:value-type="float" office:value="20.488219999999998" table:style-name="ce1">
            <text:p>20.48822</text:p>
          </table:table-cell>
          <table:table-cell office:value-type="float" office:value="44.75994" table:style-name="ce1">
            <text:p>44.7599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3955" table:style-name="ce1">
            <text:p>1243955</text:p>
          </table:table-cell>
          <table:table-cell office:value-type="string" table:style-name="ce1">
            <text:p>04.02.2019,20:30</text:p>
          </table:table-cell>
          <table:table-cell office:value-type="float" office:value="20.38326" table:style-name="ce1">
            <text:p>20.38326</text:p>
          </table:table-cell>
          <table:table-cell office:value-type="float" office:value="44.846119999999999" table:style-name="ce1">
            <text:p>44.8461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5875" table:style-name="ce1">
            <text:p>1245875</text:p>
          </table:table-cell>
          <table:table-cell office:value-type="string" table:style-name="ce1">
            <text:p>04.02.2019,13:00</text:p>
          </table:table-cell>
          <table:table-cell office:value-type="float" office:value="20.423945" table:style-name="ce1">
            <text:p>20.423945</text:p>
          </table:table-cell>
          <table:table-cell office:value-type="float" office:value="44.810473000000002" table:style-name="ce1">
            <text:p>44.81047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5161" table:style-name="ce1">
            <text:p>1245161</text:p>
          </table:table-cell>
          <table:table-cell office:value-type="string" table:style-name="ce1">
            <text:p>04.02.2019,11:00</text:p>
          </table:table-cell>
          <table:table-cell office:value-type="float" office:value="20.361443999999999" table:style-name="ce1">
            <text:p>20.361444</text:p>
          </table:table-cell>
          <table:table-cell office:value-type="float" office:value="44.807498000000002" table:style-name="ce1">
            <text:p>44.80749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6403" table:style-name="ce1">
            <text:p>1246403</text:p>
          </table:table-cell>
          <table:table-cell office:value-type="string" table:style-name="ce1">
            <text:p>04.02.2019,13:45</text:p>
          </table:table-cell>
          <table:table-cell office:value-type="float" office:value="20.461383999999999" table:style-name="ce1">
            <text:p>20.461384</text:p>
          </table:table-cell>
          <table:table-cell office:value-type="float" office:value="44.805121" table:style-name="ce1">
            <text:p>44.80512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155" table:style-name="ce1">
            <text:p>1244155</text:p>
          </table:table-cell>
          <table:table-cell office:value-type="string" table:style-name="ce1">
            <text:p>04.02.2019,17:20</text:p>
          </table:table-cell>
          <table:table-cell office:value-type="float" office:value="20.45167" table:style-name="ce1">
            <text:p>20.45167</text:p>
          </table:table-cell>
          <table:table-cell office:value-type="float" office:value="44.748339999999999" table:style-name="ce1">
            <text:p>44.7483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010" table:style-name="ce1">
            <text:p>1244010</text:p>
          </table:table-cell>
          <table:table-cell office:value-type="string" table:style-name="ce1">
            <text:p>04.02.2019,11:20</text:p>
          </table:table-cell>
          <table:table-cell office:value-type="float" office:value="20.431702000000001" table:style-name="ce1">
            <text:p>20.431702</text:p>
          </table:table-cell>
          <table:table-cell office:value-type="float" office:value="44.811374000000001" table:style-name="ce1">
            <text:p>44.81137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911" table:style-name="ce1">
            <text:p>1243911</text:p>
          </table:table-cell>
          <table:table-cell office:value-type="string" table:style-name="ce1">
            <text:p>04.02.2019,08:00</text:p>
          </table:table-cell>
          <table:table-cell office:value-type="float" office:value="20.456410999999999" table:style-name="ce1">
            <text:p>20.456411</text:p>
          </table:table-cell>
          <table:table-cell office:value-type="float" office:value="44.802481999999998" table:style-name="ce1">
            <text:p>44.80248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086" table:style-name="ce1">
            <text:p>1245086</text:p>
          </table:table-cell>
          <table:table-cell office:value-type="string" table:style-name="ce1">
            <text:p>04.02.2019,08:00</text:p>
          </table:table-cell>
          <table:table-cell office:value-type="float" office:value="20.772866" table:style-name="ce1">
            <text:p>20.772866</text:p>
          </table:table-cell>
          <table:table-cell office:value-type="float" office:value="44.578291" table:style-name="ce1">
            <text:p>44.57829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preticanje</text:p>
          </table:table-cell>
          <table:table-cell table:number-columns-repeated="16377"/>
        </table:table-row>
        <table:table-row table:style-name="ro1">
          <table:table-cell office:value-type="float" office:value="1243912" table:style-name="ce1">
            <text:p>1243912</text:p>
          </table:table-cell>
          <table:table-cell office:value-type="string" table:style-name="ce1">
            <text:p>04.02.2019,11:50</text:p>
          </table:table-cell>
          <table:table-cell office:value-type="float" office:value="20.289135999999999" table:style-name="ce1">
            <text:p>20.289136</text:p>
          </table:table-cell>
          <table:table-cell office:value-type="float" office:value="44.819595999999997" table:style-name="ce1">
            <text:p>44.81959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4890" table:style-name="ce1">
            <text:p>1244890</text:p>
          </table:table-cell>
          <table:table-cell office:value-type="string" table:style-name="ce1">
            <text:p>04.02.2019,19:30</text:p>
          </table:table-cell>
          <table:table-cell office:value-type="float" office:value="20.459610999999999" table:style-name="ce1">
            <text:p>20.459611</text:p>
          </table:table-cell>
          <table:table-cell office:value-type="float" office:value="44.813589" table:style-name="ce1">
            <text:p>44.81358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2372" table:style-name="ce1">
            <text:p>1242372</text:p>
          </table:table-cell>
          <table:table-cell office:value-type="string" table:style-name="ce1">
            <text:p>04.02.2019,21:20</text:p>
          </table:table-cell>
          <table:table-cell office:value-type="float" office:value="20.509157999999999" table:style-name="ce1">
            <text:p>20.509158</text:p>
          </table:table-cell>
          <table:table-cell office:value-type="float" office:value="44.782473000000003" table:style-name="ce1">
            <text:p>44.78247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3953" table:style-name="ce1">
            <text:p>1243953</text:p>
          </table:table-cell>
          <table:table-cell office:value-type="string" table:style-name="ce1">
            <text:p>04.02.2019,20:45</text:p>
          </table:table-cell>
          <table:table-cell office:value-type="float" office:value="20.516522999999999" table:style-name="ce1">
            <text:p>20.516523</text:p>
          </table:table-cell>
          <table:table-cell office:value-type="float" office:value="44.792434" table:style-name="ce1">
            <text:p>44.79243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4068" table:style-name="ce1">
            <text:p>1244068</text:p>
          </table:table-cell>
          <table:table-cell office:value-type="string" table:style-name="ce1">
            <text:p>04.02.2019,00:20</text:p>
          </table:table-cell>
          <table:table-cell office:value-type="float" office:value="20.51557" table:style-name="ce1">
            <text:p>20.51557</text:p>
          </table:table-cell>
          <table:table-cell office:value-type="float" office:value="44.809530000000002" table:style-name="ce1">
            <text:p>44.8095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4421" table:style-name="ce1">
            <text:p>1244421</text:p>
          </table:table-cell>
          <table:table-cell office:value-type="string" table:style-name="ce1">
            <text:p>04.02.2019,17:15</text:p>
          </table:table-cell>
          <table:table-cell office:value-type="float" office:value="20.512509999999999" table:style-name="ce1">
            <text:p>20.51251</text:p>
          </table:table-cell>
          <table:table-cell office:value-type="float" office:value="44.813020000000002" table:style-name="ce1">
            <text:p>44.8130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4012" table:style-name="ce1">
            <text:p>1244012</text:p>
          </table:table-cell>
          <table:table-cell office:value-type="string" table:style-name="ce1">
            <text:p>04.02.2019,11:00</text:p>
          </table:table-cell>
          <table:table-cell office:value-type="float" office:value="20.478648" table:style-name="ce1">
            <text:p>20.478648</text:p>
          </table:table-cell>
          <table:table-cell office:value-type="float" office:value="44.797986999999999" table:style-name="ce1">
            <text:p>44.79798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4312" table:style-name="ce1">
            <text:p>1244312</text:p>
          </table:table-cell>
          <table:table-cell office:value-type="string" table:style-name="ce1">
            <text:p>04.02.2019,09:30</text:p>
          </table:table-cell>
          <table:table-cell office:value-type="float" office:value="20.400510000000001" table:style-name="ce1">
            <text:p>20.40051</text:p>
          </table:table-cell>
          <table:table-cell office:value-type="float" office:value="44.845010000000002" table:style-name="ce1">
            <text:p>44.8450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6229" table:style-name="ce1">
            <text:p>1246229</text:p>
          </table:table-cell>
          <table:table-cell office:value-type="string" table:style-name="ce1">
            <text:p>04.02.2019,06:20</text:p>
          </table:table-cell>
          <table:table-cell office:value-type="float" office:value="20.465997000000002" table:style-name="ce1">
            <text:p>20.465997</text:p>
          </table:table-cell>
          <table:table-cell office:value-type="float" office:value="44.825598999999997" table:style-name="ce1">
            <text:p>44.82559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4551" table:style-name="ce1">
            <text:p>1244551</text:p>
          </table:table-cell>
          <table:table-cell office:value-type="string" table:style-name="ce1">
            <text:p>04.02.2019,16:15</text:p>
          </table:table-cell>
          <table:table-cell office:value-type="float" office:value="20.428993999999999" table:style-name="ce1">
            <text:p>20.428994</text:p>
          </table:table-cell>
          <table:table-cell office:value-type="float" office:value="44.766727000000003" table:style-name="ce1">
            <text:p>44.76672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4210" table:style-name="ce1">
            <text:p>1244210</text:p>
          </table:table-cell>
          <table:table-cell office:value-type="string" table:style-name="ce1">
            <text:p>04.02.2019,12:25</text:p>
          </table:table-cell>
          <table:table-cell office:value-type="float" office:value="20.492024000000001" table:style-name="ce1">
            <text:p>20.492024</text:p>
          </table:table-cell>
          <table:table-cell office:value-type="float" office:value="44.829450999999999" table:style-name="ce1">
            <text:p>44.82945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4432" table:style-name="ce1">
            <text:p>1244432</text:p>
          </table:table-cell>
          <table:table-cell office:value-type="string" table:style-name="ce1">
            <text:p>04.02.2019,21:30</text:p>
          </table:table-cell>
          <table:table-cell office:value-type="float" office:value="20.162783999999998" table:style-name="ce1">
            <text:p>20.162784</text:p>
          </table:table-cell>
          <table:table-cell office:value-type="float" office:value="44.727367999999998" table:style-name="ce1">
            <text:p>44.72736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4170" table:style-name="ce1">
            <text:p>1244170</text:p>
          </table:table-cell>
          <table:table-cell office:value-type="string" table:style-name="ce1">
            <text:p>05.02.2019,08:44</text:p>
          </table:table-cell>
          <table:table-cell office:value-type="float" office:value="20.497316000000001" table:style-name="ce1">
            <text:p>20.497316</text:p>
          </table:table-cell>
          <table:table-cell office:value-type="float" office:value="44.780377999999999" table:style-name="ce1">
            <text:p>44.78037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5369" table:style-name="ce1">
            <text:p>1245369</text:p>
          </table:table-cell>
          <table:table-cell office:value-type="string" table:style-name="ce1">
            <text:p>05.02.2019,17:10</text:p>
          </table:table-cell>
          <table:table-cell office:value-type="float" office:value="20.436931000000001" table:style-name="ce1">
            <text:p>20.436931</text:p>
          </table:table-cell>
          <table:table-cell office:value-type="float" office:value="44.804589" table:style-name="ce1">
            <text:p>44.80458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4328" table:style-name="ce1">
            <text:p>1244328</text:p>
          </table:table-cell>
          <table:table-cell office:value-type="string" table:style-name="ce1">
            <text:p>05.02.2019,10:45</text:p>
          </table:table-cell>
          <table:table-cell office:value-type="float" office:value="20.488479999999999" table:style-name="ce1">
            <text:p>20.48848</text:p>
          </table:table-cell>
          <table:table-cell office:value-type="float" office:value="44.800750000000001" table:style-name="ce1">
            <text:p>44.8007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122" table:style-name="ce1">
            <text:p>1244122</text:p>
          </table:table-cell>
          <table:table-cell office:value-type="string" table:style-name="ce1">
            <text:p>05.02.2019,14:30</text:p>
          </table:table-cell>
          <table:table-cell office:value-type="float" office:value="20.366347000000001" table:style-name="ce1">
            <text:p>20.366347</text:p>
          </table:table-cell>
          <table:table-cell office:value-type="float" office:value="44.828439000000003" table:style-name="ce1">
            <text:p>44.82843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6288" table:style-name="ce1">
            <text:p>1246288</text:p>
          </table:table-cell>
          <table:table-cell office:value-type="string" table:style-name="ce1">
            <text:p>05.02.2019,07:45</text:p>
          </table:table-cell>
          <table:table-cell office:value-type="float" office:value="20.508120000000002" table:style-name="ce1">
            <text:p>20.50812</text:p>
          </table:table-cell>
          <table:table-cell office:value-type="float" office:value="44.760080000000002" table:style-name="ce1">
            <text:p>44.7600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4002" table:style-name="ce1">
            <text:p>1244002</text:p>
          </table:table-cell>
          <table:table-cell office:value-type="string" table:style-name="ce1">
            <text:p>05.02.2019,06:15</text:p>
          </table:table-cell>
          <table:table-cell office:value-type="float" office:value="20.390944000000001" table:style-name="ce1">
            <text:p>20.390944</text:p>
          </table:table-cell>
          <table:table-cell office:value-type="float" office:value="44.833711999999998" table:style-name="ce1">
            <text:p>44.83371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sa skretanjem vozila ulevo, u raskrsnici</text:p>
          </table:table-cell>
          <table:table-cell table:number-columns-repeated="16377"/>
        </table:table-row>
        <table:table-row table:style-name="ro1">
          <table:table-cell office:value-type="float" office:value="1244329" table:style-name="ce1">
            <text:p>1244329</text:p>
          </table:table-cell>
          <table:table-cell office:value-type="string" table:style-name="ce1">
            <text:p>05.02.2019,18:30</text:p>
          </table:table-cell>
          <table:table-cell office:value-type="float" office:value="20.379940000000001" table:style-name="ce1">
            <text:p>20.37994</text:p>
          </table:table-cell>
          <table:table-cell office:value-type="float" office:value="44.830550000000002" table:style-name="ce1">
            <text:p>44.8305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4123" table:style-name="ce1">
            <text:p>1244123</text:p>
          </table:table-cell>
          <table:table-cell office:value-type="string" table:style-name="ce1">
            <text:p>05.02.2019,12:30</text:p>
          </table:table-cell>
          <table:table-cell office:value-type="float" office:value="20.384426000000001" table:style-name="ce1">
            <text:p>20.384426</text:p>
          </table:table-cell>
          <table:table-cell office:value-type="float" office:value="44.803559999999997" table:style-name="ce1">
            <text:p>44.8035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4003" table:style-name="ce1">
            <text:p>1244003</text:p>
          </table:table-cell>
          <table:table-cell office:value-type="string" table:style-name="ce1">
            <text:p>05.02.2019,07:30</text:p>
          </table:table-cell>
          <table:table-cell office:value-type="float" office:value="20.455183999999999" table:style-name="ce1">
            <text:p>20.455184</text:p>
          </table:table-cell>
          <table:table-cell office:value-type="float" office:value="44.753003" table:style-name="ce1">
            <text:p>44.75300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istom smeru uz skretanje</text:p>
          </table:table-cell>
          <table:table-cell table:number-columns-repeated="16377"/>
        </table:table-row>
        <table:table-row table:style-name="ro1">
          <table:table-cell office:value-type="float" office:value="1244001" table:style-name="ce1">
            <text:p>1244001</text:p>
          </table:table-cell>
          <table:table-cell office:value-type="string" table:style-name="ce1">
            <text:p>05.02.2019,11:10</text:p>
          </table:table-cell>
          <table:table-cell office:value-type="float" office:value="20.473575" table:style-name="ce1">
            <text:p>20.473575</text:p>
          </table:table-cell>
          <table:table-cell office:value-type="float" office:value="44.870105000000002" table:style-name="ce1">
            <text:p>44.87010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različitim putevima uz skretanje</text:p>
          </table:table-cell>
          <table:table-cell table:number-columns-repeated="16377"/>
        </table:table-row>
        <table:table-row table:style-name="ro1">
          <table:table-cell office:value-type="float" office:value="1244084" table:style-name="ce1">
            <text:p>1244084</text:p>
          </table:table-cell>
          <table:table-cell office:value-type="string" table:style-name="ce1">
            <text:p>05.02.2019,01:00</text:p>
          </table:table-cell>
          <table:table-cell office:value-type="float" office:value="20.202981999999999" table:style-name="ce1">
            <text:p>20.202982</text:p>
          </table:table-cell>
          <table:table-cell office:value-type="float" office:value="44.780675000000002" table:style-name="ce1">
            <text:p>44.78067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6406" table:style-name="ce1">
            <text:p>1246406</text:p>
          </table:table-cell>
          <table:table-cell office:value-type="string" table:style-name="ce1">
            <text:p>05.02.2019,19:10</text:p>
          </table:table-cell>
          <table:table-cell office:value-type="float" office:value="20.438348000000001" table:style-name="ce1">
            <text:p>20.438348</text:p>
          </table:table-cell>
          <table:table-cell office:value-type="float" office:value="44.783338999999998" table:style-name="ce1">
            <text:p>44.78333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number-rows-repeated="3" table:style-name="ro1">
          <table:table-cell office:value-type="float" office:value="1244036" table:style-name="ce1">
            <text:p>1244036</text:p>
          </table:table-cell>
          <table:table-cell office:value-type="string" table:style-name="ce1">
            <text:p>05.02.2019,18:00</text:p>
          </table:table-cell>
          <table:table-cell office:value-type="float" office:value="20.496528999999999" table:style-name="ce1">
            <text:p>20.496529</text:p>
          </table:table-cell>
          <table:table-cell office:value-type="float" office:value="44.757069000000001" table:style-name="ce1">
            <text:p>44.75706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4928" table:style-name="ce1">
            <text:p>1244928</text:p>
          </table:table-cell>
          <table:table-cell office:value-type="string" table:style-name="ce1">
            <text:p>05.02.2019,00:45</text:p>
          </table:table-cell>
          <table:table-cell office:value-type="float" office:value="20.496494999999999" table:style-name="ce1">
            <text:p>20.496495</text:p>
          </table:table-cell>
          <table:table-cell office:value-type="float" office:value="44.757165000000001" table:style-name="ce1">
            <text:p>44.75716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4104" table:style-name="ce1">
            <text:p>1244104</text:p>
          </table:table-cell>
          <table:table-cell office:value-type="string" table:style-name="ce1">
            <text:p>05.02.2019,14:10</text:p>
          </table:table-cell>
          <table:table-cell office:value-type="float" office:value="20.545226" table:style-name="ce1">
            <text:p>20.545226</text:p>
          </table:table-cell>
          <table:table-cell office:value-type="float" office:value="44.739696000000002" table:style-name="ce1">
            <text:p>44.73969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sa kolovoza u krivini</text:p>
          </table:table-cell>
          <table:table-cell table:number-columns-repeated="16377"/>
        </table:table-row>
        <table:table-row table:style-name="ro1">
          <table:table-cell office:value-type="float" office:value="1243997" table:style-name="ce1">
            <text:p>1243997</text:p>
          </table:table-cell>
          <table:table-cell office:value-type="string" table:style-name="ce1">
            <text:p>05.02.2019,10:00</text:p>
          </table:table-cell>
          <table:table-cell office:value-type="float" office:value="20.394659999999998" table:style-name="ce1">
            <text:p>20.39466</text:p>
          </table:table-cell>
          <table:table-cell office:value-type="float" office:value="44.804139999999997" table:style-name="ce1">
            <text:p>44.8041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5654" table:style-name="ce1">
            <text:p>1245654</text:p>
          </table:table-cell>
          <table:table-cell office:value-type="string" table:style-name="ce1">
            <text:p>05.02.2019,12:10</text:p>
          </table:table-cell>
          <table:table-cell office:value-type="float" office:value="20.419701" table:style-name="ce1">
            <text:p>20.419701</text:p>
          </table:table-cell>
          <table:table-cell office:value-type="float" office:value="44.827250999999997" table:style-name="ce1">
            <text:p>44.82725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000" table:style-name="ce1">
            <text:p>1244000</text:p>
          </table:table-cell>
          <table:table-cell office:value-type="string" table:style-name="ce1">
            <text:p>05.02.2019,11:30</text:p>
          </table:table-cell>
          <table:table-cell office:value-type="float" office:value="20.519369999999999" table:style-name="ce1">
            <text:p>20.51937</text:p>
          </table:table-cell>
          <table:table-cell office:value-type="float" office:value="44.820979999999999" table:style-name="ce1">
            <text:p>44.8209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6290" table:style-name="ce1">
            <text:p>1246290</text:p>
          </table:table-cell>
          <table:table-cell office:value-type="string" table:style-name="ce1">
            <text:p>05.02.2019,10:30</text:p>
          </table:table-cell>
          <table:table-cell office:value-type="float" office:value="20.539829999999998" table:style-name="ce1">
            <text:p>20.53983</text:p>
          </table:table-cell>
          <table:table-cell office:value-type="float" office:value="44.777279999999998" table:style-name="ce1">
            <text:p>44.7772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159" table:style-name="ce1">
            <text:p>1244159</text:p>
          </table:table-cell>
          <table:table-cell office:value-type="string" table:style-name="ce1">
            <text:p>05.02.2019,05:17</text:p>
          </table:table-cell>
          <table:table-cell office:value-type="float" office:value="20.282589999999999" table:style-name="ce1">
            <text:p>20.28259</text:p>
          </table:table-cell>
          <table:table-cell office:value-type="float" office:value="44.833590000000001" table:style-name="ce1">
            <text:p>44.8335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343" table:style-name="ce1">
            <text:p>1244343</text:p>
          </table:table-cell>
          <table:table-cell office:value-type="string" table:style-name="ce1">
            <text:p>05.02.2019,08:35</text:p>
          </table:table-cell>
          <table:table-cell office:value-type="float" office:value="20.282133000000002" table:style-name="ce1">
            <text:p>20.282133</text:p>
          </table:table-cell>
          <table:table-cell office:value-type="float" office:value="44.823481000000001" table:style-name="ce1">
            <text:p>44.82348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051" table:style-name="ce1">
            <text:p>1244051</text:p>
          </table:table-cell>
          <table:table-cell office:value-type="string" table:style-name="ce1">
            <text:p>05.02.2019,22:45</text:p>
          </table:table-cell>
          <table:table-cell office:value-type="float" office:value="20.499279999999999" table:style-name="ce1">
            <text:p>20.49928</text:p>
          </table:table-cell>
          <table:table-cell office:value-type="float" office:value="44.788649999999997" table:style-name="ce1">
            <text:p>44.7886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009" table:style-name="ce1">
            <text:p>1244009</text:p>
          </table:table-cell>
          <table:table-cell office:value-type="string" table:style-name="ce1">
            <text:p>05.02.2019,14:05</text:p>
          </table:table-cell>
          <table:table-cell office:value-type="float" office:value="20.457070999999999" table:style-name="ce1">
            <text:p>20.457071</text:p>
          </table:table-cell>
          <table:table-cell office:value-type="float" office:value="44.802998000000002" table:style-name="ce1">
            <text:p>44.80299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275" table:style-name="ce1">
            <text:p>1244275</text:p>
          </table:table-cell>
          <table:table-cell office:value-type="string" table:style-name="ce1">
            <text:p>05.02.2019,16:00</text:p>
          </table:table-cell>
          <table:table-cell office:value-type="float" office:value="20.431861999999999" table:style-name="ce1">
            <text:p>20.431862</text:p>
          </table:table-cell>
          <table:table-cell office:value-type="float" office:value="44.744605999999997" table:style-name="ce1">
            <text:p>44.74460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033" table:style-name="ce1">
            <text:p>1244033</text:p>
          </table:table-cell>
          <table:table-cell office:value-type="string" table:style-name="ce1">
            <text:p>05.02.2019,19:20</text:p>
          </table:table-cell>
          <table:table-cell office:value-type="float" office:value="20.421900000000001" table:style-name="ce1">
            <text:p>20.4219</text:p>
          </table:table-cell>
          <table:table-cell office:value-type="float" office:value="44.789605999999999" table:style-name="ce1">
            <text:p>44.78960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4121" table:style-name="ce1">
            <text:p>1244121</text:p>
          </table:table-cell>
          <table:table-cell office:value-type="string" table:style-name="ce1">
            <text:p>05.02.2019,10:30</text:p>
          </table:table-cell>
          <table:table-cell office:value-type="float" office:value="20.402642" table:style-name="ce1">
            <text:p>20.402642</text:p>
          </table:table-cell>
          <table:table-cell office:value-type="float" office:value="44.833173000000002" table:style-name="ce1">
            <text:p>44.83317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5160" table:style-name="ce1">
            <text:p>1245160</text:p>
          </table:table-cell>
          <table:table-cell office:value-type="string" table:style-name="ce1">
            <text:p>05.02.2019,19:15</text:p>
          </table:table-cell>
          <table:table-cell office:value-type="float" office:value="20.445215000000001" table:style-name="ce1">
            <text:p>20.445215</text:p>
          </table:table-cell>
          <table:table-cell office:value-type="float" office:value="44.793633999999997" table:style-name="ce1">
            <text:p>44.79363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4274" table:style-name="ce1">
            <text:p>1244274</text:p>
          </table:table-cell>
          <table:table-cell office:value-type="string" table:style-name="ce1">
            <text:p>05.02.2019,16:10</text:p>
          </table:table-cell>
          <table:table-cell office:value-type="float" office:value="20.475809999999999" table:style-name="ce1">
            <text:p>20.47581</text:p>
          </table:table-cell>
          <table:table-cell office:value-type="float" office:value="44.784970000000001" table:style-name="ce1">
            <text:p>44.7849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desno ispred vozila koje nailazi sleva</text:p>
          </table:table-cell>
          <table:table-cell table:number-columns-repeated="16377"/>
        </table:table-row>
        <table:table-row table:style-name="ro1">
          <table:table-cell office:value-type="float" office:value="1244311" table:style-name="ce1">
            <text:p>1244311</text:p>
          </table:table-cell>
          <table:table-cell office:value-type="string" table:style-name="ce1">
            <text:p>05.02.2019,20:30</text:p>
          </table:table-cell>
          <table:table-cell office:value-type="float" office:value="20.18084" table:style-name="ce1">
            <text:p>20.18084</text:p>
          </table:table-cell>
          <table:table-cell office:value-type="float" office:value="44.667540000000002" table:style-name="ce1">
            <text:p>44.6675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6297" table:style-name="ce1">
            <text:p>1246297</text:p>
          </table:table-cell>
          <table:table-cell office:value-type="string" table:style-name="ce1">
            <text:p>05.02.2019,12:30</text:p>
          </table:table-cell>
          <table:table-cell office:value-type="float" office:value="20.479299999999999" table:style-name="ce1">
            <text:p>20.4793</text:p>
          </table:table-cell>
          <table:table-cell office:value-type="float" office:value="44.783580000000001" table:style-name="ce1">
            <text:p>44.7835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5315" table:style-name="ce1">
            <text:p>1245315</text:p>
          </table:table-cell>
          <table:table-cell office:value-type="string" table:style-name="ce1">
            <text:p>05.02.2019,17:20</text:p>
          </table:table-cell>
          <table:table-cell office:value-type="float" office:value="20.417290999999999" table:style-name="ce1">
            <text:p>20.417291</text:p>
          </table:table-cell>
          <table:table-cell office:value-type="float" office:value="44.696596" table:style-name="ce1">
            <text:p>44.69659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3974" table:style-name="ce1">
            <text:p>1243974</text:p>
          </table:table-cell>
          <table:table-cell office:value-type="string" table:style-name="ce1">
            <text:p>05.02.2019,01:20</text:p>
          </table:table-cell>
          <table:table-cell office:value-type="float" office:value="20.389711999999999" table:style-name="ce1">
            <text:p>20.389712</text:p>
          </table:table-cell>
          <table:table-cell office:value-type="float" office:value="44.827500000000001" table:style-name="ce1">
            <text:p>44.827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4120" table:style-name="ce1">
            <text:p>1244120</text:p>
          </table:table-cell>
          <table:table-cell office:value-type="string" table:style-name="ce1">
            <text:p>05.02.2019,08:10</text:p>
          </table:table-cell>
          <table:table-cell office:value-type="float" office:value="20.421772000000001" table:style-name="ce1">
            <text:p>20.421772</text:p>
          </table:table-cell>
          <table:table-cell office:value-type="float" office:value="44.803559" table:style-name="ce1">
            <text:p>44.80355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3990" table:style-name="ce1">
            <text:p>1243990</text:p>
          </table:table-cell>
          <table:table-cell office:value-type="string" table:style-name="ce1">
            <text:p>05.02.2019,07:30</text:p>
          </table:table-cell>
          <table:table-cell office:value-type="float" office:value="20.472805999999999" table:style-name="ce1">
            <text:p>20.472806</text:p>
          </table:table-cell>
          <table:table-cell office:value-type="float" office:value="44.762748000000002" table:style-name="ce1">
            <text:p>44.76274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udar u sustizanju</text:p>
          </table:table-cell>
          <table:table-cell table:number-columns-repeated="16377"/>
        </table:table-row>
        <table:table-row table:style-name="ro1">
          <table:table-cell office:value-type="float" office:value="1244048" table:style-name="ce1">
            <text:p>1244048</text:p>
          </table:table-cell>
          <table:table-cell office:value-type="string" table:style-name="ce1">
            <text:p>05.02.2019,17:00</text:p>
          </table:table-cell>
          <table:table-cell office:value-type="float" office:value="20.483931999999999" table:style-name="ce1">
            <text:p>20.483932</text:p>
          </table:table-cell>
          <table:table-cell office:value-type="float" office:value="44.847313" table:style-name="ce1">
            <text:p>44.84731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202" table:style-name="ce1">
            <text:p>1244202</text:p>
          </table:table-cell>
          <table:table-cell office:value-type="string" table:style-name="ce1">
            <text:p>06.02.2019,16:30</text:p>
          </table:table-cell>
          <table:table-cell office:value-type="float" office:value="20.356285" table:style-name="ce1">
            <text:p>20.356285</text:p>
          </table:table-cell>
          <table:table-cell office:value-type="float" office:value="44.807532999999999" table:style-name="ce1">
            <text:p>44.80753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193" table:style-name="ce1">
            <text:p>1244193</text:p>
          </table:table-cell>
          <table:table-cell office:value-type="string" table:style-name="ce1">
            <text:p>06.02.2019,12:15</text:p>
          </table:table-cell>
          <table:table-cell office:value-type="float" office:value="20.612300000000001" table:style-name="ce1">
            <text:p>20.6123</text:p>
          </table:table-cell>
          <table:table-cell office:value-type="float" office:value="44.664749999999998" table:style-name="ce1">
            <text:p>44.6647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4518" table:style-name="ce1">
            <text:p>1244518</text:p>
          </table:table-cell>
          <table:table-cell office:value-type="string" table:style-name="ce1">
            <text:p>06.02.2019,11:00</text:p>
          </table:table-cell>
          <table:table-cell office:value-type="float" office:value="20.468129999999999" table:style-name="ce1">
            <text:p>20.46813</text:p>
          </table:table-cell>
          <table:table-cell office:value-type="float" office:value="44.80574" table:style-name="ce1">
            <text:p>44.8057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073" table:style-name="ce1">
            <text:p>1244073</text:p>
          </table:table-cell>
          <table:table-cell office:value-type="string" table:style-name="ce1">
            <text:p>06.02.2019,08:00</text:p>
          </table:table-cell>
          <table:table-cell office:value-type="float" office:value="20.401357000000001" table:style-name="ce1">
            <text:p>20.401357</text:p>
          </table:table-cell>
          <table:table-cell office:value-type="float" office:value="44.818277000000002" table:style-name="ce1">
            <text:p>44.81827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116" table:style-name="ce1">
            <text:p>1244116</text:p>
          </table:table-cell>
          <table:table-cell office:value-type="string" table:style-name="ce1">
            <text:p>06.02.2019,21:30</text:p>
          </table:table-cell>
          <table:table-cell office:value-type="float" office:value="20.50947" table:style-name="ce1">
            <text:p>20.50947</text:p>
          </table:table-cell>
          <table:table-cell office:value-type="float" office:value="44.759830000000001" table:style-name="ce1">
            <text:p>44.7598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4169" table:style-name="ce1">
            <text:p>1244169</text:p>
          </table:table-cell>
          <table:table-cell office:value-type="string" table:style-name="ce1">
            <text:p>06.02.2019,10:25</text:p>
          </table:table-cell>
          <table:table-cell office:value-type="float" office:value="20.399930000000001" table:style-name="ce1">
            <text:p>20.39993</text:p>
          </table:table-cell>
          <table:table-cell office:value-type="float" office:value="44.831425000000003" table:style-name="ce1">
            <text:p>44.83142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44172" table:style-name="ce1">
            <text:p>1244172</text:p>
          </table:table-cell>
          <table:table-cell office:value-type="string" table:style-name="ce1">
            <text:p>06.02.2019,17:20</text:p>
          </table:table-cell>
          <table:table-cell office:value-type="float" office:value="20.388712000000002" table:style-name="ce1">
            <text:p>20.388712</text:p>
          </table:table-cell>
          <table:table-cell office:value-type="float" office:value="44.841492000000002" table:style-name="ce1">
            <text:p>44.84149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44196" table:style-name="ce1">
            <text:p>1244196</text:p>
          </table:table-cell>
          <table:table-cell office:value-type="string" table:style-name="ce1">
            <text:p>06.02.2019,08:00</text:p>
          </table:table-cell>
          <table:table-cell office:value-type="float" office:value="20.438419" table:style-name="ce1">
            <text:p>20.438419</text:p>
          </table:table-cell>
          <table:table-cell office:value-type="float" office:value="44.793635000000002" table:style-name="ce1">
            <text:p>44.79363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142" table:style-name="ce1">
            <text:p>1244142</text:p>
          </table:table-cell>
          <table:table-cell office:value-type="string" table:style-name="ce1">
            <text:p>06.02.2019,14:00</text:p>
          </table:table-cell>
          <table:table-cell office:value-type="float" office:value="20.469860000000001" table:style-name="ce1">
            <text:p>20.46986</text:p>
          </table:table-cell>
          <table:table-cell office:value-type="float" office:value="44.79759" table:style-name="ce1">
            <text:p>44.7975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stoji ili se kreće, sa kretanjem vozila unazad</text:p>
          </table:table-cell>
          <table:table-cell table:number-columns-repeated="16377"/>
        </table:table-row>
        <table:table-row table:style-name="ro1">
          <table:table-cell office:value-type="float" office:value="1244602" table:style-name="ce1">
            <text:p>1244602</text:p>
          </table:table-cell>
          <table:table-cell office:value-type="string" table:style-name="ce1">
            <text:p>06.02.2019,19:00</text:p>
          </table:table-cell>
          <table:table-cell office:value-type="float" office:value="20.521144" table:style-name="ce1">
            <text:p>20.521144</text:p>
          </table:table-cell>
          <table:table-cell office:value-type="float" office:value="44.624155999999999" table:style-name="ce1">
            <text:p>44.62415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van raskrsnice , bez skretanja vozila</text:p>
          </table:table-cell>
          <table:table-cell table:number-columns-repeated="16377"/>
        </table:table-row>
        <table:table-row table:style-name="ro1">
          <table:table-cell office:value-type="float" office:value="1244124" table:style-name="ce1">
            <text:p>1244124</text:p>
          </table:table-cell>
          <table:table-cell office:value-type="string" table:style-name="ce1">
            <text:p>06.02.2019,19:18</text:p>
          </table:table-cell>
          <table:table-cell office:value-type="float" office:value="20.434688999999999" table:style-name="ce1">
            <text:p>20.434689</text:p>
          </table:table-cell>
          <table:table-cell office:value-type="float" office:value="44.814754000000001" table:style-name="ce1">
            <text:p>44.81475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suprotnim smerovima uz skretanje</text:p>
          </table:table-cell>
          <table:table-cell table:number-columns-repeated="16377"/>
        </table:table-row>
        <table:table-row table:style-name="ro1">
          <table:table-cell office:value-type="float" office:value="1244513" table:style-name="ce1">
            <text:p>1244513</text:p>
          </table:table-cell>
          <table:table-cell office:value-type="string" table:style-name="ce1">
            <text:p>06.02.2019,10:30</text:p>
          </table:table-cell>
          <table:table-cell office:value-type="float" office:value="20.269603" table:style-name="ce1">
            <text:p>20.269603</text:p>
          </table:table-cell>
          <table:table-cell office:value-type="float" office:value="44.44406" table:style-name="ce1">
            <text:p>44.4440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4460" table:style-name="ce1">
            <text:p>1244460</text:p>
          </table:table-cell>
          <table:table-cell office:value-type="string" table:style-name="ce1">
            <text:p>06.02.2019,20:20</text:p>
          </table:table-cell>
          <table:table-cell office:value-type="float" office:value="20.6921" table:style-name="ce1">
            <text:p>20.6921</text:p>
          </table:table-cell>
          <table:table-cell office:value-type="float" office:value="44.441760000000002" table:style-name="ce1">
            <text:p>44.4417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5307" table:style-name="ce1">
            <text:p>1245307</text:p>
          </table:table-cell>
          <table:table-cell office:value-type="string" table:style-name="ce1">
            <text:p>06.02.2019,21:50</text:p>
          </table:table-cell>
          <table:table-cell office:value-type="float" office:value="20.3659976" table:style-name="ce1">
            <text:p>20.3659976</text:p>
          </table:table-cell>
          <table:table-cell office:value-type="float" office:value="44.839205399999997" table:style-name="ce1">
            <text:p>44.839205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5640" table:style-name="ce1">
            <text:p>1245640</text:p>
          </table:table-cell>
          <table:table-cell office:value-type="string" table:style-name="ce1">
            <text:p>06.02.2019,04:35</text:p>
          </table:table-cell>
          <table:table-cell office:value-type="float" office:value="20.461044000000001" table:style-name="ce1">
            <text:p>20.461044</text:p>
          </table:table-cell>
          <table:table-cell office:value-type="float" office:value="44.887101999999999" table:style-name="ce1">
            <text:p>44.88710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44183" table:style-name="ce1">
            <text:p>1244183</text:p>
          </table:table-cell>
          <table:table-cell office:value-type="string" table:style-name="ce1">
            <text:p>06.02.2019,10:55</text:p>
          </table:table-cell>
          <table:table-cell office:value-type="float" office:value="20.543115" table:style-name="ce1">
            <text:p>20.543115</text:p>
          </table:table-cell>
          <table:table-cell office:value-type="float" office:value="44.723833999999997" table:style-name="ce1">
            <text:p>44.72383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44456" table:style-name="ce1">
            <text:p>1244456</text:p>
          </table:table-cell>
          <table:table-cell office:value-type="string" table:style-name="ce1">
            <text:p>06.02.2019,21:30</text:p>
          </table:table-cell>
          <table:table-cell office:value-type="float" office:value="20.584285000000001" table:style-name="ce1">
            <text:p>20.584285</text:p>
          </table:table-cell>
          <table:table-cell office:value-type="float" office:value="44.718896000000001" table:style-name="ce1">
            <text:p>44.71889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44283" table:style-name="ce1">
            <text:p>1244283</text:p>
          </table:table-cell>
          <table:table-cell office:value-type="string" table:style-name="ce1">
            <text:p>06.02.2019,21:50</text:p>
          </table:table-cell>
          <table:table-cell office:value-type="float" office:value="20.407150999999999" table:style-name="ce1">
            <text:p>20.407151</text:p>
          </table:table-cell>
          <table:table-cell office:value-type="float" office:value="44.837837" table:style-name="ce1">
            <text:p>44.83783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4135" table:style-name="ce1">
            <text:p>1244135</text:p>
          </table:table-cell>
          <table:table-cell office:value-type="string" table:style-name="ce1">
            <text:p>06.02.2019,23:00</text:p>
          </table:table-cell>
          <table:table-cell office:value-type="float" office:value="20.461048999999999" table:style-name="ce1">
            <text:p>20.461049</text:p>
          </table:table-cell>
          <table:table-cell office:value-type="float" office:value="44.747714000000002" table:style-name="ce1">
            <text:p>44.74771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4118" table:style-name="ce1">
            <text:p>1244118</text:p>
          </table:table-cell>
          <table:table-cell office:value-type="string" table:style-name="ce1">
            <text:p>06.02.2019,18:05</text:p>
          </table:table-cell>
          <table:table-cell office:value-type="float" office:value="20.54064" table:style-name="ce1">
            <text:p>20.54064</text:p>
          </table:table-cell>
          <table:table-cell office:value-type="float" office:value="44.787059999999997" table:style-name="ce1">
            <text:p>44.7870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5036" table:style-name="ce1">
            <text:p>1245036</text:p>
          </table:table-cell>
          <table:table-cell office:value-type="string" table:style-name="ce1">
            <text:p>06.02.2019,12:50</text:p>
          </table:table-cell>
          <table:table-cell office:value-type="float" office:value="20.394843000000002" table:style-name="ce1">
            <text:p>20.394843</text:p>
          </table:table-cell>
          <table:table-cell office:value-type="float" office:value="44.804197000000002" table:style-name="ce1">
            <text:p>44.80419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4127" table:style-name="ce1">
            <text:p>1244127</text:p>
          </table:table-cell>
          <table:table-cell office:value-type="string" table:style-name="ce1">
            <text:p>06.02.2019,20:10</text:p>
          </table:table-cell>
          <table:table-cell office:value-type="float" office:value="20.395067000000001" table:style-name="ce1">
            <text:p>20.395067</text:p>
          </table:table-cell>
          <table:table-cell office:value-type="float" office:value="44.804181999999997" table:style-name="ce1">
            <text:p>44.80418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4145" table:style-name="ce1">
            <text:p>1244145</text:p>
          </table:table-cell>
          <table:table-cell office:value-type="string" table:style-name="ce1">
            <text:p>06.02.2019,08:45</text:p>
          </table:table-cell>
          <table:table-cell office:value-type="float" office:value="20.469336999999999" table:style-name="ce1">
            <text:p>20.469337</text:p>
          </table:table-cell>
          <table:table-cell office:value-type="float" office:value="44.805186999999997" table:style-name="ce1">
            <text:p>44.80518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4133" table:style-name="ce1">
            <text:p>1244133</text:p>
          </table:table-cell>
          <table:table-cell office:value-type="string" table:style-name="ce1">
            <text:p>06.02.2019,23:20</text:p>
          </table:table-cell>
          <table:table-cell office:value-type="float" office:value="20.543424999999999" table:style-name="ce1">
            <text:p>20.543425</text:p>
          </table:table-cell>
          <table:table-cell office:value-type="float" office:value="44.724570999999997" table:style-name="ce1">
            <text:p>44.72457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sa kolovoza u krivini</text:p>
          </table:table-cell>
          <table:table-cell table:number-columns-repeated="16377"/>
        </table:table-row>
        <table:table-row table:style-name="ro1">
          <table:table-cell office:value-type="float" office:value="1244693" table:style-name="ce1">
            <text:p>1244693</text:p>
          </table:table-cell>
          <table:table-cell office:value-type="string" table:style-name="ce1">
            <text:p>06.02.2019,17:00</text:p>
          </table:table-cell>
          <table:table-cell office:value-type="float" office:value="20.717880000000001" table:style-name="ce1">
            <text:p>20.71788</text:p>
          </table:table-cell>
          <table:table-cell office:value-type="float" office:value="44.670729999999999" table:style-name="ce1">
            <text:p>44.6707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4098" table:style-name="ce1">
            <text:p>1244098</text:p>
          </table:table-cell>
          <table:table-cell office:value-type="string" table:style-name="ce1">
            <text:p>06.02.2019,14:15</text:p>
          </table:table-cell>
          <table:table-cell office:value-type="float" office:value="20.269947999999999" table:style-name="ce1">
            <text:p>20.269948</text:p>
          </table:table-cell>
          <table:table-cell office:value-type="float" office:value="44.791254000000002" table:style-name="ce1">
            <text:p>44.79125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6351" table:style-name="ce1">
            <text:p>1246351</text:p>
          </table:table-cell>
          <table:table-cell office:value-type="string" table:style-name="ce1">
            <text:p>06.02.2019,17:53</text:p>
          </table:table-cell>
          <table:table-cell office:value-type="float" office:value="20.414304999999999" table:style-name="ce1">
            <text:p>20.414305</text:p>
          </table:table-cell>
          <table:table-cell office:value-type="float" office:value="44.773721000000002" table:style-name="ce1">
            <text:p>44.77372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6356" table:style-name="ce1">
            <text:p>1246356</text:p>
          </table:table-cell>
          <table:table-cell office:value-type="string" table:style-name="ce1">
            <text:p>06.02.2019,20:20</text:p>
          </table:table-cell>
          <table:table-cell office:value-type="float" office:value="20.459790000000002" table:style-name="ce1">
            <text:p>20.45979</text:p>
          </table:table-cell>
          <table:table-cell office:value-type="float" office:value="44.887540000000001" table:style-name="ce1">
            <text:p>44.8875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4125" table:style-name="ce1">
            <text:p>1244125</text:p>
          </table:table-cell>
          <table:table-cell office:value-type="string" table:style-name="ce1">
            <text:p>06.02.2019,17:15</text:p>
          </table:table-cell>
          <table:table-cell office:value-type="float" office:value="20.272348999999998" table:style-name="ce1">
            <text:p>20.272349</text:p>
          </table:table-cell>
          <table:table-cell office:value-type="float" office:value="44.791384999999998" table:style-name="ce1">
            <text:p>44.79138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4130" table:style-name="ce1">
            <text:p>1244130</text:p>
          </table:table-cell>
          <table:table-cell office:value-type="string" table:style-name="ce1">
            <text:p>06.02.2019,19:20</text:p>
          </table:table-cell>
          <table:table-cell office:value-type="float" office:value="20.385902000000002" table:style-name="ce1">
            <text:p>20.385902</text:p>
          </table:table-cell>
          <table:table-cell office:value-type="float" office:value="44.841873999999997" table:style-name="ce1">
            <text:p>44.84187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4197" table:style-name="ce1">
            <text:p>1244197</text:p>
          </table:table-cell>
          <table:table-cell office:value-type="string" table:style-name="ce1">
            <text:p>06.02.2019,11:00</text:p>
          </table:table-cell>
          <table:table-cell office:value-type="float" office:value="20.370215999999999" table:style-name="ce1">
            <text:p>20.370216</text:p>
          </table:table-cell>
          <table:table-cell office:value-type="float" office:value="44.732197999999997" table:style-name="ce1">
            <text:p>44.73219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134" table:style-name="ce1">
            <text:p>1244134</text:p>
          </table:table-cell>
          <table:table-cell office:value-type="string" table:style-name="ce1">
            <text:p>06.02.2019,16:15</text:p>
          </table:table-cell>
          <table:table-cell office:value-type="float" office:value="20.304210000000001" table:style-name="ce1">
            <text:p>20.30421</text:p>
          </table:table-cell>
          <table:table-cell office:value-type="float" office:value="44.679670000000002" table:style-name="ce1">
            <text:p>44.6796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113" table:style-name="ce1">
            <text:p>1244113</text:p>
          </table:table-cell>
          <table:table-cell office:value-type="string" table:style-name="ce1">
            <text:p>06.02.2019,19:45</text:p>
          </table:table-cell>
          <table:table-cell office:value-type="float" office:value="20.477350000000001" table:style-name="ce1">
            <text:p>20.47735</text:p>
          </table:table-cell>
          <table:table-cell office:value-type="float" office:value="44.817149999999998" table:style-name="ce1">
            <text:p>44.8171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4074" table:style-name="ce1">
            <text:p>1244074</text:p>
          </table:table-cell>
          <table:table-cell office:value-type="string" table:style-name="ce1">
            <text:p>06.02.2019,10:50</text:p>
          </table:table-cell>
          <table:table-cell office:value-type="float" office:value="20.462736" table:style-name="ce1">
            <text:p>20.462736</text:p>
          </table:table-cell>
          <table:table-cell office:value-type="float" office:value="44.782862000000002" table:style-name="ce1">
            <text:p>44.78286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6043" table:style-name="ce1">
            <text:p>1246043</text:p>
          </table:table-cell>
          <table:table-cell office:value-type="string" table:style-name="ce1">
            <text:p>06.02.2019,13:25</text:p>
          </table:table-cell>
          <table:table-cell office:value-type="float" office:value="20.482685" table:style-name="ce1">
            <text:p>20.482685</text:p>
          </table:table-cell>
          <table:table-cell office:value-type="float" office:value="44.809354999999996" table:style-name="ce1">
            <text:p>44.80935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4078" table:style-name="ce1">
            <text:p>1244078</text:p>
          </table:table-cell>
          <table:table-cell office:value-type="string" table:style-name="ce1">
            <text:p>06.02.2019,11:30</text:p>
          </table:table-cell>
          <table:table-cell office:value-type="float" office:value="20.401408" table:style-name="ce1">
            <text:p>20.401408</text:p>
          </table:table-cell>
          <table:table-cell office:value-type="float" office:value="44.830148000000001" table:style-name="ce1">
            <text:p>44.83014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zdesna</text:p>
          </table:table-cell>
          <table:table-cell table:number-columns-repeated="16377"/>
        </table:table-row>
        <table:table-row table:style-name="ro1">
          <table:table-cell office:value-type="float" office:value="1244185" table:style-name="ce1">
            <text:p>1244185</text:p>
          </table:table-cell>
          <table:table-cell office:value-type="string" table:style-name="ce1">
            <text:p>06.02.2019,14:00</text:p>
          </table:table-cell>
          <table:table-cell office:value-type="float" office:value="20.328576999999999" table:style-name="ce1">
            <text:p>20.328577</text:p>
          </table:table-cell>
          <table:table-cell office:value-type="float" office:value="44.834536" table:style-name="ce1">
            <text:p>44.83453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4107" table:style-name="ce1">
            <text:p>1244107</text:p>
          </table:table-cell>
          <table:table-cell office:value-type="string" table:style-name="ce1">
            <text:p>06.02.2019,18:15</text:p>
          </table:table-cell>
          <table:table-cell office:value-type="float" office:value="20.465757" table:style-name="ce1">
            <text:p>20.465757</text:p>
          </table:table-cell>
          <table:table-cell office:value-type="float" office:value="44.769674999999999" table:style-name="ce1">
            <text:p>44.76967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polukružno okretanje ispred drugog vozila</text:p>
          </table:table-cell>
          <table:table-cell table:number-columns-repeated="16377"/>
        </table:table-row>
        <table:table-row table:style-name="ro1">
          <table:table-cell office:value-type="float" office:value="1244448" table:style-name="ce1">
            <text:p>1244448</text:p>
          </table:table-cell>
          <table:table-cell office:value-type="string" table:style-name="ce1">
            <text:p>06.02.2019,15:10</text:p>
          </table:table-cell>
          <table:table-cell office:value-type="float" office:value="20.454784" table:style-name="ce1">
            <text:p>20.454784</text:p>
          </table:table-cell>
          <table:table-cell office:value-type="float" office:value="44.796131000000003" table:style-name="ce1">
            <text:p>44.79613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4201" table:style-name="ce1">
            <text:p>1244201</text:p>
          </table:table-cell>
          <table:table-cell office:value-type="string" table:style-name="ce1">
            <text:p>06.02.2019,14:30</text:p>
          </table:table-cell>
          <table:table-cell office:value-type="float" office:value="20.479334999999999" table:style-name="ce1">
            <text:p>20.479335</text:p>
          </table:table-cell>
          <table:table-cell office:value-type="float" office:value="44.811152999999997" table:style-name="ce1">
            <text:p>44.81115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4515" table:style-name="ce1">
            <text:p>1244515</text:p>
          </table:table-cell>
          <table:table-cell office:value-type="string" table:style-name="ce1">
            <text:p>06.02.2019,07:25</text:p>
          </table:table-cell>
          <table:table-cell office:value-type="float" office:value="20.420590000000001" table:style-name="ce1">
            <text:p>20.42059</text:p>
          </table:table-cell>
          <table:table-cell office:value-type="float" office:value="44.732140000000001" table:style-name="ce1">
            <text:p>44.7321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136" table:style-name="ce1">
            <text:p>1244136</text:p>
          </table:table-cell>
          <table:table-cell office:value-type="string" table:style-name="ce1">
            <text:p>07.02.2019,04:00</text:p>
          </table:table-cell>
          <table:table-cell office:value-type="float" office:value="20.515080999999999" table:style-name="ce1">
            <text:p>20.515081</text:p>
          </table:table-cell>
          <table:table-cell office:value-type="float" office:value="44.765231999999997" table:style-name="ce1">
            <text:p>44.76523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4770" table:style-name="ce1">
            <text:p>1244770</text:p>
          </table:table-cell>
          <table:table-cell office:value-type="string" table:style-name="ce1">
            <text:p>07.02.2019,12:15</text:p>
          </table:table-cell>
          <table:table-cell office:value-type="float" office:value="20.457518" table:style-name="ce1">
            <text:p>20.457518</text:p>
          </table:table-cell>
          <table:table-cell office:value-type="float" office:value="44.811706999999998" table:style-name="ce1">
            <text:p>44.81170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4191" table:style-name="ce1">
            <text:p>1244191</text:p>
          </table:table-cell>
          <table:table-cell office:value-type="string" table:style-name="ce1">
            <text:p>07.02.2019,12:00</text:p>
          </table:table-cell>
          <table:table-cell office:value-type="float" office:value="20.421476999999999" table:style-name="ce1">
            <text:p>20.421477</text:p>
          </table:table-cell>
          <table:table-cell office:value-type="float" office:value="44.8172" table:style-name="ce1">
            <text:p>44.817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772" table:style-name="ce1">
            <text:p>1244772</text:p>
          </table:table-cell>
          <table:table-cell office:value-type="string" table:style-name="ce1">
            <text:p>07.02.2019,11:30</text:p>
          </table:table-cell>
          <table:table-cell office:value-type="float" office:value="20.413789999999999" table:style-name="ce1">
            <text:p>20.41379</text:p>
          </table:table-cell>
          <table:table-cell office:value-type="float" office:value="44.809559999999998" table:style-name="ce1">
            <text:p>44.8095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773" table:style-name="ce1">
            <text:p>1244773</text:p>
          </table:table-cell>
          <table:table-cell office:value-type="string" table:style-name="ce1">
            <text:p>07.02.2019,13:30</text:p>
          </table:table-cell>
          <table:table-cell office:value-type="float" office:value="20.397749999999998" table:style-name="ce1">
            <text:p>20.39775</text:p>
          </table:table-cell>
          <table:table-cell office:value-type="float" office:value="44.806330000000003" table:style-name="ce1">
            <text:p>44.8063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912" table:style-name="ce1">
            <text:p>1244912</text:p>
          </table:table-cell>
          <table:table-cell office:value-type="string" table:style-name="ce1">
            <text:p>07.02.2019,14:00</text:p>
          </table:table-cell>
          <table:table-cell office:value-type="float" office:value="20.470928000000001" table:style-name="ce1">
            <text:p>20.470928</text:p>
          </table:table-cell>
          <table:table-cell office:value-type="float" office:value="44.795428000000001" table:style-name="ce1">
            <text:p>44.79542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5213" table:style-name="ce1">
            <text:p>1245213</text:p>
          </table:table-cell>
          <table:table-cell office:value-type="string" table:style-name="ce1">
            <text:p>07.02.2019,07:30</text:p>
          </table:table-cell>
          <table:table-cell office:value-type="float" office:value="20.512605000000001" table:style-name="ce1">
            <text:p>20.512605</text:p>
          </table:table-cell>
          <table:table-cell office:value-type="float" office:value="44.814190000000004" table:style-name="ce1">
            <text:p>44.8141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289" table:style-name="ce1">
            <text:p>1244289</text:p>
          </table:table-cell>
          <table:table-cell office:value-type="string" table:style-name="ce1">
            <text:p>07.02.2019,07:45</text:p>
          </table:table-cell>
          <table:table-cell office:value-type="float" office:value="20.459391" table:style-name="ce1">
            <text:p>20.459391</text:p>
          </table:table-cell>
          <table:table-cell office:value-type="float" office:value="44.799450999999998" table:style-name="ce1">
            <text:p>44.79945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6046" table:style-name="ce1">
            <text:p>1246046</text:p>
          </table:table-cell>
          <table:table-cell office:value-type="string" table:style-name="ce1">
            <text:p>07.02.2019,21:00</text:p>
          </table:table-cell>
          <table:table-cell office:value-type="float" office:value="20.534967000000002" table:style-name="ce1">
            <text:p>20.534967</text:p>
          </table:table-cell>
          <table:table-cell office:value-type="float" office:value="44.788645000000002" table:style-name="ce1">
            <text:p>44.78864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428" table:style-name="ce1">
            <text:p>1244428</text:p>
          </table:table-cell>
          <table:table-cell office:value-type="string" table:style-name="ce1">
            <text:p>07.02.2019,12:00</text:p>
          </table:table-cell>
          <table:table-cell office:value-type="float" office:value="20.51961" table:style-name="ce1">
            <text:p>20.51961</text:p>
          </table:table-cell>
          <table:table-cell office:value-type="float" office:value="44.811799999999998" table:style-name="ce1">
            <text:p>44.811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158" table:style-name="ce1">
            <text:p>1244158</text:p>
          </table:table-cell>
          <table:table-cell office:value-type="string" table:style-name="ce1">
            <text:p>07.02.2019,12:40</text:p>
          </table:table-cell>
          <table:table-cell office:value-type="float" office:value="20.45908" table:style-name="ce1">
            <text:p>20.45908</text:p>
          </table:table-cell>
          <table:table-cell office:value-type="float" office:value="44.818078" table:style-name="ce1">
            <text:p>44.81807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4433" table:style-name="ce1">
            <text:p>1244433</text:p>
          </table:table-cell>
          <table:table-cell office:value-type="string" table:style-name="ce1">
            <text:p>07.02.2019,06:10</text:p>
          </table:table-cell>
          <table:table-cell office:value-type="float" office:value="20.458629999999999" table:style-name="ce1">
            <text:p>20.45863</text:p>
          </table:table-cell>
          <table:table-cell office:value-type="float" office:value="44.779299999999999" table:style-name="ce1">
            <text:p>44.779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zaustavljen na trotoaru ili biciklističkoj stazi</text:p>
          </table:table-cell>
          <table:table-cell table:number-columns-repeated="16377"/>
        </table:table-row>
        <table:table-row table:style-name="ro1">
          <table:table-cell office:value-type="float" office:value="1244160" table:style-name="ce1">
            <text:p>1244160</text:p>
          </table:table-cell>
          <table:table-cell office:value-type="string" table:style-name="ce1">
            <text:p>07.02.2019,13:40</text:p>
          </table:table-cell>
          <table:table-cell office:value-type="float" office:value="20.399979999999999" table:style-name="ce1">
            <text:p>20.39998</text:p>
          </table:table-cell>
          <table:table-cell office:value-type="float" office:value="44.831499999999998" table:style-name="ce1">
            <text:p>44.831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van raskrsnice , bez skretanja vozila</text:p>
          </table:table-cell>
          <table:table-cell table:number-columns-repeated="16377"/>
        </table:table-row>
        <table:table-row table:style-name="ro1">
          <table:table-cell office:value-type="float" office:value="1245225" table:style-name="ce1">
            <text:p>1245225</text:p>
          </table:table-cell>
          <table:table-cell office:value-type="string" table:style-name="ce1">
            <text:p>07.02.2019,10:10</text:p>
          </table:table-cell>
          <table:table-cell office:value-type="float" office:value="20.513873" table:style-name="ce1">
            <text:p>20.513873</text:p>
          </table:table-cell>
          <table:table-cell office:value-type="float" office:value="44.817436000000001" table:style-name="ce1">
            <text:p>44.81743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5410" table:style-name="ce1">
            <text:p>1245410</text:p>
          </table:table-cell>
          <table:table-cell office:value-type="string" table:style-name="ce1">
            <text:p>07.02.2019,15:30</text:p>
          </table:table-cell>
          <table:table-cell office:value-type="float" office:value="20.396324" table:style-name="ce1">
            <text:p>20.396324</text:p>
          </table:table-cell>
          <table:table-cell office:value-type="float" office:value="44.837913" table:style-name="ce1">
            <text:p>44.83791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4186" table:style-name="ce1">
            <text:p>1244186</text:p>
          </table:table-cell>
          <table:table-cell office:value-type="string" table:style-name="ce1">
            <text:p>07.02.2019,19:00</text:p>
          </table:table-cell>
          <table:table-cell office:value-type="float" office:value="20.298425000000002" table:style-name="ce1">
            <text:p>20.298425</text:p>
          </table:table-cell>
          <table:table-cell office:value-type="float" office:value="44.795426999999997" table:style-name="ce1">
            <text:p>44.79542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4903" table:style-name="ce1">
            <text:p>1244903</text:p>
          </table:table-cell>
          <table:table-cell office:value-type="string" table:style-name="ce1">
            <text:p>07.02.2019,15:50</text:p>
          </table:table-cell>
          <table:table-cell office:value-type="float" office:value="20.514230000000001" table:style-name="ce1">
            <text:p>20.51423</text:p>
          </table:table-cell>
          <table:table-cell office:value-type="float" office:value="44.901470000000003" table:style-name="ce1">
            <text:p>44.9014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životinja</text:p>
          </table:table-cell>
          <table:table-cell table:number-columns-repeated="16377"/>
        </table:table-row>
        <table:table-row table:style-name="ro1">
          <table:table-cell office:value-type="float" office:value="1245364" table:style-name="ce1">
            <text:p>1245364</text:p>
          </table:table-cell>
          <table:table-cell office:value-type="string" table:style-name="ce1">
            <text:p>07.02.2019,00:05</text:p>
          </table:table-cell>
          <table:table-cell office:value-type="float" office:value="20.542286000000001" table:style-name="ce1">
            <text:p>20.542286</text:p>
          </table:table-cell>
          <table:table-cell office:value-type="float" office:value="44.724755999999999" table:style-name="ce1">
            <text:p>44.72475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44433" table:style-name="ce1">
            <text:p>1244433</text:p>
          </table:table-cell>
          <table:table-cell office:value-type="string" table:style-name="ce1">
            <text:p>07.02.2019,06:10</text:p>
          </table:table-cell>
          <table:table-cell office:value-type="float" office:value="20.458629999999999" table:style-name="ce1">
            <text:p>20.45863</text:p>
          </table:table-cell>
          <table:table-cell office:value-type="float" office:value="44.779299999999999" table:style-name="ce1">
            <text:p>44.779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44420" table:style-name="ce1">
            <text:p>1244420</text:p>
          </table:table-cell>
          <table:table-cell office:value-type="string" table:style-name="ce1">
            <text:p>07.02.2019,14:00</text:p>
          </table:table-cell>
          <table:table-cell office:value-type="float" office:value="20.492139999999999" table:style-name="ce1">
            <text:p>20.49214</text:p>
          </table:table-cell>
          <table:table-cell office:value-type="float" office:value="44.765320000000003" table:style-name="ce1">
            <text:p>44.7653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5418" table:style-name="ce1">
            <text:p>1245418</text:p>
          </table:table-cell>
          <table:table-cell office:value-type="string" table:style-name="ce1">
            <text:p>07.02.2019,16:30</text:p>
          </table:table-cell>
          <table:table-cell office:value-type="float" office:value="20.470946999999999" table:style-name="ce1">
            <text:p>20.470947</text:p>
          </table:table-cell>
          <table:table-cell office:value-type="float" office:value="44.802007000000003" table:style-name="ce1">
            <text:p>44.80200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4192" table:style-name="ce1">
            <text:p>1244192</text:p>
          </table:table-cell>
          <table:table-cell office:value-type="string" table:style-name="ce1">
            <text:p>07.02.2019,19:50</text:p>
          </table:table-cell>
          <table:table-cell office:value-type="float" office:value="20.462288000000001" table:style-name="ce1">
            <text:p>20.462288</text:p>
          </table:table-cell>
          <table:table-cell office:value-type="float" office:value="44.804893" table:style-name="ce1">
            <text:p>44.80489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4250" table:style-name="ce1">
            <text:p>1244250</text:p>
          </table:table-cell>
          <table:table-cell office:value-type="string" table:style-name="ce1">
            <text:p>07.02.2019,10:20</text:p>
          </table:table-cell>
          <table:table-cell office:value-type="float" office:value="20.41366" table:style-name="ce1">
            <text:p>20.41366</text:p>
          </table:table-cell>
          <table:table-cell office:value-type="float" office:value="44.762799999999999" table:style-name="ce1">
            <text:p>44.762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4270" table:style-name="ce1">
            <text:p>1244270</text:p>
          </table:table-cell>
          <table:table-cell office:value-type="string" table:style-name="ce1">
            <text:p>07.02.2019,16:00</text:p>
          </table:table-cell>
          <table:table-cell office:value-type="float" office:value="20.463733999999999" table:style-name="ce1">
            <text:p>20.463734</text:p>
          </table:table-cell>
          <table:table-cell office:value-type="float" office:value="44.821416999999997" table:style-name="ce1">
            <text:p>44.82141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4433" table:style-name="ce1">
            <text:p>1244433</text:p>
          </table:table-cell>
          <table:table-cell office:value-type="string" table:style-name="ce1">
            <text:p>07.02.2019,06:10</text:p>
          </table:table-cell>
          <table:table-cell office:value-type="float" office:value="20.458629999999999" table:style-name="ce1">
            <text:p>20.45863</text:p>
          </table:table-cell>
          <table:table-cell office:value-type="float" office:value="44.779299999999999" table:style-name="ce1">
            <text:p>44.779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764" table:style-name="ce1">
            <text:p>1244764</text:p>
          </table:table-cell>
          <table:table-cell office:value-type="string" table:style-name="ce1">
            <text:p>07.02.2019,08:15</text:p>
          </table:table-cell>
          <table:table-cell office:value-type="float" office:value="20.487915000000001" table:style-name="ce1">
            <text:p>20.487915</text:p>
          </table:table-cell>
          <table:table-cell office:value-type="float" office:value="44.800159000000001" table:style-name="ce1">
            <text:p>44.80015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761" table:style-name="ce1">
            <text:p>1244761</text:p>
          </table:table-cell>
          <table:table-cell office:value-type="string" table:style-name="ce1">
            <text:p>07.02.2019,11:30</text:p>
          </table:table-cell>
          <table:table-cell office:value-type="float" office:value="20.36317" table:style-name="ce1">
            <text:p>20.36317</text:p>
          </table:table-cell>
          <table:table-cell office:value-type="float" office:value="44.831139999999998" table:style-name="ce1">
            <text:p>44.8311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4166" table:style-name="ce1">
            <text:p>1244166</text:p>
          </table:table-cell>
          <table:table-cell office:value-type="string" table:style-name="ce1">
            <text:p>07.02.2019,13:10</text:p>
          </table:table-cell>
          <table:table-cell office:value-type="float" office:value="20.467390999999999" table:style-name="ce1">
            <text:p>20.467391</text:p>
          </table:table-cell>
          <table:table-cell office:value-type="float" office:value="44.821570000000001" table:style-name="ce1">
            <text:p>44.8215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4766" table:style-name="ce1">
            <text:p>1244766</text:p>
          </table:table-cell>
          <table:table-cell office:value-type="string" table:style-name="ce1">
            <text:p>07.02.2019,11:15</text:p>
          </table:table-cell>
          <table:table-cell office:value-type="float" office:value="20.49653" table:style-name="ce1">
            <text:p>20.49653</text:p>
          </table:table-cell>
          <table:table-cell office:value-type="float" office:value="44.755690000000001" table:style-name="ce1">
            <text:p>44.7556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4359" table:style-name="ce1">
            <text:p>1244359</text:p>
          </table:table-cell>
          <table:table-cell office:value-type="string" table:style-name="ce1">
            <text:p>07.02.2019,20:00</text:p>
          </table:table-cell>
          <table:table-cell office:value-type="float" office:value="20.488796000000001" table:style-name="ce1">
            <text:p>20.488796</text:p>
          </table:table-cell>
          <table:table-cell office:value-type="float" office:value="44.799768" table:style-name="ce1">
            <text:p>44.79976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uz skretanje – nepoznato</text:p>
          </table:table-cell>
          <table:table-cell table:number-columns-repeated="16377"/>
        </table:table-row>
        <table:table-row table:style-name="ro1">
          <table:table-cell office:value-type="float" office:value="1244181" table:style-name="ce1">
            <text:p>1244181</text:p>
          </table:table-cell>
          <table:table-cell office:value-type="string" table:style-name="ce1">
            <text:p>07.02.2019,17:15</text:p>
          </table:table-cell>
          <table:table-cell office:value-type="float" office:value="20.534471" table:style-name="ce1">
            <text:p>20.534471</text:p>
          </table:table-cell>
          <table:table-cell office:value-type="float" office:value="44.851706999999998" table:style-name="ce1">
            <text:p>44.85170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576" table:style-name="ce1">
            <text:p>1244576</text:p>
          </table:table-cell>
          <table:table-cell office:value-type="string" table:style-name="ce1">
            <text:p>07.02.2019,08:00</text:p>
          </table:table-cell>
          <table:table-cell office:value-type="float" office:value="20.471499999999999" table:style-name="ce1">
            <text:p>20.4715</text:p>
          </table:table-cell>
          <table:table-cell office:value-type="float" office:value="44.777659999999997" table:style-name="ce1">
            <text:p>44.7776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5226" table:style-name="ce1">
            <text:p>1245226</text:p>
          </table:table-cell>
          <table:table-cell office:value-type="string" table:style-name="ce1">
            <text:p>07.02.2019,15:30</text:p>
          </table:table-cell>
          <table:table-cell office:value-type="float" office:value="20.475394999999999" table:style-name="ce1">
            <text:p>20.475395</text:p>
          </table:table-cell>
          <table:table-cell office:value-type="float" office:value="44.809618" table:style-name="ce1">
            <text:p>44.80961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6044" table:style-name="ce1">
            <text:p>1246044</text:p>
          </table:table-cell>
          <table:table-cell office:value-type="string" table:style-name="ce1">
            <text:p>07.02.2019,19:40</text:p>
          </table:table-cell>
          <table:table-cell office:value-type="float" office:value="20.465729" table:style-name="ce1">
            <text:p>20.465729</text:p>
          </table:table-cell>
          <table:table-cell office:value-type="float" office:value="44.799058000000002" table:style-name="ce1">
            <text:p>44.79905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4455" table:style-name="ce1">
            <text:p>1244455</text:p>
          </table:table-cell>
          <table:table-cell office:value-type="string" table:style-name="ce1">
            <text:p>07.02.2019,07:50</text:p>
          </table:table-cell>
          <table:table-cell office:value-type="float" office:value="20.466729999999998" table:style-name="ce1">
            <text:p>20.46673</text:p>
          </table:table-cell>
          <table:table-cell office:value-type="float" office:value="44.78942" table:style-name="ce1">
            <text:p>44.7894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7299" table:style-name="ce1">
            <text:p>1247299</text:p>
          </table:table-cell>
          <table:table-cell office:value-type="string" table:style-name="ce1">
            <text:p>07.02.2019,16:15</text:p>
          </table:table-cell>
          <table:table-cell office:value-type="float" office:value="20.422454999999999" table:style-name="ce1">
            <text:p>20.422455</text:p>
          </table:table-cell>
          <table:table-cell office:value-type="float" office:value="44.781447999999997" table:style-name="ce1">
            <text:p>44.78144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desno ispred vozila koje nailazi sleva</text:p>
          </table:table-cell>
          <table:table-cell table:number-columns-repeated="16377"/>
        </table:table-row>
        <table:table-row table:style-name="ro1">
          <table:table-cell office:value-type="float" office:value="1244806" table:style-name="ce1">
            <text:p>1244806</text:p>
          </table:table-cell>
          <table:table-cell office:value-type="string" table:style-name="ce1">
            <text:p>07.02.2019,05:45</text:p>
          </table:table-cell>
          <table:table-cell office:value-type="float" office:value="20.414836000000001" table:style-name="ce1">
            <text:p>20.414836</text:p>
          </table:table-cell>
          <table:table-cell office:value-type="float" office:value="44.699336000000002" table:style-name="ce1">
            <text:p>44.69933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4422" table:style-name="ce1">
            <text:p>1244422</text:p>
          </table:table-cell>
          <table:table-cell office:value-type="string" table:style-name="ce1">
            <text:p>07.02.2019,07:20</text:p>
          </table:table-cell>
          <table:table-cell office:value-type="float" office:value="20.466149999999999" table:style-name="ce1">
            <text:p>20.46615</text:p>
          </table:table-cell>
          <table:table-cell office:value-type="float" office:value="44.787190000000002" table:style-name="ce1">
            <text:p>44.7871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4435" table:style-name="ce1">
            <text:p>1244435</text:p>
          </table:table-cell>
          <table:table-cell office:value-type="string" table:style-name="ce1">
            <text:p>07.02.2019,07:30</text:p>
          </table:table-cell>
          <table:table-cell office:value-type="float" office:value="20.414259000000001" table:style-name="ce1">
            <text:p>20.414259</text:p>
          </table:table-cell>
          <table:table-cell office:value-type="float" office:value="44.771414" table:style-name="ce1">
            <text:p>44.77141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4266" table:style-name="ce1">
            <text:p>1244266</text:p>
          </table:table-cell>
          <table:table-cell office:value-type="string" table:style-name="ce1">
            <text:p>07.02.2019,14:15</text:p>
          </table:table-cell>
          <table:table-cell office:value-type="float" office:value="20.476839999999999" table:style-name="ce1">
            <text:p>20.47684</text:p>
          </table:table-cell>
          <table:table-cell office:value-type="float" office:value="44.817213000000002" table:style-name="ce1">
            <text:p>44.81721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4168" table:style-name="ce1">
            <text:p>1244168</text:p>
          </table:table-cell>
          <table:table-cell office:value-type="string" table:style-name="ce1">
            <text:p>07.02.2019,16:15</text:p>
          </table:table-cell>
          <table:table-cell office:value-type="float" office:value="20.467711999999999" table:style-name="ce1">
            <text:p>20.467712</text:p>
          </table:table-cell>
          <table:table-cell office:value-type="float" office:value="44.806825000000003" table:style-name="ce1">
            <text:p>44.80682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334" table:style-name="ce1">
            <text:p>1244334</text:p>
          </table:table-cell>
          <table:table-cell office:value-type="string" table:style-name="ce1">
            <text:p>08.02.2019,14:30</text:p>
          </table:table-cell>
          <table:table-cell office:value-type="float" office:value="20.343119999999999" table:style-name="ce1">
            <text:p>20.34312</text:p>
          </table:table-cell>
          <table:table-cell office:value-type="float" office:value="44.871729999999999" table:style-name="ce1">
            <text:p>44.8717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6431" table:style-name="ce1">
            <text:p>1246431</text:p>
          </table:table-cell>
          <table:table-cell office:value-type="string" table:style-name="ce1">
            <text:p>08.02.2019,15:50</text:p>
          </table:table-cell>
          <table:table-cell office:value-type="float" office:value="20.426721000000001" table:style-name="ce1">
            <text:p>20.426721</text:p>
          </table:table-cell>
          <table:table-cell office:value-type="float" office:value="44.792771999999999" table:style-name="ce1">
            <text:p>44.79277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4774" table:style-name="ce1">
            <text:p>1244774</text:p>
          </table:table-cell>
          <table:table-cell office:value-type="string" table:style-name="ce1">
            <text:p>08.02.2019,22:05</text:p>
          </table:table-cell>
          <table:table-cell office:value-type="float" office:value="20.414290000000001" table:style-name="ce1">
            <text:p>20.41429</text:p>
          </table:table-cell>
          <table:table-cell office:value-type="float" office:value="44.820799999999998" table:style-name="ce1">
            <text:p>44.820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332" table:style-name="ce1">
            <text:p>1244332</text:p>
          </table:table-cell>
          <table:table-cell office:value-type="string" table:style-name="ce1">
            <text:p>08.02.2019,12:40</text:p>
          </table:table-cell>
          <table:table-cell office:value-type="float" office:value="20.384309999999999" table:style-name="ce1">
            <text:p>20.38431</text:p>
          </table:table-cell>
          <table:table-cell office:value-type="float" office:value="44.801430000000003" table:style-name="ce1">
            <text:p>44.8014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6418" table:style-name="ce1">
            <text:p>1246418</text:p>
          </table:table-cell>
          <table:table-cell office:value-type="string" table:style-name="ce1">
            <text:p>08.02.2019,06:00</text:p>
          </table:table-cell>
          <table:table-cell office:value-type="float" office:value="20.421869999999998" table:style-name="ce1">
            <text:p>20.42187</text:p>
          </table:table-cell>
          <table:table-cell office:value-type="float" office:value="44.724331999999997" table:style-name="ce1">
            <text:p>44.72433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208" table:style-name="ce1">
            <text:p>1244208</text:p>
          </table:table-cell>
          <table:table-cell office:value-type="string" table:style-name="ce1">
            <text:p>08.02.2019,05:20</text:p>
          </table:table-cell>
          <table:table-cell office:value-type="float" office:value="20.457387000000001" table:style-name="ce1">
            <text:p>20.457387</text:p>
          </table:table-cell>
          <table:table-cell office:value-type="float" office:value="44.810333999999997" table:style-name="ce1">
            <text:p>44.81033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240" table:style-name="ce1">
            <text:p>1244240</text:p>
          </table:table-cell>
          <table:table-cell office:value-type="string" table:style-name="ce1">
            <text:p>08.02.2019,05:30</text:p>
          </table:table-cell>
          <table:table-cell office:value-type="float" office:value="20.335840000000001" table:style-name="ce1">
            <text:p>20.33584</text:p>
          </table:table-cell>
          <table:table-cell office:value-type="float" office:value="44.301960000000001" table:style-name="ce1">
            <text:p>44.3019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se kreće duž kolovoza suprotno od smera kretanja vozila</text:p>
          </table:table-cell>
          <table:table-cell table:number-columns-repeated="16377"/>
        </table:table-row>
        <table:table-row table:style-name="ro1">
          <table:table-cell office:value-type="float" office:value="1244243" table:style-name="ce1">
            <text:p>1244243</text:p>
          </table:table-cell>
          <table:table-cell office:value-type="string" table:style-name="ce1">
            <text:p>08.02.2019,17:20</text:p>
          </table:table-cell>
          <table:table-cell office:value-type="float" office:value="20.479710000000001" table:style-name="ce1">
            <text:p>20.47971</text:p>
          </table:table-cell>
          <table:table-cell office:value-type="float" office:value="44.790889999999997" table:style-name="ce1">
            <text:p>44.7908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se na trotoaru ili biciklističkoj stazi kreće u smeru kretanja vozila</text:p>
          </table:table-cell>
          <table:table-cell table:number-columns-repeated="16377"/>
        </table:table-row>
        <table:table-row table:style-name="ro1">
          <table:table-cell office:value-type="float" office:value="1244429" table:style-name="ce1">
            <text:p>1244429</text:p>
          </table:table-cell>
          <table:table-cell office:value-type="string" table:style-name="ce1">
            <text:p>08.02.2019,20:45</text:p>
          </table:table-cell>
          <table:table-cell office:value-type="float" office:value="20.497411" table:style-name="ce1">
            <text:p>20.497411</text:p>
          </table:table-cell>
          <table:table-cell office:value-type="float" office:value="44.756295999999999" table:style-name="ce1">
            <text:p>44.75629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van raskrsnice , bez skretanja vozila</text:p>
          </table:table-cell>
          <table:table-cell table:number-columns-repeated="16377"/>
        </table:table-row>
        <table:table-row table:style-name="ro1">
          <table:table-cell office:value-type="float" office:value="1244258" table:style-name="ce1">
            <text:p>1244258</text:p>
          </table:table-cell>
          <table:table-cell office:value-type="string" table:style-name="ce1">
            <text:p>08.02.2019,22:20</text:p>
          </table:table-cell>
          <table:table-cell office:value-type="float" office:value="20.278199999999998" table:style-name="ce1">
            <text:p>20.2782</text:p>
          </table:table-cell>
          <table:table-cell office:value-type="float" office:value="44.424149999999997" table:style-name="ce1">
            <text:p>44.4241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4252" table:style-name="ce1">
            <text:p>1244252</text:p>
          </table:table-cell>
          <table:table-cell office:value-type="string" table:style-name="ce1">
            <text:p>08.02.2019,20:00</text:p>
          </table:table-cell>
          <table:table-cell office:value-type="float" office:value="20.394272999999998" table:style-name="ce1">
            <text:p>20.394273</text:p>
          </table:table-cell>
          <table:table-cell office:value-type="float" office:value="44.804161000000001" table:style-name="ce1">
            <text:p>44.80416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7644" table:style-name="ce1">
            <text:p>1247644</text:p>
          </table:table-cell>
          <table:table-cell office:value-type="string" table:style-name="ce1">
            <text:p>08.02.2019,15:00</text:p>
          </table:table-cell>
          <table:table-cell office:value-type="float" office:value="20.418679600000001" table:style-name="ce1">
            <text:p>20.4186796</text:p>
          </table:table-cell>
          <table:table-cell office:value-type="float" office:value="44.725290700000002" table:style-name="ce1">
            <text:p>44.725290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4255" table:style-name="ce1">
            <text:p>1244255</text:p>
          </table:table-cell>
          <table:table-cell office:value-type="string" table:style-name="ce1">
            <text:p>08.02.2019,20:30</text:p>
          </table:table-cell>
          <table:table-cell office:value-type="float" office:value="20.388500000000001" table:style-name="ce1">
            <text:p>20.3885</text:p>
          </table:table-cell>
          <table:table-cell office:value-type="float" office:value="44.804259000000002" table:style-name="ce1">
            <text:p>44.80425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istom smeru uz skretanje</text:p>
          </table:table-cell>
          <table:table-cell table:number-columns-repeated="16377"/>
        </table:table-row>
        <table:table-row table:style-name="ro1">
          <table:table-cell office:value-type="float" office:value="1244352" table:style-name="ce1">
            <text:p>1244352</text:p>
          </table:table-cell>
          <table:table-cell office:value-type="string" table:style-name="ce1">
            <text:p>08.02.2019,10:00</text:p>
          </table:table-cell>
          <table:table-cell office:value-type="float" office:value="20.412997000000001" table:style-name="ce1">
            <text:p>20.412997</text:p>
          </table:table-cell>
          <table:table-cell office:value-type="float" office:value="44.842531999999999" table:style-name="ce1">
            <text:p>44.84253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istom smeru uz skretanje</text:p>
          </table:table-cell>
          <table:table-cell table:number-columns-repeated="16377"/>
        </table:table-row>
        <table:table-row table:style-name="ro1">
          <table:table-cell office:value-type="float" office:value="1244339" table:style-name="ce1">
            <text:p>1244339</text:p>
          </table:table-cell>
          <table:table-cell office:value-type="string" table:style-name="ce1">
            <text:p>08.02.2019,16:00</text:p>
          </table:table-cell>
          <table:table-cell office:value-type="float" office:value="20.545259999999999" table:style-name="ce1">
            <text:p>20.54526</text:p>
          </table:table-cell>
          <table:table-cell office:value-type="float" office:value="44.739251000000003" table:style-name="ce1">
            <text:p>44.73925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učešćem najmanje dva vozila bez skretanja (bez podataka o smeru)</text:p>
          </table:table-cell>
          <table:table-cell table:number-columns-repeated="16377"/>
        </table:table-row>
        <table:table-row table:style-name="ro1">
          <table:table-cell office:value-type="float" office:value="1244280" table:style-name="ce1">
            <text:p>1244280</text:p>
          </table:table-cell>
          <table:table-cell office:value-type="string" table:style-name="ce1">
            <text:p>08.02.2019,13:15</text:p>
          </table:table-cell>
          <table:table-cell office:value-type="float" office:value="20.315010000000001" table:style-name="ce1">
            <text:p>20.31501</text:p>
          </table:table-cell>
          <table:table-cell office:value-type="float" office:value="44.717995000000002" table:style-name="ce1">
            <text:p>44.71799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4692" table:style-name="ce1">
            <text:p>1244692</text:p>
          </table:table-cell>
          <table:table-cell office:value-type="string" table:style-name="ce1">
            <text:p>08.02.2019,17:00</text:p>
          </table:table-cell>
          <table:table-cell office:value-type="float" office:value="20.544239000000001" table:style-name="ce1">
            <text:p>20.544239</text:p>
          </table:table-cell>
          <table:table-cell office:value-type="float" office:value="44.737372000000001" table:style-name="ce1">
            <text:p>44.73737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4331" table:style-name="ce1">
            <text:p>1244331</text:p>
          </table:table-cell>
          <table:table-cell office:value-type="string" table:style-name="ce1">
            <text:p>08.02.2019,12:00</text:p>
          </table:table-cell>
          <table:table-cell office:value-type="float" office:value="20.39471" table:style-name="ce1">
            <text:p>20.39471</text:p>
          </table:table-cell>
          <table:table-cell office:value-type="float" office:value="44.804160000000003" table:style-name="ce1">
            <text:p>44.8041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4553" table:style-name="ce1">
            <text:p>1244553</text:p>
          </table:table-cell>
          <table:table-cell office:value-type="string" table:style-name="ce1">
            <text:p>08.02.2019,18:30</text:p>
          </table:table-cell>
          <table:table-cell office:value-type="float" office:value="20.473683000000001" table:style-name="ce1">
            <text:p>20.473683</text:p>
          </table:table-cell>
          <table:table-cell office:value-type="float" office:value="44.881501" table:style-name="ce1">
            <text:p>44.88150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4253" table:style-name="ce1">
            <text:p>1244253</text:p>
          </table:table-cell>
          <table:table-cell office:value-type="string" table:style-name="ce1">
            <text:p>08.02.2019,22:10</text:p>
          </table:table-cell>
          <table:table-cell office:value-type="float" office:value="20.365570999999999" table:style-name="ce1">
            <text:p>20.365571</text:p>
          </table:table-cell>
          <table:table-cell office:value-type="float" office:value="44.836781000000002" table:style-name="ce1">
            <text:p>44.83678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4443" table:style-name="ce1">
            <text:p>1244443</text:p>
          </table:table-cell>
          <table:table-cell office:value-type="string" table:style-name="ce1">
            <text:p>08.02.2019,14:30</text:p>
          </table:table-cell>
          <table:table-cell office:value-type="float" office:value="20.384343999999999" table:style-name="ce1">
            <text:p>20.384344</text:p>
          </table:table-cell>
          <table:table-cell office:value-type="float" office:value="44.828536" table:style-name="ce1">
            <text:p>44.82853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životinja</text:p>
          </table:table-cell>
          <table:table-cell table:number-columns-repeated="16377"/>
        </table:table-row>
        <table:table-row table:style-name="ro1">
          <table:table-cell office:value-type="float" office:value="1244241" table:style-name="ce1">
            <text:p>1244241</text:p>
          </table:table-cell>
          <table:table-cell office:value-type="string" table:style-name="ce1">
            <text:p>08.02.2019,18:40</text:p>
          </table:table-cell>
          <table:table-cell office:value-type="float" office:value="20.277650000000001" table:style-name="ce1">
            <text:p>20.27765</text:p>
          </table:table-cell>
          <table:table-cell office:value-type="float" office:value="44.421900000000001" table:style-name="ce1">
            <text:p>44.421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4260" table:style-name="ce1">
            <text:p>1244260</text:p>
          </table:table-cell>
          <table:table-cell office:value-type="string" table:style-name="ce1">
            <text:p>08.02.2019,21:00</text:p>
          </table:table-cell>
          <table:table-cell office:value-type="float" office:value="20.533615999999999" table:style-name="ce1">
            <text:p>20.533616</text:p>
          </table:table-cell>
          <table:table-cell office:value-type="float" office:value="44.792445999999998" table:style-name="ce1">
            <text:p>44.79244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4454" table:style-name="ce1">
            <text:p>1244454</text:p>
          </table:table-cell>
          <table:table-cell office:value-type="string" table:style-name="ce1">
            <text:p>08.02.2019,19:30</text:p>
          </table:table-cell>
          <table:table-cell office:value-type="float" office:value="20.681789999999999" table:style-name="ce1">
            <text:p>20.68179</text:p>
          </table:table-cell>
          <table:table-cell office:value-type="float" office:value="44.692570000000003" table:style-name="ce1">
            <text:p>44.6925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4227" table:style-name="ce1">
            <text:p>1244227</text:p>
          </table:table-cell>
          <table:table-cell office:value-type="string" table:style-name="ce1">
            <text:p>08.02.2019,13:10</text:p>
          </table:table-cell>
          <table:table-cell office:value-type="float" office:value="20.460916999999998" table:style-name="ce1">
            <text:p>20.460917</text:p>
          </table:table-cell>
          <table:table-cell office:value-type="float" office:value="44.813343000000003" table:style-name="ce1">
            <text:p>44.81334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4430" table:style-name="ce1">
            <text:p>1244430</text:p>
          </table:table-cell>
          <table:table-cell office:value-type="string" table:style-name="ce1">
            <text:p>08.02.2019,18:00</text:p>
          </table:table-cell>
          <table:table-cell office:value-type="float" office:value="20.520720000000001" table:style-name="ce1">
            <text:p>20.52072</text:p>
          </table:table-cell>
          <table:table-cell office:value-type="float" office:value="44.886183000000003" table:style-name="ce1">
            <text:p>44.88618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5253" table:style-name="ce1">
            <text:p>1245253</text:p>
          </table:table-cell>
          <table:table-cell office:value-type="string" table:style-name="ce1">
            <text:p>08.02.2019,21:00</text:p>
          </table:table-cell>
          <table:table-cell office:value-type="float" office:value="20.518080000000001" table:style-name="ce1">
            <text:p>20.51808</text:p>
          </table:table-cell>
          <table:table-cell office:value-type="float" office:value="44.784109999999998" table:style-name="ce1">
            <text:p>44.7841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4237" table:style-name="ce1">
            <text:p>1244237</text:p>
          </table:table-cell>
          <table:table-cell office:value-type="string" table:style-name="ce1">
            <text:p>08.02.2019,12:40</text:p>
          </table:table-cell>
          <table:table-cell office:value-type="float" office:value="20.359914" table:style-name="ce1">
            <text:p>20.359914</text:p>
          </table:table-cell>
          <table:table-cell office:value-type="float" office:value="44.827289" table:style-name="ce1">
            <text:p>44.82728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4319" table:style-name="ce1">
            <text:p>1244319</text:p>
          </table:table-cell>
          <table:table-cell office:value-type="string" table:style-name="ce1">
            <text:p>08.02.2019,09:00</text:p>
          </table:table-cell>
          <table:table-cell office:value-type="float" office:value="20.487729999999999" table:style-name="ce1">
            <text:p>20.48773</text:p>
          </table:table-cell>
          <table:table-cell office:value-type="float" office:value="44.764420999999999" table:style-name="ce1">
            <text:p>44.76442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4305" table:style-name="ce1">
            <text:p>1244305</text:p>
          </table:table-cell>
          <table:table-cell office:value-type="string" table:style-name="ce1">
            <text:p>08.02.2019,16:00</text:p>
          </table:table-cell>
          <table:table-cell office:value-type="float" office:value="20.445893999999999" table:style-name="ce1">
            <text:p>20.445894</text:p>
          </table:table-cell>
          <table:table-cell office:value-type="float" office:value="44.757165999999998" table:style-name="ce1">
            <text:p>44.75716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5313" table:style-name="ce1">
            <text:p>1245313</text:p>
          </table:table-cell>
          <table:table-cell office:value-type="string" table:style-name="ce1">
            <text:p>08.02.2019,11:45</text:p>
          </table:table-cell>
          <table:table-cell office:value-type="float" office:value="20.737365" table:style-name="ce1">
            <text:p>20.737365</text:p>
          </table:table-cell>
          <table:table-cell office:value-type="float" office:value="44.582991999999997" table:style-name="ce1">
            <text:p>44.58299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251" table:style-name="ce1">
            <text:p>1244251</text:p>
          </table:table-cell>
          <table:table-cell office:value-type="string" table:style-name="ce1">
            <text:p>08.02.2019,21:15</text:p>
          </table:table-cell>
          <table:table-cell office:value-type="float" office:value="20.390830000000001" table:style-name="ce1">
            <text:p>20.39083</text:p>
          </table:table-cell>
          <table:table-cell office:value-type="float" office:value="44.6768" table:style-name="ce1">
            <text:p>44.676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6422" table:style-name="ce1">
            <text:p>1246422</text:p>
          </table:table-cell>
          <table:table-cell office:value-type="string" table:style-name="ce1">
            <text:p>08.02.2019,10:45</text:p>
          </table:table-cell>
          <table:table-cell office:value-type="float" office:value="20.478228000000001" table:style-name="ce1">
            <text:p>20.478228</text:p>
          </table:table-cell>
          <table:table-cell office:value-type="float" office:value="44.793512999999997" table:style-name="ce1">
            <text:p>44.79351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226" table:style-name="ce1">
            <text:p>1244226</text:p>
          </table:table-cell>
          <table:table-cell office:value-type="string" table:style-name="ce1">
            <text:p>08.02.2019,12:40</text:p>
          </table:table-cell>
          <table:table-cell office:value-type="float" office:value="20.296821999999999" table:style-name="ce1">
            <text:p>20.296822</text:p>
          </table:table-cell>
          <table:table-cell office:value-type="float" office:value="44.530856999999997" table:style-name="ce1">
            <text:p>44.53085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449" table:style-name="ce1">
            <text:p>1245449</text:p>
          </table:table-cell>
          <table:table-cell office:value-type="string" table:style-name="ce1">
            <text:p>08.02.2019,20:15</text:p>
          </table:table-cell>
          <table:table-cell office:value-type="float" office:value="20.503133999999999" table:style-name="ce1">
            <text:p>20.503134</text:p>
          </table:table-cell>
          <table:table-cell office:value-type="float" office:value="44.771543000000001" table:style-name="ce1">
            <text:p>44.77154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428" table:style-name="ce1">
            <text:p>1245428</text:p>
          </table:table-cell>
          <table:table-cell office:value-type="string" table:style-name="ce1">
            <text:p>08.02.2019,09:00</text:p>
          </table:table-cell>
          <table:table-cell office:value-type="float" office:value="20.477678999999998" table:style-name="ce1">
            <text:p>20.477679</text:p>
          </table:table-cell>
          <table:table-cell office:value-type="float" office:value="44.785812" table:style-name="ce1">
            <text:p>44.78581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303" table:style-name="ce1">
            <text:p>1245303</text:p>
          </table:table-cell>
          <table:table-cell office:value-type="string" table:style-name="ce1">
            <text:p>08.02.2019,07:35</text:p>
          </table:table-cell>
          <table:table-cell office:value-type="float" office:value="20.596784" table:style-name="ce1">
            <text:p>20.596784</text:p>
          </table:table-cell>
          <table:table-cell office:value-type="float" office:value="44.746113000000001" table:style-name="ce1">
            <text:p>44.74611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347" table:style-name="ce1">
            <text:p>1244347</text:p>
          </table:table-cell>
          <table:table-cell office:value-type="string" table:style-name="ce1">
            <text:p>08.02.2019,11:30</text:p>
          </table:table-cell>
          <table:table-cell office:value-type="float" office:value="20.509193" table:style-name="ce1">
            <text:p>20.509193</text:p>
          </table:table-cell>
          <table:table-cell office:value-type="float" office:value="44.844014999999999" table:style-name="ce1">
            <text:p>44.84401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605" table:style-name="ce1">
            <text:p>1245605</text:p>
          </table:table-cell>
          <table:table-cell office:value-type="string" table:style-name="ce1">
            <text:p>08.02.2019,09:10</text:p>
          </table:table-cell>
          <table:table-cell office:value-type="float" office:value="20.453558999999998" table:style-name="ce1">
            <text:p>20.453559</text:p>
          </table:table-cell>
          <table:table-cell office:value-type="float" office:value="44.796506999999998" table:style-name="ce1">
            <text:p>44.79650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499" table:style-name="ce1">
            <text:p>1245499</text:p>
          </table:table-cell>
          <table:table-cell office:value-type="string" table:style-name="ce1">
            <text:p>08.02.2019,07:15</text:p>
          </table:table-cell>
          <table:table-cell office:value-type="float" office:value="20.425637999999999" table:style-name="ce1">
            <text:p>20.425638</text:p>
          </table:table-cell>
          <table:table-cell office:value-type="float" office:value="44.799225999999997" table:style-name="ce1">
            <text:p>44.79922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550" table:style-name="ce1">
            <text:p>1245550</text:p>
          </table:table-cell>
          <table:table-cell office:value-type="string" table:style-name="ce1">
            <text:p>08.02.2019,17:00</text:p>
          </table:table-cell>
          <table:table-cell office:value-type="float" office:value="20.418728999999999" table:style-name="ce1">
            <text:p>20.418729</text:p>
          </table:table-cell>
          <table:table-cell office:value-type="float" office:value="44.787844999999997" table:style-name="ce1">
            <text:p>44.78784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268" table:style-name="ce1">
            <text:p>1244268</text:p>
          </table:table-cell>
          <table:table-cell office:value-type="string" table:style-name="ce1">
            <text:p>08.02.2019,20:40</text:p>
          </table:table-cell>
          <table:table-cell office:value-type="float" office:value="20.487759" table:style-name="ce1">
            <text:p>20.487759</text:p>
          </table:table-cell>
          <table:table-cell office:value-type="float" office:value="44.846915000000003" table:style-name="ce1">
            <text:p>44.84691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789" table:style-name="ce1">
            <text:p>1244789</text:p>
          </table:table-cell>
          <table:table-cell office:value-type="string" table:style-name="ce1">
            <text:p>08.02.2019,20:20</text:p>
          </table:table-cell>
          <table:table-cell office:value-type="float" office:value="20.482265999999999" table:style-name="ce1">
            <text:p>20.482266</text:p>
          </table:table-cell>
          <table:table-cell office:value-type="float" office:value="44.772548999999998" table:style-name="ce1">
            <text:p>44.77254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279" table:style-name="ce1">
            <text:p>1244279</text:p>
          </table:table-cell>
          <table:table-cell office:value-type="string" table:style-name="ce1">
            <text:p>08.02.2019,13:40</text:p>
          </table:table-cell>
          <table:table-cell office:value-type="float" office:value="20.388401999999999" table:style-name="ce1">
            <text:p>20.388402</text:p>
          </table:table-cell>
          <table:table-cell office:value-type="float" office:value="44.761954000000003" table:style-name="ce1">
            <text:p>44.76195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4666" table:style-name="ce1">
            <text:p>1244666</text:p>
          </table:table-cell>
          <table:table-cell office:value-type="string" table:style-name="ce1">
            <text:p>08.02.2019,12:45</text:p>
          </table:table-cell>
          <table:table-cell office:value-type="float" office:value="20.449870000000001" table:style-name="ce1">
            <text:p>20.44987</text:p>
          </table:table-cell>
          <table:table-cell office:value-type="float" office:value="44.798307000000001" table:style-name="ce1">
            <text:p>44.79830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4351" table:style-name="ce1">
            <text:p>1244351</text:p>
          </table:table-cell>
          <table:table-cell office:value-type="string" table:style-name="ce1">
            <text:p>08.02.2019,09:00</text:p>
          </table:table-cell>
          <table:table-cell office:value-type="float" office:value="20.418225" table:style-name="ce1">
            <text:p>20.418225</text:p>
          </table:table-cell>
          <table:table-cell office:value-type="float" office:value="44.815080999999999" table:style-name="ce1">
            <text:p>44.81508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4668" table:style-name="ce1">
            <text:p>1244668</text:p>
          </table:table-cell>
          <table:table-cell office:value-type="string" table:style-name="ce1">
            <text:p>08.02.2019,08:30</text:p>
          </table:table-cell>
          <table:table-cell office:value-type="float" office:value="20.526129000000001" table:style-name="ce1">
            <text:p>20.526129</text:p>
          </table:table-cell>
          <table:table-cell office:value-type="float" office:value="44.783053000000002" table:style-name="ce1">
            <text:p>44.78305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4337" table:style-name="ce1">
            <text:p>1244337</text:p>
          </table:table-cell>
          <table:table-cell office:value-type="string" table:style-name="ce1">
            <text:p>08.02.2019,12:15</text:p>
          </table:table-cell>
          <table:table-cell office:value-type="float" office:value="20.338135000000001" table:style-name="ce1">
            <text:p>20.338135</text:p>
          </table:table-cell>
          <table:table-cell office:value-type="float" office:value="44.870646999999998" table:style-name="ce1">
            <text:p>44.87064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sleva</text:p>
          </table:table-cell>
          <table:table-cell table:number-columns-repeated="16377"/>
        </table:table-row>
        <table:table-row table:style-name="ro1">
          <table:table-cell office:value-type="float" office:value="1244318" table:style-name="ce1">
            <text:p>1244318</text:p>
          </table:table-cell>
          <table:table-cell office:value-type="string" table:style-name="ce1">
            <text:p>08.02.2019,08:05</text:p>
          </table:table-cell>
          <table:table-cell office:value-type="float" office:value="20.308501" table:style-name="ce1">
            <text:p>20.308501</text:p>
          </table:table-cell>
          <table:table-cell office:value-type="float" office:value="44.691256000000003" table:style-name="ce1">
            <text:p>44.69125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4218" table:style-name="ce1">
            <text:p>1244218</text:p>
          </table:table-cell>
          <table:table-cell office:value-type="string" table:style-name="ce1">
            <text:p>08.02.2019,07:10</text:p>
          </table:table-cell>
          <table:table-cell office:value-type="float" office:value="20.503409999999999" table:style-name="ce1">
            <text:p>20.50341</text:p>
          </table:table-cell>
          <table:table-cell office:value-type="float" office:value="44.771458000000003" table:style-name="ce1">
            <text:p>44.77145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4315" table:style-name="ce1">
            <text:p>1244315</text:p>
          </table:table-cell>
          <table:table-cell office:value-type="string" table:style-name="ce1">
            <text:p>08.02.2019,15:05</text:p>
          </table:table-cell>
          <table:table-cell office:value-type="float" office:value="20.456113999999999" table:style-name="ce1">
            <text:p>20.456114</text:p>
          </table:table-cell>
          <table:table-cell office:value-type="float" office:value="44.808290999999997" table:style-name="ce1">
            <text:p>44.80829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4313" table:style-name="ce1">
            <text:p>1244313</text:p>
          </table:table-cell>
          <table:table-cell office:value-type="string" table:style-name="ce1">
            <text:p>08.02.2019,17:30</text:p>
          </table:table-cell>
          <table:table-cell office:value-type="float" office:value="20.184180000000001" table:style-name="ce1">
            <text:p>20.18418</text:p>
          </table:table-cell>
          <table:table-cell office:value-type="float" office:value="44.643650000000001" table:style-name="ce1">
            <text:p>44.6436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4257" table:style-name="ce1">
            <text:p>1244257</text:p>
          </table:table-cell>
          <table:table-cell office:value-type="string" table:style-name="ce1">
            <text:p>08.02.2019,19:05</text:p>
          </table:table-cell>
          <table:table-cell office:value-type="float" office:value="20.285056000000001" table:style-name="ce1">
            <text:p>20.285056</text:p>
          </table:table-cell>
          <table:table-cell office:value-type="float" office:value="44.912075999999999" table:style-name="ce1">
            <text:p>44.91207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4341" table:style-name="ce1">
            <text:p>1244341</text:p>
          </table:table-cell>
          <table:table-cell office:value-type="string" table:style-name="ce1">
            <text:p>08.02.2019,16:40</text:p>
          </table:table-cell>
          <table:table-cell office:value-type="float" office:value="20.474640000000001" table:style-name="ce1">
            <text:p>20.47464</text:p>
          </table:table-cell>
          <table:table-cell office:value-type="float" office:value="44.772309999999997" table:style-name="ce1">
            <text:p>44.7723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4254" table:style-name="ce1">
            <text:p>1244254</text:p>
          </table:table-cell>
          <table:table-cell office:value-type="string" table:style-name="ce1">
            <text:p>08.02.2019,17:30</text:p>
          </table:table-cell>
          <table:table-cell office:value-type="float" office:value="20.4558" table:style-name="ce1">
            <text:p>20.4558</text:p>
          </table:table-cell>
          <table:table-cell office:value-type="float" office:value="44.814619999999998" table:style-name="ce1">
            <text:p>44.8146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6426" table:style-name="ce1">
            <text:p>1246426</text:p>
          </table:table-cell>
          <table:table-cell office:value-type="string" table:style-name="ce1">
            <text:p>08.02.2019,11:55</text:p>
          </table:table-cell>
          <table:table-cell office:value-type="float" office:value="20.448654000000001" table:style-name="ce1">
            <text:p>20.448654</text:p>
          </table:table-cell>
          <table:table-cell office:value-type="float" office:value="44.795057999999997" table:style-name="ce1">
            <text:p>44.79505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6413" table:style-name="ce1">
            <text:p>1246413</text:p>
          </table:table-cell>
          <table:table-cell office:value-type="string" table:style-name="ce1">
            <text:p>08.02.2019,06:50</text:p>
          </table:table-cell>
          <table:table-cell office:value-type="float" office:value="20.507095" table:style-name="ce1">
            <text:p>20.507095</text:p>
          </table:table-cell>
          <table:table-cell office:value-type="float" office:value="44.763454000000003" table:style-name="ce1">
            <text:p>44.76345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4285" table:style-name="ce1">
            <text:p>1244285</text:p>
          </table:table-cell>
          <table:table-cell office:value-type="string" table:style-name="ce1">
            <text:p>09.02.2019,09:50</text:p>
          </table:table-cell>
          <table:table-cell office:value-type="float" office:value="20.497118" table:style-name="ce1">
            <text:p>20.497118</text:p>
          </table:table-cell>
          <table:table-cell office:value-type="float" office:value="44.782138000000003" table:style-name="ce1">
            <text:p>44.78213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6469" table:style-name="ce1">
            <text:p>1246469</text:p>
          </table:table-cell>
          <table:table-cell office:value-type="string" table:style-name="ce1">
            <text:p>09.02.2019,18:00</text:p>
          </table:table-cell>
          <table:table-cell office:value-type="float" office:value="20.466289" table:style-name="ce1">
            <text:p>20.466289</text:p>
          </table:table-cell>
          <table:table-cell office:value-type="float" office:value="44.802087" table:style-name="ce1">
            <text:p>44.80208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4349" table:style-name="ce1">
            <text:p>1244349</text:p>
          </table:table-cell>
          <table:table-cell office:value-type="string" table:style-name="ce1">
            <text:p>09.02.2019,23:00</text:p>
          </table:table-cell>
          <table:table-cell office:value-type="float" office:value="20.341688999999999" table:style-name="ce1">
            <text:p>20.341689</text:p>
          </table:table-cell>
          <table:table-cell office:value-type="float" office:value="44.802356000000003" table:style-name="ce1">
            <text:p>44.80235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290" table:style-name="ce1">
            <text:p>1244290</text:p>
          </table:table-cell>
          <table:table-cell office:value-type="string" table:style-name="ce1">
            <text:p>09.02.2019,11:30</text:p>
          </table:table-cell>
          <table:table-cell office:value-type="float" office:value="20.475968000000002" table:style-name="ce1">
            <text:p>20.475968</text:p>
          </table:table-cell>
          <table:table-cell office:value-type="float" office:value="44.794234000000003" table:style-name="ce1">
            <text:p>44.79423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609" table:style-name="ce1">
            <text:p>1244609</text:p>
          </table:table-cell>
          <table:table-cell office:value-type="string" table:style-name="ce1">
            <text:p>09.02.2019,06:25</text:p>
          </table:table-cell>
          <table:table-cell office:value-type="float" office:value="20.457039999999999" table:style-name="ce1">
            <text:p>20.45704</text:p>
          </table:table-cell>
          <table:table-cell office:value-type="float" office:value="44.814410000000002" table:style-name="ce1">
            <text:p>44.8144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44391" table:style-name="ce1">
            <text:p>1244391</text:p>
          </table:table-cell>
          <table:table-cell office:value-type="string" table:style-name="ce1">
            <text:p>09.02.2019,13:00</text:p>
          </table:table-cell>
          <table:table-cell office:value-type="float" office:value="20.473970999999999" table:style-name="ce1">
            <text:p>20.473971</text:p>
          </table:table-cell>
          <table:table-cell office:value-type="float" office:value="44.790315" table:style-name="ce1">
            <text:p>44.79031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394" table:style-name="ce1">
            <text:p>1244394</text:p>
          </table:table-cell>
          <table:table-cell office:value-type="string" table:style-name="ce1">
            <text:p>09.02.2019,14:30</text:p>
          </table:table-cell>
          <table:table-cell office:value-type="float" office:value="20.275867999999999" table:style-name="ce1">
            <text:p>20.275868</text:p>
          </table:table-cell>
          <table:table-cell office:value-type="float" office:value="44.906899000000003" table:style-name="ce1">
            <text:p>44.90689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5965" table:style-name="ce1">
            <text:p>1245965</text:p>
          </table:table-cell>
          <table:table-cell office:value-type="string" table:style-name="ce1">
            <text:p>09.02.2019,15:15</text:p>
          </table:table-cell>
          <table:table-cell office:value-type="float" office:value="20.498145999999998" table:style-name="ce1">
            <text:p>20.498146</text:p>
          </table:table-cell>
          <table:table-cell office:value-type="float" office:value="44.787464" table:style-name="ce1">
            <text:p>44.78746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4297" table:style-name="ce1">
            <text:p>1244297</text:p>
          </table:table-cell>
          <table:table-cell office:value-type="string" table:style-name="ce1">
            <text:p>09.02.2019,13:10</text:p>
          </table:table-cell>
          <table:table-cell office:value-type="float" office:value="20.386749999999999" table:style-name="ce1">
            <text:p>20.38675</text:p>
          </table:table-cell>
          <table:table-cell office:value-type="float" office:value="44.819740000000003" table:style-name="ce1">
            <text:p>44.8197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stoji ili se kreće, sa kretanjem vozila unazad</text:p>
          </table:table-cell>
          <table:table-cell table:number-columns-repeated="16377"/>
        </table:table-row>
        <table:table-row table:style-name="ro1">
          <table:table-cell office:value-type="float" office:value="1246358" table:style-name="ce1">
            <text:p>1246358</text:p>
          </table:table-cell>
          <table:table-cell office:value-type="string" table:style-name="ce1">
            <text:p>09.02.2019,13:00</text:p>
          </table:table-cell>
          <table:table-cell office:value-type="float" office:value="20.41357" table:style-name="ce1">
            <text:p>20.41357</text:p>
          </table:table-cell>
          <table:table-cell office:value-type="float" office:value="44.815980000000003" table:style-name="ce1">
            <text:p>44.8159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6359" table:style-name="ce1">
            <text:p>1246359</text:p>
          </table:table-cell>
          <table:table-cell office:value-type="string" table:style-name="ce1">
            <text:p>09.02.2019,10:00</text:p>
          </table:table-cell>
          <table:table-cell office:value-type="float" office:value="20.384609999999999" table:style-name="ce1">
            <text:p>20.38461</text:p>
          </table:table-cell>
          <table:table-cell office:value-type="float" office:value="44.801400000000001" table:style-name="ce1">
            <text:p>44.801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5239" table:style-name="ce1">
            <text:p>1245239</text:p>
          </table:table-cell>
          <table:table-cell office:value-type="string" table:style-name="ce1">
            <text:p>09.02.2019,09:25</text:p>
          </table:table-cell>
          <table:table-cell office:value-type="float" office:value="20.365960000000001" table:style-name="ce1">
            <text:p>20.36596</text:p>
          </table:table-cell>
          <table:table-cell office:value-type="float" office:value="44.618299999999998" table:style-name="ce1">
            <text:p>44.618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4277" table:style-name="ce1">
            <text:p>1244277</text:p>
          </table:table-cell>
          <table:table-cell office:value-type="string" table:style-name="ce1">
            <text:p>09.02.2019,05:30</text:p>
          </table:table-cell>
          <table:table-cell office:value-type="float" office:value="20.402574999999999" table:style-name="ce1">
            <text:p>20.402575</text:p>
          </table:table-cell>
          <table:table-cell office:value-type="float" office:value="44.747889999999998" table:style-name="ce1">
            <text:p>44.7478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4278" table:style-name="ce1">
            <text:p>1244278</text:p>
          </table:table-cell>
          <table:table-cell office:value-type="string" table:style-name="ce1">
            <text:p>09.02.2019,06:50</text:p>
          </table:table-cell>
          <table:table-cell office:value-type="float" office:value="20.442851000000001" table:style-name="ce1">
            <text:p>20.442851</text:p>
          </table:table-cell>
          <table:table-cell office:value-type="float" office:value="44.783408999999999" table:style-name="ce1">
            <text:p>44.78340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5391" table:style-name="ce1">
            <text:p>1245391</text:p>
          </table:table-cell>
          <table:table-cell office:value-type="string" table:style-name="ce1">
            <text:p>09.02.2019,14:15</text:p>
          </table:table-cell>
          <table:table-cell office:value-type="float" office:value="20.489550999999999" table:style-name="ce1">
            <text:p>20.489551</text:p>
          </table:table-cell>
          <table:table-cell office:value-type="float" office:value="44.784007000000003" table:style-name="ce1">
            <text:p>44.78400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učešćem najmanje dva vozila bez skretanja (bez podataka o smeru)</text:p>
          </table:table-cell>
          <table:table-cell table:number-columns-repeated="16377"/>
        </table:table-row>
        <table:table-row table:style-name="ro1">
          <table:table-cell office:value-type="float" office:value="1244392" table:style-name="ce1">
            <text:p>1244392</text:p>
          </table:table-cell>
          <table:table-cell office:value-type="string" table:style-name="ce1">
            <text:p>09.02.2019,07:05</text:p>
          </table:table-cell>
          <table:table-cell office:value-type="float" office:value="20.671320000000001" table:style-name="ce1">
            <text:p>20.67132</text:p>
          </table:table-cell>
          <table:table-cell office:value-type="float" office:value="44.383029999999998" table:style-name="ce1">
            <text:p>44.3830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životinja</text:p>
          </table:table-cell>
          <table:table-cell table:number-columns-repeated="16377"/>
        </table:table-row>
        <table:table-row table:style-name="ro1">
          <table:table-cell office:value-type="float" office:value="1244292" table:style-name="ce1">
            <text:p>1244292</text:p>
          </table:table-cell>
          <table:table-cell office:value-type="string" table:style-name="ce1">
            <text:p>09.02.2019,12:00</text:p>
          </table:table-cell>
          <table:table-cell office:value-type="float" office:value="20.484764999999999" table:style-name="ce1">
            <text:p>20.484765</text:p>
          </table:table-cell>
          <table:table-cell office:value-type="float" office:value="44.782010999999997" table:style-name="ce1">
            <text:p>44.78201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životinja</text:p>
          </table:table-cell>
          <table:table-cell table:number-columns-repeated="16377"/>
        </table:table-row>
        <table:table-row table:style-name="ro1">
          <table:table-cell office:value-type="float" office:value="1245663" table:style-name="ce1">
            <text:p>1245663</text:p>
          </table:table-cell>
          <table:table-cell office:value-type="string" table:style-name="ce1">
            <text:p>09.02.2019,22:10</text:p>
          </table:table-cell>
          <table:table-cell office:value-type="float" office:value="20.414131000000001" table:style-name="ce1">
            <text:p>20.414131</text:p>
          </table:table-cell>
          <table:table-cell office:value-type="float" office:value="44.712555999999999" table:style-name="ce1">
            <text:p>44.71255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5308" table:style-name="ce1">
            <text:p>1245308</text:p>
          </table:table-cell>
          <table:table-cell office:value-type="string" table:style-name="ce1">
            <text:p>09.02.2019,21:00</text:p>
          </table:table-cell>
          <table:table-cell office:value-type="float" office:value="20.681809999999999" table:style-name="ce1">
            <text:p>20.68181</text:p>
          </table:table-cell>
          <table:table-cell office:value-type="float" office:value="44.692549999999997" table:style-name="ce1">
            <text:p>44.6925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4946" table:style-name="ce1">
            <text:p>1244946</text:p>
          </table:table-cell>
          <table:table-cell office:value-type="string" table:style-name="ce1">
            <text:p>09.02.2019,07:30</text:p>
          </table:table-cell>
          <table:table-cell office:value-type="float" office:value="20.545719999999999" table:style-name="ce1">
            <text:p>20.54572</text:p>
          </table:table-cell>
          <table:table-cell office:value-type="float" office:value="44.483179999999997" table:style-name="ce1">
            <text:p>44.4831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sa kolovoza u krivini</text:p>
          </table:table-cell>
          <table:table-cell table:number-columns-repeated="16377"/>
        </table:table-row>
        <table:table-row table:style-name="ro1">
          <table:table-cell office:value-type="float" office:value="1244599" table:style-name="ce1">
            <text:p>1244599</text:p>
          </table:table-cell>
          <table:table-cell office:value-type="string" table:style-name="ce1">
            <text:p>09.02.2019,15:10</text:p>
          </table:table-cell>
          <table:table-cell office:value-type="float" office:value="20.487341000000001" table:style-name="ce1">
            <text:p>20.487341</text:p>
          </table:table-cell>
          <table:table-cell office:value-type="float" office:value="44.817953000000003" table:style-name="ce1">
            <text:p>44.81795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4393" table:style-name="ce1">
            <text:p>1244393</text:p>
          </table:table-cell>
          <table:table-cell office:value-type="string" table:style-name="ce1">
            <text:p>09.02.2019,13:40</text:p>
          </table:table-cell>
          <table:table-cell office:value-type="float" office:value="20.173321000000001" table:style-name="ce1">
            <text:p>20.173321</text:p>
          </table:table-cell>
          <table:table-cell office:value-type="float" office:value="44.879058000000001" table:style-name="ce1">
            <text:p>44.87905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4537" table:style-name="ce1">
            <text:p>1244537</text:p>
          </table:table-cell>
          <table:table-cell office:value-type="string" table:style-name="ce1">
            <text:p>09.02.2019,17:30</text:p>
          </table:table-cell>
          <table:table-cell office:value-type="float" office:value="20.449010000000001" table:style-name="ce1">
            <text:p>20.44901</text:p>
          </table:table-cell>
          <table:table-cell office:value-type="float" office:value="44.716050000000003" table:style-name="ce1">
            <text:p>44.7160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čeoni sudar</text:p>
          </table:table-cell>
          <table:table-cell table:number-columns-repeated="16377"/>
        </table:table-row>
        <table:table-row table:style-name="ro1">
          <table:table-cell office:value-type="float" office:value="1244387" table:style-name="ce1">
            <text:p>1244387</text:p>
          </table:table-cell>
          <table:table-cell office:value-type="string" table:style-name="ce1">
            <text:p>09.02.2019,15:15</text:p>
          </table:table-cell>
          <table:table-cell office:value-type="float" office:value="20.417079000000001" table:style-name="ce1">
            <text:p>20.417079</text:p>
          </table:table-cell>
          <table:table-cell office:value-type="float" office:value="44.771121999999998" table:style-name="ce1">
            <text:p>44.77112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4390" table:style-name="ce1">
            <text:p>1244390</text:p>
          </table:table-cell>
          <table:table-cell office:value-type="string" table:style-name="ce1">
            <text:p>09.02.2019,14:00</text:p>
          </table:table-cell>
          <table:table-cell office:value-type="float" office:value="20.368169999999999" table:style-name="ce1">
            <text:p>20.36817</text:p>
          </table:table-cell>
          <table:table-cell office:value-type="float" office:value="44.714359999999999" table:style-name="ce1">
            <text:p>44.7143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6357" table:style-name="ce1">
            <text:p>1246357</text:p>
          </table:table-cell>
          <table:table-cell office:value-type="string" table:style-name="ce1">
            <text:p>09.02.2019,10:15</text:p>
          </table:table-cell>
          <table:table-cell office:value-type="float" office:value="20.41864" table:style-name="ce1">
            <text:p>20.41864</text:p>
          </table:table-cell>
          <table:table-cell office:value-type="float" office:value="44.781359999999999" table:style-name="ce1">
            <text:p>44.7813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4622" table:style-name="ce1">
            <text:p>1244622</text:p>
          </table:table-cell>
          <table:table-cell office:value-type="string" table:style-name="ce1">
            <text:p>09.02.2019,11:50</text:p>
          </table:table-cell>
          <table:table-cell office:value-type="float" office:value="20.413868000000001" table:style-name="ce1">
            <text:p>20.413868</text:p>
          </table:table-cell>
          <table:table-cell office:value-type="float" office:value="44.763703999999997" table:style-name="ce1">
            <text:p>44.76370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4348" table:style-name="ce1">
            <text:p>1244348</text:p>
          </table:table-cell>
          <table:table-cell office:value-type="string" table:style-name="ce1">
            <text:p>09.02.2019,21:30</text:p>
          </table:table-cell>
          <table:table-cell office:value-type="float" office:value="20.423501999999999" table:style-name="ce1">
            <text:p>20.423502</text:p>
          </table:table-cell>
          <table:table-cell office:value-type="float" office:value="44.811875000000001" table:style-name="ce1">
            <text:p>44.81187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4741" table:style-name="ce1">
            <text:p>1244741</text:p>
          </table:table-cell>
          <table:table-cell office:value-type="string" table:style-name="ce1">
            <text:p>09.02.2019,13:05</text:p>
          </table:table-cell>
          <table:table-cell office:value-type="float" office:value="20.557331000000001" table:style-name="ce1">
            <text:p>20.557331</text:p>
          </table:table-cell>
          <table:table-cell office:value-type="float" office:value="44.857857000000003" table:style-name="ce1">
            <text:p>44.85785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310" table:style-name="ce1">
            <text:p>1245310</text:p>
          </table:table-cell>
          <table:table-cell office:value-type="string" table:style-name="ce1">
            <text:p>09.02.2019,10:25</text:p>
          </table:table-cell>
          <table:table-cell office:value-type="float" office:value="20.441420999999998" table:style-name="ce1">
            <text:p>20.441421</text:p>
          </table:table-cell>
          <table:table-cell office:value-type="float" office:value="44.802439999999997" table:style-name="ce1">
            <text:p>44.8024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319" table:style-name="ce1">
            <text:p>1245319</text:p>
          </table:table-cell>
          <table:table-cell office:value-type="string" table:style-name="ce1">
            <text:p>09.02.2019,10:30</text:p>
          </table:table-cell>
          <table:table-cell office:value-type="float" office:value="20.439055" table:style-name="ce1">
            <text:p>20.439055</text:p>
          </table:table-cell>
          <table:table-cell office:value-type="float" office:value="44.803536000000001" table:style-name="ce1">
            <text:p>44.80353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304" table:style-name="ce1">
            <text:p>1244304</text:p>
          </table:table-cell>
          <table:table-cell office:value-type="string" table:style-name="ce1">
            <text:p>09.02.2019,10:20</text:p>
          </table:table-cell>
          <table:table-cell office:value-type="float" office:value="20.500533999999998" table:style-name="ce1">
            <text:p>20.500534</text:p>
          </table:table-cell>
          <table:table-cell office:value-type="float" office:value="44.768503000000003" table:style-name="ce1">
            <text:p>44.76850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566" table:style-name="ce1">
            <text:p>1244566</text:p>
          </table:table-cell>
          <table:table-cell office:value-type="string" table:style-name="ce1">
            <text:p>09.02.2019,02:00</text:p>
          </table:table-cell>
          <table:table-cell office:value-type="float" office:value="20.436154999999999" table:style-name="ce1">
            <text:p>20.436155</text:p>
          </table:table-cell>
          <table:table-cell office:value-type="float" office:value="44.818258999999998" table:style-name="ce1">
            <text:p>44.81825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610" table:style-name="ce1">
            <text:p>1244610</text:p>
          </table:table-cell>
          <table:table-cell office:value-type="string" table:style-name="ce1">
            <text:p>09.02.2019,13:20</text:p>
          </table:table-cell>
          <table:table-cell office:value-type="float" office:value="20.423179999999999" table:style-name="ce1">
            <text:p>20.42318</text:p>
          </table:table-cell>
          <table:table-cell office:value-type="float" office:value="44.811019999999999" table:style-name="ce1">
            <text:p>44.8110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943" table:style-name="ce1">
            <text:p>1244943</text:p>
          </table:table-cell>
          <table:table-cell office:value-type="string" table:style-name="ce1">
            <text:p>09.02.2019,10:00</text:p>
          </table:table-cell>
          <table:table-cell office:value-type="float" office:value="20.358514" table:style-name="ce1">
            <text:p>20.358514</text:p>
          </table:table-cell>
          <table:table-cell office:value-type="float" office:value="44.608808000000003" table:style-name="ce1">
            <text:p>44.60880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284" table:style-name="ce1">
            <text:p>1244284</text:p>
          </table:table-cell>
          <table:table-cell office:value-type="string" table:style-name="ce1">
            <text:p>09.02.2019,08:45</text:p>
          </table:table-cell>
          <table:table-cell office:value-type="float" office:value="20.414225999999999" table:style-name="ce1">
            <text:p>20.414226</text:p>
          </table:table-cell>
          <table:table-cell office:value-type="float" office:value="44.772353000000003" table:style-name="ce1">
            <text:p>44.77235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4306" table:style-name="ce1">
            <text:p>1244306</text:p>
          </table:table-cell>
          <table:table-cell office:value-type="string" table:style-name="ce1">
            <text:p>09.02.2019,14:55</text:p>
          </table:table-cell>
          <table:table-cell office:value-type="float" office:value="20.516276999999999" table:style-name="ce1">
            <text:p>20.516277</text:p>
          </table:table-cell>
          <table:table-cell office:value-type="float" office:value="44.792313" table:style-name="ce1">
            <text:p>44.79231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4296" table:style-name="ce1">
            <text:p>1244296</text:p>
          </table:table-cell>
          <table:table-cell office:value-type="string" table:style-name="ce1">
            <text:p>09.02.2019,08:35</text:p>
          </table:table-cell>
          <table:table-cell office:value-type="float" office:value="20.557832000000001" table:style-name="ce1">
            <text:p>20.557832</text:p>
          </table:table-cell>
          <table:table-cell office:value-type="float" office:value="44.857920999999997" table:style-name="ce1">
            <text:p>44.85792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4346" table:style-name="ce1">
            <text:p>1244346</text:p>
          </table:table-cell>
          <table:table-cell office:value-type="string" table:style-name="ce1">
            <text:p>09.02.2019,21:00</text:p>
          </table:table-cell>
          <table:table-cell office:value-type="float" office:value="20.487120000000001" table:style-name="ce1">
            <text:p>20.48712</text:p>
          </table:table-cell>
          <table:table-cell office:value-type="float" office:value="44.80265" table:style-name="ce1">
            <text:p>44.8026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4286" table:style-name="ce1">
            <text:p>1244286</text:p>
          </table:table-cell>
          <table:table-cell office:value-type="string" table:style-name="ce1">
            <text:p>09.02.2019,10:30</text:p>
          </table:table-cell>
          <table:table-cell office:value-type="float" office:value="20.438414000000002" table:style-name="ce1">
            <text:p>20.438414</text:p>
          </table:table-cell>
          <table:table-cell office:value-type="float" office:value="44.804023000000001" table:style-name="ce1">
            <text:p>44.80402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4555" table:style-name="ce1">
            <text:p>1244555</text:p>
          </table:table-cell>
          <table:table-cell office:value-type="string" table:style-name="ce1">
            <text:p>09.02.2019,04:00</text:p>
          </table:table-cell>
          <table:table-cell office:value-type="float" office:value="20.419249000000001" table:style-name="ce1">
            <text:p>20.419249</text:p>
          </table:table-cell>
          <table:table-cell office:value-type="float" office:value="44.781221000000002" table:style-name="ce1">
            <text:p>44.78122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4370" table:style-name="ce1">
            <text:p>1244370</text:p>
          </table:table-cell>
          <table:table-cell office:value-type="string" table:style-name="ce1">
            <text:p>10.02.2019,02:00</text:p>
          </table:table-cell>
          <table:table-cell office:value-type="float" office:value="20.405843000000001" table:style-name="ce1">
            <text:p>20.405843</text:p>
          </table:table-cell>
          <table:table-cell office:value-type="float" office:value="44.776940000000003" table:style-name="ce1">
            <text:p>44.7769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369" table:style-name="ce1">
            <text:p>1244369</text:p>
          </table:table-cell>
          <table:table-cell office:value-type="string" table:style-name="ce1">
            <text:p>10.02.2019,08:55</text:p>
          </table:table-cell>
          <table:table-cell office:value-type="float" office:value="20.353611999999998" table:style-name="ce1">
            <text:p>20.353612</text:p>
          </table:table-cell>
          <table:table-cell office:value-type="float" office:value="44.806708" table:style-name="ce1">
            <text:p>44.80670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6364" table:style-name="ce1">
            <text:p>1246364</text:p>
          </table:table-cell>
          <table:table-cell office:value-type="string" table:style-name="ce1">
            <text:p>10.02.2019,18:45</text:p>
          </table:table-cell>
          <table:table-cell office:value-type="float" office:value="20.398748000000001" table:style-name="ce1">
            <text:p>20.398748</text:p>
          </table:table-cell>
          <table:table-cell office:value-type="float" office:value="44.658414999999998" table:style-name="ce1">
            <text:p>44.65841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6244" table:style-name="ce1">
            <text:p>1246244</text:p>
          </table:table-cell>
          <table:table-cell office:value-type="string" table:style-name="ce1">
            <text:p>10.02.2019,18:00</text:p>
          </table:table-cell>
          <table:table-cell office:value-type="float" office:value="20.417444" table:style-name="ce1">
            <text:p>20.417444</text:p>
          </table:table-cell>
          <table:table-cell office:value-type="float" office:value="44.646639999999998" table:style-name="ce1">
            <text:p>44.6466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suprotnim smerovima uz skretanje</text:p>
          </table:table-cell>
          <table:table-cell table:number-columns-repeated="16377"/>
        </table:table-row>
        <table:table-row table:style-name="ro1">
          <table:table-cell office:value-type="float" office:value="1244820" table:style-name="ce1">
            <text:p>1244820</text:p>
          </table:table-cell>
          <table:table-cell office:value-type="string" table:style-name="ce1">
            <text:p>10.02.2019,14:35</text:p>
          </table:table-cell>
          <table:table-cell office:value-type="float" office:value="20.428439000000001" table:style-name="ce1">
            <text:p>20.428439</text:p>
          </table:table-cell>
          <table:table-cell office:value-type="float" office:value="44.677484999999997" table:style-name="ce1">
            <text:p>44.67748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6360" table:style-name="ce1">
            <text:p>1246360</text:p>
          </table:table-cell>
          <table:table-cell office:value-type="string" table:style-name="ce1">
            <text:p>10.02.2019,17:40</text:p>
          </table:table-cell>
          <table:table-cell office:value-type="float" office:value="20.533145999999999" table:style-name="ce1">
            <text:p>20.533146</text:p>
          </table:table-cell>
          <table:table-cell office:value-type="float" office:value="44.794823000000001" table:style-name="ce1">
            <text:p>44.79482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4413" table:style-name="ce1">
            <text:p>1244413</text:p>
          </table:table-cell>
          <table:table-cell office:value-type="string" table:style-name="ce1">
            <text:p>10.02.2019,19:40</text:p>
          </table:table-cell>
          <table:table-cell office:value-type="float" office:value="20.312304000000001" table:style-name="ce1">
            <text:p>20.312304</text:p>
          </table:table-cell>
          <table:table-cell office:value-type="float" office:value="44.690295999999996" table:style-name="ce1">
            <text:p>44.69029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istom smeru uz skretanje</text:p>
          </table:table-cell>
          <table:table-cell table:number-columns-repeated="16377"/>
        </table:table-row>
        <table:table-row table:style-name="ro1">
          <table:table-cell office:value-type="float" office:value="1244809" table:style-name="ce1">
            <text:p>1244809</text:p>
          </table:table-cell>
          <table:table-cell office:value-type="string" table:style-name="ce1">
            <text:p>10.02.2019,14:30</text:p>
          </table:table-cell>
          <table:table-cell office:value-type="float" office:value="20.529938000000001" table:style-name="ce1">
            <text:p>20.529938</text:p>
          </table:table-cell>
          <table:table-cell office:value-type="float" office:value="44.792693" table:style-name="ce1">
            <text:p>44.79269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4400" table:style-name="ce1">
            <text:p>1244400</text:p>
          </table:table-cell>
          <table:table-cell office:value-type="string" table:style-name="ce1">
            <text:p>10.02.2019,17:20</text:p>
          </table:table-cell>
          <table:table-cell office:value-type="float" office:value="20.487105" table:style-name="ce1">
            <text:p>20.487105</text:p>
          </table:table-cell>
          <table:table-cell office:value-type="float" office:value="44.817841000000001" table:style-name="ce1">
            <text:p>44.81784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4409" table:style-name="ce1">
            <text:p>1244409</text:p>
          </table:table-cell>
          <table:table-cell office:value-type="string" table:style-name="ce1">
            <text:p>10.02.2019,21:45</text:p>
          </table:table-cell>
          <table:table-cell office:value-type="float" office:value="20.493403000000001" table:style-name="ce1">
            <text:p>20.493403</text:p>
          </table:table-cell>
          <table:table-cell office:value-type="float" office:value="44.882223000000003" table:style-name="ce1">
            <text:p>44.88222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4383" table:style-name="ce1">
            <text:p>1244383</text:p>
          </table:table-cell>
          <table:table-cell office:value-type="string" table:style-name="ce1">
            <text:p>10.02.2019,13:00</text:p>
          </table:table-cell>
          <table:table-cell office:value-type="float" office:value="20.443424" table:style-name="ce1">
            <text:p>20.443424</text:p>
          </table:table-cell>
          <table:table-cell office:value-type="float" office:value="44.780821000000003" table:style-name="ce1">
            <text:p>44.78082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4501" table:style-name="ce1">
            <text:p>1244501</text:p>
          </table:table-cell>
          <table:table-cell office:value-type="string" table:style-name="ce1">
            <text:p>10.02.2019,15:00</text:p>
          </table:table-cell>
          <table:table-cell office:value-type="float" office:value="20.030049999999999" table:style-name="ce1">
            <text:p>20.03005</text:p>
          </table:table-cell>
          <table:table-cell office:value-type="float" office:value="44.597430000000003" table:style-name="ce1">
            <text:p>44.5974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čeoni sudar</text:p>
          </table:table-cell>
          <table:table-cell table:number-columns-repeated="16377"/>
        </table:table-row>
        <table:table-row table:style-name="ro1">
          <table:table-cell office:value-type="float" office:value="1244368" table:style-name="ce1">
            <text:p>1244368</text:p>
          </table:table-cell>
          <table:table-cell office:value-type="string" table:style-name="ce1">
            <text:p>10.02.2019,11:00</text:p>
          </table:table-cell>
          <table:table-cell office:value-type="float" office:value="20.669286" table:style-name="ce1">
            <text:p>20.669286</text:p>
          </table:table-cell>
          <table:table-cell office:value-type="float" office:value="44.564289000000002" table:style-name="ce1">
            <text:p>44.56428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386" table:style-name="ce1">
            <text:p>1244386</text:p>
          </table:table-cell>
          <table:table-cell office:value-type="string" table:style-name="ce1">
            <text:p>10.02.2019,15:15</text:p>
          </table:table-cell>
          <table:table-cell office:value-type="float" office:value="20.40401" table:style-name="ce1">
            <text:p>20.40401</text:p>
          </table:table-cell>
          <table:table-cell office:value-type="float" office:value="44.77666" table:style-name="ce1">
            <text:p>44.7766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018" table:style-name="ce1">
            <text:p>1245018</text:p>
          </table:table-cell>
          <table:table-cell office:value-type="string" table:style-name="ce1">
            <text:p>10.02.2019,23:50</text:p>
          </table:table-cell>
          <table:table-cell office:value-type="float" office:value="20.55518" table:style-name="ce1">
            <text:p>20.55518</text:p>
          </table:table-cell>
          <table:table-cell office:value-type="float" office:value="44.751489999999997" table:style-name="ce1">
            <text:p>44.7514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804" table:style-name="ce1">
            <text:p>1244804</text:p>
          </table:table-cell>
          <table:table-cell office:value-type="string" table:style-name="ce1">
            <text:p>10.02.2019,13:45</text:p>
          </table:table-cell>
          <table:table-cell office:value-type="float" office:value="20.500817000000001" table:style-name="ce1">
            <text:p>20.500817</text:p>
          </table:table-cell>
          <table:table-cell office:value-type="float" office:value="44.784322000000003" table:style-name="ce1">
            <text:p>44.78432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527" table:style-name="ce1">
            <text:p>1244527</text:p>
          </table:table-cell>
          <table:table-cell office:value-type="string" table:style-name="ce1">
            <text:p>10.02.2019,15:00</text:p>
          </table:table-cell>
          <table:table-cell office:value-type="float" office:value="20.412731999999998" table:style-name="ce1">
            <text:p>20.412732</text:p>
          </table:table-cell>
          <table:table-cell office:value-type="float" office:value="44.765740000000001" table:style-name="ce1">
            <text:p>44.7657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6371" table:style-name="ce1">
            <text:p>1246371</text:p>
          </table:table-cell>
          <table:table-cell office:value-type="string" table:style-name="ce1">
            <text:p>10.02.2019,22:30</text:p>
          </table:table-cell>
          <table:table-cell office:value-type="float" office:value="20.500518" table:style-name="ce1">
            <text:p>20.500518</text:p>
          </table:table-cell>
          <table:table-cell office:value-type="float" office:value="44.768386999999997" table:style-name="ce1">
            <text:p>44.76838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500" table:style-name="ce1">
            <text:p>1244500</text:p>
          </table:table-cell>
          <table:table-cell office:value-type="string" table:style-name="ce1">
            <text:p>10.02.2019,14:20</text:p>
          </table:table-cell>
          <table:table-cell office:value-type="float" office:value="20.437657999999999" table:style-name="ce1">
            <text:p>20.437658</text:p>
          </table:table-cell>
          <table:table-cell office:value-type="float" office:value="44.738703000000001" table:style-name="ce1">
            <text:p>44.73870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4418" table:style-name="ce1">
            <text:p>1244418</text:p>
          </table:table-cell>
          <table:table-cell office:value-type="string" table:style-name="ce1">
            <text:p>10.02.2019,22:50</text:p>
          </table:table-cell>
          <table:table-cell office:value-type="float" office:value="20.252569999999999" table:style-name="ce1">
            <text:p>20.25257</text:p>
          </table:table-cell>
          <table:table-cell office:value-type="float" office:value="44.386490000000002" table:style-name="ce1">
            <text:p>44.3864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sleva</text:p>
          </table:table-cell>
          <table:table-cell table:number-columns-repeated="16377"/>
        </table:table-row>
        <table:table-row table:style-name="ro1">
          <table:table-cell office:value-type="float" office:value="1244401" table:style-name="ce1">
            <text:p>1244401</text:p>
          </table:table-cell>
          <table:table-cell office:value-type="string" table:style-name="ce1">
            <text:p>10.02.2019,17:40</text:p>
          </table:table-cell>
          <table:table-cell office:value-type="float" office:value="20.48517" table:style-name="ce1">
            <text:p>20.48517</text:p>
          </table:table-cell>
          <table:table-cell office:value-type="float" office:value="44.851176000000002" table:style-name="ce1">
            <text:p>44.85117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zdesna</text:p>
          </table:table-cell>
          <table:table-cell table:number-columns-repeated="16377"/>
        </table:table-row>
        <table:table-row table:style-name="ro1">
          <table:table-cell office:value-type="float" office:value="1244372" table:style-name="ce1">
            <text:p>1244372</text:p>
          </table:table-cell>
          <table:table-cell office:value-type="string" table:style-name="ce1">
            <text:p>10.02.2019,11:15</text:p>
          </table:table-cell>
          <table:table-cell office:value-type="float" office:value="20.412223999999998" table:style-name="ce1">
            <text:p>20.412224</text:p>
          </table:table-cell>
          <table:table-cell office:value-type="float" office:value="44.751131000000001" table:style-name="ce1">
            <text:p>44.75113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4367" table:style-name="ce1">
            <text:p>1244367</text:p>
          </table:table-cell>
          <table:table-cell office:value-type="string" table:style-name="ce1">
            <text:p>10.02.2019,09:35</text:p>
          </table:table-cell>
          <table:table-cell office:value-type="float" office:value="20.4602" table:style-name="ce1">
            <text:p>20.4602</text:p>
          </table:table-cell>
          <table:table-cell office:value-type="float" office:value="44.805599999999998" table:style-name="ce1">
            <text:p>44.805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4416" table:style-name="ce1">
            <text:p>1244416</text:p>
          </table:table-cell>
          <table:table-cell office:value-type="string" table:style-name="ce1">
            <text:p>10.02.2019,18:10</text:p>
          </table:table-cell>
          <table:table-cell office:value-type="float" office:value="20.495422999999999" table:style-name="ce1">
            <text:p>20.495423</text:p>
          </table:table-cell>
          <table:table-cell office:value-type="float" office:value="44.763029000000003" table:style-name="ce1">
            <text:p>44.76302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4444" table:style-name="ce1">
            <text:p>1244444</text:p>
          </table:table-cell>
          <table:table-cell office:value-type="string" table:style-name="ce1">
            <text:p>10.02.2019,14:45</text:p>
          </table:table-cell>
          <table:table-cell office:value-type="float" office:value="20.496210000000001" table:style-name="ce1">
            <text:p>20.49621</text:p>
          </table:table-cell>
          <table:table-cell office:value-type="float" office:value="44.78436" table:style-name="ce1">
            <text:p>44.7843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– ostale situacije</text:p>
          </table:table-cell>
          <table:table-cell table:number-columns-repeated="16377"/>
        </table:table-row>
        <table:table-row table:style-name="ro1">
          <table:table-cell office:value-type="float" office:value="1244815" table:style-name="ce1">
            <text:p>1244815</text:p>
          </table:table-cell>
          <table:table-cell office:value-type="string" table:style-name="ce1">
            <text:p>11.02.2019,15:50</text:p>
          </table:table-cell>
          <table:table-cell office:value-type="float" office:value="20.38382" table:style-name="ce1">
            <text:p>20.38382</text:p>
          </table:table-cell>
          <table:table-cell office:value-type="float" office:value="44.814644999999999" table:style-name="ce1">
            <text:p>44.81464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5976" table:style-name="ce1">
            <text:p>1245976</text:p>
          </table:table-cell>
          <table:table-cell office:value-type="string" table:style-name="ce1">
            <text:p>11.02.2019,16:20</text:p>
          </table:table-cell>
          <table:table-cell office:value-type="float" office:value="20.308008999999998" table:style-name="ce1">
            <text:p>20.308009</text:p>
          </table:table-cell>
          <table:table-cell office:value-type="float" office:value="44.834167000000001" table:style-name="ce1">
            <text:p>44.83416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4530" table:style-name="ce1">
            <text:p>1244530</text:p>
          </table:table-cell>
          <table:table-cell office:value-type="string" table:style-name="ce1">
            <text:p>11.02.2019,18:00</text:p>
          </table:table-cell>
          <table:table-cell office:value-type="float" office:value="20.508977000000002" table:style-name="ce1">
            <text:p>20.508977</text:p>
          </table:table-cell>
          <table:table-cell office:value-type="float" office:value="44.782640000000001" table:style-name="ce1">
            <text:p>44.7826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529" table:style-name="ce1">
            <text:p>1244529</text:p>
          </table:table-cell>
          <table:table-cell office:value-type="string" table:style-name="ce1">
            <text:p>11.02.2019,23:00</text:p>
          </table:table-cell>
          <table:table-cell office:value-type="float" office:value="20.458652000000001" table:style-name="ce1">
            <text:p>20.458652</text:p>
          </table:table-cell>
          <table:table-cell office:value-type="float" office:value="44.713321000000001" table:style-name="ce1">
            <text:p>44.71332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790" table:style-name="ce1">
            <text:p>1244790</text:p>
          </table:table-cell>
          <table:table-cell office:value-type="string" table:style-name="ce1">
            <text:p>11.02.2019,18:00</text:p>
          </table:table-cell>
          <table:table-cell office:value-type="float" office:value="20.452127999999998" table:style-name="ce1">
            <text:p>20.452128</text:p>
          </table:table-cell>
          <table:table-cell office:value-type="float" office:value="44.819164000000001" table:style-name="ce1">
            <text:p>44.81916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450" table:style-name="ce1">
            <text:p>1244450</text:p>
          </table:table-cell>
          <table:table-cell office:value-type="string" table:style-name="ce1">
            <text:p>11.02.2019,08:20</text:p>
          </table:table-cell>
          <table:table-cell office:value-type="float" office:value="20.512039999999999" table:style-name="ce1">
            <text:p>20.51204</text:p>
          </table:table-cell>
          <table:table-cell office:value-type="float" office:value="44.845469999999999" table:style-name="ce1">
            <text:p>44.8454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5023" table:style-name="ce1">
            <text:p>1245023</text:p>
          </table:table-cell>
          <table:table-cell office:value-type="string" table:style-name="ce1">
            <text:p>11.02.2019,15:45</text:p>
          </table:table-cell>
          <table:table-cell office:value-type="float" office:value="20.486094000000001" table:style-name="ce1">
            <text:p>20.486094</text:p>
          </table:table-cell>
          <table:table-cell office:value-type="float" office:value="44.784292999999998" table:style-name="ce1">
            <text:p>44.78429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sa skretanjem vozila ulevo, u raskrsnici</text:p>
          </table:table-cell>
          <table:table-cell table:number-columns-repeated="16377"/>
        </table:table-row>
        <table:table-row table:style-name="ro1">
          <table:table-cell office:value-type="float" office:value="1244919" table:style-name="ce1">
            <text:p>1244919</text:p>
          </table:table-cell>
          <table:table-cell office:value-type="string" table:style-name="ce1">
            <text:p>11.02.2019,08:50</text:p>
          </table:table-cell>
          <table:table-cell office:value-type="float" office:value="20.378433000000001" table:style-name="ce1">
            <text:p>20.378433</text:p>
          </table:table-cell>
          <table:table-cell office:value-type="float" office:value="44.849248000000003" table:style-name="ce1">
            <text:p>44.84924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pri otvaranju vrata</text:p>
          </table:table-cell>
          <table:table-cell table:number-columns-repeated="16377"/>
        </table:table-row>
        <table:table-row table:style-name="ro1">
          <table:table-cell office:value-type="float" office:value="1244473" table:style-name="ce1">
            <text:p>1244473</text:p>
          </table:table-cell>
          <table:table-cell office:value-type="string" table:style-name="ce1">
            <text:p>11.02.2019,12:00</text:p>
          </table:table-cell>
          <table:table-cell office:value-type="float" office:value="20.457025999999999" table:style-name="ce1">
            <text:p>20.457026</text:p>
          </table:table-cell>
          <table:table-cell office:value-type="float" office:value="44.872110999999997" table:style-name="ce1">
            <text:p>44.87211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se kreće na trotoaru ili biciklističkoj stazi</text:p>
          </table:table-cell>
          <table:table-cell table:number-columns-repeated="16377"/>
        </table:table-row>
        <table:table-row table:style-name="ro1">
          <table:table-cell office:value-type="float" office:value="1245209" table:style-name="ce1">
            <text:p>1245209</text:p>
          </table:table-cell>
          <table:table-cell office:value-type="string" table:style-name="ce1">
            <text:p>11.02.2019,08:10</text:p>
          </table:table-cell>
          <table:table-cell office:value-type="float" office:value="20.464708999999999" table:style-name="ce1">
            <text:p>20.464709</text:p>
          </table:table-cell>
          <table:table-cell office:value-type="float" office:value="44.815325999999999" table:style-name="ce1">
            <text:p>44.81532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stoji ili se kreće, sa kretanjem vozila unazad</text:p>
          </table:table-cell>
          <table:table-cell table:number-columns-repeated="16377"/>
        </table:table-row>
        <table:table-row table:style-name="ro1">
          <table:table-cell office:value-type="float" office:value="1244560" table:style-name="ce1">
            <text:p>1244560</text:p>
          </table:table-cell>
          <table:table-cell office:value-type="string" table:style-name="ce1">
            <text:p>11.02.2019,17:00</text:p>
          </table:table-cell>
          <table:table-cell office:value-type="float" office:value="20.404499999999999" table:style-name="ce1">
            <text:p>20.4045</text:p>
          </table:table-cell>
          <table:table-cell office:value-type="float" office:value="44.806289999999997" table:style-name="ce1">
            <text:p>44.8062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preko kolovoza, u ili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44466" table:style-name="ce1">
            <text:p>1244466</text:p>
          </table:table-cell>
          <table:table-cell office:value-type="string" table:style-name="ce1">
            <text:p>11.02.2019,13:00</text:p>
          </table:table-cell>
          <table:table-cell office:value-type="float" office:value="20.476669999999999" table:style-name="ce1">
            <text:p>20.47667</text:p>
          </table:table-cell>
          <table:table-cell office:value-type="float" office:value="44.798659999999998" table:style-name="ce1">
            <text:p>44.7986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preko kolovoza, u raskrsnici, bez skretanja vozila</text:p>
          </table:table-cell>
          <table:table-cell table:number-columns-repeated="16377"/>
        </table:table-row>
        <table:table-row table:style-name="ro1">
          <table:table-cell office:value-type="float" office:value="1244496" table:style-name="ce1">
            <text:p>1244496</text:p>
          </table:table-cell>
          <table:table-cell office:value-type="string" table:style-name="ce1">
            <text:p>11.02.2019,18:30</text:p>
          </table:table-cell>
          <table:table-cell office:value-type="float" office:value="20.467500000000001" table:style-name="ce1">
            <text:p>20.4675</text:p>
          </table:table-cell>
          <table:table-cell office:value-type="float" office:value="44.81812" table:style-name="ce1">
            <text:p>44.8181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van raskrsnice , bez skretanja vozila</text:p>
          </table:table-cell>
          <table:table-cell table:number-columns-repeated="16377"/>
        </table:table-row>
        <table:table-row table:style-name="ro1">
          <table:table-cell office:value-type="float" office:value="1244509" table:style-name="ce1">
            <text:p>1244509</text:p>
          </table:table-cell>
          <table:table-cell office:value-type="string" table:style-name="ce1">
            <text:p>11.02.2019,18:50</text:p>
          </table:table-cell>
          <table:table-cell office:value-type="float" office:value="20.195139999999999" table:style-name="ce1">
            <text:p>20.19514</text:p>
          </table:table-cell>
          <table:table-cell office:value-type="float" office:value="44.655250000000002" table:style-name="ce1">
            <text:p>44.6552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van raskrsnice , bez skretanja vozila</text:p>
          </table:table-cell>
          <table:table-cell table:number-columns-repeated="16377"/>
        </table:table-row>
        <table:table-row table:style-name="ro1">
          <table:table-cell office:value-type="float" office:value="1245210" table:style-name="ce1">
            <text:p>1245210</text:p>
          </table:table-cell>
          <table:table-cell office:value-type="string" table:style-name="ce1">
            <text:p>11.02.2019,13:45</text:p>
          </table:table-cell>
          <table:table-cell office:value-type="float" office:value="20.522364" table:style-name="ce1">
            <text:p>20.522364</text:p>
          </table:table-cell>
          <table:table-cell office:value-type="float" office:value="44.777335000000001" table:style-name="ce1">
            <text:p>44.77733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van raskrsnice , bez skretanja vozila</text:p>
          </table:table-cell>
          <table:table-cell table:number-columns-repeated="16377"/>
        </table:table-row>
        <table:table-row table:style-name="ro1">
          <table:table-cell office:value-type="float" office:value="1244813" table:style-name="ce1">
            <text:p>1244813</text:p>
          </table:table-cell>
          <table:table-cell office:value-type="string" table:style-name="ce1">
            <text:p>11.02.2019,18:40</text:p>
          </table:table-cell>
          <table:table-cell office:value-type="float" office:value="20.488306000000001" table:style-name="ce1">
            <text:p>20.488306</text:p>
          </table:table-cell>
          <table:table-cell office:value-type="float" office:value="44.761316999999998" table:style-name="ce1">
            <text:p>44.76131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van raskrsnice , bez skretanja vozila</text:p>
          </table:table-cell>
          <table:table-cell table:number-columns-repeated="16377"/>
        </table:table-row>
        <table:table-row table:style-name="ro1">
          <table:table-cell office:value-type="float" office:value="1244461" table:style-name="ce1">
            <text:p>1244461</text:p>
          </table:table-cell>
          <table:table-cell office:value-type="string" table:style-name="ce1">
            <text:p>11.02.2019,10:15</text:p>
          </table:table-cell>
          <table:table-cell office:value-type="float" office:value="20.402804" table:style-name="ce1">
            <text:p>20.402804</text:p>
          </table:table-cell>
          <table:table-cell office:value-type="float" office:value="44.812604999999998" table:style-name="ce1">
            <text:p>44.81260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5464" table:style-name="ce1">
            <text:p>1245464</text:p>
          </table:table-cell>
          <table:table-cell office:value-type="string" table:style-name="ce1">
            <text:p>11.02.2019,12:30</text:p>
          </table:table-cell>
          <table:table-cell office:value-type="float" office:value="20.447946000000002" table:style-name="ce1">
            <text:p>20.447946</text:p>
          </table:table-cell>
          <table:table-cell office:value-type="float" office:value="44.793919000000002" table:style-name="ce1">
            <text:p>44.79391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4493" table:style-name="ce1">
            <text:p>1244493</text:p>
          </table:table-cell>
          <table:table-cell office:value-type="string" table:style-name="ce1">
            <text:p>11.02.2019,18:00</text:p>
          </table:table-cell>
          <table:table-cell office:value-type="float" office:value="20.436425" table:style-name="ce1">
            <text:p>20.436425</text:p>
          </table:table-cell>
          <table:table-cell office:value-type="float" office:value="44.814484" table:style-name="ce1">
            <text:p>44.81448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4807" table:style-name="ce1">
            <text:p>1244807</text:p>
          </table:table-cell>
          <table:table-cell office:value-type="string" table:style-name="ce1">
            <text:p>11.02.2019,13:15</text:p>
          </table:table-cell>
          <table:table-cell office:value-type="float" office:value="20.443753000000001" table:style-name="ce1">
            <text:p>20.443753</text:p>
          </table:table-cell>
          <table:table-cell office:value-type="float" office:value="44.796818000000002" table:style-name="ce1">
            <text:p>44.79681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4684" table:style-name="ce1">
            <text:p>1244684</text:p>
          </table:table-cell>
          <table:table-cell office:value-type="string" table:style-name="ce1">
            <text:p>11.02.2019,21:30</text:p>
          </table:table-cell>
          <table:table-cell office:value-type="float" office:value="20.359566999999998" table:style-name="ce1">
            <text:p>20.359567</text:p>
          </table:table-cell>
          <table:table-cell office:value-type="float" office:value="44.807645999999998" table:style-name="ce1">
            <text:p>44.80764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učešćem najmanje dva vozila bez skretanja (bez podataka o smeru)</text:p>
          </table:table-cell>
          <table:table-cell table:number-columns-repeated="16377"/>
        </table:table-row>
        <table:table-row table:style-name="ro1">
          <table:table-cell office:value-type="float" office:value="1244437" table:style-name="ce1">
            <text:p>1244437</text:p>
          </table:table-cell>
          <table:table-cell office:value-type="string" table:style-name="ce1">
            <text:p>11.02.2019,06:25</text:p>
          </table:table-cell>
          <table:table-cell office:value-type="float" office:value="20.459409999999998" table:style-name="ce1">
            <text:p>20.45941</text:p>
          </table:table-cell>
          <table:table-cell office:value-type="float" office:value="44.80498" table:style-name="ce1">
            <text:p>44.8049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4681" table:style-name="ce1">
            <text:p>1244681</text:p>
          </table:table-cell>
          <table:table-cell office:value-type="string" table:style-name="ce1">
            <text:p>11.02.2019,21:40</text:p>
          </table:table-cell>
          <table:table-cell office:value-type="float" office:value="20.547224" table:style-name="ce1">
            <text:p>20.547224</text:p>
          </table:table-cell>
          <table:table-cell office:value-type="float" office:value="44.736429000000001" table:style-name="ce1">
            <text:p>44.73642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6532" table:style-name="ce1">
            <text:p>1246532</text:p>
          </table:table-cell>
          <table:table-cell office:value-type="string" table:style-name="ce1">
            <text:p>11.02.2019,19:40</text:p>
          </table:table-cell>
          <table:table-cell office:value-type="float" office:value="20.716804" table:style-name="ce1">
            <text:p>20.716804</text:p>
          </table:table-cell>
          <table:table-cell office:value-type="float" office:value="44.673507000000001" table:style-name="ce1">
            <text:p>44.67350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4463" table:style-name="ce1">
            <text:p>1244463</text:p>
          </table:table-cell>
          <table:table-cell office:value-type="string" table:style-name="ce1">
            <text:p>11.02.2019,11:30</text:p>
          </table:table-cell>
          <table:table-cell office:value-type="float" office:value="20.362853999999999" table:style-name="ce1">
            <text:p>20.362854</text:p>
          </table:table-cell>
          <table:table-cell office:value-type="float" office:value="44.736685999999999" table:style-name="ce1">
            <text:p>44.73668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istom smeru uz skretanje</text:p>
          </table:table-cell>
          <table:table-cell table:number-columns-repeated="16377"/>
        </table:table-row>
        <table:table-row table:style-name="ro1">
          <table:table-cell office:value-type="float" office:value="1245980" table:style-name="ce1">
            <text:p>1245980</text:p>
          </table:table-cell>
          <table:table-cell office:value-type="string" table:style-name="ce1">
            <text:p>11.02.2019,15:00</text:p>
          </table:table-cell>
          <table:table-cell office:value-type="float" office:value="20.642059" table:style-name="ce1">
            <text:p>20.642059</text:p>
          </table:table-cell>
          <table:table-cell office:value-type="float" office:value="44.610292999999999" table:style-name="ce1">
            <text:p>44.61029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44507" table:style-name="ce1">
            <text:p>1244507</text:p>
          </table:table-cell>
          <table:table-cell office:value-type="string" table:style-name="ce1">
            <text:p>11.02.2019,19:30</text:p>
          </table:table-cell>
          <table:table-cell office:value-type="float" office:value="20.309428" table:style-name="ce1">
            <text:p>20.309428</text:p>
          </table:table-cell>
          <table:table-cell office:value-type="float" office:value="44.834225000000004" table:style-name="ce1">
            <text:p>44.83422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44784" table:style-name="ce1">
            <text:p>1244784</text:p>
          </table:table-cell>
          <table:table-cell office:value-type="string" table:style-name="ce1">
            <text:p>11.02.2019,23:00</text:p>
          </table:table-cell>
          <table:table-cell office:value-type="float" office:value="20.461058999999999" table:style-name="ce1">
            <text:p>20.461059</text:p>
          </table:table-cell>
          <table:table-cell office:value-type="float" office:value="44.719667000000001" table:style-name="ce1">
            <text:p>44.71966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5524" table:style-name="ce1">
            <text:p>1245524</text:p>
          </table:table-cell>
          <table:table-cell office:value-type="string" table:style-name="ce1">
            <text:p>11.02.2019,14:45</text:p>
          </table:table-cell>
          <table:table-cell office:value-type="float" office:value="20.468630999999998" table:style-name="ce1">
            <text:p>20.468631</text:p>
          </table:table-cell>
          <table:table-cell office:value-type="float" office:value="44.791570999999998" table:style-name="ce1">
            <text:p>44.79157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4810" table:style-name="ce1">
            <text:p>1244810</text:p>
          </table:table-cell>
          <table:table-cell office:value-type="string" table:style-name="ce1">
            <text:p>11.02.2019,20:40</text:p>
          </table:table-cell>
          <table:table-cell office:value-type="float" office:value="20.394843000000002" table:style-name="ce1">
            <text:p>20.394843</text:p>
          </table:table-cell>
          <table:table-cell office:value-type="float" office:value="44.804197000000002" table:style-name="ce1">
            <text:p>44.80419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4417" table:style-name="ce1">
            <text:p>1244417</text:p>
          </table:table-cell>
          <table:table-cell office:value-type="string" table:style-name="ce1">
            <text:p>11.02.2019,00:10</text:p>
          </table:table-cell>
          <table:table-cell office:value-type="float" office:value="20.461532999999999" table:style-name="ce1">
            <text:p>20.461533</text:p>
          </table:table-cell>
          <table:table-cell office:value-type="float" office:value="44.719399000000003" table:style-name="ce1">
            <text:p>44.71939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5421" table:style-name="ce1">
            <text:p>1245421</text:p>
          </table:table-cell>
          <table:table-cell office:value-type="string" table:style-name="ce1">
            <text:p>11.02.2019,10:00</text:p>
          </table:table-cell>
          <table:table-cell office:value-type="float" office:value="20.355443000000001" table:style-name="ce1">
            <text:p>20.355443</text:p>
          </table:table-cell>
          <table:table-cell office:value-type="float" office:value="44.862313" table:style-name="ce1">
            <text:p>44.86231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4531" table:style-name="ce1">
            <text:p>1244531</text:p>
          </table:table-cell>
          <table:table-cell office:value-type="string" table:style-name="ce1">
            <text:p>11.02.2019,20:45</text:p>
          </table:table-cell>
          <table:table-cell office:value-type="float" office:value="20.548100000000002" table:style-name="ce1">
            <text:p>20.5481</text:p>
          </table:table-cell>
          <table:table-cell office:value-type="float" office:value="44.736263000000001" table:style-name="ce1">
            <text:p>44.73626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4690" table:style-name="ce1">
            <text:p>1244690</text:p>
          </table:table-cell>
          <table:table-cell office:value-type="string" table:style-name="ce1">
            <text:p>11.02.2019,19:00</text:p>
          </table:table-cell>
          <table:table-cell office:value-type="float" office:value="20.382960000000001" table:style-name="ce1">
            <text:p>20.38296</text:p>
          </table:table-cell>
          <table:table-cell office:value-type="float" office:value="44.584739999999996" table:style-name="ce1">
            <text:p>44.5847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44592" table:style-name="ce1">
            <text:p>1244592</text:p>
          </table:table-cell>
          <table:table-cell office:value-type="string" table:style-name="ce1">
            <text:p>11.02.2019,16:30</text:p>
          </table:table-cell>
          <table:table-cell office:value-type="float" office:value="20.369717999999999" table:style-name="ce1">
            <text:p>20.369718</text:p>
          </table:table-cell>
          <table:table-cell office:value-type="float" office:value="44.706541999999999" table:style-name="ce1">
            <text:p>44.70654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4523" table:style-name="ce1">
            <text:p>1244523</text:p>
          </table:table-cell>
          <table:table-cell office:value-type="string" table:style-name="ce1">
            <text:p>11.02.2019,22:00</text:p>
          </table:table-cell>
          <table:table-cell office:value-type="float" office:value="20.475166999999999" table:style-name="ce1">
            <text:p>20.475167</text:p>
          </table:table-cell>
          <table:table-cell office:value-type="float" office:value="44.775637000000003" table:style-name="ce1">
            <text:p>44.77563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4524" table:style-name="ce1">
            <text:p>1244524</text:p>
          </table:table-cell>
          <table:table-cell office:value-type="string" table:style-name="ce1">
            <text:p>11.02.2019,18:30</text:p>
          </table:table-cell>
          <table:table-cell office:value-type="float" office:value="20.498923000000001" table:style-name="ce1">
            <text:p>20.498923</text:p>
          </table:table-cell>
          <table:table-cell office:value-type="float" office:value="44.795578999999996" table:style-name="ce1">
            <text:p>44.79557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5199" table:style-name="ce1">
            <text:p>1245199</text:p>
          </table:table-cell>
          <table:table-cell office:value-type="string" table:style-name="ce1">
            <text:p>11.02.2019,10:23</text:p>
          </table:table-cell>
          <table:table-cell office:value-type="float" office:value="20.40645" table:style-name="ce1">
            <text:p>20.40645</text:p>
          </table:table-cell>
          <table:table-cell office:value-type="float" office:value="44.804850000000002" table:style-name="ce1">
            <text:p>44.8048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4574" table:style-name="ce1">
            <text:p>1244574</text:p>
          </table:table-cell>
          <table:table-cell office:value-type="string" table:style-name="ce1">
            <text:p>11.02.2019,15:00</text:p>
          </table:table-cell>
          <table:table-cell office:value-type="float" office:value="20.489602000000001" table:style-name="ce1">
            <text:p>20.489602</text:p>
          </table:table-cell>
          <table:table-cell office:value-type="float" office:value="44.783082999999998" table:style-name="ce1">
            <text:p>44.78308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4472" table:style-name="ce1">
            <text:p>1244472</text:p>
          </table:table-cell>
          <table:table-cell office:value-type="string" table:style-name="ce1">
            <text:p>11.02.2019,15:00</text:p>
          </table:table-cell>
          <table:table-cell office:value-type="float" office:value="20.642208" table:style-name="ce1">
            <text:p>20.642208</text:p>
          </table:table-cell>
          <table:table-cell office:value-type="float" office:value="44.610802999999997" table:style-name="ce1">
            <text:p>44.61080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bez prepreka na kolovozu na nepoznat, nespecificiran način</text:p>
          </table:table-cell>
          <table:table-cell table:number-columns-repeated="16377"/>
        </table:table-row>
        <table:table-row table:style-name="ro1">
          <table:table-cell office:value-type="float" office:value="1246081" table:style-name="ce1">
            <text:p>1246081</text:p>
          </table:table-cell>
          <table:table-cell office:value-type="string" table:style-name="ce1">
            <text:p>11.02.2019,19:00</text:p>
          </table:table-cell>
          <table:table-cell office:value-type="float" office:value="20.463630999999999" table:style-name="ce1">
            <text:p>20.463631</text:p>
          </table:table-cell>
          <table:table-cell office:value-type="float" office:value="44.811525000000003" table:style-name="ce1">
            <text:p>44.81152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bez prepreka na kolovozu na nepoznat, nespecificiran način</text:p>
          </table:table-cell>
          <table:table-cell table:number-columns-repeated="16377"/>
        </table:table-row>
        <table:table-row table:style-name="ro1">
          <table:table-cell office:value-type="float" office:value="1244593" table:style-name="ce1">
            <text:p>1244593</text:p>
          </table:table-cell>
          <table:table-cell office:value-type="string" table:style-name="ce1">
            <text:p>11.02.2019,16:30</text:p>
          </table:table-cell>
          <table:table-cell office:value-type="float" office:value="20.434947000000001" table:style-name="ce1">
            <text:p>20.434947</text:p>
          </table:table-cell>
          <table:table-cell office:value-type="float" office:value="44.812044999999998" table:style-name="ce1">
            <text:p>44.81204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4591" table:style-name="ce1">
            <text:p>1244591</text:p>
          </table:table-cell>
          <table:table-cell office:value-type="string" table:style-name="ce1">
            <text:p>11.02.2019,10:20</text:p>
          </table:table-cell>
          <table:table-cell office:value-type="float" office:value="20.533314000000001" table:style-name="ce1">
            <text:p>20.533314</text:p>
          </table:table-cell>
          <table:table-cell office:value-type="float" office:value="44.776262000000003" table:style-name="ce1">
            <text:p>44.77626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4532" table:style-name="ce1">
            <text:p>1244532</text:p>
          </table:table-cell>
          <table:table-cell office:value-type="string" table:style-name="ce1">
            <text:p>11.02.2019,22:50</text:p>
          </table:table-cell>
          <table:table-cell office:value-type="float" office:value="20.262201999999998" table:style-name="ce1">
            <text:p>20.262202</text:p>
          </table:table-cell>
          <table:table-cell office:value-type="float" office:value="44.378869999999999" table:style-name="ce1">
            <text:p>44.3788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uz skretanje – nepoznato</text:p>
          </table:table-cell>
          <table:table-cell table:number-columns-repeated="16377"/>
        </table:table-row>
        <table:table-row table:style-name="ro1">
          <table:table-cell office:value-type="float" office:value="1245754" table:style-name="ce1">
            <text:p>1245754</text:p>
          </table:table-cell>
          <table:table-cell office:value-type="string" table:style-name="ce1">
            <text:p>11.02.2019,16:00</text:p>
          </table:table-cell>
          <table:table-cell office:value-type="float" office:value="20.503122999999999" table:style-name="ce1">
            <text:p>20.503123</text:p>
          </table:table-cell>
          <table:table-cell office:value-type="float" office:value="44.771425000000001" table:style-name="ce1">
            <text:p>44.77142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506" table:style-name="ce1">
            <text:p>1244506</text:p>
          </table:table-cell>
          <table:table-cell office:value-type="string" table:style-name="ce1">
            <text:p>11.02.2019,16:50</text:p>
          </table:table-cell>
          <table:table-cell office:value-type="float" office:value="20.371448999999998" table:style-name="ce1">
            <text:p>20.371449</text:p>
          </table:table-cell>
          <table:table-cell office:value-type="float" office:value="44.861908999999997" table:style-name="ce1">
            <text:p>44.86190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595" table:style-name="ce1">
            <text:p>1244595</text:p>
          </table:table-cell>
          <table:table-cell office:value-type="string" table:style-name="ce1">
            <text:p>11.02.2019,13:15</text:p>
          </table:table-cell>
          <table:table-cell office:value-type="float" office:value="20.48902" table:style-name="ce1">
            <text:p>20.48902</text:p>
          </table:table-cell>
          <table:table-cell office:value-type="float" office:value="44.818049999999999" table:style-name="ce1">
            <text:p>44.8180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072" table:style-name="ce1">
            <text:p>1245072</text:p>
          </table:table-cell>
          <table:table-cell office:value-type="string" table:style-name="ce1">
            <text:p>11.02.2019,16:00</text:p>
          </table:table-cell>
          <table:table-cell office:value-type="float" office:value="20.449365" table:style-name="ce1">
            <text:p>20.449365</text:p>
          </table:table-cell>
          <table:table-cell office:value-type="float" office:value="44.798634999999997" table:style-name="ce1">
            <text:p>44.79863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zdesna</text:p>
          </table:table-cell>
          <table:table-cell table:number-columns-repeated="16377"/>
        </table:table-row>
        <table:table-row table:style-name="ro1">
          <table:table-cell office:value-type="float" office:value="1245812" table:style-name="ce1">
            <text:p>1245812</text:p>
          </table:table-cell>
          <table:table-cell office:value-type="string" table:style-name="ce1">
            <text:p>11.02.2019,17:00</text:p>
          </table:table-cell>
          <table:table-cell office:value-type="float" office:value="20.457394000000001" table:style-name="ce1">
            <text:p>20.457394</text:p>
          </table:table-cell>
          <table:table-cell office:value-type="float" office:value="44.805987999999999" table:style-name="ce1">
            <text:p>44.80598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4502" table:style-name="ce1">
            <text:p>1244502</text:p>
          </table:table-cell>
          <table:table-cell office:value-type="string" table:style-name="ce1">
            <text:p>11.02.2019,18:25</text:p>
          </table:table-cell>
          <table:table-cell office:value-type="float" office:value="20.466889999999999" table:style-name="ce1">
            <text:p>20.46689</text:p>
          </table:table-cell>
          <table:table-cell office:value-type="float" office:value="44.802370000000003" table:style-name="ce1">
            <text:p>44.8023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6048" table:style-name="ce1">
            <text:p>1246048</text:p>
          </table:table-cell>
          <table:table-cell office:value-type="string" table:style-name="ce1">
            <text:p>11.02.2019,17:45</text:p>
          </table:table-cell>
          <table:table-cell office:value-type="float" office:value="20.471900000000002" table:style-name="ce1">
            <text:p>20.4719</text:p>
          </table:table-cell>
          <table:table-cell office:value-type="float" office:value="44.870798000000001" table:style-name="ce1">
            <text:p>44.87079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4767" table:style-name="ce1">
            <text:p>1244767</text:p>
          </table:table-cell>
          <table:table-cell office:value-type="string" table:style-name="ce1">
            <text:p>11.02.2019,15:00</text:p>
          </table:table-cell>
          <table:table-cell office:value-type="float" office:value="20.419809000000001" table:style-name="ce1">
            <text:p>20.419809</text:p>
          </table:table-cell>
          <table:table-cell office:value-type="float" office:value="44.808163999999998" table:style-name="ce1">
            <text:p>44.80816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4812" table:style-name="ce1">
            <text:p>1244812</text:p>
          </table:table-cell>
          <table:table-cell office:value-type="string" table:style-name="ce1">
            <text:p>11.02.2019,23:50</text:p>
          </table:table-cell>
          <table:table-cell office:value-type="float" office:value="20.476906" table:style-name="ce1">
            <text:p>20.476906</text:p>
          </table:table-cell>
          <table:table-cell office:value-type="float" office:value="44.816431000000001" table:style-name="ce1">
            <text:p>44.81643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4590" table:style-name="ce1">
            <text:p>1244590</text:p>
          </table:table-cell>
          <table:table-cell office:value-type="string" table:style-name="ce1">
            <text:p>11.02.2019,14:00</text:p>
          </table:table-cell>
          <table:table-cell office:value-type="float" office:value="20.431909999999998" table:style-name="ce1">
            <text:p>20.43191</text:p>
          </table:table-cell>
          <table:table-cell office:value-type="float" office:value="44.744655000000002" table:style-name="ce1">
            <text:p>44.74465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4682" table:style-name="ce1">
            <text:p>1244682</text:p>
          </table:table-cell>
          <table:table-cell office:value-type="string" table:style-name="ce1">
            <text:p>11.02.2019,20:40</text:p>
          </table:table-cell>
          <table:table-cell office:value-type="float" office:value="20.503478000000001" table:style-name="ce1">
            <text:p>20.503478</text:p>
          </table:table-cell>
          <table:table-cell office:value-type="float" office:value="44.771467000000001" table:style-name="ce1">
            <text:p>44.77146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4568" table:style-name="ce1">
            <text:p>1244568</text:p>
          </table:table-cell>
          <table:table-cell office:value-type="string" table:style-name="ce1">
            <text:p>11.02.2019,14:00</text:p>
          </table:table-cell>
          <table:table-cell office:value-type="float" office:value="20.532791" table:style-name="ce1">
            <text:p>20.532791</text:p>
          </table:table-cell>
          <table:table-cell office:value-type="float" office:value="44.774284999999999" table:style-name="ce1">
            <text:p>44.77428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4905" table:style-name="ce1">
            <text:p>1244905</text:p>
          </table:table-cell>
          <table:table-cell office:value-type="string" table:style-name="ce1">
            <text:p>11.02.2019,15:15</text:p>
          </table:table-cell>
          <table:table-cell office:value-type="float" office:value="20.38092" table:style-name="ce1">
            <text:p>20.38092</text:p>
          </table:table-cell>
          <table:table-cell office:value-type="float" office:value="44.84252" table:style-name="ce1">
            <text:p>44.8425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4517" table:style-name="ce1">
            <text:p>1244517</text:p>
          </table:table-cell>
          <table:table-cell office:value-type="string" table:style-name="ce1">
            <text:p>11.02.2019,19:30</text:p>
          </table:table-cell>
          <table:table-cell office:value-type="float" office:value="20.208071" table:style-name="ce1">
            <text:p>20.208071</text:p>
          </table:table-cell>
          <table:table-cell office:value-type="float" office:value="44.655465999999997" table:style-name="ce1">
            <text:p>44.65546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5447" table:style-name="ce1">
            <text:p>1245447</text:p>
          </table:table-cell>
          <table:table-cell office:value-type="string" table:style-name="ce1">
            <text:p>11.02.2019,08:30</text:p>
          </table:table-cell>
          <table:table-cell office:value-type="float" office:value="20.41872" table:style-name="ce1">
            <text:p>20.41872</text:p>
          </table:table-cell>
          <table:table-cell office:value-type="float" office:value="44.787840000000003" table:style-name="ce1">
            <text:p>44.7878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4574" table:style-name="ce1">
            <text:p>1244574</text:p>
          </table:table-cell>
          <table:table-cell office:value-type="string" table:style-name="ce1">
            <text:p>11.02.2019,15:00</text:p>
          </table:table-cell>
          <table:table-cell office:value-type="float" office:value="20.489602000000001" table:style-name="ce1">
            <text:p>20.489602</text:p>
          </table:table-cell>
          <table:table-cell office:value-type="float" office:value="44.783082999999998" table:style-name="ce1">
            <text:p>44.78308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4526" table:style-name="ce1">
            <text:p>1244526</text:p>
          </table:table-cell>
          <table:table-cell office:value-type="string" table:style-name="ce1">
            <text:p>12.02.2019,00:40</text:p>
          </table:table-cell>
          <table:table-cell office:value-type="float" office:value="20.386147000000001" table:style-name="ce1">
            <text:p>20.386147</text:p>
          </table:table-cell>
          <table:table-cell office:value-type="float" office:value="44.689953000000003" table:style-name="ce1">
            <text:p>44.68995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848" table:style-name="ce1">
            <text:p>1244848</text:p>
          </table:table-cell>
          <table:table-cell office:value-type="string" table:style-name="ce1">
            <text:p>12.02.2019,14:25</text:p>
          </table:table-cell>
          <table:table-cell office:value-type="float" office:value="20.499919999999999" table:style-name="ce1">
            <text:p>20.49992</text:p>
          </table:table-cell>
          <table:table-cell office:value-type="float" office:value="44.799779000000001" table:style-name="ce1">
            <text:p>44.79977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4910" table:style-name="ce1">
            <text:p>1244910</text:p>
          </table:table-cell>
          <table:table-cell office:value-type="string" table:style-name="ce1">
            <text:p>12.02.2019,19:50</text:p>
          </table:table-cell>
          <table:table-cell office:value-type="float" office:value="20.36938" table:style-name="ce1">
            <text:p>20.36938</text:p>
          </table:table-cell>
          <table:table-cell office:value-type="float" office:value="44.850740000000002" table:style-name="ce1">
            <text:p>44.8507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5634" table:style-name="ce1">
            <text:p>1245634</text:p>
          </table:table-cell>
          <table:table-cell office:value-type="string" table:style-name="ce1">
            <text:p>12.02.2019,13:15</text:p>
          </table:table-cell>
          <table:table-cell office:value-type="float" office:value="20.486000000000001" table:style-name="ce1">
            <text:p>20.486</text:p>
          </table:table-cell>
          <table:table-cell office:value-type="float" office:value="44.740560000000002" table:style-name="ce1">
            <text:p>44.7405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44561" table:style-name="ce1">
            <text:p>1244561</text:p>
          </table:table-cell>
          <table:table-cell office:value-type="string" table:style-name="ce1">
            <text:p>12.02.2019,00:30</text:p>
          </table:table-cell>
          <table:table-cell office:value-type="float" office:value="20.428574000000001" table:style-name="ce1">
            <text:p>20.428574</text:p>
          </table:table-cell>
          <table:table-cell office:value-type="float" office:value="44.723059999999997" table:style-name="ce1">
            <text:p>44.7230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794" table:style-name="ce1">
            <text:p>1244794</text:p>
          </table:table-cell>
          <table:table-cell office:value-type="string" table:style-name="ce1">
            <text:p>12.02.2019,11:30</text:p>
          </table:table-cell>
          <table:table-cell office:value-type="float" office:value="20.419298999999999" table:style-name="ce1">
            <text:p>20.419299</text:p>
          </table:table-cell>
          <table:table-cell office:value-type="float" office:value="44.814157999999999" table:style-name="ce1">
            <text:p>44.81415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4698" table:style-name="ce1">
            <text:p>1244698</text:p>
          </table:table-cell>
          <table:table-cell office:value-type="string" table:style-name="ce1">
            <text:p>12.02.2019,15:00</text:p>
          </table:table-cell>
          <table:table-cell office:value-type="float" office:value="20.413319999999999" table:style-name="ce1">
            <text:p>20.41332</text:p>
          </table:table-cell>
          <table:table-cell office:value-type="float" office:value="44.768520000000002" table:style-name="ce1">
            <text:p>44.7685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se kreće duž kolovoza u smeru kretanja vozila</text:p>
          </table:table-cell>
          <table:table-cell table:number-columns-repeated="16377"/>
        </table:table-row>
        <table:table-row table:style-name="ro1">
          <table:table-cell office:value-type="float" office:value="1244548" table:style-name="ce1">
            <text:p>1244548</text:p>
          </table:table-cell>
          <table:table-cell office:value-type="string" table:style-name="ce1">
            <text:p>12.02.2019,03:00</text:p>
          </table:table-cell>
          <table:table-cell office:value-type="float" office:value="20.474301000000001" table:style-name="ce1">
            <text:p>20.474301</text:p>
          </table:table-cell>
          <table:table-cell office:value-type="float" office:value="44.805743" table:style-name="ce1">
            <text:p>44.80574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preko kolovoza sa skretanjem vozila ulevo, u raskrsnici</text:p>
          </table:table-cell>
          <table:table-cell table:number-columns-repeated="16377"/>
        </table:table-row>
        <table:table-row table:style-name="ro1">
          <table:table-cell office:value-type="float" office:value="1244587" table:style-name="ce1">
            <text:p>1244587</text:p>
          </table:table-cell>
          <table:table-cell office:value-type="string" table:style-name="ce1">
            <text:p>12.02.2019,17:45</text:p>
          </table:table-cell>
          <table:table-cell office:value-type="float" office:value="20.412305" table:style-name="ce1">
            <text:p>20.412305</text:p>
          </table:table-cell>
          <table:table-cell office:value-type="float" office:value="44.840766000000002" table:style-name="ce1">
            <text:p>44.84076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van raskrsnice , bez skretanja vozila</text:p>
          </table:table-cell>
          <table:table-cell table:number-columns-repeated="16377"/>
        </table:table-row>
        <table:table-row table:style-name="ro1">
          <table:table-cell office:value-type="float" office:value="1244800" table:style-name="ce1">
            <text:p>1244800</text:p>
          </table:table-cell>
          <table:table-cell office:value-type="string" table:style-name="ce1">
            <text:p>12.02.2019,13:10</text:p>
          </table:table-cell>
          <table:table-cell office:value-type="float" office:value="20.466384000000001" table:style-name="ce1">
            <text:p>20.466384</text:p>
          </table:table-cell>
          <table:table-cell office:value-type="float" office:value="44.799971999999997" table:style-name="ce1">
            <text:p>44.79997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4855" table:style-name="ce1">
            <text:p>1244855</text:p>
          </table:table-cell>
          <table:table-cell office:value-type="string" table:style-name="ce1">
            <text:p>12.02.2019,10:20</text:p>
          </table:table-cell>
          <table:table-cell office:value-type="float" office:value="20.398340000000001" table:style-name="ce1">
            <text:p>20.39834</text:p>
          </table:table-cell>
          <table:table-cell office:value-type="float" office:value="44.774290000000001" table:style-name="ce1">
            <text:p>44.7742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4683" table:style-name="ce1">
            <text:p>1244683</text:p>
          </table:table-cell>
          <table:table-cell office:value-type="string" table:style-name="ce1">
            <text:p>12.02.2019,19:30</text:p>
          </table:table-cell>
          <table:table-cell office:value-type="float" office:value="20.604495" table:style-name="ce1">
            <text:p>20.604495</text:p>
          </table:table-cell>
          <table:table-cell office:value-type="float" office:value="44.447795999999997" table:style-name="ce1">
            <text:p>44.44779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suprotnim smerovima uz skretanje</text:p>
          </table:table-cell>
          <table:table-cell table:number-columns-repeated="16377"/>
        </table:table-row>
        <table:table-row table:style-name="ro1">
          <table:table-cell office:value-type="float" office:value="1244671" table:style-name="ce1">
            <text:p>1244671</text:p>
          </table:table-cell>
          <table:table-cell office:value-type="string" table:style-name="ce1">
            <text:p>12.02.2019,06:50</text:p>
          </table:table-cell>
          <table:table-cell office:value-type="float" office:value="20.487670999999999" table:style-name="ce1">
            <text:p>20.487671</text:p>
          </table:table-cell>
          <table:table-cell office:value-type="float" office:value="44.846747999999998" table:style-name="ce1">
            <text:p>44.84674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5414" table:style-name="ce1">
            <text:p>1245414</text:p>
          </table:table-cell>
          <table:table-cell office:value-type="string" table:style-name="ce1">
            <text:p>12.02.2019,22:05</text:p>
          </table:table-cell>
          <table:table-cell office:value-type="float" office:value="20.345179999999999" table:style-name="ce1">
            <text:p>20.34518</text:p>
          </table:table-cell>
          <table:table-cell office:value-type="float" office:value="44.677529999999997" table:style-name="ce1">
            <text:p>44.6775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4835" table:style-name="ce1">
            <text:p>1244835</text:p>
          </table:table-cell>
          <table:table-cell office:value-type="string" table:style-name="ce1">
            <text:p>12.02.2019,14:50</text:p>
          </table:table-cell>
          <table:table-cell office:value-type="float" office:value="20.191668" table:style-name="ce1">
            <text:p>20.191668</text:p>
          </table:table-cell>
          <table:table-cell office:value-type="float" office:value="44.874023000000001" table:style-name="ce1">
            <text:p>44.87402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4678" table:style-name="ce1">
            <text:p>1244678</text:p>
          </table:table-cell>
          <table:table-cell office:value-type="string" table:style-name="ce1">
            <text:p>12.02.2019,11:20</text:p>
          </table:table-cell>
          <table:table-cell office:value-type="float" office:value="20.490382" table:style-name="ce1">
            <text:p>20.490382</text:p>
          </table:table-cell>
          <table:table-cell office:value-type="float" office:value="44.792261000000003" table:style-name="ce1">
            <text:p>44.79226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4649" table:style-name="ce1">
            <text:p>1244649</text:p>
          </table:table-cell>
          <table:table-cell office:value-type="string" table:style-name="ce1">
            <text:p>12.02.2019,08:10</text:p>
          </table:table-cell>
          <table:table-cell office:value-type="float" office:value="20.54796" table:style-name="ce1">
            <text:p>20.54796</text:p>
          </table:table-cell>
          <table:table-cell office:value-type="float" office:value="44.736310000000003" table:style-name="ce1">
            <text:p>44.7363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4662" table:style-name="ce1">
            <text:p>1244662</text:p>
          </table:table-cell>
          <table:table-cell office:value-type="string" table:style-name="ce1">
            <text:p>12.02.2019,16:50</text:p>
          </table:table-cell>
          <table:table-cell office:value-type="float" office:value="20.612673000000001" table:style-name="ce1">
            <text:p>20.612673</text:p>
          </table:table-cell>
          <table:table-cell office:value-type="float" office:value="44.664254" table:style-name="ce1">
            <text:p>44.66425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4762" table:style-name="ce1">
            <text:p>1244762</text:p>
          </table:table-cell>
          <table:table-cell office:value-type="string" table:style-name="ce1">
            <text:p>12.02.2019,18:45</text:p>
          </table:table-cell>
          <table:table-cell office:value-type="float" office:value="20.384865999999999" table:style-name="ce1">
            <text:p>20.384866</text:p>
          </table:table-cell>
          <table:table-cell office:value-type="float" office:value="44.818696000000003" table:style-name="ce1">
            <text:p>44.81869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4854" table:style-name="ce1">
            <text:p>1244854</text:p>
          </table:table-cell>
          <table:table-cell office:value-type="string" table:style-name="ce1">
            <text:p>12.02.2019,13:40</text:p>
          </table:table-cell>
          <table:table-cell office:value-type="float" office:value="20.166429999999998" table:style-name="ce1">
            <text:p>20.16643</text:p>
          </table:table-cell>
          <table:table-cell office:value-type="float" office:value="44.623190000000001" table:style-name="ce1">
            <text:p>44.6231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životinja</text:p>
          </table:table-cell>
          <table:table-cell table:number-columns-repeated="16377"/>
        </table:table-row>
        <table:table-row table:style-name="ro1">
          <table:table-cell office:value-type="float" office:value="1244525" table:style-name="ce1">
            <text:p>1244525</text:p>
          </table:table-cell>
          <table:table-cell office:value-type="string" table:style-name="ce1">
            <text:p>12.02.2019,00:10</text:p>
          </table:table-cell>
          <table:table-cell office:value-type="float" office:value="20.433741999999999" table:style-name="ce1">
            <text:p>20.433742</text:p>
          </table:table-cell>
          <table:table-cell office:value-type="float" office:value="44.750410000000002" table:style-name="ce1">
            <text:p>44.7504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4604" table:style-name="ce1">
            <text:p>1244604</text:p>
          </table:table-cell>
          <table:table-cell office:value-type="string" table:style-name="ce1">
            <text:p>12.02.2019,12:00</text:p>
          </table:table-cell>
          <table:table-cell office:value-type="float" office:value="20.38794" table:style-name="ce1">
            <text:p>20.38794</text:p>
          </table:table-cell>
          <table:table-cell office:value-type="float" office:value="44.826129999999999" table:style-name="ce1">
            <text:p>44.8261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423" table:style-name="ce1">
            <text:p>1245423</text:p>
          </table:table-cell>
          <table:table-cell office:value-type="string" table:style-name="ce1">
            <text:p>12.02.2019,14:00</text:p>
          </table:table-cell>
          <table:table-cell office:value-type="float" office:value="20.661442999999998" table:style-name="ce1">
            <text:p>20.661443</text:p>
          </table:table-cell>
          <table:table-cell office:value-type="float" office:value="44.566203999999999" table:style-name="ce1">
            <text:p>44.56620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865" table:style-name="ce1">
            <text:p>1244865</text:p>
          </table:table-cell>
          <table:table-cell office:value-type="string" table:style-name="ce1">
            <text:p>12.02.2019,16:40</text:p>
          </table:table-cell>
          <table:table-cell office:value-type="float" office:value="20.442530000000001" table:style-name="ce1">
            <text:p>20.44253</text:p>
          </table:table-cell>
          <table:table-cell office:value-type="float" office:value="44.781089999999999" table:style-name="ce1">
            <text:p>44.7810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556" table:style-name="ce1">
            <text:p>1244556</text:p>
          </table:table-cell>
          <table:table-cell office:value-type="string" table:style-name="ce1">
            <text:p>12.02.2019,16:00</text:p>
          </table:table-cell>
          <table:table-cell office:value-type="float" office:value="20.465629" table:style-name="ce1">
            <text:p>20.465629</text:p>
          </table:table-cell>
          <table:table-cell office:value-type="float" office:value="44.787413999999998" table:style-name="ce1">
            <text:p>44.78741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679" table:style-name="ce1">
            <text:p>1244679</text:p>
          </table:table-cell>
          <table:table-cell office:value-type="string" table:style-name="ce1">
            <text:p>12.02.2019,00:30</text:p>
          </table:table-cell>
          <table:table-cell office:value-type="float" office:value="20.281555000000001" table:style-name="ce1">
            <text:p>20.281555</text:p>
          </table:table-cell>
          <table:table-cell office:value-type="float" office:value="44.902228999999998" table:style-name="ce1">
            <text:p>44.90222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522" table:style-name="ce1">
            <text:p>1244522</text:p>
          </table:table-cell>
          <table:table-cell office:value-type="string" table:style-name="ce1">
            <text:p>12.02.2019,00:20</text:p>
          </table:table-cell>
          <table:table-cell office:value-type="float" office:value="20.417259999999999" table:style-name="ce1">
            <text:p>20.41726</text:p>
          </table:table-cell>
          <table:table-cell office:value-type="float" office:value="44.803789999999999" table:style-name="ce1">
            <text:p>44.8037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090" table:style-name="ce1">
            <text:p>1245090</text:p>
          </table:table-cell>
          <table:table-cell office:value-type="string" table:style-name="ce1">
            <text:p>12.02.2019,11:30</text:p>
          </table:table-cell>
          <table:table-cell office:value-type="float" office:value="20.540738999999999" table:style-name="ce1">
            <text:p>20.540739</text:p>
          </table:table-cell>
          <table:table-cell office:value-type="float" office:value="44.747250999999999" table:style-name="ce1">
            <text:p>44.74725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582" table:style-name="ce1">
            <text:p>1244582</text:p>
          </table:table-cell>
          <table:table-cell office:value-type="string" table:style-name="ce1">
            <text:p>12.02.2019,18:10</text:p>
          </table:table-cell>
          <table:table-cell office:value-type="float" office:value="20.419550999999998" table:style-name="ce1">
            <text:p>20.419551</text:p>
          </table:table-cell>
          <table:table-cell office:value-type="float" office:value="44.733941000000002" table:style-name="ce1">
            <text:p>44.73394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858" table:style-name="ce1">
            <text:p>1244858</text:p>
          </table:table-cell>
          <table:table-cell office:value-type="string" table:style-name="ce1">
            <text:p>12.02.2019,15:20</text:p>
          </table:table-cell>
          <table:table-cell office:value-type="float" office:value="20.457276" table:style-name="ce1">
            <text:p>20.457276</text:p>
          </table:table-cell>
          <table:table-cell office:value-type="float" office:value="44.803227" table:style-name="ce1">
            <text:p>44.80322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5922" table:style-name="ce1">
            <text:p>1245922</text:p>
          </table:table-cell>
          <table:table-cell office:value-type="string" table:style-name="ce1">
            <text:p>12.02.2019,20:00</text:p>
          </table:table-cell>
          <table:table-cell office:value-type="float" office:value="20.42999" table:style-name="ce1">
            <text:p>20.42999</text:p>
          </table:table-cell>
          <table:table-cell office:value-type="float" office:value="44.747857000000003" table:style-name="ce1">
            <text:p>44.74785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4565" table:style-name="ce1">
            <text:p>1244565</text:p>
          </table:table-cell>
          <table:table-cell office:value-type="string" table:style-name="ce1">
            <text:p>12.02.2019,19:00</text:p>
          </table:table-cell>
          <table:table-cell office:value-type="float" office:value="20.44988" table:style-name="ce1">
            <text:p>20.44988</text:p>
          </table:table-cell>
          <table:table-cell office:value-type="float" office:value="44.8005" table:style-name="ce1">
            <text:p>44.800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4641" table:style-name="ce1">
            <text:p>1244641</text:p>
          </table:table-cell>
          <table:table-cell office:value-type="string" table:style-name="ce1">
            <text:p>12.02.2019,10:20</text:p>
          </table:table-cell>
          <table:table-cell office:value-type="float" office:value="20.477232999999998" table:style-name="ce1">
            <text:p>20.477233</text:p>
          </table:table-cell>
          <table:table-cell office:value-type="float" office:value="44.796810000000001" table:style-name="ce1">
            <text:p>44.7968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sleva</text:p>
          </table:table-cell>
          <table:table-cell table:number-columns-repeated="16377"/>
        </table:table-row>
        <table:table-row table:style-name="ro1">
          <table:table-cell office:value-type="float" office:value="1245908" table:style-name="ce1">
            <text:p>1245908</text:p>
          </table:table-cell>
          <table:table-cell office:value-type="string" table:style-name="ce1">
            <text:p>12.02.2019,17:15</text:p>
          </table:table-cell>
          <table:table-cell office:value-type="float" office:value="20.40578" table:style-name="ce1">
            <text:p>20.40578</text:p>
          </table:table-cell>
          <table:table-cell office:value-type="float" office:value="44.841718" table:style-name="ce1">
            <text:p>44.84171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4776" table:style-name="ce1">
            <text:p>1244776</text:p>
          </table:table-cell>
          <table:table-cell office:value-type="string" table:style-name="ce1">
            <text:p>12.02.2019,17:25</text:p>
          </table:table-cell>
          <table:table-cell office:value-type="float" office:value="20.420113000000001" table:style-name="ce1">
            <text:p>20.420113</text:p>
          </table:table-cell>
          <table:table-cell office:value-type="float" office:value="44.772365000000001" table:style-name="ce1">
            <text:p>44.77236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4575" table:style-name="ce1">
            <text:p>1244575</text:p>
          </table:table-cell>
          <table:table-cell office:value-type="string" table:style-name="ce1">
            <text:p>12.02.2019,17:30</text:p>
          </table:table-cell>
          <table:table-cell office:value-type="float" office:value="20.491236000000001" table:style-name="ce1">
            <text:p>20.491236</text:p>
          </table:table-cell>
          <table:table-cell office:value-type="float" office:value="44.784063000000003" table:style-name="ce1">
            <text:p>44.78406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4680" table:style-name="ce1">
            <text:p>1244680</text:p>
          </table:table-cell>
          <table:table-cell office:value-type="string" table:style-name="ce1">
            <text:p>12.02.2019,14:30</text:p>
          </table:table-cell>
          <table:table-cell office:value-type="float" office:value="20.468843" table:style-name="ce1">
            <text:p>20.468843</text:p>
          </table:table-cell>
          <table:table-cell office:value-type="float" office:value="44.816817999999998" table:style-name="ce1">
            <text:p>44.81681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6474" table:style-name="ce1">
            <text:p>1246474</text:p>
          </table:table-cell>
          <table:table-cell office:value-type="string" table:style-name="ce1">
            <text:p>12.02.2019,07:30</text:p>
          </table:table-cell>
          <table:table-cell office:value-type="float" office:value="20.37358" table:style-name="ce1">
            <text:p>20.37358</text:p>
          </table:table-cell>
          <table:table-cell office:value-type="float" office:value="44.821064" table:style-name="ce1">
            <text:p>44.82106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4863" table:style-name="ce1">
            <text:p>1244863</text:p>
          </table:table-cell>
          <table:table-cell office:value-type="string" table:style-name="ce1">
            <text:p>12.02.2019,14:50</text:p>
          </table:table-cell>
          <table:table-cell office:value-type="float" office:value="20.508462000000002" table:style-name="ce1">
            <text:p>20.508462</text:p>
          </table:table-cell>
          <table:table-cell office:value-type="float" office:value="44.779516999999998" table:style-name="ce1">
            <text:p>44.77951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5083" table:style-name="ce1">
            <text:p>1245083</text:p>
          </table:table-cell>
          <table:table-cell office:value-type="string" table:style-name="ce1">
            <text:p>12.02.2019,18:50</text:p>
          </table:table-cell>
          <table:table-cell office:value-type="float" office:value="20.597413" table:style-name="ce1">
            <text:p>20.597413</text:p>
          </table:table-cell>
          <table:table-cell office:value-type="float" office:value="44.745939999999997" table:style-name="ce1">
            <text:p>44.7459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4859" table:style-name="ce1">
            <text:p>1244859</text:p>
          </table:table-cell>
          <table:table-cell office:value-type="string" table:style-name="ce1">
            <text:p>12.02.2019,13:30</text:p>
          </table:table-cell>
          <table:table-cell office:value-type="float" office:value="20.446120000000001" table:style-name="ce1">
            <text:p>20.44612</text:p>
          </table:table-cell>
          <table:table-cell office:value-type="float" office:value="44.797469999999997" table:style-name="ce1">
            <text:p>44.7974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7258" table:style-name="ce1">
            <text:p>1247258</text:p>
          </table:table-cell>
          <table:table-cell office:value-type="string" table:style-name="ce1">
            <text:p>12.02.2019,10:20</text:p>
          </table:table-cell>
          <table:table-cell office:value-type="float" office:value="20.604654" table:style-name="ce1">
            <text:p>20.604654</text:p>
          </table:table-cell>
          <table:table-cell office:value-type="float" office:value="44.675671999999999" table:style-name="ce1">
            <text:p>44.67567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5865" table:style-name="ce1">
            <text:p>1245865</text:p>
          </table:table-cell>
          <table:table-cell office:value-type="string" table:style-name="ce1">
            <text:p>12.02.2019,07:00</text:p>
          </table:table-cell>
          <table:table-cell office:value-type="float" office:value="20.459458000000001" table:style-name="ce1">
            <text:p>20.459458</text:p>
          </table:table-cell>
          <table:table-cell office:value-type="float" office:value="44.747224000000003" table:style-name="ce1">
            <text:p>44.74722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677" table:style-name="ce1">
            <text:p>1244677</text:p>
          </table:table-cell>
          <table:table-cell office:value-type="string" table:style-name="ce1">
            <text:p>13.02.2019,23:00</text:p>
          </table:table-cell>
          <table:table-cell office:value-type="float" office:value="20.464884999999999" table:style-name="ce1">
            <text:p>20.464885</text:p>
          </table:table-cell>
          <table:table-cell office:value-type="float" office:value="44.791654999999999" table:style-name="ce1">
            <text:p>44.79165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634" table:style-name="ce1">
            <text:p>1244634</text:p>
          </table:table-cell>
          <table:table-cell office:value-type="string" table:style-name="ce1">
            <text:p>13.02.2019,07:40</text:p>
          </table:table-cell>
          <table:table-cell office:value-type="float" office:value="20.455369999999998" table:style-name="ce1">
            <text:p>20.45537</text:p>
          </table:table-cell>
          <table:table-cell office:value-type="float" office:value="44.816830000000003" table:style-name="ce1">
            <text:p>44.8168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5216" table:style-name="ce1">
            <text:p>1245216</text:p>
          </table:table-cell>
          <table:table-cell office:value-type="string" table:style-name="ce1">
            <text:p>13.02.2019,22:00</text:p>
          </table:table-cell>
          <table:table-cell office:value-type="float" office:value="20.269212" table:style-name="ce1">
            <text:p>20.269212</text:p>
          </table:table-cell>
          <table:table-cell office:value-type="float" office:value="44.794558000000002" table:style-name="ce1">
            <text:p>44.79455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5306" table:style-name="ce1">
            <text:p>1245306</text:p>
          </table:table-cell>
          <table:table-cell office:value-type="string" table:style-name="ce1">
            <text:p>13.02.2019,16:30</text:p>
          </table:table-cell>
          <table:table-cell office:value-type="float" office:value="20.367667000000001" table:style-name="ce1">
            <text:p>20.367667</text:p>
          </table:table-cell>
          <table:table-cell office:value-type="float" office:value="44.842308000000003" table:style-name="ce1">
            <text:p>44.84230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4744" table:style-name="ce1">
            <text:p>1244744</text:p>
          </table:table-cell>
          <table:table-cell office:value-type="string" table:style-name="ce1">
            <text:p>13.02.2019,07:30</text:p>
          </table:table-cell>
          <table:table-cell office:value-type="float" office:value="20.473918000000001" table:style-name="ce1">
            <text:p>20.473918</text:p>
          </table:table-cell>
          <table:table-cell office:value-type="float" office:value="44.759894000000003" table:style-name="ce1">
            <text:p>44.75989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4647" table:style-name="ce1">
            <text:p>1244647</text:p>
          </table:table-cell>
          <table:table-cell office:value-type="string" table:style-name="ce1">
            <text:p>13.02.2019,14:50</text:p>
          </table:table-cell>
          <table:table-cell office:value-type="float" office:value="20.42381" table:style-name="ce1">
            <text:p>20.42381</text:p>
          </table:table-cell>
          <table:table-cell office:value-type="float" office:value="44.741990000000001" table:style-name="ce1">
            <text:p>44.7419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4725" table:style-name="ce1">
            <text:p>1244725</text:p>
          </table:table-cell>
          <table:table-cell office:value-type="string" table:style-name="ce1">
            <text:p>13.02.2019,07:30</text:p>
          </table:table-cell>
          <table:table-cell office:value-type="float" office:value="20.393039999999999" table:style-name="ce1">
            <text:p>20.39304</text:p>
          </table:table-cell>
          <table:table-cell office:value-type="float" office:value="44.838479999999997" table:style-name="ce1">
            <text:p>44.8384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732" table:style-name="ce1">
            <text:p>1244732</text:p>
          </table:table-cell>
          <table:table-cell office:value-type="string" table:style-name="ce1">
            <text:p>13.02.2019,17:00</text:p>
          </table:table-cell>
          <table:table-cell office:value-type="float" office:value="20.398765000000001" table:style-name="ce1">
            <text:p>20.398765</text:p>
          </table:table-cell>
          <table:table-cell office:value-type="float" office:value="44.851261999999998" table:style-name="ce1">
            <text:p>44.85126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5011" table:style-name="ce1">
            <text:p>1245011</text:p>
          </table:table-cell>
          <table:table-cell office:value-type="string" table:style-name="ce1">
            <text:p>13.02.2019,06:10</text:p>
          </table:table-cell>
          <table:table-cell office:value-type="float" office:value="20.467590000000001" table:style-name="ce1">
            <text:p>20.46759</text:p>
          </table:table-cell>
          <table:table-cell office:value-type="float" office:value="44.803780000000003" table:style-name="ce1">
            <text:p>44.8037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956" table:style-name="ce1">
            <text:p>1244956</text:p>
          </table:table-cell>
          <table:table-cell office:value-type="string" table:style-name="ce1">
            <text:p>13.02.2019,16:45</text:p>
          </table:table-cell>
          <table:table-cell office:value-type="float" office:value="20.403531999999998" table:style-name="ce1">
            <text:p>20.403532</text:p>
          </table:table-cell>
          <table:table-cell office:value-type="float" office:value="44.839651000000003" table:style-name="ce1">
            <text:p>44.83965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4743" table:style-name="ce1">
            <text:p>1244743</text:p>
          </table:table-cell>
          <table:table-cell office:value-type="string" table:style-name="ce1">
            <text:p>13.02.2019,09:00</text:p>
          </table:table-cell>
          <table:table-cell office:value-type="float" office:value="20.413522" table:style-name="ce1">
            <text:p>20.413522</text:p>
          </table:table-cell>
          <table:table-cell office:value-type="float" office:value="44.836359000000002" table:style-name="ce1">
            <text:p>44.83635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708" table:style-name="ce1">
            <text:p>1244708</text:p>
          </table:table-cell>
          <table:table-cell office:value-type="string" table:style-name="ce1">
            <text:p>13.02.2019,08:30</text:p>
          </table:table-cell>
          <table:table-cell office:value-type="float" office:value="20.45607" table:style-name="ce1">
            <text:p>20.45607</text:p>
          </table:table-cell>
          <table:table-cell office:value-type="float" office:value="44.808109999999999" table:style-name="ce1">
            <text:p>44.8081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se kreće duž kolovoza u smeru kretanja vozila</text:p>
          </table:table-cell>
          <table:table-cell table:number-columns-repeated="16377"/>
        </table:table-row>
        <table:table-row table:style-name="ro1">
          <table:table-cell office:value-type="float" office:value="1244187" table:style-name="ce1">
            <text:p>1244187</text:p>
          </table:table-cell>
          <table:table-cell office:value-type="string" table:style-name="ce1">
            <text:p>13.02.2019,11:30</text:p>
          </table:table-cell>
          <table:table-cell office:value-type="float" office:value="20.474820000000001" table:style-name="ce1">
            <text:p>20.47482</text:p>
          </table:table-cell>
          <table:table-cell office:value-type="float" office:value="44.797649999999997" table:style-name="ce1">
            <text:p>44.7976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zaustavljen na trotoaru ili biciklističkoj stazi</text:p>
          </table:table-cell>
          <table:table-cell table:number-columns-repeated="16377"/>
        </table:table-row>
        <table:table-row table:style-name="ro1">
          <table:table-cell office:value-type="float" office:value="1244656" table:style-name="ce1">
            <text:p>1244656</text:p>
          </table:table-cell>
          <table:table-cell office:value-type="string" table:style-name="ce1">
            <text:p>13.02.2019,20:30</text:p>
          </table:table-cell>
          <table:table-cell office:value-type="float" office:value="20.490603" table:style-name="ce1">
            <text:p>20.490603</text:p>
          </table:table-cell>
          <table:table-cell office:value-type="float" office:value="44.841828999999997" table:style-name="ce1">
            <text:p>44.84182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u raskrsnici, bez skretanja vozila</text:p>
          </table:table-cell>
          <table:table-cell table:number-columns-repeated="16377"/>
        </table:table-row>
        <table:table-row table:style-name="ro1">
          <table:table-cell office:value-type="float" office:value="1244735" table:style-name="ce1">
            <text:p>1244735</text:p>
          </table:table-cell>
          <table:table-cell office:value-type="string" table:style-name="ce1">
            <text:p>13.02.2019,08:20</text:p>
          </table:table-cell>
          <table:table-cell office:value-type="float" office:value="20.339725999999999" table:style-name="ce1">
            <text:p>20.339726</text:p>
          </table:table-cell>
          <table:table-cell office:value-type="float" office:value="44.802838000000001" table:style-name="ce1">
            <text:p>44.80283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5070" table:style-name="ce1">
            <text:p>1245070</text:p>
          </table:table-cell>
          <table:table-cell office:value-type="string" table:style-name="ce1">
            <text:p>13.02.2019,00:35</text:p>
          </table:table-cell>
          <table:table-cell office:value-type="float" office:value="20.490584999999999" table:style-name="ce1">
            <text:p>20.490585</text:p>
          </table:table-cell>
          <table:table-cell office:value-type="float" office:value="44.775295999999997" table:style-name="ce1">
            <text:p>44.77529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6380" table:style-name="ce1">
            <text:p>1246380</text:p>
          </table:table-cell>
          <table:table-cell office:value-type="string" table:style-name="ce1">
            <text:p>13.02.2019,16:30</text:p>
          </table:table-cell>
          <table:table-cell office:value-type="float" office:value="20.464932000000001" table:style-name="ce1">
            <text:p>20.464932</text:p>
          </table:table-cell>
          <table:table-cell office:value-type="float" office:value="44.809468000000003" table:style-name="ce1">
            <text:p>44.80946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istom smeru uz skretanje</text:p>
          </table:table-cell>
          <table:table-cell table:number-columns-repeated="16377"/>
        </table:table-row>
        <table:table-row table:style-name="ro1">
          <table:table-cell office:value-type="float" office:value="1244868" table:style-name="ce1">
            <text:p>1244868</text:p>
          </table:table-cell>
          <table:table-cell office:value-type="string" table:style-name="ce1">
            <text:p>13.02.2019,20:25</text:p>
          </table:table-cell>
          <table:table-cell office:value-type="float" office:value="20.454809999999998" table:style-name="ce1">
            <text:p>20.45481</text:p>
          </table:table-cell>
          <table:table-cell office:value-type="float" office:value="44.758420999999998" table:style-name="ce1">
            <text:p>44.75842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4758" table:style-name="ce1">
            <text:p>1244758</text:p>
          </table:table-cell>
          <table:table-cell office:value-type="string" table:style-name="ce1">
            <text:p>13.02.2019,15:10</text:p>
          </table:table-cell>
          <table:table-cell office:value-type="float" office:value="20.444967999999999" table:style-name="ce1">
            <text:p>20.444968</text:p>
          </table:table-cell>
          <table:table-cell office:value-type="float" office:value="44.787024000000002" table:style-name="ce1">
            <text:p>44.78702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4731" table:style-name="ce1">
            <text:p>1244731</text:p>
          </table:table-cell>
          <table:table-cell office:value-type="string" table:style-name="ce1">
            <text:p>13.02.2019,07:45</text:p>
          </table:table-cell>
          <table:table-cell office:value-type="float" office:value="20.407954" table:style-name="ce1">
            <text:p>20.407954</text:p>
          </table:table-cell>
          <table:table-cell office:value-type="float" office:value="44.830213999999998" table:style-name="ce1">
            <text:p>44.83021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5042" table:style-name="ce1">
            <text:p>1245042</text:p>
          </table:table-cell>
          <table:table-cell office:value-type="string" table:style-name="ce1">
            <text:p>13.02.2019,19:45</text:p>
          </table:table-cell>
          <table:table-cell office:value-type="float" office:value="20.664490000000001" table:style-name="ce1">
            <text:p>20.66449</text:p>
          </table:table-cell>
          <table:table-cell office:value-type="float" office:value="44.47054" table:style-name="ce1">
            <text:p>44.4705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4707" table:style-name="ce1">
            <text:p>1244707</text:p>
          </table:table-cell>
          <table:table-cell office:value-type="string" table:style-name="ce1">
            <text:p>13.02.2019,12:50</text:p>
          </table:table-cell>
          <table:table-cell office:value-type="float" office:value="20.508887999999999" table:style-name="ce1">
            <text:p>20.508888</text:p>
          </table:table-cell>
          <table:table-cell office:value-type="float" office:value="44.788207999999997" table:style-name="ce1">
            <text:p>44.78820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4869" table:style-name="ce1">
            <text:p>1244869</text:p>
          </table:table-cell>
          <table:table-cell office:value-type="string" table:style-name="ce1">
            <text:p>13.02.2019,10:40</text:p>
          </table:table-cell>
          <table:table-cell office:value-type="float" office:value="20.43233" table:style-name="ce1">
            <text:p>20.43233</text:p>
          </table:table-cell>
          <table:table-cell office:value-type="float" office:value="44.810769999999998" table:style-name="ce1">
            <text:p>44.8107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4884" table:style-name="ce1">
            <text:p>1244884</text:p>
          </table:table-cell>
          <table:table-cell office:value-type="string" table:style-name="ce1">
            <text:p>13.02.2019,00:10</text:p>
          </table:table-cell>
          <table:table-cell office:value-type="float" office:value="20.640335" table:style-name="ce1">
            <text:p>20.640335</text:p>
          </table:table-cell>
          <table:table-cell office:value-type="float" office:value="44.602449999999997" table:style-name="ce1">
            <text:p>44.6024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životinja</text:p>
          </table:table-cell>
          <table:table-cell table:number-columns-repeated="16377"/>
        </table:table-row>
        <table:table-row table:style-name="ro1">
          <table:table-cell office:value-type="float" office:value="1244867" table:style-name="ce1">
            <text:p>1244867</text:p>
          </table:table-cell>
          <table:table-cell office:value-type="string" table:style-name="ce1">
            <text:p>13.02.2019,23:00</text:p>
          </table:table-cell>
          <table:table-cell office:value-type="float" office:value="20.528210000000001" table:style-name="ce1">
            <text:p>20.52821</text:p>
          </table:table-cell>
          <table:table-cell office:value-type="float" office:value="44.756570000000004" table:style-name="ce1">
            <text:p>44.7565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jednim vozilom u raskrsnici ili na petlji</text:p>
          </table:table-cell>
          <table:table-cell table:number-columns-repeated="16377"/>
        </table:table-row>
        <table:table-row table:style-name="ro1">
          <table:table-cell office:value-type="float" office:value="1244669" table:style-name="ce1">
            <text:p>1244669</text:p>
          </table:table-cell>
          <table:table-cell office:value-type="string" table:style-name="ce1">
            <text:p>13.02.2019,19:00</text:p>
          </table:table-cell>
          <table:table-cell office:value-type="float" office:value="20.492872999999999" table:style-name="ce1">
            <text:p>20.492873</text:p>
          </table:table-cell>
          <table:table-cell office:value-type="float" office:value="44.760615999999999" table:style-name="ce1">
            <text:p>44.76061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4670" table:style-name="ce1">
            <text:p>1244670</text:p>
          </table:table-cell>
          <table:table-cell office:value-type="string" table:style-name="ce1">
            <text:p>13.02.2019,17:35</text:p>
          </table:table-cell>
          <table:table-cell office:value-type="float" office:value="20.379073999999999" table:style-name="ce1">
            <text:p>20.379074</text:p>
          </table:table-cell>
          <table:table-cell office:value-type="float" office:value="44.851931999999998" table:style-name="ce1">
            <text:p>44.85193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5637" table:style-name="ce1">
            <text:p>1245637</text:p>
          </table:table-cell>
          <table:table-cell office:value-type="string" table:style-name="ce1">
            <text:p>13.02.2019,08:10</text:p>
          </table:table-cell>
          <table:table-cell office:value-type="float" office:value="20.522183999999999" table:style-name="ce1">
            <text:p>20.522184</text:p>
          </table:table-cell>
          <table:table-cell office:value-type="float" office:value="44.807397000000002" table:style-name="ce1">
            <text:p>44.80739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4736" table:style-name="ce1">
            <text:p>1244736</text:p>
          </table:table-cell>
          <table:table-cell office:value-type="string" table:style-name="ce1">
            <text:p>13.02.2019,12:30</text:p>
          </table:table-cell>
          <table:table-cell office:value-type="float" office:value="20.260563000000001" table:style-name="ce1">
            <text:p>20.260563</text:p>
          </table:table-cell>
          <table:table-cell office:value-type="float" office:value="44.792527999999997" table:style-name="ce1">
            <text:p>44.79252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4861" table:style-name="ce1">
            <text:p>1244861</text:p>
          </table:table-cell>
          <table:table-cell office:value-type="string" table:style-name="ce1">
            <text:p>13.02.2019,19:17</text:p>
          </table:table-cell>
          <table:table-cell office:value-type="float" office:value="20.491522" table:style-name="ce1">
            <text:p>20.491522</text:p>
          </table:table-cell>
          <table:table-cell office:value-type="float" office:value="44.825316999999998" table:style-name="ce1">
            <text:p>44.82531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4638" table:style-name="ce1">
            <text:p>1244638</text:p>
          </table:table-cell>
          <table:table-cell office:value-type="string" table:style-name="ce1">
            <text:p>13.02.2019,13:10</text:p>
          </table:table-cell>
          <table:table-cell office:value-type="float" office:value="20.317979999999999" table:style-name="ce1">
            <text:p>20.31798</text:p>
          </table:table-cell>
          <table:table-cell office:value-type="float" office:value="44.371740000000003" table:style-name="ce1">
            <text:p>44.3717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sa kolovoza u krivini</text:p>
          </table:table-cell>
          <table:table-cell table:number-columns-repeated="16377"/>
        </table:table-row>
        <table:table-row table:style-name="ro1">
          <table:table-cell office:value-type="float" office:value="1246383" table:style-name="ce1">
            <text:p>1246383</text:p>
          </table:table-cell>
          <table:table-cell office:value-type="string" table:style-name="ce1">
            <text:p>13.02.2019,00:20</text:p>
          </table:table-cell>
          <table:table-cell office:value-type="float" office:value="20.408657999999999" table:style-name="ce1">
            <text:p>20.408658</text:p>
          </table:table-cell>
          <table:table-cell office:value-type="float" office:value="44.817495000000001" table:style-name="ce1">
            <text:p>44.81749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4734" table:style-name="ce1">
            <text:p>1244734</text:p>
          </table:table-cell>
          <table:table-cell office:value-type="string" table:style-name="ce1">
            <text:p>13.02.2019,07:45</text:p>
          </table:table-cell>
          <table:table-cell office:value-type="float" office:value="20.511233000000001" table:style-name="ce1">
            <text:p>20.511233</text:p>
          </table:table-cell>
          <table:table-cell office:value-type="float" office:value="44.792929999999998" table:style-name="ce1">
            <text:p>44.7929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4738" table:style-name="ce1">
            <text:p>1244738</text:p>
          </table:table-cell>
          <table:table-cell office:value-type="string" table:style-name="ce1">
            <text:p>13.02.2019,10:00</text:p>
          </table:table-cell>
          <table:table-cell office:value-type="float" office:value="20.48723" table:style-name="ce1">
            <text:p>20.48723</text:p>
          </table:table-cell>
          <table:table-cell office:value-type="float" office:value="44.762279999999997" table:style-name="ce1">
            <text:p>44.7622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6374" table:style-name="ce1">
            <text:p>1246374</text:p>
          </table:table-cell>
          <table:table-cell office:value-type="string" table:style-name="ce1">
            <text:p>13.02.2019,14:00</text:p>
          </table:table-cell>
          <table:table-cell office:value-type="float" office:value="20.389710000000001" table:style-name="ce1">
            <text:p>20.38971</text:p>
          </table:table-cell>
          <table:table-cell office:value-type="float" office:value="44.81344" table:style-name="ce1">
            <text:p>44.8134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4598" table:style-name="ce1">
            <text:p>1244598</text:p>
          </table:table-cell>
          <table:table-cell office:value-type="string" table:style-name="ce1">
            <text:p>13.02.2019,00:53</text:p>
          </table:table-cell>
          <table:table-cell office:value-type="float" office:value="20.201331" table:style-name="ce1">
            <text:p>20.201331</text:p>
          </table:table-cell>
          <table:table-cell office:value-type="float" office:value="44.871032" table:style-name="ce1">
            <text:p>44.87103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4759" table:style-name="ce1">
            <text:p>1244759</text:p>
          </table:table-cell>
          <table:table-cell office:value-type="string" table:style-name="ce1">
            <text:p>13.02.2019,10:50</text:p>
          </table:table-cell>
          <table:table-cell office:value-type="float" office:value="20.459499000000001" table:style-name="ce1">
            <text:p>20.459499</text:p>
          </table:table-cell>
          <table:table-cell office:value-type="float" office:value="44.801118000000002" table:style-name="ce1">
            <text:p>44.80111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4748" table:style-name="ce1">
            <text:p>1244748</text:p>
          </table:table-cell>
          <table:table-cell office:value-type="string" table:style-name="ce1">
            <text:p>13.02.2019,11:30</text:p>
          </table:table-cell>
          <table:table-cell office:value-type="float" office:value="20.473479999999999" table:style-name="ce1">
            <text:p>20.47348</text:p>
          </table:table-cell>
          <table:table-cell office:value-type="float" office:value="44.800379999999997" table:style-name="ce1">
            <text:p>44.8003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4673" table:style-name="ce1">
            <text:p>1244673</text:p>
          </table:table-cell>
          <table:table-cell office:value-type="string" table:style-name="ce1">
            <text:p>13.02.2019,21:10</text:p>
          </table:table-cell>
          <table:table-cell office:value-type="float" office:value="20.501746000000001" table:style-name="ce1">
            <text:p>20.501746</text:p>
          </table:table-cell>
          <table:table-cell office:value-type="float" office:value="44.770184999999998" table:style-name="ce1">
            <text:p>44.77018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4742" table:style-name="ce1">
            <text:p>1244742</text:p>
          </table:table-cell>
          <table:table-cell office:value-type="string" table:style-name="ce1">
            <text:p>13.02.2019,14:30</text:p>
          </table:table-cell>
          <table:table-cell office:value-type="float" office:value="20.470392" table:style-name="ce1">
            <text:p>20.470392</text:p>
          </table:table-cell>
          <table:table-cell office:value-type="float" office:value="44.778917" table:style-name="ce1">
            <text:p>44.77891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4864" table:style-name="ce1">
            <text:p>1244864</text:p>
          </table:table-cell>
          <table:table-cell office:value-type="string" table:style-name="ce1">
            <text:p>13.02.2019,22:45</text:p>
          </table:table-cell>
          <table:table-cell office:value-type="float" office:value="20.4039" table:style-name="ce1">
            <text:p>20.4039</text:p>
          </table:table-cell>
          <table:table-cell office:value-type="float" office:value="44.840431000000002" table:style-name="ce1">
            <text:p>44.84043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747" table:style-name="ce1">
            <text:p>1244747</text:p>
          </table:table-cell>
          <table:table-cell office:value-type="string" table:style-name="ce1">
            <text:p>13.02.2019,09:50</text:p>
          </table:table-cell>
          <table:table-cell office:value-type="float" office:value="20.412223000000001" table:style-name="ce1">
            <text:p>20.412223</text:p>
          </table:table-cell>
          <table:table-cell office:value-type="float" office:value="44.826453000000001" table:style-name="ce1">
            <text:p>44.82645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6432" table:style-name="ce1">
            <text:p>1246432</text:p>
          </table:table-cell>
          <table:table-cell office:value-type="string" table:style-name="ce1">
            <text:p>13.02.2019,18:00</text:p>
          </table:table-cell>
          <table:table-cell office:value-type="float" office:value="20.500250999999999" table:style-name="ce1">
            <text:p>20.500251</text:p>
          </table:table-cell>
          <table:table-cell office:value-type="float" office:value="44.766274000000003" table:style-name="ce1">
            <text:p>44.76627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632" table:style-name="ce1">
            <text:p>1244632</text:p>
          </table:table-cell>
          <table:table-cell office:value-type="string" table:style-name="ce1">
            <text:p>13.02.2019,12:10</text:p>
          </table:table-cell>
          <table:table-cell office:value-type="float" office:value="20.511685" table:style-name="ce1">
            <text:p>20.511685</text:p>
          </table:table-cell>
          <table:table-cell office:value-type="float" office:value="44.791442000000004" table:style-name="ce1">
            <text:p>44.79144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644" table:style-name="ce1">
            <text:p>1244644</text:p>
          </table:table-cell>
          <table:table-cell office:value-type="string" table:style-name="ce1">
            <text:p>13.02.2019,07:30</text:p>
          </table:table-cell>
          <table:table-cell office:value-type="float" office:value="20.419004999999999" table:style-name="ce1">
            <text:p>20.419005</text:p>
          </table:table-cell>
          <table:table-cell office:value-type="float" office:value="44.813339999999997" table:style-name="ce1">
            <text:p>44.8133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672" table:style-name="ce1">
            <text:p>1244672</text:p>
          </table:table-cell>
          <table:table-cell office:value-type="string" table:style-name="ce1">
            <text:p>13.02.2019,21:40</text:p>
          </table:table-cell>
          <table:table-cell office:value-type="float" office:value="20.498218000000001" table:style-name="ce1">
            <text:p>20.498218</text:p>
          </table:table-cell>
          <table:table-cell office:value-type="float" office:value="44.725848999999997" table:style-name="ce1">
            <text:p>44.72584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675" table:style-name="ce1">
            <text:p>1244675</text:p>
          </table:table-cell>
          <table:table-cell office:value-type="string" table:style-name="ce1">
            <text:p>13.02.2019,19:30</text:p>
          </table:table-cell>
          <table:table-cell office:value-type="float" office:value="20.483347999999999" table:style-name="ce1">
            <text:p>20.483348</text:p>
          </table:table-cell>
          <table:table-cell office:value-type="float" office:value="44.817467000000001" table:style-name="ce1">
            <text:p>44.81746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6375" table:style-name="ce1">
            <text:p>1246375</text:p>
          </table:table-cell>
          <table:table-cell office:value-type="string" table:style-name="ce1">
            <text:p>13.02.2019,14:15</text:p>
          </table:table-cell>
          <table:table-cell office:value-type="float" office:value="20.396879999999999" table:style-name="ce1">
            <text:p>20.39688</text:p>
          </table:table-cell>
          <table:table-cell office:value-type="float" office:value="44.822429999999997" table:style-name="ce1">
            <text:p>44.8224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077" table:style-name="ce1">
            <text:p>1245077</text:p>
          </table:table-cell>
          <table:table-cell office:value-type="string" table:style-name="ce1">
            <text:p>13.02.2019,15:40</text:p>
          </table:table-cell>
          <table:table-cell office:value-type="float" office:value="20.42381" table:style-name="ce1">
            <text:p>20.42381</text:p>
          </table:table-cell>
          <table:table-cell office:value-type="float" office:value="44.81071" table:style-name="ce1">
            <text:p>44.8107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648" table:style-name="ce1">
            <text:p>1244648</text:p>
          </table:table-cell>
          <table:table-cell office:value-type="string" table:style-name="ce1">
            <text:p>13.02.2019,11:10</text:p>
          </table:table-cell>
          <table:table-cell office:value-type="float" office:value="20.538598" table:style-name="ce1">
            <text:p>20.538598</text:p>
          </table:table-cell>
          <table:table-cell office:value-type="float" office:value="44.793039999999998" table:style-name="ce1">
            <text:p>44.7930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953" table:style-name="ce1">
            <text:p>1244953</text:p>
          </table:table-cell>
          <table:table-cell office:value-type="string" table:style-name="ce1">
            <text:p>13.02.2019,08:15</text:p>
          </table:table-cell>
          <table:table-cell office:value-type="float" office:value="20.553090000000001" table:style-name="ce1">
            <text:p>20.55309</text:p>
          </table:table-cell>
          <table:table-cell office:value-type="float" office:value="44.773049999999998" table:style-name="ce1">
            <text:p>44.7730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6468" table:style-name="ce1">
            <text:p>1246468</text:p>
          </table:table-cell>
          <table:table-cell office:value-type="string" table:style-name="ce1">
            <text:p>13.02.2019,22:40</text:p>
          </table:table-cell>
          <table:table-cell office:value-type="float" office:value="20.490822999999999" table:style-name="ce1">
            <text:p>20.490823</text:p>
          </table:table-cell>
          <table:table-cell office:value-type="float" office:value="44.818609000000002" table:style-name="ce1">
            <text:p>44.81860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862" table:style-name="ce1">
            <text:p>1244862</text:p>
          </table:table-cell>
          <table:table-cell office:value-type="string" table:style-name="ce1">
            <text:p>13.02.2019,18:00</text:p>
          </table:table-cell>
          <table:table-cell office:value-type="float" office:value="20.499048999999999" table:style-name="ce1">
            <text:p>20.499049</text:p>
          </table:table-cell>
          <table:table-cell office:value-type="float" office:value="44.789096000000001" table:style-name="ce1">
            <text:p>44.78909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740" table:style-name="ce1">
            <text:p>1244740</text:p>
          </table:table-cell>
          <table:table-cell office:value-type="string" table:style-name="ce1">
            <text:p>13.02.2019,09:50</text:p>
          </table:table-cell>
          <table:table-cell office:value-type="float" office:value="20.421893000000001" table:style-name="ce1">
            <text:p>20.421893</text:p>
          </table:table-cell>
          <table:table-cell office:value-type="float" office:value="44.811256999999998" table:style-name="ce1">
            <text:p>44.81125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6251" table:style-name="ce1">
            <text:p>1246251</text:p>
          </table:table-cell>
          <table:table-cell office:value-type="string" table:style-name="ce1">
            <text:p>13.02.2019,17:30</text:p>
          </table:table-cell>
          <table:table-cell office:value-type="float" office:value="20.420359000000001" table:style-name="ce1">
            <text:p>20.420359</text:p>
          </table:table-cell>
          <table:table-cell office:value-type="float" office:value="44.8123" table:style-name="ce1">
            <text:p>44.812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025" table:style-name="ce1">
            <text:p>1245025</text:p>
          </table:table-cell>
          <table:table-cell office:value-type="string" table:style-name="ce1">
            <text:p>13.02.2019,10:15</text:p>
          </table:table-cell>
          <table:table-cell office:value-type="float" office:value="20.27234" table:style-name="ce1">
            <text:p>20.27234</text:p>
          </table:table-cell>
          <table:table-cell office:value-type="float" office:value="44.907559999999997" table:style-name="ce1">
            <text:p>44.9075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preticanje</text:p>
          </table:table-cell>
          <table:table-cell table:number-columns-repeated="16377"/>
        </table:table-row>
        <table:table-row table:style-name="ro1">
          <table:table-cell office:value-type="float" office:value="1244752" table:style-name="ce1">
            <text:p>1244752</text:p>
          </table:table-cell>
          <table:table-cell office:value-type="string" table:style-name="ce1">
            <text:p>13.02.2019,14:45</text:p>
          </table:table-cell>
          <table:table-cell office:value-type="float" office:value="20.460805000000001" table:style-name="ce1">
            <text:p>20.460805</text:p>
          </table:table-cell>
          <table:table-cell office:value-type="float" office:value="44.805492000000001" table:style-name="ce1">
            <text:p>44.80549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4745" table:style-name="ce1">
            <text:p>1244745</text:p>
          </table:table-cell>
          <table:table-cell office:value-type="string" table:style-name="ce1">
            <text:p>13.02.2019,14:15</text:p>
          </table:table-cell>
          <table:table-cell office:value-type="float" office:value="20.465959000000002" table:style-name="ce1">
            <text:p>20.465959</text:p>
          </table:table-cell>
          <table:table-cell office:value-type="float" office:value="44.787461" table:style-name="ce1">
            <text:p>44.78746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4627" table:style-name="ce1">
            <text:p>1244627</text:p>
          </table:table-cell>
          <table:table-cell office:value-type="string" table:style-name="ce1">
            <text:p>13.02.2019,08:20</text:p>
          </table:table-cell>
          <table:table-cell office:value-type="float" office:value="20.390367000000001" table:style-name="ce1">
            <text:p>20.390367</text:p>
          </table:table-cell>
          <table:table-cell office:value-type="float" office:value="44.849553999999998" table:style-name="ce1">
            <text:p>44.84955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6373" table:style-name="ce1">
            <text:p>1246373</text:p>
          </table:table-cell>
          <table:table-cell office:value-type="string" table:style-name="ce1">
            <text:p>13.02.2019,10:05</text:p>
          </table:table-cell>
          <table:table-cell office:value-type="float" office:value="20.418939999999999" table:style-name="ce1">
            <text:p>20.41894</text:p>
          </table:table-cell>
          <table:table-cell office:value-type="float" office:value="44.747689999999999" table:style-name="ce1">
            <text:p>44.7476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4709" table:style-name="ce1">
            <text:p>1244709</text:p>
          </table:table-cell>
          <table:table-cell office:value-type="string" table:style-name="ce1">
            <text:p>13.02.2019,15:10</text:p>
          </table:table-cell>
          <table:table-cell office:value-type="float" office:value="20.532824999999999" table:style-name="ce1">
            <text:p>20.532825</text:p>
          </table:table-cell>
          <table:table-cell office:value-type="float" office:value="44.774256999999999" table:style-name="ce1">
            <text:p>44.77425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5255" table:style-name="ce1">
            <text:p>1245255</text:p>
          </table:table-cell>
          <table:table-cell office:value-type="string" table:style-name="ce1">
            <text:p>13.02.2019,10:50</text:p>
          </table:table-cell>
          <table:table-cell office:value-type="float" office:value="20.476379999999999" table:style-name="ce1">
            <text:p>20.47638</text:p>
          </table:table-cell>
          <table:table-cell office:value-type="float" office:value="44.815170000000002" table:style-name="ce1">
            <text:p>44.8151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4749" table:style-name="ce1">
            <text:p>1244749</text:p>
          </table:table-cell>
          <table:table-cell office:value-type="string" table:style-name="ce1">
            <text:p>13.02.2019,15:00</text:p>
          </table:table-cell>
          <table:table-cell office:value-type="float" office:value="20.465133000000002" table:style-name="ce1">
            <text:p>20.465133</text:p>
          </table:table-cell>
          <table:table-cell office:value-type="float" office:value="44.795763999999998" table:style-name="ce1">
            <text:p>44.79576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4956" table:style-name="ce1">
            <text:p>1244956</text:p>
          </table:table-cell>
          <table:table-cell office:value-type="string" table:style-name="ce1">
            <text:p>13.02.2019,16:45</text:p>
          </table:table-cell>
          <table:table-cell office:value-type="float" office:value="20.403531999999998" table:style-name="ce1">
            <text:p>20.403532</text:p>
          </table:table-cell>
          <table:table-cell office:value-type="float" office:value="44.839651000000003" table:style-name="ce1">
            <text:p>44.83965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4796" table:style-name="ce1">
            <text:p>1244796</text:p>
          </table:table-cell>
          <table:table-cell office:value-type="string" table:style-name="ce1">
            <text:p>14.02.2019,18:20</text:p>
          </table:table-cell>
          <table:table-cell office:value-type="float" office:value="20.372627999999999" table:style-name="ce1">
            <text:p>20.372628</text:p>
          </table:table-cell>
          <table:table-cell office:value-type="float" office:value="44.803260000000002" table:style-name="ce1">
            <text:p>44.8032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821" table:style-name="ce1">
            <text:p>1244821</text:p>
          </table:table-cell>
          <table:table-cell office:value-type="string" table:style-name="ce1">
            <text:p>14.02.2019,17:51</text:p>
          </table:table-cell>
          <table:table-cell office:value-type="float" office:value="20.46396" table:style-name="ce1">
            <text:p>20.46396</text:p>
          </table:table-cell>
          <table:table-cell office:value-type="float" office:value="44.811826000000003" table:style-name="ce1">
            <text:p>44.81182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4714" table:style-name="ce1">
            <text:p>1244714</text:p>
          </table:table-cell>
          <table:table-cell office:value-type="string" table:style-name="ce1">
            <text:p>14.02.2019,15:30</text:p>
          </table:table-cell>
          <table:table-cell office:value-type="float" office:value="20.397646999999999" table:style-name="ce1">
            <text:p>20.397647</text:p>
          </table:table-cell>
          <table:table-cell office:value-type="float" office:value="44.841718999999998" table:style-name="ce1">
            <text:p>44.84171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750" table:style-name="ce1">
            <text:p>1244750</text:p>
          </table:table-cell>
          <table:table-cell office:value-type="string" table:style-name="ce1">
            <text:p>14.02.2019,16:00</text:p>
          </table:table-cell>
          <table:table-cell office:value-type="float" office:value="20.416734999999999" table:style-name="ce1">
            <text:p>20.416735</text:p>
          </table:table-cell>
          <table:table-cell office:value-type="float" office:value="44.782193999999997" table:style-name="ce1">
            <text:p>44.78219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5055" table:style-name="ce1">
            <text:p>1245055</text:p>
          </table:table-cell>
          <table:table-cell office:value-type="string" table:style-name="ce1">
            <text:p>14.02.2019,21:30</text:p>
          </table:table-cell>
          <table:table-cell office:value-type="float" office:value="20.537344000000001" table:style-name="ce1">
            <text:p>20.537344</text:p>
          </table:table-cell>
          <table:table-cell office:value-type="float" office:value="44.760032000000002" table:style-name="ce1">
            <text:p>44.76003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4694" table:style-name="ce1">
            <text:p>1244694</text:p>
          </table:table-cell>
          <table:table-cell office:value-type="string" table:style-name="ce1">
            <text:p>14.02.2019,09:00</text:p>
          </table:table-cell>
          <table:table-cell office:value-type="float" office:value="20.473921000000001" table:style-name="ce1">
            <text:p>20.473921</text:p>
          </table:table-cell>
          <table:table-cell office:value-type="float" office:value="44.817467000000001" table:style-name="ce1">
            <text:p>44.81746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845" table:style-name="ce1">
            <text:p>1244845</text:p>
          </table:table-cell>
          <table:table-cell office:value-type="string" table:style-name="ce1">
            <text:p>14.02.2019,17:50</text:p>
          </table:table-cell>
          <table:table-cell office:value-type="float" office:value="20.479443" table:style-name="ce1">
            <text:p>20.479443</text:p>
          </table:table-cell>
          <table:table-cell office:value-type="float" office:value="44.755938999999998" table:style-name="ce1">
            <text:p>44.75593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754" table:style-name="ce1">
            <text:p>1244754</text:p>
          </table:table-cell>
          <table:table-cell office:value-type="string" table:style-name="ce1">
            <text:p>14.02.2019,00:00</text:p>
          </table:table-cell>
          <table:table-cell office:value-type="float" office:value="20.408716999999999" table:style-name="ce1">
            <text:p>20.408717</text:p>
          </table:table-cell>
          <table:table-cell office:value-type="float" office:value="44.845509999999997" table:style-name="ce1">
            <text:p>44.8455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941" table:style-name="ce1">
            <text:p>1244941</text:p>
          </table:table-cell>
          <table:table-cell office:value-type="string" table:style-name="ce1">
            <text:p>14.02.2019,18:20</text:p>
          </table:table-cell>
          <table:table-cell office:value-type="float" office:value="20.475629999999999" table:style-name="ce1">
            <text:p>20.47563</text:p>
          </table:table-cell>
          <table:table-cell office:value-type="float" office:value="44.81427" table:style-name="ce1">
            <text:p>44.8142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828" table:style-name="ce1">
            <text:p>1244828</text:p>
          </table:table-cell>
          <table:table-cell office:value-type="string" table:style-name="ce1">
            <text:p>14.02.2019,09:30</text:p>
          </table:table-cell>
          <table:table-cell office:value-type="float" office:value="20.457018000000001" table:style-name="ce1">
            <text:p>20.457018</text:p>
          </table:table-cell>
          <table:table-cell office:value-type="float" office:value="44.798997" table:style-name="ce1">
            <text:p>44.79899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697" table:style-name="ce1">
            <text:p>1244697</text:p>
          </table:table-cell>
          <table:table-cell office:value-type="string" table:style-name="ce1">
            <text:p>14.02.2019,12:00</text:p>
          </table:table-cell>
          <table:table-cell office:value-type="float" office:value="20.480212000000002" table:style-name="ce1">
            <text:p>20.480212</text:p>
          </table:table-cell>
          <table:table-cell office:value-type="float" office:value="44.818739000000001" table:style-name="ce1">
            <text:p>44.81873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792" table:style-name="ce1">
            <text:p>1244792</text:p>
          </table:table-cell>
          <table:table-cell office:value-type="string" table:style-name="ce1">
            <text:p>14.02.2019,15:10</text:p>
          </table:table-cell>
          <table:table-cell office:value-type="float" office:value="20.461950000000002" table:style-name="ce1">
            <text:p>20.46195</text:p>
          </table:table-cell>
          <table:table-cell office:value-type="float" office:value="44.874969999999998" table:style-name="ce1">
            <text:p>44.8749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6156" table:style-name="ce1">
            <text:p>1246156</text:p>
          </table:table-cell>
          <table:table-cell office:value-type="string" table:style-name="ce1">
            <text:p>14.02.2019,09:15</text:p>
          </table:table-cell>
          <table:table-cell office:value-type="float" office:value="20.387609000000001" table:style-name="ce1">
            <text:p>20.387609</text:p>
          </table:table-cell>
          <table:table-cell office:value-type="float" office:value="44.808284" table:style-name="ce1">
            <text:p>44.80828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6159" table:style-name="ce1">
            <text:p>1246159</text:p>
          </table:table-cell>
          <table:table-cell office:value-type="string" table:style-name="ce1">
            <text:p>14.02.2019,12:00</text:p>
          </table:table-cell>
          <table:table-cell office:value-type="float" office:value="20.410211" table:style-name="ce1">
            <text:p>20.410211</text:p>
          </table:table-cell>
          <table:table-cell office:value-type="float" office:value="44.759390000000003" table:style-name="ce1">
            <text:p>44.7593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6165" table:style-name="ce1">
            <text:p>1246165</text:p>
          </table:table-cell>
          <table:table-cell office:value-type="string" table:style-name="ce1">
            <text:p>14.02.2019,14:00</text:p>
          </table:table-cell>
          <table:table-cell office:value-type="float" office:value="20.41872" table:style-name="ce1">
            <text:p>20.41872</text:p>
          </table:table-cell>
          <table:table-cell office:value-type="float" office:value="44.829946999999997" table:style-name="ce1">
            <text:p>44.82994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5005" table:style-name="ce1">
            <text:p>1245005</text:p>
          </table:table-cell>
          <table:table-cell office:value-type="string" table:style-name="ce1">
            <text:p>14.02.2019,13:00</text:p>
          </table:table-cell>
          <table:table-cell office:value-type="float" office:value="20.445799999999998" table:style-name="ce1">
            <text:p>20.4458</text:p>
          </table:table-cell>
          <table:table-cell office:value-type="float" office:value="44.743180000000002" table:style-name="ce1">
            <text:p>44.7431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se kreće duž kolovoza</text:p>
          </table:table-cell>
          <table:table-cell table:number-columns-repeated="16377"/>
        </table:table-row>
        <table:table-row table:style-name="ro1">
          <table:table-cell office:value-type="float" office:value="1244704" table:style-name="ce1">
            <text:p>1244704</text:p>
          </table:table-cell>
          <table:table-cell office:value-type="string" table:style-name="ce1">
            <text:p>14.02.2019,12:15</text:p>
          </table:table-cell>
          <table:table-cell office:value-type="float" office:value="20.520658000000001" table:style-name="ce1">
            <text:p>20.520658</text:p>
          </table:table-cell>
          <table:table-cell office:value-type="float" office:value="44.799948999999998" table:style-name="ce1">
            <text:p>44.79994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stoji ili se kreće, sa kretanjem vozila unazad</text:p>
          </table:table-cell>
          <table:table-cell table:number-columns-repeated="16377"/>
        </table:table-row>
        <table:table-row table:style-name="ro1">
          <table:table-cell office:value-type="float" office:value="1244970" table:style-name="ce1">
            <text:p>1244970</text:p>
          </table:table-cell>
          <table:table-cell office:value-type="string" table:style-name="ce1">
            <text:p>14.02.2019,12:00</text:p>
          </table:table-cell>
          <table:table-cell office:value-type="float" office:value="20.410912" table:style-name="ce1">
            <text:p>20.410912</text:p>
          </table:table-cell>
          <table:table-cell office:value-type="float" office:value="44.8232" table:style-name="ce1">
            <text:p>44.823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stoji ili se kreće, sa kretanjem vozila unazad</text:p>
          </table:table-cell>
          <table:table-cell table:number-columns-repeated="16377"/>
        </table:table-row>
        <table:table-row table:style-name="ro1">
          <table:table-cell office:value-type="float" office:value="1245004" table:style-name="ce1">
            <text:p>1245004</text:p>
          </table:table-cell>
          <table:table-cell office:value-type="string" table:style-name="ce1">
            <text:p>14.02.2019,18:15</text:p>
          </table:table-cell>
          <table:table-cell office:value-type="float" office:value="20.49822" table:style-name="ce1">
            <text:p>20.49822</text:p>
          </table:table-cell>
          <table:table-cell office:value-type="float" office:value="44.76867" table:style-name="ce1">
            <text:p>44.7686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– ostale situacije</text:p>
          </table:table-cell>
          <table:table-cell table:number-columns-repeated="16377"/>
        </table:table-row>
        <table:table-row table:style-name="ro1">
          <table:table-cell office:value-type="float" office:value="1244802" table:style-name="ce1">
            <text:p>1244802</text:p>
          </table:table-cell>
          <table:table-cell office:value-type="string" table:style-name="ce1">
            <text:p>14.02.2019,10:00</text:p>
          </table:table-cell>
          <table:table-cell office:value-type="float" office:value="20.417031999999999" table:style-name="ce1">
            <text:p>20.417032</text:p>
          </table:table-cell>
          <table:table-cell office:value-type="float" office:value="44.784815000000002" table:style-name="ce1">
            <text:p>44.78481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4724" table:style-name="ce1">
            <text:p>1244724</text:p>
          </table:table-cell>
          <table:table-cell office:value-type="string" table:style-name="ce1">
            <text:p>14.02.2019,18:00</text:p>
          </table:table-cell>
          <table:table-cell office:value-type="float" office:value="20.290849999999999" table:style-name="ce1">
            <text:p>20.29085</text:p>
          </table:table-cell>
          <table:table-cell office:value-type="float" office:value="44.476379999999999" table:style-name="ce1">
            <text:p>44.4763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6527" table:style-name="ce1">
            <text:p>1246527</text:p>
          </table:table-cell>
          <table:table-cell office:value-type="string" table:style-name="ce1">
            <text:p>14.02.2019,20:30</text:p>
          </table:table-cell>
          <table:table-cell office:value-type="float" office:value="20.274926000000001" table:style-name="ce1">
            <text:p>20.274926</text:p>
          </table:table-cell>
          <table:table-cell office:value-type="float" office:value="44.467652999999999" table:style-name="ce1">
            <text:p>44.46765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istom smeru uz skretanje</text:p>
          </table:table-cell>
          <table:table-cell table:number-columns-repeated="16377"/>
        </table:table-row>
        <table:table-row table:style-name="ro1">
          <table:table-cell office:value-type="float" office:value="1245010" table:style-name="ce1">
            <text:p>1245010</text:p>
          </table:table-cell>
          <table:table-cell office:value-type="string" table:style-name="ce1">
            <text:p>14.02.2019,18:00</text:p>
          </table:table-cell>
          <table:table-cell office:value-type="float" office:value="20.695620000000002" table:style-name="ce1">
            <text:p>20.69562</text:p>
          </table:table-cell>
          <table:table-cell office:value-type="float" office:value="44.438920000000003" table:style-name="ce1">
            <text:p>44.4389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6392" table:style-name="ce1">
            <text:p>1246392</text:p>
          </table:table-cell>
          <table:table-cell office:value-type="string" table:style-name="ce1">
            <text:p>14.02.2019,19:30</text:p>
          </table:table-cell>
          <table:table-cell office:value-type="float" office:value="20.380123999999999" table:style-name="ce1">
            <text:p>20.380124</text:p>
          </table:table-cell>
          <table:table-cell office:value-type="float" office:value="44.812840000000001" table:style-name="ce1">
            <text:p>44.8128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4674" table:style-name="ce1">
            <text:p>1244674</text:p>
          </table:table-cell>
          <table:table-cell office:value-type="string" table:style-name="ce1">
            <text:p>14.02.2019,00:00</text:p>
          </table:table-cell>
          <table:table-cell office:value-type="float" office:value="20.512378999999999" table:style-name="ce1">
            <text:p>20.512379</text:p>
          </table:table-cell>
          <table:table-cell office:value-type="float" office:value="44.782172000000003" table:style-name="ce1">
            <text:p>44.78217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45003" table:style-name="ce1">
            <text:p>1245003</text:p>
          </table:table-cell>
          <table:table-cell office:value-type="string" table:style-name="ce1">
            <text:p>14.02.2019,22:00</text:p>
          </table:table-cell>
          <table:table-cell office:value-type="float" office:value="20.480513999999999" table:style-name="ce1">
            <text:p>20.480514</text:p>
          </table:table-cell>
          <table:table-cell office:value-type="float" office:value="44.777650999999999" table:style-name="ce1">
            <text:p>44.77765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4753" table:style-name="ce1">
            <text:p>1244753</text:p>
          </table:table-cell>
          <table:table-cell office:value-type="string" table:style-name="ce1">
            <text:p>14.02.2019,19:45</text:p>
          </table:table-cell>
          <table:table-cell office:value-type="float" office:value="20.496486000000001" table:style-name="ce1">
            <text:p>20.496486</text:p>
          </table:table-cell>
          <table:table-cell office:value-type="float" office:value="44.757157999999997" table:style-name="ce1">
            <text:p>44.75715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4756" table:style-name="ce1">
            <text:p>1244756</text:p>
          </table:table-cell>
          <table:table-cell office:value-type="string" table:style-name="ce1">
            <text:p>14.02.2019,23:00</text:p>
          </table:table-cell>
          <table:table-cell office:value-type="float" office:value="20.448709999999998" table:style-name="ce1">
            <text:p>20.44871</text:p>
          </table:table-cell>
          <table:table-cell office:value-type="float" office:value="44.874429999999997" table:style-name="ce1">
            <text:p>44.8744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5075" table:style-name="ce1">
            <text:p>1245075</text:p>
          </table:table-cell>
          <table:table-cell office:value-type="string" table:style-name="ce1">
            <text:p>14.02.2019,03:45</text:p>
          </table:table-cell>
          <table:table-cell office:value-type="float" office:value="20.609269999999999" table:style-name="ce1">
            <text:p>20.60927</text:p>
          </table:table-cell>
          <table:table-cell office:value-type="float" office:value="44.523899999999998" table:style-name="ce1">
            <text:p>44.523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sa kolovoza u krivini</text:p>
          </table:table-cell>
          <table:table-cell table:number-columns-repeated="16377"/>
        </table:table-row>
        <table:table-row table:style-name="ro1">
          <table:table-cell office:value-type="float" office:value="1244721" table:style-name="ce1">
            <text:p>1244721</text:p>
          </table:table-cell>
          <table:table-cell office:value-type="string" table:style-name="ce1">
            <text:p>14.02.2019,19:15</text:p>
          </table:table-cell>
          <table:table-cell office:value-type="float" office:value="20.491990000000001" table:style-name="ce1">
            <text:p>20.49199</text:p>
          </table:table-cell>
          <table:table-cell office:value-type="float" office:value="44.733780000000003" table:style-name="ce1">
            <text:p>44.7337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sa kolovoza u krivini</text:p>
          </table:table-cell>
          <table:table-cell table:number-columns-repeated="16377"/>
        </table:table-row>
        <table:table-row table:style-name="ro1">
          <table:table-cell office:value-type="float" office:value="1244729" table:style-name="ce1">
            <text:p>1244729</text:p>
          </table:table-cell>
          <table:table-cell office:value-type="string" table:style-name="ce1">
            <text:p>14.02.2019,16:30</text:p>
          </table:table-cell>
          <table:table-cell office:value-type="float" office:value="20.431273000000001" table:style-name="ce1">
            <text:p>20.431273</text:p>
          </table:table-cell>
          <table:table-cell office:value-type="float" office:value="44.792873999999998" table:style-name="ce1">
            <text:p>44.79287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4827" table:style-name="ce1">
            <text:p>1244827</text:p>
          </table:table-cell>
          <table:table-cell office:value-type="string" table:style-name="ce1">
            <text:p>14.02.2019,07:25</text:p>
          </table:table-cell>
          <table:table-cell office:value-type="float" office:value="20.361609999999999" table:style-name="ce1">
            <text:p>20.36161</text:p>
          </table:table-cell>
          <table:table-cell office:value-type="float" office:value="44.826549999999997" table:style-name="ce1">
            <text:p>44.8265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4951" table:style-name="ce1">
            <text:p>1244951</text:p>
          </table:table-cell>
          <table:table-cell office:value-type="string" table:style-name="ce1">
            <text:p>14.02.2019,21:00</text:p>
          </table:table-cell>
          <table:table-cell office:value-type="float" office:value="20.302160000000001" table:style-name="ce1">
            <text:p>20.30216</text:p>
          </table:table-cell>
          <table:table-cell office:value-type="float" office:value="44.676110000000001" table:style-name="ce1">
            <text:p>44.6761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i prevrtanjem</text:p>
          </table:table-cell>
          <table:table-cell table:number-columns-repeated="16377"/>
        </table:table-row>
        <table:table-row table:style-name="ro1">
          <table:table-cell office:value-type="float" office:value="1244799" table:style-name="ce1">
            <text:p>1244799</text:p>
          </table:table-cell>
          <table:table-cell office:value-type="string" table:style-name="ce1">
            <text:p>14.02.2019,12:10</text:p>
          </table:table-cell>
          <table:table-cell office:value-type="float" office:value="20.477142000000001" table:style-name="ce1">
            <text:p>20.477142</text:p>
          </table:table-cell>
          <table:table-cell office:value-type="float" office:value="44.803435999999998" table:style-name="ce1">
            <text:p>44.80343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6158" table:style-name="ce1">
            <text:p>1246158</text:p>
          </table:table-cell>
          <table:table-cell office:value-type="string" table:style-name="ce1">
            <text:p>14.02.2019,10:25</text:p>
          </table:table-cell>
          <table:table-cell office:value-type="float" office:value="20.407592999999999" table:style-name="ce1">
            <text:p>20.407593</text:p>
          </table:table-cell>
          <table:table-cell office:value-type="float" office:value="44.843874999999997" table:style-name="ce1">
            <text:p>44.84387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4819" table:style-name="ce1">
            <text:p>1244819</text:p>
          </table:table-cell>
          <table:table-cell office:value-type="string" table:style-name="ce1">
            <text:p>14.02.2019,10:40</text:p>
          </table:table-cell>
          <table:table-cell office:value-type="float" office:value="20.474291999999998" table:style-name="ce1">
            <text:p>20.474292</text:p>
          </table:table-cell>
          <table:table-cell office:value-type="float" office:value="44.796987000000001" table:style-name="ce1">
            <text:p>44.79698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4825" table:style-name="ce1">
            <text:p>1244825</text:p>
          </table:table-cell>
          <table:table-cell office:value-type="string" table:style-name="ce1">
            <text:p>14.02.2019,12:20</text:p>
          </table:table-cell>
          <table:table-cell office:value-type="float" office:value="20.496466000000002" table:style-name="ce1">
            <text:p>20.496466</text:p>
          </table:table-cell>
          <table:table-cell office:value-type="float" office:value="44.776069" table:style-name="ce1">
            <text:p>44.77606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6071" table:style-name="ce1">
            <text:p>1246071</text:p>
          </table:table-cell>
          <table:table-cell office:value-type="string" table:style-name="ce1">
            <text:p>14.02.2019,13:50</text:p>
          </table:table-cell>
          <table:table-cell office:value-type="float" office:value="20.4572" table:style-name="ce1">
            <text:p>20.4572</text:p>
          </table:table-cell>
          <table:table-cell office:value-type="float" office:value="44.800690000000003" table:style-name="ce1">
            <text:p>44.8006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4798" table:style-name="ce1">
            <text:p>1244798</text:p>
          </table:table-cell>
          <table:table-cell office:value-type="string" table:style-name="ce1">
            <text:p>14.02.2019,13:25</text:p>
          </table:table-cell>
          <table:table-cell office:value-type="float" office:value="20.490010000000002" table:style-name="ce1">
            <text:p>20.49001</text:p>
          </table:table-cell>
          <table:table-cell office:value-type="float" office:value="44.813718999999999" table:style-name="ce1">
            <text:p>44.81371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5558" table:style-name="ce1">
            <text:p>1245558</text:p>
          </table:table-cell>
          <table:table-cell office:value-type="string" table:style-name="ce1">
            <text:p>14.02.2019,17:50</text:p>
          </table:table-cell>
          <table:table-cell office:value-type="float" office:value="20.425449" table:style-name="ce1">
            <text:p>20.425449</text:p>
          </table:table-cell>
          <table:table-cell office:value-type="float" office:value="44.720148000000002" table:style-name="ce1">
            <text:p>44.72014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uz skretanje – nepoznato</text:p>
          </table:table-cell>
          <table:table-cell table:number-columns-repeated="16377"/>
        </table:table-row>
        <table:table-row table:style-name="ro1">
          <table:table-cell office:value-type="float" office:value="1244833" table:style-name="ce1">
            <text:p>1244833</text:p>
          </table:table-cell>
          <table:table-cell office:value-type="string" table:style-name="ce1">
            <text:p>14.02.2019,11:15</text:p>
          </table:table-cell>
          <table:table-cell office:value-type="float" office:value="20.413270000000001" table:style-name="ce1">
            <text:p>20.41327</text:p>
          </table:table-cell>
          <table:table-cell office:value-type="float" office:value="44.764189999999999" table:style-name="ce1">
            <text:p>44.7641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737" table:style-name="ce1">
            <text:p>1244737</text:p>
          </table:table-cell>
          <table:table-cell office:value-type="string" table:style-name="ce1">
            <text:p>14.02.2019,21:30</text:p>
          </table:table-cell>
          <table:table-cell office:value-type="float" office:value="20.404454000000001" table:style-name="ce1">
            <text:p>20.404454</text:p>
          </table:table-cell>
          <table:table-cell office:value-type="float" office:value="44.827950999999999" table:style-name="ce1">
            <text:p>44.82795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830" table:style-name="ce1">
            <text:p>1244830</text:p>
          </table:table-cell>
          <table:table-cell office:value-type="string" table:style-name="ce1">
            <text:p>14.02.2019,11:45</text:p>
          </table:table-cell>
          <table:table-cell office:value-type="float" office:value="20.483274000000002" table:style-name="ce1">
            <text:p>20.483274</text:p>
          </table:table-cell>
          <table:table-cell office:value-type="float" office:value="44.817518" table:style-name="ce1">
            <text:p>44.81751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755" table:style-name="ce1">
            <text:p>1244755</text:p>
          </table:table-cell>
          <table:table-cell office:value-type="string" table:style-name="ce1">
            <text:p>14.02.2019,19:55</text:p>
          </table:table-cell>
          <table:table-cell office:value-type="float" office:value="20.49249" table:style-name="ce1">
            <text:p>20.49249</text:p>
          </table:table-cell>
          <table:table-cell office:value-type="float" office:value="44.830249000000002" table:style-name="ce1">
            <text:p>44.83024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6387" table:style-name="ce1">
            <text:p>1246387</text:p>
          </table:table-cell>
          <table:table-cell office:value-type="string" table:style-name="ce1">
            <text:p>14.02.2019,17:50</text:p>
          </table:table-cell>
          <table:table-cell office:value-type="float" office:value="20.498573" table:style-name="ce1">
            <text:p>20.498573</text:p>
          </table:table-cell>
          <table:table-cell office:value-type="float" office:value="44.817855999999999" table:style-name="ce1">
            <text:p>44.81785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947" table:style-name="ce1">
            <text:p>1244947</text:p>
          </table:table-cell>
          <table:table-cell office:value-type="string" table:style-name="ce1">
            <text:p>14.02.2019,16:35</text:p>
          </table:table-cell>
          <table:table-cell office:value-type="float" office:value="20.457322999999999" table:style-name="ce1">
            <text:p>20.457323</text:p>
          </table:table-cell>
          <table:table-cell office:value-type="float" office:value="44.795538000000001" table:style-name="ce1">
            <text:p>44.79553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808" table:style-name="ce1">
            <text:p>1244808</text:p>
          </table:table-cell>
          <table:table-cell office:value-type="string" table:style-name="ce1">
            <text:p>14.02.2019,14:10</text:p>
          </table:table-cell>
          <table:table-cell office:value-type="float" office:value="20.493669000000001" table:style-name="ce1">
            <text:p>20.493669</text:p>
          </table:table-cell>
          <table:table-cell office:value-type="float" office:value="44.801203999999998" table:style-name="ce1">
            <text:p>44.80120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6162" table:style-name="ce1">
            <text:p>1246162</text:p>
          </table:table-cell>
          <table:table-cell office:value-type="string" table:style-name="ce1">
            <text:p>14.02.2019,14:00</text:p>
          </table:table-cell>
          <table:table-cell office:value-type="float" office:value="20.395848999999998" table:style-name="ce1">
            <text:p>20.395849</text:p>
          </table:table-cell>
          <table:table-cell office:value-type="float" office:value="44.820053000000001" table:style-name="ce1">
            <text:p>44.82005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847" table:style-name="ce1">
            <text:p>1244847</text:p>
          </table:table-cell>
          <table:table-cell office:value-type="string" table:style-name="ce1">
            <text:p>14.02.2019,15:20</text:p>
          </table:table-cell>
          <table:table-cell office:value-type="float" office:value="20.498408000000001" table:style-name="ce1">
            <text:p>20.498408</text:p>
          </table:table-cell>
          <table:table-cell office:value-type="float" office:value="44.790531000000001" table:style-name="ce1">
            <text:p>44.79053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4702" table:style-name="ce1">
            <text:p>1244702</text:p>
          </table:table-cell>
          <table:table-cell office:value-type="string" table:style-name="ce1">
            <text:p>14.02.2019,08:55</text:p>
          </table:table-cell>
          <table:table-cell office:value-type="float" office:value="20.410046999999999" table:style-name="ce1">
            <text:p>20.410047</text:p>
          </table:table-cell>
          <table:table-cell office:value-type="float" office:value="44.833441000000001" table:style-name="ce1">
            <text:p>44.83344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4733" table:style-name="ce1">
            <text:p>1244733</text:p>
          </table:table-cell>
          <table:table-cell office:value-type="string" table:style-name="ce1">
            <text:p>14.02.2019,18:00</text:p>
          </table:table-cell>
          <table:table-cell office:value-type="float" office:value="20.497019000000002" table:style-name="ce1">
            <text:p>20.497019</text:p>
          </table:table-cell>
          <table:table-cell office:value-type="float" office:value="44.815128000000001" table:style-name="ce1">
            <text:p>44.81512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4700" table:style-name="ce1">
            <text:p>1244700</text:p>
          </table:table-cell>
          <table:table-cell office:value-type="string" table:style-name="ce1">
            <text:p>14.02.2019,13:55</text:p>
          </table:table-cell>
          <table:table-cell office:value-type="float" office:value="20.454025999999999" table:style-name="ce1">
            <text:p>20.454026</text:p>
          </table:table-cell>
          <table:table-cell office:value-type="float" office:value="44.757354999999997" table:style-name="ce1">
            <text:p>44.75735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4689" table:style-name="ce1">
            <text:p>1244689</text:p>
          </table:table-cell>
          <table:table-cell office:value-type="string" table:style-name="ce1">
            <text:p>14.02.2019,07:20</text:p>
          </table:table-cell>
          <table:table-cell office:value-type="float" office:value="20.530562" table:style-name="ce1">
            <text:p>20.530562</text:p>
          </table:table-cell>
          <table:table-cell office:value-type="float" office:value="44.788378000000002" table:style-name="ce1">
            <text:p>44.78837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4688" table:style-name="ce1">
            <text:p>1244688</text:p>
          </table:table-cell>
          <table:table-cell office:value-type="string" table:style-name="ce1">
            <text:p>14.02.2019,09:15</text:p>
          </table:table-cell>
          <table:table-cell office:value-type="float" office:value="20.453116000000001" table:style-name="ce1">
            <text:p>20.453116</text:p>
          </table:table-cell>
          <table:table-cell office:value-type="float" office:value="44.810755" table:style-name="ce1">
            <text:p>44.81075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4727" table:style-name="ce1">
            <text:p>1244727</text:p>
          </table:table-cell>
          <table:table-cell office:value-type="string" table:style-name="ce1">
            <text:p>14.02.2019,19:18</text:p>
          </table:table-cell>
          <table:table-cell office:value-type="float" office:value="20.454886999999999" table:style-name="ce1">
            <text:p>20.454887</text:p>
          </table:table-cell>
          <table:table-cell office:value-type="float" office:value="44.801197999999999" table:style-name="ce1">
            <text:p>44.80119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4730" table:style-name="ce1">
            <text:p>1244730</text:p>
          </table:table-cell>
          <table:table-cell office:value-type="string" table:style-name="ce1">
            <text:p>14.02.2019,22:15</text:p>
          </table:table-cell>
          <table:table-cell office:value-type="float" office:value="20.398066" table:style-name="ce1">
            <text:p>20.398066</text:p>
          </table:table-cell>
          <table:table-cell office:value-type="float" office:value="44.826529000000001" table:style-name="ce1">
            <text:p>44.82652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4842" table:style-name="ce1">
            <text:p>1244842</text:p>
          </table:table-cell>
          <table:table-cell office:value-type="string" table:style-name="ce1">
            <text:p>14.02.2019,16:05</text:p>
          </table:table-cell>
          <table:table-cell office:value-type="float" office:value="20.461293999999999" table:style-name="ce1">
            <text:p>20.461294</text:p>
          </table:table-cell>
          <table:table-cell office:value-type="float" office:value="44.815924000000003" table:style-name="ce1">
            <text:p>44.81592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4726" table:style-name="ce1">
            <text:p>1244726</text:p>
          </table:table-cell>
          <table:table-cell office:value-type="string" table:style-name="ce1">
            <text:p>14.02.2019,19:15</text:p>
          </table:table-cell>
          <table:table-cell office:value-type="float" office:value="20.415002999999999" table:style-name="ce1">
            <text:p>20.415003</text:p>
          </table:table-cell>
          <table:table-cell office:value-type="float" office:value="44.760075999999998" table:style-name="ce1">
            <text:p>44.76007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5318" table:style-name="ce1">
            <text:p>1245318</text:p>
          </table:table-cell>
          <table:table-cell office:value-type="string" table:style-name="ce1">
            <text:p>14.02.2019,14:05</text:p>
          </table:table-cell>
          <table:table-cell office:value-type="float" office:value="20.464593000000001" table:style-name="ce1">
            <text:p>20.464593</text:p>
          </table:table-cell>
          <table:table-cell office:value-type="float" office:value="44.812930000000001" table:style-name="ce1">
            <text:p>44.8129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831" table:style-name="ce1">
            <text:p>1244831</text:p>
          </table:table-cell>
          <table:table-cell office:value-type="string" table:style-name="ce1">
            <text:p>15.02.2019,16:00</text:p>
          </table:table-cell>
          <table:table-cell office:value-type="float" office:value="20.400545999999999" table:style-name="ce1">
            <text:p>20.400546</text:p>
          </table:table-cell>
          <table:table-cell office:value-type="float" office:value="44.797615" table:style-name="ce1">
            <text:p>44.79761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801" table:style-name="ce1">
            <text:p>1244801</text:p>
          </table:table-cell>
          <table:table-cell office:value-type="string" table:style-name="ce1">
            <text:p>15.02.2019,07:30</text:p>
          </table:table-cell>
          <table:table-cell office:value-type="float" office:value="20.463190999999998" table:style-name="ce1">
            <text:p>20.463191</text:p>
          </table:table-cell>
          <table:table-cell office:value-type="float" office:value="44.818035999999999" table:style-name="ce1">
            <text:p>44.81803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4926" table:style-name="ce1">
            <text:p>1244926</text:p>
          </table:table-cell>
          <table:table-cell office:value-type="string" table:style-name="ce1">
            <text:p>15.02.2019,13:15</text:p>
          </table:table-cell>
          <table:table-cell office:value-type="float" office:value="20.406389999999998" table:style-name="ce1">
            <text:p>20.40639</text:p>
          </table:table-cell>
          <table:table-cell office:value-type="float" office:value="44.753610000000002" table:style-name="ce1">
            <text:p>44.7536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875" table:style-name="ce1">
            <text:p>1244875</text:p>
          </table:table-cell>
          <table:table-cell office:value-type="string" table:style-name="ce1">
            <text:p>15.02.2019,23:00</text:p>
          </table:table-cell>
          <table:table-cell office:value-type="float" office:value="20.283325000000001" table:style-name="ce1">
            <text:p>20.283325</text:p>
          </table:table-cell>
          <table:table-cell office:value-type="float" office:value="44.903896000000003" table:style-name="ce1">
            <text:p>44.90389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5080" table:style-name="ce1">
            <text:p>1245080</text:p>
          </table:table-cell>
          <table:table-cell office:value-type="string" table:style-name="ce1">
            <text:p>15.02.2019,16:20</text:p>
          </table:table-cell>
          <table:table-cell office:value-type="float" office:value="20.517911999999999" table:style-name="ce1">
            <text:p>20.517912</text:p>
          </table:table-cell>
          <table:table-cell office:value-type="float" office:value="44.812820000000002" table:style-name="ce1">
            <text:p>44.8128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sa skretanjem vozila ulevo, u raskrsnici</text:p>
          </table:table-cell>
          <table:table-cell table:number-columns-repeated="16377"/>
        </table:table-row>
        <table:table-row table:style-name="ro1">
          <table:table-cell office:value-type="float" office:value="1244898" table:style-name="ce1">
            <text:p>1244898</text:p>
          </table:table-cell>
          <table:table-cell office:value-type="string" table:style-name="ce1">
            <text:p>15.02.2019,21:45</text:p>
          </table:table-cell>
          <table:table-cell office:value-type="float" office:value="20.368952" table:style-name="ce1">
            <text:p>20.368952</text:p>
          </table:table-cell>
          <table:table-cell office:value-type="float" office:value="44.841760999999998" table:style-name="ce1">
            <text:p>44.84176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5202" table:style-name="ce1">
            <text:p>1245202</text:p>
          </table:table-cell>
          <table:table-cell office:value-type="string" table:style-name="ce1">
            <text:p>15.02.2019,14:40</text:p>
          </table:table-cell>
          <table:table-cell office:value-type="float" office:value="20.501814" table:style-name="ce1">
            <text:p>20.501814</text:p>
          </table:table-cell>
          <table:table-cell office:value-type="float" office:value="44.794367999999999" table:style-name="ce1">
            <text:p>44.79436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4771" table:style-name="ce1">
            <text:p>1244771</text:p>
          </table:table-cell>
          <table:table-cell office:value-type="string" table:style-name="ce1">
            <text:p>15.02.2019,10:20</text:p>
          </table:table-cell>
          <table:table-cell office:value-type="float" office:value="20.45692" table:style-name="ce1">
            <text:p>20.45692</text:p>
          </table:table-cell>
          <table:table-cell office:value-type="float" office:value="44.809193999999998" table:style-name="ce1">
            <text:p>44.80919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4778" table:style-name="ce1">
            <text:p>1244778</text:p>
          </table:table-cell>
          <table:table-cell office:value-type="string" table:style-name="ce1">
            <text:p>15.02.2019,07:30</text:p>
          </table:table-cell>
          <table:table-cell office:value-type="float" office:value="20.279019999999999" table:style-name="ce1">
            <text:p>20.27902</text:p>
          </table:table-cell>
          <table:table-cell office:value-type="float" office:value="44.486710000000002" table:style-name="ce1">
            <text:p>44.4867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suprotnim smerovima uz skretanje</text:p>
          </table:table-cell>
          <table:table-cell table:number-columns-repeated="16377"/>
        </table:table-row>
        <table:table-row table:style-name="ro1">
          <table:table-cell office:value-type="float" office:value="1246141" table:style-name="ce1">
            <text:p>1246141</text:p>
          </table:table-cell>
          <table:table-cell office:value-type="string" table:style-name="ce1">
            <text:p>15.02.2019,13:10</text:p>
          </table:table-cell>
          <table:table-cell office:value-type="float" office:value="20.412977000000001" table:style-name="ce1">
            <text:p>20.412977</text:p>
          </table:table-cell>
          <table:table-cell office:value-type="float" office:value="44.824506999999997" table:style-name="ce1">
            <text:p>44.82450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5407" table:style-name="ce1">
            <text:p>1245407</text:p>
          </table:table-cell>
          <table:table-cell office:value-type="string" table:style-name="ce1">
            <text:p>15.02.2019,12:35</text:p>
          </table:table-cell>
          <table:table-cell office:value-type="float" office:value="20.483819" table:style-name="ce1">
            <text:p>20.483819</text:p>
          </table:table-cell>
          <table:table-cell office:value-type="float" office:value="44.810063999999997" table:style-name="ce1">
            <text:p>44.81006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učešćem najmanje dva vozila bez skretanja (bez podataka o smeru)</text:p>
          </table:table-cell>
          <table:table-cell table:number-columns-repeated="16377"/>
        </table:table-row>
        <table:table-row table:style-name="ro1">
          <table:table-cell office:value-type="float" office:value="1244834" table:style-name="ce1">
            <text:p>1244834</text:p>
          </table:table-cell>
          <table:table-cell office:value-type="string" table:style-name="ce1">
            <text:p>15.02.2019,21:00</text:p>
          </table:table-cell>
          <table:table-cell office:value-type="float" office:value="20.358985000000001" table:style-name="ce1">
            <text:p>20.358985</text:p>
          </table:table-cell>
          <table:table-cell office:value-type="float" office:value="44.867353999999999" table:style-name="ce1">
            <text:p>44.86735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4785" table:style-name="ce1">
            <text:p>1244785</text:p>
          </table:table-cell>
          <table:table-cell office:value-type="string" table:style-name="ce1">
            <text:p>15.02.2019,14:30</text:p>
          </table:table-cell>
          <table:table-cell office:value-type="float" office:value="20.496510000000001" table:style-name="ce1">
            <text:p>20.49651</text:p>
          </table:table-cell>
          <table:table-cell office:value-type="float" office:value="44.778149999999997" table:style-name="ce1">
            <text:p>44.7781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5394" table:style-name="ce1">
            <text:p>1245394</text:p>
          </table:table-cell>
          <table:table-cell office:value-type="string" table:style-name="ce1">
            <text:p>15.02.2019,02:50</text:p>
          </table:table-cell>
          <table:table-cell office:value-type="float" office:value="20.467134000000001" table:style-name="ce1">
            <text:p>20.467134</text:p>
          </table:table-cell>
          <table:table-cell office:value-type="float" office:value="44.820236999999999" table:style-name="ce1">
            <text:p>44.82023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4918" table:style-name="ce1">
            <text:p>1244918</text:p>
          </table:table-cell>
          <table:table-cell office:value-type="string" table:style-name="ce1">
            <text:p>15.02.2019,16:30</text:p>
          </table:table-cell>
          <table:table-cell office:value-type="float" office:value="20.496396000000001" table:style-name="ce1">
            <text:p>20.496396</text:p>
          </table:table-cell>
          <table:table-cell office:value-type="float" office:value="44.778275000000001" table:style-name="ce1">
            <text:p>44.77827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4760" table:style-name="ce1">
            <text:p>1244760</text:p>
          </table:table-cell>
          <table:table-cell office:value-type="string" table:style-name="ce1">
            <text:p>15.02.2019,04:50</text:p>
          </table:table-cell>
          <table:table-cell office:value-type="float" office:value="20.2592" table:style-name="ce1">
            <text:p>20.2592</text:p>
          </table:table-cell>
          <table:table-cell office:value-type="float" office:value="44.413939999999997" table:style-name="ce1">
            <text:p>44.4139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44940" table:style-name="ce1">
            <text:p>1244940</text:p>
          </table:table-cell>
          <table:table-cell office:value-type="string" table:style-name="ce1">
            <text:p>15.02.2019,02:50</text:p>
          </table:table-cell>
          <table:table-cell office:value-type="float" office:value="20.36684" table:style-name="ce1">
            <text:p>20.36684</text:p>
          </table:table-cell>
          <table:table-cell office:value-type="float" office:value="44.721269999999997" table:style-name="ce1">
            <text:p>44.7212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i prevrtanjem</text:p>
          </table:table-cell>
          <table:table-cell table:number-columns-repeated="16377"/>
        </table:table-row>
        <table:table-row table:style-name="ro1">
          <table:table-cell office:value-type="float" office:value="1244836" table:style-name="ce1">
            <text:p>1244836</text:p>
          </table:table-cell>
          <table:table-cell office:value-type="string" table:style-name="ce1">
            <text:p>15.02.2019,23:45</text:p>
          </table:table-cell>
          <table:table-cell office:value-type="float" office:value="20.218620000000001" table:style-name="ce1">
            <text:p>20.21862</text:p>
          </table:table-cell>
          <table:table-cell office:value-type="float" office:value="44.652149999999999" table:style-name="ce1">
            <text:p>44.6521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4803" table:style-name="ce1">
            <text:p>1244803</text:p>
          </table:table-cell>
          <table:table-cell office:value-type="string" table:style-name="ce1">
            <text:p>15.02.2019,11:25</text:p>
          </table:table-cell>
          <table:table-cell office:value-type="float" office:value="20.200939999999999" table:style-name="ce1">
            <text:p>20.20094</text:p>
          </table:table-cell>
          <table:table-cell office:value-type="float" office:value="44.655380000000001" table:style-name="ce1">
            <text:p>44.6553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5192" table:style-name="ce1">
            <text:p>1245192</text:p>
          </table:table-cell>
          <table:table-cell office:value-type="string" table:style-name="ce1">
            <text:p>15.02.2019,06:05</text:p>
          </table:table-cell>
          <table:table-cell office:value-type="float" office:value="20.479324999999999" table:style-name="ce1">
            <text:p>20.479325</text:p>
          </table:table-cell>
          <table:table-cell office:value-type="float" office:value="44.858263999999998" table:style-name="ce1">
            <text:p>44.85826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4832" table:style-name="ce1">
            <text:p>1244832</text:p>
          </table:table-cell>
          <table:table-cell office:value-type="string" table:style-name="ce1">
            <text:p>15.02.2019,22:10</text:p>
          </table:table-cell>
          <table:table-cell office:value-type="float" office:value="20.474328" table:style-name="ce1">
            <text:p>20.474328</text:p>
          </table:table-cell>
          <table:table-cell office:value-type="float" office:value="44.814718999999997" table:style-name="ce1">
            <text:p>44.81471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6131" table:style-name="ce1">
            <text:p>1246131</text:p>
          </table:table-cell>
          <table:table-cell office:value-type="string" table:style-name="ce1">
            <text:p>15.02.2019,10:30</text:p>
          </table:table-cell>
          <table:table-cell office:value-type="float" office:value="20.466246000000002" table:style-name="ce1">
            <text:p>20.466246</text:p>
          </table:table-cell>
          <table:table-cell office:value-type="float" office:value="44.819507000000002" table:style-name="ce1">
            <text:p>44.81950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4822" table:style-name="ce1">
            <text:p>1244822</text:p>
          </table:table-cell>
          <table:table-cell office:value-type="string" table:style-name="ce1">
            <text:p>15.02.2019,17:40</text:p>
          </table:table-cell>
          <table:table-cell office:value-type="float" office:value="20.472452000000001" table:style-name="ce1">
            <text:p>20.472452</text:p>
          </table:table-cell>
          <table:table-cell office:value-type="float" office:value="44.816940000000002" table:style-name="ce1">
            <text:p>44.8169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071" table:style-name="ce1">
            <text:p>1245071</text:p>
          </table:table-cell>
          <table:table-cell office:value-type="string" table:style-name="ce1">
            <text:p>15.02.2019,08:55</text:p>
          </table:table-cell>
          <table:table-cell office:value-type="float" office:value="20.455784999999999" table:style-name="ce1">
            <text:p>20.455785</text:p>
          </table:table-cell>
          <table:table-cell office:value-type="float" office:value="44.800637000000002" table:style-name="ce1">
            <text:p>44.80063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925" table:style-name="ce1">
            <text:p>1244925</text:p>
          </table:table-cell>
          <table:table-cell office:value-type="string" table:style-name="ce1">
            <text:p>15.02.2019,11:55</text:p>
          </table:table-cell>
          <table:table-cell office:value-type="float" office:value="20.36581" table:style-name="ce1">
            <text:p>20.36581</text:p>
          </table:table-cell>
          <table:table-cell office:value-type="float" office:value="44.83672" table:style-name="ce1">
            <text:p>44.8367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743" table:style-name="ce1">
            <text:p>1245743</text:p>
          </table:table-cell>
          <table:table-cell office:value-type="string" table:style-name="ce1">
            <text:p>15.02.2019,06:00</text:p>
          </table:table-cell>
          <table:table-cell office:value-type="float" office:value="20.387460000000001" table:style-name="ce1">
            <text:p>20.38746</text:p>
          </table:table-cell>
          <table:table-cell office:value-type="float" office:value="44.679580000000001" table:style-name="ce1">
            <text:p>44.6795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189" table:style-name="ce1">
            <text:p>1245189</text:p>
          </table:table-cell>
          <table:table-cell office:value-type="string" table:style-name="ce1">
            <text:p>15.02.2019,11:50</text:p>
          </table:table-cell>
          <table:table-cell office:value-type="float" office:value="20.481926999999999" table:style-name="ce1">
            <text:p>20.481927</text:p>
          </table:table-cell>
          <table:table-cell office:value-type="float" office:value="44.782640000000001" table:style-name="ce1">
            <text:p>44.7826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6167" table:style-name="ce1">
            <text:p>1246167</text:p>
          </table:table-cell>
          <table:table-cell office:value-type="string" table:style-name="ce1">
            <text:p>15.02.2019,18:00</text:p>
          </table:table-cell>
          <table:table-cell office:value-type="float" office:value="20.362020000000001" table:style-name="ce1">
            <text:p>20.36202</text:p>
          </table:table-cell>
          <table:table-cell office:value-type="float" office:value="44.807755299999997" table:style-name="ce1">
            <text:p>44.807755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781" table:style-name="ce1">
            <text:p>1244781</text:p>
          </table:table-cell>
          <table:table-cell office:value-type="string" table:style-name="ce1">
            <text:p>15.02.2019,12:50</text:p>
          </table:table-cell>
          <table:table-cell office:value-type="float" office:value="20.436250000000001" table:style-name="ce1">
            <text:p>20.43625</text:p>
          </table:table-cell>
          <table:table-cell office:value-type="float" office:value="44.9011" table:style-name="ce1">
            <text:p>44.901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4904" table:style-name="ce1">
            <text:p>1244904</text:p>
          </table:table-cell>
          <table:table-cell office:value-type="string" table:style-name="ce1">
            <text:p>15.02.2019,15:05</text:p>
          </table:table-cell>
          <table:table-cell office:value-type="float" office:value="20.465893999999999" table:style-name="ce1">
            <text:p>20.465894</text:p>
          </table:table-cell>
          <table:table-cell office:value-type="float" office:value="44.804057999999998" table:style-name="ce1">
            <text:p>44.80405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6140" table:style-name="ce1">
            <text:p>1246140</text:p>
          </table:table-cell>
          <table:table-cell office:value-type="string" table:style-name="ce1">
            <text:p>15.02.2019,16:35</text:p>
          </table:table-cell>
          <table:table-cell office:value-type="float" office:value="20.483830000000001" table:style-name="ce1">
            <text:p>20.48383</text:p>
          </table:table-cell>
          <table:table-cell office:value-type="float" office:value="44.810049999999997" table:style-name="ce1">
            <text:p>44.8100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5899" table:style-name="ce1">
            <text:p>1245899</text:p>
          </table:table-cell>
          <table:table-cell office:value-type="string" table:style-name="ce1">
            <text:p>15.02.2019,15:05</text:p>
          </table:table-cell>
          <table:table-cell office:value-type="float" office:value="20.51849" table:style-name="ce1">
            <text:p>20.51849</text:p>
          </table:table-cell>
          <table:table-cell office:value-type="float" office:value="44.813949999999998" table:style-name="ce1">
            <text:p>44.8139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5204" table:style-name="ce1">
            <text:p>1245204</text:p>
          </table:table-cell>
          <table:table-cell office:value-type="string" table:style-name="ce1">
            <text:p>15.02.2019,16:30</text:p>
          </table:table-cell>
          <table:table-cell office:value-type="float" office:value="20.371106000000001" table:style-name="ce1">
            <text:p>20.371106</text:p>
          </table:table-cell>
          <table:table-cell office:value-type="float" office:value="44.847588000000002" table:style-name="ce1">
            <text:p>44.84758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sleva</text:p>
          </table:table-cell>
          <table:table-cell table:number-columns-repeated="16377"/>
        </table:table-row>
        <table:table-row table:style-name="ro1">
          <table:table-cell office:value-type="float" office:value="1244948" table:style-name="ce1">
            <text:p>1244948</text:p>
          </table:table-cell>
          <table:table-cell office:value-type="string" table:style-name="ce1">
            <text:p>15.02.2019,03:40</text:p>
          </table:table-cell>
          <table:table-cell office:value-type="float" office:value="20.364898" table:style-name="ce1">
            <text:p>20.364898</text:p>
          </table:table-cell>
          <table:table-cell office:value-type="float" office:value="44.836745999999998" table:style-name="ce1">
            <text:p>44.83674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4826" table:style-name="ce1">
            <text:p>1244826</text:p>
          </table:table-cell>
          <table:table-cell office:value-type="string" table:style-name="ce1">
            <text:p>15.02.2019,21:30</text:p>
          </table:table-cell>
          <table:table-cell office:value-type="float" office:value="20.484079000000001" table:style-name="ce1">
            <text:p>20.484079</text:p>
          </table:table-cell>
          <table:table-cell office:value-type="float" office:value="44.782693999999999" table:style-name="ce1">
            <text:p>44.78269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915" table:style-name="ce1">
            <text:p>1244915</text:p>
          </table:table-cell>
          <table:table-cell office:value-type="string" table:style-name="ce1">
            <text:p>16.02.2019,19:50</text:p>
          </table:table-cell>
          <table:table-cell office:value-type="float" office:value="20.556712999999998" table:style-name="ce1">
            <text:p>20.556713</text:p>
          </table:table-cell>
          <table:table-cell office:value-type="float" office:value="44.760399999999997" table:style-name="ce1">
            <text:p>44.760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4920" table:style-name="ce1">
            <text:p>1244920</text:p>
          </table:table-cell>
          <table:table-cell office:value-type="string" table:style-name="ce1">
            <text:p>16.02.2019,21:55</text:p>
          </table:table-cell>
          <table:table-cell office:value-type="float" office:value="20.483321" table:style-name="ce1">
            <text:p>20.483321</text:p>
          </table:table-cell>
          <table:table-cell office:value-type="float" office:value="44.808703000000001" table:style-name="ce1">
            <text:p>44.80870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6818" table:style-name="ce1">
            <text:p>1246818</text:p>
          </table:table-cell>
          <table:table-cell office:value-type="string" table:style-name="ce1">
            <text:p>16.02.2019,14:00</text:p>
          </table:table-cell>
          <table:table-cell office:value-type="float" office:value="20.452376999999998" table:style-name="ce1">
            <text:p>20.452377</text:p>
          </table:table-cell>
          <table:table-cell office:value-type="float" office:value="44.880251000000001" table:style-name="ce1">
            <text:p>44.88025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44972" table:style-name="ce1">
            <text:p>1244972</text:p>
          </table:table-cell>
          <table:table-cell office:value-type="string" table:style-name="ce1">
            <text:p>16.02.2019,16:00</text:p>
          </table:table-cell>
          <table:table-cell office:value-type="float" office:value="20.411439999999999" table:style-name="ce1">
            <text:p>20.41144</text:p>
          </table:table-cell>
          <table:table-cell office:value-type="float" office:value="44.848379999999999" table:style-name="ce1">
            <text:p>44.8483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929" table:style-name="ce1">
            <text:p>1244929</text:p>
          </table:table-cell>
          <table:table-cell office:value-type="string" table:style-name="ce1">
            <text:p>16.02.2019,18:00</text:p>
          </table:table-cell>
          <table:table-cell office:value-type="float" office:value="20.544519999999999" table:style-name="ce1">
            <text:p>20.54452</text:p>
          </table:table-cell>
          <table:table-cell office:value-type="float" office:value="44.817365000000002" table:style-name="ce1">
            <text:p>44.81736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se kreće duž kolovoza u smeru kretanja vozila</text:p>
          </table:table-cell>
          <table:table-cell table:number-columns-repeated="16377"/>
        </table:table-row>
        <table:table-row table:style-name="ro1">
          <table:table-cell office:value-type="float" office:value="1244923" table:style-name="ce1">
            <text:p>1244923</text:p>
          </table:table-cell>
          <table:table-cell office:value-type="string" table:style-name="ce1">
            <text:p>16.02.2019,18:30</text:p>
          </table:table-cell>
          <table:table-cell office:value-type="float" office:value="20.486912" table:style-name="ce1">
            <text:p>20.486912</text:p>
          </table:table-cell>
          <table:table-cell office:value-type="float" office:value="44.873561000000002" table:style-name="ce1">
            <text:p>44.87356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se kreće duž kolovoza u smeru kretanja vozila</text:p>
          </table:table-cell>
          <table:table-cell table:number-columns-repeated="16377"/>
        </table:table-row>
        <table:table-row table:style-name="ro1">
          <table:table-cell office:value-type="float" office:value="1244880" table:style-name="ce1">
            <text:p>1244880</text:p>
          </table:table-cell>
          <table:table-cell office:value-type="string" table:style-name="ce1">
            <text:p>16.02.2019,11:30</text:p>
          </table:table-cell>
          <table:table-cell office:value-type="float" office:value="20.477187000000001" table:style-name="ce1">
            <text:p>20.477187</text:p>
          </table:table-cell>
          <table:table-cell office:value-type="float" office:value="44.796984999999999" table:style-name="ce1">
            <text:p>44.79698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 , u raskrsnici, bez skretanja vozila</text:p>
          </table:table-cell>
          <table:table-cell table:number-columns-repeated="16377"/>
        </table:table-row>
        <table:table-row table:style-name="ro1">
          <table:table-cell office:value-type="float" office:value="1245183" table:style-name="ce1">
            <text:p>1245183</text:p>
          </table:table-cell>
          <table:table-cell office:value-type="string" table:style-name="ce1">
            <text:p>16.02.2019,11:05</text:p>
          </table:table-cell>
          <table:table-cell office:value-type="float" office:value="20.535475000000002" table:style-name="ce1">
            <text:p>20.535475</text:p>
          </table:table-cell>
          <table:table-cell office:value-type="float" office:value="44.774940999999998" table:style-name="ce1">
            <text:p>44.77494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istom smeru uz skretanje</text:p>
          </table:table-cell>
          <table:table-cell table:number-columns-repeated="16377"/>
        </table:table-row>
        <table:table-row table:style-name="ro1">
          <table:table-cell office:value-type="float" office:value="1247683" table:style-name="ce1">
            <text:p>1247683</text:p>
          </table:table-cell>
          <table:table-cell office:value-type="string" table:style-name="ce1">
            <text:p>16.02.2019,10:00</text:p>
          </table:table-cell>
          <table:table-cell office:value-type="float" office:value="20.590029999999999" table:style-name="ce1">
            <text:p>20.59003</text:p>
          </table:table-cell>
          <table:table-cell office:value-type="float" office:value="44.66357" table:style-name="ce1">
            <text:p>44.6635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različitim putevima uz skretanje</text:p>
          </table:table-cell>
          <table:table-cell table:number-columns-repeated="16377"/>
        </table:table-row>
        <table:table-row table:style-name="ro1">
          <table:table-cell office:value-type="float" office:value="1244893" table:style-name="ce1">
            <text:p>1244893</text:p>
          </table:table-cell>
          <table:table-cell office:value-type="string" table:style-name="ce1">
            <text:p>16.02.2019,10:50</text:p>
          </table:table-cell>
          <table:table-cell office:value-type="float" office:value="20.65981" table:style-name="ce1">
            <text:p>20.65981</text:p>
          </table:table-cell>
          <table:table-cell office:value-type="float" office:value="44.420859999999998" table:style-name="ce1">
            <text:p>44.4208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životinja</text:p>
          </table:table-cell>
          <table:table-cell table:number-columns-repeated="16377"/>
        </table:table-row>
        <table:table-row table:style-name="ro1">
          <table:table-cell office:value-type="float" office:value="1244900" table:style-name="ce1">
            <text:p>1244900</text:p>
          </table:table-cell>
          <table:table-cell office:value-type="string" table:style-name="ce1">
            <text:p>16.02.2019,17:40</text:p>
          </table:table-cell>
          <table:table-cell office:value-type="float" office:value="20.28848" table:style-name="ce1">
            <text:p>20.28848</text:p>
          </table:table-cell>
          <table:table-cell office:value-type="float" office:value="44.471539999999997" table:style-name="ce1">
            <text:p>44.4715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45434" table:style-name="ce1">
            <text:p>1245434</text:p>
          </table:table-cell>
          <table:table-cell office:value-type="string" table:style-name="ce1">
            <text:p>16.02.2019,20:30</text:p>
          </table:table-cell>
          <table:table-cell office:value-type="float" office:value="20.39498" table:style-name="ce1">
            <text:p>20.39498</text:p>
          </table:table-cell>
          <table:table-cell office:value-type="float" office:value="44.804209999999998" table:style-name="ce1">
            <text:p>44.8042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4911" table:style-name="ce1">
            <text:p>1244911</text:p>
          </table:table-cell>
          <table:table-cell office:value-type="string" table:style-name="ce1">
            <text:p>16.02.2019,21:00</text:p>
          </table:table-cell>
          <table:table-cell office:value-type="float" office:value="20.434111999999999" table:style-name="ce1">
            <text:p>20.434112</text:p>
          </table:table-cell>
          <table:table-cell office:value-type="float" office:value="44.726177" table:style-name="ce1">
            <text:p>44.72617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4992" table:style-name="ce1">
            <text:p>1244992</text:p>
          </table:table-cell>
          <table:table-cell office:value-type="string" table:style-name="ce1">
            <text:p>16.02.2019,13:40</text:p>
          </table:table-cell>
          <table:table-cell office:value-type="float" office:value="20.456731000000001" table:style-name="ce1">
            <text:p>20.456731</text:p>
          </table:table-cell>
          <table:table-cell office:value-type="float" office:value="44.809218999999999" table:style-name="ce1">
            <text:p>44.80921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4921" table:style-name="ce1">
            <text:p>1244921</text:p>
          </table:table-cell>
          <table:table-cell office:value-type="string" table:style-name="ce1">
            <text:p>16.02.2019,18:40</text:p>
          </table:table-cell>
          <table:table-cell office:value-type="float" office:value="20.496494999999999" table:style-name="ce1">
            <text:p>20.496495</text:p>
          </table:table-cell>
          <table:table-cell office:value-type="float" office:value="44.757165000000001" table:style-name="ce1">
            <text:p>44.75716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5022" table:style-name="ce1">
            <text:p>1245022</text:p>
          </table:table-cell>
          <table:table-cell office:value-type="string" table:style-name="ce1">
            <text:p>16.02.2019,20:15</text:p>
          </table:table-cell>
          <table:table-cell office:value-type="float" office:value="20.368269999999999" table:style-name="ce1">
            <text:p>20.36827</text:p>
          </table:table-cell>
          <table:table-cell office:value-type="float" office:value="44.727370000000001" table:style-name="ce1">
            <text:p>44.7273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4866" table:style-name="ce1">
            <text:p>1244866</text:p>
          </table:table-cell>
          <table:table-cell office:value-type="string" table:style-name="ce1">
            <text:p>16.02.2019,06:00</text:p>
          </table:table-cell>
          <table:table-cell office:value-type="float" office:value="20.486993999999999" table:style-name="ce1">
            <text:p>20.486994</text:p>
          </table:table-cell>
          <table:table-cell office:value-type="float" office:value="44.817818000000003" table:style-name="ce1">
            <text:p>44.81781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5753" table:style-name="ce1">
            <text:p>1245753</text:p>
          </table:table-cell>
          <table:table-cell office:value-type="string" table:style-name="ce1">
            <text:p>16.02.2019,18:45</text:p>
          </table:table-cell>
          <table:table-cell office:value-type="float" office:value="20.347961000000002" table:style-name="ce1">
            <text:p>20.347961</text:p>
          </table:table-cell>
          <table:table-cell office:value-type="float" office:value="44.542053000000003" table:style-name="ce1">
            <text:p>44.54205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45073" table:style-name="ce1">
            <text:p>1245073</text:p>
          </table:table-cell>
          <table:table-cell office:value-type="string" table:style-name="ce1">
            <text:p>16.02.2019,22:00</text:p>
          </table:table-cell>
          <table:table-cell office:value-type="float" office:value="20.533314000000001" table:style-name="ce1">
            <text:p>20.533314</text:p>
          </table:table-cell>
          <table:table-cell office:value-type="float" office:value="44.776262000000003" table:style-name="ce1">
            <text:p>44.77626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čeoni sudar</text:p>
          </table:table-cell>
          <table:table-cell table:number-columns-repeated="16377"/>
        </table:table-row>
        <table:table-row table:style-name="ro1">
          <table:table-cell office:value-type="float" office:value="1244887" table:style-name="ce1">
            <text:p>1244887</text:p>
          </table:table-cell>
          <table:table-cell office:value-type="string" table:style-name="ce1">
            <text:p>16.02.2019,15:45</text:p>
          </table:table-cell>
          <table:table-cell office:value-type="float" office:value="20.436741000000001" table:style-name="ce1">
            <text:p>20.436741</text:p>
          </table:table-cell>
          <table:table-cell office:value-type="float" office:value="44.795059999999999" table:style-name="ce1">
            <text:p>44.7950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902" table:style-name="ce1">
            <text:p>1244902</text:p>
          </table:table-cell>
          <table:table-cell office:value-type="string" table:style-name="ce1">
            <text:p>16.02.2019,19:00</text:p>
          </table:table-cell>
          <table:table-cell office:value-type="float" office:value="20.482410000000002" table:style-name="ce1">
            <text:p>20.48241</text:p>
          </table:table-cell>
          <table:table-cell office:value-type="float" office:value="44.785429999999998" table:style-name="ce1">
            <text:p>44.7854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977" table:style-name="ce1">
            <text:p>1244977</text:p>
          </table:table-cell>
          <table:table-cell office:value-type="string" table:style-name="ce1">
            <text:p>16.02.2019,13:00</text:p>
          </table:table-cell>
          <table:table-cell office:value-type="float" office:value="20.460760000000001" table:style-name="ce1">
            <text:p>20.46076</text:p>
          </table:table-cell>
          <table:table-cell office:value-type="float" office:value="44.887369999999997" table:style-name="ce1">
            <text:p>44.8873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284" table:style-name="ce1">
            <text:p>1245284</text:p>
          </table:table-cell>
          <table:table-cell office:value-type="string" table:style-name="ce1">
            <text:p>16.02.2019,15:35</text:p>
          </table:table-cell>
          <table:table-cell office:value-type="float" office:value="20.134450000000001" table:style-name="ce1">
            <text:p>20.13445</text:p>
          </table:table-cell>
          <table:table-cell office:value-type="float" office:value="44.546149999999997" table:style-name="ce1">
            <text:p>44.5461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891" table:style-name="ce1">
            <text:p>1244891</text:p>
          </table:table-cell>
          <table:table-cell office:value-type="string" table:style-name="ce1">
            <text:p>16.02.2019,15:35</text:p>
          </table:table-cell>
          <table:table-cell office:value-type="float" office:value="20.465499000000001" table:style-name="ce1">
            <text:p>20.465499</text:p>
          </table:table-cell>
          <table:table-cell office:value-type="float" office:value="44.807591000000002" table:style-name="ce1">
            <text:p>44.80759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5185" table:style-name="ce1">
            <text:p>1245185</text:p>
          </table:table-cell>
          <table:table-cell office:value-type="string" table:style-name="ce1">
            <text:p>16.02.2019,07:13</text:p>
          </table:table-cell>
          <table:table-cell office:value-type="float" office:value="20.480197" table:style-name="ce1">
            <text:p>20.480197</text:p>
          </table:table-cell>
          <table:table-cell office:value-type="float" office:value="44.761380000000003" table:style-name="ce1">
            <text:p>44.7613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4841" table:style-name="ce1">
            <text:p>1244841</text:p>
          </table:table-cell>
          <table:table-cell office:value-type="string" table:style-name="ce1">
            <text:p>16.02.2019,02:00</text:p>
          </table:table-cell>
          <table:table-cell office:value-type="float" office:value="20.495425000000001" table:style-name="ce1">
            <text:p>20.495425</text:p>
          </table:table-cell>
          <table:table-cell office:value-type="float" office:value="44.801281000000003" table:style-name="ce1">
            <text:p>44.80128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985" table:style-name="ce1">
            <text:p>1244985</text:p>
          </table:table-cell>
          <table:table-cell office:value-type="string" table:style-name="ce1">
            <text:p>17.02.2019,17:30</text:p>
          </table:table-cell>
          <table:table-cell office:value-type="float" office:value="20.418289999999999" table:style-name="ce1">
            <text:p>20.41829</text:p>
          </table:table-cell>
          <table:table-cell office:value-type="float" office:value="44.835839999999997" table:style-name="ce1">
            <text:p>44.8358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4963" table:style-name="ce1">
            <text:p>1244963</text:p>
          </table:table-cell>
          <table:table-cell office:value-type="string" table:style-name="ce1">
            <text:p>17.02.2019,11:45</text:p>
          </table:table-cell>
          <table:table-cell office:value-type="float" office:value="20.414531" table:style-name="ce1">
            <text:p>20.414531</text:p>
          </table:table-cell>
          <table:table-cell office:value-type="float" office:value="44.774484000000001" table:style-name="ce1">
            <text:p>44.77448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4964" table:style-name="ce1">
            <text:p>1244964</text:p>
          </table:table-cell>
          <table:table-cell office:value-type="string" table:style-name="ce1">
            <text:p>17.02.2019,11:45</text:p>
          </table:table-cell>
          <table:table-cell office:value-type="float" office:value="20.521713999999999" table:style-name="ce1">
            <text:p>20.521714</text:p>
          </table:table-cell>
          <table:table-cell office:value-type="float" office:value="44.808687999999997" table:style-name="ce1">
            <text:p>44.80868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4966" table:style-name="ce1">
            <text:p>1244966</text:p>
          </table:table-cell>
          <table:table-cell office:value-type="string" table:style-name="ce1">
            <text:p>17.02.2019,13:00</text:p>
          </table:table-cell>
          <table:table-cell office:value-type="float" office:value="20.479469000000002" table:style-name="ce1">
            <text:p>20.479469</text:p>
          </table:table-cell>
          <table:table-cell office:value-type="float" office:value="44.756915999999997" table:style-name="ce1">
            <text:p>44.75691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991" table:style-name="ce1">
            <text:p>1244991</text:p>
          </table:table-cell>
          <table:table-cell office:value-type="string" table:style-name="ce1">
            <text:p>17.02.2019,20:45</text:p>
          </table:table-cell>
          <table:table-cell office:value-type="float" office:value="20.479303000000002" table:style-name="ce1">
            <text:p>20.479303</text:p>
          </table:table-cell>
          <table:table-cell office:value-type="float" office:value="44.755744999999997" table:style-name="ce1">
            <text:p>44.75574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4958" table:style-name="ce1">
            <text:p>1244958</text:p>
          </table:table-cell>
          <table:table-cell office:value-type="string" table:style-name="ce1">
            <text:p>17.02.2019,09:50</text:p>
          </table:table-cell>
          <table:table-cell office:value-type="float" office:value="20.51098" table:style-name="ce1">
            <text:p>20.51098</text:p>
          </table:table-cell>
          <table:table-cell office:value-type="float" office:value="44.782280999999998" table:style-name="ce1">
            <text:p>44.78228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45062" table:style-name="ce1">
            <text:p>1245062</text:p>
          </table:table-cell>
          <table:table-cell office:value-type="string" table:style-name="ce1">
            <text:p>17.02.2019,12:00</text:p>
          </table:table-cell>
          <table:table-cell office:value-type="float" office:value="20.525556000000002" table:style-name="ce1">
            <text:p>20.525556</text:p>
          </table:table-cell>
          <table:table-cell office:value-type="float" office:value="44.802798000000003" table:style-name="ce1">
            <text:p>44.80279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5877" table:style-name="ce1">
            <text:p>1245877</text:p>
          </table:table-cell>
          <table:table-cell office:value-type="string" table:style-name="ce1">
            <text:p>17.02.2019,11:08</text:p>
          </table:table-cell>
          <table:table-cell office:value-type="float" office:value="20.347363000000001" table:style-name="ce1">
            <text:p>20.347363</text:p>
          </table:table-cell>
          <table:table-cell office:value-type="float" office:value="44.864490000000004" table:style-name="ce1">
            <text:p>44.8644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5297" table:style-name="ce1">
            <text:p>1245297</text:p>
          </table:table-cell>
          <table:table-cell office:value-type="string" table:style-name="ce1">
            <text:p>17.02.2019,19:15</text:p>
          </table:table-cell>
          <table:table-cell office:value-type="float" office:value="20.558050999999999" table:style-name="ce1">
            <text:p>20.558051</text:p>
          </table:table-cell>
          <table:table-cell office:value-type="float" office:value="44.572851" table:style-name="ce1">
            <text:p>44.57285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5551" table:style-name="ce1">
            <text:p>1245551</text:p>
          </table:table-cell>
          <table:table-cell office:value-type="string" table:style-name="ce1">
            <text:p>17.02.2019,01:10</text:p>
          </table:table-cell>
          <table:table-cell office:value-type="float" office:value="20.464433" table:style-name="ce1">
            <text:p>20.464433</text:p>
          </table:table-cell>
          <table:table-cell office:value-type="float" office:value="44.821078999999997" table:style-name="ce1">
            <text:p>44.82107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6394" table:style-name="ce1">
            <text:p>1246394</text:p>
          </table:table-cell>
          <table:table-cell office:value-type="string" table:style-name="ce1">
            <text:p>17.02.2019,09:45</text:p>
          </table:table-cell>
          <table:table-cell office:value-type="float" office:value="20.549240000000001" table:style-name="ce1">
            <text:p>20.54924</text:p>
          </table:table-cell>
          <table:table-cell office:value-type="float" office:value="44.831299999999999" table:style-name="ce1">
            <text:p>44.831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6400" table:style-name="ce1">
            <text:p>1246400</text:p>
          </table:table-cell>
          <table:table-cell office:value-type="string" table:style-name="ce1">
            <text:p>17.02.2019,12:05</text:p>
          </table:table-cell>
          <table:table-cell office:value-type="float" office:value="20.464300000000001" table:style-name="ce1">
            <text:p>20.4643</text:p>
          </table:table-cell>
          <table:table-cell office:value-type="float" office:value="44.882129999999997" table:style-name="ce1">
            <text:p>44.8821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4990" table:style-name="ce1">
            <text:p>1244990</text:p>
          </table:table-cell>
          <table:table-cell office:value-type="string" table:style-name="ce1">
            <text:p>17.02.2019,23:15</text:p>
          </table:table-cell>
          <table:table-cell office:value-type="float" office:value="20.36581" table:style-name="ce1">
            <text:p>20.36581</text:p>
          </table:table-cell>
          <table:table-cell office:value-type="float" office:value="44.838949999999997" table:style-name="ce1">
            <text:p>44.8389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5281" table:style-name="ce1">
            <text:p>1245281</text:p>
          </table:table-cell>
          <table:table-cell office:value-type="string" table:style-name="ce1">
            <text:p>17.02.2019,21:40</text:p>
          </table:table-cell>
          <table:table-cell office:value-type="float" office:value="20.292120000000001" table:style-name="ce1">
            <text:p>20.29212</text:p>
          </table:table-cell>
          <table:table-cell office:value-type="float" office:value="44.633969999999998" table:style-name="ce1">
            <text:p>44.6339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životinja</text:p>
          </table:table-cell>
          <table:table-cell table:number-columns-repeated="16377"/>
        </table:table-row>
        <table:table-row table:style-name="ro1">
          <table:table-cell office:value-type="float" office:value="1244935" table:style-name="ce1">
            <text:p>1244935</text:p>
          </table:table-cell>
          <table:table-cell office:value-type="string" table:style-name="ce1">
            <text:p>17.02.2019,02:15</text:p>
          </table:table-cell>
          <table:table-cell office:value-type="float" office:value="20.22991" table:style-name="ce1">
            <text:p>20.22991</text:p>
          </table:table-cell>
          <table:table-cell office:value-type="float" office:value="44.618429999999996" table:style-name="ce1">
            <text:p>44.6184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44971" table:style-name="ce1">
            <text:p>1244971</text:p>
          </table:table-cell>
          <table:table-cell office:value-type="string" table:style-name="ce1">
            <text:p>17.02.2019,15:00</text:p>
          </table:table-cell>
          <table:table-cell office:value-type="float" office:value="20.465468000000001" table:style-name="ce1">
            <text:p>20.465468</text:p>
          </table:table-cell>
          <table:table-cell office:value-type="float" office:value="44.826090000000001" table:style-name="ce1">
            <text:p>44.8260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4933" table:style-name="ce1">
            <text:p>1244933</text:p>
          </table:table-cell>
          <table:table-cell office:value-type="string" table:style-name="ce1">
            <text:p>17.02.2019,00:50</text:p>
          </table:table-cell>
          <table:table-cell office:value-type="float" office:value="20.438186000000002" table:style-name="ce1">
            <text:p>20.438186</text:p>
          </table:table-cell>
          <table:table-cell office:value-type="float" office:value="44.725380999999999" table:style-name="ce1">
            <text:p>44.72538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sa kolovoza u krivini</text:p>
          </table:table-cell>
          <table:table-cell table:number-columns-repeated="16377"/>
        </table:table-row>
        <table:table-row table:style-name="ro1">
          <table:table-cell office:value-type="float" office:value="1245745" table:style-name="ce1">
            <text:p>1245745</text:p>
          </table:table-cell>
          <table:table-cell office:value-type="string" table:style-name="ce1">
            <text:p>17.02.2019,04:20</text:p>
          </table:table-cell>
          <table:table-cell office:value-type="float" office:value="20.499839999999999" table:style-name="ce1">
            <text:p>20.49984</text:p>
          </table:table-cell>
          <table:table-cell office:value-type="float" office:value="44.775260000000003" table:style-name="ce1">
            <text:p>44.7752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5041" table:style-name="ce1">
            <text:p>1245041</text:p>
          </table:table-cell>
          <table:table-cell office:value-type="string" table:style-name="ce1">
            <text:p>17.02.2019,12:00</text:p>
          </table:table-cell>
          <table:table-cell office:value-type="float" office:value="20.520717999999999" table:style-name="ce1">
            <text:p>20.520718</text:p>
          </table:table-cell>
          <table:table-cell office:value-type="float" office:value="44.783107999999999" table:style-name="ce1">
            <text:p>44.78310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5009" table:style-name="ce1">
            <text:p>1245009</text:p>
          </table:table-cell>
          <table:table-cell office:value-type="string" table:style-name="ce1">
            <text:p>17.02.2019,11:20</text:p>
          </table:table-cell>
          <table:table-cell office:value-type="float" office:value="20.443680000000001" table:style-name="ce1">
            <text:p>20.44368</text:p>
          </table:table-cell>
          <table:table-cell office:value-type="float" office:value="44.743119999999998" table:style-name="ce1">
            <text:p>44.7431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967" table:style-name="ce1">
            <text:p>1244967</text:p>
          </table:table-cell>
          <table:table-cell office:value-type="string" table:style-name="ce1">
            <text:p>17.02.2019,12:20</text:p>
          </table:table-cell>
          <table:table-cell office:value-type="float" office:value="20.500720000000001" table:style-name="ce1">
            <text:p>20.50072</text:p>
          </table:table-cell>
          <table:table-cell office:value-type="float" office:value="44.785159999999998" table:style-name="ce1">
            <text:p>44.7851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7163" table:style-name="ce1">
            <text:p>1247163</text:p>
          </table:table-cell>
          <table:table-cell office:value-type="string" table:style-name="ce1">
            <text:p>17.02.2019,15:30</text:p>
          </table:table-cell>
          <table:table-cell office:value-type="float" office:value="20.237107999999999" table:style-name="ce1">
            <text:p>20.237108</text:p>
          </table:table-cell>
          <table:table-cell office:value-type="float" office:value="44.387028999999998" table:style-name="ce1">
            <text:p>44.38702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4979" table:style-name="ce1">
            <text:p>1244979</text:p>
          </table:table-cell>
          <table:table-cell office:value-type="string" table:style-name="ce1">
            <text:p>17.02.2019,17:45</text:p>
          </table:table-cell>
          <table:table-cell office:value-type="float" office:value="20.239509999999999" table:style-name="ce1">
            <text:p>20.23951</text:p>
          </table:table-cell>
          <table:table-cell office:value-type="float" office:value="44.313510999999998" table:style-name="ce1">
            <text:p>44.31351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6085" table:style-name="ce1">
            <text:p>1246085</text:p>
          </table:table-cell>
          <table:table-cell office:value-type="string" table:style-name="ce1">
            <text:p>17.02.2019,15:10</text:p>
          </table:table-cell>
          <table:table-cell office:value-type="float" office:value="20.51728" table:style-name="ce1">
            <text:p>20.51728</text:p>
          </table:table-cell>
          <table:table-cell office:value-type="float" office:value="44.78548" table:style-name="ce1">
            <text:p>44.7854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184" table:style-name="ce1">
            <text:p>1245184</text:p>
          </table:table-cell>
          <table:table-cell office:value-type="string" table:style-name="ce1">
            <text:p>17.02.2019,03:45</text:p>
          </table:table-cell>
          <table:table-cell office:value-type="float" office:value="20.51539" table:style-name="ce1">
            <text:p>20.51539</text:p>
          </table:table-cell>
          <table:table-cell office:value-type="float" office:value="44.775306" table:style-name="ce1">
            <text:p>44.77530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4949" table:style-name="ce1">
            <text:p>1244949</text:p>
          </table:table-cell>
          <table:table-cell office:value-type="string" table:style-name="ce1">
            <text:p>17.02.2019,09:10</text:p>
          </table:table-cell>
          <table:table-cell office:value-type="float" office:value="20.466612000000001" table:style-name="ce1">
            <text:p>20.466612</text:p>
          </table:table-cell>
          <table:table-cell office:value-type="float" office:value="44.787488000000003" table:style-name="ce1">
            <text:p>44.78748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4931" table:style-name="ce1">
            <text:p>1244931</text:p>
          </table:table-cell>
          <table:table-cell office:value-type="string" table:style-name="ce1">
            <text:p>17.02.2019,01:30</text:p>
          </table:table-cell>
          <table:table-cell office:value-type="float" office:value="20.4498" table:style-name="ce1">
            <text:p>20.4498</text:p>
          </table:table-cell>
          <table:table-cell office:value-type="float" office:value="44.800800000000002" table:style-name="ce1">
            <text:p>44.800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6401" table:style-name="ce1">
            <text:p>1246401</text:p>
          </table:table-cell>
          <table:table-cell office:value-type="string" table:style-name="ce1">
            <text:p>17.02.2019,12:30</text:p>
          </table:table-cell>
          <table:table-cell office:value-type="float" office:value="20.466480000000001" table:style-name="ce1">
            <text:p>20.46648</text:p>
          </table:table-cell>
          <table:table-cell office:value-type="float" office:value="44.878799999999998" table:style-name="ce1">
            <text:p>44.878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5580" table:style-name="ce1">
            <text:p>1245580</text:p>
          </table:table-cell>
          <table:table-cell office:value-type="string" table:style-name="ce1">
            <text:p>17.02.2019,11:35</text:p>
          </table:table-cell>
          <table:table-cell office:value-type="float" office:value="20.362822999999999" table:style-name="ce1">
            <text:p>20.362823</text:p>
          </table:table-cell>
          <table:table-cell office:value-type="float" office:value="44.829704999999997" table:style-name="ce1">
            <text:p>44.82970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4976" table:style-name="ce1">
            <text:p>1244976</text:p>
          </table:table-cell>
          <table:table-cell office:value-type="string" table:style-name="ce1">
            <text:p>17.02.2019,16:05</text:p>
          </table:table-cell>
          <table:table-cell office:value-type="float" office:value="20.503969999999999" table:style-name="ce1">
            <text:p>20.50397</text:p>
          </table:table-cell>
          <table:table-cell office:value-type="float" office:value="44.717010000000002" table:style-name="ce1">
            <text:p>44.7170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5230" table:style-name="ce1">
            <text:p>1245230</text:p>
          </table:table-cell>
          <table:table-cell office:value-type="string" table:style-name="ce1">
            <text:p>17.02.2019,15:00</text:p>
          </table:table-cell>
          <table:table-cell office:value-type="float" office:value="20.264154999999999" table:style-name="ce1">
            <text:p>20.264155</text:p>
          </table:table-cell>
          <table:table-cell office:value-type="float" office:value="44.912213000000001" table:style-name="ce1">
            <text:p>44.91221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5188" table:style-name="ce1">
            <text:p>1245188</text:p>
          </table:table-cell>
          <table:table-cell office:value-type="string" table:style-name="ce1">
            <text:p>17.02.2019,22:10</text:p>
          </table:table-cell>
          <table:table-cell office:value-type="float" office:value="20.478262000000001" table:style-name="ce1">
            <text:p>20.478262</text:p>
          </table:table-cell>
          <table:table-cell office:value-type="float" office:value="44.765031" table:style-name="ce1">
            <text:p>44.76503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5059" table:style-name="ce1">
            <text:p>1245059</text:p>
          </table:table-cell>
          <table:table-cell office:value-type="string" table:style-name="ce1">
            <text:p>17.02.2019,11:35</text:p>
          </table:table-cell>
          <table:table-cell office:value-type="float" office:value="20.51455" table:style-name="ce1">
            <text:p>20.51455</text:p>
          </table:table-cell>
          <table:table-cell office:value-type="float" office:value="44.782919" table:style-name="ce1">
            <text:p>44.78291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4950" table:style-name="ce1">
            <text:p>1244950</text:p>
          </table:table-cell>
          <table:table-cell office:value-type="string" table:style-name="ce1">
            <text:p>17.02.2019,09:30</text:p>
          </table:table-cell>
          <table:table-cell office:value-type="float" office:value="20.418669999999999" table:style-name="ce1">
            <text:p>20.41867</text:p>
          </table:table-cell>
          <table:table-cell office:value-type="float" office:value="44.831242000000003" table:style-name="ce1">
            <text:p>44.83124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5152" table:style-name="ce1">
            <text:p>1245152</text:p>
          </table:table-cell>
          <table:table-cell office:value-type="string" table:style-name="ce1">
            <text:p>18.02.2019,15:00</text:p>
          </table:table-cell>
          <table:table-cell office:value-type="float" office:value="20.475529000000002" table:style-name="ce1">
            <text:p>20.475529</text:p>
          </table:table-cell>
          <table:table-cell office:value-type="float" office:value="44.816268999999998" table:style-name="ce1">
            <text:p>44.81626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5115" table:style-name="ce1">
            <text:p>1245115</text:p>
          </table:table-cell>
          <table:table-cell office:value-type="string" table:style-name="ce1">
            <text:p>18.02.2019,14:15</text:p>
          </table:table-cell>
          <table:table-cell office:value-type="float" office:value="20.375679000000002" table:style-name="ce1">
            <text:p>20.375679</text:p>
          </table:table-cell>
          <table:table-cell office:value-type="float" office:value="44.860044000000002" table:style-name="ce1">
            <text:p>44.86004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6096" table:style-name="ce1">
            <text:p>1246096</text:p>
          </table:table-cell>
          <table:table-cell office:value-type="string" table:style-name="ce1">
            <text:p>18.02.2019,14:45</text:p>
          </table:table-cell>
          <table:table-cell office:value-type="float" office:value="20.693349999999999" table:style-name="ce1">
            <text:p>20.69335</text:p>
          </table:table-cell>
          <table:table-cell office:value-type="float" office:value="44.43871" table:style-name="ce1">
            <text:p>44.4387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5402" table:style-name="ce1">
            <text:p>1245402</text:p>
          </table:table-cell>
          <table:table-cell office:value-type="string" table:style-name="ce1">
            <text:p>18.02.2019,14:45</text:p>
          </table:table-cell>
          <table:table-cell office:value-type="float" office:value="20.49877" table:style-name="ce1">
            <text:p>20.49877</text:p>
          </table:table-cell>
          <table:table-cell office:value-type="float" office:value="44.785609999999998" table:style-name="ce1">
            <text:p>44.7856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6242" table:style-name="ce1">
            <text:p>1246242</text:p>
          </table:table-cell>
          <table:table-cell office:value-type="string" table:style-name="ce1">
            <text:p>18.02.2019,11:00</text:p>
          </table:table-cell>
          <table:table-cell office:value-type="float" office:value="20.70317" table:style-name="ce1">
            <text:p>20.70317</text:p>
          </table:table-cell>
          <table:table-cell office:value-type="float" office:value="44.445369999999997" table:style-name="ce1">
            <text:p>44.4453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5721" table:style-name="ce1">
            <text:p>1245721</text:p>
          </table:table-cell>
          <table:table-cell office:value-type="string" table:style-name="ce1">
            <text:p>18.02.2019,01:00</text:p>
          </table:table-cell>
          <table:table-cell office:value-type="float" office:value="20.460176000000001" table:style-name="ce1">
            <text:p>20.460176</text:p>
          </table:table-cell>
          <table:table-cell office:value-type="float" office:value="44.821365" table:style-name="ce1">
            <text:p>44.82136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5079" table:style-name="ce1">
            <text:p>1245079</text:p>
          </table:table-cell>
          <table:table-cell office:value-type="string" table:style-name="ce1">
            <text:p>18.02.2019,13:05</text:p>
          </table:table-cell>
          <table:table-cell office:value-type="float" office:value="20.428850000000001" table:style-name="ce1">
            <text:p>20.42885</text:p>
          </table:table-cell>
          <table:table-cell office:value-type="float" office:value="44.722369999999998" table:style-name="ce1">
            <text:p>44.7223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5122" table:style-name="ce1">
            <text:p>1245122</text:p>
          </table:table-cell>
          <table:table-cell office:value-type="string" table:style-name="ce1">
            <text:p>18.02.2019,10:00</text:p>
          </table:table-cell>
          <table:table-cell office:value-type="float" office:value="20.473248000000002" table:style-name="ce1">
            <text:p>20.473248</text:p>
          </table:table-cell>
          <table:table-cell office:value-type="float" office:value="44.798369999999998" table:style-name="ce1">
            <text:p>44.7983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5053" table:style-name="ce1">
            <text:p>1245053</text:p>
          </table:table-cell>
          <table:table-cell office:value-type="string" table:style-name="ce1">
            <text:p>18.02.2019,18:10</text:p>
          </table:table-cell>
          <table:table-cell office:value-type="float" office:value="20.516741" table:style-name="ce1">
            <text:p>20.516741</text:p>
          </table:table-cell>
          <table:table-cell office:value-type="float" office:value="44.785283" table:style-name="ce1">
            <text:p>44.78528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5146" table:style-name="ce1">
            <text:p>1245146</text:p>
          </table:table-cell>
          <table:table-cell office:value-type="string" table:style-name="ce1">
            <text:p>18.02.2019,14:25</text:p>
          </table:table-cell>
          <table:table-cell office:value-type="float" office:value="20.418581" table:style-name="ce1">
            <text:p>20.418581</text:p>
          </table:table-cell>
          <table:table-cell office:value-type="float" office:value="44.781443000000003" table:style-name="ce1">
            <text:p>44.78144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5721" table:style-name="ce1">
            <text:p>1245721</text:p>
          </table:table-cell>
          <table:table-cell office:value-type="string" table:style-name="ce1">
            <text:p>18.02.2019,01:00</text:p>
          </table:table-cell>
          <table:table-cell office:value-type="float" office:value="20.460176000000001" table:style-name="ce1">
            <text:p>20.460176</text:p>
          </table:table-cell>
          <table:table-cell office:value-type="float" office:value="44.821365" table:style-name="ce1">
            <text:p>44.82136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5563" table:style-name="ce1">
            <text:p>1245563</text:p>
          </table:table-cell>
          <table:table-cell office:value-type="string" table:style-name="ce1">
            <text:p>18.02.2019,11:00</text:p>
          </table:table-cell>
          <table:table-cell office:value-type="float" office:value="20.47879" table:style-name="ce1">
            <text:p>20.47879</text:p>
          </table:table-cell>
          <table:table-cell office:value-type="float" office:value="44.796743999999997" table:style-name="ce1">
            <text:p>44.79674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5130" table:style-name="ce1">
            <text:p>1245130</text:p>
          </table:table-cell>
          <table:table-cell office:value-type="string" table:style-name="ce1">
            <text:p>18.02.2019,14:26</text:p>
          </table:table-cell>
          <table:table-cell office:value-type="float" office:value="20.394624" table:style-name="ce1">
            <text:p>20.394624</text:p>
          </table:table-cell>
          <table:table-cell office:value-type="float" office:value="44.802810999999998" table:style-name="ce1">
            <text:p>44.80281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45069" table:style-name="ce1">
            <text:p>1245069</text:p>
          </table:table-cell>
          <table:table-cell office:value-type="string" table:style-name="ce1">
            <text:p>18.02.2019,21:45</text:p>
          </table:table-cell>
          <table:table-cell office:value-type="float" office:value="20.499811999999999" table:style-name="ce1">
            <text:p>20.499812</text:p>
          </table:table-cell>
          <table:table-cell office:value-type="float" office:value="44.78613" table:style-name="ce1">
            <text:p>44.7861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6210" table:style-name="ce1">
            <text:p>1246210</text:p>
          </table:table-cell>
          <table:table-cell office:value-type="string" table:style-name="ce1">
            <text:p>18.02.2019,06:45</text:p>
          </table:table-cell>
          <table:table-cell office:value-type="float" office:value="20.195460000000001" table:style-name="ce1">
            <text:p>20.19546</text:p>
          </table:table-cell>
          <table:table-cell office:value-type="float" office:value="44.658250000000002" table:style-name="ce1">
            <text:p>44.6582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stoji ili se kreće, sa kretanjem vozila unazad</text:p>
          </table:table-cell>
          <table:table-cell table:number-columns-repeated="16377"/>
        </table:table-row>
        <table:table-row table:style-name="ro1">
          <table:table-cell office:value-type="float" office:value="1245126" table:style-name="ce1">
            <text:p>1245126</text:p>
          </table:table-cell>
          <table:table-cell office:value-type="string" table:style-name="ce1">
            <text:p>18.02.2019,11:15</text:p>
          </table:table-cell>
          <table:table-cell office:value-type="float" office:value="20.322499000000001" table:style-name="ce1">
            <text:p>20.322499</text:p>
          </table:table-cell>
          <table:table-cell office:value-type="float" office:value="44.736142999999998" table:style-name="ce1">
            <text:p>44.73614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5013" table:style-name="ce1">
            <text:p>1245013</text:p>
          </table:table-cell>
          <table:table-cell office:value-type="string" table:style-name="ce1">
            <text:p>18.02.2019,08:00</text:p>
          </table:table-cell>
          <table:table-cell office:value-type="float" office:value="20.404126000000002" table:style-name="ce1">
            <text:p>20.404126</text:p>
          </table:table-cell>
          <table:table-cell office:value-type="float" office:value="44.827944000000002" table:style-name="ce1">
            <text:p>44.82794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6412" table:style-name="ce1">
            <text:p>1246412</text:p>
          </table:table-cell>
          <table:table-cell office:value-type="string" table:style-name="ce1">
            <text:p>18.02.2019,21:30</text:p>
          </table:table-cell>
          <table:table-cell office:value-type="float" office:value="20.496651" table:style-name="ce1">
            <text:p>20.496651</text:p>
          </table:table-cell>
          <table:table-cell office:value-type="float" office:value="44.778179000000002" table:style-name="ce1">
            <text:p>44.77817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5149" table:style-name="ce1">
            <text:p>1245149</text:p>
          </table:table-cell>
          <table:table-cell office:value-type="string" table:style-name="ce1">
            <text:p>18.02.2019,18:00</text:p>
          </table:table-cell>
          <table:table-cell office:value-type="float" office:value="20.418240000000001" table:style-name="ce1">
            <text:p>20.41824</text:p>
          </table:table-cell>
          <table:table-cell office:value-type="float" office:value="44.759599999999999" table:style-name="ce1">
            <text:p>44.759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7031" table:style-name="ce1">
            <text:p>1247031</text:p>
          </table:table-cell>
          <table:table-cell office:value-type="string" table:style-name="ce1">
            <text:p>18.02.2019,01:30</text:p>
          </table:table-cell>
          <table:table-cell office:value-type="float" office:value="20.454035000000001" table:style-name="ce1">
            <text:p>20.454035</text:p>
          </table:table-cell>
          <table:table-cell office:value-type="float" office:value="44.796230999999999" table:style-name="ce1">
            <text:p>44.79623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45665" table:style-name="ce1">
            <text:p>1245665</text:p>
          </table:table-cell>
          <table:table-cell office:value-type="string" table:style-name="ce1">
            <text:p>18.02.2019,13:30</text:p>
          </table:table-cell>
          <table:table-cell office:value-type="float" office:value="20.365767999999999" table:style-name="ce1">
            <text:p>20.365768</text:p>
          </table:table-cell>
          <table:table-cell office:value-type="float" office:value="44.838918" table:style-name="ce1">
            <text:p>44.83891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5560" table:style-name="ce1">
            <text:p>1245560</text:p>
          </table:table-cell>
          <table:table-cell office:value-type="string" table:style-name="ce1">
            <text:p>18.02.2019,16:10</text:p>
          </table:table-cell>
          <table:table-cell office:value-type="float" office:value="20.285253000000001" table:style-name="ce1">
            <text:p>20.285253</text:p>
          </table:table-cell>
          <table:table-cell office:value-type="float" office:value="44.820683000000002" table:style-name="ce1">
            <text:p>44.82068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5109" table:style-name="ce1">
            <text:p>1245109</text:p>
          </table:table-cell>
          <table:table-cell office:value-type="string" table:style-name="ce1">
            <text:p>18.02.2019,07:30</text:p>
          </table:table-cell>
          <table:table-cell office:value-type="float" office:value="20.508652999999999" table:style-name="ce1">
            <text:p>20.508653</text:p>
          </table:table-cell>
          <table:table-cell office:value-type="float" office:value="44.884130999999996" table:style-name="ce1">
            <text:p>44.88413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5401" table:style-name="ce1">
            <text:p>1245401</text:p>
          </table:table-cell>
          <table:table-cell office:value-type="string" table:style-name="ce1">
            <text:p>18.02.2019,09:00</text:p>
          </table:table-cell>
          <table:table-cell office:value-type="float" office:value="20.380177" table:style-name="ce1">
            <text:p>20.380177</text:p>
          </table:table-cell>
          <table:table-cell office:value-type="float" office:value="44.812846999999998" table:style-name="ce1">
            <text:p>44.81284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5051" table:style-name="ce1">
            <text:p>1245051</text:p>
          </table:table-cell>
          <table:table-cell office:value-type="string" table:style-name="ce1">
            <text:p>18.02.2019,17:45</text:p>
          </table:table-cell>
          <table:table-cell office:value-type="float" office:value="20.517738999999999" table:style-name="ce1">
            <text:p>20.517739</text:p>
          </table:table-cell>
          <table:table-cell office:value-type="float" office:value="44.812837999999999" table:style-name="ce1">
            <text:p>44.81283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5060" table:style-name="ce1">
            <text:p>1245060</text:p>
          </table:table-cell>
          <table:table-cell office:value-type="string" table:style-name="ce1">
            <text:p>18.02.2019,18:30</text:p>
          </table:table-cell>
          <table:table-cell office:value-type="float" office:value="20.394711999999998" table:style-name="ce1">
            <text:p>20.394712</text:p>
          </table:table-cell>
          <table:table-cell office:value-type="float" office:value="44.804155999999999" table:style-name="ce1">
            <text:p>44.80415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5044" table:style-name="ce1">
            <text:p>1245044</text:p>
          </table:table-cell>
          <table:table-cell office:value-type="string" table:style-name="ce1">
            <text:p>18.02.2019,12:30</text:p>
          </table:table-cell>
          <table:table-cell office:value-type="float" office:value="20.477250000000002" table:style-name="ce1">
            <text:p>20.47725</text:p>
          </table:table-cell>
          <table:table-cell office:value-type="float" office:value="44.854939999999999" table:style-name="ce1">
            <text:p>44.8549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5124" table:style-name="ce1">
            <text:p>1245124</text:p>
          </table:table-cell>
          <table:table-cell office:value-type="string" table:style-name="ce1">
            <text:p>18.02.2019,10:15</text:p>
          </table:table-cell>
          <table:table-cell office:value-type="float" office:value="20.462344000000002" table:style-name="ce1">
            <text:p>20.462344</text:p>
          </table:table-cell>
          <table:table-cell office:value-type="float" office:value="44.808993000000001" table:style-name="ce1">
            <text:p>44.80899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5973" table:style-name="ce1">
            <text:p>1245973</text:p>
          </table:table-cell>
          <table:table-cell office:value-type="string" table:style-name="ce1">
            <text:p>18.02.2019,18:05</text:p>
          </table:table-cell>
          <table:table-cell office:value-type="float" office:value="20.36459" table:style-name="ce1">
            <text:p>20.36459</text:p>
          </table:table-cell>
          <table:table-cell office:value-type="float" office:value="44.835810000000002" table:style-name="ce1">
            <text:p>44.8358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i prevrtanjem</text:p>
          </table:table-cell>
          <table:table-cell table:number-columns-repeated="16377"/>
        </table:table-row>
        <table:table-row table:style-name="ro1">
          <table:table-cell office:value-type="float" office:value="1245399" table:style-name="ce1">
            <text:p>1245399</text:p>
          </table:table-cell>
          <table:table-cell office:value-type="string" table:style-name="ce1">
            <text:p>18.02.2019,06:45</text:p>
          </table:table-cell>
          <table:table-cell office:value-type="float" office:value="20.468212999999999" table:style-name="ce1">
            <text:p>20.468213</text:p>
          </table:table-cell>
          <table:table-cell office:value-type="float" office:value="44.791460999999998" table:style-name="ce1">
            <text:p>44.79146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148" table:style-name="ce1">
            <text:p>1245148</text:p>
          </table:table-cell>
          <table:table-cell office:value-type="string" table:style-name="ce1">
            <text:p>18.02.2019,14:50</text:p>
          </table:table-cell>
          <table:table-cell office:value-type="float" office:value="20.450595" table:style-name="ce1">
            <text:p>20.450595</text:p>
          </table:table-cell>
          <table:table-cell office:value-type="float" office:value="44.797967999999997" table:style-name="ce1">
            <text:p>44.79796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390" table:style-name="ce1">
            <text:p>1245390</text:p>
          </table:table-cell>
          <table:table-cell office:value-type="string" table:style-name="ce1">
            <text:p>18.02.2019,12:10</text:p>
          </table:table-cell>
          <table:table-cell office:value-type="float" office:value="20.449149999999999" table:style-name="ce1">
            <text:p>20.44915</text:p>
          </table:table-cell>
          <table:table-cell office:value-type="float" office:value="44.905029999999996" table:style-name="ce1">
            <text:p>44.9050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120" table:style-name="ce1">
            <text:p>1245120</text:p>
          </table:table-cell>
          <table:table-cell office:value-type="string" table:style-name="ce1">
            <text:p>18.02.2019,14:30</text:p>
          </table:table-cell>
          <table:table-cell office:value-type="float" office:value="20.46518" table:style-name="ce1">
            <text:p>20.46518</text:p>
          </table:table-cell>
          <table:table-cell office:value-type="float" office:value="44.881120000000003" table:style-name="ce1">
            <text:p>44.8811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017" table:style-name="ce1">
            <text:p>1245017</text:p>
          </table:table-cell>
          <table:table-cell office:value-type="string" table:style-name="ce1">
            <text:p>18.02.2019,08:30</text:p>
          </table:table-cell>
          <table:table-cell office:value-type="float" office:value="20.410125000000001" table:style-name="ce1">
            <text:p>20.410125</text:p>
          </table:table-cell>
          <table:table-cell office:value-type="float" office:value="44.809634000000003" table:style-name="ce1">
            <text:p>44.80963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054" table:style-name="ce1">
            <text:p>1245054</text:p>
          </table:table-cell>
          <table:table-cell office:value-type="string" table:style-name="ce1">
            <text:p>18.02.2019,16:25</text:p>
          </table:table-cell>
          <table:table-cell office:value-type="float" office:value="20.543589999999998" table:style-name="ce1">
            <text:p>20.54359</text:p>
          </table:table-cell>
          <table:table-cell office:value-type="float" office:value="44.854168000000001" table:style-name="ce1">
            <text:p>44.85416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483" table:style-name="ce1">
            <text:p>1245483</text:p>
          </table:table-cell>
          <table:table-cell office:value-type="string" table:style-name="ce1">
            <text:p>18.02.2019,14:10</text:p>
          </table:table-cell>
          <table:table-cell office:value-type="float" office:value="20.47616" table:style-name="ce1">
            <text:p>20.47616</text:p>
          </table:table-cell>
          <table:table-cell office:value-type="float" office:value="44.801270000000002" table:style-name="ce1">
            <text:p>44.8012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063" table:style-name="ce1">
            <text:p>1245063</text:p>
          </table:table-cell>
          <table:table-cell office:value-type="string" table:style-name="ce1">
            <text:p>18.02.2019,17:25</text:p>
          </table:table-cell>
          <table:table-cell office:value-type="float" office:value="20.413028000000001" table:style-name="ce1">
            <text:p>20.413028</text:p>
          </table:table-cell>
          <table:table-cell office:value-type="float" office:value="44.783963" table:style-name="ce1">
            <text:p>44.78396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065" table:style-name="ce1">
            <text:p>1245065</text:p>
          </table:table-cell>
          <table:table-cell office:value-type="string" table:style-name="ce1">
            <text:p>18.02.2019,18:10</text:p>
          </table:table-cell>
          <table:table-cell office:value-type="float" office:value="20.466248" table:style-name="ce1">
            <text:p>20.466248</text:p>
          </table:table-cell>
          <table:table-cell office:value-type="float" office:value="44.789323000000003" table:style-name="ce1">
            <text:p>44.78932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066" table:style-name="ce1">
            <text:p>1245066</text:p>
          </table:table-cell>
          <table:table-cell office:value-type="string" table:style-name="ce1">
            <text:p>18.02.2019,20:30</text:p>
          </table:table-cell>
          <table:table-cell office:value-type="float" office:value="20.335992999999998" table:style-name="ce1">
            <text:p>20.335993</text:p>
          </table:table-cell>
          <table:table-cell office:value-type="float" office:value="44.872843000000003" table:style-name="ce1">
            <text:p>44.87284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016" table:style-name="ce1">
            <text:p>1245016</text:p>
          </table:table-cell>
          <table:table-cell office:value-type="string" table:style-name="ce1">
            <text:p>18.02.2019,08:50</text:p>
          </table:table-cell>
          <table:table-cell office:value-type="float" office:value="20.410125000000001" table:style-name="ce1">
            <text:p>20.410125</text:p>
          </table:table-cell>
          <table:table-cell office:value-type="float" office:value="44.809634000000003" table:style-name="ce1">
            <text:p>44.80963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243" table:style-name="ce1">
            <text:p>1245243</text:p>
          </table:table-cell>
          <table:table-cell office:value-type="string" table:style-name="ce1">
            <text:p>18.02.2019,15:15</text:p>
          </table:table-cell>
          <table:table-cell office:value-type="float" office:value="20.277905000000001" table:style-name="ce1">
            <text:p>20.277905</text:p>
          </table:table-cell>
          <table:table-cell office:value-type="float" office:value="44.399681000000001" table:style-name="ce1">
            <text:p>44.39968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preticanje</text:p>
          </table:table-cell>
          <table:table-cell table:number-columns-repeated="16377"/>
        </table:table-row>
        <table:table-row table:style-name="ro1">
          <table:table-cell office:value-type="float" office:value="1245228" table:style-name="ce1">
            <text:p>1245228</text:p>
          </table:table-cell>
          <table:table-cell office:value-type="string" table:style-name="ce1">
            <text:p>18.02.2019,10:20</text:p>
          </table:table-cell>
          <table:table-cell office:value-type="float" office:value="20.36824" table:style-name="ce1">
            <text:p>20.36824</text:p>
          </table:table-cell>
          <table:table-cell office:value-type="float" office:value="44.842709999999997" table:style-name="ce1">
            <text:p>44.8427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5082" table:style-name="ce1">
            <text:p>1245082</text:p>
          </table:table-cell>
          <table:table-cell office:value-type="string" table:style-name="ce1">
            <text:p>18.02.2019,11:40</text:p>
          </table:table-cell>
          <table:table-cell office:value-type="float" office:value="20.49287" table:style-name="ce1">
            <text:p>20.49287</text:p>
          </table:table-cell>
          <table:table-cell office:value-type="float" office:value="44.800089999999997" table:style-name="ce1">
            <text:p>44.8000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5089" table:style-name="ce1">
            <text:p>1245089</text:p>
          </table:table-cell>
          <table:table-cell office:value-type="string" table:style-name="ce1">
            <text:p>18.02.2019,15:35</text:p>
          </table:table-cell>
          <table:table-cell office:value-type="float" office:value="20.408270000000002" table:style-name="ce1">
            <text:p>20.40827</text:p>
          </table:table-cell>
          <table:table-cell office:value-type="float" office:value="44.844380000000001" table:style-name="ce1">
            <text:p>44.8443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5559" table:style-name="ce1">
            <text:p>1245559</text:p>
          </table:table-cell>
          <table:table-cell office:value-type="string" table:style-name="ce1">
            <text:p>18.02.2019,12:50</text:p>
          </table:table-cell>
          <table:table-cell office:value-type="float" office:value="20.386400999999999" table:style-name="ce1">
            <text:p>20.386401</text:p>
          </table:table-cell>
          <table:table-cell office:value-type="float" office:value="44.808042999999998" table:style-name="ce1">
            <text:p>44.80804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6168" table:style-name="ce1">
            <text:p>1246168</text:p>
          </table:table-cell>
          <table:table-cell office:value-type="string" table:style-name="ce1">
            <text:p>18.02.2019,21:00</text:p>
          </table:table-cell>
          <table:table-cell office:value-type="float" office:value="20.478120000000001" table:style-name="ce1">
            <text:p>20.47812</text:p>
          </table:table-cell>
          <table:table-cell office:value-type="float" office:value="44.804119999999998" table:style-name="ce1">
            <text:p>44.8041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5064" table:style-name="ce1">
            <text:p>1245064</text:p>
          </table:table-cell>
          <table:table-cell office:value-type="string" table:style-name="ce1">
            <text:p>18.02.2019,18:00</text:p>
          </table:table-cell>
          <table:table-cell office:value-type="float" office:value="20.408418000000001" table:style-name="ce1">
            <text:p>20.408418</text:p>
          </table:table-cell>
          <table:table-cell office:value-type="float" office:value="44.828054999999999" table:style-name="ce1">
            <text:p>44.82805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6407" table:style-name="ce1">
            <text:p>1246407</text:p>
          </table:table-cell>
          <table:table-cell office:value-type="string" table:style-name="ce1">
            <text:p>18.02.2019,18:30</text:p>
          </table:table-cell>
          <table:table-cell office:value-type="float" office:value="20.4954" table:style-name="ce1">
            <text:p>20.4954</text:p>
          </table:table-cell>
          <table:table-cell office:value-type="float" office:value="44.793419999999998" table:style-name="ce1">
            <text:p>44.7934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5028" table:style-name="ce1">
            <text:p>1245028</text:p>
          </table:table-cell>
          <table:table-cell office:value-type="string" table:style-name="ce1">
            <text:p>18.02.2019,11:00</text:p>
          </table:table-cell>
          <table:table-cell office:value-type="float" office:value="20.628260000000001" table:style-name="ce1">
            <text:p>20.62826</text:p>
          </table:table-cell>
          <table:table-cell office:value-type="float" office:value="44.647736000000002" table:style-name="ce1">
            <text:p>44.64773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udar u sustizanju</text:p>
          </table:table-cell>
          <table:table-cell table:number-columns-repeated="16377"/>
        </table:table-row>
        <table:table-row table:style-name="ro1">
          <table:table-cell office:value-type="float" office:value="1245052" table:style-name="ce1">
            <text:p>1245052</text:p>
          </table:table-cell>
          <table:table-cell office:value-type="string" table:style-name="ce1">
            <text:p>18.02.2019,19:00</text:p>
          </table:table-cell>
          <table:table-cell office:value-type="float" office:value="20.522718999999999" table:style-name="ce1">
            <text:p>20.522719</text:p>
          </table:table-cell>
          <table:table-cell office:value-type="float" office:value="44.817988999999997" table:style-name="ce1">
            <text:p>44.81798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5006" table:style-name="ce1">
            <text:p>1245006</text:p>
          </table:table-cell>
          <table:table-cell office:value-type="string" table:style-name="ce1">
            <text:p>18.02.2019,07:00</text:p>
          </table:table-cell>
          <table:table-cell office:value-type="float" office:value="20.529161999999999" table:style-name="ce1">
            <text:p>20.529162</text:p>
          </table:table-cell>
          <table:table-cell office:value-type="float" office:value="44.786462" table:style-name="ce1">
            <text:p>44.78646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5469" table:style-name="ce1">
            <text:p>1245469</text:p>
          </table:table-cell>
          <table:table-cell office:value-type="string" table:style-name="ce1">
            <text:p>19.02.2019,12:00</text:p>
          </table:table-cell>
          <table:table-cell office:value-type="float" office:value="20.493036100000001" table:style-name="ce1">
            <text:p>20.4930361</text:p>
          </table:table-cell>
          <table:table-cell office:value-type="float" office:value="44.801377000000002" table:style-name="ce1">
            <text:p>44.80137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6130" table:style-name="ce1">
            <text:p>1246130</text:p>
          </table:table-cell>
          <table:table-cell office:value-type="string" table:style-name="ce1">
            <text:p>19.02.2019,10:45</text:p>
          </table:table-cell>
          <table:table-cell office:value-type="float" office:value="20.288632" table:style-name="ce1">
            <text:p>20.288632</text:p>
          </table:table-cell>
          <table:table-cell office:value-type="float" office:value="44.817059999999998" table:style-name="ce1">
            <text:p>44.8170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5219" table:style-name="ce1">
            <text:p>1245219</text:p>
          </table:table-cell>
          <table:table-cell office:value-type="string" table:style-name="ce1">
            <text:p>19.02.2019,16:00</text:p>
          </table:table-cell>
          <table:table-cell office:value-type="float" office:value="20.487047" table:style-name="ce1">
            <text:p>20.487047</text:p>
          </table:table-cell>
          <table:table-cell office:value-type="float" office:value="44.787004000000003" table:style-name="ce1">
            <text:p>44.78700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5091" table:style-name="ce1">
            <text:p>1245091</text:p>
          </table:table-cell>
          <table:table-cell office:value-type="string" table:style-name="ce1">
            <text:p>19.02.2019,09:20</text:p>
          </table:table-cell>
          <table:table-cell office:value-type="float" office:value="20.469260999999999" table:style-name="ce1">
            <text:p>20.469261</text:p>
          </table:table-cell>
          <table:table-cell office:value-type="float" office:value="44.805261000000002" table:style-name="ce1">
            <text:p>44.80526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6145" table:style-name="ce1">
            <text:p>1246145</text:p>
          </table:table-cell>
          <table:table-cell office:value-type="string" table:style-name="ce1">
            <text:p>19.02.2019,13:00</text:p>
          </table:table-cell>
          <table:table-cell office:value-type="float" office:value="20.488910000000001" table:style-name="ce1">
            <text:p>20.48891</text:p>
          </table:table-cell>
          <table:table-cell office:value-type="float" office:value="44.818517" table:style-name="ce1">
            <text:p>44.81851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5400" table:style-name="ce1">
            <text:p>1245400</text:p>
          </table:table-cell>
          <table:table-cell office:value-type="string" table:style-name="ce1">
            <text:p>19.02.2019,10:00</text:p>
          </table:table-cell>
          <table:table-cell office:value-type="float" office:value="20.518598000000001" table:style-name="ce1">
            <text:p>20.518598</text:p>
          </table:table-cell>
          <table:table-cell office:value-type="float" office:value="44.815162000000001" table:style-name="ce1">
            <text:p>44.81516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5150" table:style-name="ce1">
            <text:p>1245150</text:p>
          </table:table-cell>
          <table:table-cell office:value-type="string" table:style-name="ce1">
            <text:p>19.02.2019,18:00</text:p>
          </table:table-cell>
          <table:table-cell office:value-type="float" office:value="20.480148" table:style-name="ce1">
            <text:p>20.480148</text:p>
          </table:table-cell>
          <table:table-cell office:value-type="float" office:value="44.805422999999998" table:style-name="ce1">
            <text:p>44.80542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5104" table:style-name="ce1">
            <text:p>1245104</text:p>
          </table:table-cell>
          <table:table-cell office:value-type="string" table:style-name="ce1">
            <text:p>19.02.2019,10:30</text:p>
          </table:table-cell>
          <table:table-cell office:value-type="float" office:value="20.474978" table:style-name="ce1">
            <text:p>20.474978</text:p>
          </table:table-cell>
          <table:table-cell office:value-type="float" office:value="44.788283999999997" table:style-name="ce1">
            <text:p>44.78828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5108" table:style-name="ce1">
            <text:p>1245108</text:p>
          </table:table-cell>
          <table:table-cell office:value-type="string" table:style-name="ce1">
            <text:p>19.02.2019,11:00</text:p>
          </table:table-cell>
          <table:table-cell office:value-type="float" office:value="20.498501000000001" table:style-name="ce1">
            <text:p>20.498501</text:p>
          </table:table-cell>
          <table:table-cell office:value-type="float" office:value="44.763432000000002" table:style-name="ce1">
            <text:p>44.76343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5096" table:style-name="ce1">
            <text:p>1245096</text:p>
          </table:table-cell>
          <table:table-cell office:value-type="string" table:style-name="ce1">
            <text:p>19.02.2019,11:20</text:p>
          </table:table-cell>
          <table:table-cell office:value-type="float" office:value="20.477219999999999" table:style-name="ce1">
            <text:p>20.47722</text:p>
          </table:table-cell>
          <table:table-cell office:value-type="float" office:value="44.82208" table:style-name="ce1">
            <text:p>44.8220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5098" table:style-name="ce1">
            <text:p>1245098</text:p>
          </table:table-cell>
          <table:table-cell office:value-type="string" table:style-name="ce1">
            <text:p>19.02.2019,11:30</text:p>
          </table:table-cell>
          <table:table-cell office:value-type="float" office:value="20.380436" table:style-name="ce1">
            <text:p>20.380436</text:p>
          </table:table-cell>
          <table:table-cell office:value-type="float" office:value="44.806680999999998" table:style-name="ce1">
            <text:p>44.80668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5112" table:style-name="ce1">
            <text:p>1245112</text:p>
          </table:table-cell>
          <table:table-cell office:value-type="string" table:style-name="ce1">
            <text:p>19.02.2019,14:15</text:p>
          </table:table-cell>
          <table:table-cell office:value-type="float" office:value="20.402546999999998" table:style-name="ce1">
            <text:p>20.402547</text:p>
          </table:table-cell>
          <table:table-cell office:value-type="float" office:value="44.849215999999998" table:style-name="ce1">
            <text:p>44.84921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zaustavljen na trotoaru ili biciklističkoj stazi</text:p>
          </table:table-cell>
          <table:table-cell table:number-columns-repeated="16377"/>
        </table:table-row>
        <table:table-row table:style-name="ro1">
          <table:table-cell office:value-type="float" office:value="1245159" table:style-name="ce1">
            <text:p>1245159</text:p>
          </table:table-cell>
          <table:table-cell office:value-type="string" table:style-name="ce1">
            <text:p>19.02.2019,16:30</text:p>
          </table:table-cell>
          <table:table-cell office:value-type="float" office:value="20.424900000000001" table:style-name="ce1">
            <text:p>20.4249</text:p>
          </table:table-cell>
          <table:table-cell office:value-type="float" office:value="44.753610000000002" table:style-name="ce1">
            <text:p>44.7536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sa skretanjem vozila ulevo, u raskrsnici</text:p>
          </table:table-cell>
          <table:table-cell table:number-columns-repeated="16377"/>
        </table:table-row>
        <table:table-row table:style-name="ro1">
          <table:table-cell office:value-type="float" office:value="1245751" table:style-name="ce1">
            <text:p>1245751</text:p>
          </table:table-cell>
          <table:table-cell office:value-type="string" table:style-name="ce1">
            <text:p>19.02.2019,09:00</text:p>
          </table:table-cell>
          <table:table-cell office:value-type="float" office:value="20.402947999999999" table:style-name="ce1">
            <text:p>20.402948</text:p>
          </table:table-cell>
          <table:table-cell office:value-type="float" office:value="44.812987999999997" table:style-name="ce1">
            <text:p>44.81298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5102" table:style-name="ce1">
            <text:p>1245102</text:p>
          </table:table-cell>
          <table:table-cell office:value-type="string" table:style-name="ce1">
            <text:p>19.02.2019,10:30</text:p>
          </table:table-cell>
          <table:table-cell office:value-type="float" office:value="20.448309999999999" table:style-name="ce1">
            <text:p>20.44831</text:p>
          </table:table-cell>
          <table:table-cell office:value-type="float" office:value="44.821109999999997" table:style-name="ce1">
            <text:p>44.8211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5838" table:style-name="ce1">
            <text:p>1245838</text:p>
          </table:table-cell>
          <table:table-cell office:value-type="string" table:style-name="ce1">
            <text:p>19.02.2019,17:50</text:p>
          </table:table-cell>
          <table:table-cell office:value-type="float" office:value="20.605547999999999" table:style-name="ce1">
            <text:p>20.605548</text:p>
          </table:table-cell>
          <table:table-cell office:value-type="float" office:value="44.858235000000001" table:style-name="ce1">
            <text:p>44.85823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5081" table:style-name="ce1">
            <text:p>1245081</text:p>
          </table:table-cell>
          <table:table-cell office:value-type="string" table:style-name="ce1">
            <text:p>19.02.2019,07:50</text:p>
          </table:table-cell>
          <table:table-cell office:value-type="float" office:value="20.47861" table:style-name="ce1">
            <text:p>20.47861</text:p>
          </table:table-cell>
          <table:table-cell office:value-type="float" office:value="44.800069999999998" table:style-name="ce1">
            <text:p>44.8000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5134" table:style-name="ce1">
            <text:p>1245134</text:p>
          </table:table-cell>
          <table:table-cell office:value-type="string" table:style-name="ce1">
            <text:p>19.02.2019,17:00</text:p>
          </table:table-cell>
          <table:table-cell office:value-type="float" office:value="20.414059999999999" table:style-name="ce1">
            <text:p>20.41406</text:p>
          </table:table-cell>
          <table:table-cell office:value-type="float" office:value="44.838610000000003" table:style-name="ce1">
            <text:p>44.8386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5221" table:style-name="ce1">
            <text:p>1245221</text:p>
          </table:table-cell>
          <table:table-cell office:value-type="string" table:style-name="ce1">
            <text:p>19.02.2019,16:00</text:p>
          </table:table-cell>
          <table:table-cell office:value-type="float" office:value="20.34975" table:style-name="ce1">
            <text:p>20.34975</text:p>
          </table:table-cell>
          <table:table-cell office:value-type="float" office:value="44.855193" table:style-name="ce1">
            <text:p>44.85519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5084" table:style-name="ce1">
            <text:p>1245084</text:p>
          </table:table-cell>
          <table:table-cell office:value-type="string" table:style-name="ce1">
            <text:p>19.02.2019,08:00</text:p>
          </table:table-cell>
          <table:table-cell office:value-type="float" office:value="20.458586" table:style-name="ce1">
            <text:p>20.458586</text:p>
          </table:table-cell>
          <table:table-cell office:value-type="float" office:value="44.763061" table:style-name="ce1">
            <text:p>44.76306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6149" table:style-name="ce1">
            <text:p>1246149</text:p>
          </table:table-cell>
          <table:table-cell office:value-type="string" table:style-name="ce1">
            <text:p>19.02.2019,13:00</text:p>
          </table:table-cell>
          <table:table-cell office:value-type="float" office:value="20.404281000000001" table:style-name="ce1">
            <text:p>20.404281</text:p>
          </table:table-cell>
          <table:table-cell office:value-type="float" office:value="44.754258" table:style-name="ce1">
            <text:p>44.75425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5112" table:style-name="ce1">
            <text:p>1245112</text:p>
          </table:table-cell>
          <table:table-cell office:value-type="string" table:style-name="ce1">
            <text:p>19.02.2019,14:15</text:p>
          </table:table-cell>
          <table:table-cell office:value-type="float" office:value="20.402546999999998" table:style-name="ce1">
            <text:p>20.402547</text:p>
          </table:table-cell>
          <table:table-cell office:value-type="float" office:value="44.849215999999998" table:style-name="ce1">
            <text:p>44.84921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45143" table:style-name="ce1">
            <text:p>1245143</text:p>
          </table:table-cell>
          <table:table-cell office:value-type="string" table:style-name="ce1">
            <text:p>19.02.2019,21:00</text:p>
          </table:table-cell>
          <table:table-cell office:value-type="float" office:value="20.495757000000001" table:style-name="ce1">
            <text:p>20.495757</text:p>
          </table:table-cell>
          <table:table-cell office:value-type="float" office:value="44.821050999999997" table:style-name="ce1">
            <text:p>44.82105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5133" table:style-name="ce1">
            <text:p>1245133</text:p>
          </table:table-cell>
          <table:table-cell office:value-type="string" table:style-name="ce1">
            <text:p>19.02.2019,16:40</text:p>
          </table:table-cell>
          <table:table-cell office:value-type="float" office:value="20.380130000000001" table:style-name="ce1">
            <text:p>20.38013</text:p>
          </table:table-cell>
          <table:table-cell office:value-type="float" office:value="44.812860000000001" table:style-name="ce1">
            <text:p>44.8128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5404" table:style-name="ce1">
            <text:p>1245404</text:p>
          </table:table-cell>
          <table:table-cell office:value-type="string" table:style-name="ce1">
            <text:p>19.02.2019,21:20</text:p>
          </table:table-cell>
          <table:table-cell office:value-type="float" office:value="20.372" table:style-name="ce1">
            <text:p>20.372</text:p>
          </table:table-cell>
          <table:table-cell office:value-type="float" office:value="44.704464999999999" table:style-name="ce1">
            <text:p>44.70446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5678" table:style-name="ce1">
            <text:p>1245678</text:p>
          </table:table-cell>
          <table:table-cell office:value-type="string" table:style-name="ce1">
            <text:p>19.02.2019,07:40</text:p>
          </table:table-cell>
          <table:table-cell office:value-type="float" office:value="20.414237" table:style-name="ce1">
            <text:p>20.414237</text:p>
          </table:table-cell>
          <table:table-cell office:value-type="float" office:value="44.699894999999998" table:style-name="ce1">
            <text:p>44.69989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46322" table:style-name="ce1">
            <text:p>1246322</text:p>
          </table:table-cell>
          <table:table-cell office:value-type="string" table:style-name="ce1">
            <text:p>19.02.2019,14:40</text:p>
          </table:table-cell>
          <table:table-cell office:value-type="float" office:value="20.400797000000001" table:style-name="ce1">
            <text:p>20.400797</text:p>
          </table:table-cell>
          <table:table-cell office:value-type="float" office:value="44.849823999999998" table:style-name="ce1">
            <text:p>44.84982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6326" table:style-name="ce1">
            <text:p>1246326</text:p>
          </table:table-cell>
          <table:table-cell office:value-type="string" table:style-name="ce1">
            <text:p>19.02.2019,10:45</text:p>
          </table:table-cell>
          <table:table-cell office:value-type="float" office:value="20.486324" table:style-name="ce1">
            <text:p>20.486324</text:p>
          </table:table-cell>
          <table:table-cell office:value-type="float" office:value="44.817773000000003" table:style-name="ce1">
            <text:p>44.81777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5876" table:style-name="ce1">
            <text:p>1245876</text:p>
          </table:table-cell>
          <table:table-cell office:value-type="string" table:style-name="ce1">
            <text:p>19.02.2019,18:00</text:p>
          </table:table-cell>
          <table:table-cell office:value-type="float" office:value="20.478634" table:style-name="ce1">
            <text:p>20.478634</text:p>
          </table:table-cell>
          <table:table-cell office:value-type="float" office:value="44.804155000000002" table:style-name="ce1">
            <text:p>44.80415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5117" table:style-name="ce1">
            <text:p>1245117</text:p>
          </table:table-cell>
          <table:table-cell office:value-type="string" table:style-name="ce1">
            <text:p>19.02.2019,15:45</text:p>
          </table:table-cell>
          <table:table-cell office:value-type="float" office:value="20.195609999999999" table:style-name="ce1">
            <text:p>20.19561</text:p>
          </table:table-cell>
          <table:table-cell office:value-type="float" office:value="44.651409999999998" table:style-name="ce1">
            <text:p>44.6514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5156" table:style-name="ce1">
            <text:p>1245156</text:p>
          </table:table-cell>
          <table:table-cell office:value-type="string" table:style-name="ce1">
            <text:p>19.02.2019,11:15</text:p>
          </table:table-cell>
          <table:table-cell office:value-type="float" office:value="20.663930000000001" table:style-name="ce1">
            <text:p>20.66393</text:p>
          </table:table-cell>
          <table:table-cell office:value-type="float" office:value="44.477220000000003" table:style-name="ce1">
            <text:p>44.4772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čeoni sudar</text:p>
          </table:table-cell>
          <table:table-cell table:number-columns-repeated="16377"/>
        </table:table-row>
        <table:table-row table:style-name="ro1">
          <table:table-cell office:value-type="float" office:value="1246144" table:style-name="ce1">
            <text:p>1246144</text:p>
          </table:table-cell>
          <table:table-cell office:value-type="string" table:style-name="ce1">
            <text:p>19.02.2019,11:20</text:p>
          </table:table-cell>
          <table:table-cell office:value-type="float" office:value="20.410616999999998" table:style-name="ce1">
            <text:p>20.410617</text:p>
          </table:table-cell>
          <table:table-cell office:value-type="float" office:value="44.831057999999999" table:style-name="ce1">
            <text:p>44.83105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5217" table:style-name="ce1">
            <text:p>1245217</text:p>
          </table:table-cell>
          <table:table-cell office:value-type="string" table:style-name="ce1">
            <text:p>19.02.2019,13:00</text:p>
          </table:table-cell>
          <table:table-cell office:value-type="float" office:value="20.450973999999999" table:style-name="ce1">
            <text:p>20.450974</text:p>
          </table:table-cell>
          <table:table-cell office:value-type="float" office:value="44.814816999999998" table:style-name="ce1">
            <text:p>44.81481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5417" table:style-name="ce1">
            <text:p>1245417</text:p>
          </table:table-cell>
          <table:table-cell office:value-type="string" table:style-name="ce1">
            <text:p>19.02.2019,13:40</text:p>
          </table:table-cell>
          <table:table-cell office:value-type="float" office:value="20.332975000000001" table:style-name="ce1">
            <text:p>20.332975</text:p>
          </table:table-cell>
          <table:table-cell office:value-type="float" office:value="44.800514999999997" table:style-name="ce1">
            <text:p>44.80051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140" table:style-name="ce1">
            <text:p>1245140</text:p>
          </table:table-cell>
          <table:table-cell office:value-type="string" table:style-name="ce1">
            <text:p>19.02.2019,21:20</text:p>
          </table:table-cell>
          <table:table-cell office:value-type="float" office:value="20.345777999999999" table:style-name="ce1">
            <text:p>20.345778</text:p>
          </table:table-cell>
          <table:table-cell office:value-type="float" office:value="44.804282999999998" table:style-name="ce1">
            <text:p>44.80428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144" table:style-name="ce1">
            <text:p>1245144</text:p>
          </table:table-cell>
          <table:table-cell office:value-type="string" table:style-name="ce1">
            <text:p>19.02.2019,18:45</text:p>
          </table:table-cell>
          <table:table-cell office:value-type="float" office:value="20.466833000000001" table:style-name="ce1">
            <text:p>20.466833</text:p>
          </table:table-cell>
          <table:table-cell office:value-type="float" office:value="44.789966999999997" table:style-name="ce1">
            <text:p>44.78996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147" table:style-name="ce1">
            <text:p>1245147</text:p>
          </table:table-cell>
          <table:table-cell office:value-type="string" table:style-name="ce1">
            <text:p>19.02.2019,17:10</text:p>
          </table:table-cell>
          <table:table-cell office:value-type="float" office:value="20.423459999999999" table:style-name="ce1">
            <text:p>20.42346</text:p>
          </table:table-cell>
          <table:table-cell office:value-type="float" office:value="44.774459999999998" table:style-name="ce1">
            <text:p>44.7744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864" table:style-name="ce1">
            <text:p>1245864</text:p>
          </table:table-cell>
          <table:table-cell office:value-type="string" table:style-name="ce1">
            <text:p>19.02.2019,16:05</text:p>
          </table:table-cell>
          <table:table-cell office:value-type="float" office:value="20.512170999999999" table:style-name="ce1">
            <text:p>20.512171</text:p>
          </table:table-cell>
          <table:table-cell office:value-type="float" office:value="44.780695000000001" table:style-name="ce1">
            <text:p>44.78069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187" table:style-name="ce1">
            <text:p>1245187</text:p>
          </table:table-cell>
          <table:table-cell office:value-type="string" table:style-name="ce1">
            <text:p>19.02.2019,15:20</text:p>
          </table:table-cell>
          <table:table-cell office:value-type="float" office:value="20.474332" table:style-name="ce1">
            <text:p>20.474332</text:p>
          </table:table-cell>
          <table:table-cell office:value-type="float" office:value="44.797671999999999" table:style-name="ce1">
            <text:p>44.79767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5088" table:style-name="ce1">
            <text:p>1245088</text:p>
          </table:table-cell>
          <table:table-cell office:value-type="string" table:style-name="ce1">
            <text:p>19.02.2019,07:15</text:p>
          </table:table-cell>
          <table:table-cell office:value-type="float" office:value="20.482012999999998" table:style-name="ce1">
            <text:p>20.482013</text:p>
          </table:table-cell>
          <table:table-cell office:value-type="float" office:value="44.800646999999998" table:style-name="ce1">
            <text:p>44.80064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5193" table:style-name="ce1">
            <text:p>1245193</text:p>
          </table:table-cell>
          <table:table-cell office:value-type="string" table:style-name="ce1">
            <text:p>19.02.2019,16:10</text:p>
          </table:table-cell>
          <table:table-cell office:value-type="float" office:value="20.448319999999999" table:style-name="ce1">
            <text:p>20.44832</text:p>
          </table:table-cell>
          <table:table-cell office:value-type="float" office:value="44.798729999999999" table:style-name="ce1">
            <text:p>44.7987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5129" table:style-name="ce1">
            <text:p>1245129</text:p>
          </table:table-cell>
          <table:table-cell office:value-type="string" table:style-name="ce1">
            <text:p>19.02.2019,17:50</text:p>
          </table:table-cell>
          <table:table-cell office:value-type="float" office:value="20.445961" table:style-name="ce1">
            <text:p>20.445961</text:p>
          </table:table-cell>
          <table:table-cell office:value-type="float" office:value="44.757089999999998" table:style-name="ce1">
            <text:p>44.7570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5482" table:style-name="ce1">
            <text:p>1245482</text:p>
          </table:table-cell>
          <table:table-cell office:value-type="string" table:style-name="ce1">
            <text:p>19.02.2019,12:45</text:p>
          </table:table-cell>
          <table:table-cell office:value-type="float" office:value="20.391638" table:style-name="ce1">
            <text:p>20.391638</text:p>
          </table:table-cell>
          <table:table-cell office:value-type="float" office:value="44.847200999999998" table:style-name="ce1">
            <text:p>44.84720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6314" table:style-name="ce1">
            <text:p>1246314</text:p>
          </table:table-cell>
          <table:table-cell office:value-type="string" table:style-name="ce1">
            <text:p>19.02.2019,08:15</text:p>
          </table:table-cell>
          <table:table-cell office:value-type="float" office:value="20.43608" table:style-name="ce1">
            <text:p>20.43608</text:p>
          </table:table-cell>
          <table:table-cell office:value-type="float" office:value="44.784039999999997" table:style-name="ce1">
            <text:p>44.7840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5135" table:style-name="ce1">
            <text:p>1245135</text:p>
          </table:table-cell>
          <table:table-cell office:value-type="string" table:style-name="ce1">
            <text:p>19.02.2019,19:15</text:p>
          </table:table-cell>
          <table:table-cell office:value-type="float" office:value="20.476828999999999" table:style-name="ce1">
            <text:p>20.476829</text:p>
          </table:table-cell>
          <table:table-cell office:value-type="float" office:value="44.81635" table:style-name="ce1">
            <text:p>44.8163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5752" table:style-name="ce1">
            <text:p>1245752</text:p>
          </table:table-cell>
          <table:table-cell office:value-type="string" table:style-name="ce1">
            <text:p>19.02.2019,10:30</text:p>
          </table:table-cell>
          <table:table-cell office:value-type="float" office:value="20.476088000000001" table:style-name="ce1">
            <text:p>20.476088</text:p>
          </table:table-cell>
          <table:table-cell office:value-type="float" office:value="44.785792999999998" table:style-name="ce1">
            <text:p>44.78579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5166" table:style-name="ce1">
            <text:p>1245166</text:p>
          </table:table-cell>
          <table:table-cell office:value-type="string" table:style-name="ce1">
            <text:p>20.02.2019,10:55</text:p>
          </table:table-cell>
          <table:table-cell office:value-type="float" office:value="20.450900000000001" table:style-name="ce1">
            <text:p>20.4509</text:p>
          </table:table-cell>
          <table:table-cell office:value-type="float" office:value="44.754204999999999" table:style-name="ce1">
            <text:p>44.75420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7262" table:style-name="ce1">
            <text:p>1247262</text:p>
          </table:table-cell>
          <table:table-cell office:value-type="string" table:style-name="ce1">
            <text:p>20.02.2019,16:45</text:p>
          </table:table-cell>
          <table:table-cell office:value-type="float" office:value="20.346751999999999" table:style-name="ce1">
            <text:p>20.346752</text:p>
          </table:table-cell>
          <table:table-cell office:value-type="float" office:value="44.864832999999997" table:style-name="ce1">
            <text:p>44.86483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5200" table:style-name="ce1">
            <text:p>1245200</text:p>
          </table:table-cell>
          <table:table-cell office:value-type="string" table:style-name="ce1">
            <text:p>20.02.2019,13:00</text:p>
          </table:table-cell>
          <table:table-cell office:value-type="float" office:value="20.446363999999999" table:style-name="ce1">
            <text:p>20.446364</text:p>
          </table:table-cell>
          <table:table-cell office:value-type="float" office:value="44.784709999999997" table:style-name="ce1">
            <text:p>44.7847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5201" table:style-name="ce1">
            <text:p>1245201</text:p>
          </table:table-cell>
          <table:table-cell office:value-type="string" table:style-name="ce1">
            <text:p>20.02.2019,07:00</text:p>
          </table:table-cell>
          <table:table-cell office:value-type="float" office:value="20.464842000000001" table:style-name="ce1">
            <text:p>20.464842</text:p>
          </table:table-cell>
          <table:table-cell office:value-type="float" office:value="44.795620999999997" table:style-name="ce1">
            <text:p>44.79562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5405" table:style-name="ce1">
            <text:p>1245405</text:p>
          </table:table-cell>
          <table:table-cell office:value-type="string" table:style-name="ce1">
            <text:p>20.02.2019,17:50</text:p>
          </table:table-cell>
          <table:table-cell office:value-type="float" office:value="20.388266000000002" table:style-name="ce1">
            <text:p>20.388266</text:p>
          </table:table-cell>
          <table:table-cell office:value-type="float" office:value="44.804799000000003" table:style-name="ce1">
            <text:p>44.80479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5215" table:style-name="ce1">
            <text:p>1245215</text:p>
          </table:table-cell>
          <table:table-cell office:value-type="string" table:style-name="ce1">
            <text:p>20.02.2019,17:00</text:p>
          </table:table-cell>
          <table:table-cell office:value-type="float" office:value="20.484058000000001" table:style-name="ce1">
            <text:p>20.484058</text:p>
          </table:table-cell>
          <table:table-cell office:value-type="float" office:value="44.816476000000002" table:style-name="ce1">
            <text:p>44.81647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5280" table:style-name="ce1">
            <text:p>1245280</text:p>
          </table:table-cell>
          <table:table-cell office:value-type="string" table:style-name="ce1">
            <text:p>20.02.2019,12:10</text:p>
          </table:table-cell>
          <table:table-cell office:value-type="float" office:value="20.420459999999999" table:style-name="ce1">
            <text:p>20.42046</text:p>
          </table:table-cell>
          <table:table-cell office:value-type="float" office:value="44.757530000000003" table:style-name="ce1">
            <text:p>44.7575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5277" table:style-name="ce1">
            <text:p>1245277</text:p>
          </table:table-cell>
          <table:table-cell office:value-type="string" table:style-name="ce1">
            <text:p>20.02.2019,13:20</text:p>
          </table:table-cell>
          <table:table-cell office:value-type="float" office:value="20.37388" table:style-name="ce1">
            <text:p>20.37388</text:p>
          </table:table-cell>
          <table:table-cell office:value-type="float" office:value="44.848230000000001" table:style-name="ce1">
            <text:p>44.8482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 , u raskrsnici, bez skretanja vozila</text:p>
          </table:table-cell>
          <table:table-cell table:number-columns-repeated="16377"/>
        </table:table-row>
        <table:table-row table:style-name="ro1">
          <table:table-cell office:value-type="float" office:value="1243055" table:style-name="ce1">
            <text:p>1243055</text:p>
          </table:table-cell>
          <table:table-cell office:value-type="string" table:style-name="ce1">
            <text:p>20.02.2019,17:00</text:p>
          </table:table-cell>
          <table:table-cell office:value-type="float" office:value="20.468758999999999" table:style-name="ce1">
            <text:p>20.468759</text:p>
          </table:table-cell>
          <table:table-cell office:value-type="float" office:value="44.81682" table:style-name="ce1">
            <text:p>44.8168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5322" table:style-name="ce1">
            <text:p>1245322</text:p>
          </table:table-cell>
          <table:table-cell office:value-type="string" table:style-name="ce1">
            <text:p>20.02.2019,08:10</text:p>
          </table:table-cell>
          <table:table-cell office:value-type="float" office:value="20.571437" table:style-name="ce1">
            <text:p>20.571437</text:p>
          </table:table-cell>
          <table:table-cell office:value-type="float" office:value="44.758518000000002" table:style-name="ce1">
            <text:p>44.75851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5205" table:style-name="ce1">
            <text:p>1245205</text:p>
          </table:table-cell>
          <table:table-cell office:value-type="string" table:style-name="ce1">
            <text:p>20.02.2019,17:45</text:p>
          </table:table-cell>
          <table:table-cell office:value-type="float" office:value="20.384454999999999" table:style-name="ce1">
            <text:p>20.384455</text:p>
          </table:table-cell>
          <table:table-cell office:value-type="float" office:value="44.828727999999998" table:style-name="ce1">
            <text:p>44.82872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5286" table:style-name="ce1">
            <text:p>1245286</text:p>
          </table:table-cell>
          <table:table-cell office:value-type="string" table:style-name="ce1">
            <text:p>20.02.2019,14:50</text:p>
          </table:table-cell>
          <table:table-cell office:value-type="float" office:value="20.341228999999998" table:style-name="ce1">
            <text:p>20.341229</text:p>
          </table:table-cell>
          <table:table-cell office:value-type="float" office:value="44.874977999999999" table:style-name="ce1">
            <text:p>44.87497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5244" table:style-name="ce1">
            <text:p>1245244</text:p>
          </table:table-cell>
          <table:table-cell office:value-type="string" table:style-name="ce1">
            <text:p>20.02.2019,21:18</text:p>
          </table:table-cell>
          <table:table-cell office:value-type="float" office:value="20.378551000000002" table:style-name="ce1">
            <text:p>20.378551</text:p>
          </table:table-cell>
          <table:table-cell office:value-type="float" office:value="44.804344" table:style-name="ce1">
            <text:p>44.80434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5270" table:style-name="ce1">
            <text:p>1245270</text:p>
          </table:table-cell>
          <table:table-cell office:value-type="string" table:style-name="ce1">
            <text:p>20.02.2019,15:20</text:p>
          </table:table-cell>
          <table:table-cell office:value-type="float" office:value="20.455660000000002" table:style-name="ce1">
            <text:p>20.45566</text:p>
          </table:table-cell>
          <table:table-cell office:value-type="float" office:value="44.80874" table:style-name="ce1">
            <text:p>44.8087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6464" table:style-name="ce1">
            <text:p>1246464</text:p>
          </table:table-cell>
          <table:table-cell office:value-type="string" table:style-name="ce1">
            <text:p>20.02.2019,08:00</text:p>
          </table:table-cell>
          <table:table-cell office:value-type="float" office:value="20.389019000000001" table:style-name="ce1">
            <text:p>20.389019</text:p>
          </table:table-cell>
          <table:table-cell office:value-type="float" office:value="44.803468000000002" table:style-name="ce1">
            <text:p>44.80346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5153" table:style-name="ce1">
            <text:p>1245153</text:p>
          </table:table-cell>
          <table:table-cell office:value-type="string" table:style-name="ce1">
            <text:p>20.02.2019,01:50</text:p>
          </table:table-cell>
          <table:table-cell office:value-type="float" office:value="20.458613" table:style-name="ce1">
            <text:p>20.458613</text:p>
          </table:table-cell>
          <table:table-cell office:value-type="float" office:value="44.777236000000002" table:style-name="ce1">
            <text:p>44.77723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5262" table:style-name="ce1">
            <text:p>1245262</text:p>
          </table:table-cell>
          <table:table-cell office:value-type="string" table:style-name="ce1">
            <text:p>20.02.2019,10:50</text:p>
          </table:table-cell>
          <table:table-cell office:value-type="float" office:value="20.420909999999999" table:style-name="ce1">
            <text:p>20.42091</text:p>
          </table:table-cell>
          <table:table-cell office:value-type="float" office:value="44.736829999999998" table:style-name="ce1">
            <text:p>44.7368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5290" table:style-name="ce1">
            <text:p>1245290</text:p>
          </table:table-cell>
          <table:table-cell office:value-type="string" table:style-name="ce1">
            <text:p>20.02.2019,15:45</text:p>
          </table:table-cell>
          <table:table-cell office:value-type="float" office:value="20.388542999999999" table:style-name="ce1">
            <text:p>20.388543</text:p>
          </table:table-cell>
          <table:table-cell office:value-type="float" office:value="44.804462000000001" table:style-name="ce1">
            <text:p>44.80446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5501" table:style-name="ce1">
            <text:p>1245501</text:p>
          </table:table-cell>
          <table:table-cell office:value-type="string" table:style-name="ce1">
            <text:p>20.02.2019,14:00</text:p>
          </table:table-cell>
          <table:table-cell office:value-type="float" office:value="20.22945" table:style-name="ce1">
            <text:p>20.22945</text:p>
          </table:table-cell>
          <table:table-cell office:value-type="float" office:value="44.661900000000003" table:style-name="ce1">
            <text:p>44.661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čeoni sudar</text:p>
          </table:table-cell>
          <table:table-cell table:number-columns-repeated="16377"/>
        </table:table-row>
        <table:table-row table:style-name="ro1">
          <table:table-cell office:value-type="float" office:value="1245214" table:style-name="ce1">
            <text:p>1245214</text:p>
          </table:table-cell>
          <table:table-cell office:value-type="string" table:style-name="ce1">
            <text:p>20.02.2019,22:29</text:p>
          </table:table-cell>
          <table:table-cell office:value-type="float" office:value="20.441174" table:style-name="ce1">
            <text:p>20.441174</text:p>
          </table:table-cell>
          <table:table-cell office:value-type="float" office:value="44.742919000000001" table:style-name="ce1">
            <text:p>44.74291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uz skretanje – nepoznato</text:p>
          </table:table-cell>
          <table:table-cell table:number-columns-repeated="16377"/>
        </table:table-row>
        <table:table-row table:style-name="ro1">
          <table:table-cell office:value-type="float" office:value="1245638" table:style-name="ce1">
            <text:p>1245638</text:p>
          </table:table-cell>
          <table:table-cell office:value-type="string" table:style-name="ce1">
            <text:p>20.02.2019,09:10</text:p>
          </table:table-cell>
          <table:table-cell office:value-type="float" office:value="20.469169999999998" table:style-name="ce1">
            <text:p>20.46917</text:p>
          </table:table-cell>
          <table:table-cell office:value-type="float" office:value="44.766730000000003" table:style-name="ce1">
            <text:p>44.7667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285" table:style-name="ce1">
            <text:p>1245285</text:p>
          </table:table-cell>
          <table:table-cell office:value-type="string" table:style-name="ce1">
            <text:p>20.02.2019,12:10</text:p>
          </table:table-cell>
          <table:table-cell office:value-type="float" office:value="20.426929000000001" table:style-name="ce1">
            <text:p>20.426929</text:p>
          </table:table-cell>
          <table:table-cell office:value-type="float" office:value="44.793129" table:style-name="ce1">
            <text:p>44.79312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491" table:style-name="ce1">
            <text:p>1245491</text:p>
          </table:table-cell>
          <table:table-cell office:value-type="string" table:style-name="ce1">
            <text:p>20.02.2019,17:30</text:p>
          </table:table-cell>
          <table:table-cell office:value-type="float" office:value="20.452486" table:style-name="ce1">
            <text:p>20.452486</text:p>
          </table:table-cell>
          <table:table-cell office:value-type="float" office:value="44.814988" table:style-name="ce1">
            <text:p>44.81498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487" table:style-name="ce1">
            <text:p>1245487</text:p>
          </table:table-cell>
          <table:table-cell office:value-type="string" table:style-name="ce1">
            <text:p>20.02.2019,17:15</text:p>
          </table:table-cell>
          <table:table-cell office:value-type="float" office:value="20.534013000000002" table:style-name="ce1">
            <text:p>20.534013</text:p>
          </table:table-cell>
          <table:table-cell office:value-type="float" office:value="44.851658999999998" table:style-name="ce1">
            <text:p>44.85165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173" table:style-name="ce1">
            <text:p>1245173</text:p>
          </table:table-cell>
          <table:table-cell office:value-type="string" table:style-name="ce1">
            <text:p>20.02.2019,12:50</text:p>
          </table:table-cell>
          <table:table-cell office:value-type="float" office:value="20.585667999999998" table:style-name="ce1">
            <text:p>20.585668</text:p>
          </table:table-cell>
          <table:table-cell office:value-type="float" office:value="44.865307999999999" table:style-name="ce1">
            <text:p>44.86530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222" table:style-name="ce1">
            <text:p>1245222</text:p>
          </table:table-cell>
          <table:table-cell office:value-type="string" table:style-name="ce1">
            <text:p>20.02.2019,18:40</text:p>
          </table:table-cell>
          <table:table-cell office:value-type="float" office:value="20.456395000000001" table:style-name="ce1">
            <text:p>20.456395</text:p>
          </table:table-cell>
          <table:table-cell office:value-type="float" office:value="44.814503999999999" table:style-name="ce1">
            <text:p>44.81450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278" table:style-name="ce1">
            <text:p>1245278</text:p>
          </table:table-cell>
          <table:table-cell office:value-type="string" table:style-name="ce1">
            <text:p>20.02.2019,12:15</text:p>
          </table:table-cell>
          <table:table-cell office:value-type="float" office:value="20.410371000000001" table:style-name="ce1">
            <text:p>20.410371</text:p>
          </table:table-cell>
          <table:table-cell office:value-type="float" office:value="44.805050000000001" table:style-name="ce1">
            <text:p>44.8050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zdesna</text:p>
          </table:table-cell>
          <table:table-cell table:number-columns-repeated="16377"/>
        </table:table-row>
        <table:table-row table:style-name="ro1">
          <table:table-cell office:value-type="float" office:value="1245263" table:style-name="ce1">
            <text:p>1245263</text:p>
          </table:table-cell>
          <table:table-cell office:value-type="string" table:style-name="ce1">
            <text:p>20.02.2019,16:00</text:p>
          </table:table-cell>
          <table:table-cell office:value-type="float" office:value="20.490994000000001" table:style-name="ce1">
            <text:p>20.490994</text:p>
          </table:table-cell>
          <table:table-cell office:value-type="float" office:value="44.814624999999999" table:style-name="ce1">
            <text:p>44.81462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5191" table:style-name="ce1">
            <text:p>1245191</text:p>
          </table:table-cell>
          <table:table-cell office:value-type="string" table:style-name="ce1">
            <text:p>20.02.2019,08:35</text:p>
          </table:table-cell>
          <table:table-cell office:value-type="float" office:value="20.507194999999999" table:style-name="ce1">
            <text:p>20.507195</text:p>
          </table:table-cell>
          <table:table-cell office:value-type="float" office:value="44.791594000000003" table:style-name="ce1">
            <text:p>44.79159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5403" table:style-name="ce1">
            <text:p>1245403</text:p>
          </table:table-cell>
          <table:table-cell office:value-type="string" table:style-name="ce1">
            <text:p>20.02.2019,22:40</text:p>
          </table:table-cell>
          <table:table-cell office:value-type="float" office:value="20.476801999999999" table:style-name="ce1">
            <text:p>20.476802</text:p>
          </table:table-cell>
          <table:table-cell office:value-type="float" office:value="44.817205000000001" table:style-name="ce1">
            <text:p>44.81720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5224" table:style-name="ce1">
            <text:p>1245224</text:p>
          </table:table-cell>
          <table:table-cell office:value-type="string" table:style-name="ce1">
            <text:p>20.02.2019,23:20</text:p>
          </table:table-cell>
          <table:table-cell office:value-type="float" office:value="20.486370000000001" table:style-name="ce1">
            <text:p>20.48637</text:p>
          </table:table-cell>
          <table:table-cell office:value-type="float" office:value="44.794589999999999" table:style-name="ce1">
            <text:p>44.7945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6016" table:style-name="ce1">
            <text:p>1246016</text:p>
          </table:table-cell>
          <table:table-cell office:value-type="string" table:style-name="ce1">
            <text:p>20.02.2019,08:30</text:p>
          </table:table-cell>
          <table:table-cell office:value-type="float" office:value="20.469106" table:style-name="ce1">
            <text:p>20.469106</text:p>
          </table:table-cell>
          <table:table-cell office:value-type="float" office:value="44.789675000000003" table:style-name="ce1">
            <text:p>44.78967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desno ispred vozila koje nailazi sleva</text:p>
          </table:table-cell>
          <table:table-cell table:number-columns-repeated="16377"/>
        </table:table-row>
        <table:table-row table:style-name="ro1">
          <table:table-cell office:value-type="float" office:value="1245408" table:style-name="ce1">
            <text:p>1245408</text:p>
          </table:table-cell>
          <table:table-cell office:value-type="string" table:style-name="ce1">
            <text:p>20.02.2019,21:50</text:p>
          </table:table-cell>
          <table:table-cell office:value-type="float" office:value="20.480421" table:style-name="ce1">
            <text:p>20.480421</text:p>
          </table:table-cell>
          <table:table-cell office:value-type="float" office:value="44.760897" table:style-name="ce1">
            <text:p>44.76089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5869" table:style-name="ce1">
            <text:p>1245869</text:p>
          </table:table-cell>
          <table:table-cell office:value-type="string" table:style-name="ce1">
            <text:p>20.02.2019,12:30</text:p>
          </table:table-cell>
          <table:table-cell office:value-type="float" office:value="20.470116999999998" table:style-name="ce1">
            <text:p>20.470117</text:p>
          </table:table-cell>
          <table:table-cell office:value-type="float" office:value="44.805832000000002" table:style-name="ce1">
            <text:p>44.80583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5163" table:style-name="ce1">
            <text:p>1245163</text:p>
          </table:table-cell>
          <table:table-cell office:value-type="string" table:style-name="ce1">
            <text:p>20.02.2019,09:05</text:p>
          </table:table-cell>
          <table:table-cell office:value-type="float" office:value="20.483640000000001" table:style-name="ce1">
            <text:p>20.48364</text:p>
          </table:table-cell>
          <table:table-cell office:value-type="float" office:value="44.762866000000002" table:style-name="ce1">
            <text:p>44.76286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5481" table:style-name="ce1">
            <text:p>1245481</text:p>
          </table:table-cell>
          <table:table-cell office:value-type="string" table:style-name="ce1">
            <text:p>20.02.2019,19:35</text:p>
          </table:table-cell>
          <table:table-cell office:value-type="float" office:value="20.491816" table:style-name="ce1">
            <text:p>20.491816</text:p>
          </table:table-cell>
          <table:table-cell office:value-type="float" office:value="44.815016" table:style-name="ce1">
            <text:p>44.81501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5746" table:style-name="ce1">
            <text:p>1245746</text:p>
          </table:table-cell>
          <table:table-cell office:value-type="string" table:style-name="ce1">
            <text:p>20.02.2019,16:45</text:p>
          </table:table-cell>
          <table:table-cell office:value-type="float" office:value="20.597439999999999" table:style-name="ce1">
            <text:p>20.59744</text:p>
          </table:table-cell>
          <table:table-cell office:value-type="float" office:value="44.745950000000001" table:style-name="ce1">
            <text:p>44.7459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5507" table:style-name="ce1">
            <text:p>1245507</text:p>
          </table:table-cell>
          <table:table-cell office:value-type="string" table:style-name="ce1">
            <text:p>20.02.2019,14:25</text:p>
          </table:table-cell>
          <table:table-cell office:value-type="float" office:value="20.461963999999998" table:style-name="ce1">
            <text:p>20.461964</text:p>
          </table:table-cell>
          <table:table-cell office:value-type="float" office:value="44.807093999999999" table:style-name="ce1">
            <text:p>44.80709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5196" table:style-name="ce1">
            <text:p>1245196</text:p>
          </table:table-cell>
          <table:table-cell office:value-type="string" table:style-name="ce1">
            <text:p>20.02.2019,11:30</text:p>
          </table:table-cell>
          <table:table-cell office:value-type="float" office:value="20.456555999999999" table:style-name="ce1">
            <text:p>20.456556</text:p>
          </table:table-cell>
          <table:table-cell office:value-type="float" office:value="44.830385999999997" table:style-name="ce1">
            <text:p>44.83038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5386" table:style-name="ce1">
            <text:p>1245386</text:p>
          </table:table-cell>
          <table:table-cell office:value-type="string" table:style-name="ce1">
            <text:p>21.02.2019,14:05</text:p>
          </table:table-cell>
          <table:table-cell office:value-type="float" office:value="20.525037000000001" table:style-name="ce1">
            <text:p>20.525037</text:p>
          </table:table-cell>
          <table:table-cell office:value-type="float" office:value="44.818514" table:style-name="ce1">
            <text:p>44.81851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5968" table:style-name="ce1">
            <text:p>1245968</text:p>
          </table:table-cell>
          <table:table-cell office:value-type="string" table:style-name="ce1">
            <text:p>21.02.2019,19:30</text:p>
          </table:table-cell>
          <table:table-cell office:value-type="float" office:value="20.563751" table:style-name="ce1">
            <text:p>20.563751</text:p>
          </table:table-cell>
          <table:table-cell office:value-type="float" office:value="44.712578000000001" table:style-name="ce1">
            <text:p>44.71257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5279" table:style-name="ce1">
            <text:p>1245279</text:p>
          </table:table-cell>
          <table:table-cell office:value-type="string" table:style-name="ce1">
            <text:p>21.02.2019,18:50</text:p>
          </table:table-cell>
          <table:table-cell office:value-type="float" office:value="20.414791999999998" table:style-name="ce1">
            <text:p>20.414792</text:p>
          </table:table-cell>
          <table:table-cell office:value-type="float" office:value="44.820622" table:style-name="ce1">
            <text:p>44.82062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5389" table:style-name="ce1">
            <text:p>1245389</text:p>
          </table:table-cell>
          <table:table-cell office:value-type="string" table:style-name="ce1">
            <text:p>21.02.2019,15:30</text:p>
          </table:table-cell>
          <table:table-cell office:value-type="float" office:value="20.27197" table:style-name="ce1">
            <text:p>20.27197</text:p>
          </table:table-cell>
          <table:table-cell office:value-type="float" office:value="44.899690999999997" table:style-name="ce1">
            <text:p>44.89969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5722" table:style-name="ce1">
            <text:p>1245722</text:p>
          </table:table-cell>
          <table:table-cell office:value-type="string" table:style-name="ce1">
            <text:p>21.02.2019,12:45</text:p>
          </table:table-cell>
          <table:table-cell office:value-type="float" office:value="20.502904999999998" table:style-name="ce1">
            <text:p>20.502905</text:p>
          </table:table-cell>
          <table:table-cell office:value-type="float" office:value="44.775658999999997" table:style-name="ce1">
            <text:p>44.77565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5291" table:style-name="ce1">
            <text:p>1245291</text:p>
          </table:table-cell>
          <table:table-cell office:value-type="string" table:style-name="ce1">
            <text:p>21.02.2019,17:40</text:p>
          </table:table-cell>
          <table:table-cell office:value-type="float" office:value="20.289944999999999" table:style-name="ce1">
            <text:p>20.289945</text:p>
          </table:table-cell>
          <table:table-cell office:value-type="float" office:value="44.895904999999999" table:style-name="ce1">
            <text:p>44.89590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5500" table:style-name="ce1">
            <text:p>1245500</text:p>
          </table:table-cell>
          <table:table-cell office:value-type="string" table:style-name="ce1">
            <text:p>21.02.2019,16:00</text:p>
          </table:table-cell>
          <table:table-cell office:value-type="float" office:value="20.385210000000001" table:style-name="ce1">
            <text:p>20.38521</text:p>
          </table:table-cell>
          <table:table-cell office:value-type="float" office:value="44.834739999999996" table:style-name="ce1">
            <text:p>44.8347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45561" table:style-name="ce1">
            <text:p>1245561</text:p>
          </table:table-cell>
          <table:table-cell office:value-type="string" table:style-name="ce1">
            <text:p>21.02.2019,16:30</text:p>
          </table:table-cell>
          <table:table-cell office:value-type="float" office:value="20.471397" table:style-name="ce1">
            <text:p>20.471397</text:p>
          </table:table-cell>
          <table:table-cell office:value-type="float" office:value="44.821717999999997" table:style-name="ce1">
            <text:p>44.82171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5515" table:style-name="ce1">
            <text:p>1245515</text:p>
          </table:table-cell>
          <table:table-cell office:value-type="string" table:style-name="ce1">
            <text:p>21.02.2019,19:05</text:p>
          </table:table-cell>
          <table:table-cell office:value-type="float" office:value="20.41385" table:style-name="ce1">
            <text:p>20.41385</text:p>
          </table:table-cell>
          <table:table-cell office:value-type="float" office:value="44.437849999999997" table:style-name="ce1">
            <text:p>44.4378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6427" table:style-name="ce1">
            <text:p>1246427</text:p>
          </table:table-cell>
          <table:table-cell office:value-type="string" table:style-name="ce1">
            <text:p>21.02.2019,19:00</text:p>
          </table:table-cell>
          <table:table-cell office:value-type="float" office:value="20.467230000000001" table:style-name="ce1">
            <text:p>20.46723</text:p>
          </table:table-cell>
          <table:table-cell office:value-type="float" office:value="44.809019999999997" table:style-name="ce1">
            <text:p>44.8090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stoji ili se kreće, sa kretanjem vozila unazad</text:p>
          </table:table-cell>
          <table:table-cell table:number-columns-repeated="16377"/>
        </table:table-row>
        <table:table-row table:style-name="ro1">
          <table:table-cell office:value-type="float" office:value="1245265" table:style-name="ce1">
            <text:p>1245265</text:p>
          </table:table-cell>
          <table:table-cell office:value-type="string" table:style-name="ce1">
            <text:p>21.02.2019,17:25</text:p>
          </table:table-cell>
          <table:table-cell office:value-type="float" office:value="20.547395000000002" table:style-name="ce1">
            <text:p>20.547395</text:p>
          </table:table-cell>
          <table:table-cell office:value-type="float" office:value="44.810285999999998" table:style-name="ce1">
            <text:p>44.81028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u raskrsnici, bez skretanja vozila</text:p>
          </table:table-cell>
          <table:table-cell table:number-columns-repeated="16377"/>
        </table:table-row>
        <table:table-row table:style-name="ro1">
          <table:table-cell office:value-type="float" office:value="1245720" table:style-name="ce1">
            <text:p>1245720</text:p>
          </table:table-cell>
          <table:table-cell office:value-type="string" table:style-name="ce1">
            <text:p>21.02.2019,09:30</text:p>
          </table:table-cell>
          <table:table-cell office:value-type="float" office:value="20.469922" table:style-name="ce1">
            <text:p>20.469922</text:p>
          </table:table-cell>
          <table:table-cell office:value-type="float" office:value="44.799365999999999" table:style-name="ce1">
            <text:p>44.79936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5340" table:style-name="ce1">
            <text:p>1245340</text:p>
          </table:table-cell>
          <table:table-cell office:value-type="string" table:style-name="ce1">
            <text:p>21.02.2019,15:05</text:p>
          </table:table-cell>
          <table:table-cell office:value-type="float" office:value="20.431093000000001" table:style-name="ce1">
            <text:p>20.431093</text:p>
          </table:table-cell>
          <table:table-cell office:value-type="float" office:value="44.748430999999997" table:style-name="ce1">
            <text:p>44.74843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6420" table:style-name="ce1">
            <text:p>1246420</text:p>
          </table:table-cell>
          <table:table-cell office:value-type="string" table:style-name="ce1">
            <text:p>21.02.2019,06:20</text:p>
          </table:table-cell>
          <table:table-cell office:value-type="float" office:value="20.522099999999998" table:style-name="ce1">
            <text:p>20.5221</text:p>
          </table:table-cell>
          <table:table-cell office:value-type="float" office:value="44.808770000000003" table:style-name="ce1">
            <text:p>44.8087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6423" table:style-name="ce1">
            <text:p>1246423</text:p>
          </table:table-cell>
          <table:table-cell office:value-type="string" table:style-name="ce1">
            <text:p>21.02.2019,11:20</text:p>
          </table:table-cell>
          <table:table-cell office:value-type="float" office:value="20.411619999999999" table:style-name="ce1">
            <text:p>20.41162</text:p>
          </table:table-cell>
          <table:table-cell office:value-type="float" office:value="44.762439999999998" table:style-name="ce1">
            <text:p>44.7624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5368" table:style-name="ce1">
            <text:p>1245368</text:p>
          </table:table-cell>
          <table:table-cell office:value-type="string" table:style-name="ce1">
            <text:p>21.02.2019,11:04</text:p>
          </table:table-cell>
          <table:table-cell office:value-type="float" office:value="20.485022000000001" table:style-name="ce1">
            <text:p>20.485022</text:p>
          </table:table-cell>
          <table:table-cell office:value-type="float" office:value="44.760689999999997" table:style-name="ce1">
            <text:p>44.7606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5302" table:style-name="ce1">
            <text:p>1245302</text:p>
          </table:table-cell>
          <table:table-cell office:value-type="string" table:style-name="ce1">
            <text:p>21.02.2019,15:20</text:p>
          </table:table-cell>
          <table:table-cell office:value-type="float" office:value="20.415130000000001" table:style-name="ce1">
            <text:p>20.41513</text:p>
          </table:table-cell>
          <table:table-cell office:value-type="float" office:value="44.780209999999997" table:style-name="ce1">
            <text:p>44.7802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istom smeru uz skretanje</text:p>
          </table:table-cell>
          <table:table-cell table:number-columns-repeated="16377"/>
        </table:table-row>
        <table:table-row table:style-name="ro1">
          <table:table-cell office:value-type="float" office:value="1246697" table:style-name="ce1">
            <text:p>1246697</text:p>
          </table:table-cell>
          <table:table-cell office:value-type="string" table:style-name="ce1">
            <text:p>21.02.2019,09:00</text:p>
          </table:table-cell>
          <table:table-cell office:value-type="float" office:value="20.640910999999999" table:style-name="ce1">
            <text:p>20.640911</text:p>
          </table:table-cell>
          <table:table-cell office:value-type="float" office:value="44.615043" table:style-name="ce1">
            <text:p>44.61504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istom smeru uz skretanje</text:p>
          </table:table-cell>
          <table:table-cell table:number-columns-repeated="16377"/>
        </table:table-row>
        <table:table-row table:style-name="ro1">
          <table:table-cell office:value-type="float" office:value="1245343" table:style-name="ce1">
            <text:p>1245343</text:p>
          </table:table-cell>
          <table:table-cell office:value-type="string" table:style-name="ce1">
            <text:p>21.02.2019,12:15</text:p>
          </table:table-cell>
          <table:table-cell office:value-type="float" office:value="20.473531999999999" table:style-name="ce1">
            <text:p>20.473532</text:p>
          </table:table-cell>
          <table:table-cell office:value-type="float" office:value="44.801344" table:style-name="ce1">
            <text:p>44.80134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5375" table:style-name="ce1">
            <text:p>1245375</text:p>
          </table:table-cell>
          <table:table-cell office:value-type="string" table:style-name="ce1">
            <text:p>21.02.2019,18:15</text:p>
          </table:table-cell>
          <table:table-cell office:value-type="float" office:value="20.214770000000001" table:style-name="ce1">
            <text:p>20.21477</text:p>
          </table:table-cell>
          <table:table-cell office:value-type="float" office:value="44.369320000000002" table:style-name="ce1">
            <text:p>44.3693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životinja</text:p>
          </table:table-cell>
          <table:table-cell table:number-columns-repeated="16377"/>
        </table:table-row>
        <table:table-row table:style-name="ro1">
          <table:table-cell office:value-type="float" office:value="1246098" table:style-name="ce1">
            <text:p>1246098</text:p>
          </table:table-cell>
          <table:table-cell office:value-type="string" table:style-name="ce1">
            <text:p>21.02.2019,07:40</text:p>
          </table:table-cell>
          <table:table-cell office:value-type="float" office:value="20.699922000000001" table:style-name="ce1">
            <text:p>20.699922</text:p>
          </table:table-cell>
          <table:table-cell office:value-type="float" office:value="44.424196999999999" table:style-name="ce1">
            <text:p>44.42419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šinskog i drumskog vozila</text:p>
          </table:table-cell>
          <table:table-cell table:number-columns-repeated="16377"/>
        </table:table-row>
        <table:table-row table:style-name="ro1">
          <table:table-cell office:value-type="float" office:value="1245679" table:style-name="ce1">
            <text:p>1245679</text:p>
          </table:table-cell>
          <table:table-cell office:value-type="string" table:style-name="ce1">
            <text:p>21.02.2019,14:20</text:p>
          </table:table-cell>
          <table:table-cell office:value-type="float" office:value="20.403860000000002" table:style-name="ce1">
            <text:p>20.40386</text:p>
          </table:table-cell>
          <table:table-cell office:value-type="float" office:value="44.777254999999997" table:style-name="ce1">
            <text:p>44.77725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istom smeru uz skretanje</text:p>
          </table:table-cell>
          <table:table-cell table:number-columns-repeated="16377"/>
        </table:table-row>
        <table:table-row table:style-name="ro1">
          <table:table-cell office:value-type="float" office:value="1245514" table:style-name="ce1">
            <text:p>1245514</text:p>
          </table:table-cell>
          <table:table-cell office:value-type="string" table:style-name="ce1">
            <text:p>21.02.2019,19:45</text:p>
          </table:table-cell>
          <table:table-cell office:value-type="float" office:value="20.278890000000001" table:style-name="ce1">
            <text:p>20.27889</text:p>
          </table:table-cell>
          <table:table-cell office:value-type="float" office:value="44.427149999999997" table:style-name="ce1">
            <text:p>44.4271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46051" table:style-name="ce1">
            <text:p>1246051</text:p>
          </table:table-cell>
          <table:table-cell office:value-type="string" table:style-name="ce1">
            <text:p>21.02.2019,01:10</text:p>
          </table:table-cell>
          <table:table-cell office:value-type="float" office:value="20.42961" table:style-name="ce1">
            <text:p>20.42961</text:p>
          </table:table-cell>
          <table:table-cell office:value-type="float" office:value="44.764969999999998" table:style-name="ce1">
            <text:p>44.7649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45294" table:style-name="ce1">
            <text:p>1245294</text:p>
          </table:table-cell>
          <table:table-cell office:value-type="string" table:style-name="ce1">
            <text:p>21.02.2019,23:30</text:p>
          </table:table-cell>
          <table:table-cell office:value-type="float" office:value="20.37116" table:style-name="ce1">
            <text:p>20.37116</text:p>
          </table:table-cell>
          <table:table-cell office:value-type="float" office:value="44.705530000000003" table:style-name="ce1">
            <text:p>44.7055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5248" table:style-name="ce1">
            <text:p>1245248</text:p>
          </table:table-cell>
          <table:table-cell office:value-type="string" table:style-name="ce1">
            <text:p>21.02.2019,07:50</text:p>
          </table:table-cell>
          <table:table-cell office:value-type="float" office:value="20.462083" table:style-name="ce1">
            <text:p>20.462083</text:p>
          </table:table-cell>
          <table:table-cell office:value-type="float" office:value="44.799460000000003" table:style-name="ce1">
            <text:p>44.7994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6415" table:style-name="ce1">
            <text:p>1246415</text:p>
          </table:table-cell>
          <table:table-cell office:value-type="string" table:style-name="ce1">
            <text:p>21.02.2019,04:10</text:p>
          </table:table-cell>
          <table:table-cell office:value-type="float" office:value="20.492439999999998" table:style-name="ce1">
            <text:p>20.49244</text:p>
          </table:table-cell>
          <table:table-cell office:value-type="float" office:value="44.764859999999999" table:style-name="ce1">
            <text:p>44.7648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sa kolovoza u krivini</text:p>
          </table:table-cell>
          <table:table-cell table:number-columns-repeated="16377"/>
        </table:table-row>
        <table:table-row table:style-name="ro1">
          <table:table-cell office:value-type="float" office:value="1245519" table:style-name="ce1">
            <text:p>1245519</text:p>
          </table:table-cell>
          <table:table-cell office:value-type="string" table:style-name="ce1">
            <text:p>21.02.2019,19:00</text:p>
          </table:table-cell>
          <table:table-cell office:value-type="float" office:value="20.482742999999999" table:style-name="ce1">
            <text:p>20.482743</text:p>
          </table:table-cell>
          <table:table-cell office:value-type="float" office:value="44.912388999999997" table:style-name="ce1">
            <text:p>44.91238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5344" table:style-name="ce1">
            <text:p>1245344</text:p>
          </table:table-cell>
          <table:table-cell office:value-type="string" table:style-name="ce1">
            <text:p>21.02.2019,08:45</text:p>
          </table:table-cell>
          <table:table-cell office:value-type="float" office:value="20.399470000000001" table:style-name="ce1">
            <text:p>20.39947</text:p>
          </table:table-cell>
          <table:table-cell office:value-type="float" office:value="44.837040000000002" table:style-name="ce1">
            <text:p>44.8370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5725" table:style-name="ce1">
            <text:p>1245725</text:p>
          </table:table-cell>
          <table:table-cell office:value-type="string" table:style-name="ce1">
            <text:p>21.02.2019,15:15</text:p>
          </table:table-cell>
          <table:table-cell office:value-type="float" office:value="20.432597999999999" table:style-name="ce1">
            <text:p>20.432598</text:p>
          </table:table-cell>
          <table:table-cell office:value-type="float" office:value="44.794880999999997" table:style-name="ce1">
            <text:p>44.79488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5245" table:style-name="ce1">
            <text:p>1245245</text:p>
          </table:table-cell>
          <table:table-cell office:value-type="string" table:style-name="ce1">
            <text:p>21.02.2019,09:45</text:p>
          </table:table-cell>
          <table:table-cell office:value-type="float" office:value="20.370740000000001" table:style-name="ce1">
            <text:p>20.37074</text:p>
          </table:table-cell>
          <table:table-cell office:value-type="float" office:value="44.812550000000002" table:style-name="ce1">
            <text:p>44.8125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5241" table:style-name="ce1">
            <text:p>1245241</text:p>
          </table:table-cell>
          <table:table-cell office:value-type="string" table:style-name="ce1">
            <text:p>21.02.2019,08:00</text:p>
          </table:table-cell>
          <table:table-cell office:value-type="float" office:value="20.48376" table:style-name="ce1">
            <text:p>20.48376</text:p>
          </table:table-cell>
          <table:table-cell office:value-type="float" office:value="44.742376999999998" table:style-name="ce1">
            <text:p>44.74237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čeoni sudar</text:p>
          </table:table-cell>
          <table:table-cell table:number-columns-repeated="16377"/>
        </table:table-row>
        <table:table-row table:style-name="ro1">
          <table:table-cell office:value-type="float" office:value="1245724" table:style-name="ce1">
            <text:p>1245724</text:p>
          </table:table-cell>
          <table:table-cell office:value-type="string" table:style-name="ce1">
            <text:p>21.02.2019,13:35</text:p>
          </table:table-cell>
          <table:table-cell office:value-type="float" office:value="20.473175999999999" table:style-name="ce1">
            <text:p>20.473176</text:p>
          </table:table-cell>
          <table:table-cell office:value-type="float" office:value="44.798473999999999" table:style-name="ce1">
            <text:p>44.79847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6425" table:style-name="ce1">
            <text:p>1246425</text:p>
          </table:table-cell>
          <table:table-cell office:value-type="string" table:style-name="ce1">
            <text:p>21.02.2019,14:00</text:p>
          </table:table-cell>
          <table:table-cell office:value-type="float" office:value="20.488289999999999" table:style-name="ce1">
            <text:p>20.48829</text:p>
          </table:table-cell>
          <table:table-cell office:value-type="float" office:value="44.804900000000004" table:style-name="ce1">
            <text:p>44.804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5381" table:style-name="ce1">
            <text:p>1245381</text:p>
          </table:table-cell>
          <table:table-cell office:value-type="string" table:style-name="ce1">
            <text:p>21.02.2019,14:00</text:p>
          </table:table-cell>
          <table:table-cell office:value-type="float" office:value="20.433824999999999" table:style-name="ce1">
            <text:p>20.433825</text:p>
          </table:table-cell>
          <table:table-cell office:value-type="float" office:value="44.813693999999998" table:style-name="ce1">
            <text:p>44.81369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293" table:style-name="ce1">
            <text:p>1245293</text:p>
          </table:table-cell>
          <table:table-cell office:value-type="string" table:style-name="ce1">
            <text:p>21.02.2019,18:30</text:p>
          </table:table-cell>
          <table:table-cell office:value-type="float" office:value="20.371960000000001" table:style-name="ce1">
            <text:p>20.37196</text:p>
          </table:table-cell>
          <table:table-cell office:value-type="float" office:value="44.806130000000003" table:style-name="ce1">
            <text:p>44.8061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657" table:style-name="ce1">
            <text:p>1245657</text:p>
          </table:table-cell>
          <table:table-cell office:value-type="string" table:style-name="ce1">
            <text:p>21.02.2019,12:55</text:p>
          </table:table-cell>
          <table:table-cell office:value-type="float" office:value="20.463303" table:style-name="ce1">
            <text:p>20.463303</text:p>
          </table:table-cell>
          <table:table-cell office:value-type="float" office:value="44.79372" table:style-name="ce1">
            <text:p>44.7937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727" table:style-name="ce1">
            <text:p>1245727</text:p>
          </table:table-cell>
          <table:table-cell office:value-type="string" table:style-name="ce1">
            <text:p>21.02.2019,16:00</text:p>
          </table:table-cell>
          <table:table-cell office:value-type="float" office:value="20.432164" table:style-name="ce1">
            <text:p>20.432164</text:p>
          </table:table-cell>
          <table:table-cell office:value-type="float" office:value="44.794158000000003" table:style-name="ce1">
            <text:p>44.79415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271" table:style-name="ce1">
            <text:p>1245271</text:p>
          </table:table-cell>
          <table:table-cell office:value-type="string" table:style-name="ce1">
            <text:p>21.02.2019,17:45</text:p>
          </table:table-cell>
          <table:table-cell office:value-type="float" office:value="20.487399" table:style-name="ce1">
            <text:p>20.487399</text:p>
          </table:table-cell>
          <table:table-cell office:value-type="float" office:value="44.847714000000003" table:style-name="ce1">
            <text:p>44.84771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336" table:style-name="ce1">
            <text:p>1245336</text:p>
          </table:table-cell>
          <table:table-cell office:value-type="string" table:style-name="ce1">
            <text:p>21.02.2019,13:15</text:p>
          </table:table-cell>
          <table:table-cell office:value-type="float" office:value="20.480211000000001" table:style-name="ce1">
            <text:p>20.480211</text:p>
          </table:table-cell>
          <table:table-cell office:value-type="float" office:value="44.817326999999999" table:style-name="ce1">
            <text:p>44.81732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363" table:style-name="ce1">
            <text:p>1245363</text:p>
          </table:table-cell>
          <table:table-cell office:value-type="string" table:style-name="ce1">
            <text:p>21.02.2019,16:30</text:p>
          </table:table-cell>
          <table:table-cell office:value-type="float" office:value="20.425926" table:style-name="ce1">
            <text:p>20.425926</text:p>
          </table:table-cell>
          <table:table-cell office:value-type="float" office:value="44.791853000000003" table:style-name="ce1">
            <text:p>44.79185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564" table:style-name="ce1">
            <text:p>1245564</text:p>
          </table:table-cell>
          <table:table-cell office:value-type="string" table:style-name="ce1">
            <text:p>21.02.2019,12:30</text:p>
          </table:table-cell>
          <table:table-cell office:value-type="float" office:value="20.430658000000001" table:style-name="ce1">
            <text:p>20.430658</text:p>
          </table:table-cell>
          <table:table-cell office:value-type="float" office:value="44.820653999999998" table:style-name="ce1">
            <text:p>44.82065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566" table:style-name="ce1">
            <text:p>1245566</text:p>
          </table:table-cell>
          <table:table-cell office:value-type="string" table:style-name="ce1">
            <text:p>21.02.2019,06:00</text:p>
          </table:table-cell>
          <table:table-cell office:value-type="float" office:value="20.52506" table:style-name="ce1">
            <text:p>20.52506</text:p>
          </table:table-cell>
          <table:table-cell office:value-type="float" office:value="44.779719999999998" table:style-name="ce1">
            <text:p>44.7797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preticanje</text:p>
          </table:table-cell>
          <table:table-cell table:number-columns-repeated="16377"/>
        </table:table-row>
        <table:table-row table:style-name="ro1">
          <table:table-cell office:value-type="float" office:value="1245926" table:style-name="ce1">
            <text:p>1245926</text:p>
          </table:table-cell>
          <table:table-cell office:value-type="string" table:style-name="ce1">
            <text:p>21.02.2019,19:00</text:p>
          </table:table-cell>
          <table:table-cell office:value-type="float" office:value="20.457882999999999" table:style-name="ce1">
            <text:p>20.457883</text:p>
          </table:table-cell>
          <table:table-cell office:value-type="float" office:value="44.891753000000001" table:style-name="ce1">
            <text:p>44.89175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preticanje</text:p>
          </table:table-cell>
          <table:table-cell table:number-columns-repeated="16377"/>
        </table:table-row>
        <table:table-row table:style-name="ro1">
          <table:table-cell office:value-type="float" office:value="1245411" table:style-name="ce1">
            <text:p>1245411</text:p>
          </table:table-cell>
          <table:table-cell office:value-type="string" table:style-name="ce1">
            <text:p>21.02.2019,01:00</text:p>
          </table:table-cell>
          <table:table-cell office:value-type="float" office:value="20.462745000000002" table:style-name="ce1">
            <text:p>20.462745</text:p>
          </table:table-cell>
          <table:table-cell office:value-type="float" office:value="44.814472000000002" table:style-name="ce1">
            <text:p>44.81447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5274" table:style-name="ce1">
            <text:p>1245274</text:p>
          </table:table-cell>
          <table:table-cell office:value-type="string" table:style-name="ce1">
            <text:p>21.02.2019,17:17</text:p>
          </table:table-cell>
          <table:table-cell office:value-type="float" office:value="20.430099999999999" table:style-name="ce1">
            <text:p>20.4301</text:p>
          </table:table-cell>
          <table:table-cell office:value-type="float" office:value="44.793398000000003" table:style-name="ce1">
            <text:p>44.79339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5703" table:style-name="ce1">
            <text:p>1245703</text:p>
          </table:table-cell>
          <table:table-cell office:value-type="string" table:style-name="ce1">
            <text:p>21.02.2019,08:45</text:p>
          </table:table-cell>
          <table:table-cell office:value-type="float" office:value="20.466058" table:style-name="ce1">
            <text:p>20.466058</text:p>
          </table:table-cell>
          <table:table-cell office:value-type="float" office:value="44.802722000000003" table:style-name="ce1">
            <text:p>44.80272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5240" table:style-name="ce1">
            <text:p>1245240</text:p>
          </table:table-cell>
          <table:table-cell office:value-type="string" table:style-name="ce1">
            <text:p>21.02.2019,06:35</text:p>
          </table:table-cell>
          <table:table-cell office:value-type="float" office:value="20.409016000000001" table:style-name="ce1">
            <text:p>20.409016</text:p>
          </table:table-cell>
          <table:table-cell office:value-type="float" office:value="44.819676000000001" table:style-name="ce1">
            <text:p>44.81967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5347" table:style-name="ce1">
            <text:p>1245347</text:p>
          </table:table-cell>
          <table:table-cell office:value-type="string" table:style-name="ce1">
            <text:p>21.02.2019,15:45</text:p>
          </table:table-cell>
          <table:table-cell office:value-type="float" office:value="20.425246999999999" table:style-name="ce1">
            <text:p>20.425247</text:p>
          </table:table-cell>
          <table:table-cell office:value-type="float" office:value="44.720211999999997" table:style-name="ce1">
            <text:p>44.72021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desno ispred vozila koje nailazi sleva</text:p>
          </table:table-cell>
          <table:table-cell table:number-columns-repeated="16377"/>
        </table:table-row>
        <table:table-row table:style-name="ro1">
          <table:table-cell office:value-type="float" office:value="1245254" table:style-name="ce1">
            <text:p>1245254</text:p>
          </table:table-cell>
          <table:table-cell office:value-type="string" table:style-name="ce1">
            <text:p>21.02.2019,08:05</text:p>
          </table:table-cell>
          <table:table-cell office:value-type="float" office:value="20.400433" table:style-name="ce1">
            <text:p>20.400433</text:p>
          </table:table-cell>
          <table:table-cell office:value-type="float" office:value="44.816831000000001" table:style-name="ce1">
            <text:p>44.81683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5702" table:style-name="ce1">
            <text:p>1245702</text:p>
          </table:table-cell>
          <table:table-cell office:value-type="string" table:style-name="ce1">
            <text:p>21.02.2019,17:00</text:p>
          </table:table-cell>
          <table:table-cell office:value-type="float" office:value="20.482723" table:style-name="ce1">
            <text:p>20.482723</text:p>
          </table:table-cell>
          <table:table-cell office:value-type="float" office:value="44.797699999999999" table:style-name="ce1">
            <text:p>44.797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5246" table:style-name="ce1">
            <text:p>1245246</text:p>
          </table:table-cell>
          <table:table-cell office:value-type="string" table:style-name="ce1">
            <text:p>21.02.2019,09:30</text:p>
          </table:table-cell>
          <table:table-cell office:value-type="float" office:value="20.483191000000001" table:style-name="ce1">
            <text:p>20.483191</text:p>
          </table:table-cell>
          <table:table-cell office:value-type="float" office:value="44.810606999999997" table:style-name="ce1">
            <text:p>44.81060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5299" table:style-name="ce1">
            <text:p>1245299</text:p>
          </table:table-cell>
          <table:table-cell office:value-type="string" table:style-name="ce1">
            <text:p>21.02.2019,15:50</text:p>
          </table:table-cell>
          <table:table-cell office:value-type="float" office:value="20.534669999999998" table:style-name="ce1">
            <text:p>20.53467</text:p>
          </table:table-cell>
          <table:table-cell office:value-type="float" office:value="44.792679999999997" table:style-name="ce1">
            <text:p>44.7926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5273" table:style-name="ce1">
            <text:p>1245273</text:p>
          </table:table-cell>
          <table:table-cell office:value-type="string" table:style-name="ce1">
            <text:p>21.02.2019,19:20</text:p>
          </table:table-cell>
          <table:table-cell office:value-type="float" office:value="20.436198999999998" table:style-name="ce1">
            <text:p>20.436199</text:p>
          </table:table-cell>
          <table:table-cell office:value-type="float" office:value="44.816397000000002" table:style-name="ce1">
            <text:p>44.81639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polukružno okretanje ispred drugog vozila</text:p>
          </table:table-cell>
          <table:table-cell table:number-columns-repeated="16377"/>
        </table:table-row>
        <table:table-row table:style-name="ro1">
          <table:table-cell office:value-type="float" office:value="1245383" table:style-name="ce1">
            <text:p>1245383</text:p>
          </table:table-cell>
          <table:table-cell office:value-type="string" table:style-name="ce1">
            <text:p>21.02.2019,07:30</text:p>
          </table:table-cell>
          <table:table-cell office:value-type="float" office:value="20.488119999999999" table:style-name="ce1">
            <text:p>20.48812</text:p>
          </table:table-cell>
          <table:table-cell office:value-type="float" office:value="44.803466" table:style-name="ce1">
            <text:p>44.80346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polukružno okretanje ispred drugog vozila</text:p>
          </table:table-cell>
          <table:table-cell table:number-columns-repeated="16377"/>
        </table:table-row>
        <table:table-row table:style-name="ro1">
          <table:table-cell office:value-type="float" office:value="1245562" table:style-name="ce1">
            <text:p>1245562</text:p>
          </table:table-cell>
          <table:table-cell office:value-type="string" table:style-name="ce1">
            <text:p>21.02.2019,09:10</text:p>
          </table:table-cell>
          <table:table-cell office:value-type="float" office:value="20.38411" table:style-name="ce1">
            <text:p>20.38411</text:p>
          </table:table-cell>
          <table:table-cell office:value-type="float" office:value="44.811349999999997" table:style-name="ce1">
            <text:p>44.8113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5465" table:style-name="ce1">
            <text:p>1245465</text:p>
          </table:table-cell>
          <table:table-cell office:value-type="string" table:style-name="ce1">
            <text:p>22.02.2019,16:00</text:p>
          </table:table-cell>
          <table:table-cell office:value-type="float" office:value="20.494814999999999" table:style-name="ce1">
            <text:p>20.494815</text:p>
          </table:table-cell>
          <table:table-cell office:value-type="float" office:value="44.734088" table:style-name="ce1">
            <text:p>44.73408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5470" table:style-name="ce1">
            <text:p>1245470</text:p>
          </table:table-cell>
          <table:table-cell office:value-type="string" table:style-name="ce1">
            <text:p>22.02.2019,17:40</text:p>
          </table:table-cell>
          <table:table-cell office:value-type="float" office:value="20.476780999999999" table:style-name="ce1">
            <text:p>20.476781</text:p>
          </table:table-cell>
          <table:table-cell office:value-type="float" office:value="44.755527000000001" table:style-name="ce1">
            <text:p>44.75552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5397" table:style-name="ce1">
            <text:p>1245397</text:p>
          </table:table-cell>
          <table:table-cell office:value-type="string" table:style-name="ce1">
            <text:p>22.02.2019,19:40</text:p>
          </table:table-cell>
          <table:table-cell office:value-type="float" office:value="20.493727" table:style-name="ce1">
            <text:p>20.493727</text:p>
          </table:table-cell>
          <table:table-cell office:value-type="float" office:value="44.793923999999997" table:style-name="ce1">
            <text:p>44.79392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5450" table:style-name="ce1">
            <text:p>1245450</text:p>
          </table:table-cell>
          <table:table-cell office:value-type="string" table:style-name="ce1">
            <text:p>22.02.2019,16:30</text:p>
          </table:table-cell>
          <table:table-cell office:value-type="float" office:value="20.404534999999999" table:style-name="ce1">
            <text:p>20.404535</text:p>
          </table:table-cell>
          <table:table-cell office:value-type="float" office:value="44.814332" table:style-name="ce1">
            <text:p>44.81433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5331" table:style-name="ce1">
            <text:p>1245331</text:p>
          </table:table-cell>
          <table:table-cell office:value-type="string" table:style-name="ce1">
            <text:p>22.02.2019,09:30</text:p>
          </table:table-cell>
          <table:table-cell office:value-type="float" office:value="20.476403000000001" table:style-name="ce1">
            <text:p>20.476403</text:p>
          </table:table-cell>
          <table:table-cell office:value-type="float" office:value="44.760224999999998" table:style-name="ce1">
            <text:p>44.76022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5384" table:style-name="ce1">
            <text:p>1245384</text:p>
          </table:table-cell>
          <table:table-cell office:value-type="string" table:style-name="ce1">
            <text:p>22.02.2019,22:05</text:p>
          </table:table-cell>
          <table:table-cell office:value-type="float" office:value="20.468050000000002" table:style-name="ce1">
            <text:p>20.46805</text:p>
          </table:table-cell>
          <table:table-cell office:value-type="float" office:value="44.809420000000003" table:style-name="ce1">
            <text:p>44.8094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5489" table:style-name="ce1">
            <text:p>1245489</text:p>
          </table:table-cell>
          <table:table-cell office:value-type="string" table:style-name="ce1">
            <text:p>22.02.2019,05:30</text:p>
          </table:table-cell>
          <table:table-cell office:value-type="float" office:value="20.477653" table:style-name="ce1">
            <text:p>20.477653</text:p>
          </table:table-cell>
          <table:table-cell office:value-type="float" office:value="44.803975999999999" table:style-name="ce1">
            <text:p>44.80397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5492" table:style-name="ce1">
            <text:p>1245492</text:p>
          </table:table-cell>
          <table:table-cell office:value-type="string" table:style-name="ce1">
            <text:p>22.02.2019,07:45</text:p>
          </table:table-cell>
          <table:table-cell office:value-type="float" office:value="20.413204" table:style-name="ce1">
            <text:p>20.413204</text:p>
          </table:table-cell>
          <table:table-cell office:value-type="float" office:value="44.831226000000001" table:style-name="ce1">
            <text:p>44.83122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5493" table:style-name="ce1">
            <text:p>1245493</text:p>
          </table:table-cell>
          <table:table-cell office:value-type="string" table:style-name="ce1">
            <text:p>22.02.2019,08:00</text:p>
          </table:table-cell>
          <table:table-cell office:value-type="float" office:value="20.408021999999999" table:style-name="ce1">
            <text:p>20.408022</text:p>
          </table:table-cell>
          <table:table-cell office:value-type="float" office:value="44.830556000000001" table:style-name="ce1">
            <text:p>44.83055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5373" table:style-name="ce1">
            <text:p>1245373</text:p>
          </table:table-cell>
          <table:table-cell office:value-type="string" table:style-name="ce1">
            <text:p>22.02.2019,20:10</text:p>
          </table:table-cell>
          <table:table-cell office:value-type="float" office:value="20.41553" table:style-name="ce1">
            <text:p>20.41553</text:p>
          </table:table-cell>
          <table:table-cell office:value-type="float" office:value="44.75976" table:style-name="ce1">
            <text:p>44.7597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5314" table:style-name="ce1">
            <text:p>1245314</text:p>
          </table:table-cell>
          <table:table-cell office:value-type="string" table:style-name="ce1">
            <text:p>22.02.2019,03:20</text:p>
          </table:table-cell>
          <table:table-cell office:value-type="float" office:value="20.417221000000001" table:style-name="ce1">
            <text:p>20.417221</text:p>
          </table:table-cell>
          <table:table-cell office:value-type="float" office:value="44.835613000000002" table:style-name="ce1">
            <text:p>44.83561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5709" table:style-name="ce1">
            <text:p>1245709</text:p>
          </table:table-cell>
          <table:table-cell office:value-type="string" table:style-name="ce1">
            <text:p>22.02.2019,22:15</text:p>
          </table:table-cell>
          <table:table-cell office:value-type="float" office:value="20.234476000000001" table:style-name="ce1">
            <text:p>20.234476</text:p>
          </table:table-cell>
          <table:table-cell office:value-type="float" office:value="44.833410999999998" table:style-name="ce1">
            <text:p>44.83341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7575" table:style-name="ce1">
            <text:p>1247575</text:p>
          </table:table-cell>
          <table:table-cell office:value-type="string" table:style-name="ce1">
            <text:p>22.02.2019,22:45</text:p>
          </table:table-cell>
          <table:table-cell office:value-type="float" office:value="20.457495999999999" table:style-name="ce1">
            <text:p>20.457496</text:p>
          </table:table-cell>
          <table:table-cell office:value-type="float" office:value="44.795326000000003" table:style-name="ce1">
            <text:p>44.79532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5503" table:style-name="ce1">
            <text:p>1245503</text:p>
          </table:table-cell>
          <table:table-cell office:value-type="string" table:style-name="ce1">
            <text:p>22.02.2019,02:15</text:p>
          </table:table-cell>
          <table:table-cell office:value-type="float" office:value="20.375454000000001" table:style-name="ce1">
            <text:p>20.375454</text:p>
          </table:table-cell>
          <table:table-cell office:value-type="float" office:value="44.860109000000001" table:style-name="ce1">
            <text:p>44.86010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5326" table:style-name="ce1">
            <text:p>1245326</text:p>
          </table:table-cell>
          <table:table-cell office:value-type="string" table:style-name="ce1">
            <text:p>22.02.2019,08:45</text:p>
          </table:table-cell>
          <table:table-cell office:value-type="float" office:value="20.47212" table:style-name="ce1">
            <text:p>20.47212</text:p>
          </table:table-cell>
          <table:table-cell office:value-type="float" office:value="44.76352" table:style-name="ce1">
            <text:p>44.76352</text:p>
          </table:table-cell>
          <table:table-cell office:value-type="string" table:style-name="ce1">
            <text:p>Sa poginul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 , u raskrsnici, bez skretanja vozila</text:p>
          </table:table-cell>
          <table:table-cell table:number-columns-repeated="16377"/>
        </table:table-row>
        <table:table-row table:style-name="ro1">
          <table:table-cell office:value-type="float" office:value="1245643" table:style-name="ce1">
            <text:p>1245643</text:p>
          </table:table-cell>
          <table:table-cell office:value-type="string" table:style-name="ce1">
            <text:p>22.02.2019,14:10</text:p>
          </table:table-cell>
          <table:table-cell office:value-type="float" office:value="20.483908" table:style-name="ce1">
            <text:p>20.483908</text:p>
          </table:table-cell>
          <table:table-cell office:value-type="float" office:value="44.805987000000002" table:style-name="ce1">
            <text:p>44.80598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45396" table:style-name="ce1">
            <text:p>1245396</text:p>
          </table:table-cell>
          <table:table-cell office:value-type="string" table:style-name="ce1">
            <text:p>22.02.2019,23:30</text:p>
          </table:table-cell>
          <table:table-cell office:value-type="float" office:value="20.420292" table:style-name="ce1">
            <text:p>20.420292</text:p>
          </table:table-cell>
          <table:table-cell office:value-type="float" office:value="44.768608" table:style-name="ce1">
            <text:p>44.76860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6169" table:style-name="ce1">
            <text:p>1246169</text:p>
          </table:table-cell>
          <table:table-cell office:value-type="string" table:style-name="ce1">
            <text:p>22.02.2019,08:00</text:p>
          </table:table-cell>
          <table:table-cell office:value-type="float" office:value="20.537412" table:style-name="ce1">
            <text:p>20.537412</text:p>
          </table:table-cell>
          <table:table-cell office:value-type="float" office:value="44.815286999999998" table:style-name="ce1">
            <text:p>44.81528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6186" table:style-name="ce1">
            <text:p>1246186</text:p>
          </table:table-cell>
          <table:table-cell office:value-type="string" table:style-name="ce1">
            <text:p>22.02.2019,13:30</text:p>
          </table:table-cell>
          <table:table-cell office:value-type="float" office:value="20.498217" table:style-name="ce1">
            <text:p>20.498217</text:p>
          </table:table-cell>
          <table:table-cell office:value-type="float" office:value="44.808207000000003" table:style-name="ce1">
            <text:p>44.80820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5833" table:style-name="ce1">
            <text:p>1245833</text:p>
          </table:table-cell>
          <table:table-cell office:value-type="string" table:style-name="ce1">
            <text:p>22.02.2019,08:30</text:p>
          </table:table-cell>
          <table:table-cell office:value-type="float" office:value="20.457823000000001" table:style-name="ce1">
            <text:p>20.457823</text:p>
          </table:table-cell>
          <table:table-cell office:value-type="float" office:value="44.803592999999999" table:style-name="ce1">
            <text:p>44.80359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stoji ili se kreće, sa kretanjem vozila unazad</text:p>
          </table:table-cell>
          <table:table-cell table:number-columns-repeated="16377"/>
        </table:table-row>
        <table:table-row table:style-name="ro1">
          <table:table-cell office:value-type="float" office:value="1245855" table:style-name="ce1">
            <text:p>1245855</text:p>
          </table:table-cell>
          <table:table-cell office:value-type="string" table:style-name="ce1">
            <text:p>22.02.2019,08:45</text:p>
          </table:table-cell>
          <table:table-cell office:value-type="float" office:value="20.199919999999999" table:style-name="ce1">
            <text:p>20.19992</text:p>
          </table:table-cell>
          <table:table-cell office:value-type="float" office:value="44.652659999999997" table:style-name="ce1">
            <text:p>44.6526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van raskrsnice , bez skretanja vozila</text:p>
          </table:table-cell>
          <table:table-cell table:number-columns-repeated="16377"/>
        </table:table-row>
        <table:table-row table:style-name="ro1">
          <table:table-cell office:value-type="float" office:value="1245600" table:style-name="ce1">
            <text:p>1245600</text:p>
          </table:table-cell>
          <table:table-cell office:value-type="string" table:style-name="ce1">
            <text:p>22.02.2019,16:30</text:p>
          </table:table-cell>
          <table:table-cell office:value-type="float" office:value="20.471699000000001" table:style-name="ce1">
            <text:p>20.471699</text:p>
          </table:table-cell>
          <table:table-cell office:value-type="float" office:value="44.807194000000003" table:style-name="ce1">
            <text:p>44.80719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 , u raskrsnici, bez skretanja vozila</text:p>
          </table:table-cell>
          <table:table-cell table:number-columns-repeated="16377"/>
        </table:table-row>
        <table:table-row table:style-name="ro1">
          <table:table-cell office:value-type="float" office:value="1245729" table:style-name="ce1">
            <text:p>1245729</text:p>
          </table:table-cell>
          <table:table-cell office:value-type="string" table:style-name="ce1">
            <text:p>22.02.2019,20:20</text:p>
          </table:table-cell>
          <table:table-cell office:value-type="float" office:value="20.485129000000001" table:style-name="ce1">
            <text:p>20.485129</text:p>
          </table:table-cell>
          <table:table-cell office:value-type="float" office:value="44.786968000000002" table:style-name="ce1">
            <text:p>44.78696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5398" table:style-name="ce1">
            <text:p>1245398</text:p>
          </table:table-cell>
          <table:table-cell office:value-type="string" table:style-name="ce1">
            <text:p>22.02.2019,17:45</text:p>
          </table:table-cell>
          <table:table-cell office:value-type="float" office:value="20.417549000000001" table:style-name="ce1">
            <text:p>20.417549</text:p>
          </table:table-cell>
          <table:table-cell office:value-type="float" office:value="44.837223000000002" table:style-name="ce1">
            <text:p>44.83722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istom smeru uz skretanje</text:p>
          </table:table-cell>
          <table:table-cell table:number-columns-repeated="16377"/>
        </table:table-row>
        <table:table-row table:style-name="ro1">
          <table:table-cell office:value-type="float" office:value="1245358" table:style-name="ce1">
            <text:p>1245358</text:p>
          </table:table-cell>
          <table:table-cell office:value-type="string" table:style-name="ce1">
            <text:p>22.02.2019,18:20</text:p>
          </table:table-cell>
          <table:table-cell office:value-type="float" office:value="20.418206999999999" table:style-name="ce1">
            <text:p>20.418207</text:p>
          </table:table-cell>
          <table:table-cell office:value-type="float" office:value="44.823023999999997" table:style-name="ce1">
            <text:p>44.82302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različitim putevima uz skretanje</text:p>
          </table:table-cell>
          <table:table-cell table:number-columns-repeated="16377"/>
        </table:table-row>
        <table:table-row table:style-name="ro1">
          <table:table-cell office:value-type="float" office:value="1245454" table:style-name="ce1">
            <text:p>1245454</text:p>
          </table:table-cell>
          <table:table-cell office:value-type="string" table:style-name="ce1">
            <text:p>22.02.2019,11:45</text:p>
          </table:table-cell>
          <table:table-cell office:value-type="float" office:value="20.361854000000001" table:style-name="ce1">
            <text:p>20.361854</text:p>
          </table:table-cell>
          <table:table-cell office:value-type="float" office:value="44.802228999999997" table:style-name="ce1">
            <text:p>44.80222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5644" table:style-name="ce1">
            <text:p>1245644</text:p>
          </table:table-cell>
          <table:table-cell office:value-type="string" table:style-name="ce1">
            <text:p>22.02.2019,11:00</text:p>
          </table:table-cell>
          <table:table-cell office:value-type="float" office:value="20.49945" table:style-name="ce1">
            <text:p>20.49945</text:p>
          </table:table-cell>
          <table:table-cell office:value-type="float" office:value="44.796100000000003" table:style-name="ce1">
            <text:p>44.796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učešćem najmanje dva vozila bez skretanja (bez podataka o smeru)</text:p>
          </table:table-cell>
          <table:table-cell table:number-columns-repeated="16377"/>
        </table:table-row>
        <table:table-row table:style-name="ro1">
          <table:table-cell office:value-type="float" office:value="1245677" table:style-name="ce1">
            <text:p>1245677</text:p>
          </table:table-cell>
          <table:table-cell office:value-type="string" table:style-name="ce1">
            <text:p>22.02.2019,16:50</text:p>
          </table:table-cell>
          <table:table-cell office:value-type="float" office:value="20.543365000000001" table:style-name="ce1">
            <text:p>20.543365</text:p>
          </table:table-cell>
          <table:table-cell office:value-type="float" office:value="44.736583000000003" table:style-name="ce1">
            <text:p>44.73658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5475" table:style-name="ce1">
            <text:p>1245475</text:p>
          </table:table-cell>
          <table:table-cell office:value-type="string" table:style-name="ce1">
            <text:p>22.02.2019,09:00</text:p>
          </table:table-cell>
          <table:table-cell office:value-type="float" office:value="20.365379999999998" table:style-name="ce1">
            <text:p>20.36538</text:p>
          </table:table-cell>
          <table:table-cell office:value-type="float" office:value="44.83811" table:style-name="ce1">
            <text:p>44.8381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6944" table:style-name="ce1">
            <text:p>1246944</text:p>
          </table:table-cell>
          <table:table-cell office:value-type="string" table:style-name="ce1">
            <text:p>22.02.2019,19:15</text:p>
          </table:table-cell>
          <table:table-cell office:value-type="float" office:value="20.412327999999999" table:style-name="ce1">
            <text:p>20.412328</text:p>
          </table:table-cell>
          <table:table-cell office:value-type="float" office:value="44.63944" table:style-name="ce1">
            <text:p>44.6394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5817" table:style-name="ce1">
            <text:p>1245817</text:p>
          </table:table-cell>
          <table:table-cell office:value-type="string" table:style-name="ce1">
            <text:p>22.02.2019,08:25</text:p>
          </table:table-cell>
          <table:table-cell office:value-type="float" office:value="20.361587" table:style-name="ce1">
            <text:p>20.361587</text:p>
          </table:table-cell>
          <table:table-cell office:value-type="float" office:value="44.715727999999999" table:style-name="ce1">
            <text:p>44.71572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5677" table:style-name="ce1">
            <text:p>1245677</text:p>
          </table:table-cell>
          <table:table-cell office:value-type="string" table:style-name="ce1">
            <text:p>22.02.2019,16:50</text:p>
          </table:table-cell>
          <table:table-cell office:value-type="float" office:value="20.543365000000001" table:style-name="ce1">
            <text:p>20.543365</text:p>
          </table:table-cell>
          <table:table-cell office:value-type="float" office:value="44.736583000000003" table:style-name="ce1">
            <text:p>44.73658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45333" table:style-name="ce1">
            <text:p>1245333</text:p>
          </table:table-cell>
          <table:table-cell office:value-type="string" table:style-name="ce1">
            <text:p>22.02.2019,13:00</text:p>
          </table:table-cell>
          <table:table-cell office:value-type="float" office:value="20.394901000000001" table:style-name="ce1">
            <text:p>20.394901</text:p>
          </table:table-cell>
          <table:table-cell office:value-type="float" office:value="44.804164999999998" table:style-name="ce1">
            <text:p>44.80416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5395" table:style-name="ce1">
            <text:p>1245395</text:p>
          </table:table-cell>
          <table:table-cell office:value-type="string" table:style-name="ce1">
            <text:p>22.02.2019,21:00</text:p>
          </table:table-cell>
          <table:table-cell office:value-type="float" office:value="20.480513999999999" table:style-name="ce1">
            <text:p>20.480514</text:p>
          </table:table-cell>
          <table:table-cell office:value-type="float" office:value="44.777650999999999" table:style-name="ce1">
            <text:p>44.77765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5570" table:style-name="ce1">
            <text:p>1245570</text:p>
          </table:table-cell>
          <table:table-cell office:value-type="string" table:style-name="ce1">
            <text:p>22.02.2019,18:35</text:p>
          </table:table-cell>
          <table:table-cell office:value-type="float" office:value="20.394711999999998" table:style-name="ce1">
            <text:p>20.394712</text:p>
          </table:table-cell>
          <table:table-cell office:value-type="float" office:value="44.804155999999999" table:style-name="ce1">
            <text:p>44.80415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5707" table:style-name="ce1">
            <text:p>1245707</text:p>
          </table:table-cell>
          <table:table-cell office:value-type="string" table:style-name="ce1">
            <text:p>22.02.2019,20:30</text:p>
          </table:table-cell>
          <table:table-cell office:value-type="float" office:value="20.46115" table:style-name="ce1">
            <text:p>20.46115</text:p>
          </table:table-cell>
          <table:table-cell office:value-type="float" office:value="44.888080000000002" table:style-name="ce1">
            <text:p>44.8880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5706" table:style-name="ce1">
            <text:p>1245706</text:p>
          </table:table-cell>
          <table:table-cell office:value-type="string" table:style-name="ce1">
            <text:p>22.02.2019,19:45</text:p>
          </table:table-cell>
          <table:table-cell office:value-type="float" office:value="20.486452" table:style-name="ce1">
            <text:p>20.486452</text:p>
          </table:table-cell>
          <table:table-cell office:value-type="float" office:value="44.817838000000002" table:style-name="ce1">
            <text:p>44.81783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5711" table:style-name="ce1">
            <text:p>1245711</text:p>
          </table:table-cell>
          <table:table-cell office:value-type="string" table:style-name="ce1">
            <text:p>22.02.2019,19:40</text:p>
          </table:table-cell>
          <table:table-cell office:value-type="float" office:value="20.531383999999999" table:style-name="ce1">
            <text:p>20.531384</text:p>
          </table:table-cell>
          <table:table-cell office:value-type="float" office:value="44.789239999999999" table:style-name="ce1">
            <text:p>44.7892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5798" table:style-name="ce1">
            <text:p>1245798</text:p>
          </table:table-cell>
          <table:table-cell office:value-type="string" table:style-name="ce1">
            <text:p>22.02.2019,13:30</text:p>
          </table:table-cell>
          <table:table-cell office:value-type="float" office:value="20.467220000000001" table:style-name="ce1">
            <text:p>20.46722</text:p>
          </table:table-cell>
          <table:table-cell office:value-type="float" office:value="44.809629999999999" table:style-name="ce1">
            <text:p>44.8096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5684" table:style-name="ce1">
            <text:p>1245684</text:p>
          </table:table-cell>
          <table:table-cell office:value-type="string" table:style-name="ce1">
            <text:p>22.02.2019,17:00</text:p>
          </table:table-cell>
          <table:table-cell office:value-type="float" office:value="20.466228000000001" table:style-name="ce1">
            <text:p>20.466228</text:p>
          </table:table-cell>
          <table:table-cell office:value-type="float" office:value="44.801338999999999" table:style-name="ce1">
            <text:p>44.80133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6180" table:style-name="ce1">
            <text:p>1246180</text:p>
          </table:table-cell>
          <table:table-cell office:value-type="string" table:style-name="ce1">
            <text:p>22.02.2019,13:20</text:p>
          </table:table-cell>
          <table:table-cell office:value-type="float" office:value="20.501752" table:style-name="ce1">
            <text:p>20.501752</text:p>
          </table:table-cell>
          <table:table-cell office:value-type="float" office:value="44.818024999999999" table:style-name="ce1">
            <text:p>44.81802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5460" table:style-name="ce1">
            <text:p>1245460</text:p>
          </table:table-cell>
          <table:table-cell office:value-type="string" table:style-name="ce1">
            <text:p>22.02.2019,12:30</text:p>
          </table:table-cell>
          <table:table-cell office:value-type="float" office:value="20.493880000000001" table:style-name="ce1">
            <text:p>20.49388</text:p>
          </table:table-cell>
          <table:table-cell office:value-type="float" office:value="44.789743000000001" table:style-name="ce1">
            <text:p>44.78974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5323" table:style-name="ce1">
            <text:p>1245323</text:p>
          </table:table-cell>
          <table:table-cell office:value-type="string" table:style-name="ce1">
            <text:p>22.02.2019,11:00</text:p>
          </table:table-cell>
          <table:table-cell office:value-type="float" office:value="20.415348000000002" table:style-name="ce1">
            <text:p>20.415348</text:p>
          </table:table-cell>
          <table:table-cell office:value-type="float" office:value="44.831091000000001" table:style-name="ce1">
            <text:p>44.83109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6175" table:style-name="ce1">
            <text:p>1246175</text:p>
          </table:table-cell>
          <table:table-cell office:value-type="string" table:style-name="ce1">
            <text:p>22.02.2019,15:30</text:p>
          </table:table-cell>
          <table:table-cell office:value-type="float" office:value="20.419732" table:style-name="ce1">
            <text:p>20.419732</text:p>
          </table:table-cell>
          <table:table-cell office:value-type="float" office:value="44.727505000000001" table:style-name="ce1">
            <text:p>44.72750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5382" table:style-name="ce1">
            <text:p>1245382</text:p>
          </table:table-cell>
          <table:table-cell office:value-type="string" table:style-name="ce1">
            <text:p>22.02.2019,22:40</text:p>
          </table:table-cell>
          <table:table-cell office:value-type="float" office:value="20.348020000000002" table:style-name="ce1">
            <text:p>20.34802</text:p>
          </table:table-cell>
          <table:table-cell office:value-type="float" office:value="44.805025999999998" table:style-name="ce1">
            <text:p>44.80502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502" table:style-name="ce1">
            <text:p>1245502</text:p>
          </table:table-cell>
          <table:table-cell office:value-type="string" table:style-name="ce1">
            <text:p>22.02.2019,01:20</text:p>
          </table:table-cell>
          <table:table-cell office:value-type="float" office:value="20.417141999999998" table:style-name="ce1">
            <text:p>20.417142</text:p>
          </table:table-cell>
          <table:table-cell office:value-type="float" office:value="44.780802999999999" table:style-name="ce1">
            <text:p>44.78080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934" table:style-name="ce1">
            <text:p>1245934</text:p>
          </table:table-cell>
          <table:table-cell office:value-type="string" table:style-name="ce1">
            <text:p>22.02.2019,00:10</text:p>
          </table:table-cell>
          <table:table-cell office:value-type="float" office:value="20.467571" table:style-name="ce1">
            <text:p>20.467571</text:p>
          </table:table-cell>
          <table:table-cell office:value-type="float" office:value="44.809348" table:style-name="ce1">
            <text:p>44.80934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6185" table:style-name="ce1">
            <text:p>1246185</text:p>
          </table:table-cell>
          <table:table-cell office:value-type="string" table:style-name="ce1">
            <text:p>22.02.2019,14:00</text:p>
          </table:table-cell>
          <table:table-cell office:value-type="float" office:value="20.500091000000001" table:style-name="ce1">
            <text:p>20.500091</text:p>
          </table:table-cell>
          <table:table-cell office:value-type="float" office:value="44.839880000000001" table:style-name="ce1">
            <text:p>44.8398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463" table:style-name="ce1">
            <text:p>1245463</text:p>
          </table:table-cell>
          <table:table-cell office:value-type="string" table:style-name="ce1">
            <text:p>22.02.2019,14:30</text:p>
          </table:table-cell>
          <table:table-cell office:value-type="float" office:value="20.47771144" table:style-name="ce1">
            <text:p>20.47771144</text:p>
          </table:table-cell>
          <table:table-cell office:value-type="float" office:value="44.793294639999999" table:style-name="ce1">
            <text:p>44.7932946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670" table:style-name="ce1">
            <text:p>1245670</text:p>
          </table:table-cell>
          <table:table-cell office:value-type="string" table:style-name="ce1">
            <text:p>22.02.2019,17:45</text:p>
          </table:table-cell>
          <table:table-cell office:value-type="float" office:value="20.451543999999998" table:style-name="ce1">
            <text:p>20.451544</text:p>
          </table:table-cell>
          <table:table-cell office:value-type="float" office:value="44.797255" table:style-name="ce1">
            <text:p>44.79725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495" table:style-name="ce1">
            <text:p>1245495</text:p>
          </table:table-cell>
          <table:table-cell office:value-type="string" table:style-name="ce1">
            <text:p>22.02.2019,11:00</text:p>
          </table:table-cell>
          <table:table-cell office:value-type="float" office:value="20.390276" table:style-name="ce1">
            <text:p>20.390276</text:p>
          </table:table-cell>
          <table:table-cell office:value-type="float" office:value="44.812637000000002" table:style-name="ce1">
            <text:p>44.81263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474" table:style-name="ce1">
            <text:p>1245474</text:p>
          </table:table-cell>
          <table:table-cell office:value-type="string" table:style-name="ce1">
            <text:p>22.02.2019,13:10</text:p>
          </table:table-cell>
          <table:table-cell office:value-type="float" office:value="20.32255" table:style-name="ce1">
            <text:p>20.32255</text:p>
          </table:table-cell>
          <table:table-cell office:value-type="float" office:value="44.715386000000002" table:style-name="ce1">
            <text:p>44.71538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476" table:style-name="ce1">
            <text:p>1245476</text:p>
          </table:table-cell>
          <table:table-cell office:value-type="string" table:style-name="ce1">
            <text:p>22.02.2019,06:50</text:p>
          </table:table-cell>
          <table:table-cell office:value-type="float" office:value="20.486739" table:style-name="ce1">
            <text:p>20.486739</text:p>
          </table:table-cell>
          <table:table-cell office:value-type="float" office:value="44.848782" table:style-name="ce1">
            <text:p>44.84878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380" table:style-name="ce1">
            <text:p>1245380</text:p>
          </table:table-cell>
          <table:table-cell office:value-type="string" table:style-name="ce1">
            <text:p>22.02.2019,17:50</text:p>
          </table:table-cell>
          <table:table-cell office:value-type="float" office:value="20.488479999999999" table:style-name="ce1">
            <text:p>20.48848</text:p>
          </table:table-cell>
          <table:table-cell office:value-type="float" office:value="44.845619999999997" table:style-name="ce1">
            <text:p>44.8456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959" table:style-name="ce1">
            <text:p>1245959</text:p>
          </table:table-cell>
          <table:table-cell office:value-type="string" table:style-name="ce1">
            <text:p>22.02.2019,18:05</text:p>
          </table:table-cell>
          <table:table-cell office:value-type="float" office:value="20.424119999999998" table:style-name="ce1">
            <text:p>20.42412</text:p>
          </table:table-cell>
          <table:table-cell office:value-type="float" office:value="44.741759999999999" table:style-name="ce1">
            <text:p>44.7417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471" table:style-name="ce1">
            <text:p>1245471</text:p>
          </table:table-cell>
          <table:table-cell office:value-type="string" table:style-name="ce1">
            <text:p>22.02.2019,11:05</text:p>
          </table:table-cell>
          <table:table-cell office:value-type="float" office:value="20.429945" table:style-name="ce1">
            <text:p>20.429945</text:p>
          </table:table-cell>
          <table:table-cell office:value-type="float" office:value="44.816752999999999" table:style-name="ce1">
            <text:p>44.81675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565" table:style-name="ce1">
            <text:p>1245565</text:p>
          </table:table-cell>
          <table:table-cell office:value-type="string" table:style-name="ce1">
            <text:p>22.02.2019,17:20</text:p>
          </table:table-cell>
          <table:table-cell office:value-type="float" office:value="20.417103000000001" table:style-name="ce1">
            <text:p>20.417103</text:p>
          </table:table-cell>
          <table:table-cell office:value-type="float" office:value="44.784922999999999" table:style-name="ce1">
            <text:p>44.78492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406" table:style-name="ce1">
            <text:p>1245406</text:p>
          </table:table-cell>
          <table:table-cell office:value-type="string" table:style-name="ce1">
            <text:p>22.02.2019,06:25</text:p>
          </table:table-cell>
          <table:table-cell office:value-type="float" office:value="20.495363600000001" table:style-name="ce1">
            <text:p>20.4953636</text:p>
          </table:table-cell>
          <table:table-cell office:value-type="float" office:value="44.758268999999999" table:style-name="ce1">
            <text:p>44.75826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5575" table:style-name="ce1">
            <text:p>1245575</text:p>
          </table:table-cell>
          <table:table-cell office:value-type="string" table:style-name="ce1">
            <text:p>22.02.2019,23:55</text:p>
          </table:table-cell>
          <table:table-cell office:value-type="float" office:value="20.548676" table:style-name="ce1">
            <text:p>20.548676</text:p>
          </table:table-cell>
          <table:table-cell office:value-type="float" office:value="44.784331000000002" table:style-name="ce1">
            <text:p>44.78433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desno ispred vozila koje nailazi sleva</text:p>
          </table:table-cell>
          <table:table-cell table:number-columns-repeated="16377"/>
        </table:table-row>
        <table:table-row table:style-name="ro1">
          <table:table-cell office:value-type="float" office:value="1245413" table:style-name="ce1">
            <text:p>1245413</text:p>
          </table:table-cell>
          <table:table-cell office:value-type="string" table:style-name="ce1">
            <text:p>22.02.2019,16:20</text:p>
          </table:table-cell>
          <table:table-cell office:value-type="float" office:value="20.219884" table:style-name="ce1">
            <text:p>20.219884</text:p>
          </table:table-cell>
          <table:table-cell office:value-type="float" office:value="44.831445000000002" table:style-name="ce1">
            <text:p>44.83144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desno – čeoni sudar sa vozilom koje nailazi zdesna</text:p>
          </table:table-cell>
          <table:table-cell table:number-columns-repeated="16377"/>
        </table:table-row>
        <table:table-row table:style-name="ro1">
          <table:table-cell office:value-type="float" office:value="1246429" table:style-name="ce1">
            <text:p>1246429</text:p>
          </table:table-cell>
          <table:table-cell office:value-type="string" table:style-name="ce1">
            <text:p>22.02.2019,18:00</text:p>
          </table:table-cell>
          <table:table-cell office:value-type="float" office:value="20.496953999999999" table:style-name="ce1">
            <text:p>20.496954</text:p>
          </table:table-cell>
          <table:table-cell office:value-type="float" office:value="44.800497" table:style-name="ce1">
            <text:p>44.80049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5376" table:style-name="ce1">
            <text:p>1245376</text:p>
          </table:table-cell>
          <table:table-cell office:value-type="string" table:style-name="ce1">
            <text:p>22.02.2019,23:10</text:p>
          </table:table-cell>
          <table:table-cell office:value-type="float" office:value="20.250330000000002" table:style-name="ce1">
            <text:p>20.25033</text:p>
          </table:table-cell>
          <table:table-cell office:value-type="float" office:value="44.38496" table:style-name="ce1">
            <text:p>44.3849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5348" table:style-name="ce1">
            <text:p>1245348</text:p>
          </table:table-cell>
          <table:table-cell office:value-type="string" table:style-name="ce1">
            <text:p>22.02.2019,12:20</text:p>
          </table:table-cell>
          <table:table-cell office:value-type="float" office:value="20.261664" table:style-name="ce1">
            <text:p>20.261664</text:p>
          </table:table-cell>
          <table:table-cell office:value-type="float" office:value="44.789371000000003" table:style-name="ce1">
            <text:p>44.78937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5388" table:style-name="ce1">
            <text:p>1245388</text:p>
          </table:table-cell>
          <table:table-cell office:value-type="string" table:style-name="ce1">
            <text:p>22.02.2019,18:50</text:p>
          </table:table-cell>
          <table:table-cell office:value-type="float" office:value="20.393564999999999" table:style-name="ce1">
            <text:p>20.393565</text:p>
          </table:table-cell>
          <table:table-cell office:value-type="float" office:value="44.839632999999999" table:style-name="ce1">
            <text:p>44.83963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5641" table:style-name="ce1">
            <text:p>1245641</text:p>
          </table:table-cell>
          <table:table-cell office:value-type="string" table:style-name="ce1">
            <text:p>22.02.2019,08:50</text:p>
          </table:table-cell>
          <table:table-cell office:value-type="float" office:value="20.482849999999999" table:style-name="ce1">
            <text:p>20.48285</text:p>
          </table:table-cell>
          <table:table-cell office:value-type="float" office:value="44.7926" table:style-name="ce1">
            <text:p>44.792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6173" table:style-name="ce1">
            <text:p>1246173</text:p>
          </table:table-cell>
          <table:table-cell office:value-type="string" table:style-name="ce1">
            <text:p>22.02.2019,10:50</text:p>
          </table:table-cell>
          <table:table-cell office:value-type="float" office:value="20.465191999999998" table:style-name="ce1">
            <text:p>20.465192</text:p>
          </table:table-cell>
          <table:table-cell office:value-type="float" office:value="44.821435999999999" table:style-name="ce1">
            <text:p>44.82143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5642" table:style-name="ce1">
            <text:p>1245642</text:p>
          </table:table-cell>
          <table:table-cell office:value-type="string" table:style-name="ce1">
            <text:p>22.02.2019,10:30</text:p>
          </table:table-cell>
          <table:table-cell office:value-type="float" office:value="20.497800000000002" table:style-name="ce1">
            <text:p>20.4978</text:p>
          </table:table-cell>
          <table:table-cell office:value-type="float" office:value="44.7913" table:style-name="ce1">
            <text:p>44.791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5572" table:style-name="ce1">
            <text:p>1245572</text:p>
          </table:table-cell>
          <table:table-cell office:value-type="string" table:style-name="ce1">
            <text:p>22.02.2019,11:15</text:p>
          </table:table-cell>
          <table:table-cell office:value-type="float" office:value="20.250693999999999" table:style-name="ce1">
            <text:p>20.250694</text:p>
          </table:table-cell>
          <table:table-cell office:value-type="float" office:value="44.834944" table:style-name="ce1">
            <text:p>44.83494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5355" table:style-name="ce1">
            <text:p>1245355</text:p>
          </table:table-cell>
          <table:table-cell office:value-type="string" table:style-name="ce1">
            <text:p>22.02.2019,17:50</text:p>
          </table:table-cell>
          <table:table-cell office:value-type="float" office:value="20.470389999999998" table:style-name="ce1">
            <text:p>20.47039</text:p>
          </table:table-cell>
          <table:table-cell office:value-type="float" office:value="44.812530000000002" table:style-name="ce1">
            <text:p>44.8125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5335" table:style-name="ce1">
            <text:p>1245335</text:p>
          </table:table-cell>
          <table:table-cell office:value-type="string" table:style-name="ce1">
            <text:p>22.02.2019,15:30</text:p>
          </table:table-cell>
          <table:table-cell office:value-type="float" office:value="20.441520000000001" table:style-name="ce1">
            <text:p>20.44152</text:p>
          </table:table-cell>
          <table:table-cell office:value-type="float" office:value="44.811430000000001" table:style-name="ce1">
            <text:p>44.8114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udar u sustizanju</text:p>
          </table:table-cell>
          <table:table-cell table:number-columns-repeated="16377"/>
        </table:table-row>
        <table:table-row table:style-name="ro1">
          <table:table-cell office:value-type="float" office:value="1245659" table:style-name="ce1">
            <text:p>1245659</text:p>
          </table:table-cell>
          <table:table-cell office:value-type="string" table:style-name="ce1">
            <text:p>23.02.2019,08:30</text:p>
          </table:table-cell>
          <table:table-cell office:value-type="float" office:value="20.411376000000001" table:style-name="ce1">
            <text:p>20.411376</text:p>
          </table:table-cell>
          <table:table-cell office:value-type="float" office:value="44.774307999999998" table:style-name="ce1">
            <text:p>44.77430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5958" table:style-name="ce1">
            <text:p>1245958</text:p>
          </table:table-cell>
          <table:table-cell office:value-type="string" table:style-name="ce1">
            <text:p>23.02.2019,09:00</text:p>
          </table:table-cell>
          <table:table-cell office:value-type="float" office:value="20.418880000000001" table:style-name="ce1">
            <text:p>20.41888</text:p>
          </table:table-cell>
          <table:table-cell office:value-type="float" office:value="44.787610000000001" table:style-name="ce1">
            <text:p>44.7876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6054" table:style-name="ce1">
            <text:p>1246054</text:p>
          </table:table-cell>
          <table:table-cell office:value-type="string" table:style-name="ce1">
            <text:p>23.02.2019,10:30</text:p>
          </table:table-cell>
          <table:table-cell office:value-type="float" office:value="20.482230000000001" table:style-name="ce1">
            <text:p>20.48223</text:p>
          </table:table-cell>
          <table:table-cell office:value-type="float" office:value="44.772660000000002" table:style-name="ce1">
            <text:p>44.7726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5581" table:style-name="ce1">
            <text:p>1245581</text:p>
          </table:table-cell>
          <table:table-cell office:value-type="string" table:style-name="ce1">
            <text:p>23.02.2019,11:50</text:p>
          </table:table-cell>
          <table:table-cell office:value-type="float" office:value="20.515709999999999" table:style-name="ce1">
            <text:p>20.51571</text:p>
          </table:table-cell>
          <table:table-cell office:value-type="float" office:value="44.813899999999997" table:style-name="ce1">
            <text:p>44.813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5473" table:style-name="ce1">
            <text:p>1245473</text:p>
          </table:table-cell>
          <table:table-cell office:value-type="string" table:style-name="ce1">
            <text:p>23.02.2019,18:30</text:p>
          </table:table-cell>
          <table:table-cell office:value-type="float" office:value="20.480671000000001" table:style-name="ce1">
            <text:p>20.480671</text:p>
          </table:table-cell>
          <table:table-cell office:value-type="float" office:value="44.743788000000002" table:style-name="ce1">
            <text:p>44.74378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45484" table:style-name="ce1">
            <text:p>1245484</text:p>
          </table:table-cell>
          <table:table-cell office:value-type="string" table:style-name="ce1">
            <text:p>23.02.2019,22:20</text:p>
          </table:table-cell>
          <table:table-cell office:value-type="float" office:value="20.414280000000002" table:style-name="ce1">
            <text:p>20.41428</text:p>
          </table:table-cell>
          <table:table-cell office:value-type="float" office:value="44.740229999999997" table:style-name="ce1">
            <text:p>44.7402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45425" table:style-name="ce1">
            <text:p>1245425</text:p>
          </table:table-cell>
          <table:table-cell office:value-type="string" table:style-name="ce1">
            <text:p>23.02.2019,10:40</text:p>
          </table:table-cell>
          <table:table-cell office:value-type="float" office:value="20.368912999999999" table:style-name="ce1">
            <text:p>20.368913</text:p>
          </table:table-cell>
          <table:table-cell office:value-type="float" office:value="44.841783999999997" table:style-name="ce1">
            <text:p>44.84178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pri otvaranju vrata</text:p>
          </table:table-cell>
          <table:table-cell table:number-columns-repeated="16377"/>
        </table:table-row>
        <table:table-row table:style-name="ro1">
          <table:table-cell office:value-type="float" office:value="1245581" table:style-name="ce1">
            <text:p>1245581</text:p>
          </table:table-cell>
          <table:table-cell office:value-type="string" table:style-name="ce1">
            <text:p>23.02.2019,11:50</text:p>
          </table:table-cell>
          <table:table-cell office:value-type="float" office:value="20.515709999999999" table:style-name="ce1">
            <text:p>20.51571</text:p>
          </table:table-cell>
          <table:table-cell office:value-type="float" office:value="44.813899999999997" table:style-name="ce1">
            <text:p>44.813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– ostale situacije</text:p>
          </table:table-cell>
          <table:table-cell table:number-columns-repeated="16377"/>
        </table:table-row>
        <table:table-row table:style-name="ro1">
          <table:table-cell office:value-type="float" office:value="1245759" table:style-name="ce1">
            <text:p>1245759</text:p>
          </table:table-cell>
          <table:table-cell office:value-type="string" table:style-name="ce1">
            <text:p>23.02.2019,06:45</text:p>
          </table:table-cell>
          <table:table-cell office:value-type="float" office:value="20.334308" table:style-name="ce1">
            <text:p>20.334308</text:p>
          </table:table-cell>
          <table:table-cell office:value-type="float" office:value="44.871974999999999" table:style-name="ce1">
            <text:p>44.87197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sa skretanjem vozila ulevo, u raskrsnici</text:p>
          </table:table-cell>
          <table:table-cell table:number-columns-repeated="16377"/>
        </table:table-row>
        <table:table-row table:style-name="ro1">
          <table:table-cell office:value-type="float" office:value="1245533" table:style-name="ce1">
            <text:p>1245533</text:p>
          </table:table-cell>
          <table:table-cell office:value-type="string" table:style-name="ce1">
            <text:p>23.02.2019,03:00</text:p>
          </table:table-cell>
          <table:table-cell office:value-type="float" office:value="20.173970000000001" table:style-name="ce1">
            <text:p>20.17397</text:p>
          </table:table-cell>
          <table:table-cell office:value-type="float" office:value="44.654539999999997" table:style-name="ce1">
            <text:p>44.6545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5748" table:style-name="ce1">
            <text:p>1245748</text:p>
          </table:table-cell>
          <table:table-cell office:value-type="string" table:style-name="ce1">
            <text:p>23.02.2019,09:00</text:p>
          </table:table-cell>
          <table:table-cell office:value-type="float" office:value="20.41291" table:style-name="ce1">
            <text:p>20.41291</text:p>
          </table:table-cell>
          <table:table-cell office:value-type="float" office:value="44.814999999999998" table:style-name="ce1">
            <text:p>44.81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5462" table:style-name="ce1">
            <text:p>1245462</text:p>
          </table:table-cell>
          <table:table-cell office:value-type="string" table:style-name="ce1">
            <text:p>23.02.2019,16:00</text:p>
          </table:table-cell>
          <table:table-cell office:value-type="float" office:value="20.421707000000001" table:style-name="ce1">
            <text:p>20.421707</text:p>
          </table:table-cell>
          <table:table-cell office:value-type="float" office:value="44.807710999999998" table:style-name="ce1">
            <text:p>44.80771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5538" table:style-name="ce1">
            <text:p>1245538</text:p>
          </table:table-cell>
          <table:table-cell office:value-type="string" table:style-name="ce1">
            <text:p>23.02.2019,15:00</text:p>
          </table:table-cell>
          <table:table-cell office:value-type="float" office:value="20.373965999999999" table:style-name="ce1">
            <text:p>20.373966</text:p>
          </table:table-cell>
          <table:table-cell office:value-type="float" office:value="44.850347999999997" table:style-name="ce1">
            <text:p>44.85034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istom smeru uz skretanje</text:p>
          </table:table-cell>
          <table:table-cell table:number-columns-repeated="16377"/>
        </table:table-row>
        <table:table-row table:style-name="ro1">
          <table:table-cell office:value-type="float" office:value="1245453" table:style-name="ce1">
            <text:p>1245453</text:p>
          </table:table-cell>
          <table:table-cell office:value-type="string" table:style-name="ce1">
            <text:p>23.02.2019,12:30</text:p>
          </table:table-cell>
          <table:table-cell office:value-type="float" office:value="20.396294999999999" table:style-name="ce1">
            <text:p>20.396295</text:p>
          </table:table-cell>
          <table:table-cell office:value-type="float" office:value="44.847343000000002" table:style-name="ce1">
            <text:p>44.84734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istom smeru uz skretanje</text:p>
          </table:table-cell>
          <table:table-cell table:number-columns-repeated="16377"/>
        </table:table-row>
        <table:table-row table:style-name="ro1">
          <table:table-cell office:value-type="float" office:value="1246837" table:style-name="ce1">
            <text:p>1246837</text:p>
          </table:table-cell>
          <table:table-cell office:value-type="string" table:style-name="ce1">
            <text:p>23.02.2019,06:20</text:p>
          </table:table-cell>
          <table:table-cell office:value-type="float" office:value="20.617629999999998" table:style-name="ce1">
            <text:p>20.61763</text:p>
          </table:table-cell>
          <table:table-cell office:value-type="float" office:value="44.675049999999999" table:style-name="ce1">
            <text:p>44.6750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45870" table:style-name="ce1">
            <text:p>1245870</text:p>
          </table:table-cell>
          <table:table-cell office:value-type="string" table:style-name="ce1">
            <text:p>23.02.2019,01:45</text:p>
          </table:table-cell>
          <table:table-cell office:value-type="float" office:value="20.699667000000002" table:style-name="ce1">
            <text:p>20.699667</text:p>
          </table:table-cell>
          <table:table-cell office:value-type="float" office:value="44.437617000000003" table:style-name="ce1">
            <text:p>44.43761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jednim vozilom u raskrsnici ili na petlji</text:p>
          </table:table-cell>
          <table:table-cell table:number-columns-repeated="16377"/>
        </table:table-row>
        <table:table-row table:style-name="ro1">
          <table:table-cell office:value-type="float" office:value="1245438" table:style-name="ce1">
            <text:p>1245438</text:p>
          </table:table-cell>
          <table:table-cell office:value-type="string" table:style-name="ce1">
            <text:p>23.02.2019,09:45</text:p>
          </table:table-cell>
          <table:table-cell office:value-type="float" office:value="20.39498" table:style-name="ce1">
            <text:p>20.39498</text:p>
          </table:table-cell>
          <table:table-cell office:value-type="float" office:value="44.804209999999998" table:style-name="ce1">
            <text:p>44.8042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5546" table:style-name="ce1">
            <text:p>1245546</text:p>
          </table:table-cell>
          <table:table-cell office:value-type="string" table:style-name="ce1">
            <text:p>23.02.2019,21:05</text:p>
          </table:table-cell>
          <table:table-cell office:value-type="float" office:value="20.461708000000002" table:style-name="ce1">
            <text:p>20.461708</text:p>
          </table:table-cell>
          <table:table-cell office:value-type="float" office:value="44.822488999999997" table:style-name="ce1">
            <text:p>44.82248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6132" table:style-name="ce1">
            <text:p>1246132</text:p>
          </table:table-cell>
          <table:table-cell office:value-type="string" table:style-name="ce1">
            <text:p>23.02.2019,06:40</text:p>
          </table:table-cell>
          <table:table-cell office:value-type="float" office:value="20.336220000000001" table:style-name="ce1">
            <text:p>20.33622</text:p>
          </table:table-cell>
          <table:table-cell office:value-type="float" office:value="44.877220000000001" table:style-name="ce1">
            <text:p>44.8772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čeoni sudar</text:p>
          </table:table-cell>
          <table:table-cell table:number-columns-repeated="16377"/>
        </table:table-row>
        <table:table-row table:style-name="ro1">
          <table:table-cell office:value-type="float" office:value="1246221" table:style-name="ce1">
            <text:p>1246221</text:p>
          </table:table-cell>
          <table:table-cell office:value-type="string" table:style-name="ce1">
            <text:p>23.02.2019,18:00</text:p>
          </table:table-cell>
          <table:table-cell office:value-type="float" office:value="20.478179000000001" table:style-name="ce1">
            <text:p>20.478179</text:p>
          </table:table-cell>
          <table:table-cell office:value-type="float" office:value="44.815078999999997" table:style-name="ce1">
            <text:p>44.81507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6154" table:style-name="ce1">
            <text:p>1246154</text:p>
          </table:table-cell>
          <table:table-cell office:value-type="string" table:style-name="ce1">
            <text:p>23.02.2019,17:15</text:p>
          </table:table-cell>
          <table:table-cell office:value-type="float" office:value="20.486205999999999" table:style-name="ce1">
            <text:p>20.486206</text:p>
          </table:table-cell>
          <table:table-cell office:value-type="float" office:value="44.804416000000003" table:style-name="ce1">
            <text:p>44.80441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433" table:style-name="ce1">
            <text:p>1245433</text:p>
          </table:table-cell>
          <table:table-cell office:value-type="string" table:style-name="ce1">
            <text:p>23.02.2019,12:45</text:p>
          </table:table-cell>
          <table:table-cell office:value-type="float" office:value="20.381979999999999" table:style-name="ce1">
            <text:p>20.38198</text:p>
          </table:table-cell>
          <table:table-cell office:value-type="float" office:value="44.819450000000003" table:style-name="ce1">
            <text:p>44.8194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429" table:style-name="ce1">
            <text:p>1245429</text:p>
          </table:table-cell>
          <table:table-cell office:value-type="string" table:style-name="ce1">
            <text:p>23.02.2019,10:50</text:p>
          </table:table-cell>
          <table:table-cell office:value-type="float" office:value="20.470001" table:style-name="ce1">
            <text:p>20.470001</text:p>
          </table:table-cell>
          <table:table-cell office:value-type="float" office:value="44.790244999999999" table:style-name="ce1">
            <text:p>44.79024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436" table:style-name="ce1">
            <text:p>1245436</text:p>
          </table:table-cell>
          <table:table-cell office:value-type="string" table:style-name="ce1">
            <text:p>23.02.2019,12:20</text:p>
          </table:table-cell>
          <table:table-cell office:value-type="float" office:value="20.400109" table:style-name="ce1">
            <text:p>20.400109</text:p>
          </table:table-cell>
          <table:table-cell office:value-type="float" office:value="44.831788000000003" table:style-name="ce1">
            <text:p>44.83178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480" table:style-name="ce1">
            <text:p>1245480</text:p>
          </table:table-cell>
          <table:table-cell office:value-type="string" table:style-name="ce1">
            <text:p>23.02.2019,23:45</text:p>
          </table:table-cell>
          <table:table-cell office:value-type="float" office:value="20.473837" table:style-name="ce1">
            <text:p>20.473837</text:p>
          </table:table-cell>
          <table:table-cell office:value-type="float" office:value="44.811324999999997" table:style-name="ce1">
            <text:p>44.81132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749" table:style-name="ce1">
            <text:p>1245749</text:p>
          </table:table-cell>
          <table:table-cell office:value-type="string" table:style-name="ce1">
            <text:p>23.02.2019,12:10</text:p>
          </table:table-cell>
          <table:table-cell office:value-type="float" office:value="20.317954" table:style-name="ce1">
            <text:p>20.317954</text:p>
          </table:table-cell>
          <table:table-cell office:value-type="float" office:value="44.880986" table:style-name="ce1">
            <text:p>44.88098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810" table:style-name="ce1">
            <text:p>1245810</text:p>
          </table:table-cell>
          <table:table-cell office:value-type="string" table:style-name="ce1">
            <text:p>23.02.2019,21:30</text:p>
          </table:table-cell>
          <table:table-cell office:value-type="float" office:value="20.411811" table:style-name="ce1">
            <text:p>20.411811</text:p>
          </table:table-cell>
          <table:table-cell office:value-type="float" office:value="44.784438000000002" table:style-name="ce1">
            <text:p>44.78443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868" table:style-name="ce1">
            <text:p>1245868</text:p>
          </table:table-cell>
          <table:table-cell office:value-type="string" table:style-name="ce1">
            <text:p>23.02.2019,12:45</text:p>
          </table:table-cell>
          <table:table-cell office:value-type="float" office:value="20.68496" table:style-name="ce1">
            <text:p>20.68496</text:p>
          </table:table-cell>
          <table:table-cell office:value-type="float" office:value="44.450172999999999" table:style-name="ce1">
            <text:p>44.45017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preticanje</text:p>
          </table:table-cell>
          <table:table-cell table:number-columns-repeated="16377"/>
        </table:table-row>
        <table:table-row table:style-name="ro1">
          <table:table-cell office:value-type="float" office:value="1246070" table:style-name="ce1">
            <text:p>1246070</text:p>
          </table:table-cell>
          <table:table-cell office:value-type="string" table:style-name="ce1">
            <text:p>23.02.2019,21:15</text:p>
          </table:table-cell>
          <table:table-cell office:value-type="float" office:value="20.384519000000001" table:style-name="ce1">
            <text:p>20.384519</text:p>
          </table:table-cell>
          <table:table-cell office:value-type="float" office:value="44.842078999999998" table:style-name="ce1">
            <text:p>44.84207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5660" table:style-name="ce1">
            <text:p>1245660</text:p>
          </table:table-cell>
          <table:table-cell office:value-type="string" table:style-name="ce1">
            <text:p>23.02.2019,12:45</text:p>
          </table:table-cell>
          <table:table-cell office:value-type="float" office:value="20.449435000000001" table:style-name="ce1">
            <text:p>20.449435</text:p>
          </table:table-cell>
          <table:table-cell office:value-type="float" office:value="44.798406999999997" table:style-name="ce1">
            <text:p>44.79840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6969" table:style-name="ce1">
            <text:p>1246969</text:p>
          </table:table-cell>
          <table:table-cell office:value-type="string" table:style-name="ce1">
            <text:p>23.02.2019,13:45</text:p>
          </table:table-cell>
          <table:table-cell office:value-type="float" office:value="20.475614" table:style-name="ce1">
            <text:p>20.475614</text:p>
          </table:table-cell>
          <table:table-cell office:value-type="float" office:value="44.817079" table:style-name="ce1">
            <text:p>44.81707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5451" table:style-name="ce1">
            <text:p>1245451</text:p>
          </table:table-cell>
          <table:table-cell office:value-type="string" table:style-name="ce1">
            <text:p>23.02.2019,14:25</text:p>
          </table:table-cell>
          <table:table-cell office:value-type="float" office:value="20.596620000000001" table:style-name="ce1">
            <text:p>20.59662</text:p>
          </table:table-cell>
          <table:table-cell office:value-type="float" office:value="44.745170000000002" table:style-name="ce1">
            <text:p>44.7451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5485" table:style-name="ce1">
            <text:p>1245485</text:p>
          </table:table-cell>
          <table:table-cell office:value-type="string" table:style-name="ce1">
            <text:p>23.02.2019,16:30</text:p>
          </table:table-cell>
          <table:table-cell office:value-type="float" office:value="20.496801999999999" table:style-name="ce1">
            <text:p>20.496802</text:p>
          </table:table-cell>
          <table:table-cell office:value-type="float" office:value="44.769472999999998" table:style-name="ce1">
            <text:p>44.76947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5543" table:style-name="ce1">
            <text:p>1245543</text:p>
          </table:table-cell>
          <table:table-cell office:value-type="string" table:style-name="ce1">
            <text:p>23.02.2019,15:10</text:p>
          </table:table-cell>
          <table:table-cell office:value-type="float" office:value="20.24803" table:style-name="ce1">
            <text:p>20.24803</text:p>
          </table:table-cell>
          <table:table-cell office:value-type="float" office:value="44.65108" table:style-name="ce1">
            <text:p>44.6510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desno ispred vozila koje nailazi sleva</text:p>
          </table:table-cell>
          <table:table-cell table:number-columns-repeated="16377"/>
        </table:table-row>
        <table:table-row table:style-name="ro1">
          <table:table-cell office:value-type="float" office:value="1246301" table:style-name="ce1">
            <text:p>1246301</text:p>
          </table:table-cell>
          <table:table-cell office:value-type="string" table:style-name="ce1">
            <text:p>23.02.2019,13:00</text:p>
          </table:table-cell>
          <table:table-cell office:value-type="float" office:value="20.419782999999999" table:style-name="ce1">
            <text:p>20.419783</text:p>
          </table:table-cell>
          <table:table-cell office:value-type="float" office:value="44.808079999999997" table:style-name="ce1">
            <text:p>44.8080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6065" table:style-name="ce1">
            <text:p>1246065</text:p>
          </table:table-cell>
          <table:table-cell office:value-type="string" table:style-name="ce1">
            <text:p>23.02.2019,23:30</text:p>
          </table:table-cell>
          <table:table-cell office:value-type="float" office:value="20.499924" table:style-name="ce1">
            <text:p>20.499924</text:p>
          </table:table-cell>
          <table:table-cell office:value-type="float" office:value="44.799785" table:style-name="ce1">
            <text:p>44.79978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6058" table:style-name="ce1">
            <text:p>1246058</text:p>
          </table:table-cell>
          <table:table-cell office:value-type="string" table:style-name="ce1">
            <text:p>23.02.2019,12:00</text:p>
          </table:table-cell>
          <table:table-cell office:value-type="float" office:value="20.432908999999999" table:style-name="ce1">
            <text:p>20.432909</text:p>
          </table:table-cell>
          <table:table-cell office:value-type="float" office:value="44.759414" table:style-name="ce1">
            <text:p>44.75941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6142" table:style-name="ce1">
            <text:p>1246142</text:p>
          </table:table-cell>
          <table:table-cell office:value-type="string" table:style-name="ce1">
            <text:p>23.02.2019,15:20</text:p>
          </table:table-cell>
          <table:table-cell office:value-type="float" office:value="20.50216" table:style-name="ce1">
            <text:p>20.50216</text:p>
          </table:table-cell>
          <table:table-cell office:value-type="float" office:value="44.783329999999999" table:style-name="ce1">
            <text:p>44.7833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5839" table:style-name="ce1">
            <text:p>1245839</text:p>
          </table:table-cell>
          <table:table-cell office:value-type="string" table:style-name="ce1">
            <text:p>23.02.2019,21:35</text:p>
          </table:table-cell>
          <table:table-cell office:value-type="float" office:value="20.255894000000001" table:style-name="ce1">
            <text:p>20.255894</text:p>
          </table:table-cell>
          <table:table-cell office:value-type="float" office:value="44.377271" table:style-name="ce1">
            <text:p>44.37727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5496" table:style-name="ce1">
            <text:p>1245496</text:p>
          </table:table-cell>
          <table:table-cell office:value-type="string" table:style-name="ce1">
            <text:p>23.02.2019,20:30</text:p>
          </table:table-cell>
          <table:table-cell office:value-type="float" office:value="20.468342" table:style-name="ce1">
            <text:p>20.468342</text:p>
          </table:table-cell>
          <table:table-cell office:value-type="float" office:value="44.816820999999997" table:style-name="ce1">
            <text:p>44.81682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5442" table:style-name="ce1">
            <text:p>1245442</text:p>
          </table:table-cell>
          <table:table-cell office:value-type="string" table:style-name="ce1">
            <text:p>23.02.2019,14:10</text:p>
          </table:table-cell>
          <table:table-cell office:value-type="float" office:value="20.414383999999998" table:style-name="ce1">
            <text:p>20.414384</text:p>
          </table:table-cell>
          <table:table-cell office:value-type="float" office:value="44.820582999999999" table:style-name="ce1">
            <text:p>44.82058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5522" table:style-name="ce1">
            <text:p>1245522</text:p>
          </table:table-cell>
          <table:table-cell office:value-type="string" table:style-name="ce1">
            <text:p>24.02.2019,10:20</text:p>
          </table:table-cell>
          <table:table-cell office:value-type="float" office:value="20.47411" table:style-name="ce1">
            <text:p>20.47411</text:p>
          </table:table-cell>
          <table:table-cell office:value-type="float" office:value="44.785414000000003" table:style-name="ce1">
            <text:p>44.78541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5603" table:style-name="ce1">
            <text:p>1245603</text:p>
          </table:table-cell>
          <table:table-cell office:value-type="string" table:style-name="ce1">
            <text:p>24.02.2019,12:55</text:p>
          </table:table-cell>
          <table:table-cell office:value-type="float" office:value="20.398513000000001" table:style-name="ce1">
            <text:p>20.398513</text:p>
          </table:table-cell>
          <table:table-cell office:value-type="float" office:value="44.826419999999999" table:style-name="ce1">
            <text:p>44.8264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polukružno okretanje ispred drugog vozila</text:p>
          </table:table-cell>
          <table:table-cell table:number-columns-repeated="16377"/>
        </table:table-row>
        <table:table-row table:style-name="ro1">
          <table:table-cell office:value-type="float" office:value="1245521" table:style-name="ce1">
            <text:p>1245521</text:p>
          </table:table-cell>
          <table:table-cell office:value-type="string" table:style-name="ce1">
            <text:p>24.02.2019,13:45</text:p>
          </table:table-cell>
          <table:table-cell office:value-type="float" office:value="20.419974" table:style-name="ce1">
            <text:p>20.419974</text:p>
          </table:table-cell>
          <table:table-cell office:value-type="float" office:value="44.741667" table:style-name="ce1">
            <text:p>44.74166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5517" table:style-name="ce1">
            <text:p>1245517</text:p>
          </table:table-cell>
          <table:table-cell office:value-type="string" table:style-name="ce1">
            <text:p>24.02.2019,10:00</text:p>
          </table:table-cell>
          <table:table-cell office:value-type="float" office:value="20.496220999999998" table:style-name="ce1">
            <text:p>20.496221</text:p>
          </table:table-cell>
          <table:table-cell office:value-type="float" office:value="44.808883000000002" table:style-name="ce1">
            <text:p>44.80888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5883" table:style-name="ce1">
            <text:p>1245883</text:p>
          </table:table-cell>
          <table:table-cell office:value-type="string" table:style-name="ce1">
            <text:p>24.02.2019,11:00</text:p>
          </table:table-cell>
          <table:table-cell office:value-type="float" office:value="20.505372999999999" table:style-name="ce1">
            <text:p>20.505373</text:p>
          </table:table-cell>
          <table:table-cell office:value-type="float" office:value="44.774932999999997" table:style-name="ce1">
            <text:p>44.77493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6523" table:style-name="ce1">
            <text:p>1246523</text:p>
          </table:table-cell>
          <table:table-cell office:value-type="string" table:style-name="ce1">
            <text:p>24.02.2019,02:55</text:p>
          </table:table-cell>
          <table:table-cell office:value-type="float" office:value="20.569859999999998" table:style-name="ce1">
            <text:p>20.56986</text:p>
          </table:table-cell>
          <table:table-cell office:value-type="float" office:value="44.759231999999997" table:style-name="ce1">
            <text:p>44.75923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5744" table:style-name="ce1">
            <text:p>1245744</text:p>
          </table:table-cell>
          <table:table-cell office:value-type="string" table:style-name="ce1">
            <text:p>24.02.2019,21:00</text:p>
          </table:table-cell>
          <table:table-cell office:value-type="float" office:value="20.410917999999999" table:style-name="ce1">
            <text:p>20.410918</text:p>
          </table:table-cell>
          <table:table-cell office:value-type="float" office:value="44.770063999999998" table:style-name="ce1">
            <text:p>44.77006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6303" table:style-name="ce1">
            <text:p>1246303</text:p>
          </table:table-cell>
          <table:table-cell office:value-type="string" table:style-name="ce1">
            <text:p>24.02.2019,19:00</text:p>
          </table:table-cell>
          <table:table-cell office:value-type="float" office:value="20.416340000000002" table:style-name="ce1">
            <text:p>20.41634</text:p>
          </table:table-cell>
          <table:table-cell office:value-type="float" office:value="44.58229" table:style-name="ce1">
            <text:p>44.5822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5540" table:style-name="ce1">
            <text:p>1245540</text:p>
          </table:table-cell>
          <table:table-cell office:value-type="string" table:style-name="ce1">
            <text:p>24.02.2019,19:30</text:p>
          </table:table-cell>
          <table:table-cell office:value-type="float" office:value="20.499919999999999" table:style-name="ce1">
            <text:p>20.49992</text:p>
          </table:table-cell>
          <table:table-cell office:value-type="float" office:value="44.765799999999999" table:style-name="ce1">
            <text:p>44.765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istom smeru uz skretanje</text:p>
          </table:table-cell>
          <table:table-cell table:number-columns-repeated="16377"/>
        </table:table-row>
        <table:table-row table:style-name="ro1">
          <table:table-cell office:value-type="float" office:value="1246172" table:style-name="ce1">
            <text:p>1246172</text:p>
          </table:table-cell>
          <table:table-cell office:value-type="string" table:style-name="ce1">
            <text:p>24.02.2019,17:20</text:p>
          </table:table-cell>
          <table:table-cell office:value-type="float" office:value="20.483211000000001" table:style-name="ce1">
            <text:p>20.483211</text:p>
          </table:table-cell>
          <table:table-cell office:value-type="float" office:value="44.810572999999998" table:style-name="ce1">
            <text:p>44.81057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6133" table:style-name="ce1">
            <text:p>1246133</text:p>
          </table:table-cell>
          <table:table-cell office:value-type="string" table:style-name="ce1">
            <text:p>24.02.2019,21:10</text:p>
          </table:table-cell>
          <table:table-cell office:value-type="float" office:value="20.394100000000002" table:style-name="ce1">
            <text:p>20.3941</text:p>
          </table:table-cell>
          <table:table-cell office:value-type="float" office:value="44.582610000000003" table:style-name="ce1">
            <text:p>44.5826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5537" table:style-name="ce1">
            <text:p>1245537</text:p>
          </table:table-cell>
          <table:table-cell office:value-type="string" table:style-name="ce1">
            <text:p>24.02.2019,19:00</text:p>
          </table:table-cell>
          <table:table-cell office:value-type="float" office:value="20.170931" table:style-name="ce1">
            <text:p>20.170931</text:p>
          </table:table-cell>
          <table:table-cell office:value-type="float" office:value="44.879469" table:style-name="ce1">
            <text:p>44.87946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style-name="ro1">
          <table:table-cell office:value-type="float" office:value="1245541" table:style-name="ce1">
            <text:p>1245541</text:p>
          </table:table-cell>
          <table:table-cell office:value-type="string" table:style-name="ce1">
            <text:p>24.02.2019,17:45</text:p>
          </table:table-cell>
          <table:table-cell office:value-type="float" office:value="20.366569999999999" table:style-name="ce1">
            <text:p>20.36657</text:p>
          </table:table-cell>
          <table:table-cell office:value-type="float" office:value="44.729559999999999" table:style-name="ce1">
            <text:p>44.7295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6178" table:style-name="ce1">
            <text:p>1246178</text:p>
          </table:table-cell>
          <table:table-cell office:value-type="string" table:style-name="ce1">
            <text:p>24.02.2019,20:00</text:p>
          </table:table-cell>
          <table:table-cell office:value-type="float" office:value="20.610524999999999" table:style-name="ce1">
            <text:p>20.610525</text:p>
          </table:table-cell>
          <table:table-cell office:value-type="float" office:value="44.676290000000002" table:style-name="ce1">
            <text:p>44.67629</text:p>
          </table:table-cell>
          <table:table-cell office:value-type="string" table:style-name="ce1">
            <text:p>Sa poginul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45535" table:style-name="ce1">
            <text:p>1245535</text:p>
          </table:table-cell>
          <table:table-cell office:value-type="string" table:style-name="ce1">
            <text:p>24.02.2019,19:30</text:p>
          </table:table-cell>
          <table:table-cell office:value-type="float" office:value="20.44276" table:style-name="ce1">
            <text:p>20.44276</text:p>
          </table:table-cell>
          <table:table-cell office:value-type="float" office:value="44.736469999999997" table:style-name="ce1">
            <text:p>44.7364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5553" table:style-name="ce1">
            <text:p>1245553</text:p>
          </table:table-cell>
          <table:table-cell office:value-type="string" table:style-name="ce1">
            <text:p>24.02.2019,14:30</text:p>
          </table:table-cell>
          <table:table-cell office:value-type="float" office:value="20.769126" table:style-name="ce1">
            <text:p>20.769126</text:p>
          </table:table-cell>
          <table:table-cell office:value-type="float" office:value="44.577491999999999" table:style-name="ce1">
            <text:p>44.57749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5650" table:style-name="ce1">
            <text:p>1245650</text:p>
          </table:table-cell>
          <table:table-cell office:value-type="string" table:style-name="ce1">
            <text:p>24.02.2019,03:30</text:p>
          </table:table-cell>
          <table:table-cell office:value-type="float" office:value="20.444856000000001" table:style-name="ce1">
            <text:p>20.444856</text:p>
          </table:table-cell>
          <table:table-cell office:value-type="float" office:value="44.789330999999997" table:style-name="ce1">
            <text:p>44.78933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bez prepreka na kolovozu na nepoznat, nespecificiran način</text:p>
          </table:table-cell>
          <table:table-cell table:number-columns-repeated="16377"/>
        </table:table-row>
        <table:table-row table:style-name="ro1">
          <table:table-cell office:value-type="float" office:value="1245621" table:style-name="ce1">
            <text:p>1245621</text:p>
          </table:table-cell>
          <table:table-cell office:value-type="string" table:style-name="ce1">
            <text:p>24.02.2019,14:30</text:p>
          </table:table-cell>
          <table:table-cell office:value-type="float" office:value="20.372343000000001" table:style-name="ce1">
            <text:p>20.372343</text:p>
          </table:table-cell>
          <table:table-cell office:value-type="float" office:value="44.726844999999997" table:style-name="ce1">
            <text:p>44.72684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bez prepreka na kolovozu na nepoznat, nespecificiran način</text:p>
          </table:table-cell>
          <table:table-cell table:number-columns-repeated="16377"/>
        </table:table-row>
        <table:table-row table:style-name="ro1">
          <table:table-cell office:value-type="float" office:value="1246061" table:style-name="ce1">
            <text:p>1246061</text:p>
          </table:table-cell>
          <table:table-cell office:value-type="string" table:style-name="ce1">
            <text:p>24.02.2019,21:15</text:p>
          </table:table-cell>
          <table:table-cell office:value-type="float" office:value="20.4069" table:style-name="ce1">
            <text:p>20.4069</text:p>
          </table:table-cell>
          <table:table-cell office:value-type="float" office:value="44.817439999999998" table:style-name="ce1">
            <text:p>44.8174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871" table:style-name="ce1">
            <text:p>1245871</text:p>
          </table:table-cell>
          <table:table-cell office:value-type="string" table:style-name="ce1">
            <text:p>24.02.2019,15:15</text:p>
          </table:table-cell>
          <table:table-cell office:value-type="float" office:value="20.595292000000001" table:style-name="ce1">
            <text:p>20.595292</text:p>
          </table:table-cell>
          <table:table-cell office:value-type="float" office:value="44.669725999999997" table:style-name="ce1">
            <text:p>44.66972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490" table:style-name="ce1">
            <text:p>1245490</text:p>
          </table:table-cell>
          <table:table-cell office:value-type="string" table:style-name="ce1">
            <text:p>24.02.2019,00:35</text:p>
          </table:table-cell>
          <table:table-cell office:value-type="float" office:value="20.462917000000001" table:style-name="ce1">
            <text:p>20.462917</text:p>
          </table:table-cell>
          <table:table-cell office:value-type="float" office:value="44.814093999999997" table:style-name="ce1">
            <text:p>44.81409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936" table:style-name="ce1">
            <text:p>1245936</text:p>
          </table:table-cell>
          <table:table-cell office:value-type="string" table:style-name="ce1">
            <text:p>24.02.2019,11:00</text:p>
          </table:table-cell>
          <table:table-cell office:value-type="float" office:value="20.488665000000001" table:style-name="ce1">
            <text:p>20.488665</text:p>
          </table:table-cell>
          <table:table-cell office:value-type="float" office:value="44.77328" table:style-name="ce1">
            <text:p>44.7732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828" table:style-name="ce1">
            <text:p>1245828</text:p>
          </table:table-cell>
          <table:table-cell office:value-type="string" table:style-name="ce1">
            <text:p>24.02.2019,01:00</text:p>
          </table:table-cell>
          <table:table-cell office:value-type="float" office:value="20.556139999999999" table:style-name="ce1">
            <text:p>20.55614</text:p>
          </table:table-cell>
          <table:table-cell office:value-type="float" office:value="44.717199999999998" table:style-name="ce1">
            <text:p>44.717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534" table:style-name="ce1">
            <text:p>1245534</text:p>
          </table:table-cell>
          <table:table-cell office:value-type="string" table:style-name="ce1">
            <text:p>24.02.2019,18:40</text:p>
          </table:table-cell>
          <table:table-cell office:value-type="float" office:value="20.403977000000001" table:style-name="ce1">
            <text:p>20.403977</text:p>
          </table:table-cell>
          <table:table-cell office:value-type="float" office:value="44.819927" table:style-name="ce1">
            <text:p>44.81992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6207" table:style-name="ce1">
            <text:p>1246207</text:p>
          </table:table-cell>
          <table:table-cell office:value-type="string" table:style-name="ce1">
            <text:p>24.02.2019,02:15</text:p>
          </table:table-cell>
          <table:table-cell office:value-type="float" office:value="20.675090000000001" table:style-name="ce1">
            <text:p>20.67509</text:p>
          </table:table-cell>
          <table:table-cell office:value-type="float" office:value="44.45787" table:style-name="ce1">
            <text:p>44.4578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6143" table:style-name="ce1">
            <text:p>1246143</text:p>
          </table:table-cell>
          <table:table-cell office:value-type="string" table:style-name="ce1">
            <text:p>24.02.2019,18:10</text:p>
          </table:table-cell>
          <table:table-cell office:value-type="float" office:value="20.411860000000001" table:style-name="ce1">
            <text:p>20.41186</text:p>
          </table:table-cell>
          <table:table-cell office:value-type="float" office:value="44.784640000000003" table:style-name="ce1">
            <text:p>44.7846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5946" table:style-name="ce1">
            <text:p>1245946</text:p>
          </table:table-cell>
          <table:table-cell office:value-type="string" table:style-name="ce1">
            <text:p>24.02.2019,07:30</text:p>
          </table:table-cell>
          <table:table-cell office:value-type="float" office:value="20.483829" table:style-name="ce1">
            <text:p>20.483829</text:p>
          </table:table-cell>
          <table:table-cell office:value-type="float" office:value="44.810074" table:style-name="ce1">
            <text:p>44.81007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5544" table:style-name="ce1">
            <text:p>1245544</text:p>
          </table:table-cell>
          <table:table-cell office:value-type="string" table:style-name="ce1">
            <text:p>24.02.2019,18:45</text:p>
          </table:table-cell>
          <table:table-cell office:value-type="float" office:value="20.466235000000001" table:style-name="ce1">
            <text:p>20.466235</text:p>
          </table:table-cell>
          <table:table-cell office:value-type="float" office:value="44.717104999999997" table:style-name="ce1">
            <text:p>44.71710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5917" table:style-name="ce1">
            <text:p>1245917</text:p>
          </table:table-cell>
          <table:table-cell office:value-type="string" table:style-name="ce1">
            <text:p>24.02.2019,14:30</text:p>
          </table:table-cell>
          <table:table-cell office:value-type="float" office:value="20.465814999999999" table:style-name="ce1">
            <text:p>20.465815</text:p>
          </table:table-cell>
          <table:table-cell office:value-type="float" office:value="44.716788999999999" table:style-name="ce1">
            <text:p>44.71678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5878" table:style-name="ce1">
            <text:p>1245878</text:p>
          </table:table-cell>
          <table:table-cell office:value-type="string" table:style-name="ce1">
            <text:p>24.02.2019,13:40</text:p>
          </table:table-cell>
          <table:table-cell office:value-type="float" office:value="20.500530000000001" table:style-name="ce1">
            <text:p>20.50053</text:p>
          </table:table-cell>
          <table:table-cell office:value-type="float" office:value="44.767960000000002" table:style-name="ce1">
            <text:p>44.7679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5548" table:style-name="ce1">
            <text:p>1245548</text:p>
          </table:table-cell>
          <table:table-cell office:value-type="string" table:style-name="ce1">
            <text:p>24.02.2019,17:20</text:p>
          </table:table-cell>
          <table:table-cell office:value-type="float" office:value="20.397476999999999" table:style-name="ce1">
            <text:p>20.397477</text:p>
          </table:table-cell>
          <table:table-cell office:value-type="float" office:value="44.803533999999999" table:style-name="ce1">
            <text:p>44.80353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5573" table:style-name="ce1">
            <text:p>1245573</text:p>
          </table:table-cell>
          <table:table-cell office:value-type="string" table:style-name="ce1">
            <text:p>25.02.2019,07:50</text:p>
          </table:table-cell>
          <table:table-cell office:value-type="float" office:value="20.533242999999999" table:style-name="ce1">
            <text:p>20.533243</text:p>
          </table:table-cell>
          <table:table-cell office:value-type="float" office:value="44.795000999999999" table:style-name="ce1">
            <text:p>44.79500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5690" table:style-name="ce1">
            <text:p>1245690</text:p>
          </table:table-cell>
          <table:table-cell office:value-type="string" table:style-name="ce1">
            <text:p>25.02.2019,17:10</text:p>
          </table:table-cell>
          <table:table-cell office:value-type="float" office:value="20.468889999999998" table:style-name="ce1">
            <text:p>20.46889</text:p>
          </table:table-cell>
          <table:table-cell office:value-type="float" office:value="44.816769999999998" table:style-name="ce1">
            <text:p>44.8167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5952" table:style-name="ce1">
            <text:p>1245952</text:p>
          </table:table-cell>
          <table:table-cell office:value-type="string" table:style-name="ce1">
            <text:p>25.02.2019,16:30</text:p>
          </table:table-cell>
          <table:table-cell office:value-type="float" office:value="20.458172000000001" table:style-name="ce1">
            <text:p>20.458172</text:p>
          </table:table-cell>
          <table:table-cell office:value-type="float" office:value="44.804246999999997" table:style-name="ce1">
            <text:p>44.80424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5710" table:style-name="ce1">
            <text:p>1245710</text:p>
          </table:table-cell>
          <table:table-cell office:value-type="string" table:style-name="ce1">
            <text:p>25.02.2019,17:05</text:p>
          </table:table-cell>
          <table:table-cell office:value-type="float" office:value="20.321615000000001" table:style-name="ce1">
            <text:p>20.321615</text:p>
          </table:table-cell>
          <table:table-cell office:value-type="float" office:value="44.869731999999999" table:style-name="ce1">
            <text:p>44.86973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6578" table:style-name="ce1">
            <text:p>1246578</text:p>
          </table:table-cell>
          <table:table-cell office:value-type="string" table:style-name="ce1">
            <text:p>25.02.2019,18:00</text:p>
          </table:table-cell>
          <table:table-cell office:value-type="float" office:value="20.456706000000001" table:style-name="ce1">
            <text:p>20.456706</text:p>
          </table:table-cell>
          <table:table-cell office:value-type="float" office:value="44.822094" table:style-name="ce1">
            <text:p>44.82209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6230" table:style-name="ce1">
            <text:p>1246230</text:p>
          </table:table-cell>
          <table:table-cell office:value-type="string" table:style-name="ce1">
            <text:p>25.02.2019,19:10</text:p>
          </table:table-cell>
          <table:table-cell office:value-type="float" office:value="20.410810000000001" table:style-name="ce1">
            <text:p>20.41081</text:p>
          </table:table-cell>
          <table:table-cell office:value-type="float" office:value="44.781410000000001" table:style-name="ce1">
            <text:p>44.7814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6524" table:style-name="ce1">
            <text:p>1246524</text:p>
          </table:table-cell>
          <table:table-cell office:value-type="string" table:style-name="ce1">
            <text:p>25.02.2019,17:20</text:p>
          </table:table-cell>
          <table:table-cell office:value-type="float" office:value="20.469242999999999" table:style-name="ce1">
            <text:p>20.469243</text:p>
          </table:table-cell>
          <table:table-cell office:value-type="float" office:value="44.795451999999997" table:style-name="ce1">
            <text:p>44.79545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5620" table:style-name="ce1">
            <text:p>1245620</text:p>
          </table:table-cell>
          <table:table-cell office:value-type="string" table:style-name="ce1">
            <text:p>25.02.2019,17:00</text:p>
          </table:table-cell>
          <table:table-cell office:value-type="float" office:value="20.496371" table:style-name="ce1">
            <text:p>20.496371</text:p>
          </table:table-cell>
          <table:table-cell office:value-type="float" office:value="44.783214999999998" table:style-name="ce1">
            <text:p>44.78321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5635" table:style-name="ce1">
            <text:p>1245635</text:p>
          </table:table-cell>
          <table:table-cell office:value-type="string" table:style-name="ce1">
            <text:p>25.02.2019,21:00</text:p>
          </table:table-cell>
          <table:table-cell office:value-type="float" office:value="20.50103" table:style-name="ce1">
            <text:p>20.50103</text:p>
          </table:table-cell>
          <table:table-cell office:value-type="float" office:value="44.796379999999999" table:style-name="ce1">
            <text:p>44.7963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5963" table:style-name="ce1">
            <text:p>1245963</text:p>
          </table:table-cell>
          <table:table-cell office:value-type="string" table:style-name="ce1">
            <text:p>25.02.2019,14:05</text:p>
          </table:table-cell>
          <table:table-cell office:value-type="float" office:value="20.470645999999999" table:style-name="ce1">
            <text:p>20.470646</text:p>
          </table:table-cell>
          <table:table-cell office:value-type="float" office:value="44.783481999999999" table:style-name="ce1">
            <text:p>44.78348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46094" table:style-name="ce1">
            <text:p>1246094</text:p>
          </table:table-cell>
          <table:table-cell office:value-type="string" table:style-name="ce1">
            <text:p>25.02.2019,14:00</text:p>
          </table:table-cell>
          <table:table-cell office:value-type="float" office:value="20.425998" table:style-name="ce1">
            <text:p>20.425998</text:p>
          </table:table-cell>
          <table:table-cell office:value-type="float" office:value="44.744363" table:style-name="ce1">
            <text:p>44.74436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45961" table:style-name="ce1">
            <text:p>1245961</text:p>
          </table:table-cell>
          <table:table-cell office:value-type="string" table:style-name="ce1">
            <text:p>25.02.2019,08:30</text:p>
          </table:table-cell>
          <table:table-cell office:value-type="float" office:value="20.418734000000001" table:style-name="ce1">
            <text:p>20.418734</text:p>
          </table:table-cell>
          <table:table-cell office:value-type="float" office:value="44.809826000000001" table:style-name="ce1">
            <text:p>44.80982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5578" table:style-name="ce1">
            <text:p>1245578</text:p>
          </table:table-cell>
          <table:table-cell office:value-type="string" table:style-name="ce1">
            <text:p>25.02.2019,07:50</text:p>
          </table:table-cell>
          <table:table-cell office:value-type="float" office:value="20.461919000000002" table:style-name="ce1">
            <text:p>20.461919</text:p>
          </table:table-cell>
          <table:table-cell office:value-type="float" office:value="44.875580999999997" table:style-name="ce1">
            <text:p>44.87558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u raskrsnici, bez skretanja vozila</text:p>
          </table:table-cell>
          <table:table-cell table:number-columns-repeated="16377"/>
        </table:table-row>
        <table:table-row table:style-name="ro1">
          <table:table-cell office:value-type="float" office:value="1245617" table:style-name="ce1">
            <text:p>1245617</text:p>
          </table:table-cell>
          <table:table-cell office:value-type="string" table:style-name="ce1">
            <text:p>25.02.2019,18:50</text:p>
          </table:table-cell>
          <table:table-cell office:value-type="float" office:value="20.487559999999998" table:style-name="ce1">
            <text:p>20.48756</text:p>
          </table:table-cell>
          <table:table-cell office:value-type="float" office:value="44.772260000000003" table:style-name="ce1">
            <text:p>44.7722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sleva, van raskrsnice , bez skretanja vozila</text:p>
          </table:table-cell>
          <table:table-cell table:number-columns-repeated="16377"/>
        </table:table-row>
        <table:table-row table:style-name="ro1">
          <table:table-cell office:value-type="float" office:value="1245964" table:style-name="ce1">
            <text:p>1245964</text:p>
          </table:table-cell>
          <table:table-cell office:value-type="string" table:style-name="ce1">
            <text:p>25.02.2019,10:00</text:p>
          </table:table-cell>
          <table:table-cell office:value-type="float" office:value="20.2651" table:style-name="ce1">
            <text:p>20.2651</text:p>
          </table:table-cell>
          <table:table-cell office:value-type="float" office:value="44.781149999999997" table:style-name="ce1">
            <text:p>44.7811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5696" table:style-name="ce1">
            <text:p>1245696</text:p>
          </table:table-cell>
          <table:table-cell office:value-type="string" table:style-name="ce1">
            <text:p>25.02.2019,13:00</text:p>
          </table:table-cell>
          <table:table-cell office:value-type="float" office:value="20.411746999999998" table:style-name="ce1">
            <text:p>20.411747</text:p>
          </table:table-cell>
          <table:table-cell office:value-type="float" office:value="44.823230000000002" table:style-name="ce1">
            <text:p>44.8232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5576" table:style-name="ce1">
            <text:p>1245576</text:p>
          </table:table-cell>
          <table:table-cell office:value-type="string" table:style-name="ce1">
            <text:p>25.02.2019,08:00</text:p>
          </table:table-cell>
          <table:table-cell office:value-type="float" office:value="20.507739000000001" table:style-name="ce1">
            <text:p>20.507739</text:p>
          </table:table-cell>
          <table:table-cell office:value-type="float" office:value="44.783332000000001" table:style-name="ce1">
            <text:p>44.78333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5731" table:style-name="ce1">
            <text:p>1245731</text:p>
          </table:table-cell>
          <table:table-cell office:value-type="string" table:style-name="ce1">
            <text:p>25.02.2019,07:00</text:p>
          </table:table-cell>
          <table:table-cell office:value-type="float" office:value="20.368918000000001" table:style-name="ce1">
            <text:p>20.368918</text:p>
          </table:table-cell>
          <table:table-cell office:value-type="float" office:value="44.812710000000003" table:style-name="ce1">
            <text:p>44.8127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5738" table:style-name="ce1">
            <text:p>1245738</text:p>
          </table:table-cell>
          <table:table-cell office:value-type="string" table:style-name="ce1">
            <text:p>25.02.2019,15:45</text:p>
          </table:table-cell>
          <table:table-cell office:value-type="float" office:value="20.430841999999998" table:style-name="ce1">
            <text:p>20.430842</text:p>
          </table:table-cell>
          <table:table-cell office:value-type="float" office:value="44.739474000000001" table:style-name="ce1">
            <text:p>44.73947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6570" table:style-name="ce1">
            <text:p>1246570</text:p>
          </table:table-cell>
          <table:table-cell office:value-type="string" table:style-name="ce1">
            <text:p>25.02.2019,12:00</text:p>
          </table:table-cell>
          <table:table-cell office:value-type="float" office:value="20.516719999999999" table:style-name="ce1">
            <text:p>20.51672</text:p>
          </table:table-cell>
          <table:table-cell office:value-type="float" office:value="44.774430000000002" table:style-name="ce1">
            <text:p>44.7744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5630" table:style-name="ce1">
            <text:p>1245630</text:p>
          </table:table-cell>
          <table:table-cell office:value-type="string" table:style-name="ce1">
            <text:p>25.02.2019,22:35</text:p>
          </table:table-cell>
          <table:table-cell office:value-type="float" office:value="20.068968000000002" table:style-name="ce1">
            <text:p>20.068968</text:p>
          </table:table-cell>
          <table:table-cell office:value-type="float" office:value="44.587589999999999" table:style-name="ce1">
            <text:p>44.5875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životinja</text:p>
          </table:table-cell>
          <table:table-cell table:number-columns-repeated="16377"/>
        </table:table-row>
        <table:table-row table:style-name="ro1">
          <table:table-cell office:value-type="float" office:value="1245994" table:style-name="ce1">
            <text:p>1245994</text:p>
          </table:table-cell>
          <table:table-cell office:value-type="string" table:style-name="ce1">
            <text:p>25.02.2019,11:30</text:p>
          </table:table-cell>
          <table:table-cell office:value-type="float" office:value="20.573" table:style-name="ce1">
            <text:p>20.573</text:p>
          </table:table-cell>
          <table:table-cell office:value-type="float" office:value="44.662413999999998" table:style-name="ce1">
            <text:p>44.66241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desno sa kolovoza na pravcu</text:p>
          </table:table-cell>
          <table:table-cell table:number-columns-repeated="16377"/>
        </table:table-row>
        <table:table-row table:style-name="ro1">
          <table:table-cell office:value-type="float" office:value="1245974" table:style-name="ce1">
            <text:p>1245974</text:p>
          </table:table-cell>
          <table:table-cell office:value-type="string" table:style-name="ce1">
            <text:p>25.02.2019,15:15</text:p>
          </table:table-cell>
          <table:table-cell office:value-type="float" office:value="20.387998" table:style-name="ce1">
            <text:p>20.387998</text:p>
          </table:table-cell>
          <table:table-cell office:value-type="float" office:value="44.828471" table:style-name="ce1">
            <text:p>44.82847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5618" table:style-name="ce1">
            <text:p>1245618</text:p>
          </table:table-cell>
          <table:table-cell office:value-type="string" table:style-name="ce1">
            <text:p>25.02.2019,20:05</text:p>
          </table:table-cell>
          <table:table-cell office:value-type="float" office:value="20.410333000000001" table:style-name="ce1">
            <text:p>20.410333</text:p>
          </table:table-cell>
          <table:table-cell office:value-type="float" office:value="44.839317000000001" table:style-name="ce1">
            <text:p>44.83931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5733" table:style-name="ce1">
            <text:p>1245733</text:p>
          </table:table-cell>
          <table:table-cell office:value-type="string" table:style-name="ce1">
            <text:p>25.02.2019,15:00</text:p>
          </table:table-cell>
          <table:table-cell office:value-type="float" office:value="20.385082000000001" table:style-name="ce1">
            <text:p>20.385082</text:p>
          </table:table-cell>
          <table:table-cell office:value-type="float" office:value="44.802635000000002" table:style-name="ce1">
            <text:p>44.80263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5816" table:style-name="ce1">
            <text:p>1245816</text:p>
          </table:table-cell>
          <table:table-cell office:value-type="string" table:style-name="ce1">
            <text:p>25.02.2019,20:28</text:p>
          </table:table-cell>
          <table:table-cell office:value-type="float" office:value="20.410969999999999" table:style-name="ce1">
            <text:p>20.41097</text:p>
          </table:table-cell>
          <table:table-cell office:value-type="float" office:value="44.759480000000003" table:style-name="ce1">
            <text:p>44.7594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6411" table:style-name="ce1">
            <text:p>1246411</text:p>
          </table:table-cell>
          <table:table-cell office:value-type="string" table:style-name="ce1">
            <text:p>25.02.2019,15:50</text:p>
          </table:table-cell>
          <table:table-cell office:value-type="float" office:value="20.449791000000001" table:style-name="ce1">
            <text:p>20.449791</text:p>
          </table:table-cell>
          <table:table-cell office:value-type="float" office:value="44.744858999999998" table:style-name="ce1">
            <text:p>44.74485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5629" table:style-name="ce1">
            <text:p>1245629</text:p>
          </table:table-cell>
          <table:table-cell office:value-type="string" table:style-name="ce1">
            <text:p>25.02.2019,18:00</text:p>
          </table:table-cell>
          <table:table-cell office:value-type="float" office:value="20.456156" table:style-name="ce1">
            <text:p>20.456156</text:p>
          </table:table-cell>
          <table:table-cell office:value-type="float" office:value="44.815080000000002" table:style-name="ce1">
            <text:p>44.8150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5967" table:style-name="ce1">
            <text:p>1245967</text:p>
          </table:table-cell>
          <table:table-cell office:value-type="string" table:style-name="ce1">
            <text:p>25.02.2019,12:30</text:p>
          </table:table-cell>
          <table:table-cell office:value-type="float" office:value="20.482002999999999" table:style-name="ce1">
            <text:p>20.482003</text:p>
          </table:table-cell>
          <table:table-cell office:value-type="float" office:value="44.782300999999997" table:style-name="ce1">
            <text:p>44.78230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6438" table:style-name="ce1">
            <text:p>1246438</text:p>
          </table:table-cell>
          <table:table-cell office:value-type="string" table:style-name="ce1">
            <text:p>25.02.2019,10:25</text:p>
          </table:table-cell>
          <table:table-cell office:value-type="float" office:value="20.458729999999999" table:style-name="ce1">
            <text:p>20.45873</text:p>
          </table:table-cell>
          <table:table-cell office:value-type="float" office:value="44.797930000000001" table:style-name="ce1">
            <text:p>44.7979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5633" table:style-name="ce1">
            <text:p>1245633</text:p>
          </table:table-cell>
          <table:table-cell office:value-type="string" table:style-name="ce1">
            <text:p>25.02.2019,19:00</text:p>
          </table:table-cell>
          <table:table-cell office:value-type="float" office:value="20.428082" table:style-name="ce1">
            <text:p>20.428082</text:p>
          </table:table-cell>
          <table:table-cell office:value-type="float" office:value="44.751269000000001" table:style-name="ce1">
            <text:p>44.75126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6436" table:style-name="ce1">
            <text:p>1246436</text:p>
          </table:table-cell>
          <table:table-cell office:value-type="string" table:style-name="ce1">
            <text:p>25.02.2019,19:00</text:p>
          </table:table-cell>
          <table:table-cell office:value-type="float" office:value="20.353249999999999" table:style-name="ce1">
            <text:p>20.35325</text:p>
          </table:table-cell>
          <table:table-cell office:value-type="float" office:value="44.806600000000003" table:style-name="ce1">
            <text:p>44.806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čeoni sudar</text:p>
          </table:table-cell>
          <table:table-cell table:number-columns-repeated="16377"/>
        </table:table-row>
        <table:table-row table:style-name="ro1">
          <table:table-cell office:value-type="float" office:value="1245889" table:style-name="ce1">
            <text:p>1245889</text:p>
          </table:table-cell>
          <table:table-cell office:value-type="string" table:style-name="ce1">
            <text:p>25.02.2019,18:49</text:p>
          </table:table-cell>
          <table:table-cell office:value-type="float" office:value="20.413405000000001" table:style-name="ce1">
            <text:p>20.413405</text:p>
          </table:table-cell>
          <table:table-cell office:value-type="float" office:value="44.821133000000003" table:style-name="ce1">
            <text:p>44.82113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bez prepreka na kolovozu na nepoznat, nespecificiran način</text:p>
          </table:table-cell>
          <table:table-cell table:number-columns-repeated="16377"/>
        </table:table-row>
        <table:table-row table:style-name="ro1">
          <table:table-cell office:value-type="float" office:value="1245591" table:style-name="ce1">
            <text:p>1245591</text:p>
          </table:table-cell>
          <table:table-cell office:value-type="string" table:style-name="ce1">
            <text:p>25.02.2019,11:15</text:p>
          </table:table-cell>
          <table:table-cell office:value-type="float" office:value="20.583877999999999" table:style-name="ce1">
            <text:p>20.583878</text:p>
          </table:table-cell>
          <table:table-cell office:value-type="float" office:value="44.751023000000004" table:style-name="ce1">
            <text:p>44.75102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734" table:style-name="ce1">
            <text:p>1245734</text:p>
          </table:table-cell>
          <table:table-cell office:value-type="string" table:style-name="ce1">
            <text:p>25.02.2019,16:45</text:p>
          </table:table-cell>
          <table:table-cell office:value-type="float" office:value="20.42764" table:style-name="ce1">
            <text:p>20.42764</text:p>
          </table:table-cell>
          <table:table-cell office:value-type="float" office:value="44.80847" table:style-name="ce1">
            <text:p>44.8084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5708" table:style-name="ce1">
            <text:p>1245708</text:p>
          </table:table-cell>
          <table:table-cell office:value-type="string" table:style-name="ce1">
            <text:p>25.02.2019,15:50</text:p>
          </table:table-cell>
          <table:table-cell office:value-type="float" office:value="20.526350000000001" table:style-name="ce1">
            <text:p>20.52635</text:p>
          </table:table-cell>
          <table:table-cell office:value-type="float" office:value="44.818759999999997" table:style-name="ce1">
            <text:p>44.8187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5747" table:style-name="ce1">
            <text:p>1245747</text:p>
          </table:table-cell>
          <table:table-cell office:value-type="string" table:style-name="ce1">
            <text:p>25.02.2019,00:55</text:p>
          </table:table-cell>
          <table:table-cell office:value-type="float" office:value="20.437180000000001" table:style-name="ce1">
            <text:p>20.43718</text:p>
          </table:table-cell>
          <table:table-cell office:value-type="float" office:value="44.794939999999997" table:style-name="ce1">
            <text:p>44.7949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610" table:style-name="ce1">
            <text:p>1245610</text:p>
          </table:table-cell>
          <table:table-cell office:value-type="string" table:style-name="ce1">
            <text:p>25.02.2019,16:53</text:p>
          </table:table-cell>
          <table:table-cell office:value-type="float" office:value="20.413022999999999" table:style-name="ce1">
            <text:p>20.413023</text:p>
          </table:table-cell>
          <table:table-cell office:value-type="float" office:value="44.824503" table:style-name="ce1">
            <text:p>44.82450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681" table:style-name="ce1">
            <text:p>1245681</text:p>
          </table:table-cell>
          <table:table-cell office:value-type="string" table:style-name="ce1">
            <text:p>25.02.2019,13:50</text:p>
          </table:table-cell>
          <table:table-cell office:value-type="float" office:value="20.468389999999999" table:style-name="ce1">
            <text:p>20.46839</text:p>
          </table:table-cell>
          <table:table-cell office:value-type="float" office:value="44.779589999999999" table:style-name="ce1">
            <text:p>44.7795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587" table:style-name="ce1">
            <text:p>1245587</text:p>
          </table:table-cell>
          <table:table-cell office:value-type="string" table:style-name="ce1">
            <text:p>25.02.2019,12:20</text:p>
          </table:table-cell>
          <table:table-cell office:value-type="float" office:value="20.434460000000001" table:style-name="ce1">
            <text:p>20.43446</text:p>
          </table:table-cell>
          <table:table-cell office:value-type="float" office:value="44.81474" table:style-name="ce1">
            <text:p>44.8147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6435" table:style-name="ce1">
            <text:p>1246435</text:p>
          </table:table-cell>
          <table:table-cell office:value-type="string" table:style-name="ce1">
            <text:p>25.02.2019,09:00</text:p>
          </table:table-cell>
          <table:table-cell office:value-type="float" office:value="20.463979999999999" table:style-name="ce1">
            <text:p>20.46398</text:p>
          </table:table-cell>
          <table:table-cell office:value-type="float" office:value="44.771459999999998" table:style-name="ce1">
            <text:p>44.7714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6417" table:style-name="ce1">
            <text:p>1246417</text:p>
          </table:table-cell>
          <table:table-cell office:value-type="string" table:style-name="ce1">
            <text:p>25.02.2019,13:50</text:p>
          </table:table-cell>
          <table:table-cell office:value-type="float" office:value="20.470167" table:style-name="ce1">
            <text:p>20.470167</text:p>
          </table:table-cell>
          <table:table-cell office:value-type="float" office:value="44.783717000000003" table:style-name="ce1">
            <text:p>44.78371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726" table:style-name="ce1">
            <text:p>1245726</text:p>
          </table:table-cell>
          <table:table-cell office:value-type="string" table:style-name="ce1">
            <text:p>25.02.2019,10:40</text:p>
          </table:table-cell>
          <table:table-cell office:value-type="float" office:value="20.355989999999998" table:style-name="ce1">
            <text:p>20.35599</text:p>
          </table:table-cell>
          <table:table-cell office:value-type="float" office:value="44.799889999999998" table:style-name="ce1">
            <text:p>44.7998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728" table:style-name="ce1">
            <text:p>1245728</text:p>
          </table:table-cell>
          <table:table-cell office:value-type="string" table:style-name="ce1">
            <text:p>25.02.2019,12:00</text:p>
          </table:table-cell>
          <table:table-cell office:value-type="float" office:value="20.375522" table:style-name="ce1">
            <text:p>20.375522</text:p>
          </table:table-cell>
          <table:table-cell office:value-type="float" office:value="44.860098000000001" table:style-name="ce1">
            <text:p>44.86009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719" table:style-name="ce1">
            <text:p>1245719</text:p>
          </table:table-cell>
          <table:table-cell office:value-type="string" table:style-name="ce1">
            <text:p>25.02.2019,16:05</text:p>
          </table:table-cell>
          <table:table-cell office:value-type="float" office:value="20.26681" table:style-name="ce1">
            <text:p>20.26681</text:p>
          </table:table-cell>
          <table:table-cell office:value-type="float" office:value="44.655180000000001" table:style-name="ce1">
            <text:p>44.6551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756" table:style-name="ce1">
            <text:p>1245756</text:p>
          </table:table-cell>
          <table:table-cell office:value-type="string" table:style-name="ce1">
            <text:p>25.02.2019,12:00</text:p>
          </table:table-cell>
          <table:table-cell office:value-type="float" office:value="20.43216" table:style-name="ce1">
            <text:p>20.43216</text:p>
          </table:table-cell>
          <table:table-cell office:value-type="float" office:value="44.785825000000003" table:style-name="ce1">
            <text:p>44.78582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960" table:style-name="ce1">
            <text:p>1245960</text:p>
          </table:table-cell>
          <table:table-cell office:value-type="string" table:style-name="ce1">
            <text:p>25.02.2019,07:50</text:p>
          </table:table-cell>
          <table:table-cell office:value-type="float" office:value="20.356708000000001" table:style-name="ce1">
            <text:p>20.356708</text:p>
          </table:table-cell>
          <table:table-cell office:value-type="float" office:value="44.846729000000003" table:style-name="ce1">
            <text:p>44.84672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863" table:style-name="ce1">
            <text:p>1245863</text:p>
          </table:table-cell>
          <table:table-cell office:value-type="string" table:style-name="ce1">
            <text:p>25.02.2019,18:30</text:p>
          </table:table-cell>
          <table:table-cell office:value-type="float" office:value="20.501251" table:style-name="ce1">
            <text:p>20.501251</text:p>
          </table:table-cell>
          <table:table-cell office:value-type="float" office:value="44.783524" table:style-name="ce1">
            <text:p>44.78352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569" table:style-name="ce1">
            <text:p>1245569</text:p>
          </table:table-cell>
          <table:table-cell office:value-type="string" table:style-name="ce1">
            <text:p>25.02.2019,08:25</text:p>
          </table:table-cell>
          <table:table-cell office:value-type="float" office:value="20.449069999999999" table:style-name="ce1">
            <text:p>20.44907</text:p>
          </table:table-cell>
          <table:table-cell office:value-type="float" office:value="44.799370000000003" table:style-name="ce1">
            <text:p>44.7993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714" table:style-name="ce1">
            <text:p>1245714</text:p>
          </table:table-cell>
          <table:table-cell office:value-type="string" table:style-name="ce1">
            <text:p>25.02.2019,14:05</text:p>
          </table:table-cell>
          <table:table-cell office:value-type="float" office:value="20.450949999999999" table:style-name="ce1">
            <text:p>20.45095</text:p>
          </table:table-cell>
          <table:table-cell office:value-type="float" office:value="44.801450000000003" table:style-name="ce1">
            <text:p>44.8014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6433" table:style-name="ce1">
            <text:p>1246433</text:p>
          </table:table-cell>
          <table:table-cell office:value-type="string" table:style-name="ce1">
            <text:p>25.02.2019,07:45</text:p>
          </table:table-cell>
          <table:table-cell office:value-type="float" office:value="20.414380000000001" table:style-name="ce1">
            <text:p>20.41438</text:p>
          </table:table-cell>
          <table:table-cell office:value-type="float" office:value="44.765619999999998" table:style-name="ce1">
            <text:p>44.7656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preticanje</text:p>
          </table:table-cell>
          <table:table-cell table:number-columns-repeated="16377"/>
        </table:table-row>
        <table:table-row table:style-name="ro1">
          <table:table-cell office:value-type="float" office:value="1245631" table:style-name="ce1">
            <text:p>1245631</text:p>
          </table:table-cell>
          <table:table-cell office:value-type="string" table:style-name="ce1">
            <text:p>25.02.2019,20:50</text:p>
          </table:table-cell>
          <table:table-cell office:value-type="float" office:value="20.450475000000001" table:style-name="ce1">
            <text:p>20.450475</text:p>
          </table:table-cell>
          <table:table-cell office:value-type="float" office:value="44.801279000000001" table:style-name="ce1">
            <text:p>44.80127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5700" table:style-name="ce1">
            <text:p>1245700</text:p>
          </table:table-cell>
          <table:table-cell office:value-type="string" table:style-name="ce1">
            <text:p>25.02.2019,13:55</text:p>
          </table:table-cell>
          <table:table-cell office:value-type="float" office:value="20.343083" table:style-name="ce1">
            <text:p>20.343083</text:p>
          </table:table-cell>
          <table:table-cell office:value-type="float" office:value="44.73854" table:style-name="ce1">
            <text:p>44.7385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5713" table:style-name="ce1">
            <text:p>1245713</text:p>
          </table:table-cell>
          <table:table-cell office:value-type="string" table:style-name="ce1">
            <text:p>25.02.2019,09:50</text:p>
          </table:table-cell>
          <table:table-cell office:value-type="float" office:value="20.457100000000001" table:style-name="ce1">
            <text:p>20.4571</text:p>
          </table:table-cell>
          <table:table-cell office:value-type="float" office:value="44.803049999999999" table:style-name="ce1">
            <text:p>44.8030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5685" table:style-name="ce1">
            <text:p>1245685</text:p>
          </table:table-cell>
          <table:table-cell office:value-type="string" table:style-name="ce1">
            <text:p>25.02.2019,11:15</text:p>
          </table:table-cell>
          <table:table-cell office:value-type="float" office:value="20.491218" table:style-name="ce1">
            <text:p>20.491218</text:p>
          </table:table-cell>
          <table:table-cell office:value-type="float" office:value="44.783434" table:style-name="ce1">
            <text:p>44.78343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zdesna</text:p>
          </table:table-cell>
          <table:table-cell table:number-columns-repeated="16377"/>
        </table:table-row>
        <table:table-row table:style-name="ro1">
          <table:table-cell office:value-type="float" office:value="1245632" table:style-name="ce1">
            <text:p>1245632</text:p>
          </table:table-cell>
          <table:table-cell office:value-type="string" table:style-name="ce1">
            <text:p>25.02.2019,18:30</text:p>
          </table:table-cell>
          <table:table-cell office:value-type="float" office:value="20.49991" table:style-name="ce1">
            <text:p>20.49991</text:p>
          </table:table-cell>
          <table:table-cell office:value-type="float" office:value="44.781419999999997" table:style-name="ce1">
            <text:p>44.7814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6485" table:style-name="ce1">
            <text:p>1246485</text:p>
          </table:table-cell>
          <table:table-cell office:value-type="string" table:style-name="ce1">
            <text:p>25.02.2019,22:00</text:p>
          </table:table-cell>
          <table:table-cell office:value-type="float" office:value="20.352857" table:style-name="ce1">
            <text:p>20.352857</text:p>
          </table:table-cell>
          <table:table-cell office:value-type="float" office:value="44.806500999999997" table:style-name="ce1">
            <text:p>44.80650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5628" table:style-name="ce1">
            <text:p>1245628</text:p>
          </table:table-cell>
          <table:table-cell office:value-type="string" table:style-name="ce1">
            <text:p>25.02.2019,19:15</text:p>
          </table:table-cell>
          <table:table-cell office:value-type="float" office:value="20.349014" table:style-name="ce1">
            <text:p>20.349014</text:p>
          </table:table-cell>
          <table:table-cell office:value-type="float" office:value="44.805261999999999" table:style-name="ce1">
            <text:p>44.80526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5636" table:style-name="ce1">
            <text:p>1245636</text:p>
          </table:table-cell>
          <table:table-cell office:value-type="string" table:style-name="ce1">
            <text:p>25.02.2019,23:50</text:p>
          </table:table-cell>
          <table:table-cell office:value-type="float" office:value="20.460308999999999" table:style-name="ce1">
            <text:p>20.460309</text:p>
          </table:table-cell>
          <table:table-cell office:value-type="float" office:value="44.805722000000003" table:style-name="ce1">
            <text:p>44.80572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5701" table:style-name="ce1">
            <text:p>1245701</text:p>
          </table:table-cell>
          <table:table-cell office:value-type="string" table:style-name="ce1">
            <text:p>25.02.2019,15:20</text:p>
          </table:table-cell>
          <table:table-cell office:value-type="float" office:value="20.464234999999999" table:style-name="ce1">
            <text:p>20.464235</text:p>
          </table:table-cell>
          <table:table-cell office:value-type="float" office:value="44.806508999999998" table:style-name="ce1">
            <text:p>44.80650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udar u sustizanju</text:p>
          </table:table-cell>
          <table:table-cell table:number-columns-repeated="16377"/>
        </table:table-row>
        <table:table-row table:style-name="ro1">
          <table:table-cell office:value-type="float" office:value="1245881" table:style-name="ce1">
            <text:p>1245881</text:p>
          </table:table-cell>
          <table:table-cell office:value-type="string" table:style-name="ce1">
            <text:p>25.02.2019,23:00</text:p>
          </table:table-cell>
          <table:table-cell office:value-type="float" office:value="20.249298" table:style-name="ce1">
            <text:p>20.249298</text:p>
          </table:table-cell>
          <table:table-cell office:value-type="float" office:value="44.780983999999997" table:style-name="ce1">
            <text:p>44.78098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5732" table:style-name="ce1">
            <text:p>1245732</text:p>
          </table:table-cell>
          <table:table-cell office:value-type="string" table:style-name="ce1">
            <text:p>25.02.2019,13:15</text:p>
          </table:table-cell>
          <table:table-cell office:value-type="float" office:value="20.41122" table:style-name="ce1">
            <text:p>20.41122</text:p>
          </table:table-cell>
          <table:table-cell office:value-type="float" office:value="44.829459999999997" table:style-name="ce1">
            <text:p>44.8294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5825" table:style-name="ce1">
            <text:p>1245825</text:p>
          </table:table-cell>
          <table:table-cell office:value-type="string" table:style-name="ce1">
            <text:p>25.02.2019,18:10</text:p>
          </table:table-cell>
          <table:table-cell office:value-type="float" office:value="20.347041000000001" table:style-name="ce1">
            <text:p>20.347041</text:p>
          </table:table-cell>
          <table:table-cell office:value-type="float" office:value="44.864683999999997" table:style-name="ce1">
            <text:p>44.86468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5947" table:style-name="ce1">
            <text:p>1245947</text:p>
          </table:table-cell>
          <table:table-cell office:value-type="string" table:style-name="ce1">
            <text:p>25.02.2019,19:20</text:p>
          </table:table-cell>
          <table:table-cell office:value-type="float" office:value="20.494420000000002" table:style-name="ce1">
            <text:p>20.49442</text:p>
          </table:table-cell>
          <table:table-cell office:value-type="float" office:value="44.832135000000001" table:style-name="ce1">
            <text:p>44.83213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5845" table:style-name="ce1">
            <text:p>1245845</text:p>
          </table:table-cell>
          <table:table-cell office:value-type="string" table:style-name="ce1">
            <text:p>26.02.2019,07:30</text:p>
          </table:table-cell>
          <table:table-cell office:value-type="float" office:value="20.456659999999999" table:style-name="ce1">
            <text:p>20.45666</text:p>
          </table:table-cell>
          <table:table-cell office:value-type="float" office:value="44.809170000000002" table:style-name="ce1">
            <text:p>44.8091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6072" table:style-name="ce1">
            <text:p>1246072</text:p>
          </table:table-cell>
          <table:table-cell office:value-type="string" table:style-name="ce1">
            <text:p>26.02.2019,13:30</text:p>
          </table:table-cell>
          <table:table-cell office:value-type="float" office:value="20.504248" table:style-name="ce1">
            <text:p>20.504248</text:p>
          </table:table-cell>
          <table:table-cell office:value-type="float" office:value="44.817737999999999" table:style-name="ce1">
            <text:p>44.81773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5674" table:style-name="ce1">
            <text:p>1245674</text:p>
          </table:table-cell>
          <table:table-cell office:value-type="string" table:style-name="ce1">
            <text:p>26.02.2019,11:00</text:p>
          </table:table-cell>
          <table:table-cell office:value-type="float" office:value="20.486536999999998" table:style-name="ce1">
            <text:p>20.486537</text:p>
          </table:table-cell>
          <table:table-cell office:value-type="float" office:value="44.798985999999999" table:style-name="ce1">
            <text:p>44.79898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6194" table:style-name="ce1">
            <text:p>1246194</text:p>
          </table:table-cell>
          <table:table-cell office:value-type="string" table:style-name="ce1">
            <text:p>26.02.2019,15:00</text:p>
          </table:table-cell>
          <table:table-cell office:value-type="float" office:value="20.405549000000001" table:style-name="ce1">
            <text:p>20.405549</text:p>
          </table:table-cell>
          <table:table-cell office:value-type="float" office:value="44.806365" table:style-name="ce1">
            <text:p>44.80636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5737" table:style-name="ce1">
            <text:p>1245737</text:p>
          </table:table-cell>
          <table:table-cell office:value-type="string" table:style-name="ce1">
            <text:p>26.02.2019,13:30</text:p>
          </table:table-cell>
          <table:table-cell office:value-type="float" office:value="20.385729999999999" table:style-name="ce1">
            <text:p>20.38573</text:p>
          </table:table-cell>
          <table:table-cell office:value-type="float" office:value="44.801341999999998" table:style-name="ce1">
            <text:p>44.80134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5857" table:style-name="ce1">
            <text:p>1245857</text:p>
          </table:table-cell>
          <table:table-cell office:value-type="string" table:style-name="ce1">
            <text:p>26.02.2019,11:30</text:p>
          </table:table-cell>
          <table:table-cell office:value-type="float" office:value="20.50853" table:style-name="ce1">
            <text:p>20.50853</text:p>
          </table:table-cell>
          <table:table-cell office:value-type="float" office:value="44.788170000000001" table:style-name="ce1">
            <text:p>44.7881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5846" table:style-name="ce1">
            <text:p>1245846</text:p>
          </table:table-cell>
          <table:table-cell office:value-type="string" table:style-name="ce1">
            <text:p>26.02.2019,15:50</text:p>
          </table:table-cell>
          <table:table-cell office:value-type="float" office:value="20.426635999999998" table:style-name="ce1">
            <text:p>20.426636</text:p>
          </table:table-cell>
          <table:table-cell office:value-type="float" office:value="44.821710000000003" table:style-name="ce1">
            <text:p>44.8217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6078" table:style-name="ce1">
            <text:p>1246078</text:p>
          </table:table-cell>
          <table:table-cell office:value-type="string" table:style-name="ce1">
            <text:p>26.02.2019,07:40</text:p>
          </table:table-cell>
          <table:table-cell office:value-type="float" office:value="20.496151000000001" table:style-name="ce1">
            <text:p>20.496151</text:p>
          </table:table-cell>
          <table:table-cell office:value-type="float" office:value="44.800440000000002" table:style-name="ce1">
            <text:p>44.8004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ešak stoji na kolovozu</text:p>
          </table:table-cell>
          <table:table-cell table:number-columns-repeated="16377"/>
        </table:table-row>
        <table:table-row table:style-name="ro1">
          <table:table-cell office:value-type="float" office:value="1246213" table:style-name="ce1">
            <text:p>1246213</text:p>
          </table:table-cell>
          <table:table-cell office:value-type="string" table:style-name="ce1">
            <text:p>26.02.2019,15:20</text:p>
          </table:table-cell>
          <table:table-cell office:value-type="float" office:value="20.520911000000002" table:style-name="ce1">
            <text:p>20.520911</text:p>
          </table:table-cell>
          <table:table-cell office:value-type="float" office:value="44.783821000000003" table:style-name="ce1">
            <text:p>44.78382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preko kolovoz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45799" table:style-name="ce1">
            <text:p>1245799</text:p>
          </table:table-cell>
          <table:table-cell office:value-type="string" table:style-name="ce1">
            <text:p>26.02.2019,06:45</text:p>
          </table:table-cell>
          <table:table-cell office:value-type="float" office:value="20.47804" table:style-name="ce1">
            <text:p>20.47804</text:p>
          </table:table-cell>
          <table:table-cell office:value-type="float" office:value="44.765070000000001" table:style-name="ce1">
            <text:p>44.7650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preko kolovoz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46439" table:style-name="ce1">
            <text:p>1246439</text:p>
          </table:table-cell>
          <table:table-cell office:value-type="string" table:style-name="ce1">
            <text:p>26.02.2019,14:30</text:p>
          </table:table-cell>
          <table:table-cell office:value-type="float" office:value="20.409051999999999" table:style-name="ce1">
            <text:p>20.409052</text:p>
          </table:table-cell>
          <table:table-cell office:value-type="float" office:value="44.781987999999998" table:style-name="ce1">
            <text:p>44.78198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6398" table:style-name="ce1">
            <text:p>1246398</text:p>
          </table:table-cell>
          <table:table-cell office:value-type="string" table:style-name="ce1">
            <text:p>26.02.2019,17:30</text:p>
          </table:table-cell>
          <table:table-cell office:value-type="float" office:value="20.435839999999999" table:style-name="ce1">
            <text:p>20.43584</text:p>
          </table:table-cell>
          <table:table-cell office:value-type="float" office:value="44.815550000000002" table:style-name="ce1">
            <text:p>44.8155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6506" table:style-name="ce1">
            <text:p>1246506</text:p>
          </table:table-cell>
          <table:table-cell office:value-type="string" table:style-name="ce1">
            <text:p>26.02.2019,15:05</text:p>
          </table:table-cell>
          <table:table-cell office:value-type="float" office:value="20.380609" table:style-name="ce1">
            <text:p>20.380609</text:p>
          </table:table-cell>
          <table:table-cell office:value-type="float" office:value="45.065271000000003" table:style-name="ce1">
            <text:p>45.06527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5866" table:style-name="ce1">
            <text:p>1245866</text:p>
          </table:table-cell>
          <table:table-cell office:value-type="string" table:style-name="ce1">
            <text:p>26.02.2019,01:00</text:p>
          </table:table-cell>
          <table:table-cell office:value-type="float" office:value="20.27486" table:style-name="ce1">
            <text:p>20.27486</text:p>
          </table:table-cell>
          <table:table-cell office:value-type="float" office:value="44.90607" table:style-name="ce1">
            <text:p>44.9060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6441" table:style-name="ce1">
            <text:p>1246441</text:p>
          </table:table-cell>
          <table:table-cell office:value-type="string" table:style-name="ce1">
            <text:p>26.02.2019,19:05</text:p>
          </table:table-cell>
          <table:table-cell office:value-type="float" office:value="20.496767999999999" table:style-name="ce1">
            <text:p>20.496768</text:p>
          </table:table-cell>
          <table:table-cell office:value-type="float" office:value="44.756771000000001" table:style-name="ce1">
            <text:p>44.75677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5741" table:style-name="ce1">
            <text:p>1245741</text:p>
          </table:table-cell>
          <table:table-cell office:value-type="string" table:style-name="ce1">
            <text:p>26.02.2019,21:40</text:p>
          </table:table-cell>
          <table:table-cell office:value-type="float" office:value="20.211410000000001" table:style-name="ce1">
            <text:p>20.21141</text:p>
          </table:table-cell>
          <table:table-cell office:value-type="float" office:value="44.336919999999999" table:style-name="ce1">
            <text:p>44.3369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6520" table:style-name="ce1">
            <text:p>1246520</text:p>
          </table:table-cell>
          <table:table-cell office:value-type="string" table:style-name="ce1">
            <text:p>26.02.2019,09:38</text:p>
          </table:table-cell>
          <table:table-cell office:value-type="float" office:value="20.462779000000001" table:style-name="ce1">
            <text:p>20.462779</text:p>
          </table:table-cell>
          <table:table-cell office:value-type="float" office:value="44.811174999999999" table:style-name="ce1">
            <text:p>44.81117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6053" table:style-name="ce1">
            <text:p>1246053</text:p>
          </table:table-cell>
          <table:table-cell office:value-type="string" table:style-name="ce1">
            <text:p>26.02.2019,14:30</text:p>
          </table:table-cell>
          <table:table-cell office:value-type="float" office:value="20.205249999999999" table:style-name="ce1">
            <text:p>20.20525</text:p>
          </table:table-cell>
          <table:table-cell office:value-type="float" office:value="44.857990000000001" table:style-name="ce1">
            <text:p>44.8579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životinja</text:p>
          </table:table-cell>
          <table:table-cell table:number-columns-repeated="16377"/>
        </table:table-row>
        <table:table-row table:style-name="ro1">
          <table:table-cell office:value-type="float" office:value="1247030" table:style-name="ce1">
            <text:p>1247030</text:p>
          </table:table-cell>
          <table:table-cell office:value-type="string" table:style-name="ce1">
            <text:p>26.02.2019,23:40</text:p>
          </table:table-cell>
          <table:table-cell office:value-type="float" office:value="20.48706" table:style-name="ce1">
            <text:p>20.48706</text:p>
          </table:table-cell>
          <table:table-cell office:value-type="float" office:value="44.782212000000001" table:style-name="ce1">
            <text:p>44.78221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ulevo sa kolovoza na pravcu</text:p>
          </table:table-cell>
          <table:table-cell table:number-columns-repeated="16377"/>
        </table:table-row>
        <table:table-row table:number-rows-repeated="2" table:style-name="ro1">
          <table:table-cell office:value-type="float" office:value="1245971" table:style-name="ce1">
            <text:p>1245971</text:p>
          </table:table-cell>
          <table:table-cell office:value-type="string" table:style-name="ce1">
            <text:p>26.02.2019,20:35</text:p>
          </table:table-cell>
          <table:table-cell office:value-type="float" office:value="20.396899000000001" table:style-name="ce1">
            <text:p>20.396899</text:p>
          </table:table-cell>
          <table:table-cell office:value-type="float" office:value="44.804271999999997" table:style-name="ce1">
            <text:p>44.80427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5852" table:style-name="ce1">
            <text:p>1245852</text:p>
          </table:table-cell>
          <table:table-cell office:value-type="string" table:style-name="ce1">
            <text:p>26.02.2019,09:55</text:p>
          </table:table-cell>
          <table:table-cell office:value-type="float" office:value="20.456659999999999" table:style-name="ce1">
            <text:p>20.45666</text:p>
          </table:table-cell>
          <table:table-cell office:value-type="float" office:value="44.809170000000002" table:style-name="ce1">
            <text:p>44.8091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5716" table:style-name="ce1">
            <text:p>1245716</text:p>
          </table:table-cell>
          <table:table-cell office:value-type="string" table:style-name="ce1">
            <text:p>26.02.2019,21:25</text:p>
          </table:table-cell>
          <table:table-cell office:value-type="float" office:value="20.448685000000001" table:style-name="ce1">
            <text:p>20.448685</text:p>
          </table:table-cell>
          <table:table-cell office:value-type="float" office:value="44.798873999999998" table:style-name="ce1">
            <text:p>44.79887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6698" table:style-name="ce1">
            <text:p>1246698</text:p>
          </table:table-cell>
          <table:table-cell office:value-type="string" table:style-name="ce1">
            <text:p>26.02.2019,23:40</text:p>
          </table:table-cell>
          <table:table-cell office:value-type="float" office:value="20.542805000000001" table:style-name="ce1">
            <text:p>20.542805</text:p>
          </table:table-cell>
          <table:table-cell office:value-type="float" office:value="44.725093999999999" table:style-name="ce1">
            <text:p>44.72509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sa kolovoza u krivini</text:p>
          </table:table-cell>
          <table:table-cell table:number-columns-repeated="16377"/>
        </table:table-row>
        <table:table-row table:style-name="ro1">
          <table:table-cell office:value-type="float" office:value="1246408" table:style-name="ce1">
            <text:p>1246408</text:p>
          </table:table-cell>
          <table:table-cell office:value-type="string" table:style-name="ce1">
            <text:p>26.02.2019,18:00</text:p>
          </table:table-cell>
          <table:table-cell office:value-type="float" office:value="20.480682000000002" table:style-name="ce1">
            <text:p>20.480682</text:p>
          </table:table-cell>
          <table:table-cell office:value-type="float" office:value="44.777155999999998" table:style-name="ce1">
            <text:p>44.77715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5739" table:style-name="ce1">
            <text:p>1245739</text:p>
          </table:table-cell>
          <table:table-cell office:value-type="string" table:style-name="ce1">
            <text:p>26.02.2019,21:45</text:p>
          </table:table-cell>
          <table:table-cell office:value-type="float" office:value="20.480758000000002" table:style-name="ce1">
            <text:p>20.480758</text:p>
          </table:table-cell>
          <table:table-cell office:value-type="float" office:value="44.776991000000002" table:style-name="ce1">
            <text:p>44.77699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5805" table:style-name="ce1">
            <text:p>1245805</text:p>
          </table:table-cell>
          <table:table-cell office:value-type="string" table:style-name="ce1">
            <text:p>26.02.2019,07:15</text:p>
          </table:table-cell>
          <table:table-cell office:value-type="float" office:value="20.444662000000001" table:style-name="ce1">
            <text:p>20.444662</text:p>
          </table:table-cell>
          <table:table-cell office:value-type="float" office:value="44.748322000000002" table:style-name="ce1">
            <text:p>44.74832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5840" table:style-name="ce1">
            <text:p>1245840</text:p>
          </table:table-cell>
          <table:table-cell office:value-type="string" table:style-name="ce1">
            <text:p>26.02.2019,09:00</text:p>
          </table:table-cell>
          <table:table-cell office:value-type="float" office:value="20.368665" table:style-name="ce1">
            <text:p>20.368665</text:p>
          </table:table-cell>
          <table:table-cell office:value-type="float" office:value="44.842095" table:style-name="ce1">
            <text:p>44.84209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5844" table:style-name="ce1">
            <text:p>1245844</text:p>
          </table:table-cell>
          <table:table-cell office:value-type="string" table:style-name="ce1">
            <text:p>26.02.2019,13:30</text:p>
          </table:table-cell>
          <table:table-cell office:value-type="float" office:value="20.435144000000001" table:style-name="ce1">
            <text:p>20.435144</text:p>
          </table:table-cell>
          <table:table-cell office:value-type="float" office:value="44.815361000000003" table:style-name="ce1">
            <text:p>44.81536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5847" table:style-name="ce1">
            <text:p>1245847</text:p>
          </table:table-cell>
          <table:table-cell office:value-type="string" table:style-name="ce1">
            <text:p>26.02.2019,15:55</text:p>
          </table:table-cell>
          <table:table-cell office:value-type="float" office:value="20.266472" table:style-name="ce1">
            <text:p>20.266472</text:p>
          </table:table-cell>
          <table:table-cell office:value-type="float" office:value="44.790270999999997" table:style-name="ce1">
            <text:p>44.79027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6499" table:style-name="ce1">
            <text:p>1246499</text:p>
          </table:table-cell>
          <table:table-cell office:value-type="string" table:style-name="ce1">
            <text:p>26.02.2019,05:55</text:p>
          </table:table-cell>
          <table:table-cell office:value-type="float" office:value="20.432568" table:style-name="ce1">
            <text:p>20.432568</text:p>
          </table:table-cell>
          <table:table-cell office:value-type="float" office:value="44.734082000000001" table:style-name="ce1">
            <text:p>44.73408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5969" table:style-name="ce1">
            <text:p>1245969</text:p>
          </table:table-cell>
          <table:table-cell office:value-type="string" table:style-name="ce1">
            <text:p>26.02.2019,22:20</text:p>
          </table:table-cell>
          <table:table-cell office:value-type="float" office:value="20.493912999999999" table:style-name="ce1">
            <text:p>20.493913</text:p>
          </table:table-cell>
          <table:table-cell office:value-type="float" office:value="44.790402999999998" table:style-name="ce1">
            <text:p>44.79040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6501" table:style-name="ce1">
            <text:p>1246501</text:p>
          </table:table-cell>
          <table:table-cell office:value-type="string" table:style-name="ce1">
            <text:p>26.02.2019,10:30</text:p>
          </table:table-cell>
          <table:table-cell office:value-type="float" office:value="20.462430000000001" table:style-name="ce1">
            <text:p>20.46243</text:p>
          </table:table-cell>
          <table:table-cell office:value-type="float" office:value="44.776507000000002" table:style-name="ce1">
            <text:p>44.77650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5819" table:style-name="ce1">
            <text:p>1245819</text:p>
          </table:table-cell>
          <table:table-cell office:value-type="string" table:style-name="ce1">
            <text:p>26.02.2019,06:50</text:p>
          </table:table-cell>
          <table:table-cell office:value-type="float" office:value="20.371583000000001" table:style-name="ce1">
            <text:p>20.371583</text:p>
          </table:table-cell>
          <table:table-cell office:value-type="float" office:value="44.839911999999998" table:style-name="ce1">
            <text:p>44.83991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5704" table:style-name="ce1">
            <text:p>1245704</text:p>
          </table:table-cell>
          <table:table-cell office:value-type="string" table:style-name="ce1">
            <text:p>26.02.2019,18:00</text:p>
          </table:table-cell>
          <table:table-cell office:value-type="float" office:value="20.282209999999999" table:style-name="ce1">
            <text:p>20.28221</text:p>
          </table:table-cell>
          <table:table-cell office:value-type="float" office:value="44.902830000000002" table:style-name="ce1">
            <text:p>44.9028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5856" table:style-name="ce1">
            <text:p>1245856</text:p>
          </table:table-cell>
          <table:table-cell office:value-type="string" table:style-name="ce1">
            <text:p>26.02.2019,13:45</text:p>
          </table:table-cell>
          <table:table-cell office:value-type="float" office:value="20.362959" table:style-name="ce1">
            <text:p>20.362959</text:p>
          </table:table-cell>
          <table:table-cell office:value-type="float" office:value="44.856147999999997" table:style-name="ce1">
            <text:p>44.85614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6522" table:style-name="ce1">
            <text:p>1246522</text:p>
          </table:table-cell>
          <table:table-cell office:value-type="string" table:style-name="ce1">
            <text:p>26.02.2019,12:10</text:p>
          </table:table-cell>
          <table:table-cell office:value-type="float" office:value="20.464081" table:style-name="ce1">
            <text:p>20.464081</text:p>
          </table:table-cell>
          <table:table-cell office:value-type="float" office:value="44.882592000000002" table:style-name="ce1">
            <text:p>44.88259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6503" table:style-name="ce1">
            <text:p>1246503</text:p>
          </table:table-cell>
          <table:table-cell office:value-type="string" table:style-name="ce1">
            <text:p>26.02.2019,11:00</text:p>
          </table:table-cell>
          <table:table-cell office:value-type="float" office:value="20.416045" table:style-name="ce1">
            <text:p>20.416045</text:p>
          </table:table-cell>
          <table:table-cell office:value-type="float" office:value="44.786954000000001" table:style-name="ce1">
            <text:p>44.78695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673" table:style-name="ce1">
            <text:p>1245673</text:p>
          </table:table-cell>
          <table:table-cell office:value-type="string" table:style-name="ce1">
            <text:p>26.02.2019,11:30</text:p>
          </table:table-cell>
          <table:table-cell office:value-type="float" office:value="20.466270999999999" table:style-name="ce1">
            <text:p>20.466271</text:p>
          </table:table-cell>
          <table:table-cell office:value-type="float" office:value="44.788936" table:style-name="ce1">
            <text:p>44.78893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806" table:style-name="ce1">
            <text:p>1245806</text:p>
          </table:table-cell>
          <table:table-cell office:value-type="string" table:style-name="ce1">
            <text:p>26.02.2019,11:45</text:p>
          </table:table-cell>
          <table:table-cell office:value-type="float" office:value="20.229559999999999" table:style-name="ce1">
            <text:p>20.22956</text:p>
          </table:table-cell>
          <table:table-cell office:value-type="float" office:value="44.819670000000002" table:style-name="ce1">
            <text:p>44.8196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755" table:style-name="ce1">
            <text:p>1245755</text:p>
          </table:table-cell>
          <table:table-cell office:value-type="string" table:style-name="ce1">
            <text:p>26.02.2019,18:30</text:p>
          </table:table-cell>
          <table:table-cell office:value-type="float" office:value="20.380049" table:style-name="ce1">
            <text:p>20.380049</text:p>
          </table:table-cell>
          <table:table-cell office:value-type="float" office:value="44.802940999999997" table:style-name="ce1">
            <text:p>44.80294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676" table:style-name="ce1">
            <text:p>1245676</text:p>
          </table:table-cell>
          <table:table-cell office:value-type="string" table:style-name="ce1">
            <text:p>26.02.2019,09:05</text:p>
          </table:table-cell>
          <table:table-cell office:value-type="float" office:value="20.480729" table:style-name="ce1">
            <text:p>20.480729</text:p>
          </table:table-cell>
          <table:table-cell office:value-type="float" office:value="44.786178999999997" table:style-name="ce1">
            <text:p>44.78617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6518" table:style-name="ce1">
            <text:p>1246518</text:p>
          </table:table-cell>
          <table:table-cell office:value-type="string" table:style-name="ce1">
            <text:p>26.02.2019,09:45</text:p>
          </table:table-cell>
          <table:table-cell office:value-type="float" office:value="20.51764" table:style-name="ce1">
            <text:p>20.51764</text:p>
          </table:table-cell>
          <table:table-cell office:value-type="float" office:value="44.812900999999997" table:style-name="ce1">
            <text:p>44.81290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preticanje</text:p>
          </table:table-cell>
          <table:table-cell table:number-columns-repeated="16377"/>
        </table:table-row>
        <table:table-row table:style-name="ro1">
          <table:table-cell office:value-type="float" office:value="1246059" table:style-name="ce1">
            <text:p>1246059</text:p>
          </table:table-cell>
          <table:table-cell office:value-type="string" table:style-name="ce1">
            <text:p>26.02.2019,10:00</text:p>
          </table:table-cell>
          <table:table-cell office:value-type="float" office:value="20.362836999999999" table:style-name="ce1">
            <text:p>20.362837</text:p>
          </table:table-cell>
          <table:table-cell office:value-type="float" office:value="44.829718999999997" table:style-name="ce1">
            <text:p>44.82971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6500" table:style-name="ce1">
            <text:p>1246500</text:p>
          </table:table-cell>
          <table:table-cell office:value-type="string" table:style-name="ce1">
            <text:p>26.02.2019,08:45</text:p>
          </table:table-cell>
          <table:table-cell office:value-type="float" office:value="20.458282000000001" table:style-name="ce1">
            <text:p>20.458282</text:p>
          </table:table-cell>
          <table:table-cell office:value-type="float" office:value="44.803967999999998" table:style-name="ce1">
            <text:p>44.80396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5843" table:style-name="ce1">
            <text:p>1245843</text:p>
          </table:table-cell>
          <table:table-cell office:value-type="string" table:style-name="ce1">
            <text:p>26.02.2019,13:30</text:p>
          </table:table-cell>
          <table:table-cell office:value-type="float" office:value="20.471537000000001" table:style-name="ce1">
            <text:p>20.471537</text:p>
          </table:table-cell>
          <table:table-cell office:value-type="float" office:value="44.807037000000001" table:style-name="ce1">
            <text:p>44.80703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5671" table:style-name="ce1">
            <text:p>1245671</text:p>
          </table:table-cell>
          <table:table-cell office:value-type="string" table:style-name="ce1">
            <text:p>26.02.2019,07:55</text:p>
          </table:table-cell>
          <table:table-cell office:value-type="float" office:value="20.401675000000001" table:style-name="ce1">
            <text:p>20.401675</text:p>
          </table:table-cell>
          <table:table-cell office:value-type="float" office:value="44.809227999999997" table:style-name="ce1">
            <text:p>44.80922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5683" table:style-name="ce1">
            <text:p>1245683</text:p>
          </table:table-cell>
          <table:table-cell office:value-type="string" table:style-name="ce1">
            <text:p>26.02.2019,16:00</text:p>
          </table:table-cell>
          <table:table-cell office:value-type="float" office:value="20.480378999999999" table:style-name="ce1">
            <text:p>20.480379</text:p>
          </table:table-cell>
          <table:table-cell office:value-type="float" office:value="44.808391999999998" table:style-name="ce1">
            <text:p>44.80839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5821" table:style-name="ce1">
            <text:p>1245821</text:p>
          </table:table-cell>
          <table:table-cell office:value-type="string" table:style-name="ce1">
            <text:p>26.02.2019,08:00</text:p>
          </table:table-cell>
          <table:table-cell office:value-type="float" office:value="20.438421000000002" table:style-name="ce1">
            <text:p>20.438421</text:p>
          </table:table-cell>
          <table:table-cell office:value-type="float" office:value="44.812193000000001" table:style-name="ce1">
            <text:p>44.81219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6504" table:style-name="ce1">
            <text:p>1246504</text:p>
          </table:table-cell>
          <table:table-cell office:value-type="string" table:style-name="ce1">
            <text:p>26.02.2019,14:20</text:p>
          </table:table-cell>
          <table:table-cell office:value-type="float" office:value="20.47438" table:style-name="ce1">
            <text:p>20.47438</text:p>
          </table:table-cell>
          <table:table-cell office:value-type="float" office:value="44.805813999999998" table:style-name="ce1">
            <text:p>44.80581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6654" table:style-name="ce1">
            <text:p>1246654</text:p>
          </table:table-cell>
          <table:table-cell office:value-type="string" table:style-name="ce1">
            <text:p>26.02.2019,14:00</text:p>
          </table:table-cell>
          <table:table-cell office:value-type="float" office:value="20.372025000000001" table:style-name="ce1">
            <text:p>20.372025</text:p>
          </table:table-cell>
          <table:table-cell office:value-type="float" office:value="44.847707999999997" table:style-name="ce1">
            <text:p>44.84770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6190" table:style-name="ce1">
            <text:p>1246190</text:p>
          </table:table-cell>
          <table:table-cell office:value-type="string" table:style-name="ce1">
            <text:p>26.02.2019,12:50</text:p>
          </table:table-cell>
          <table:table-cell office:value-type="float" office:value="20.480018999999999" table:style-name="ce1">
            <text:p>20.480019</text:p>
          </table:table-cell>
          <table:table-cell office:value-type="float" office:value="44.804377000000002" table:style-name="ce1">
            <text:p>44.80437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6025" table:style-name="ce1">
            <text:p>1246025</text:p>
          </table:table-cell>
          <table:table-cell office:value-type="string" table:style-name="ce1">
            <text:p>26.02.2019,02:00</text:p>
          </table:table-cell>
          <table:table-cell office:value-type="float" office:value="20.323436000000001" table:style-name="ce1">
            <text:p>20.323436</text:p>
          </table:table-cell>
          <table:table-cell office:value-type="float" office:value="44.834609" table:style-name="ce1">
            <text:p>44.83460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5842" table:style-name="ce1">
            <text:p>1245842</text:p>
          </table:table-cell>
          <table:table-cell office:value-type="string" table:style-name="ce1">
            <text:p>26.02.2019,12:30</text:p>
          </table:table-cell>
          <table:table-cell office:value-type="float" office:value="20.267434999999999" table:style-name="ce1">
            <text:p>20.267435</text:p>
          </table:table-cell>
          <table:table-cell office:value-type="float" office:value="44.795729999999999" table:style-name="ce1">
            <text:p>44.7957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udar u sustizanju</text:p>
          </table:table-cell>
          <table:table-cell table:number-columns-repeated="16377"/>
        </table:table-row>
        <table:table-row table:style-name="ro1">
          <table:table-cell office:value-type="float" office:value="1245686" table:style-name="ce1">
            <text:p>1245686</text:p>
          </table:table-cell>
          <table:table-cell office:value-type="string" table:style-name="ce1">
            <text:p>26.02.2019,13:30</text:p>
          </table:table-cell>
          <table:table-cell office:value-type="float" office:value="20.480654000000001" table:style-name="ce1">
            <text:p>20.480654</text:p>
          </table:table-cell>
          <table:table-cell office:value-type="float" office:value="44.857816999999997" table:style-name="ce1">
            <text:p>44.85781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polukružno okretanje ispred drugog vozila</text:p>
          </table:table-cell>
          <table:table-cell table:number-columns-repeated="16377"/>
        </table:table-row>
        <table:table-row table:style-name="ro1">
          <table:table-cell office:value-type="float" office:value="1245849" table:style-name="ce1">
            <text:p>1245849</text:p>
          </table:table-cell>
          <table:table-cell office:value-type="string" table:style-name="ce1">
            <text:p>26.02.2019,07:50</text:p>
          </table:table-cell>
          <table:table-cell office:value-type="float" office:value="20.42127" table:style-name="ce1">
            <text:p>20.42127</text:p>
          </table:table-cell>
          <table:table-cell office:value-type="float" office:value="44.730539999999998" table:style-name="ce1">
            <text:p>44.7305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6363" table:style-name="ce1">
            <text:p>1246363</text:p>
          </table:table-cell>
          <table:table-cell office:value-type="string" table:style-name="ce1">
            <text:p>26.02.2019,14:30</text:p>
          </table:table-cell>
          <table:table-cell office:value-type="float" office:value="20.531369999999999" table:style-name="ce1">
            <text:p>20.53137</text:p>
          </table:table-cell>
          <table:table-cell office:value-type="float" office:value="44.774102999999997" table:style-name="ce1">
            <text:p>44.77410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6049" table:style-name="ce1">
            <text:p>1246049</text:p>
          </table:table-cell>
          <table:table-cell office:value-type="string" table:style-name="ce1">
            <text:p>26.02.2019,16:30</text:p>
          </table:table-cell>
          <table:table-cell office:value-type="float" office:value="20.42052" table:style-name="ce1">
            <text:p>20.42052</text:p>
          </table:table-cell>
          <table:table-cell office:value-type="float" office:value="44.808970000000002" table:style-name="ce1">
            <text:p>44.8089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5672" table:style-name="ce1">
            <text:p>1245672</text:p>
          </table:table-cell>
          <table:table-cell office:value-type="string" table:style-name="ce1">
            <text:p>26.02.2019,09:00</text:p>
          </table:table-cell>
          <table:table-cell office:value-type="float" office:value="20.521127" table:style-name="ce1">
            <text:p>20.521127</text:p>
          </table:table-cell>
          <table:table-cell office:value-type="float" office:value="44.773775000000001" table:style-name="ce1">
            <text:p>44.77377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6148" table:style-name="ce1">
            <text:p>1246148</text:p>
          </table:table-cell>
          <table:table-cell office:value-type="string" table:style-name="ce1">
            <text:p>27.02.2019,07:00</text:p>
          </table:table-cell>
          <table:table-cell office:value-type="float" office:value="20.51857" table:style-name="ce1">
            <text:p>20.51857</text:p>
          </table:table-cell>
          <table:table-cell office:value-type="float" office:value="44.792340000000003" table:style-name="ce1">
            <text:p>44.7923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6055" table:style-name="ce1">
            <text:p>1246055</text:p>
          </table:table-cell>
          <table:table-cell office:value-type="string" table:style-name="ce1">
            <text:p>27.02.2019,20:30</text:p>
          </table:table-cell>
          <table:table-cell office:value-type="float" office:value="20.41367" table:style-name="ce1">
            <text:p>20.41367</text:p>
          </table:table-cell>
          <table:table-cell office:value-type="float" office:value="44.824219999999997" table:style-name="ce1">
            <text:p>44.8242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6294" table:style-name="ce1">
            <text:p>1246294</text:p>
          </table:table-cell>
          <table:table-cell office:value-type="string" table:style-name="ce1">
            <text:p>27.02.2019,14:00</text:p>
          </table:table-cell>
          <table:table-cell office:value-type="float" office:value="20.459099999999999" table:style-name="ce1">
            <text:p>20.4591</text:p>
          </table:table-cell>
          <table:table-cell office:value-type="float" office:value="44.824509999999997" table:style-name="ce1">
            <text:p>44.8245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5851" table:style-name="ce1">
            <text:p>1245851</text:p>
          </table:table-cell>
          <table:table-cell office:value-type="string" table:style-name="ce1">
            <text:p>27.02.2019,18:00</text:p>
          </table:table-cell>
          <table:table-cell office:value-type="float" office:value="20.413620000000002" table:style-name="ce1">
            <text:p>20.41362</text:p>
          </table:table-cell>
          <table:table-cell office:value-type="float" office:value="44.762884999999997" table:style-name="ce1">
            <text:p>44.76288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5853" table:style-name="ce1">
            <text:p>1245853</text:p>
          </table:table-cell>
          <table:table-cell office:value-type="string" table:style-name="ce1">
            <text:p>27.02.2019,17:00</text:p>
          </table:table-cell>
          <table:table-cell office:value-type="float" office:value="20.421341000000002" table:style-name="ce1">
            <text:p>20.421341</text:p>
          </table:table-cell>
          <table:table-cell office:value-type="float" office:value="44.723424999999999" table:style-name="ce1">
            <text:p>44.72342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– bilo sa leve ili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6331" table:style-name="ce1">
            <text:p>1246331</text:p>
          </table:table-cell>
          <table:table-cell office:value-type="string" table:style-name="ce1">
            <text:p>27.02.2019,11:50</text:p>
          </table:table-cell>
          <table:table-cell office:value-type="float" office:value="20.476257" table:style-name="ce1">
            <text:p>20.476257</text:p>
          </table:table-cell>
          <table:table-cell office:value-type="float" office:value="44.812928999999997" table:style-name="ce1">
            <text:p>44.81292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7566" table:style-name="ce1">
            <text:p>1247566</text:p>
          </table:table-cell>
          <table:table-cell office:value-type="string" table:style-name="ce1">
            <text:p>27.02.2019,15:08</text:p>
          </table:table-cell>
          <table:table-cell office:value-type="float" office:value="20.512934999999999" table:style-name="ce1">
            <text:p>20.512935</text:p>
          </table:table-cell>
          <table:table-cell office:value-type="float" office:value="44.789676999999998" table:style-name="ce1">
            <text:p>44.789677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sa skretanjem vozila udesno, u raskrsnici</text:p>
          </table:table-cell>
          <table:table-cell table:number-columns-repeated="16377"/>
        </table:table-row>
        <table:table-row table:style-name="ro1">
          <table:table-cell office:value-type="float" office:value="1246139" table:style-name="ce1">
            <text:p>1246139</text:p>
          </table:table-cell>
          <table:table-cell office:value-type="string" table:style-name="ce1">
            <text:p>27.02.2019,10:20</text:p>
          </table:table-cell>
          <table:table-cell office:value-type="float" office:value="20.30133" table:style-name="ce1">
            <text:p>20.30133</text:p>
          </table:table-cell>
          <table:table-cell office:value-type="float" office:value="44.567749999999997" table:style-name="ce1">
            <text:p>44.5677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46195" table:style-name="ce1">
            <text:p>1246195</text:p>
          </table:table-cell>
          <table:table-cell office:value-type="string" table:style-name="ce1">
            <text:p>27.02.2019,22:30</text:p>
          </table:table-cell>
          <table:table-cell office:value-type="float" office:value="20.413810999999999" table:style-name="ce1">
            <text:p>20.413811</text:p>
          </table:table-cell>
          <table:table-cell office:value-type="float" office:value="44.776311" table:style-name="ce1">
            <text:p>44.77631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EŠACIMA</text:p>
          </table:table-cell>
          <table:table-cell office:value-type="string" table:style-name="ce1">
            <text:p>Prelazak pešaka zdesna, van raskrsnice, bez skretanja vozila</text:p>
          </table:table-cell>
          <table:table-cell table:number-columns-repeated="16377"/>
        </table:table-row>
        <table:table-row table:style-name="ro1">
          <table:table-cell office:value-type="float" office:value="1245836" table:style-name="ce1">
            <text:p>1245836</text:p>
          </table:table-cell>
          <table:table-cell office:value-type="string" table:style-name="ce1">
            <text:p>27.02.2019,16:50</text:p>
          </table:table-cell>
          <table:table-cell office:value-type="float" office:value="20.370010000000001" table:style-name="ce1">
            <text:p>20.37001</text:p>
          </table:table-cell>
          <table:table-cell office:value-type="float" office:value="44.859459999999999" table:style-name="ce1">
            <text:p>44.8594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6307" table:style-name="ce1">
            <text:p>1246307</text:p>
          </table:table-cell>
          <table:table-cell office:value-type="string" table:style-name="ce1">
            <text:p>27.02.2019,12:10</text:p>
          </table:table-cell>
          <table:table-cell office:value-type="float" office:value="20.437501999999999" table:style-name="ce1">
            <text:p>20.437502</text:p>
          </table:table-cell>
          <table:table-cell office:value-type="float" office:value="44.814140999999999" table:style-name="ce1">
            <text:p>44.81414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5823" table:style-name="ce1">
            <text:p>1245823</text:p>
          </table:table-cell>
          <table:table-cell office:value-type="string" table:style-name="ce1">
            <text:p>27.02.2019,17:00</text:p>
          </table:table-cell>
          <table:table-cell office:value-type="float" office:value="20.404758999999999" table:style-name="ce1">
            <text:p>20.404759</text:p>
          </table:table-cell>
          <table:table-cell office:value-type="float" office:value="44.804547999999997" table:style-name="ce1">
            <text:p>44.80454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5827" table:style-name="ce1">
            <text:p>1245827</text:p>
          </table:table-cell>
          <table:table-cell office:value-type="string" table:style-name="ce1">
            <text:p>27.02.2019,17:20</text:p>
          </table:table-cell>
          <table:table-cell office:value-type="float" office:value="20.440580000000001" table:style-name="ce1">
            <text:p>20.44058</text:p>
          </table:table-cell>
          <table:table-cell office:value-type="float" office:value="44.814369999999997" table:style-name="ce1">
            <text:p>44.8143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5794" table:style-name="ce1">
            <text:p>1245794</text:p>
          </table:table-cell>
          <table:table-cell office:value-type="string" table:style-name="ce1">
            <text:p>27.02.2019,07:30</text:p>
          </table:table-cell>
          <table:table-cell office:value-type="float" office:value="20.516490000000001" table:style-name="ce1">
            <text:p>20.51649</text:p>
          </table:table-cell>
          <table:table-cell office:value-type="float" office:value="44.783569999999997" table:style-name="ce1">
            <text:p>44.7835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5942" table:style-name="ce1">
            <text:p>1245942</text:p>
          </table:table-cell>
          <table:table-cell office:value-type="string" table:style-name="ce1">
            <text:p>27.02.2019,11:45</text:p>
          </table:table-cell>
          <table:table-cell office:value-type="float" office:value="20.312726000000001" table:style-name="ce1">
            <text:p>20.312726</text:p>
          </table:table-cell>
          <table:table-cell office:value-type="float" office:value="44.883040999999999" table:style-name="ce1">
            <text:p>44.883041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istom smeru uz skretanje</text:p>
          </table:table-cell>
          <table:table-cell table:number-columns-repeated="16377"/>
        </table:table-row>
        <table:table-row table:style-name="ro1">
          <table:table-cell office:value-type="float" office:value="1246798" table:style-name="ce1">
            <text:p>1246798</text:p>
          </table:table-cell>
          <table:table-cell office:value-type="string" table:style-name="ce1">
            <text:p>27.02.2019,10:00</text:p>
          </table:table-cell>
          <table:table-cell office:value-type="float" office:value="20.454792000000001" table:style-name="ce1">
            <text:p>20.454792</text:p>
          </table:table-cell>
          <table:table-cell office:value-type="float" office:value="44.806229000000002" table:style-name="ce1">
            <text:p>44.80622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istom smeru uz skretanje</text:p>
          </table:table-cell>
          <table:table-cell table:number-columns-repeated="16377"/>
        </table:table-row>
        <table:table-row table:style-name="ro1">
          <table:table-cell office:value-type="float" office:value="1246214" table:style-name="ce1">
            <text:p>1246214</text:p>
          </table:table-cell>
          <table:table-cell office:value-type="string" table:style-name="ce1">
            <text:p>27.02.2019,15:20</text:p>
          </table:table-cell>
          <table:table-cell office:value-type="float" office:value="20.529240000000001" table:style-name="ce1">
            <text:p>20.52924</text:p>
          </table:table-cell>
          <table:table-cell office:value-type="float" office:value="44.777152000000001" table:style-name="ce1">
            <text:p>44.77715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6794" table:style-name="ce1">
            <text:p>1246794</text:p>
          </table:table-cell>
          <table:table-cell office:value-type="string" table:style-name="ce1">
            <text:p>27.02.2019,10:00</text:p>
          </table:table-cell>
          <table:table-cell office:value-type="float" office:value="20.389281" table:style-name="ce1">
            <text:p>20.389281</text:p>
          </table:table-cell>
          <table:table-cell office:value-type="float" office:value="44.803564000000001" table:style-name="ce1">
            <text:p>44.80356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6796" table:style-name="ce1">
            <text:p>1246796</text:p>
          </table:table-cell>
          <table:table-cell office:value-type="string" table:style-name="ce1">
            <text:p>27.02.2019,07:40</text:p>
          </table:table-cell>
          <table:table-cell office:value-type="float" office:value="20.389281" table:style-name="ce1">
            <text:p>20.389281</text:p>
          </table:table-cell>
          <table:table-cell office:value-type="float" office:value="44.803564000000001" table:style-name="ce1">
            <text:p>44.80356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5834" table:style-name="ce1">
            <text:p>1245834</text:p>
          </table:table-cell>
          <table:table-cell office:value-type="string" table:style-name="ce1">
            <text:p>27.02.2019,18:30</text:p>
          </table:table-cell>
          <table:table-cell office:value-type="float" office:value="20.412597999999999" table:style-name="ce1">
            <text:p>20.412598</text:p>
          </table:table-cell>
          <table:table-cell office:value-type="float" office:value="44.862251999999998" table:style-name="ce1">
            <text:p>44.86225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5859" table:style-name="ce1">
            <text:p>1245859</text:p>
          </table:table-cell>
          <table:table-cell office:value-type="string" table:style-name="ce1">
            <text:p>27.02.2019,21:20</text:p>
          </table:table-cell>
          <table:table-cell office:value-type="float" office:value="20.480746" table:style-name="ce1">
            <text:p>20.480746</text:p>
          </table:table-cell>
          <table:table-cell office:value-type="float" office:value="44.777043999999997" table:style-name="ce1">
            <text:p>44.77704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6217" table:style-name="ce1">
            <text:p>1246217</text:p>
          </table:table-cell>
          <table:table-cell office:value-type="string" table:style-name="ce1">
            <text:p>27.02.2019,10:15</text:p>
          </table:table-cell>
          <table:table-cell office:value-type="float" office:value="20.414621" table:style-name="ce1">
            <text:p>20.414621</text:p>
          </table:table-cell>
          <table:table-cell office:value-type="float" office:value="44.779291000000001" table:style-name="ce1">
            <text:p>44.77929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6216" table:style-name="ce1">
            <text:p>1246216</text:p>
          </table:table-cell>
          <table:table-cell office:value-type="string" table:style-name="ce1">
            <text:p>27.02.2019,09:15</text:p>
          </table:table-cell>
          <table:table-cell office:value-type="float" office:value="20.527574999999999" table:style-name="ce1">
            <text:p>20.527575</text:p>
          </table:table-cell>
          <table:table-cell office:value-type="float" office:value="44.790154999999999" table:style-name="ce1">
            <text:p>44.79015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6155" table:style-name="ce1">
            <text:p>1246155</text:p>
          </table:table-cell>
          <table:table-cell office:value-type="string" table:style-name="ce1">
            <text:p>27.02.2019,08:30</text:p>
          </table:table-cell>
          <table:table-cell office:value-type="float" office:value="20.371490999999999" table:style-name="ce1">
            <text:p>20.371491</text:p>
          </table:table-cell>
          <table:table-cell office:value-type="float" office:value="44.847205000000002" table:style-name="ce1">
            <text:p>44.84720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837" table:style-name="ce1">
            <text:p>1245837</text:p>
          </table:table-cell>
          <table:table-cell office:value-type="string" table:style-name="ce1">
            <text:p>27.02.2019,21:00</text:p>
          </table:table-cell>
          <table:table-cell office:value-type="float" office:value="20.407256" table:style-name="ce1">
            <text:p>20.407256</text:p>
          </table:table-cell>
          <table:table-cell office:value-type="float" office:value="44.648159999999997" table:style-name="ce1">
            <text:p>44.6481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6336" table:style-name="ce1">
            <text:p>1246336</text:p>
          </table:table-cell>
          <table:table-cell office:value-type="string" table:style-name="ce1">
            <text:p>27.02.2019,08:50</text:p>
          </table:table-cell>
          <table:table-cell office:value-type="float" office:value="20.462727000000001" table:style-name="ce1">
            <text:p>20.462727</text:p>
          </table:table-cell>
          <table:table-cell office:value-type="float" office:value="44.814481999999998" table:style-name="ce1">
            <text:p>44.81448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6292" table:style-name="ce1">
            <text:p>1246292</text:p>
          </table:table-cell>
          <table:table-cell office:value-type="string" table:style-name="ce1">
            <text:p>27.02.2019,08:50</text:p>
          </table:table-cell>
          <table:table-cell office:value-type="float" office:value="20.462392000000001" table:style-name="ce1">
            <text:p>20.462392</text:p>
          </table:table-cell>
          <table:table-cell office:value-type="float" office:value="44.816108" table:style-name="ce1">
            <text:p>44.81610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6151" table:style-name="ce1">
            <text:p>1246151</text:p>
          </table:table-cell>
          <table:table-cell office:value-type="string" table:style-name="ce1">
            <text:p>27.02.2019,12:30</text:p>
          </table:table-cell>
          <table:table-cell office:value-type="float" office:value="20.399660000000001" table:style-name="ce1">
            <text:p>20.39966</text:p>
          </table:table-cell>
          <table:table-cell office:value-type="float" office:value="44.80433" table:style-name="ce1">
            <text:p>44.8043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6152" table:style-name="ce1">
            <text:p>1246152</text:p>
          </table:table-cell>
          <table:table-cell office:value-type="string" table:style-name="ce1">
            <text:p>27.02.2019,13:45</text:p>
          </table:table-cell>
          <table:table-cell office:value-type="float" office:value="20.44145" table:style-name="ce1">
            <text:p>20.44145</text:p>
          </table:table-cell>
          <table:table-cell office:value-type="float" office:value="44.813510000000001" table:style-name="ce1">
            <text:p>44.8135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6136" table:style-name="ce1">
            <text:p>1246136</text:p>
          </table:table-cell>
          <table:table-cell office:value-type="string" table:style-name="ce1">
            <text:p>27.02.2019,07:10</text:p>
          </table:table-cell>
          <table:table-cell office:value-type="float" office:value="20.48507" table:style-name="ce1">
            <text:p>20.48507</text:p>
          </table:table-cell>
          <table:table-cell office:value-type="float" office:value="44.85098" table:style-name="ce1">
            <text:p>44.8509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940" table:style-name="ce1">
            <text:p>1245940</text:p>
          </table:table-cell>
          <table:table-cell office:value-type="string" table:style-name="ce1">
            <text:p>27.02.2019,14:05</text:p>
          </table:table-cell>
          <table:table-cell office:value-type="float" office:value="20.472349000000001" table:style-name="ce1">
            <text:p>20.472349</text:p>
          </table:table-cell>
          <table:table-cell office:value-type="float" office:value="44.776755000000001" table:style-name="ce1">
            <text:p>44.77675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854" table:style-name="ce1">
            <text:p>1245854</text:p>
          </table:table-cell>
          <table:table-cell office:value-type="string" table:style-name="ce1">
            <text:p>27.02.2019,18:05</text:p>
          </table:table-cell>
          <table:table-cell office:value-type="float" office:value="20.478590000000001" table:style-name="ce1">
            <text:p>20.47859</text:p>
          </table:table-cell>
          <table:table-cell office:value-type="float" office:value="44.80039" table:style-name="ce1">
            <text:p>44.8003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6047" table:style-name="ce1">
            <text:p>1246047</text:p>
          </table:table-cell>
          <table:table-cell office:value-type="string" table:style-name="ce1">
            <text:p>27.02.2019,16:50</text:p>
          </table:table-cell>
          <table:table-cell office:value-type="float" office:value="20.415474" table:style-name="ce1">
            <text:p>20.415474</text:p>
          </table:table-cell>
          <table:table-cell office:value-type="float" office:value="44.810265999999999" table:style-name="ce1">
            <text:p>44.81026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5927" table:style-name="ce1">
            <text:p>1245927</text:p>
          </table:table-cell>
          <table:table-cell office:value-type="string" table:style-name="ce1">
            <text:p>27.02.2019,16:50</text:p>
          </table:table-cell>
          <table:table-cell office:value-type="float" office:value="20.5242684" table:style-name="ce1">
            <text:p>20.5242684</text:p>
          </table:table-cell>
          <table:table-cell office:value-type="float" office:value="44.766840999999999" table:style-name="ce1">
            <text:p>44.76684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6201" table:style-name="ce1">
            <text:p>1246201</text:p>
          </table:table-cell>
          <table:table-cell office:value-type="string" table:style-name="ce1">
            <text:p>27.02.2019,16:30</text:p>
          </table:table-cell>
          <table:table-cell office:value-type="float" office:value="20.420169000000001" table:style-name="ce1">
            <text:p>20.420169</text:p>
          </table:table-cell>
          <table:table-cell office:value-type="float" office:value="44.788761999999998" table:style-name="ce1">
            <text:p>44.78876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5897" table:style-name="ce1">
            <text:p>1245897</text:p>
          </table:table-cell>
          <table:table-cell office:value-type="string" table:style-name="ce1">
            <text:p>27.02.2019,10:40</text:p>
          </table:table-cell>
          <table:table-cell office:value-type="float" office:value="20.260840000000002" table:style-name="ce1">
            <text:p>20.26084</text:p>
          </table:table-cell>
          <table:table-cell office:value-type="float" office:value="44.753390000000003" table:style-name="ce1">
            <text:p>44.7533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6619" table:style-name="ce1">
            <text:p>1246619</text:p>
          </table:table-cell>
          <table:table-cell office:value-type="string" table:style-name="ce1">
            <text:p>27.02.2019,10:20</text:p>
          </table:table-cell>
          <table:table-cell office:value-type="float" office:value="20.691248000000002" table:style-name="ce1">
            <text:p>20.691248</text:p>
          </table:table-cell>
          <table:table-cell office:value-type="float" office:value="44.445393000000003" table:style-name="ce1">
            <text:p>44.44539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desno ispred vozila koje nailazi sleva</text:p>
          </table:table-cell>
          <table:table-cell table:number-columns-repeated="16377"/>
        </table:table-row>
        <table:table-row table:style-name="ro1">
          <table:table-cell office:value-type="float" office:value="1246328" table:style-name="ce1">
            <text:p>1246328</text:p>
          </table:table-cell>
          <table:table-cell office:value-type="string" table:style-name="ce1">
            <text:p>27.02.2019,15:00</text:p>
          </table:table-cell>
          <table:table-cell office:value-type="float" office:value="20.475874000000001" table:style-name="ce1">
            <text:p>20.475874</text:p>
          </table:table-cell>
          <table:table-cell office:value-type="float" office:value="44.805159000000003" table:style-name="ce1">
            <text:p>44.80515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desno ispred vozila koje nailazi sleva</text:p>
          </table:table-cell>
          <table:table-cell table:number-columns-repeated="16377"/>
        </table:table-row>
        <table:table-row table:style-name="ro1">
          <table:table-cell office:value-type="float" office:value="1247073" table:style-name="ce1">
            <text:p>1247073</text:p>
          </table:table-cell>
          <table:table-cell office:value-type="string" table:style-name="ce1">
            <text:p>27.02.2019,09:10</text:p>
          </table:table-cell>
          <table:table-cell office:value-type="float" office:value="20.377520000000001" table:style-name="ce1">
            <text:p>20.37752</text:p>
          </table:table-cell>
          <table:table-cell office:value-type="float" office:value="44.734444000000003" table:style-name="ce1">
            <text:p>44.734444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5953" table:style-name="ce1">
            <text:p>1245953</text:p>
          </table:table-cell>
          <table:table-cell office:value-type="string" table:style-name="ce1">
            <text:p>27.02.2019,12:00</text:p>
          </table:table-cell>
          <table:table-cell office:value-type="float" office:value="20.412921000000001" table:style-name="ce1">
            <text:p>20.412921</text:p>
          </table:table-cell>
          <table:table-cell office:value-type="float" office:value="44.824340999999997" table:style-name="ce1">
            <text:p>44.82434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5950" table:style-name="ce1">
            <text:p>1245950</text:p>
          </table:table-cell>
          <table:table-cell office:value-type="string" table:style-name="ce1">
            <text:p>27.02.2019,07:40</text:p>
          </table:table-cell>
          <table:table-cell office:value-type="float" office:value="20.483035999999998" table:style-name="ce1">
            <text:p>20.483036</text:p>
          </table:table-cell>
          <table:table-cell office:value-type="float" office:value="44.787050000000001" table:style-name="ce1">
            <text:p>44.78705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6308" table:style-name="ce1">
            <text:p>1246308</text:p>
          </table:table-cell>
          <table:table-cell office:value-type="string" table:style-name="ce1">
            <text:p>27.02.2019,08:45</text:p>
          </table:table-cell>
          <table:table-cell office:value-type="float" office:value="20.251950000000001" table:style-name="ce1">
            <text:p>20.25195</text:p>
          </table:table-cell>
          <table:table-cell office:value-type="float" office:value="44.781509999999997" table:style-name="ce1">
            <text:p>44.7815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i vrše skretanje na naspramne puteve</text:p>
          </table:table-cell>
          <table:table-cell table:number-columns-repeated="16377"/>
        </table:table-row>
        <table:table-row table:style-name="ro1">
          <table:table-cell office:value-type="float" office:value="1245948" table:style-name="ce1">
            <text:p>1245948</text:p>
          </table:table-cell>
          <table:table-cell office:value-type="string" table:style-name="ce1">
            <text:p>27.02.2019,11:00</text:p>
          </table:table-cell>
          <table:table-cell office:value-type="float" office:value="20.476002000000001" table:style-name="ce1">
            <text:p>20.476002</text:p>
          </table:table-cell>
          <table:table-cell office:value-type="float" office:value="44.811878999999998" table:style-name="ce1">
            <text:p>44.81187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6318" table:style-name="ce1">
            <text:p>1246318</text:p>
          </table:table-cell>
          <table:table-cell office:value-type="string" table:style-name="ce1">
            <text:p>28.02.2019,15:26</text:p>
          </table:table-cell>
          <table:table-cell office:value-type="float" office:value="20.457442" table:style-name="ce1">
            <text:p>20.457442</text:p>
          </table:table-cell>
          <table:table-cell office:value-type="float" office:value="44.815828000000003" table:style-name="ce1">
            <text:p>44.81582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6160" table:style-name="ce1">
            <text:p>1246160</text:p>
          </table:table-cell>
          <table:table-cell office:value-type="string" table:style-name="ce1">
            <text:p>28.02.2019,17:55</text:p>
          </table:table-cell>
          <table:table-cell office:value-type="float" office:value="20.423069999999999" table:style-name="ce1">
            <text:p>20.42307</text:p>
          </table:table-cell>
          <table:table-cell office:value-type="float" office:value="44.790329999999997" table:style-name="ce1">
            <text:p>44.7903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6321" table:style-name="ce1">
            <text:p>1246321</text:p>
          </table:table-cell>
          <table:table-cell office:value-type="string" table:style-name="ce1">
            <text:p>28.02.2019,16:20</text:p>
          </table:table-cell>
          <table:table-cell office:value-type="float" office:value="20.492176000000001" table:style-name="ce1">
            <text:p>20.492176</text:p>
          </table:table-cell>
          <table:table-cell office:value-type="float" office:value="44.798298000000003" table:style-name="ce1">
            <text:p>44.79829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6041" table:style-name="ce1">
            <text:p>1246041</text:p>
          </table:table-cell>
          <table:table-cell office:value-type="string" table:style-name="ce1">
            <text:p>28.02.2019,12:20</text:p>
          </table:table-cell>
          <table:table-cell office:value-type="float" office:value="20.29006" table:style-name="ce1">
            <text:p>20.29006</text:p>
          </table:table-cell>
          <table:table-cell office:value-type="float" office:value="44.895850000000003" table:style-name="ce1">
            <text:p>44.8958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6039" table:style-name="ce1">
            <text:p>1246039</text:p>
          </table:table-cell>
          <table:table-cell office:value-type="string" table:style-name="ce1">
            <text:p>28.02.2019,12:45</text:p>
          </table:table-cell>
          <table:table-cell office:value-type="float" office:value="20.199100000000001" table:style-name="ce1">
            <text:p>20.1991</text:p>
          </table:table-cell>
          <table:table-cell office:value-type="float" office:value="44.653410000000001" table:style-name="ce1">
            <text:p>44.6534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leve strane kolovoza</text:p>
          </table:table-cell>
          <table:table-cell table:number-columns-repeated="16377"/>
        </table:table-row>
        <table:table-row table:style-name="ro1">
          <table:table-cell office:value-type="float" office:value="1245902" table:style-name="ce1">
            <text:p>1245902</text:p>
          </table:table-cell>
          <table:table-cell office:value-type="string" table:style-name="ce1">
            <text:p>28.02.2019,10:05</text:p>
          </table:table-cell>
          <table:table-cell office:value-type="float" office:value="20.48338" table:style-name="ce1">
            <text:p>20.48338</text:p>
          </table:table-cell>
          <table:table-cell office:value-type="float" office:value="44.792112000000003" table:style-name="ce1">
            <text:p>44.79211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6042" table:style-name="ce1">
            <text:p>1246042</text:p>
          </table:table-cell>
          <table:table-cell office:value-type="string" table:style-name="ce1">
            <text:p>28.02.2019,14:50</text:p>
          </table:table-cell>
          <table:table-cell office:value-type="float" office:value="20.47157" table:style-name="ce1">
            <text:p>20.47157</text:p>
          </table:table-cell>
          <table:table-cell office:value-type="float" office:value="44.786279999999998" table:style-name="ce1">
            <text:p>44.7862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6045" table:style-name="ce1">
            <text:p>1246045</text:p>
          </table:table-cell>
          <table:table-cell office:value-type="string" table:style-name="ce1">
            <text:p>28.02.2019,09:33</text:p>
          </table:table-cell>
          <table:table-cell office:value-type="float" office:value="20.308489999999999" table:style-name="ce1">
            <text:p>20.30849</text:p>
          </table:table-cell>
          <table:table-cell office:value-type="float" office:value="44.69079" table:style-name="ce1">
            <text:p>44.6907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5951" table:style-name="ce1">
            <text:p>1245951</text:p>
          </table:table-cell>
          <table:table-cell office:value-type="string" table:style-name="ce1">
            <text:p>28.02.2019,23:25</text:p>
          </table:table-cell>
          <table:table-cell office:value-type="float" office:value="20.37218" table:style-name="ce1">
            <text:p>20.37218</text:p>
          </table:table-cell>
          <table:table-cell office:value-type="float" office:value="44.804900000000004" table:style-name="ce1">
            <text:p>44.804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style-name="ro1">
          <table:table-cell office:value-type="float" office:value="1246453" table:style-name="ce1">
            <text:p>1246453</text:p>
          </table:table-cell>
          <table:table-cell office:value-type="string" table:style-name="ce1">
            <text:p>28.02.2019,12:50</text:p>
          </table:table-cell>
          <table:table-cell office:value-type="float" office:value="20.418690999999999" table:style-name="ce1">
            <text:p>20.418691</text:p>
          </table:table-cell>
          <table:table-cell office:value-type="float" office:value="44.736215999999999" table:style-name="ce1">
            <text:p>44.73621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i sudari sa najmanje dva vozila koja se kreću u istom smeru – ostalo</text:p>
          </table:table-cell>
          <table:table-cell table:number-columns-repeated="16377"/>
        </table:table-row>
        <table:table-row table:style-name="ro1">
          <table:table-cell office:value-type="float" office:value="1246050" table:style-name="ce1">
            <text:p>1246050</text:p>
          </table:table-cell>
          <table:table-cell office:value-type="string" table:style-name="ce1">
            <text:p>28.02.2019,15:00</text:p>
          </table:table-cell>
          <table:table-cell office:value-type="float" office:value="20.256119999999999" table:style-name="ce1">
            <text:p>20.25612</text:p>
          </table:table-cell>
          <table:table-cell office:value-type="float" office:value="44.381900000000002" table:style-name="ce1">
            <text:p>44.381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6477" table:style-name="ce1">
            <text:p>1246477</text:p>
          </table:table-cell>
          <table:table-cell office:value-type="string" table:style-name="ce1">
            <text:p>28.02.2019,10:15</text:p>
          </table:table-cell>
          <table:table-cell office:value-type="float" office:value="20.46039" table:style-name="ce1">
            <text:p>20.46039</text:p>
          </table:table-cell>
          <table:table-cell office:value-type="float" office:value="44.887430000000002" table:style-name="ce1">
            <text:p>44.8874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Ostali sudari sa parkiranim vozilom</text:p>
          </table:table-cell>
          <table:table-cell table:number-columns-repeated="16377"/>
        </table:table-row>
        <table:table-row table:style-name="ro1">
          <table:table-cell office:value-type="float" office:value="1245915" table:style-name="ce1">
            <text:p>1245915</text:p>
          </table:table-cell>
          <table:table-cell office:value-type="string" table:style-name="ce1">
            <text:p>28.02.2019,16:30</text:p>
          </table:table-cell>
          <table:table-cell office:value-type="float" office:value="20.464047000000001" table:style-name="ce1">
            <text:p>20.464047</text:p>
          </table:table-cell>
          <table:table-cell office:value-type="float" office:value="44.798346000000002" table:style-name="ce1">
            <text:p>44.79834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istim putem u istom smeru uz skretanje</text:p>
          </table:table-cell>
          <table:table-cell table:number-columns-repeated="16377"/>
        </table:table-row>
        <table:table-row table:style-name="ro1">
          <table:table-cell office:value-type="float" office:value="1246028" table:style-name="ce1">
            <text:p>1246028</text:p>
          </table:table-cell>
          <table:table-cell office:value-type="string" table:style-name="ce1">
            <text:p>28.02.2019,07:20</text:p>
          </table:table-cell>
          <table:table-cell office:value-type="float" office:value="20.481829999999999" table:style-name="ce1">
            <text:p>20.48183</text:p>
          </table:table-cell>
          <table:table-cell office:value-type="float" office:value="44.783099999999997" table:style-name="ce1">
            <text:p>44.783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Ostale nezgode sa najmanje dva vozila koja se kreću različitim putevima uz skretanje</text:p>
          </table:table-cell>
          <table:table-cell table:number-columns-repeated="16377"/>
        </table:table-row>
        <table:table-row table:style-name="ro1">
          <table:table-cell office:value-type="float" office:value="1246490" table:style-name="ce1">
            <text:p>1246490</text:p>
          </table:table-cell>
          <table:table-cell office:value-type="string" table:style-name="ce1">
            <text:p>28.02.2019,16:20</text:p>
          </table:table-cell>
          <table:table-cell office:value-type="float" office:value="20.483504" table:style-name="ce1">
            <text:p>20.483504</text:p>
          </table:table-cell>
          <table:table-cell office:value-type="float" office:value="44.785145999999997" table:style-name="ce1">
            <text:p>44.78514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Ostale nezgode sa najmanje dva vozila – suprotni smerovi bez skretanja</text:p>
          </table:table-cell>
          <table:table-cell table:number-columns-repeated="16377"/>
        </table:table-row>
        <table:table-row table:style-name="ro1">
          <table:table-cell office:value-type="float" office:value="1246031" table:style-name="ce1">
            <text:p>1246031</text:p>
          </table:table-cell>
          <table:table-cell office:value-type="string" table:style-name="ce1">
            <text:p>28.02.2019,11:00</text:p>
          </table:table-cell>
          <table:table-cell office:value-type="float" office:value="20.489281999999999" table:style-name="ce1">
            <text:p>20.489282</text:p>
          </table:table-cell>
          <table:table-cell office:value-type="float" office:value="44.790703999999998" table:style-name="ce1">
            <text:p>44.79070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6317" table:style-name="ce1">
            <text:p>1246317</text:p>
          </table:table-cell>
          <table:table-cell office:value-type="string" table:style-name="ce1">
            <text:p>28.02.2019,11:30</text:p>
          </table:table-cell>
          <table:table-cell office:value-type="float" office:value="20.461300000000001" table:style-name="ce1">
            <text:p>20.4613</text:p>
          </table:table-cell>
          <table:table-cell office:value-type="float" office:value="44.822681000000003" table:style-name="ce1">
            <text:p>44.82268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6062" table:style-name="ce1">
            <text:p>1246062</text:p>
          </table:table-cell>
          <table:table-cell office:value-type="string" table:style-name="ce1">
            <text:p>28.02.2019,03:45</text:p>
          </table:table-cell>
          <table:table-cell office:value-type="float" office:value="20.454153999999999" table:style-name="ce1">
            <text:p>20.454154</text:p>
          </table:table-cell>
          <table:table-cell office:value-type="float" office:value="44.873835" table:style-name="ce1">
            <text:p>44.87383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e sa učešćem jednog vozila i preprekama na ili iznad kolovoza</text:p>
          </table:table-cell>
          <table:table-cell table:number-columns-repeated="16377"/>
        </table:table-row>
        <table:table-row table:style-name="ro1">
          <table:table-cell office:value-type="float" office:value="1246052" table:style-name="ce1">
            <text:p>1246052</text:p>
          </table:table-cell>
          <table:table-cell office:value-type="string" table:style-name="ce1">
            <text:p>28.02.2019,02:00</text:p>
          </table:table-cell>
          <table:table-cell office:value-type="float" office:value="20.352060999999999" table:style-name="ce1">
            <text:p>20.352061</text:p>
          </table:table-cell>
          <table:table-cell office:value-type="float" office:value="44.799990999999999" table:style-name="ce1">
            <text:p>44.79999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– silazak sa kolovoza u krivini</text:p>
          </table:table-cell>
          <table:table-cell table:number-columns-repeated="16377"/>
        </table:table-row>
        <table:table-row table:style-name="ro1">
          <table:table-cell office:value-type="float" office:value="1246470" table:style-name="ce1">
            <text:p>1246470</text:p>
          </table:table-cell>
          <table:table-cell office:value-type="string" table:style-name="ce1">
            <text:p>28.02.2019,07:30</text:p>
          </table:table-cell>
          <table:table-cell office:value-type="float" office:value="20.559873" table:style-name="ce1">
            <text:p>20.559873</text:p>
          </table:table-cell>
          <table:table-cell office:value-type="float" office:value="44.858441999999997" table:style-name="ce1">
            <text:p>44.85844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6480" table:style-name="ce1">
            <text:p>1246480</text:p>
          </table:table-cell>
          <table:table-cell office:value-type="string" table:style-name="ce1">
            <text:p>28.02.2019,08:00</text:p>
          </table:table-cell>
          <table:table-cell office:value-type="float" office:value="20.447693000000001" table:style-name="ce1">
            <text:p>20.447693</text:p>
          </table:table-cell>
          <table:table-cell office:value-type="float" office:value="44.744123000000002" table:style-name="ce1">
            <text:p>44.74412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JEDNIM VOZILOM</text:p>
          </table:table-cell>
          <table:table-cell office:value-type="string" table:style-name="ce1">
            <text:p>Nezgoda sa jednim vozilom na kolovozu</text:p>
          </table:table-cell>
          <table:table-cell table:number-columns-repeated="16377"/>
        </table:table-row>
        <table:table-row table:style-name="ro1">
          <table:table-cell office:value-type="float" office:value="1245954" table:style-name="ce1">
            <text:p>1245954</text:p>
          </table:table-cell>
          <table:table-cell office:value-type="string" table:style-name="ce1">
            <text:p>28.02.2019,21:50</text:p>
          </table:table-cell>
          <table:table-cell office:value-type="float" office:value="20.361913999999999" table:style-name="ce1">
            <text:p>20.361914</text:p>
          </table:table-cell>
          <table:table-cell office:value-type="float" office:value="44.829056000000001" table:style-name="ce1">
            <text:p>44.82905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6324" table:style-name="ce1">
            <text:p>1246324</text:p>
          </table:table-cell>
          <table:table-cell office:value-type="string" table:style-name="ce1">
            <text:p>28.02.2019,15:00</text:p>
          </table:table-cell>
          <table:table-cell office:value-type="float" office:value="20.414265" table:style-name="ce1">
            <text:p>20.414265</text:p>
          </table:table-cell>
          <table:table-cell office:value-type="float" office:value="44.777425000000001" table:style-name="ce1">
            <text:p>44.777425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– suprotni smerovi bez skretanja – kretanje unazad</text:p>
          </table:table-cell>
          <table:table-cell table:number-columns-repeated="16377"/>
        </table:table-row>
        <table:table-row table:style-name="ro1">
          <table:table-cell office:value-type="float" office:value="1246040" table:style-name="ce1">
            <text:p>1246040</text:p>
          </table:table-cell>
          <table:table-cell office:value-type="string" table:style-name="ce1">
            <text:p>28.02.2019,08:45</text:p>
          </table:table-cell>
          <table:table-cell office:value-type="float" office:value="20.506309999999999" table:style-name="ce1">
            <text:p>20.50631</text:p>
          </table:table-cell>
          <table:table-cell office:value-type="float" office:value="44.815080000000002" table:style-name="ce1">
            <text:p>44.81508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6000" table:style-name="ce1">
            <text:p>1246000</text:p>
          </table:table-cell>
          <table:table-cell office:value-type="string" table:style-name="ce1">
            <text:p>28.02.2019,05:45</text:p>
          </table:table-cell>
          <table:table-cell office:value-type="float" office:value="20.407201000000001" table:style-name="ce1">
            <text:p>20.407201</text:p>
          </table:table-cell>
          <table:table-cell office:value-type="float" office:value="44.768307" table:style-name="ce1">
            <text:p>44.76830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uključivanje u saobraćaj</text:p>
          </table:table-cell>
          <table:table-cell table:number-columns-repeated="16377"/>
        </table:table-row>
        <table:table-row table:style-name="ro1">
          <table:table-cell office:value-type="float" office:value="1245879" table:style-name="ce1">
            <text:p>1245879</text:p>
          </table:table-cell>
          <table:table-cell office:value-type="string" table:style-name="ce1">
            <text:p>28.02.2019,08:55</text:p>
          </table:table-cell>
          <table:table-cell office:value-type="float" office:value="20.459053999999998" table:style-name="ce1">
            <text:p>20.459054</text:p>
          </table:table-cell>
          <table:table-cell office:value-type="float" office:value="44.814154000000002" table:style-name="ce1">
            <text:p>44.81415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931" table:style-name="ce1">
            <text:p>1245931</text:p>
          </table:table-cell>
          <table:table-cell office:value-type="string" table:style-name="ce1">
            <text:p>28.02.2019,17:00</text:p>
          </table:table-cell>
          <table:table-cell office:value-type="float" office:value="20.478216" table:style-name="ce1">
            <text:p>20.478216</text:p>
          </table:table-cell>
          <table:table-cell office:value-type="float" office:value="44.764657999999997" table:style-name="ce1">
            <text:p>44.764658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6482" table:style-name="ce1">
            <text:p>1246482</text:p>
          </table:table-cell>
          <table:table-cell office:value-type="string" table:style-name="ce1">
            <text:p>28.02.2019,13:30</text:p>
          </table:table-cell>
          <table:table-cell office:value-type="float" office:value="20.191299999999998" table:style-name="ce1">
            <text:p>20.1913</text:p>
          </table:table-cell>
          <table:table-cell office:value-type="float" office:value="44.649790000000003" table:style-name="ce1">
            <text:p>44.64979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923" table:style-name="ce1">
            <text:p>1245923</text:p>
          </table:table-cell>
          <table:table-cell office:value-type="string" table:style-name="ce1">
            <text:p>28.02.2019,15:45</text:p>
          </table:table-cell>
          <table:table-cell office:value-type="float" office:value="20.411049999999999" table:style-name="ce1">
            <text:p>20.41105</text:p>
          </table:table-cell>
          <table:table-cell office:value-type="float" office:value="44.806730000000002" table:style-name="ce1">
            <text:p>44.8067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6006" table:style-name="ce1">
            <text:p>1246006</text:p>
          </table:table-cell>
          <table:table-cell office:value-type="string" table:style-name="ce1">
            <text:p>28.02.2019,07:45</text:p>
          </table:table-cell>
          <table:table-cell office:value-type="float" office:value="20.451352" table:style-name="ce1">
            <text:p>20.451352</text:p>
          </table:table-cell>
          <table:table-cell office:value-type="float" office:value="44.814962000000001" table:style-name="ce1">
            <text:p>44.81496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6010" table:style-name="ce1">
            <text:p>1246010</text:p>
          </table:table-cell>
          <table:table-cell office:value-type="string" table:style-name="ce1">
            <text:p>28.02.2019,10:10</text:p>
          </table:table-cell>
          <table:table-cell office:value-type="float" office:value="20.452838" table:style-name="ce1">
            <text:p>20.452838</text:p>
          </table:table-cell>
          <table:table-cell office:value-type="float" office:value="44.796773000000002" table:style-name="ce1">
            <text:p>44.796773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925" table:style-name="ce1">
            <text:p>1245925</text:p>
          </table:table-cell>
          <table:table-cell office:value-type="string" table:style-name="ce1">
            <text:p>28.02.2019,20:15</text:p>
          </table:table-cell>
          <table:table-cell office:value-type="float" office:value="20.350747999999999" table:style-name="ce1">
            <text:p>20.350748</text:p>
          </table:table-cell>
          <table:table-cell office:value-type="float" office:value="44.805843000000003" table:style-name="ce1">
            <text:p>44.80584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6238" table:style-name="ce1">
            <text:p>1246238</text:p>
          </table:table-cell>
          <table:table-cell office:value-type="string" table:style-name="ce1">
            <text:p>28.02.2019,10:25</text:p>
          </table:table-cell>
          <table:table-cell office:value-type="float" office:value="20.468140999999999" table:style-name="ce1">
            <text:p>20.468141</text:p>
          </table:table-cell>
          <table:table-cell office:value-type="float" office:value="44.791519999999998" table:style-name="ce1">
            <text:p>44.7915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914" table:style-name="ce1">
            <text:p>1245914</text:p>
          </table:table-cell>
          <table:table-cell office:value-type="string" table:style-name="ce1">
            <text:p>28.02.2019,16:30</text:p>
          </table:table-cell>
          <table:table-cell office:value-type="float" office:value="20.390243000000002" table:style-name="ce1">
            <text:p>20.390243</text:p>
          </table:table-cell>
          <table:table-cell office:value-type="float" office:value="44.812469999999998" table:style-name="ce1">
            <text:p>44.8124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6484" table:style-name="ce1">
            <text:p>1246484</text:p>
          </table:table-cell>
          <table:table-cell office:value-type="string" table:style-name="ce1">
            <text:p>28.02.2019,17:00</text:p>
          </table:table-cell>
          <table:table-cell office:value-type="float" office:value="20.452493" table:style-name="ce1">
            <text:p>20.452493</text:p>
          </table:table-cell>
          <table:table-cell office:value-type="float" office:value="44.799156000000004" table:style-name="ce1">
            <text:p>44.79915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7027" table:style-name="ce1">
            <text:p>1247027</text:p>
          </table:table-cell>
          <table:table-cell office:value-type="string" table:style-name="ce1">
            <text:p>28.02.2019,15:30</text:p>
          </table:table-cell>
          <table:table-cell office:value-type="float" office:value="20.437360000000002" table:style-name="ce1">
            <text:p>20.43736</text:p>
          </table:table-cell>
          <table:table-cell office:value-type="float" office:value="44.804507000000001" table:style-name="ce1">
            <text:p>44.80450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stizanje</text:p>
          </table:table-cell>
          <table:table-cell table:number-columns-repeated="16377"/>
        </table:table-row>
        <table:table-row table:style-name="ro1">
          <table:table-cell office:value-type="float" office:value="1245895" table:style-name="ce1">
            <text:p>1245895</text:p>
          </table:table-cell>
          <table:table-cell office:value-type="string" table:style-name="ce1">
            <text:p>28.02.2019,14:00</text:p>
          </table:table-cell>
          <table:table-cell office:value-type="float" office:value="20.50047" table:style-name="ce1">
            <text:p>20.50047</text:p>
          </table:table-cell>
          <table:table-cell office:value-type="float" office:value="44.776761" table:style-name="ce1">
            <text:p>44.776761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BEZ SKRETANjA</text:p>
          </table:table-cell>
          <table:table-cell office:value-type="string" table:style-name="ce1">
            <text:p>Najmanje dva vozila koja se kreću u istom smeru – sudar pri uporednoj vožnji</text:p>
          </table:table-cell>
          <table:table-cell table:number-columns-repeated="16377"/>
        </table:table-row>
        <table:table-row table:style-name="ro1">
          <table:table-cell office:value-type="float" office:value="1246029" table:style-name="ce1">
            <text:p>1246029</text:p>
          </table:table-cell>
          <table:table-cell office:value-type="string" table:style-name="ce1">
            <text:p>28.02.2019,07:30</text:p>
          </table:table-cell>
          <table:table-cell office:value-type="float" office:value="20.487099000000001" table:style-name="ce1">
            <text:p>20.487099</text:p>
          </table:table-cell>
          <table:table-cell office:value-type="float" office:value="44.780459999999998" table:style-name="ce1">
            <text:p>44.7804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skretanje ulevo i uz nailazak vozila sleva</text:p>
          </table:table-cell>
          <table:table-cell table:number-columns-repeated="16377"/>
        </table:table-row>
        <table:table-row table:style-name="ro1">
          <table:table-cell office:value-type="float" office:value="1246033" table:style-name="ce1">
            <text:p>1246033</text:p>
          </table:table-cell>
          <table:table-cell office:value-type="string" table:style-name="ce1">
            <text:p>28.02.2019,13:25</text:p>
          </table:table-cell>
          <table:table-cell office:value-type="float" office:value="20.490600000000001" table:style-name="ce1">
            <text:p>20.4906</text:p>
          </table:table-cell>
          <table:table-cell office:value-type="float" office:value="44.799160000000001" table:style-name="ce1">
            <text:p>44.7991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5998" table:style-name="ce1">
            <text:p>1245998</text:p>
          </table:table-cell>
          <table:table-cell office:value-type="string" table:style-name="ce1">
            <text:p>28.02.2019,07:50</text:p>
          </table:table-cell>
          <table:table-cell office:value-type="float" office:value="20.309737999999999" table:style-name="ce1">
            <text:p>20.309738</text:p>
          </table:table-cell>
          <table:table-cell office:value-type="float" office:value="44.702511999999999" table:style-name="ce1">
            <text:p>44.702512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6163" table:style-name="ce1">
            <text:p>1246163</text:p>
          </table:table-cell>
          <table:table-cell office:value-type="string" table:style-name="ce1">
            <text:p>28.02.2019,21:15</text:p>
          </table:table-cell>
          <table:table-cell office:value-type="float" office:value="20.459647" table:style-name="ce1">
            <text:p>20.459647</text:p>
          </table:table-cell>
          <table:table-cell office:value-type="float" office:value="44.781286999999999" table:style-name="ce1">
            <text:p>44.781287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6472" table:style-name="ce1">
            <text:p>1246472</text:p>
          </table:table-cell>
          <table:table-cell office:value-type="string" table:style-name="ce1">
            <text:p>28.02.2019,11:30</text:p>
          </table:table-cell>
          <table:table-cell office:value-type="float" office:value="20.402956" table:style-name="ce1">
            <text:p>20.402956</text:p>
          </table:table-cell>
          <table:table-cell office:value-type="float" office:value="44.812759" table:style-name="ce1">
            <text:p>44.81275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različitim putevima uz prolazak kroz raskrsnicu, ili od kojih jedno prelazi preko kolovoza, bez skretanja</text:p>
          </table:table-cell>
          <table:table-cell table:number-columns-repeated="16377"/>
        </table:table-row>
        <table:table-row table:style-name="ro1">
          <table:table-cell office:value-type="float" office:value="1246036" table:style-name="ce1">
            <text:p>1246036</text:p>
          </table:table-cell>
          <table:table-cell office:value-type="string" table:style-name="ce1">
            <text:p>28.02.2019,07:45</text:p>
          </table:table-cell>
          <table:table-cell office:value-type="float" office:value="20.495750000000001" table:style-name="ce1">
            <text:p>20.49575</text:p>
          </table:table-cell>
          <table:table-cell office:value-type="float" office:value="44.817839999999997" table:style-name="ce1">
            <text:p>44.8178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6157" table:style-name="ce1">
            <text:p>1246157</text:p>
          </table:table-cell>
          <table:table-cell office:value-type="string" table:style-name="ce1">
            <text:p>28.02.2019,19:00</text:p>
          </table:table-cell>
          <table:table-cell office:value-type="float" office:value="20.517174000000001" table:style-name="ce1">
            <text:p>20.517174</text:p>
          </table:table-cell>
          <table:table-cell office:value-type="float" office:value="44.783774000000001" table:style-name="ce1">
            <text:p>44.783774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5956" table:style-name="ce1">
            <text:p>1245956</text:p>
          </table:table-cell>
          <table:table-cell office:value-type="string" table:style-name="ce1">
            <text:p>28.02.2019,19:15</text:p>
          </table:table-cell>
          <table:table-cell office:value-type="float" office:value="20.40579" table:style-name="ce1">
            <text:p>20.40579</text:p>
          </table:table-cell>
          <table:table-cell office:value-type="float" office:value="44.804519999999997" table:style-name="ce1">
            <text:p>44.8045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6494" table:style-name="ce1">
            <text:p>1246494</text:p>
          </table:table-cell>
          <table:table-cell office:value-type="string" table:style-name="ce1">
            <text:p>28.02.2019,06:50</text:p>
          </table:table-cell>
          <table:table-cell office:value-type="float" office:value="20.503740000000001" table:style-name="ce1">
            <text:p>20.50374</text:p>
          </table:table-cell>
          <table:table-cell office:value-type="float" office:value="44.718359999999997" table:style-name="ce1">
            <text:p>44.71836</text:p>
          </table:table-cell>
          <table:table-cell office:value-type="string" table:style-name="ce1">
            <text:p>Sa povredjeni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suprotnim smerovima uz skretanje ulevo ispred drugog vozila</text:p>
          </table:table-cell>
          <table:table-cell table:number-columns-repeated="16377"/>
        </table:table-row>
        <table:table-row table:style-name="ro1">
          <table:table-cell office:value-type="float" office:value="1246220" table:style-name="ce1">
            <text:p>1246220</text:p>
          </table:table-cell>
          <table:table-cell office:value-type="string" table:style-name="ce1">
            <text:p>28.02.2019,14:20</text:p>
          </table:table-cell>
          <table:table-cell office:value-type="float" office:value="20.51642" table:style-name="ce1">
            <text:p>20.51642</text:p>
          </table:table-cell>
          <table:table-cell office:value-type="float" office:value="44.806199999999997" table:style-name="ce1">
            <text:p>44.8062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polukružno okretanje ispred drugog vozila</text:p>
          </table:table-cell>
          <table:table-cell table:number-columns-repeated="16377"/>
        </table:table-row>
        <table:table-row table:style-name="ro1">
          <table:table-cell office:value-type="float" office:value="1246476" table:style-name="ce1">
            <text:p>1246476</text:p>
          </table:table-cell>
          <table:table-cell office:value-type="string" table:style-name="ce1">
            <text:p>28.02.2019,13:20</text:p>
          </table:table-cell>
          <table:table-cell office:value-type="float" office:value="20.463048000000001" table:style-name="ce1">
            <text:p>20.463048</text:p>
          </table:table-cell>
          <table:table-cell office:value-type="float" office:value="44.766216" table:style-name="ce1">
            <text:p>44.766216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6234" table:style-name="ce1">
            <text:p>1246234</text:p>
          </table:table-cell>
          <table:table-cell office:value-type="string" table:style-name="ce1">
            <text:p>28.02.2019,13:20</text:p>
          </table:table-cell>
          <table:table-cell office:value-type="float" office:value="20.457518" table:style-name="ce1">
            <text:p>20.457518</text:p>
          </table:table-cell>
          <table:table-cell office:value-type="float" office:value="44.814019000000002" table:style-name="ce1">
            <text:p>44.814019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5939" table:style-name="ce1">
            <text:p>1245939</text:p>
          </table:table-cell>
          <table:table-cell office:value-type="string" table:style-name="ce1">
            <text:p>28.02.2019,19:05</text:p>
          </table:table-cell>
          <table:table-cell office:value-type="float" office:value="20.461994000000001" table:style-name="ce1">
            <text:p>20.461994</text:p>
          </table:table-cell>
          <table:table-cell office:value-type="float" office:value="44.815742999999998" table:style-name="ce1">
            <text:p>44.81574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6243" table:style-name="ce1">
            <text:p>1246243</text:p>
          </table:table-cell>
          <table:table-cell office:value-type="string" table:style-name="ce1">
            <text:p>28.02.2019,10:30</text:p>
          </table:table-cell>
          <table:table-cell office:value-type="float" office:value="20.466844999999999" table:style-name="ce1">
            <text:p>20.466845</text:p>
          </table:table-cell>
          <table:table-cell office:value-type="float" office:value="44.802512999999998" table:style-name="ce1">
            <text:p>44.80251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NAJMANjE DVA VOZILA – SKRETANjE ILI PRELAZAK</text:p>
          </table:table-cell>
          <table:table-cell office:value-type="string" table:style-name="ce1">
            <text:p>Najmanje dva vozila koja se kreću istim putem u istom smeru uz skretanje, skretanje udesno ispred drugog vozila</text:p>
          </table:table-cell>
          <table:table-cell table:number-columns-repeated="16377"/>
        </table:table-row>
        <table:table-row table:style-name="ro1">
          <table:table-cell office:value-type="float" office:value="1246032" table:style-name="ce1">
            <text:p>1246032</text:p>
          </table:table-cell>
          <table:table-cell office:value-type="string" table:style-name="ce1">
            <text:p>28.02.2019,11:30</text:p>
          </table:table-cell>
          <table:table-cell office:value-type="float" office:value="20.488403000000002" table:style-name="ce1">
            <text:p>20.488403</text:p>
          </table:table-cell>
          <table:table-cell office:value-type="float" office:value="44.810493000000001" table:style-name="ce1">
            <text:p>44.810493</text:p>
          </table:table-cell>
          <table:table-cell office:value-type="string" table:style-name="ce1">
            <text:p>Sa mat.stetom</text:p>
          </table:table-cell>
          <table:table-cell office:value-type="string" table:style-name="ce1">
            <text:p>SN SA PARKIRANIM VOZILIMA</text:p>
          </table:table-cell>
          <table:table-cell office:value-type="string" table:style-name="ce1">
            <text:p>Sudar sa parkiranim vozilom sa desne strane kolovoza</text:p>
          </table:table-cell>
          <table:table-cell table:number-columns-repeated="16377"/>
        </table:table-row>
        <table:table-row table:number-rows-repeated="10457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ilica Svrkota</meta:initial-creator>
    <dc:creator>Milica Svrkota</dc:creator>
    <meta:creation-date>2019-03-26T09:46:46Z</meta:creation-date>
    <dc:date>2019-03-26T09:46:47Z</dc:date>
  </office:meta>
</office:document-meta>
</file>